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UI" svg:font-family="'Noto Sans UI'"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simler2023" table:style-name="ta1">
        <table:table-column table:style-name="co1" table:number-columns-repeated="4" table:default-cell-style-name="ce2"/>
        <table:table-column table:style-name="co2" table:number-columns-repeated="1020" table:default-cell-style-name="Default"/>
        <table:table-row table:style-name="ro1">
          <table:table-cell table:style-name="ce1" office:value-type="string" calcext:value-type="string">
            <text:p>Osmanlıca</text:p>
          </table:table-cell>
          <table:table-cell table:style-name="ce1" office:value-type="string" calcext:value-type="string">
            <text:p>Türkçe</text:p>
          </table:table-cell>
          <table:table-cell table:style-name="ce1" office:value-type="string" calcext:value-type="string">
            <text:p>Ebced</text:p>
          </table:table-cell>
          <table:table-cell table:style-name="ce6" office:value-type="string" calcext:value-type="string">
            <text:p>Mağribi Ebced</text:p>
          </table:table-cell>
          <table:table-cell table:style-name="ce7" table:number-columns-repeated="1020"/>
        </table:table-row>
        <table:table-row table:style-name="ro1">
          <table:table-cell office:value-type="string" calcext:value-type="string">
            <text:p>عباس</text:p>
          </table:table-cell>
          <table:table-cell office:value-type="string" calcext:value-type="string">
            <text:p>Abbas</text:p>
          </table:table-cell>
          <table:table-cell table:formula="of:=ABJAD([.$A2];1;1)" office:value-type="float" office:value="133" calcext:value-type="float">
            <text:p>133</text:p>
          </table:table-cell>
          <table:table-cell table:formula="of:=IF([.$C2]=ABJAD([.$A2];7;1);&quot;aynısı&quot;;ABJAD([.$A2];7;1))" office:value-type="float" office:value="373" calcext:value-type="float">
            <text:p>373</text:p>
          </table:table-cell>
          <table:table-cell table:style-name="ce8" table:number-columns-repeated="1020"/>
        </table:table-row>
        <table:table-row table:style-name="ro1">
          <table:table-cell office:value-type="string" calcext:value-type="string">
            <text:p>عبدى</text:p>
          </table:table-cell>
          <table:table-cell office:value-type="string" calcext:value-type="string">
            <text:p>Abdi</text:p>
          </table:table-cell>
          <table:table-cell table:formula="of:=ABJAD([.$A3];1;1)" office:value-type="float" office:value="77" calcext:value-type="float">
            <text:p>77</text:p>
          </table:table-cell>
          <table:table-cell table:formula="of:=IF([.$C3]=ABJAD([.$A3];7;1);&quot;aynısı&quot;;ABJAD([.$A3];7;1))" office:value-type="string" office:string-value="aynısı" calcext:value-type="string">
            <text:p>aynısı</text:p>
          </table:table-cell>
          <table:table-cell table:number-columns-repeated="1020"/>
        </table:table-row>
        <table:table-row table:style-name="ro1">
          <table:table-cell table:style-name="ce5" office:value-type="string" calcext:value-type="string">
            <text:p>عبديل</text:p>
          </table:table-cell>
          <table:table-cell table:style-name="ce5" office:value-type="string" calcext:value-type="string">
            <text:p>Abdil</text:p>
          </table:table-cell>
          <table:table-cell table:style-name="ce5" table:formula="of:=ABJAD([.$A4];1;1)" office:value-type="float" office:value="116" calcext:value-type="float">
            <text:p>116</text:p>
          </table:table-cell>
          <table:table-cell table:style-name="ce5" table:formula="of:=IF([.$C4]=ABJAD([.$A4];7;1);&quot;aynısı&quot;;ABJAD([.$A4];7;1))" office:value-type="string" office:string-value="aynısı" calcext:value-type="string">
            <text:p>aynısı</text:p>
          </table:table-cell>
          <table:table-cell table:number-columns-repeated="1020"/>
        </table:table-row>
        <table:table-row table:style-name="ro1">
          <table:table-cell office:value-type="string" calcext:value-type="string">
            <text:p>عبد الله</text:p>
          </table:table-cell>
          <table:table-cell office:value-type="string" calcext:value-type="string">
            <text:p>Abdullah</text:p>
          </table:table-cell>
          <table:table-cell table:formula="of:=ABJAD([.$A5];1;1)" office:value-type="float" office:value="142" calcext:value-type="float">
            <text:p>142</text:p>
          </table:table-cell>
          <table:table-cell table:formula="of:=IF([.$C5]=ABJAD([.$A5];7;1);&quot;aynısı&quot;;ABJAD([.$A5];7;1))" office:value-type="string" office:string-value="aynısı" calcext:value-type="string">
            <text:p>aynısı</text:p>
          </table:table-cell>
          <table:table-cell table:number-columns-repeated="1020"/>
        </table:table-row>
        <table:table-row table:style-name="ro1">
          <table:table-cell office:value-type="string" calcext:value-type="string">
            <text:p>عبد الرحمن</text:p>
          </table:table-cell>
          <table:table-cell office:value-type="string" calcext:value-type="string">
            <text:p>Abdurrahman</text:p>
          </table:table-cell>
          <table:table-cell table:formula="of:=ABJAD([.$A6];1;1)" office:value-type="float" office:value="405" calcext:value-type="float">
            <text:p>405</text:p>
          </table:table-cell>
          <table:table-cell table:formula="of:=IF([.$C6]=ABJAD([.$A6];7;1);&quot;aynısı&quot;;ABJAD([.$A6];7;1))" office:value-type="string" office:string-value="aynısı" calcext:value-type="string">
            <text:p>aynısı</text:p>
          </table:table-cell>
          <table:table-cell table:number-columns-repeated="1020"/>
        </table:table-row>
        <table:table-row table:style-name="ro1">
          <table:table-cell office:value-type="string" calcext:value-type="string">
            <text:p>عبد العزيز</text:p>
          </table:table-cell>
          <table:table-cell office:value-type="string" calcext:value-type="string">
            <text:p>Abdülaziz</text:p>
          </table:table-cell>
          <table:table-cell table:formula="of:=ABJAD([.$A7];1;1)" office:value-type="float" office:value="201" calcext:value-type="float">
            <text:p>201</text:p>
          </table:table-cell>
          <table:table-cell table:formula="of:=IF([.$C7]=ABJAD([.$A7];7;1);&quot;aynısı&quot;;ABJAD([.$A7];7;1))" office:value-type="string" office:string-value="aynısı" calcext:value-type="string">
            <text:p>aynısı</text:p>
          </table:table-cell>
          <table:table-cell table:number-columns-repeated="1020"/>
        </table:table-row>
        <table:table-row table:style-name="ro1">
          <table:table-cell office:value-type="string" calcext:value-type="string">
            <text:p>عبدالباقى</text:p>
          </table:table-cell>
          <table:table-cell office:value-type="string" calcext:value-type="string">
            <text:p>Abdülbaki</text:p>
          </table:table-cell>
          <table:table-cell table:formula="of:=ABJAD([.$A8];1;1)" office:value-type="float" office:value="211" calcext:value-type="float">
            <text:p>211</text:p>
          </table:table-cell>
          <table:table-cell table:formula="of:=IF([.$C8]=ABJAD([.$A8];7;1);&quot;aynısı&quot;;ABJAD([.$A8];7;1))" office:value-type="string" office:string-value="aynısı" calcext:value-type="string">
            <text:p>aynısı</text:p>
          </table:table-cell>
          <table:table-cell table:number-columns-repeated="1020"/>
        </table:table-row>
        <table:table-row table:style-name="ro1">
          <table:table-cell office:value-type="string" calcext:value-type="string">
            <text:p>عبدالفريد</text:p>
          </table:table-cell>
          <table:table-cell office:value-type="string" calcext:value-type="string">
            <text:p>Abdülferid</text:p>
          </table:table-cell>
          <table:table-cell table:formula="of:=ABJAD([.$A9];1;1)" office:value-type="float" office:value="401" calcext:value-type="float">
            <text:p>401</text:p>
          </table:table-cell>
          <table:table-cell table:formula="of:=IF([.$C9]=ABJAD([.$A9];7;1);&quot;aynısı&quot;;ABJAD([.$A9];7;1))" office:value-type="string" office:string-value="aynısı" calcext:value-type="string">
            <text:p>aynısı</text:p>
          </table:table-cell>
          <table:table-cell table:number-columns-repeated="1020"/>
        </table:table-row>
        <table:table-row table:style-name="ro1">
          <table:table-cell office:value-type="string" calcext:value-type="string">
            <text:p>عبد الحكيم</text:p>
          </table:table-cell>
          <table:table-cell office:value-type="string" calcext:value-type="string">
            <text:p>Abdülhakim</text:p>
          </table:table-cell>
          <table:table-cell table:formula="of:=ABJAD([.$A10];1;1)" office:value-type="float" office:value="185" calcext:value-type="float">
            <text:p>185</text:p>
          </table:table-cell>
          <table:table-cell table:formula="of:=IF([.$C10]=ABJAD([.$A10];7;1);&quot;aynısı&quot;;ABJAD([.$A10];7;1))" office:value-type="string" office:string-value="aynısı" calcext:value-type="string">
            <text:p>aynısı</text:p>
          </table:table-cell>
          <table:table-cell table:number-columns-repeated="1020"/>
        </table:table-row>
        <table:table-row table:style-name="ro1">
          <table:table-cell office:value-type="string" calcext:value-type="string">
            <text:p>عبد القدير</text:p>
          </table:table-cell>
          <table:table-cell office:value-type="string" calcext:value-type="string">
            <text:p>Abdülkadir</text:p>
          </table:table-cell>
          <table:table-cell table:formula="of:=ABJAD([.$A11];1;1)" office:value-type="float" office:value="421" calcext:value-type="float">
            <text:p>421</text:p>
          </table:table-cell>
          <table:table-cell table:formula="of:=IF([.$C11]=ABJAD([.$A11];7;1);&quot;aynısı&quot;;ABJAD([.$A11];7;1))" office:value-type="string" office:string-value="aynısı" calcext:value-type="string">
            <text:p>aynısı</text:p>
          </table:table-cell>
          <table:table-cell table:number-columns-repeated="1020"/>
        </table:table-row>
        <table:table-row table:style-name="ro1">
          <table:table-cell office:value-type="string" calcext:value-type="string">
            <text:p>عبد الكريم</text:p>
          </table:table-cell>
          <table:table-cell office:value-type="string" calcext:value-type="string">
            <text:p>Abdülkerim</text:p>
          </table:table-cell>
          <table:table-cell table:formula="of:=ABJAD([.$A12];1;1)" office:value-type="float" office:value="377" calcext:value-type="float">
            <text:p>377</text:p>
          </table:table-cell>
          <table:table-cell table:formula="of:=IF([.$C12]=ABJAD([.$A12];7;1);&quot;aynısı&quot;;ABJAD([.$A12];7;1))" office:value-type="string" office:string-value="aynısı" calcext:value-type="string">
            <text:p>aynısı</text:p>
          </table:table-cell>
          <table:table-cell table:number-columns-repeated="1020"/>
        </table:table-row>
        <table:table-row table:style-name="ro1">
          <table:table-cell office:value-type="string" calcext:value-type="string">
            <text:p>عبدالصّمد</text:p>
          </table:table-cell>
          <table:table-cell office:value-type="string" calcext:value-type="string">
            <text:p>Abdüssamed</text:p>
          </table:table-cell>
          <table:table-cell table:formula="of:=ABJAD([.$A13];1;1)" office:value-type="float" office:value="241" calcext:value-type="float">
            <text:p>241</text:p>
          </table:table-cell>
          <table:table-cell table:formula="of:=IF([.$C13]=ABJAD([.$A13];7;1);&quot;aynısı&quot;;ABJAD([.$A13];7;1))" office:value-type="float" office:value="211" calcext:value-type="float">
            <text:p>211</text:p>
          </table:table-cell>
          <table:table-cell table:number-columns-repeated="1020"/>
        </table:table-row>
        <table:table-row table:style-name="ro1">
          <table:table-cell office:value-type="string" calcext:value-type="string">
            <text:p>عابد</text:p>
          </table:table-cell>
          <table:table-cell office:value-type="string" calcext:value-type="string">
            <text:p>Abid</text:p>
          </table:table-cell>
          <table:table-cell table:formula="of:=ABJAD([.$A14];1;1)" office:value-type="float" office:value="77" calcext:value-type="float">
            <text:p>77</text:p>
          </table:table-cell>
          <table:table-cell table:formula="of:=IF([.$C14]=ABJAD([.$A14];7;1);&quot;aynısı&quot;;ABJAD([.$A14];7;1))" office:value-type="string" office:string-value="aynısı" calcext:value-type="string">
            <text:p>aynısı</text:p>
          </table:table-cell>
          <table:table-cell table:number-columns-repeated="1020"/>
        </table:table-row>
        <table:table-row table:style-name="ro1">
          <table:table-cell office:value-type="string" calcext:value-type="string">
            <text:p>آبده</text:p>
          </table:table-cell>
          <table:table-cell office:value-type="string" calcext:value-type="string">
            <text:p>Abide</text:p>
          </table:table-cell>
          <table:table-cell table:formula="of:=ABJAD([.$A15];1;1)" office:value-type="float" office:value="12" calcext:value-type="float">
            <text:p>12</text:p>
          </table:table-cell>
          <table:table-cell table:formula="of:=IF([.$C15]=ABJAD([.$A15];7;1);&quot;aynısı&quot;;ABJAD([.$A15];7;1))" office:value-type="string" office:string-value="aynısı" calcext:value-type="string">
            <text:p>aynısı</text:p>
          </table:table-cell>
          <table:table-cell table:number-columns-repeated="1020"/>
        </table:table-row>
        <table:table-row table:style-name="ro1">
          <table:table-cell office:value-type="string" calcext:value-type="string">
            <text:p>عابدين</text:p>
          </table:table-cell>
          <table:table-cell office:value-type="string" calcext:value-type="string">
            <text:p>Abidin</text:p>
          </table:table-cell>
          <table:table-cell table:formula="of:=ABJAD([.$A16];1;1)" office:value-type="float" office:value="137" calcext:value-type="float">
            <text:p>137</text:p>
          </table:table-cell>
          <table:table-cell table:formula="of:=IF([.$C16]=ABJAD([.$A16];7;1);&quot;aynısı&quot;;ABJAD([.$A16];7;1))" office:value-type="string" office:string-value="aynısı" calcext:value-type="string">
            <text:p>aynısı</text:p>
          </table:table-cell>
          <table:table-cell table:number-columns-repeated="1020"/>
        </table:table-row>
        <table:table-row table:style-name="ro1">
          <table:table-cell office:value-type="string" calcext:value-type="string">
            <text:p>أبو ذر</text:p>
          </table:table-cell>
          <table:table-cell office:value-type="string" calcext:value-type="string">
            <text:p>Abuzer</text:p>
          </table:table-cell>
          <table:table-cell table:formula="of:=ABJAD([.$A17];1;1)" office:value-type="float" office:value="909" calcext:value-type="float">
            <text:p>909</text:p>
          </table:table-cell>
          <table:table-cell table:formula="of:=IF([.$C17]=ABJAD([.$A17];7;1);&quot;aynısı&quot;;ABJAD([.$A17];7;1))" office:value-type="string" office:string-value="aynısı" calcext:value-type="string">
            <text:p>aynısı</text:p>
          </table:table-cell>
          <table:table-cell table:number-columns-repeated="1020"/>
        </table:table-row>
        <table:table-row table:style-name="ro1">
          <table:table-cell office:value-type="string" calcext:value-type="string">
            <text:p>آجار</text:p>
          </table:table-cell>
          <table:table-cell office:value-type="string" calcext:value-type="string">
            <text:p>Acar</text:p>
          </table:table-cell>
          <table:table-cell table:formula="of:=ABJAD([.$A18];1;1)" office:value-type="float" office:value="205" calcext:value-type="float">
            <text:p>205</text:p>
          </table:table-cell>
          <table:table-cell table:formula="of:=IF([.$C18]=ABJAD([.$A18];7;1);&quot;aynısı&quot;;ABJAD([.$A18];7;1))" office:value-type="string" office:string-value="aynısı" calcext:value-type="string">
            <text:p>aynısı</text:p>
          </table:table-cell>
          <table:table-cell table:number-columns-repeated="1020"/>
        </table:table-row>
        <table:table-row table:style-name="ro1">
          <table:table-cell office:value-type="string" calcext:value-type="string">
            <text:p>عجم</text:p>
          </table:table-cell>
          <table:table-cell office:value-type="string" calcext:value-type="string">
            <text:p>Acem</text:p>
          </table:table-cell>
          <table:table-cell table:formula="of:=ABJAD([.$A19];1;1)" office:value-type="float" office:value="113" calcext:value-type="float">
            <text:p>113</text:p>
          </table:table-cell>
          <table:table-cell table:formula="of:=IF([.$C19]=ABJAD([.$A19];7;1);&quot;aynısı&quot;;ABJAD([.$A19];7;1))" office:value-type="string" office:string-value="aynısı" calcext:value-type="string">
            <text:p>aynısı</text:p>
          </table:table-cell>
          <table:table-cell table:number-columns-repeated="1020"/>
        </table:table-row>
        <table:table-row table:style-name="ro1">
          <table:table-cell office:value-type="string" calcext:value-type="string">
            <text:p>آجون</text:p>
          </table:table-cell>
          <table:table-cell office:value-type="string" calcext:value-type="string">
            <text:p>Acun</text:p>
          </table:table-cell>
          <table:table-cell table:formula="of:=ABJAD([.$A20];1;1)" office:value-type="float" office:value="60" calcext:value-type="float">
            <text:p>60</text:p>
          </table:table-cell>
          <table:table-cell table:formula="of:=IF([.$C20]=ABJAD([.$A20];7;1);&quot;aynısı&quot;;ABJAD([.$A20];7;1))" office:value-type="string" office:string-value="aynısı" calcext:value-type="string">
            <text:p>aynısı</text:p>
          </table:table-cell>
          <table:table-cell table:number-columns-repeated="1020"/>
        </table:table-row>
        <table:table-row table:style-name="ro1">
          <table:table-cell office:value-type="string" calcext:value-type="string">
            <text:p>آچليا</text:p>
          </table:table-cell>
          <table:table-cell office:value-type="string" calcext:value-type="string">
            <text:p>Açelya</text:p>
          </table:table-cell>
          <table:table-cell table:formula="of:=ABJAD([.$A21];1;1)" office:value-type="float" office:value="45" calcext:value-type="float">
            <text:p>45</text:p>
          </table:table-cell>
          <table:table-cell table:formula="of:=IF([.$C21]=ABJAD([.$A21];7;1);&quot;aynısı&quot;;ABJAD([.$A21];7;1))" office:value-type="string" office:string-value="aynısı" calcext:value-type="string">
            <text:p>aynısı</text:p>
          </table:table-cell>
          <table:table-cell table:number-columns-repeated="1020"/>
        </table:table-row>
        <table:table-row table:style-name="ro1">
          <table:table-cell office:value-type="string" calcext:value-type="string">
            <text:p>آد</text:p>
          </table:table-cell>
          <table:table-cell office:value-type="string" calcext:value-type="string">
            <text:p>Ad</text:p>
          </table:table-cell>
          <table:table-cell table:formula="of:=ABJAD([.$A22];1;1)" office:value-type="float" office:value="5" calcext:value-type="float">
            <text:p>5</text:p>
          </table:table-cell>
          <table:table-cell table:formula="of:=IF([.$C22]=ABJAD([.$A22];7;1);&quot;aynısı&quot;;ABJAD([.$A22];7;1))" office:value-type="string" office:string-value="aynısı" calcext:value-type="string">
            <text:p>aynısı</text:p>
          </table:table-cell>
          <table:table-cell table:number-columns-repeated="1020"/>
        </table:table-row>
        <table:table-row table:style-name="ro1">
          <table:table-cell office:value-type="string" calcext:value-type="string">
            <text:p>آداخان</text:p>
          </table:table-cell>
          <table:table-cell office:value-type="string" calcext:value-type="string">
            <text:p>Adahan</text:p>
          </table:table-cell>
          <table:table-cell table:formula="of:=ABJAD([.$A23];1;1)" office:value-type="float" office:value="657" calcext:value-type="float">
            <text:p>657</text:p>
          </table:table-cell>
          <table:table-cell table:formula="of:=IF([.$C23]=ABJAD([.$A23];7;1);&quot;aynısı&quot;;ABJAD([.$A23];7;1))" office:value-type="string" office:string-value="aynısı" calcext:value-type="string">
            <text:p>aynısı</text:p>
          </table:table-cell>
          <table:table-cell table:number-columns-repeated="1020"/>
        </table:table-row>
        <table:table-row table:style-name="ro1">
          <table:table-cell office:value-type="string" calcext:value-type="string">
            <text:p>عدالت</text:p>
          </table:table-cell>
          <table:table-cell office:value-type="string" calcext:value-type="string">
            <text:p>Adalet</text:p>
          </table:table-cell>
          <table:table-cell table:formula="of:=ABJAD([.$A24];1;1)" office:value-type="float" office:value="505" calcext:value-type="float">
            <text:p>505</text:p>
          </table:table-cell>
          <table:table-cell table:formula="of:=IF([.$C24]=ABJAD([.$A24];7;1);&quot;aynısı&quot;;ABJAD([.$A24];7;1))" office:value-type="string" office:string-value="aynısı" calcext:value-type="string">
            <text:p>aynısı</text:p>
          </table:table-cell>
          <table:table-cell table:number-columns-repeated="1020"/>
        </table:table-row>
        <table:table-row table:style-name="ro1">
          <table:table-cell office:value-type="string" calcext:value-type="string">
            <text:p>آدم</text:p>
          </table:table-cell>
          <table:table-cell office:value-type="string" calcext:value-type="string">
            <text:p>Adem</text:p>
          </table:table-cell>
          <table:table-cell table:formula="of:=ABJAD([.$A25];1;1)" office:value-type="float" office:value="45" calcext:value-type="float">
            <text:p>45</text:p>
          </table:table-cell>
          <table:table-cell table:formula="of:=IF([.$C25]=ABJAD([.$A25];7;1);&quot;aynısı&quot;;ABJAD([.$A25];7;1))" office:value-type="string" office:string-value="aynısı" calcext:value-type="string">
            <text:p>aynısı</text:p>
          </table:table-cell>
          <table:table-cell table:number-columns-repeated="1020"/>
        </table:table-row>
        <table:table-row table:style-name="ro1">
          <table:table-cell office:value-type="string" calcext:value-type="string">
            <text:p>عدويه</text:p>
          </table:table-cell>
          <table:table-cell office:value-type="string" calcext:value-type="string">
            <text:p>Adeviye</text:p>
          </table:table-cell>
          <table:table-cell table:formula="of:=ABJAD([.$A26];1;1)" office:value-type="float" office:value="95" calcext:value-type="float">
            <text:p>95</text:p>
          </table:table-cell>
          <table:table-cell table:formula="of:=IF([.$C26]=ABJAD([.$A26];7;1);&quot;aynısı&quot;;ABJAD([.$A26];7;1))" office:value-type="string" office:string-value="aynısı" calcext:value-type="string">
            <text:p>aynısı</text:p>
          </table:table-cell>
          <table:table-cell table:number-columns-repeated="1020"/>
        </table:table-row>
        <table:table-row table:style-name="ro1">
          <table:table-cell office:value-type="string" calcext:value-type="string">
            <text:p>آديكوزل</text:p>
          </table:table-cell>
          <table:table-cell office:value-type="string" calcext:value-type="string">
            <text:p>Adıgüzel</text:p>
          </table:table-cell>
          <table:table-cell table:formula="of:=ABJAD([.$A27];1;1)" office:value-type="float" office:value="78" calcext:value-type="float">
            <text:p>78</text:p>
          </table:table-cell>
          <table:table-cell table:formula="of:=IF([.$C27]=ABJAD([.$A27];7;1);&quot;aynısı&quot;;ABJAD([.$A27];7;1))" office:value-type="string" office:string-value="aynısı" calcext:value-type="string">
            <text:p>aynısı</text:p>
          </table:table-cell>
          <table:table-cell table:number-columns-repeated="1020"/>
        </table:table-row>
        <table:table-row table:style-name="ro1">
          <table:table-cell office:value-type="string" calcext:value-type="string">
            <text:p>عادل</text:p>
          </table:table-cell>
          <table:table-cell office:value-type="string" calcext:value-type="string">
            <text:p>Adil</text:p>
          </table:table-cell>
          <table:table-cell table:formula="of:=ABJAD([.$A28];1;1)" office:value-type="float" office:value="105" calcext:value-type="float">
            <text:p>105</text:p>
          </table:table-cell>
          <table:table-cell table:formula="of:=IF([.$C28]=ABJAD([.$A28];7;1);&quot;aynısı&quot;;ABJAD([.$A28];7;1))" office:value-type="string" office:string-value="aynısı" calcext:value-type="string">
            <text:p>aynısı</text:p>
          </table:table-cell>
          <table:table-cell table:number-columns-repeated="1020"/>
        </table:table-row>
        <table:table-row table:style-name="ro1">
          <table:table-cell office:value-type="string" calcext:value-type="string">
            <text:p>عديلة</text:p>
          </table:table-cell>
          <table:table-cell office:value-type="string" calcext:value-type="string">
            <text:p>Adile</text:p>
          </table:table-cell>
          <table:table-cell table:formula="of:=ABJAD([.$A29];1;1)" office:value-type="float" office:value="119" calcext:value-type="float">
            <text:p>119</text:p>
          </table:table-cell>
          <table:table-cell table:formula="of:=IF([.$C29]=ABJAD([.$A29];7;1);&quot;aynısı&quot;;ABJAD([.$A29];7;1))" office:value-type="string" office:string-value="aynısı" calcext:value-type="string">
            <text:p>aynısı</text:p>
          </table:table-cell>
          <table:table-cell table:number-columns-repeated="1020"/>
        </table:table-row>
        <table:table-row table:style-name="ro1">
          <table:table-cell office:value-type="string" calcext:value-type="string">
            <text:p>عدنان</text:p>
          </table:table-cell>
          <table:table-cell office:value-type="string" calcext:value-type="string">
            <text:p>Adnan</text:p>
          </table:table-cell>
          <table:table-cell table:formula="of:=ABJAD([.$A30];1;1)" office:value-type="float" office:value="175" calcext:value-type="float">
            <text:p>175</text:p>
          </table:table-cell>
          <table:table-cell table:formula="of:=IF([.$C30]=ABJAD([.$A30];7;1);&quot;aynısı&quot;;ABJAD([.$A30];7;1))" office:value-type="string" office:string-value="aynısı" calcext:value-type="string">
            <text:p>aynısı</text:p>
          </table:table-cell>
          <table:table-cell table:number-columns-repeated="1020"/>
        </table:table-row>
        <table:table-row table:style-name="ro1">
          <table:table-cell office:value-type="string" calcext:value-type="string">
            <text:p>عدويه</text:p>
          </table:table-cell>
          <table:table-cell office:value-type="string" calcext:value-type="string">
            <text:p>Adviye</text:p>
          </table:table-cell>
          <table:table-cell table:formula="of:=ABJAD([.$A31];1;1)" office:value-type="float" office:value="95" calcext:value-type="float">
            <text:p>95</text:p>
          </table:table-cell>
          <table:table-cell table:formula="of:=IF([.$C31]=ABJAD([.$A31];7;1);&quot;aynısı&quot;;ABJAD([.$A31];7;1))" office:value-type="string" office:string-value="aynısı" calcext:value-type="string">
            <text:p>aynısı</text:p>
          </table:table-cell>
          <table:table-cell table:number-columns-repeated="1020"/>
        </table:table-row>
        <table:table-row table:style-name="ro1">
          <table:table-cell office:value-type="string" calcext:value-type="string">
            <text:p>آفات</text:p>
          </table:table-cell>
          <table:table-cell office:value-type="string" calcext:value-type="string">
            <text:p>Afet</text:p>
          </table:table-cell>
          <table:table-cell table:formula="of:=ABJAD([.$A32];1;1)" office:value-type="float" office:value="482" calcext:value-type="float">
            <text:p>482</text:p>
          </table:table-cell>
          <table:table-cell table:formula="of:=IF([.$C32]=ABJAD([.$A32];7;1);&quot;aynısı&quot;;ABJAD([.$A32];7;1))" office:value-type="string" office:string-value="aynısı" calcext:value-type="string">
            <text:p>aynısı</text:p>
          </table:table-cell>
          <table:table-cell table:number-columns-repeated="1020"/>
        </table:table-row>
        <table:table-row table:style-name="ro1">
          <table:table-cell office:value-type="string" calcext:value-type="string">
            <text:p>عفيفه</text:p>
          </table:table-cell>
          <table:table-cell office:value-type="string" calcext:value-type="string">
            <text:p>Afife</text:p>
          </table:table-cell>
          <table:table-cell table:formula="of:=ABJAD([.$A33];1;1)" office:value-type="float" office:value="245" calcext:value-type="float">
            <text:p>245</text:p>
          </table:table-cell>
          <table:table-cell table:formula="of:=IF([.$C33]=ABJAD([.$A33];7;1);&quot;aynısı&quot;;ABJAD([.$A33];7;1))" office:value-type="string" office:string-value="aynısı" calcext:value-type="string">
            <text:p>aynısı</text:p>
          </table:table-cell>
          <table:table-cell table:number-columns-repeated="1020"/>
        </table:table-row>
        <table:table-row table:style-name="ro1">
          <table:table-cell office:value-type="string" calcext:value-type="string">
            <text:p>آفتاب</text:p>
          </table:table-cell>
          <table:table-cell office:value-type="string" calcext:value-type="string">
            <text:p>Afitap</text:p>
          </table:table-cell>
          <table:table-cell table:formula="of:=ABJAD([.$A34];1;1)" office:value-type="float" office:value="484" calcext:value-type="float">
            <text:p>484</text:p>
          </table:table-cell>
          <table:table-cell table:formula="of:=IF([.$C34]=ABJAD([.$A34];7;1);&quot;aynısı&quot;;ABJAD([.$A34];7;1))" office:value-type="string" office:string-value="aynısı" calcext:value-type="string">
            <text:p>aynısı</text:p>
          </table:table-cell>
          <table:table-cell table:number-columns-repeated="1020"/>
        </table:table-row>
        <table:table-row table:style-name="ro1">
          <table:table-cell office:value-type="string" calcext:value-type="string">
            <text:p>عفراء</text:p>
          </table:table-cell>
          <table:table-cell office:value-type="string" calcext:value-type="string">
            <text:p>Afra</text:p>
          </table:table-cell>
          <table:table-cell table:formula="of:=ABJAD([.$A35];1;1)" office:value-type="float" office:value="352" calcext:value-type="float">
            <text:p>352</text:p>
          </table:table-cell>
          <table:table-cell table:formula="of:=IF([.$C35]=ABJAD([.$A35];7;1);&quot;aynısı&quot;;ABJAD([.$A35];7;1))" office:value-type="string" office:string-value="aynısı" calcext:value-type="string">
            <text:p>aynısı</text:p>
          </table:table-cell>
          <table:table-cell table:number-columns-repeated="1020"/>
        </table:table-row>
        <table:table-row table:style-name="ro1">
          <table:table-cell office:value-type="string" calcext:value-type="string">
            <text:p>آفشار</text:p>
          </table:table-cell>
          <table:table-cell office:value-type="string" calcext:value-type="string">
            <text:p>Afşar</text:p>
          </table:table-cell>
          <table:table-cell table:formula="of:=ABJAD([.$A36];1;1)" office:value-type="float" office:value="582" calcext:value-type="float">
            <text:p>582</text:p>
          </table:table-cell>
          <table:table-cell table:formula="of:=IF([.$C36]=ABJAD([.$A36];7;1);&quot;aynısı&quot;;ABJAD([.$A36];7;1))" office:value-type="float" office:value="1282" calcext:value-type="float">
            <text:p>1282</text:p>
          </table:table-cell>
          <table:table-cell table:number-columns-repeated="1020"/>
        </table:table-row>
        <table:table-row table:style-name="ro1">
          <table:table-cell office:value-type="string" calcext:value-type="string">
            <text:p>اَفشین</text:p>
          </table:table-cell>
          <table:table-cell office:value-type="string" calcext:value-type="string">
            <text:p>Afşin</text:p>
          </table:table-cell>
          <table:table-cell table:formula="of:=ABJAD([.$A37];1;1)" office:value-type="float" office:value="441" calcext:value-type="float">
            <text:p>441</text:p>
          </table:table-cell>
          <table:table-cell table:formula="of:=IF([.$C37]=ABJAD([.$A37];7;1);&quot;aynısı&quot;;ABJAD([.$A37];7;1))" office:value-type="float" office:value="1141" calcext:value-type="float">
            <text:p>1141</text:p>
          </table:table-cell>
          <table:table-cell table:number-columns-repeated="1020"/>
        </table:table-row>
        <table:table-row table:style-name="ro1">
          <table:table-cell office:value-type="string" calcext:value-type="string">
            <text:p>آگاه</text:p>
          </table:table-cell>
          <table:table-cell office:value-type="string" calcext:value-type="string">
            <text:p>Agah</text:p>
          </table:table-cell>
          <table:table-cell table:formula="of:=ABJAD([.$A38];1;1)" office:value-type="float" office:value="27" calcext:value-type="float">
            <text:p>27</text:p>
          </table:table-cell>
          <table:table-cell table:formula="of:=IF([.$C38]=ABJAD([.$A38];7;1);&quot;aynısı&quot;;ABJAD([.$A38];7;1))" office:value-type="string" office:string-value="aynısı" calcext:value-type="string">
            <text:p>aynısı</text:p>
          </table:table-cell>
          <table:table-cell table:number-columns-repeated="1020"/>
        </table:table-row>
        <table:table-row table:style-name="ro1">
          <table:table-cell office:value-type="string" calcext:value-type="string">
            <text:p>آهنگ</text:p>
          </table:table-cell>
          <table:table-cell office:value-type="string" calcext:value-type="string">
            <text:p>Ahenk</text:p>
          </table:table-cell>
          <table:table-cell table:formula="of:=ABJAD([.$A39];1;1)" office:value-type="float" office:value="76" calcext:value-type="float">
            <text:p>76</text:p>
          </table:table-cell>
          <table:table-cell table:formula="of:=IF([.$C39]=ABJAD([.$A39];7;1);&quot;aynısı&quot;;ABJAD([.$A39];7;1))" office:value-type="string" office:string-value="aynısı" calcext:value-type="string">
            <text:p>aynısı</text:p>
          </table:table-cell>
          <table:table-cell table:number-columns-repeated="1020"/>
        </table:table-row>
        <table:table-row table:style-name="ro1">
          <table:table-cell office:value-type="string" calcext:value-type="string">
            <text:p>عهد</text:p>
          </table:table-cell>
          <table:table-cell office:value-type="string" calcext:value-type="string">
            <text:p>Ahid</text:p>
          </table:table-cell>
          <table:table-cell table:formula="of:=ABJAD([.$A40];1;1)" office:value-type="float" office:value="79" calcext:value-type="float">
            <text:p>79</text:p>
          </table:table-cell>
          <table:table-cell table:formula="of:=IF([.$C40]=ABJAD([.$A40];7;1);&quot;aynısı&quot;;ABJAD([.$A40];7;1))" office:value-type="string" office:string-value="aynısı" calcext:value-type="string">
            <text:p>aynısı</text:p>
          </table:table-cell>
          <table:table-cell table:number-columns-repeated="1020"/>
        </table:table-row>
        <table:table-row table:style-name="ro1">
          <table:table-cell office:value-type="string" calcext:value-type="string">
            <text:p>أحمد</text:p>
          </table:table-cell>
          <table:table-cell office:value-type="string" calcext:value-type="string">
            <text:p>Ahmet</text:p>
          </table:table-cell>
          <table:table-cell table:formula="of:=ABJAD([.$A41];1;1)" office:value-type="float" office:value="53" calcext:value-type="float">
            <text:p>53</text:p>
          </table:table-cell>
          <table:table-cell table:formula="of:=IF([.$C41]=ABJAD([.$A41];7;1);&quot;aynısı&quot;;ABJAD([.$A41];7;1))" office:value-type="string" office:string-value="aynısı" calcext:value-type="string">
            <text:p>aynısı</text:p>
          </table:table-cell>
          <table:table-cell table:number-columns-repeated="1020"/>
        </table:table-row>
        <table:table-row table:style-name="ro1">
          <table:table-cell office:value-type="string" calcext:value-type="string">
            <text:p>احسن</text:p>
          </table:table-cell>
          <table:table-cell office:value-type="string" calcext:value-type="string">
            <text:p>Ahsen</text:p>
          </table:table-cell>
          <table:table-cell table:formula="of:=ABJAD([.$A42];1;1)" office:value-type="float" office:value="119" calcext:value-type="float">
            <text:p>119</text:p>
          </table:table-cell>
          <table:table-cell table:formula="of:=IF([.$C42]=ABJAD([.$A42];7;1);&quot;aynısı&quot;;ABJAD([.$A42];7;1))" office:value-type="float" office:value="359" calcext:value-type="float">
            <text:p>359</text:p>
          </table:table-cell>
          <table:table-cell table:number-columns-repeated="1020"/>
        </table:table-row>
        <table:table-row table:style-name="ro1">
          <table:table-cell office:value-type="string" calcext:value-type="string">
            <text:p>آهو</text:p>
          </table:table-cell>
          <table:table-cell office:value-type="string" calcext:value-type="string">
            <text:p>Ahu</text:p>
          </table:table-cell>
          <table:table-cell table:formula="of:=ABJAD([.$A43];1;1)" office:value-type="float" office:value="12" calcext:value-type="float">
            <text:p>12</text:p>
          </table:table-cell>
          <table:table-cell table:formula="of:=IF([.$C43]=ABJAD([.$A43];7;1);&quot;aynısı&quot;;ABJAD([.$A43];7;1))" office:value-type="string" office:string-value="aynısı" calcext:value-type="string">
            <text:p>aynısı</text:p>
          </table:table-cell>
          <table:table-cell table:number-columns-repeated="1020"/>
        </table:table-row>
        <table:table-row table:style-name="ro1">
          <table:table-cell office:value-type="string" calcext:value-type="string">
            <text:p>اژدا</text:p>
          </table:table-cell>
          <table:table-cell office:value-type="string" calcext:value-type="string">
            <text:p>Ajda</text:p>
          </table:table-cell>
          <table:table-cell table:formula="of:=ABJAD([.$A44];1;1)" office:value-type="float" office:value="13" calcext:value-type="float">
            <text:p>13</text:p>
          </table:table-cell>
          <table:table-cell table:formula="of:=IF([.$C44]=ABJAD([.$A44];7;1);&quot;aynısı&quot;;ABJAD([.$A44];7;1))" office:value-type="string" office:string-value="aynısı" calcext:value-type="string">
            <text:p>aynısı</text:p>
          </table:table-cell>
          <table:table-cell table:number-columns-repeated="1020"/>
        </table:table-row>
        <table:table-row table:style-name="ro1">
          <table:table-cell office:value-type="string" calcext:value-type="string">
            <text:p>آقين</text:p>
          </table:table-cell>
          <table:table-cell office:value-type="string" calcext:value-type="string">
            <text:p>Akın</text:p>
          </table:table-cell>
          <table:table-cell table:formula="of:=ABJAD([.$A45];1;1)" office:value-type="float" office:value="161" calcext:value-type="float">
            <text:p>161</text:p>
          </table:table-cell>
          <table:table-cell table:formula="of:=IF([.$C45]=ABJAD([.$A45];7;1);&quot;aynısı&quot;;ABJAD([.$A45];7;1))" office:value-type="string" office:string-value="aynısı" calcext:value-type="string">
            <text:p>aynısı</text:p>
          </table:table-cell>
          <table:table-cell table:number-columns-repeated="1020"/>
        </table:table-row>
        <table:table-row table:style-name="ro1">
          <table:table-cell office:value-type="string" calcext:value-type="string">
            <text:p>عاكف</text:p>
          </table:table-cell>
          <table:table-cell office:value-type="string" calcext:value-type="string">
            <text:p>Akif</text:p>
          </table:table-cell>
          <table:table-cell table:formula="of:=ABJAD([.$A46];1;1)" office:value-type="float" office:value="171" calcext:value-type="float">
            <text:p>171</text:p>
          </table:table-cell>
          <table:table-cell table:formula="of:=IF([.$C46]=ABJAD([.$A46];7;1);&quot;aynısı&quot;;ABJAD([.$A46];7;1))" office:value-type="string" office:string-value="aynısı" calcext:value-type="string">
            <text:p>aynısı</text:p>
          </table:table-cell>
          <table:table-cell table:number-columns-repeated="1020"/>
        </table:table-row>
        <table:table-row table:style-name="ro1">
          <table:table-cell office:value-type="string" calcext:value-type="string">
            <text:p>عاقل</text:p>
          </table:table-cell>
          <table:table-cell office:value-type="string" calcext:value-type="string">
            <text:p>Akil</text:p>
          </table:table-cell>
          <table:table-cell table:formula="of:=ABJAD([.$A47];1;1)" office:value-type="float" office:value="201" calcext:value-type="float">
            <text:p>201</text:p>
          </table:table-cell>
          <table:table-cell table:formula="of:=IF([.$C47]=ABJAD([.$A47];7;1);&quot;aynısı&quot;;ABJAD([.$A47];7;1))" office:value-type="string" office:string-value="aynısı" calcext:value-type="string">
            <text:p>aynısı</text:p>
          </table:table-cell>
          <table:table-cell table:number-columns-repeated="1020"/>
        </table:table-row>
        <table:table-row table:style-name="ro1">
          <table:table-cell office:value-type="string" calcext:value-type="string">
            <text:p>عاقله</text:p>
          </table:table-cell>
          <table:table-cell office:value-type="string" calcext:value-type="string">
            <text:p>Akile</text:p>
          </table:table-cell>
          <table:table-cell table:formula="of:=ABJAD([.$A48];1;1)" office:value-type="float" office:value="206" calcext:value-type="float">
            <text:p>206</text:p>
          </table:table-cell>
          <table:table-cell table:formula="of:=IF([.$C48]=ABJAD([.$A48];7;1);&quot;aynısı&quot;;ABJAD([.$A48];7;1))" office:value-type="string" office:string-value="aynısı" calcext:value-type="string">
            <text:p>aynısı</text:p>
          </table:table-cell>
          <table:table-cell table:number-columns-repeated="1020"/>
        </table:table-row>
        <table:table-row table:style-name="ro1">
          <table:table-cell office:value-type="string" calcext:value-type="string">
            <text:p>آقنور</text:p>
          </table:table-cell>
          <table:table-cell office:value-type="string" calcext:value-type="string">
            <text:p>Aknur</text:p>
          </table:table-cell>
          <table:table-cell table:formula="of:=ABJAD([.$A49];1;1)" office:value-type="float" office:value="357" calcext:value-type="float">
            <text:p>357</text:p>
          </table:table-cell>
          <table:table-cell table:formula="of:=IF([.$C49]=ABJAD([.$A49];7;1);&quot;aynısı&quot;;ABJAD([.$A49];7;1))" office:value-type="string" office:string-value="aynısı" calcext:value-type="string">
            <text:p>aynısı</text:p>
          </table:table-cell>
          <table:table-cell table:number-columns-repeated="1020"/>
        </table:table-row>
        <table:table-row table:style-name="ro1">
          <table:table-cell office:value-type="string" calcext:value-type="string">
            <text:p>آلا</text:p>
          </table:table-cell>
          <table:table-cell office:value-type="string" calcext:value-type="string">
            <text:p>Ala</text:p>
          </table:table-cell>
          <table:table-cell table:formula="of:=ABJAD([.$A50];1;1)" office:value-type="float" office:value="32" calcext:value-type="float">
            <text:p>32</text:p>
          </table:table-cell>
          <table:table-cell table:formula="of:=IF([.$C50]=ABJAD([.$A50];7;1);&quot;aynısı&quot;;ABJAD([.$A50];7;1))" office:value-type="string" office:string-value="aynısı" calcext:value-type="string">
            <text:p>aynısı</text:p>
          </table:table-cell>
          <table:table-cell table:number-columns-repeated="1020"/>
        </table:table-row>
        <table:table-row table:style-name="ro1">
          <table:table-cell office:value-type="string" calcext:value-type="string">
            <text:p>علاء الدين</text:p>
          </table:table-cell>
          <table:table-cell office:value-type="string" calcext:value-type="string">
            <text:p>Alaaddin</text:p>
          </table:table-cell>
          <table:table-cell table:formula="of:=ABJAD([.$A51];1;1)" office:value-type="float" office:value="197" calcext:value-type="float">
            <text:p>197</text:p>
          </table:table-cell>
          <table:table-cell table:formula="of:=IF([.$C51]=ABJAD([.$A51];7;1);&quot;aynısı&quot;;ABJAD([.$A51];7;1))" office:value-type="string" office:string-value="aynısı" calcext:value-type="string">
            <text:p>aynısı</text:p>
          </table:table-cell>
          <table:table-cell table:number-columns-repeated="1020"/>
        </table:table-row>
        <table:table-row table:style-name="ro1">
          <table:table-cell office:value-type="string" calcext:value-type="string">
            <text:p>آلو</text:p>
          </table:table-cell>
          <table:table-cell office:value-type="string" calcext:value-type="string">
            <text:p>Alev</text:p>
          </table:table-cell>
          <table:table-cell table:formula="of:=ABJAD([.$A52];1;1)" office:value-type="float" office:value="37" calcext:value-type="float">
            <text:p>37</text:p>
          </table:table-cell>
          <table:table-cell table:formula="of:=IF([.$C52]=ABJAD([.$A52];7;1);&quot;aynısı&quot;;ABJAD([.$A52];7;1))" office:value-type="string" office:string-value="aynısı" calcext:value-type="string">
            <text:p>aynısı</text:p>
          </table:table-cell>
          <table:table-cell table:number-columns-repeated="1020"/>
        </table:table-row>
        <table:table-row table:style-name="ro1">
          <table:table-cell office:value-type="string" calcext:value-type="string">
            <text:p>علينا</text:p>
          </table:table-cell>
          <table:table-cell office:value-type="string" calcext:value-type="string">
            <text:p>Aleyna</text:p>
          </table:table-cell>
          <table:table-cell table:formula="of:=ABJAD([.$A53];1;1)" office:value-type="float" office:value="161" calcext:value-type="float">
            <text:p>161</text:p>
          </table:table-cell>
          <table:table-cell table:formula="of:=IF([.$C53]=ABJAD([.$A53];7;1);&quot;aynısı&quot;;ABJAD([.$A53];7;1))" office:value-type="string" office:string-value="aynısı" calcext:value-type="string">
            <text:p>aynısı</text:p>
          </table:table-cell>
          <table:table-cell table:number-columns-repeated="1020"/>
        </table:table-row>
        <table:table-row table:style-name="ro1">
          <table:table-cell office:value-type="string" calcext:value-type="string">
            <text:p>علي</text:p>
          </table:table-cell>
          <table:table-cell office:value-type="string" calcext:value-type="string">
            <text:p>Ali</text:p>
          </table:table-cell>
          <table:table-cell table:formula="of:=ABJAD([.$A54];1;1)" office:value-type="float" office:value="110" calcext:value-type="float">
            <text:p>110</text:p>
          </table:table-cell>
          <table:table-cell table:formula="of:=IF([.$C54]=ABJAD([.$A54];7;1);&quot;aynısı&quot;;ABJAD([.$A54];7;1))" office:value-type="string" office:string-value="aynısı" calcext:value-type="string">
            <text:p>aynısı</text:p>
          </table:table-cell>
          <table:table-cell table:number-columns-repeated="1020"/>
        </table:table-row>
        <table:table-row table:style-name="ro1">
          <table:table-cell office:value-type="string" calcext:value-type="string">
            <text:p>عالم</text:p>
          </table:table-cell>
          <table:table-cell office:value-type="string" calcext:value-type="string">
            <text:p>Alim</text:p>
          </table:table-cell>
          <table:table-cell table:formula="of:=ABJAD([.$A55];1;1)" office:value-type="float" office:value="141" calcext:value-type="float">
            <text:p>141</text:p>
          </table:table-cell>
          <table:table-cell table:formula="of:=IF([.$C55]=ABJAD([.$A55];7;1);&quot;aynısı&quot;;ABJAD([.$A55];7;1))" office:value-type="string" office:string-value="aynısı" calcext:value-type="string">
            <text:p>aynısı</text:p>
          </table:table-cell>
          <table:table-cell table:number-columns-repeated="1020"/>
        </table:table-row>
        <table:table-row table:style-name="ro1">
          <table:table-cell office:value-type="string" calcext:value-type="string">
            <text:p>عليمة</text:p>
          </table:table-cell>
          <table:table-cell office:value-type="string" calcext:value-type="string">
            <text:p>Alime</text:p>
          </table:table-cell>
          <table:table-cell table:formula="of:=ABJAD([.$A56];1;1)" office:value-type="float" office:value="155" calcext:value-type="float">
            <text:p>155</text:p>
          </table:table-cell>
          <table:table-cell table:formula="of:=IF([.$C56]=ABJAD([.$A56];7;1);&quot;aynısı&quot;;ABJAD([.$A56];7;1))" office:value-type="string" office:string-value="aynısı" calcext:value-type="string">
            <text:p>aynısı</text:p>
          </table:table-cell>
          <table:table-cell table:number-columns-repeated="1020"/>
        </table:table-row>
        <table:table-row table:style-name="ro1">
          <table:table-cell office:value-type="string" calcext:value-type="string">
            <text:p>عالية</text:p>
          </table:table-cell>
          <table:table-cell office:value-type="string" calcext:value-type="string">
            <text:p>Aliye</text:p>
          </table:table-cell>
          <table:table-cell table:formula="of:=ABJAD([.$A57];1;1)" office:value-type="float" office:value="116" calcext:value-type="float">
            <text:p>116</text:p>
          </table:table-cell>
          <table:table-cell table:formula="of:=IF([.$C57]=ABJAD([.$A57];7;1);&quot;aynısı&quot;;ABJAD([.$A57];7;1))" office:value-type="string" office:string-value="aynısı" calcext:value-type="string">
            <text:p>aynısı</text:p>
          </table:table-cell>
          <table:table-cell table:number-columns-repeated="1020"/>
        </table:table-row>
        <table:table-row table:style-name="ro1">
          <table:table-cell office:value-type="string" calcext:value-type="string">
            <text:p>آلقان</text:p>
          </table:table-cell>
          <table:table-cell office:value-type="string" calcext:value-type="string">
            <text:p>Alkan</text:p>
          </table:table-cell>
          <table:table-cell table:formula="of:=ABJAD([.$A58];1;1)" office:value-type="float" office:value="182" calcext:value-type="float">
            <text:p>182</text:p>
          </table:table-cell>
          <table:table-cell table:formula="of:=IF([.$C58]=ABJAD([.$A58];7;1);&quot;aynısı&quot;;ABJAD([.$A58];7;1))" office:value-type="string" office:string-value="aynısı" calcext:value-type="string">
            <text:p>aynısı</text:p>
          </table:table-cell>
          <table:table-cell table:number-columns-repeated="1020"/>
        </table:table-row>
        <table:table-row table:style-name="ro1">
          <table:table-cell office:value-type="string" calcext:value-type="string">
            <text:p>آلپ</text:p>
          </table:table-cell>
          <table:table-cell office:value-type="string" calcext:value-type="string">
            <text:p>Alp</text:p>
          </table:table-cell>
          <table:table-cell table:formula="of:=ABJAD([.$A59];1;1)" office:value-type="float" office:value="33" calcext:value-type="float">
            <text:p>33</text:p>
          </table:table-cell>
          <table:table-cell table:formula="of:=IF([.$C59]=ABJAD([.$A59];7;1);&quot;aynısı&quot;;ABJAD([.$A59];7;1))" office:value-type="string" office:string-value="aynısı" calcext:value-type="string">
            <text:p>aynısı</text:p>
          </table:table-cell>
          <table:table-cell table:number-columns-repeated="1020"/>
        </table:table-row>
        <table:table-row table:style-name="ro1">
          <table:table-cell office:value-type="string" calcext:value-type="string">
            <text:p>آلپ آصلان</text:p>
          </table:table-cell>
          <table:table-cell office:value-type="string" calcext:value-type="string">
            <text:p>Alpaslan</text:p>
          </table:table-cell>
          <table:table-cell table:formula="of:=ABJAD([.$A60];1;1)" office:value-type="float" office:value="205" calcext:value-type="float">
            <text:p>205</text:p>
          </table:table-cell>
          <table:table-cell table:formula="of:=IF([.$C60]=ABJAD([.$A60];7;1);&quot;aynısı&quot;;ABJAD([.$A60];7;1))" office:value-type="float" office:value="175" calcext:value-type="float">
            <text:p>175</text:p>
          </table:table-cell>
          <table:table-cell table:number-columns-repeated="1020"/>
        </table:table-row>
        <table:table-row table:style-name="ro1">
          <table:table-cell office:value-type="string" calcext:value-type="string">
            <text:p>آلپاى</text:p>
          </table:table-cell>
          <table:table-cell office:value-type="string" calcext:value-type="string">
            <text:p>Alpay</text:p>
          </table:table-cell>
          <table:table-cell table:formula="of:=ABJAD([.$A61];1;1)" office:value-type="float" office:value="35" calcext:value-type="float">
            <text:p>35</text:p>
          </table:table-cell>
          <table:table-cell table:formula="of:=IF([.$C61]=ABJAD([.$A61];7;1);&quot;aynısı&quot;;ABJAD([.$A61];7;1))" office:value-type="string" office:string-value="aynısı" calcext:value-type="string">
            <text:p>aynısı</text:p>
          </table:table-cell>
          <table:table-cell table:number-columns-repeated="1020"/>
        </table:table-row>
        <table:table-row table:style-name="ro1">
          <table:table-cell office:value-type="string" calcext:value-type="string">
            <text:p>آلپر</text:p>
          </table:table-cell>
          <table:table-cell office:value-type="string" calcext:value-type="string">
            <text:p>Alper</text:p>
          </table:table-cell>
          <table:table-cell table:formula="of:=ABJAD([.$A62];1;1)" office:value-type="float" office:value="233" calcext:value-type="float">
            <text:p>233</text:p>
          </table:table-cell>
          <table:table-cell table:formula="of:=IF([.$C62]=ABJAD([.$A62];7;1);&quot;aynısı&quot;;ABJAD([.$A62];7;1))" office:value-type="string" office:string-value="aynısı" calcext:value-type="string">
            <text:p>aynısı</text:p>
          </table:table-cell>
          <table:table-cell table:number-columns-repeated="1020"/>
        </table:table-row>
        <table:table-row table:style-name="ro1">
          <table:table-cell office:value-type="string" calcext:value-type="string">
            <text:p>آلپ ارن</text:p>
          </table:table-cell>
          <table:table-cell office:value-type="string" calcext:value-type="string">
            <text:p>Alperen</text:p>
          </table:table-cell>
          <table:table-cell table:formula="of:=ABJAD([.$A63];1;1)" office:value-type="float" office:value="284" calcext:value-type="float">
            <text:p>284</text:p>
          </table:table-cell>
          <table:table-cell table:formula="of:=IF([.$C63]=ABJAD([.$A63];7;1);&quot;aynısı&quot;;ABJAD([.$A63];7;1))" office:value-type="string" office:string-value="aynısı" calcext:value-type="string">
            <text:p>aynısı</text:p>
          </table:table-cell>
          <table:table-cell table:number-columns-repeated="1020"/>
        </table:table-row>
        <table:table-row table:style-name="ro1">
          <table:table-cell office:value-type="string" calcext:value-type="string">
            <text:p>آلپطوغ</text:p>
          </table:table-cell>
          <table:table-cell office:value-type="string" calcext:value-type="string">
            <text:p>Alptuğ</text:p>
          </table:table-cell>
          <table:table-cell table:formula="of:=ABJAD([.$A64];1;1)" office:value-type="float" office:value="1048" calcext:value-type="float">
            <text:p>1048</text:p>
          </table:table-cell>
          <table:table-cell table:formula="of:=IF([.$C64]=ABJAD([.$A64];7;1);&quot;aynısı&quot;;ABJAD([.$A64];7;1))" office:value-type="float" office:value="948" calcext:value-type="float">
            <text:p>948</text:p>
          </table:table-cell>
          <table:table-cell table:number-columns-repeated="1020"/>
        </table:table-row>
        <table:table-row table:style-name="ro1">
          <table:table-cell office:value-type="string" calcext:value-type="string">
            <text:p>آلتان</text:p>
          </table:table-cell>
          <table:table-cell office:value-type="string" calcext:value-type="string">
            <text:p>Altan</text:p>
          </table:table-cell>
          <table:table-cell table:formula="of:=ABJAD([.$A65];1;1)" office:value-type="float" office:value="482" calcext:value-type="float">
            <text:p>482</text:p>
          </table:table-cell>
          <table:table-cell table:formula="of:=IF([.$C65]=ABJAD([.$A65];7;1);&quot;aynısı&quot;;ABJAD([.$A65];7;1))" office:value-type="string" office:string-value="aynısı" calcext:value-type="string">
            <text:p>aynısı</text:p>
          </table:table-cell>
          <table:table-cell table:number-columns-repeated="1020"/>
        </table:table-row>
        <table:table-row table:style-name="ro1">
          <table:table-cell office:value-type="string" calcext:value-type="string">
            <text:p>التاى</text:p>
          </table:table-cell>
          <table:table-cell office:value-type="string" calcext:value-type="string">
            <text:p>Altay</text:p>
          </table:table-cell>
          <table:table-cell table:formula="of:=ABJAD([.$A66];1;1)" office:value-type="float" office:value="433" calcext:value-type="float">
            <text:p>433</text:p>
          </table:table-cell>
          <table:table-cell table:formula="of:=IF([.$C66]=ABJAD([.$A66];7;1);&quot;aynısı&quot;;ABJAD([.$A66];7;1))" office:value-type="string" office:string-value="aynısı" calcext:value-type="string">
            <text:p>aynısı</text:p>
          </table:table-cell>
          <table:table-cell table:number-columns-repeated="1020"/>
        </table:table-row>
        <table:table-row table:style-name="ro1">
          <table:table-cell office:value-type="string" calcext:value-type="string">
            <text:p>آلتین</text:p>
          </table:table-cell>
          <table:table-cell office:value-type="string" calcext:value-type="string">
            <text:p>Altın</text:p>
          </table:table-cell>
          <table:table-cell table:formula="of:=ABJAD([.$A67];1;1)" office:value-type="float" office:value="491" calcext:value-type="float">
            <text:p>491</text:p>
          </table:table-cell>
          <table:table-cell table:formula="of:=IF([.$C67]=ABJAD([.$A67];7;1);&quot;aynısı&quot;;ABJAD([.$A67];7;1))" office:value-type="string" office:string-value="aynısı" calcext:value-type="string">
            <text:p>aynısı</text:p>
          </table:table-cell>
          <table:table-cell table:number-columns-repeated="1020"/>
        </table:table-row>
        <table:table-row table:style-name="ro1">
          <table:table-cell office:value-type="string" calcext:value-type="string">
            <text:p>آلطوغ</text:p>
          </table:table-cell>
          <table:table-cell office:value-type="string" calcext:value-type="string">
            <text:p>Altuğ</text:p>
          </table:table-cell>
          <table:table-cell table:formula="of:=ABJAD([.$A68];1;1)" office:value-type="float" office:value="1046" calcext:value-type="float">
            <text:p>1046</text:p>
          </table:table-cell>
          <table:table-cell table:formula="of:=IF([.$C68]=ABJAD([.$A68];7;1);&quot;aynısı&quot;;ABJAD([.$A68];7;1))" office:value-type="float" office:value="946" calcext:value-type="float">
            <text:p>946</text:p>
          </table:table-cell>
          <table:table-cell table:number-columns-repeated="1020"/>
        </table:table-row>
        <table:table-row table:style-name="ro1">
          <table:table-cell office:value-type="string" calcext:value-type="string">
            <text:p>عليا</text:p>
          </table:table-cell>
          <table:table-cell office:value-type="string" calcext:value-type="string">
            <text:p>Alya</text:p>
          </table:table-cell>
          <table:table-cell table:formula="of:=ABJAD([.$A69];1;1)" office:value-type="float" office:value="111" calcext:value-type="float">
            <text:p>111</text:p>
          </table:table-cell>
          <table:table-cell table:formula="of:=IF([.$C69]=ABJAD([.$A69];7;1);&quot;aynısı&quot;;ABJAD([.$A69];7;1))" office:value-type="string" office:string-value="aynısı" calcext:value-type="string">
            <text:p>aynısı</text:p>
          </table:table-cell>
          <table:table-cell table:number-columns-repeated="1020"/>
        </table:table-row>
        <table:table-row table:style-name="ro1">
          <table:table-cell office:value-type="string" calcext:value-type="string">
            <text:p>عنبر</text:p>
          </table:table-cell>
          <table:table-cell office:value-type="string" calcext:value-type="string">
            <text:p>Amber</text:p>
          </table:table-cell>
          <table:table-cell table:formula="of:=ABJAD([.$A70];1;1)" office:value-type="float" office:value="322" calcext:value-type="float">
            <text:p>322</text:p>
          </table:table-cell>
          <table:table-cell table:formula="of:=IF([.$C70]=ABJAD([.$A70];7;1);&quot;aynısı&quot;;ABJAD([.$A70];7;1))" office:value-type="string" office:string-value="aynısı" calcext:value-type="string">
            <text:p>aynısı</text:p>
          </table:table-cell>
          <table:table-cell table:number-columns-repeated="1020"/>
        </table:table-row>
        <table:table-row table:style-name="ro1">
          <table:table-cell office:value-type="string" calcext:value-type="string">
            <text:p>آمنه</text:p>
          </table:table-cell>
          <table:table-cell office:value-type="string" calcext:value-type="string">
            <text:p>Amine</text:p>
          </table:table-cell>
          <table:table-cell table:formula="of:=ABJAD([.$A71];1;1)" office:value-type="float" office:value="96" calcext:value-type="float">
            <text:p>96</text:p>
          </table:table-cell>
          <table:table-cell table:formula="of:=IF([.$C71]=ABJAD([.$A71];7;1);&quot;aynısı&quot;;ABJAD([.$A71];7;1))" office:value-type="string" office:string-value="aynısı" calcext:value-type="string">
            <text:p>aynısı</text:p>
          </table:table-cell>
          <table:table-cell table:number-columns-repeated="1020"/>
        </table:table-row>
        <table:table-row table:style-name="ro1">
          <table:table-cell office:value-type="string" calcext:value-type="string">
            <text:p>عامِر</text:p>
          </table:table-cell>
          <table:table-cell office:value-type="string" calcext:value-type="string">
            <text:p>Amir</text:p>
          </table:table-cell>
          <table:table-cell table:formula="of:=ABJAD([.$A72];1;1)" office:value-type="float" office:value="311" calcext:value-type="float">
            <text:p>311</text:p>
          </table:table-cell>
          <table:table-cell table:formula="of:=IF([.$C72]=ABJAD([.$A72];7;1);&quot;aynısı&quot;;ABJAD([.$A72];7;1))" office:value-type="string" office:string-value="aynısı" calcext:value-type="string">
            <text:p>aynısı</text:p>
          </table:table-cell>
          <table:table-cell table:number-columns-repeated="1020"/>
        </table:table-row>
        <table:table-row table:style-name="ro1">
          <table:table-cell office:value-type="string" calcext:value-type="string">
            <text:p>عَمار</text:p>
          </table:table-cell>
          <table:table-cell office:value-type="string" calcext:value-type="string">
            <text:p>Ammar</text:p>
          </table:table-cell>
          <table:table-cell table:formula="of:=ABJAD([.$A73];1;1)" office:value-type="float" office:value="311" calcext:value-type="float">
            <text:p>311</text:p>
          </table:table-cell>
          <table:table-cell table:formula="of:=IF([.$C73]=ABJAD([.$A73];7;1);&quot;aynısı&quot;;ABJAD([.$A73];7;1))" office:value-type="string" office:string-value="aynısı" calcext:value-type="string">
            <text:p>aynısı</text:p>
          </table:table-cell>
          <table:table-cell table:number-columns-repeated="1020"/>
        </table:table-row>
        <table:table-row table:style-name="ro1">
          <table:table-cell office:value-type="string" calcext:value-type="string">
            <text:p>آنيل</text:p>
          </table:table-cell>
          <table:table-cell office:value-type="string" calcext:value-type="string">
            <text:p>Anıl</text:p>
          </table:table-cell>
          <table:table-cell table:formula="of:=ABJAD([.$A74];1;1)" office:value-type="float" office:value="91" calcext:value-type="float">
            <text:p>91</text:p>
          </table:table-cell>
          <table:table-cell table:formula="of:=IF([.$C74]=ABJAD([.$A74];7;1);&quot;aynısı&quot;;ABJAD([.$A74];7;1))" office:value-type="string" office:string-value="aynısı" calcext:value-type="string">
            <text:p>aynısı</text:p>
          </table:table-cell>
          <table:table-cell table:number-columns-repeated="1020"/>
        </table:table-row>
        <table:table-row table:style-name="ro1">
          <table:table-cell office:value-type="string" calcext:value-type="string">
            <text:p>آرال</text:p>
          </table:table-cell>
          <table:table-cell office:value-type="string" calcext:value-type="string">
            <text:p>Aral</text:p>
          </table:table-cell>
          <table:table-cell table:formula="of:=ABJAD([.$A75];1;1)" office:value-type="float" office:value="232" calcext:value-type="float">
            <text:p>232</text:p>
          </table:table-cell>
          <table:table-cell table:formula="of:=IF([.$C75]=ABJAD([.$A75];7;1);&quot;aynısı&quot;;ABJAD([.$A75];7;1))" office:value-type="string" office:string-value="aynısı" calcext:value-type="string">
            <text:p>aynısı</text:p>
          </table:table-cell>
          <table:table-cell table:number-columns-repeated="1020"/>
        </table:table-row>
        <table:table-row table:style-name="ro1">
          <table:table-cell office:value-type="string" calcext:value-type="string">
            <text:p>آراس</text:p>
          </table:table-cell>
          <table:table-cell office:value-type="string" calcext:value-type="string">
            <text:p>Aras</text:p>
          </table:table-cell>
          <table:table-cell table:formula="of:=ABJAD([.$A76];1;1)" office:value-type="float" office:value="262" calcext:value-type="float">
            <text:p>262</text:p>
          </table:table-cell>
          <table:table-cell table:formula="of:=IF([.$C76]=ABJAD([.$A76];7;1);&quot;aynısı&quot;;ABJAD([.$A76];7;1))" office:value-type="float" office:value="502" calcext:value-type="float">
            <text:p>502</text:p>
          </table:table-cell>
          <table:table-cell table:number-columns-repeated="1020"/>
        </table:table-row>
        <table:table-row table:style-name="ro1">
          <table:table-cell office:value-type="string" calcext:value-type="string">
            <text:p>آردا</text:p>
          </table:table-cell>
          <table:table-cell office:value-type="string" calcext:value-type="string">
            <text:p>Arda</text:p>
          </table:table-cell>
          <table:table-cell table:formula="of:=ABJAD([.$A77];1;1)" office:value-type="float" office:value="206" calcext:value-type="float">
            <text:p>206</text:p>
          </table:table-cell>
          <table:table-cell table:formula="of:=IF([.$C77]=ABJAD([.$A77];7;1);&quot;aynısı&quot;;ABJAD([.$A77];7;1))" office:value-type="string" office:string-value="aynısı" calcext:value-type="string">
            <text:p>aynısı</text:p>
          </table:table-cell>
          <table:table-cell table:number-columns-repeated="1020"/>
        </table:table-row>
        <table:table-row table:style-name="ro1">
          <table:table-cell office:value-type="string" calcext:value-type="string">
            <text:p>اري</text:p>
          </table:table-cell>
          <table:table-cell office:value-type="string" calcext:value-type="string">
            <text:p>Arı</text:p>
          </table:table-cell>
          <table:table-cell table:formula="of:=ABJAD([.$A78];1;1)" office:value-type="float" office:value="211" calcext:value-type="float">
            <text:p>211</text:p>
          </table:table-cell>
          <table:table-cell table:formula="of:=IF([.$C78]=ABJAD([.$A78];7;1);&quot;aynısı&quot;;ABJAD([.$A78];7;1))" office:value-type="string" office:string-value="aynısı" calcext:value-type="string">
            <text:p>aynısı</text:p>
          </table:table-cell>
          <table:table-cell table:number-columns-repeated="1020"/>
        </table:table-row>
        <table:table-row table:style-name="ro1">
          <table:table-cell office:value-type="string" calcext:value-type="string">
            <text:p>عارف</text:p>
          </table:table-cell>
          <table:table-cell office:value-type="string" calcext:value-type="string">
            <text:p>Arif</text:p>
          </table:table-cell>
          <table:table-cell table:formula="of:=ABJAD([.$A79];1;1)" office:value-type="float" office:value="351" calcext:value-type="float">
            <text:p>351</text:p>
          </table:table-cell>
          <table:table-cell table:formula="of:=IF([.$C79]=ABJAD([.$A79];7;1);&quot;aynısı&quot;;ABJAD([.$A79];7;1))" office:value-type="string" office:string-value="aynısı" calcext:value-type="string">
            <text:p>aynısı</text:p>
          </table:table-cell>
          <table:table-cell table:number-columns-repeated="1020"/>
        </table:table-row>
        <table:table-row table:style-name="ro1">
          <table:table-cell office:value-type="string" calcext:value-type="string">
            <text:p>عارفه</text:p>
          </table:table-cell>
          <table:table-cell office:value-type="string" calcext:value-type="string">
            <text:p>Arife</text:p>
          </table:table-cell>
          <table:table-cell table:formula="of:=ABJAD([.$A80];1;1)" office:value-type="float" office:value="356" calcext:value-type="float">
            <text:p>356</text:p>
          </table:table-cell>
          <table:table-cell table:formula="of:=IF([.$C80]=ABJAD([.$A80];7;1);&quot;aynısı&quot;;ABJAD([.$A80];7;1))" office:value-type="string" office:string-value="aynısı" calcext:value-type="string">
            <text:p>aynısı</text:p>
          </table:table-cell>
          <table:table-cell table:number-columns-repeated="1020"/>
        </table:table-row>
        <table:table-row table:style-name="ro1">
          <table:table-cell office:value-type="string" calcext:value-type="string">
            <text:p>ارمغان</text:p>
          </table:table-cell>
          <table:table-cell office:value-type="string" calcext:value-type="string">
            <text:p>Armağan</text:p>
          </table:table-cell>
          <table:table-cell table:formula="of:=ABJAD([.$A81];1;1)" office:value-type="float" office:value="1292" calcext:value-type="float">
            <text:p>1292</text:p>
          </table:table-cell>
          <table:table-cell table:formula="of:=IF([.$C81]=ABJAD([.$A81];7;1);&quot;aynısı&quot;;ABJAD([.$A81];7;1))" office:value-type="float" office:value="1192" calcext:value-type="float">
            <text:p>1192</text:p>
          </table:table-cell>
          <table:table-cell table:number-columns-repeated="1020"/>
        </table:table-row>
        <table:table-row table:style-name="ro1">
          <table:table-cell office:value-type="string" calcext:value-type="string">
            <text:p>آرمینا</text:p>
          </table:table-cell>
          <table:table-cell office:value-type="string" calcext:value-type="string">
            <text:p>Armina</text:p>
          </table:table-cell>
          <table:table-cell table:formula="of:=ABJAD([.$A82];1;1)" office:value-type="float" office:value="302" calcext:value-type="float">
            <text:p>302</text:p>
          </table:table-cell>
          <table:table-cell table:formula="of:=IF([.$C82]=ABJAD([.$A82];7;1);&quot;aynısı&quot;;ABJAD([.$A82];7;1))" office:value-type="string" office:string-value="aynısı" calcext:value-type="string">
            <text:p>aynısı</text:p>
          </table:table-cell>
          <table:table-cell table:number-columns-repeated="1020"/>
        </table:table-row>
        <table:table-row table:style-name="ro1">
          <table:table-cell office:value-type="string" calcext:value-type="string">
            <text:p>آرمینه</text:p>
          </table:table-cell>
          <table:table-cell office:value-type="string" calcext:value-type="string">
            <text:p>Armine</text:p>
          </table:table-cell>
          <table:table-cell table:formula="of:=ABJAD([.$A83];1;1)" office:value-type="float" office:value="306" calcext:value-type="float">
            <text:p>306</text:p>
          </table:table-cell>
          <table:table-cell table:formula="of:=IF([.$C83]=ABJAD([.$A83];7;1);&quot;aynısı&quot;;ABJAD([.$A83];7;1))" office:value-type="string" office:string-value="aynısı" calcext:value-type="string">
            <text:p>aynısı</text:p>
          </table:table-cell>
          <table:table-cell table:number-columns-repeated="1020"/>
        </table:table-row>
        <table:table-row table:style-name="ro1">
          <table:table-cell office:value-type="string" calcext:value-type="string">
            <text:p>آرتان</text:p>
          </table:table-cell>
          <table:table-cell office:value-type="string" calcext:value-type="string">
            <text:p>Artan</text:p>
          </table:table-cell>
          <table:table-cell table:formula="of:=ABJAD([.$A84];1;1)" office:value-type="float" office:value="652" calcext:value-type="float">
            <text:p>652</text:p>
          </table:table-cell>
          <table:table-cell table:formula="of:=IF([.$C84]=ABJAD([.$A84];7;1);&quot;aynısı&quot;;ABJAD([.$A84];7;1))" office:value-type="string" office:string-value="aynısı" calcext:value-type="string">
            <text:p>aynısı</text:p>
          </table:table-cell>
          <table:table-cell table:number-columns-repeated="1020"/>
        </table:table-row>
        <table:table-row table:style-name="ro1">
          <table:table-cell office:value-type="string" calcext:value-type="string">
            <text:p>آرزو</text:p>
          </table:table-cell>
          <table:table-cell office:value-type="string" calcext:value-type="string">
            <text:p>Arzu</text:p>
          </table:table-cell>
          <table:table-cell table:formula="of:=ABJAD([.$A85];1;1)" office:value-type="float" office:value="214" calcext:value-type="float">
            <text:p>214</text:p>
          </table:table-cell>
          <table:table-cell table:formula="of:=IF([.$C85]=ABJAD([.$A85];7;1);&quot;aynısı&quot;;ABJAD([.$A85];7;1))" office:value-type="string" office:string-value="aynısı" calcext:value-type="string">
            <text:p>aynısı</text:p>
          </table:table-cell>
          <table:table-cell table:number-columns-repeated="1020"/>
        </table:table-row>
        <table:table-row table:style-name="ro1">
          <table:table-cell office:value-type="string" calcext:value-type="string">
            <text:p>آصف</text:p>
          </table:table-cell>
          <table:table-cell office:value-type="string" calcext:value-type="string">
            <text:p>Asaf</text:p>
          </table:table-cell>
          <table:table-cell table:formula="of:=ABJAD([.$A86];1;1)" office:value-type="float" office:value="171" calcext:value-type="float">
            <text:p>171</text:p>
          </table:table-cell>
          <table:table-cell table:formula="of:=IF([.$C86]=ABJAD([.$A86];7;1);&quot;aynısı&quot;;ABJAD([.$A86];7;1))" office:value-type="float" office:value="141" calcext:value-type="float">
            <text:p>141</text:p>
          </table:table-cell>
          <table:table-cell table:number-columns-repeated="1020"/>
        </table:table-row>
        <table:table-row table:style-name="ro1">
          <table:table-cell office:value-type="string" calcext:value-type="string">
            <text:p>عسل</text:p>
          </table:table-cell>
          <table:table-cell office:value-type="string" calcext:value-type="string">
            <text:p>Asel</text:p>
          </table:table-cell>
          <table:table-cell table:formula="of:=ABJAD([.$A87];1;1)" office:value-type="float" office:value="160" calcext:value-type="float">
            <text:p>160</text:p>
          </table:table-cell>
          <table:table-cell table:formula="of:=IF([.$C87]=ABJAD([.$A87];7;1);&quot;aynısı&quot;;ABJAD([.$A87];7;1))" office:value-type="float" office:value="400" calcext:value-type="float">
            <text:p>400</text:p>
          </table:table-cell>
          <table:table-cell table:number-columns-repeated="1020"/>
        </table:table-row>
        <table:table-row table:style-name="ro1">
          <table:table-cell office:value-type="string" calcext:value-type="string">
            <text:p>آسه نه</text:p>
          </table:table-cell>
          <table:table-cell office:value-type="string" calcext:value-type="string">
            <text:p>Asena</text:p>
          </table:table-cell>
          <table:table-cell table:formula="of:=ABJAD([.$A88];1;1)" office:value-type="float" office:value="121" calcext:value-type="float">
            <text:p>121</text:p>
          </table:table-cell>
          <table:table-cell table:formula="of:=IF([.$C88]=ABJAD([.$A88];7;1);&quot;aynısı&quot;;ABJAD([.$A88];7;1))" office:value-type="float" office:value="361" calcext:value-type="float">
            <text:p>361</text:p>
          </table:table-cell>
          <table:table-cell table:number-columns-repeated="1020"/>
        </table:table-row>
        <table:table-row table:style-name="ro1">
          <table:table-cell office:value-type="string" calcext:value-type="string">
            <text:p>عاصم</text:p>
          </table:table-cell>
          <table:table-cell office:value-type="string" calcext:value-type="string">
            <text:p>Asım</text:p>
          </table:table-cell>
          <table:table-cell table:formula="of:=ABJAD([.$A89];1;1)" office:value-type="float" office:value="201" calcext:value-type="float">
            <text:p>201</text:p>
          </table:table-cell>
          <table:table-cell table:formula="of:=IF([.$C89]=ABJAD([.$A89];7;1);&quot;aynısı&quot;;ABJAD([.$A89];7;1))" office:value-type="float" office:value="171" calcext:value-type="float">
            <text:p>171</text:p>
          </table:table-cell>
          <table:table-cell table:number-columns-repeated="1020"/>
        </table:table-row>
        <table:table-row table:style-name="ro1">
          <table:table-cell office:value-type="string" calcext:value-type="string">
            <text:p>اصیل</text:p>
          </table:table-cell>
          <table:table-cell office:value-type="string" calcext:value-type="string">
            <text:p>Asil</text:p>
          </table:table-cell>
          <table:table-cell table:formula="of:=ABJAD([.$A90];1;1)" office:value-type="float" office:value="131" calcext:value-type="float">
            <text:p>131</text:p>
          </table:table-cell>
          <table:table-cell table:formula="of:=IF([.$C90]=ABJAD([.$A90];7;1);&quot;aynısı&quot;;ABJAD([.$A90];7;1))" office:value-type="float" office:value="101" calcext:value-type="float">
            <text:p>101</text:p>
          </table:table-cell>
          <table:table-cell table:number-columns-repeated="1020"/>
        </table:table-row>
        <table:table-row table:style-name="ro1">
          <table:table-cell office:value-type="string" calcext:value-type="string">
            <text:p>آسيه</text:p>
          </table:table-cell>
          <table:table-cell office:value-type="string" calcext:value-type="string">
            <text:p>Asiye</text:p>
          </table:table-cell>
          <table:table-cell table:formula="of:=ABJAD([.$A91];1;1)" office:value-type="float" office:value="76" calcext:value-type="float">
            <text:p>76</text:p>
          </table:table-cell>
          <table:table-cell table:formula="of:=IF([.$C91]=ABJAD([.$A91];7;1);&quot;aynısı&quot;;ABJAD([.$A91];7;1))" office:value-type="float" office:value="316" calcext:value-type="float">
            <text:p>316</text:p>
          </table:table-cell>
          <table:table-cell table:number-columns-repeated="1020"/>
        </table:table-row>
        <table:table-row table:style-name="ro1">
          <table:table-cell office:value-type="string" calcext:value-type="string">
            <text:p>عسکر</text:p>
          </table:table-cell>
          <table:table-cell office:value-type="string" calcext:value-type="string">
            <text:p>Asker</text:p>
          </table:table-cell>
          <table:table-cell table:formula="of:=ABJAD([.$A92];1;1)" office:value-type="float" office:value="350" calcext:value-type="float">
            <text:p>350</text:p>
          </table:table-cell>
          <table:table-cell table:formula="of:=IF([.$C92]=ABJAD([.$A92];7;1);&quot;aynısı&quot;;ABJAD([.$A92];7;1))" office:value-type="float" office:value="590" calcext:value-type="float">
            <text:p>590</text:p>
          </table:table-cell>
          <table:table-cell table:number-columns-repeated="1020"/>
        </table:table-row>
        <table:table-row table:style-name="ro1">
          <table:table-cell office:value-type="string" calcext:value-type="string">
            <text:p>آصلان</text:p>
          </table:table-cell>
          <table:table-cell office:value-type="string" calcext:value-type="string">
            <text:p>Aslan</text:p>
          </table:table-cell>
          <table:table-cell table:formula="of:=ABJAD([.$A93];1;1)" office:value-type="float" office:value="172" calcext:value-type="float">
            <text:p>172</text:p>
          </table:table-cell>
          <table:table-cell table:formula="of:=IF([.$C93]=ABJAD([.$A93];7;1);&quot;aynısı&quot;;ABJAD([.$A93];7;1))" office:value-type="float" office:value="142" calcext:value-type="float">
            <text:p>142</text:p>
          </table:table-cell>
          <table:table-cell table:number-columns-repeated="1020"/>
        </table:table-row>
        <table:table-row table:style-name="ro1">
          <table:table-cell office:value-type="string" calcext:value-type="string">
            <text:p>اصلي</text:p>
          </table:table-cell>
          <table:table-cell office:value-type="string" calcext:value-type="string">
            <text:p>Aslı</text:p>
          </table:table-cell>
          <table:table-cell table:formula="of:=ABJAD([.$A94];1;1)" office:value-type="float" office:value="131" calcext:value-type="float">
            <text:p>131</text:p>
          </table:table-cell>
          <table:table-cell table:formula="of:=IF([.$C94]=ABJAD([.$A94];7;1);&quot;aynısı&quot;;ABJAD([.$A94];7;1))" office:value-type="float" office:value="101" calcext:value-type="float">
            <text:p>101</text:p>
          </table:table-cell>
          <table:table-cell table:number-columns-repeated="1020"/>
        </table:table-row>
        <table:table-row table:style-name="ro1">
          <table:table-cell office:value-type="string" calcext:value-type="string">
            <text:p>اصليخان</text:p>
          </table:table-cell>
          <table:table-cell office:value-type="string" calcext:value-type="string">
            <text:p>Aslıhan</text:p>
          </table:table-cell>
          <table:table-cell table:formula="of:=ABJAD([.$A95];1;1)" office:value-type="float" office:value="782" calcext:value-type="float">
            <text:p>782</text:p>
          </table:table-cell>
          <table:table-cell table:formula="of:=IF([.$C95]=ABJAD([.$A95];7;1);&quot;aynısı&quot;;ABJAD([.$A95];7;1))" office:value-type="float" office:value="752" calcext:value-type="float">
            <text:p>752</text:p>
          </table:table-cell>
          <table:table-cell table:number-columns-repeated="1020"/>
        </table:table-row>
        <table:table-row table:style-name="ro1">
          <table:table-cell office:value-type="string" calcext:value-type="string">
            <text:p>آصلى نور</text:p>
          </table:table-cell>
          <table:table-cell office:value-type="string" calcext:value-type="string">
            <text:p>Aslınur</text:p>
          </table:table-cell>
          <table:table-cell table:formula="of:=ABJAD([.$A96];1;1)" office:value-type="float" office:value="378" calcext:value-type="float">
            <text:p>378</text:p>
          </table:table-cell>
          <table:table-cell table:formula="of:=IF([.$C96]=ABJAD([.$A96];7;1);&quot;aynısı&quot;;ABJAD([.$A96];7;1))" office:value-type="float" office:value="348" calcext:value-type="float">
            <text:p>348</text:p>
          </table:table-cell>
          <table:table-cell table:number-columns-repeated="1020"/>
        </table:table-row>
        <table:table-row table:style-name="ro1">
          <table:table-cell office:value-type="string" calcext:value-type="string">
            <text:p>آسو</text:p>
          </table:table-cell>
          <table:table-cell office:value-type="string" calcext:value-type="string">
            <text:p>Asu</text:p>
          </table:table-cell>
          <table:table-cell table:formula="of:=ABJAD([.$A97];1;1)" office:value-type="float" office:value="67" calcext:value-type="float">
            <text:p>67</text:p>
          </table:table-cell>
          <table:table-cell table:formula="of:=IF([.$C97]=ABJAD([.$A97];7;1);&quot;aynısı&quot;;ABJAD([.$A97];7;1))" office:value-type="float" office:value="307" calcext:value-type="float">
            <text:p>307</text:p>
          </table:table-cell>
          <table:table-cell table:number-columns-repeated="1020"/>
        </table:table-row>
        <table:table-row table:style-name="ro1">
          <table:table-cell office:value-type="string" calcext:value-type="string">
            <text:p>آسوده</text:p>
          </table:table-cell>
          <table:table-cell office:value-type="string" calcext:value-type="string">
            <text:p>Asude</text:p>
          </table:table-cell>
          <table:table-cell table:formula="of:=ABJAD([.$A98];1;1)" office:value-type="float" office:value="76" calcext:value-type="float">
            <text:p>76</text:p>
          </table:table-cell>
          <table:table-cell table:formula="of:=IF([.$C98]=ABJAD([.$A98];7;1);&quot;aynısı&quot;;ABJAD([.$A98];7;1))" office:value-type="float" office:value="316" calcext:value-type="float">
            <text:p>316</text:p>
          </table:table-cell>
          <table:table-cell table:number-columns-repeated="1020"/>
        </table:table-row>
        <table:table-row table:style-name="ro1">
          <table:table-cell office:value-type="string" calcext:value-type="string">
            <text:p>آسوخان</text:p>
          </table:table-cell>
          <table:table-cell office:value-type="string" calcext:value-type="string">
            <text:p>Asuhan</text:p>
          </table:table-cell>
          <table:table-cell table:formula="of:=ABJAD([.$A99];1;1)" office:value-type="float" office:value="718" calcext:value-type="float">
            <text:p>718</text:p>
          </table:table-cell>
          <table:table-cell table:formula="of:=IF([.$C99]=ABJAD([.$A99];7;1);&quot;aynısı&quot;;ABJAD([.$A99];7;1))" office:value-type="float" office:value="958" calcext:value-type="float">
            <text:p>958</text:p>
          </table:table-cell>
          <table:table-cell table:number-columns-repeated="1020"/>
        </table:table-row>
        <table:table-row table:style-name="ro1">
          <table:table-cell office:value-type="string" calcext:value-type="string">
            <text:p>آسمان</text:p>
          </table:table-cell>
          <table:table-cell office:value-type="string" calcext:value-type="string">
            <text:p>Asuman</text:p>
          </table:table-cell>
          <table:table-cell table:formula="of:=ABJAD([.$A100];1;1)" office:value-type="float" office:value="152" calcext:value-type="float">
            <text:p>152</text:p>
          </table:table-cell>
          <table:table-cell table:formula="of:=IF([.$C100]=ABJAD([.$A100];7;1);&quot;aynısı&quot;;ABJAD([.$A100];7;1))" office:value-type="float" office:value="392" calcext:value-type="float">
            <text:p>392</text:p>
          </table:table-cell>
          <table:table-cell table:number-columns-repeated="1020"/>
        </table:table-row>
        <table:table-row table:style-name="ro1">
          <table:table-cell office:value-type="string" calcext:value-type="string">
            <text:p>آسيا</text:p>
          </table:table-cell>
          <table:table-cell office:value-type="string" calcext:value-type="string">
            <text:p>Asya</text:p>
          </table:table-cell>
          <table:table-cell table:formula="of:=ABJAD([.$A101];1;1)" office:value-type="float" office:value="72" calcext:value-type="float">
            <text:p>72</text:p>
          </table:table-cell>
          <table:table-cell table:formula="of:=IF([.$C101]=ABJAD([.$A101];7;1);&quot;aynısı&quot;;ABJAD([.$A101];7;1))" office:value-type="float" office:value="312" calcext:value-type="float">
            <text:p>312</text:p>
          </table:table-cell>
          <table:table-cell table:number-columns-repeated="1020"/>
        </table:table-row>
        <table:table-row table:style-name="ro1">
          <table:table-cell office:value-type="string" calcext:value-type="string">
            <text:p>آشقين</text:p>
          </table:table-cell>
          <table:table-cell office:value-type="string" calcext:value-type="string">
            <text:p>Aşkın</text:p>
          </table:table-cell>
          <table:table-cell table:formula="of:=ABJAD([.$A102];1;1)" office:value-type="float" office:value="461" calcext:value-type="float">
            <text:p>461</text:p>
          </table:table-cell>
          <table:table-cell table:formula="of:=IF([.$C102]=ABJAD([.$A102];7;1);&quot;aynısı&quot;;ABJAD([.$A102];7;1))" office:value-type="float" office:value="1161" calcext:value-type="float">
            <text:p>1161</text:p>
          </table:table-cell>
          <table:table-cell table:number-columns-repeated="1020"/>
        </table:table-row>
        <table:table-row table:style-name="ro1">
          <table:table-cell office:value-type="string" calcext:value-type="string">
            <text:p>آتا</text:p>
          </table:table-cell>
          <table:table-cell office:value-type="string" calcext:value-type="string">
            <text:p>Ata</text:p>
          </table:table-cell>
          <table:table-cell table:formula="of:=ABJAD([.$A103];1;1)" office:value-type="float" office:value="402" calcext:value-type="float">
            <text:p>402</text:p>
          </table:table-cell>
          <table:table-cell table:formula="of:=IF([.$C103]=ABJAD([.$A103];7;1);&quot;aynısı&quot;;ABJAD([.$A103];7;1))" office:value-type="string" office:string-value="aynısı" calcext:value-type="string">
            <text:p>aynısı</text:p>
          </table:table-cell>
          <table:table-cell table:number-columns-repeated="1020"/>
        </table:table-row>
        <table:table-row table:style-name="ro1">
          <table:table-cell office:value-type="string" calcext:value-type="string">
            <text:p>آتابرك</text:p>
          </table:table-cell>
          <table:table-cell office:value-type="string" calcext:value-type="string">
            <text:p>Ataberk</text:p>
          </table:table-cell>
          <table:table-cell table:formula="of:=ABJAD([.$A104];1;1)" office:value-type="float" office:value="624" calcext:value-type="float">
            <text:p>624</text:p>
          </table:table-cell>
          <table:table-cell table:formula="of:=IF([.$C104]=ABJAD([.$A104];7;1);&quot;aynısı&quot;;ABJAD([.$A104];7;1))" office:value-type="string" office:string-value="aynısı" calcext:value-type="string">
            <text:p>aynısı</text:p>
          </table:table-cell>
          <table:table-cell table:number-columns-repeated="1020"/>
        </table:table-row>
        <table:table-row table:style-name="ro1">
          <table:table-cell office:value-type="string" calcext:value-type="string">
            <text:p>آتاخان</text:p>
          </table:table-cell>
          <table:table-cell office:value-type="string" calcext:value-type="string">
            <text:p>Atahan</text:p>
          </table:table-cell>
          <table:table-cell table:formula="of:=ABJAD([.$A105];1;1)" office:value-type="float" office:value="1053" calcext:value-type="float">
            <text:p>1053</text:p>
          </table:table-cell>
          <table:table-cell table:formula="of:=IF([.$C105]=ABJAD([.$A105];7;1);&quot;aynısı&quot;;ABJAD([.$A105];7;1))" office:value-type="string" office:string-value="aynısı" calcext:value-type="string">
            <text:p>aynısı</text:p>
          </table:table-cell>
          <table:table-cell table:number-columns-repeated="1020"/>
        </table:table-row>
        <table:table-row table:style-name="ro1">
          <table:table-cell office:value-type="string" calcext:value-type="string">
            <text:p>آتش</text:p>
          </table:table-cell>
          <table:table-cell office:value-type="string" calcext:value-type="string">
            <text:p>Ateş</text:p>
          </table:table-cell>
          <table:table-cell table:formula="of:=ABJAD([.$A106];1;1)" office:value-type="float" office:value="701" calcext:value-type="float">
            <text:p>701</text:p>
          </table:table-cell>
          <table:table-cell table:formula="of:=IF([.$C106]=ABJAD([.$A106];7;1);&quot;aynısı&quot;;ABJAD([.$A106];7;1))" office:value-type="float" office:value="1401" calcext:value-type="float">
            <text:p>1401</text:p>
          </table:table-cell>
          <table:table-cell table:number-columns-repeated="1020"/>
        </table:table-row>
        <table:table-row table:style-name="ro1">
          <table:table-cell office:value-type="string" calcext:value-type="string">
            <text:p>عاطف</text:p>
          </table:table-cell>
          <table:table-cell office:value-type="string" calcext:value-type="string">
            <text:p>Atıf</text:p>
          </table:table-cell>
          <table:table-cell table:formula="of:=ABJAD([.$A107];1;1)" office:value-type="float" office:value="160" calcext:value-type="float">
            <text:p>160</text:p>
          </table:table-cell>
          <table:table-cell table:formula="of:=IF([.$C107]=ABJAD([.$A107];7;1);&quot;aynısı&quot;;ABJAD([.$A107];7;1))" office:value-type="string" office:string-value="aynısı" calcext:value-type="string">
            <text:p>aynısı</text:p>
          </table:table-cell>
          <table:table-cell table:number-columns-repeated="1020"/>
        </table:table-row>
        <table:table-row table:style-name="ro1">
          <table:table-cell office:value-type="string" calcext:value-type="string">
            <text:p>عتيق</text:p>
          </table:table-cell>
          <table:table-cell office:value-type="string" calcext:value-type="string">
            <text:p>Atik</text:p>
          </table:table-cell>
          <table:table-cell table:formula="of:=ABJAD([.$A108];1;1)" office:value-type="float" office:value="580" calcext:value-type="float">
            <text:p>580</text:p>
          </table:table-cell>
          <table:table-cell table:formula="of:=IF([.$C108]=ABJAD([.$A108];7;1);&quot;aynısı&quot;;ABJAD([.$A108];7;1))" office:value-type="string" office:string-value="aynısı" calcext:value-type="string">
            <text:p>aynısı</text:p>
          </table:table-cell>
          <table:table-cell table:number-columns-repeated="1020"/>
        </table:table-row>
        <table:table-row table:style-name="ro1">
          <table:table-cell office:value-type="string" calcext:value-type="string">
            <text:p>عتيقه</text:p>
          </table:table-cell>
          <table:table-cell office:value-type="string" calcext:value-type="string">
            <text:p>Atike</text:p>
          </table:table-cell>
          <table:table-cell table:formula="of:=ABJAD([.$A109];1;1)" office:value-type="float" office:value="585" calcext:value-type="float">
            <text:p>585</text:p>
          </table:table-cell>
          <table:table-cell table:formula="of:=IF([.$C109]=ABJAD([.$A109];7;1);&quot;aynısı&quot;;ABJAD([.$A109];7;1))" office:value-type="string" office:string-value="aynısı" calcext:value-type="string">
            <text:p>aynısı</text:p>
          </table:table-cell>
          <table:table-cell table:number-columns-repeated="1020"/>
        </table:table-row>
        <table:table-row table:style-name="ro1">
          <table:table-cell office:value-type="string" calcext:value-type="string">
            <text:p>آتيلاّ</text:p>
          </table:table-cell>
          <table:table-cell office:value-type="string" calcext:value-type="string">
            <text:p>Atilla</text:p>
          </table:table-cell>
          <table:table-cell table:formula="of:=ABJAD([.$A110];1;1)" office:value-type="float" office:value="442" calcext:value-type="float">
            <text:p>442</text:p>
          </table:table-cell>
          <table:table-cell table:formula="of:=IF([.$C110]=ABJAD([.$A110];7;1);&quot;aynısı&quot;;ABJAD([.$A110];7;1))" office:value-type="string" office:string-value="aynısı" calcext:value-type="string">
            <text:p>aynısı</text:p>
          </table:table-cell>
          <table:table-cell table:number-columns-repeated="1020"/>
        </table:table-row>
        <table:table-row table:style-name="ro1">
          <table:table-cell office:value-type="string" calcext:value-type="string">
            <text:p>عطيّة</text:p>
          </table:table-cell>
          <table:table-cell office:value-type="string" calcext:value-type="string">
            <text:p>Atiye</text:p>
          </table:table-cell>
          <table:table-cell table:formula="of:=ABJAD([.$A111];1;1)" office:value-type="float" office:value="94" calcext:value-type="float">
            <text:p>94</text:p>
          </table:table-cell>
          <table:table-cell table:formula="of:=IF([.$C111]=ABJAD([.$A111];7;1);&quot;aynısı&quot;;ABJAD([.$A111];7;1))" office:value-type="string" office:string-value="aynısı" calcext:value-type="string">
            <text:p>aynısı</text:p>
          </table:table-cell>
          <table:table-cell table:number-columns-repeated="1020"/>
        </table:table-row>
        <table:table-row table:style-name="ro1">
          <table:table-cell office:value-type="string" calcext:value-type="string">
            <text:p>اطلس</text:p>
          </table:table-cell>
          <table:table-cell office:value-type="string" calcext:value-type="string">
            <text:p>Atlas</text:p>
          </table:table-cell>
          <table:table-cell table:formula="of:=ABJAD([.$A112];1;1)" office:value-type="float" office:value="100" calcext:value-type="float">
            <text:p>100</text:p>
          </table:table-cell>
          <table:table-cell table:formula="of:=IF([.$C112]=ABJAD([.$A112];7;1);&quot;aynısı&quot;;ABJAD([.$A112];7;1))" office:value-type="float" office:value="340" calcext:value-type="float">
            <text:p>340</text:p>
          </table:table-cell>
          <table:table-cell table:number-columns-repeated="1020"/>
        </table:table-row>
        <table:table-row table:style-name="ro1">
          <table:table-cell office:value-type="string" calcext:value-type="string">
            <text:p>عونى</text:p>
          </table:table-cell>
          <table:table-cell office:value-type="string" calcext:value-type="string">
            <text:p>Avni</text:p>
          </table:table-cell>
          <table:table-cell table:formula="of:=ABJAD([.$A113];1;1)" office:value-type="float" office:value="127" calcext:value-type="float">
            <text:p>127</text:p>
          </table:table-cell>
          <table:table-cell table:formula="of:=IF([.$C113]=ABJAD([.$A113];7;1);&quot;aynısı&quot;;ABJAD([.$A113];7;1))" office:value-type="string" office:string-value="aynısı" calcext:value-type="string">
            <text:p>aynısı</text:p>
          </table:table-cell>
          <table:table-cell table:number-columns-repeated="1020"/>
        </table:table-row>
        <table:table-row table:style-name="ro1">
          <table:table-cell office:value-type="string" calcext:value-type="string">
            <text:p>اي</text:p>
          </table:table-cell>
          <table:table-cell office:value-type="string" calcext:value-type="string">
            <text:p>Ay</text:p>
          </table:table-cell>
          <table:table-cell table:formula="of:=ABJAD([.$A114];1;1)" office:value-type="float" office:value="11" calcext:value-type="float">
            <text:p>11</text:p>
          </table:table-cell>
          <table:table-cell table:formula="of:=IF([.$C114]=ABJAD([.$A114];7;1);&quot;aynısı&quot;;ABJAD([.$A114];7;1))" office:value-type="string" office:string-value="aynısı" calcext:value-type="string">
            <text:p>aynısı</text:p>
          </table:table-cell>
          <table:table-cell table:number-columns-repeated="1020"/>
        </table:table-row>
        <table:table-row table:style-name="ro1">
          <table:table-cell office:value-type="string" calcext:value-type="string">
            <text:p>اَیاز</text:p>
          </table:table-cell>
          <table:table-cell office:value-type="string" calcext:value-type="string">
            <text:p>Ayaz</text:p>
          </table:table-cell>
          <table:table-cell table:formula="of:=ABJAD([.$A115];1;1)" office:value-type="float" office:value="19" calcext:value-type="float">
            <text:p>19</text:p>
          </table:table-cell>
          <table:table-cell table:formula="of:=IF([.$C115]=ABJAD([.$A115];7;1);&quot;aynısı&quot;;ABJAD([.$A115];7;1))" office:value-type="string" office:string-value="aynısı" calcext:value-type="string">
            <text:p>aynısı</text:p>
          </table:table-cell>
          <table:table-cell table:number-columns-repeated="1020"/>
        </table:table-row>
        <table:table-row table:style-name="ro1">
          <table:table-cell office:value-type="string" calcext:value-type="string">
            <text:p>آىبالا</text:p>
          </table:table-cell>
          <table:table-cell office:value-type="string" calcext:value-type="string">
            <text:p>Aybala</text:p>
          </table:table-cell>
          <table:table-cell table:formula="of:=ABJAD([.$A116];1;1)" office:value-type="float" office:value="36" calcext:value-type="float">
            <text:p>36</text:p>
          </table:table-cell>
          <table:table-cell table:formula="of:=IF([.$C116]=ABJAD([.$A116];7;1);&quot;aynısı&quot;;ABJAD([.$A116];7;1))" office:value-type="string" office:string-value="aynısı" calcext:value-type="string">
            <text:p>aynısı</text:p>
          </table:table-cell>
          <table:table-cell table:number-columns-repeated="1020"/>
        </table:table-row>
        <table:table-row table:style-name="ro1">
          <table:table-cell office:value-type="string" calcext:value-type="string">
            <text:p>أيبارس</text:p>
          </table:table-cell>
          <table:table-cell office:value-type="string" calcext:value-type="string">
            <text:p>Aybars</text:p>
          </table:table-cell>
          <table:table-cell table:formula="of:=ABJAD([.$A117];1;1)" office:value-type="float" office:value="274" calcext:value-type="float">
            <text:p>274</text:p>
          </table:table-cell>
          <table:table-cell table:formula="of:=IF([.$C117]=ABJAD([.$A117];7;1);&quot;aynısı&quot;;ABJAD([.$A117];7;1))" office:value-type="float" office:value="514" calcext:value-type="float">
            <text:p>514</text:p>
          </table:table-cell>
          <table:table-cell table:number-columns-repeated="1020"/>
        </table:table-row>
        <table:table-row table:style-name="ro1">
          <table:table-cell office:value-type="string" calcext:value-type="string">
            <text:p>آيبڭز</text:p>
          </table:table-cell>
          <table:table-cell office:value-type="string" calcext:value-type="string">
            <text:p>Aybeniz</text:p>
          </table:table-cell>
          <table:table-cell table:formula="of:=ABJAD([.$A118];1;1)" office:value-type="float" office:value="70" calcext:value-type="float">
            <text:p>70</text:p>
          </table:table-cell>
          <table:table-cell table:formula="of:=IF([.$C118]=ABJAD([.$A118];7;1);&quot;aynısı&quot;;ABJAD([.$A118];7;1))" office:value-type="string" office:string-value="aynısı" calcext:value-type="string">
            <text:p>aynısı</text:p>
          </table:table-cell>
          <table:table-cell table:number-columns-repeated="1020"/>
        </table:table-row>
        <table:table-row table:style-name="ro1">
          <table:table-cell office:value-type="string" calcext:value-type="string">
            <text:p>آيدان</text:p>
          </table:table-cell>
          <table:table-cell office:value-type="string" calcext:value-type="string">
            <text:p>Aydan</text:p>
          </table:table-cell>
          <table:table-cell table:formula="of:=ABJAD([.$A119];1;1)" office:value-type="float" office:value="66" calcext:value-type="float">
            <text:p>66</text:p>
          </table:table-cell>
          <table:table-cell table:formula="of:=IF([.$C119]=ABJAD([.$A119];7;1);&quot;aynısı&quot;;ABJAD([.$A119];7;1))" office:value-type="string" office:string-value="aynısı" calcext:value-type="string">
            <text:p>aynısı</text:p>
          </table:table-cell>
          <table:table-cell table:number-columns-repeated="1020"/>
        </table:table-row>
        <table:table-row table:style-name="ro1">
          <table:table-cell office:value-type="string" calcext:value-type="string">
            <text:p>آيدين</text:p>
          </table:table-cell>
          <table:table-cell office:value-type="string" calcext:value-type="string">
            <text:p>Aydın</text:p>
          </table:table-cell>
          <table:table-cell table:formula="of:=ABJAD([.$A120];1;1)" office:value-type="float" office:value="75" calcext:value-type="float">
            <text:p>75</text:p>
          </table:table-cell>
          <table:table-cell table:formula="of:=IF([.$C120]=ABJAD([.$A120];7;1);&quot;aynısı&quot;;ABJAD([.$A120];7;1))" office:value-type="string" office:string-value="aynısı" calcext:value-type="string">
            <text:p>aynısı</text:p>
          </table:table-cell>
          <table:table-cell table:number-columns-repeated="1020"/>
        </table:table-row>
        <table:table-row table:style-name="ro1">
          <table:table-cell office:value-type="string" calcext:value-type="string">
            <text:p>آىدوغان</text:p>
          </table:table-cell>
          <table:table-cell office:value-type="string" calcext:value-type="string">
            <text:p>Aydoğan</text:p>
          </table:table-cell>
          <table:table-cell table:formula="of:=ABJAD([.$A121];1;1)" office:value-type="float" office:value="1063" calcext:value-type="float">
            <text:p>1063</text:p>
          </table:table-cell>
          <table:table-cell table:formula="of:=IF([.$C121]=ABJAD([.$A121];7;1);&quot;aynısı&quot;;ABJAD([.$A121];7;1))" office:value-type="float" office:value="963" calcext:value-type="float">
            <text:p>963</text:p>
          </table:table-cell>
          <table:table-cell table:number-columns-repeated="1020"/>
        </table:table-row>
        <table:table-row table:style-name="ro1">
          <table:table-cell office:value-type="string" calcext:value-type="string">
            <text:p>آيفر</text:p>
          </table:table-cell>
          <table:table-cell office:value-type="string" calcext:value-type="string">
            <text:p>Ayfer</text:p>
          </table:table-cell>
          <table:table-cell table:formula="of:=ABJAD([.$A122];1;1)" office:value-type="float" office:value="291" calcext:value-type="float">
            <text:p>291</text:p>
          </table:table-cell>
          <table:table-cell table:formula="of:=IF([.$C122]=ABJAD([.$A122];7;1);&quot;aynısı&quot;;ABJAD([.$A122];7;1))" office:value-type="string" office:string-value="aynısı" calcext:value-type="string">
            <text:p>aynısı</text:p>
          </table:table-cell>
          <table:table-cell table:number-columns-repeated="1020"/>
        </table:table-row>
        <table:table-row table:style-name="ro1">
          <table:table-cell office:value-type="string" calcext:value-type="string">
            <text:p>آيكل</text:p>
          </table:table-cell>
          <table:table-cell office:value-type="string" calcext:value-type="string">
            <text:p>Aygül</text:p>
          </table:table-cell>
          <table:table-cell table:formula="of:=ABJAD([.$A123];1;1)" office:value-type="float" office:value="61" calcext:value-type="float">
            <text:p>61</text:p>
          </table:table-cell>
          <table:table-cell table:formula="of:=IF([.$C123]=ABJAD([.$A123];7;1);&quot;aynısı&quot;;ABJAD([.$A123];7;1))" office:value-type="string" office:string-value="aynısı" calcext:value-type="string">
            <text:p>aynısı</text:p>
          </table:table-cell>
          <table:table-cell table:number-columns-repeated="1020"/>
        </table:table-row>
        <table:table-row table:style-name="ro1">
          <table:table-cell office:value-type="string" calcext:value-type="string">
            <text:p>آيخان</text:p>
          </table:table-cell>
          <table:table-cell office:value-type="string" calcext:value-type="string">
            <text:p>Ayhan</text:p>
          </table:table-cell>
          <table:table-cell table:formula="of:=ABJAD([.$A124];1;1)" office:value-type="float" office:value="662" calcext:value-type="float">
            <text:p>662</text:p>
          </table:table-cell>
          <table:table-cell table:formula="of:=IF([.$C124]=ABJAD([.$A124];7;1);&quot;aynısı&quot;;ABJAD([.$A124];7;1))" office:value-type="string" office:string-value="aynısı" calcext:value-type="string">
            <text:p>aynısı</text:p>
          </table:table-cell>
          <table:table-cell table:number-columns-repeated="1020"/>
        </table:table-row>
        <table:table-row table:style-name="ro1">
          <table:table-cell office:value-type="string" calcext:value-type="string">
            <text:p>آيقان</text:p>
          </table:table-cell>
          <table:table-cell office:value-type="string" calcext:value-type="string">
            <text:p>Aykan</text:p>
          </table:table-cell>
          <table:table-cell table:formula="of:=ABJAD([.$A125];1;1)" office:value-type="float" office:value="162" calcext:value-type="float">
            <text:p>162</text:p>
          </table:table-cell>
          <table:table-cell table:formula="of:=IF([.$C125]=ABJAD([.$A125];7;1);&quot;aynısı&quot;;ABJAD([.$A125];7;1))" office:value-type="string" office:string-value="aynısı" calcext:value-type="string">
            <text:p>aynısı</text:p>
          </table:table-cell>
          <table:table-cell table:number-columns-repeated="1020"/>
        </table:table-row>
        <table:table-row table:style-name="ro1">
          <table:table-cell office:value-type="string" calcext:value-type="string">
            <text:p>آيقوت</text:p>
          </table:table-cell>
          <table:table-cell office:value-type="string" calcext:value-type="string">
            <text:p>Aykut</text:p>
          </table:table-cell>
          <table:table-cell table:formula="of:=ABJAD([.$A126];1;1)" office:value-type="float" office:value="517" calcext:value-type="float">
            <text:p>517</text:p>
          </table:table-cell>
          <table:table-cell table:formula="of:=IF([.$C126]=ABJAD([.$A126];7;1);&quot;aynısı&quot;;ABJAD([.$A126];7;1))" office:value-type="string" office:string-value="aynısı" calcext:value-type="string">
            <text:p>aynısı</text:p>
          </table:table-cell>
          <table:table-cell table:number-columns-repeated="1020"/>
        </table:table-row>
        <table:table-row table:style-name="ro1">
          <table:table-cell office:value-type="string" calcext:value-type="string">
            <text:p>آيقود آلپ</text:p>
          </table:table-cell>
          <table:table-cell office:value-type="string" calcext:value-type="string">
            <text:p>Aykutalp</text:p>
          </table:table-cell>
          <table:table-cell table:formula="of:=ABJAD([.$A127];1;1)" office:value-type="float" office:value="154" calcext:value-type="float">
            <text:p>154</text:p>
          </table:table-cell>
          <table:table-cell table:formula="of:=IF([.$C127]=ABJAD([.$A127];7;1);&quot;aynısı&quot;;ABJAD([.$A127];7;1))" office:value-type="string" office:string-value="aynısı" calcext:value-type="string">
            <text:p>aynısı</text:p>
          </table:table-cell>
          <table:table-cell table:number-columns-repeated="1020"/>
        </table:table-row>
        <table:table-row table:style-name="ro1">
          <table:table-cell office:value-type="string" calcext:value-type="string">
            <text:p>آيلا</text:p>
          </table:table-cell>
          <table:table-cell office:value-type="string" calcext:value-type="string">
            <text:p>Ayla</text:p>
          </table:table-cell>
          <table:table-cell table:formula="of:=ABJAD([.$A128];1;1)" office:value-type="float" office:value="42" calcext:value-type="float">
            <text:p>42</text:p>
          </table:table-cell>
          <table:table-cell table:formula="of:=IF([.$C128]=ABJAD([.$A128];7;1);&quot;aynısı&quot;;ABJAD([.$A128];7;1))" office:value-type="string" office:string-value="aynısı" calcext:value-type="string">
            <text:p>aynısı</text:p>
          </table:table-cell>
          <table:table-cell table:number-columns-repeated="1020"/>
        </table:table-row>
        <table:table-row table:style-name="ro1">
          <table:table-cell office:value-type="string" calcext:value-type="string">
            <text:p>آيلين</text:p>
          </table:table-cell>
          <table:table-cell office:value-type="string" calcext:value-type="string">
            <text:p>Aylin</text:p>
          </table:table-cell>
          <table:table-cell table:formula="of:=ABJAD([.$A129];1;1)" office:value-type="float" office:value="101" calcext:value-type="float">
            <text:p>101</text:p>
          </table:table-cell>
          <table:table-cell table:formula="of:=IF([.$C129]=ABJAD([.$A129];7;1);&quot;aynısı&quot;;ABJAD([.$A129];7;1))" office:value-type="string" office:string-value="aynısı" calcext:value-type="string">
            <text:p>aynısı</text:p>
          </table:table-cell>
          <table:table-cell table:number-columns-repeated="1020"/>
        </table:table-row>
        <table:table-row table:style-name="ro1">
          <table:table-cell office:value-type="string" calcext:value-type="string">
            <text:p>آیناز</text:p>
          </table:table-cell>
          <table:table-cell office:value-type="string" calcext:value-type="string">
            <text:p>Aynaz</text:p>
          </table:table-cell>
          <table:table-cell table:formula="of:=ABJAD([.$A130];1;1)" office:value-type="float" office:value="69" calcext:value-type="float">
            <text:p>69</text:p>
          </table:table-cell>
          <table:table-cell table:formula="of:=IF([.$C130]=ABJAD([.$A130];7;1);&quot;aynısı&quot;;ABJAD([.$A130];7;1))" office:value-type="string" office:string-value="aynısı" calcext:value-type="string">
            <text:p>aynısı</text:p>
          </table:table-cell>
          <table:table-cell table:number-columns-repeated="1020"/>
        </table:table-row>
        <table:table-row table:style-name="ro1">
          <table:table-cell office:value-type="string" calcext:value-type="string">
            <text:p>آينور</text:p>
          </table:table-cell>
          <table:table-cell office:value-type="string" calcext:value-type="string">
            <text:p>Aynur</text:p>
          </table:table-cell>
          <table:table-cell table:formula="of:=ABJAD([.$A131];1;1)" office:value-type="float" office:value="267" calcext:value-type="float">
            <text:p>267</text:p>
          </table:table-cell>
          <table:table-cell table:formula="of:=IF([.$C131]=ABJAD([.$A131];7;1);&quot;aynısı&quot;;ABJAD([.$A131];7;1))" office:value-type="string" office:string-value="aynısı" calcext:value-type="string">
            <text:p>aynısı</text:p>
          </table:table-cell>
          <table:table-cell table:number-columns-repeated="1020"/>
        </table:table-row>
        <table:table-row table:style-name="ro1">
          <table:table-cell office:value-type="string" calcext:value-type="string">
            <text:p>آیسان</text:p>
          </table:table-cell>
          <table:table-cell office:value-type="string" calcext:value-type="string">
            <text:p>Aysan</text:p>
          </table:table-cell>
          <table:table-cell table:formula="of:=ABJAD([.$A132];1;1)" office:value-type="float" office:value="122" calcext:value-type="float">
            <text:p>122</text:p>
          </table:table-cell>
          <table:table-cell table:formula="of:=IF([.$C132]=ABJAD([.$A132];7;1);&quot;aynısı&quot;;ABJAD([.$A132];7;1))" office:value-type="float" office:value="362" calcext:value-type="float">
            <text:p>362</text:p>
          </table:table-cell>
          <table:table-cell table:number-columns-repeated="1020"/>
        </table:table-row>
        <table:table-row table:style-name="ro1">
          <table:table-cell office:value-type="string" calcext:value-type="string">
            <text:p>آيسل</text:p>
          </table:table-cell>
          <table:table-cell office:value-type="string" calcext:value-type="string">
            <text:p>Aysel</text:p>
          </table:table-cell>
          <table:table-cell table:formula="of:=ABJAD([.$A133];1;1)" office:value-type="float" office:value="101" calcext:value-type="float">
            <text:p>101</text:p>
          </table:table-cell>
          <table:table-cell table:formula="of:=IF([.$C133]=ABJAD([.$A133];7;1);&quot;aynısı&quot;;ABJAD([.$A133];7;1))" office:value-type="float" office:value="341" calcext:value-type="float">
            <text:p>341</text:p>
          </table:table-cell>
          <table:table-cell table:number-columns-repeated="1020"/>
        </table:table-row>
        <table:table-row table:style-name="ro1">
          <table:table-cell office:value-type="string" calcext:value-type="string">
            <text:p>آيسر</text:p>
          </table:table-cell>
          <table:table-cell office:value-type="string" calcext:value-type="string">
            <text:p>Ayser</text:p>
          </table:table-cell>
          <table:table-cell table:formula="of:=ABJAD([.$A134];1;1)" office:value-type="float" office:value="271" calcext:value-type="float">
            <text:p>271</text:p>
          </table:table-cell>
          <table:table-cell table:formula="of:=IF([.$C134]=ABJAD([.$A134];7;1);&quot;aynısı&quot;;ABJAD([.$A134];7;1))" office:value-type="float" office:value="511" calcext:value-type="float">
            <text:p>511</text:p>
          </table:table-cell>
          <table:table-cell table:number-columns-repeated="1020"/>
        </table:table-row>
        <table:table-row table:style-name="ro1">
          <table:table-cell office:value-type="string" calcext:value-type="string">
            <text:p>آيصو</text:p>
          </table:table-cell>
          <table:table-cell office:value-type="string" calcext:value-type="string">
            <text:p>Aysu</text:p>
          </table:table-cell>
          <table:table-cell table:formula="of:=ABJAD([.$A135];1;1)" office:value-type="float" office:value="107" calcext:value-type="float">
            <text:p>107</text:p>
          </table:table-cell>
          <table:table-cell table:formula="of:=IF([.$C135]=ABJAD([.$A135];7;1);&quot;aynısı&quot;;ABJAD([.$A135];7;1))" office:value-type="float" office:value="77" calcext:value-type="float">
            <text:p>77</text:p>
          </table:table-cell>
          <table:table-cell table:number-columns-repeated="1020"/>
        </table:table-row>
        <table:table-row table:style-name="ro1">
          <table:table-cell office:value-type="string" calcext:value-type="string">
            <text:p>آيسون</text:p>
          </table:table-cell>
          <table:table-cell office:value-type="string" calcext:value-type="string">
            <text:p>Aysun</text:p>
          </table:table-cell>
          <table:table-cell table:formula="of:=ABJAD([.$A136];1;1)" office:value-type="float" office:value="127" calcext:value-type="float">
            <text:p>127</text:p>
          </table:table-cell>
          <table:table-cell table:formula="of:=IF([.$C136]=ABJAD([.$A136];7;1);&quot;aynısı&quot;;ABJAD([.$A136];7;1))" office:value-type="float" office:value="367" calcext:value-type="float">
            <text:p>367</text:p>
          </table:table-cell>
          <table:table-cell table:number-columns-repeated="1020"/>
        </table:table-row>
        <table:table-row table:style-name="ro1">
          <table:table-cell office:value-type="string" calcext:value-type="string">
            <text:p>عائشة</text:p>
          </table:table-cell>
          <table:table-cell office:value-type="string" calcext:value-type="string">
            <text:p>Ayşe</text:p>
          </table:table-cell>
          <table:table-cell table:formula="of:=ABJAD([.$A137];1;1)" office:value-type="float" office:value="387" calcext:value-type="float">
            <text:p>387</text:p>
          </table:table-cell>
          <table:table-cell table:formula="of:=IF([.$C137]=ABJAD([.$A137];7;1);&quot;aynısı&quot;;ABJAD([.$A137];7;1))" office:value-type="float" office:value="1087" calcext:value-type="float">
            <text:p>1087</text:p>
          </table:table-cell>
          <table:table-cell table:number-columns-repeated="1020"/>
        </table:table-row>
        <table:table-row table:style-name="ro1">
          <table:table-cell office:value-type="string" calcext:value-type="string">
            <text:p>عائشة كل</text:p>
          </table:table-cell>
          <table:table-cell office:value-type="string" calcext:value-type="string">
            <text:p>Ayşegül</text:p>
          </table:table-cell>
          <table:table-cell table:formula="of:=ABJAD([.$A138];1;1)" office:value-type="float" office:value="437" calcext:value-type="float">
            <text:p>437</text:p>
          </table:table-cell>
          <table:table-cell table:formula="of:=IF([.$C138]=ABJAD([.$A138];7;1);&quot;aynısı&quot;;ABJAD([.$A138];7;1))" office:value-type="float" office:value="1137" calcext:value-type="float">
            <text:p>1137</text:p>
          </table:table-cell>
          <table:table-cell table:number-columns-repeated="1020"/>
        </table:table-row>
        <table:table-row table:style-name="ro1">
          <table:table-cell office:value-type="string" calcext:value-type="string">
            <text:p>عاءشه نور</text:p>
          </table:table-cell>
          <table:table-cell office:value-type="string" calcext:value-type="string">
            <text:p>Ayşenur</text:p>
          </table:table-cell>
          <table:table-cell table:formula="of:=ABJAD([.$A139];1;1)" office:value-type="float" office:value="633" calcext:value-type="float">
            <text:p>633</text:p>
          </table:table-cell>
          <table:table-cell table:formula="of:=IF([.$C139]=ABJAD([.$A139];7;1);&quot;aynısı&quot;;ABJAD([.$A139];7;1))" office:value-type="float" office:value="1333" calcext:value-type="float">
            <text:p>1333</text:p>
          </table:table-cell>
          <table:table-cell table:number-columns-repeated="1020"/>
        </table:table-row>
        <table:table-row table:style-name="ro1">
          <table:table-cell office:value-type="string" calcext:value-type="string">
            <text:p>آیشین</text:p>
          </table:table-cell>
          <table:table-cell office:value-type="string" calcext:value-type="string">
            <text:p>Ayşin</text:p>
          </table:table-cell>
          <table:table-cell table:formula="of:=ABJAD([.$A140];1;1)" office:value-type="float" office:value="371" calcext:value-type="float">
            <text:p>371</text:p>
          </table:table-cell>
          <table:table-cell table:formula="of:=IF([.$C140]=ABJAD([.$A140];7;1);&quot;aynısı&quot;;ABJAD([.$A140];7;1))" office:value-type="float" office:value="1071" calcext:value-type="float">
            <text:p>1071</text:p>
          </table:table-cell>
          <table:table-cell table:number-columns-repeated="1020"/>
        </table:table-row>
        <table:table-row table:style-name="ro1">
          <table:table-cell office:value-type="string" calcext:value-type="string">
            <text:p>آيتكين</text:p>
          </table:table-cell>
          <table:table-cell office:value-type="string" calcext:value-type="string">
            <text:p>Aytekin</text:p>
          </table:table-cell>
          <table:table-cell table:formula="of:=ABJAD([.$A141];1;1)" office:value-type="float" office:value="491" calcext:value-type="float">
            <text:p>491</text:p>
          </table:table-cell>
          <table:table-cell table:formula="of:=IF([.$C141]=ABJAD([.$A141];7;1);&quot;aynısı&quot;;ABJAD([.$A141];7;1))" office:value-type="string" office:string-value="aynısı" calcext:value-type="string">
            <text:p>aynısı</text:p>
          </table:table-cell>
          <table:table-cell table:number-columns-repeated="1020"/>
        </table:table-row>
        <table:table-row table:style-name="ro1">
          <table:table-cell office:value-type="string" calcext:value-type="string">
            <text:p>آيتن</text:p>
          </table:table-cell>
          <table:table-cell office:value-type="string" calcext:value-type="string">
            <text:p>Ayten</text:p>
          </table:table-cell>
          <table:table-cell table:formula="of:=ABJAD([.$A142];1;1)" office:value-type="float" office:value="461" calcext:value-type="float">
            <text:p>461</text:p>
          </table:table-cell>
          <table:table-cell table:formula="of:=IF([.$C142]=ABJAD([.$A142];7;1);&quot;aynısı&quot;;ABJAD([.$A142];7;1))" office:value-type="string" office:string-value="aynısı" calcext:value-type="string">
            <text:p>aynısı</text:p>
          </table:table-cell>
          <table:table-cell table:number-columns-repeated="1020"/>
        </table:table-row>
        <table:table-row table:style-name="ro1">
          <table:table-cell office:value-type="string" calcext:value-type="string">
            <text:p>آيتونچ</text:p>
          </table:table-cell>
          <table:table-cell office:value-type="string" calcext:value-type="string">
            <text:p>Aytunç</text:p>
          </table:table-cell>
          <table:table-cell table:formula="of:=ABJAD([.$A143];1;1)" office:value-type="float" office:value="470" calcext:value-type="float">
            <text:p>470</text:p>
          </table:table-cell>
          <table:table-cell table:formula="of:=IF([.$C143]=ABJAD([.$A143];7;1);&quot;aynısı&quot;;ABJAD([.$A143];7;1))" office:value-type="string" office:string-value="aynısı" calcext:value-type="string">
            <text:p>aynısı</text:p>
          </table:table-cell>
          <table:table-cell table:number-columns-repeated="1020"/>
        </table:table-row>
        <table:table-row table:style-name="ro1">
          <table:table-cell office:value-type="string" calcext:value-type="string">
            <text:p>آيتول</text:p>
          </table:table-cell>
          <table:table-cell office:value-type="string" calcext:value-type="string">
            <text:p>Aytül</text:p>
          </table:table-cell>
          <table:table-cell table:formula="of:=ABJAD([.$A144];1;1)" office:value-type="float" office:value="447" calcext:value-type="float">
            <text:p>447</text:p>
          </table:table-cell>
          <table:table-cell table:formula="of:=IF([.$C144]=ABJAD([.$A144];7;1);&quot;aynısı&quot;;ABJAD([.$A144];7;1))" office:value-type="string" office:string-value="aynısı" calcext:value-type="string">
            <text:p>aynısı</text:p>
          </table:table-cell>
          <table:table-cell table:number-columns-repeated="1020"/>
        </table:table-row>
        <table:table-row table:style-name="ro1">
          <table:table-cell office:value-type="string" calcext:value-type="string">
            <text:p>آزاد</text:p>
          </table:table-cell>
          <table:table-cell office:value-type="string" calcext:value-type="string">
            <text:p>Azad</text:p>
          </table:table-cell>
          <table:table-cell table:formula="of:=ABJAD([.$A145];1;1)" office:value-type="float" office:value="13" calcext:value-type="float">
            <text:p>13</text:p>
          </table:table-cell>
          <table:table-cell table:formula="of:=IF([.$C145]=ABJAD([.$A145];7;1);&quot;aynısı&quot;;ABJAD([.$A145];7;1))" office:value-type="string" office:string-value="aynısı" calcext:value-type="string">
            <text:p>aynısı</text:p>
          </table:table-cell>
          <table:table-cell table:number-columns-repeated="1020"/>
        </table:table-row>
        <table:table-row table:style-name="ro1">
          <table:table-cell office:value-type="string" calcext:value-type="string">
            <text:p>عظيم</text:p>
          </table:table-cell>
          <table:table-cell office:value-type="string" calcext:value-type="string">
            <text:p>Azim</text:p>
          </table:table-cell>
          <table:table-cell table:formula="of:=ABJAD([.$A146];1;1)" office:value-type="float" office:value="1020" calcext:value-type="float">
            <text:p>1020</text:p>
          </table:table-cell>
          <table:table-cell table:formula="of:=IF([.$C146]=ABJAD([.$A146];7;1);&quot;aynısı&quot;;ABJAD([.$A146];7;1))" office:value-type="float" office:value="920" calcext:value-type="float">
            <text:p>920</text:p>
          </table:table-cell>
          <table:table-cell table:number-columns-repeated="1020"/>
        </table:table-row>
        <table:table-row table:style-name="ro1">
          <table:table-cell office:value-type="string" calcext:value-type="string">
            <text:p>عظيمه</text:p>
          </table:table-cell>
          <table:table-cell office:value-type="string" calcext:value-type="string">
            <text:p>Azime</text:p>
          </table:table-cell>
          <table:table-cell table:formula="of:=ABJAD([.$A147];1;1)" office:value-type="float" office:value="1025" calcext:value-type="float">
            <text:p>1025</text:p>
          </table:table-cell>
          <table:table-cell table:formula="of:=IF([.$C147]=ABJAD([.$A147];7;1);&quot;aynısı&quot;;ABJAD([.$A147];7;1))" office:value-type="float" office:value="925" calcext:value-type="float">
            <text:p>925</text:p>
          </table:table-cell>
          <table:table-cell table:number-columns-repeated="1020"/>
        </table:table-row>
        <table:table-row table:style-name="ro1">
          <table:table-cell office:value-type="string" calcext:value-type="string">
            <text:p>عزيز</text:p>
          </table:table-cell>
          <table:table-cell office:value-type="string" calcext:value-type="string">
            <text:p>Aziz</text:p>
          </table:table-cell>
          <table:table-cell table:formula="of:=ABJAD([.$A148];1;1)" office:value-type="float" office:value="94" calcext:value-type="float">
            <text:p>94</text:p>
          </table:table-cell>
          <table:table-cell table:formula="of:=IF([.$C148]=ABJAD([.$A148];7;1);&quot;aynısı&quot;;ABJAD([.$A148];7;1))" office:value-type="string" office:string-value="aynısı" calcext:value-type="string">
            <text:p>aynısı</text:p>
          </table:table-cell>
          <table:table-cell table:number-columns-repeated="1020"/>
        </table:table-row>
        <table:table-row table:style-name="ro1">
          <table:table-cell office:value-type="string" calcext:value-type="string">
            <text:p>عزيزة</text:p>
          </table:table-cell>
          <table:table-cell office:value-type="string" calcext:value-type="string">
            <text:p>Azize</text:p>
          </table:table-cell>
          <table:table-cell table:formula="of:=ABJAD([.$A149];1;1)" office:value-type="float" office:value="99" calcext:value-type="float">
            <text:p>99</text:p>
          </table:table-cell>
          <table:table-cell table:formula="of:=IF([.$C149]=ABJAD([.$A149];7;1);&quot;aynısı&quot;;ABJAD([.$A149];7;1))" office:value-type="string" office:string-value="aynısı" calcext:value-type="string">
            <text:p>aynısı</text:p>
          </table:table-cell>
          <table:table-cell table:number-columns-repeated="1020"/>
        </table:table-row>
        <table:table-row table:style-name="ro1">
          <table:table-cell office:value-type="string" calcext:value-type="string">
            <text:p>عظمى</text:p>
          </table:table-cell>
          <table:table-cell office:value-type="string" calcext:value-type="string">
            <text:p>Azmi</text:p>
          </table:table-cell>
          <table:table-cell table:formula="of:=ABJAD([.$A150];1;1)" office:value-type="float" office:value="1011" calcext:value-type="float">
            <text:p>1011</text:p>
          </table:table-cell>
          <table:table-cell table:formula="of:=IF([.$C150]=ABJAD([.$A150];7;1);&quot;aynısı&quot;;ABJAD([.$A150];7;1))" office:value-type="float" office:value="911" calcext:value-type="float">
            <text:p>911</text:p>
          </table:table-cell>
          <table:table-cell table:number-columns-repeated="1020"/>
        </table:table-row>
        <table:table-row table:style-name="ro1">
          <table:table-cell office:value-type="string" calcext:value-type="string">
            <text:p>عذرا</text:p>
          </table:table-cell>
          <table:table-cell office:value-type="string" calcext:value-type="string">
            <text:p>Azra</text:p>
          </table:table-cell>
          <table:table-cell table:formula="of:=ABJAD([.$A151];1;1)" office:value-type="float" office:value="971" calcext:value-type="float">
            <text:p>971</text:p>
          </table:table-cell>
          <table:table-cell table:formula="of:=IF([.$C151]=ABJAD([.$A151];7;1);&quot;aynısı&quot;;ABJAD([.$A151];7;1))" office:value-type="string" office:string-value="aynısı" calcext:value-type="string">
            <text:p>aynısı</text:p>
          </table:table-cell>
          <table:table-cell table:number-columns-repeated="1020"/>
        </table:table-row>
        <table:table-row table:style-name="ro1">
          <table:table-cell office:value-type="string" calcext:value-type="string">
            <text:p>بابور</text:p>
          </table:table-cell>
          <table:table-cell office:value-type="string" calcext:value-type="string">
            <text:p>Babür</text:p>
          </table:table-cell>
          <table:table-cell table:formula="of:=ABJAD([.$A152];1;1)" office:value-type="float" office:value="211" calcext:value-type="float">
            <text:p>211</text:p>
          </table:table-cell>
          <table:table-cell table:formula="of:=IF([.$C152]=ABJAD([.$A152];7;1);&quot;aynısı&quot;;ABJAD([.$A152];7;1))" office:value-type="string" office:string-value="aynısı" calcext:value-type="string">
            <text:p>aynısı</text:p>
          </table:table-cell>
          <table:table-cell table:number-columns-repeated="1020"/>
        </table:table-row>
        <table:table-row table:style-name="ro1">
          <table:table-cell office:value-type="string" calcext:value-type="string">
            <text:p>بهاء</text:p>
          </table:table-cell>
          <table:table-cell office:value-type="string" calcext:value-type="string">
            <text:p>Baha</text:p>
          </table:table-cell>
          <table:table-cell table:formula="of:=ABJAD([.$A153];1;1)" office:value-type="float" office:value="9" calcext:value-type="float">
            <text:p>9</text:p>
          </table:table-cell>
          <table:table-cell table:formula="of:=IF([.$C153]=ABJAD([.$A153];7;1);&quot;aynısı&quot;;ABJAD([.$A153];7;1))" office:value-type="string" office:string-value="aynısı" calcext:value-type="string">
            <text:p>aynısı</text:p>
          </table:table-cell>
          <table:table-cell table:number-columns-repeated="1020"/>
        </table:table-row>
        <table:table-row table:style-name="ro1">
          <table:table-cell office:value-type="string" calcext:value-type="string">
            <text:p>بهادر</text:p>
          </table:table-cell>
          <table:table-cell office:value-type="string" calcext:value-type="string">
            <text:p>Bahadır</text:p>
          </table:table-cell>
          <table:table-cell table:formula="of:=ABJAD([.$A154];1;1)" office:value-type="float" office:value="212" calcext:value-type="float">
            <text:p>212</text:p>
          </table:table-cell>
          <table:table-cell table:formula="of:=IF([.$C154]=ABJAD([.$A154];7;1);&quot;aynısı&quot;;ABJAD([.$A154];7;1))" office:value-type="string" office:string-value="aynısı" calcext:value-type="string">
            <text:p>aynısı</text:p>
          </table:table-cell>
          <table:table-cell table:number-columns-repeated="1020"/>
        </table:table-row>
        <table:table-row table:style-name="ro1">
          <table:table-cell office:value-type="string" calcext:value-type="string">
            <text:p>بهار</text:p>
          </table:table-cell>
          <table:table-cell office:value-type="string" calcext:value-type="string">
            <text:p>Bahar</text:p>
          </table:table-cell>
          <table:table-cell table:formula="of:=ABJAD([.$A155];1;1)" office:value-type="float" office:value="208" calcext:value-type="float">
            <text:p>208</text:p>
          </table:table-cell>
          <table:table-cell table:formula="of:=IF([.$C155]=ABJAD([.$A155];7;1);&quot;aynısı&quot;;ABJAD([.$A155];7;1))" office:value-type="string" office:string-value="aynısı" calcext:value-type="string">
            <text:p>aynısı</text:p>
          </table:table-cell>
          <table:table-cell table:number-columns-repeated="1020"/>
        </table:table-row>
        <table:table-row table:style-name="ro1">
          <table:table-cell office:value-type="string" calcext:value-type="string">
            <text:p>بهاء الدين</text:p>
          </table:table-cell>
          <table:table-cell office:value-type="string" calcext:value-type="string">
            <text:p>Bahattin</text:p>
          </table:table-cell>
          <table:table-cell table:formula="of:=ABJAD([.$A156];1;1)" office:value-type="float" office:value="104" calcext:value-type="float">
            <text:p>104</text:p>
          </table:table-cell>
          <table:table-cell table:formula="of:=IF([.$C156]=ABJAD([.$A156];7;1);&quot;aynısı&quot;;ABJAD([.$A156];7;1))" office:value-type="string" office:string-value="aynısı" calcext:value-type="string">
            <text:p>aynısı</text:p>
          </table:table-cell>
          <table:table-cell table:number-columns-repeated="1020"/>
        </table:table-row>
        <table:table-row table:style-name="ro1">
          <table:table-cell office:value-type="string" calcext:value-type="string">
            <text:p>باهر</text:p>
          </table:table-cell>
          <table:table-cell office:value-type="string" calcext:value-type="string">
            <text:p>Bahir</text:p>
          </table:table-cell>
          <table:table-cell table:formula="of:=ABJAD([.$A157];1;1)" office:value-type="float" office:value="208" calcext:value-type="float">
            <text:p>208</text:p>
          </table:table-cell>
          <table:table-cell table:formula="of:=IF([.$C157]=ABJAD([.$A157];7;1);&quot;aynısı&quot;;ABJAD([.$A157];7;1))" office:value-type="string" office:string-value="aynısı" calcext:value-type="string">
            <text:p>aynısı</text:p>
          </table:table-cell>
          <table:table-cell table:number-columns-repeated="1020"/>
        </table:table-row>
        <table:table-row table:style-name="ro1">
          <table:table-cell office:value-type="string" calcext:value-type="string">
            <text:p>باهِره</text:p>
          </table:table-cell>
          <table:table-cell office:value-type="string" calcext:value-type="string">
            <text:p>Bahire</text:p>
          </table:table-cell>
          <table:table-cell table:formula="of:=ABJAD([.$A158];1;1)" office:value-type="float" office:value="213" calcext:value-type="float">
            <text:p>213</text:p>
          </table:table-cell>
          <table:table-cell table:formula="of:=IF([.$C158]=ABJAD([.$A158];7;1);&quot;aynısı&quot;;ABJAD([.$A158];7;1))" office:value-type="string" office:string-value="aynısı" calcext:value-type="string">
            <text:p>aynısı</text:p>
          </table:table-cell>
          <table:table-cell table:number-columns-repeated="1020"/>
        </table:table-row>
        <table:table-row table:style-name="ro1">
          <table:table-cell office:value-type="string" calcext:value-type="string">
            <text:p>بحرى</text:p>
          </table:table-cell>
          <table:table-cell office:value-type="string" calcext:value-type="string">
            <text:p>Bahri</text:p>
          </table:table-cell>
          <table:table-cell table:formula="of:=ABJAD([.$A159];1;1)" office:value-type="float" office:value="211" calcext:value-type="float">
            <text:p>211</text:p>
          </table:table-cell>
          <table:table-cell table:formula="of:=IF([.$C159]=ABJAD([.$A159];7;1);&quot;aynısı&quot;;ABJAD([.$A159];7;1))" office:value-type="string" office:string-value="aynısı" calcext:value-type="string">
            <text:p>aynısı</text:p>
          </table:table-cell>
          <table:table-cell table:number-columns-repeated="1020"/>
        </table:table-row>
        <table:table-row table:style-name="ro1">
          <table:table-cell office:value-type="string" calcext:value-type="string">
            <text:p>بحريه</text:p>
          </table:table-cell>
          <table:table-cell office:value-type="string" calcext:value-type="string">
            <text:p>Bahriye</text:p>
          </table:table-cell>
          <table:table-cell table:formula="of:=ABJAD([.$A160];1;1)" office:value-type="float" office:value="225" calcext:value-type="float">
            <text:p>225</text:p>
          </table:table-cell>
          <table:table-cell table:formula="of:=IF([.$C160]=ABJAD([.$A160];7;1);&quot;aynısı&quot;;ABJAD([.$A160];7;1))" office:value-type="string" office:string-value="aynısı" calcext:value-type="string">
            <text:p>aynısı</text:p>
          </table:table-cell>
          <table:table-cell table:number-columns-repeated="1020"/>
        </table:table-row>
        <table:table-row table:style-name="ro1">
          <table:table-cell office:value-type="string" calcext:value-type="string">
            <text:p>بختيار</text:p>
          </table:table-cell>
          <table:table-cell office:value-type="string" calcext:value-type="string">
            <text:p>Bahtiyar</text:p>
          </table:table-cell>
          <table:table-cell table:formula="of:=ABJAD([.$A161];1;1)" office:value-type="float" office:value="1213" calcext:value-type="float">
            <text:p>1213</text:p>
          </table:table-cell>
          <table:table-cell table:formula="of:=IF([.$C161]=ABJAD([.$A161];7;1);&quot;aynısı&quot;;ABJAD([.$A161];7;1))" office:value-type="string" office:string-value="aynısı" calcext:value-type="string">
            <text:p>aynısı</text:p>
          </table:table-cell>
          <table:table-cell table:number-columns-repeated="1020"/>
        </table:table-row>
        <table:table-row table:style-name="ro1">
          <table:table-cell office:value-type="string" calcext:value-type="string">
            <text:p>باقي</text:p>
          </table:table-cell>
          <table:table-cell office:value-type="string" calcext:value-type="string">
            <text:p>Baki</text:p>
          </table:table-cell>
          <table:table-cell table:formula="of:=ABJAD([.$A162];1;1)" office:value-type="float" office:value="113" calcext:value-type="float">
            <text:p>113</text:p>
          </table:table-cell>
          <table:table-cell table:formula="of:=IF([.$C162]=ABJAD([.$A162];7;1);&quot;aynısı&quot;;ABJAD([.$A162];7;1))" office:value-type="string" office:string-value="aynısı" calcext:value-type="string">
            <text:p>aynısı</text:p>
          </table:table-cell>
          <table:table-cell table:number-columns-repeated="1020"/>
        </table:table-row>
        <table:table-row table:style-name="ro1">
          <table:table-cell office:value-type="string" calcext:value-type="string">
            <text:p>باقيه</text:p>
          </table:table-cell>
          <table:table-cell office:value-type="string" calcext:value-type="string">
            <text:p>Bakiye</text:p>
          </table:table-cell>
          <table:table-cell table:formula="of:=ABJAD([.$A163];1;1)" office:value-type="float" office:value="118" calcext:value-type="float">
            <text:p>118</text:p>
          </table:table-cell>
          <table:table-cell table:formula="of:=IF([.$C163]=ABJAD([.$A163];7;1);&quot;aynısı&quot;;ABJAD([.$A163];7;1))" office:value-type="string" office:string-value="aynısı" calcext:value-type="string">
            <text:p>aynısı</text:p>
          </table:table-cell>
          <table:table-cell table:number-columns-repeated="1020"/>
        </table:table-row>
        <table:table-row table:style-name="ro1">
          <table:table-cell office:value-type="string" calcext:value-type="string">
            <text:p>بانو</text:p>
          </table:table-cell>
          <table:table-cell office:value-type="string" calcext:value-type="string">
            <text:p>Banu</text:p>
          </table:table-cell>
          <table:table-cell table:formula="of:=ABJAD([.$A164];1;1)" office:value-type="float" office:value="59" calcext:value-type="float">
            <text:p>59</text:p>
          </table:table-cell>
          <table:table-cell table:formula="of:=IF([.$C164]=ABJAD([.$A164];7;1);&quot;aynısı&quot;;ABJAD([.$A164];7;1))" office:value-type="string" office:string-value="aynısı" calcext:value-type="string">
            <text:p>aynısı</text:p>
          </table:table-cell>
          <table:table-cell table:number-columns-repeated="1020"/>
        </table:table-row>
        <table:table-row table:style-name="ro1">
          <table:table-cell office:value-type="string" calcext:value-type="string">
            <text:p>باران</text:p>
          </table:table-cell>
          <table:table-cell office:value-type="string" calcext:value-type="string">
            <text:p>Baran</text:p>
          </table:table-cell>
          <table:table-cell table:formula="of:=ABJAD([.$A165];1;1)" office:value-type="float" office:value="254" calcext:value-type="float">
            <text:p>254</text:p>
          </table:table-cell>
          <table:table-cell table:formula="of:=IF([.$C165]=ABJAD([.$A165];7;1);&quot;aynısı&quot;;ABJAD([.$A165];7;1))" office:value-type="string" office:string-value="aynısı" calcext:value-type="string">
            <text:p>aynısı</text:p>
          </table:table-cell>
          <table:table-cell table:number-columns-repeated="1020"/>
        </table:table-row>
        <table:table-row table:style-name="ro1">
          <table:table-cell office:value-type="string" calcext:value-type="string">
            <text:p>بارباروس</text:p>
          </table:table-cell>
          <table:table-cell office:value-type="string" calcext:value-type="string">
            <text:p>Barbaros</text:p>
          </table:table-cell>
          <table:table-cell table:formula="of:=ABJAD([.$A166];1;1)" office:value-type="float" office:value="472" calcext:value-type="float">
            <text:p>472</text:p>
          </table:table-cell>
          <table:table-cell table:formula="of:=IF([.$C166]=ABJAD([.$A166];7;1);&quot;aynısı&quot;;ABJAD([.$A166];7;1))" office:value-type="float" office:value="712" calcext:value-type="float">
            <text:p>712</text:p>
          </table:table-cell>
          <table:table-cell table:number-columns-repeated="1020"/>
        </table:table-row>
        <table:table-row table:style-name="ro1">
          <table:table-cell office:value-type="string" calcext:value-type="string">
            <text:p>بارتو</text:p>
          </table:table-cell>
          <table:table-cell office:value-type="string" calcext:value-type="string">
            <text:p>Bartu</text:p>
          </table:table-cell>
          <table:table-cell table:formula="of:=ABJAD([.$A167];1;1)" office:value-type="float" office:value="609" calcext:value-type="float">
            <text:p>609</text:p>
          </table:table-cell>
          <table:table-cell table:formula="of:=IF([.$C167]=ABJAD([.$A167];7;1);&quot;aynısı&quot;;ABJAD([.$A167];7;1))" office:value-type="string" office:string-value="aynısı" calcext:value-type="string">
            <text:p>aynısı</text:p>
          </table:table-cell>
          <table:table-cell table:number-columns-repeated="1020"/>
        </table:table-row>
        <table:table-row table:style-name="ro1">
          <table:table-cell office:value-type="string" calcext:value-type="string">
            <text:p>بَصیرت</text:p>
          </table:table-cell>
          <table:table-cell office:value-type="string" calcext:value-type="string">
            <text:p>Basiret</text:p>
          </table:table-cell>
          <table:table-cell table:formula="of:=ABJAD([.$A168];1;1)" office:value-type="float" office:value="702" calcext:value-type="float">
            <text:p>702</text:p>
          </table:table-cell>
          <table:table-cell table:formula="of:=IF([.$C168]=ABJAD([.$A168];7;1);&quot;aynısı&quot;;ABJAD([.$A168];7;1))" office:value-type="float" office:value="672" calcext:value-type="float">
            <text:p>672</text:p>
          </table:table-cell>
          <table:table-cell table:number-columns-repeated="1020"/>
        </table:table-row>
        <table:table-row table:style-name="ro1">
          <table:table-cell office:value-type="string" calcext:value-type="string">
            <text:p>باشاق</text:p>
          </table:table-cell>
          <table:table-cell office:value-type="string" calcext:value-type="string">
            <text:p>Başak</text:p>
          </table:table-cell>
          <table:table-cell table:formula="of:=ABJAD([.$A169];1;1)" office:value-type="float" office:value="404" calcext:value-type="float">
            <text:p>404</text:p>
          </table:table-cell>
          <table:table-cell table:formula="of:=IF([.$C169]=ABJAD([.$A169];7;1);&quot;aynısı&quot;;ABJAD([.$A169];7;1))" office:value-type="float" office:value="1104" calcext:value-type="float">
            <text:p>1104</text:p>
          </table:table-cell>
          <table:table-cell table:number-columns-repeated="1020"/>
        </table:table-row>
        <table:table-row table:style-name="ro1">
          <table:table-cell office:value-type="string" calcext:value-type="string">
            <text:p>بشار</text:p>
          </table:table-cell>
          <table:table-cell office:value-type="string" calcext:value-type="string">
            <text:p>Başar</text:p>
          </table:table-cell>
          <table:table-cell table:formula="of:=ABJAD([.$A170];1;1)" office:value-type="float" office:value="503" calcext:value-type="float">
            <text:p>503</text:p>
          </table:table-cell>
          <table:table-cell table:formula="of:=IF([.$C170]=ABJAD([.$A170];7;1);&quot;aynısı&quot;;ABJAD([.$A170];7;1))" office:value-type="float" office:value="1203" calcext:value-type="float">
            <text:p>1203</text:p>
          </table:table-cell>
          <table:table-cell table:number-columns-repeated="1020"/>
        </table:table-row>
        <table:table-row table:style-name="ro1">
          <table:table-cell office:value-type="string" calcext:value-type="string">
            <text:p>بطّال</text:p>
          </table:table-cell>
          <table:table-cell office:value-type="string" calcext:value-type="string">
            <text:p>Battal</text:p>
          </table:table-cell>
          <table:table-cell table:formula="of:=ABJAD([.$A171];1;1)" office:value-type="float" office:value="42" calcext:value-type="float">
            <text:p>42</text:p>
          </table:table-cell>
          <table:table-cell table:formula="of:=IF([.$C171]=ABJAD([.$A171];7;1);&quot;aynısı&quot;;ABJAD([.$A171];7;1))" office:value-type="string" office:string-value="aynısı" calcext:value-type="string">
            <text:p>aynısı</text:p>
          </table:table-cell>
          <table:table-cell table:number-columns-repeated="1020"/>
        </table:table-row>
        <table:table-row table:style-name="ro1">
          <table:table-cell office:value-type="string" calcext:value-type="string">
            <text:p>باتوخان</text:p>
          </table:table-cell>
          <table:table-cell office:value-type="string" calcext:value-type="string">
            <text:p>Batuhan</text:p>
          </table:table-cell>
          <table:table-cell table:formula="of:=ABJAD([.$A172];1;1)" office:value-type="float" office:value="1060" calcext:value-type="float">
            <text:p>1060</text:p>
          </table:table-cell>
          <table:table-cell table:formula="of:=IF([.$C172]=ABJAD([.$A172];7;1);&quot;aynısı&quot;;ABJAD([.$A172];7;1))" office:value-type="string" office:string-value="aynısı" calcext:value-type="string">
            <text:p>aynısı</text:p>
          </table:table-cell>
          <table:table-cell table:number-columns-repeated="1020"/>
        </table:table-row>
        <table:table-row table:style-name="ro1">
          <table:table-cell office:value-type="string" calcext:value-type="string">
            <text:p>باتورالپ</text:p>
          </table:table-cell>
          <table:table-cell office:value-type="string" calcext:value-type="string">
            <text:p>Baturalp</text:p>
          </table:table-cell>
          <table:table-cell table:formula="of:=ABJAD([.$A173];1;1)" office:value-type="float" office:value="642" calcext:value-type="float">
            <text:p>642</text:p>
          </table:table-cell>
          <table:table-cell table:formula="of:=IF([.$C173]=ABJAD([.$A173];7;1);&quot;aynısı&quot;;ABJAD([.$A173];7;1))" office:value-type="string" office:string-value="aynısı" calcext:value-type="string">
            <text:p>aynısı</text:p>
          </table:table-cell>
          <table:table-cell table:number-columns-repeated="1020"/>
        </table:table-row>
        <table:table-row table:style-name="ro1">
          <table:table-cell office:value-type="string" calcext:value-type="string">
            <text:p>بايرام</text:p>
          </table:table-cell>
          <table:table-cell office:value-type="string" calcext:value-type="string">
            <text:p>Bayram</text:p>
          </table:table-cell>
          <table:table-cell table:formula="of:=ABJAD([.$A174];1;1)" office:value-type="float" office:value="254" calcext:value-type="float">
            <text:p>254</text:p>
          </table:table-cell>
          <table:table-cell table:formula="of:=IF([.$C174]=ABJAD([.$A174];7;1);&quot;aynısı&quot;;ABJAD([.$A174];7;1))" office:value-type="string" office:string-value="aynısı" calcext:value-type="string">
            <text:p>aynısı</text:p>
          </table:table-cell>
          <table:table-cell table:number-columns-repeated="1020"/>
        </table:table-row>
        <table:table-row table:style-name="ro1">
          <table:table-cell office:value-type="string" calcext:value-type="string">
            <text:p>بديعة</text:p>
          </table:table-cell>
          <table:table-cell office:value-type="string" calcext:value-type="string">
            <text:p>Bedia</text:p>
          </table:table-cell>
          <table:table-cell table:formula="of:=ABJAD([.$A175];1;1)" office:value-type="float" office:value="91" calcext:value-type="float">
            <text:p>91</text:p>
          </table:table-cell>
          <table:table-cell table:formula="of:=IF([.$C175]=ABJAD([.$A175];7;1);&quot;aynısı&quot;;ABJAD([.$A175];7;1))" office:value-type="string" office:string-value="aynısı" calcext:value-type="string">
            <text:p>aynısı</text:p>
          </table:table-cell>
          <table:table-cell table:number-columns-repeated="1020"/>
        </table:table-row>
        <table:table-row table:style-name="ro1">
          <table:table-cell office:value-type="string" calcext:value-type="string">
            <text:p>بديخ</text:p>
          </table:table-cell>
          <table:table-cell office:value-type="string" calcext:value-type="string">
            <text:p>Bedih</text:p>
          </table:table-cell>
          <table:table-cell table:formula="of:=ABJAD([.$A176];1;1)" office:value-type="float" office:value="616" calcext:value-type="float">
            <text:p>616</text:p>
          </table:table-cell>
          <table:table-cell table:formula="of:=IF([.$C176]=ABJAD([.$A176];7;1);&quot;aynısı&quot;;ABJAD([.$A176];7;1))" office:value-type="string" office:string-value="aynısı" calcext:value-type="string">
            <text:p>aynısı</text:p>
          </table:table-cell>
          <table:table-cell table:number-columns-repeated="1020"/>
        </table:table-row>
        <table:table-row table:style-name="ro1">
          <table:table-cell office:value-type="string" calcext:value-type="string">
            <text:p>بدر</text:p>
          </table:table-cell>
          <table:table-cell office:value-type="string" calcext:value-type="string">
            <text:p>Bedir</text:p>
          </table:table-cell>
          <table:table-cell table:formula="of:=ABJAD([.$A177];1;1)" office:value-type="float" office:value="206" calcext:value-type="float">
            <text:p>206</text:p>
          </table:table-cell>
          <table:table-cell table:formula="of:=IF([.$C177]=ABJAD([.$A177];7;1);&quot;aynısı&quot;;ABJAD([.$A177];7;1))" office:value-type="string" office:string-value="aynısı" calcext:value-type="string">
            <text:p>aynısı</text:p>
          </table:table-cell>
          <table:table-cell table:number-columns-repeated="1020"/>
        </table:table-row>
        <table:table-row table:style-name="ro1">
          <table:table-cell office:value-type="string" calcext:value-type="string">
            <text:p>بدرخان</text:p>
          </table:table-cell>
          <table:table-cell office:value-type="string" calcext:value-type="string">
            <text:p>Bedirhan</text:p>
          </table:table-cell>
          <table:table-cell table:formula="of:=ABJAD([.$A178];1;1)" office:value-type="float" office:value="857" calcext:value-type="float">
            <text:p>857</text:p>
          </table:table-cell>
          <table:table-cell table:formula="of:=IF([.$C178]=ABJAD([.$A178];7;1);&quot;aynısı&quot;;ABJAD([.$A178];7;1))" office:value-type="string" office:string-value="aynısı" calcext:value-type="string">
            <text:p>aynısı</text:p>
          </table:table-cell>
          <table:table-cell table:number-columns-repeated="1020"/>
        </table:table-row>
        <table:table-row table:style-name="ro1">
          <table:table-cell office:value-type="string" calcext:value-type="string">
            <text:p>بدر</text:p>
          </table:table-cell>
          <table:table-cell office:value-type="string" calcext:value-type="string">
            <text:p>Bedri</text:p>
          </table:table-cell>
          <table:table-cell table:formula="of:=ABJAD([.$A179];1;1)" office:value-type="float" office:value="206" calcext:value-type="float">
            <text:p>206</text:p>
          </table:table-cell>
          <table:table-cell table:formula="of:=IF([.$C179]=ABJAD([.$A179];7;1);&quot;aynısı&quot;;ABJAD([.$A179];7;1))" office:value-type="string" office:string-value="aynısı" calcext:value-type="string">
            <text:p>aynısı</text:p>
          </table:table-cell>
          <table:table-cell table:number-columns-repeated="1020"/>
        </table:table-row>
        <table:table-row table:style-name="ro1">
          <table:table-cell office:value-type="string" calcext:value-type="string">
            <text:p>بدرية</text:p>
          </table:table-cell>
          <table:table-cell office:value-type="string" calcext:value-type="string">
            <text:p>Bedriye</text:p>
          </table:table-cell>
          <table:table-cell table:formula="of:=ABJAD([.$A180];1;1)" office:value-type="float" office:value="221" calcext:value-type="float">
            <text:p>221</text:p>
          </table:table-cell>
          <table:table-cell table:formula="of:=IF([.$C180]=ABJAD([.$A180];7;1);&quot;aynısı&quot;;ABJAD([.$A180];7;1))" office:value-type="string" office:string-value="aynısı" calcext:value-type="string">
            <text:p>aynısı</text:p>
          </table:table-cell>
          <table:table-cell table:number-columns-repeated="1020"/>
        </table:table-row>
        <table:table-row table:style-name="ro1">
          <table:table-cell office:value-type="string" calcext:value-type="string">
            <text:p>بكوم</text:p>
          </table:table-cell>
          <table:table-cell office:value-type="string" calcext:value-type="string">
            <text:p>Begüm</text:p>
          </table:table-cell>
          <table:table-cell table:formula="of:=ABJAD([.$A181];1;1)" office:value-type="float" office:value="68" calcext:value-type="float">
            <text:p>68</text:p>
          </table:table-cell>
          <table:table-cell table:formula="of:=IF([.$C181]=ABJAD([.$A181];7;1);&quot;aynısı&quot;;ABJAD([.$A181];7;1))" office:value-type="string" office:string-value="aynısı" calcext:value-type="string">
            <text:p>aynısı</text:p>
          </table:table-cell>
          <table:table-cell table:number-columns-repeated="1020"/>
        </table:table-row>
        <table:table-row table:style-name="ro1">
          <table:table-cell office:value-type="string" calcext:value-type="string">
            <text:p>بهيه</text:p>
          </table:table-cell>
          <table:table-cell office:value-type="string" calcext:value-type="string">
            <text:p>Behiye</text:p>
          </table:table-cell>
          <table:table-cell table:formula="of:=ABJAD([.$A182];1;1)" office:value-type="float" office:value="22" calcext:value-type="float">
            <text:p>22</text:p>
          </table:table-cell>
          <table:table-cell table:formula="of:=IF([.$C182]=ABJAD([.$A182];7;1);&quot;aynısı&quot;;ABJAD([.$A182];7;1))" office:value-type="string" office:string-value="aynısı" calcext:value-type="string">
            <text:p>aynısı</text:p>
          </table:table-cell>
          <table:table-cell table:number-columns-repeated="1020"/>
        </table:table-row>
        <table:table-row table:style-name="ro1">
          <table:table-cell office:value-type="string" calcext:value-type="string">
            <text:p>بُهلول</text:p>
          </table:table-cell>
          <table:table-cell office:value-type="string" calcext:value-type="string">
            <text:p>Behlül</text:p>
          </table:table-cell>
          <table:table-cell table:formula="of:=ABJAD([.$A183];1;1)" office:value-type="float" office:value="73" calcext:value-type="float">
            <text:p>73</text:p>
          </table:table-cell>
          <table:table-cell table:formula="of:=IF([.$C183]=ABJAD([.$A183];7;1);&quot;aynısı&quot;;ABJAD([.$A183];7;1))" office:value-type="string" office:string-value="aynısı" calcext:value-type="string">
            <text:p>aynısı</text:p>
          </table:table-cell>
          <table:table-cell table:number-columns-repeated="1020"/>
        </table:table-row>
        <table:table-row table:style-name="ro1">
          <table:table-cell office:value-type="string" calcext:value-type="string">
            <text:p>بهرام</text:p>
          </table:table-cell>
          <table:table-cell office:value-type="string" calcext:value-type="string">
            <text:p>Behram</text:p>
          </table:table-cell>
          <table:table-cell table:formula="of:=ABJAD([.$A184];1;1)" office:value-type="float" office:value="248" calcext:value-type="float">
            <text:p>248</text:p>
          </table:table-cell>
          <table:table-cell table:formula="of:=IF([.$C184]=ABJAD([.$A184];7;1);&quot;aynısı&quot;;ABJAD([.$A184];7;1))" office:value-type="string" office:string-value="aynısı" calcext:value-type="string">
            <text:p>aynısı</text:p>
          </table:table-cell>
          <table:table-cell table:number-columns-repeated="1020"/>
        </table:table-row>
        <table:table-row table:style-name="ro1">
          <table:table-cell office:value-type="string" calcext:value-type="string">
            <text:p>بِهزاد</text:p>
          </table:table-cell>
          <table:table-cell office:value-type="string" calcext:value-type="string">
            <text:p>Behzat</text:p>
          </table:table-cell>
          <table:table-cell table:formula="of:=ABJAD([.$A185];1;1)" office:value-type="float" office:value="19" calcext:value-type="float">
            <text:p>19</text:p>
          </table:table-cell>
          <table:table-cell table:formula="of:=IF([.$C185]=ABJAD([.$A185];7;1);&quot;aynısı&quot;;ABJAD([.$A185];7;1))" office:value-type="string" office:string-value="aynısı" calcext:value-type="string">
            <text:p>aynısı</text:p>
          </table:table-cell>
          <table:table-cell table:number-columns-repeated="1020"/>
        </table:table-row>
        <table:table-row table:style-name="ro1">
          <table:table-cell office:value-type="string" calcext:value-type="string">
            <text:p>بكر</text:p>
          </table:table-cell>
          <table:table-cell office:value-type="string" calcext:value-type="string">
            <text:p>Bekir</text:p>
          </table:table-cell>
          <table:table-cell table:formula="of:=ABJAD([.$A186];1;1)" office:value-type="float" office:value="222" calcext:value-type="float">
            <text:p>222</text:p>
          </table:table-cell>
          <table:table-cell table:formula="of:=IF([.$C186]=ABJAD([.$A186];7;1);&quot;aynısı&quot;;ABJAD([.$A186];7;1))" office:value-type="string" office:string-value="aynısı" calcext:value-type="string">
            <text:p>aynısı</text:p>
          </table:table-cell>
          <table:table-cell table:number-columns-repeated="1020"/>
        </table:table-row>
        <table:table-row table:style-name="ro1">
          <table:table-cell office:value-type="string" calcext:value-type="string">
            <text:p>بَکتاش</text:p>
          </table:table-cell>
          <table:table-cell office:value-type="string" calcext:value-type="string">
            <text:p>Bektaş</text:p>
          </table:table-cell>
          <table:table-cell table:formula="of:=ABJAD([.$A187];1;1)" office:value-type="float" office:value="723" calcext:value-type="float">
            <text:p>723</text:p>
          </table:table-cell>
          <table:table-cell table:formula="of:=IF([.$C187]=ABJAD([.$A187];7;1);&quot;aynısı&quot;;ABJAD([.$A187];7;1))" office:value-type="float" office:value="1423" calcext:value-type="float">
            <text:p>1423</text:p>
          </table:table-cell>
          <table:table-cell table:number-columns-repeated="1020"/>
        </table:table-row>
        <table:table-row table:style-name="ro1">
          <table:table-cell office:value-type="string" calcext:value-type="string">
            <text:p>بلكين</text:p>
          </table:table-cell>
          <table:table-cell office:value-type="string" calcext:value-type="string">
            <text:p>Belgin</text:p>
          </table:table-cell>
          <table:table-cell table:formula="of:=ABJAD([.$A188];1;1)" office:value-type="float" office:value="112" calcext:value-type="float">
            <text:p>112</text:p>
          </table:table-cell>
          <table:table-cell table:formula="of:=IF([.$C188]=ABJAD([.$A188];7;1);&quot;aynısı&quot;;ABJAD([.$A188];7;1))" office:value-type="string" office:string-value="aynısı" calcext:value-type="string">
            <text:p>aynısı</text:p>
          </table:table-cell>
          <table:table-cell table:number-columns-repeated="1020"/>
        </table:table-row>
        <table:table-row table:style-name="ro1">
          <table:table-cell office:value-type="string" calcext:value-type="string">
            <text:p>بليز</text:p>
          </table:table-cell>
          <table:table-cell office:value-type="string" calcext:value-type="string">
            <text:p>Beliz</text:p>
          </table:table-cell>
          <table:table-cell table:formula="of:=ABJAD([.$A189];1;1)" office:value-type="float" office:value="49" calcext:value-type="float">
            <text:p>49</text:p>
          </table:table-cell>
          <table:table-cell table:formula="of:=IF([.$C189]=ABJAD([.$A189];7;1);&quot;aynısı&quot;;ABJAD([.$A189];7;1))" office:value-type="string" office:string-value="aynısı" calcext:value-type="string">
            <text:p>aynısı</text:p>
          </table:table-cell>
          <table:table-cell table:number-columns-repeated="1020"/>
        </table:table-row>
        <table:table-row table:style-name="ro1">
          <table:table-cell office:value-type="string" calcext:value-type="string">
            <text:p>بنكيصو</text:p>
          </table:table-cell>
          <table:table-cell office:value-type="string" calcext:value-type="string">
            <text:p>Bengisu</text:p>
          </table:table-cell>
          <table:table-cell table:formula="of:=ABJAD([.$A190];1;1)" office:value-type="float" office:value="178" calcext:value-type="float">
            <text:p>178</text:p>
          </table:table-cell>
          <table:table-cell table:formula="of:=IF([.$C190]=ABJAD([.$A190];7;1);&quot;aynısı&quot;;ABJAD([.$A190];7;1))" office:value-type="float" office:value="148" calcext:value-type="float">
            <text:p>148</text:p>
          </table:table-cell>
          <table:table-cell table:number-columns-repeated="1020"/>
        </table:table-row>
        <table:table-row table:style-name="ro1">
          <table:table-cell office:value-type="string" calcext:value-type="string">
            <text:p>برا</text:p>
          </table:table-cell>
          <table:table-cell office:value-type="string" calcext:value-type="string">
            <text:p>Bera</text:p>
          </table:table-cell>
          <table:table-cell table:formula="of:=ABJAD([.$A191];1;1)" office:value-type="float" office:value="203" calcext:value-type="float">
            <text:p>203</text:p>
          </table:table-cell>
          <table:table-cell table:formula="of:=IF([.$C191]=ABJAD([.$A191];7;1);&quot;aynısı&quot;;ABJAD([.$A191];7;1))" office:value-type="string" office:string-value="aynısı" calcext:value-type="string">
            <text:p>aynısı</text:p>
          </table:table-cell>
          <table:table-cell table:number-columns-repeated="1020"/>
        </table:table-row>
        <table:table-row table:style-name="ro1">
          <table:table-cell office:value-type="string" calcext:value-type="string">
            <text:p>براءت</text:p>
          </table:table-cell>
          <table:table-cell office:value-type="string" calcext:value-type="string">
            <text:p>Berat</text:p>
          </table:table-cell>
          <table:table-cell table:formula="of:=ABJAD([.$A192];1;1)" office:value-type="float" office:value="604" calcext:value-type="float">
            <text:p>604</text:p>
          </table:table-cell>
          <table:table-cell table:formula="of:=IF([.$C192]=ABJAD([.$A192];7;1);&quot;aynısı&quot;;ABJAD([.$A192];7;1))" office:value-type="string" office:string-value="aynısı" calcext:value-type="string">
            <text:p>aynısı</text:p>
          </table:table-cell>
          <table:table-cell table:number-columns-repeated="1020"/>
        </table:table-row>
        <table:table-row table:style-name="ro1">
          <table:table-cell office:value-type="string" calcext:value-type="string">
            <text:p>بَرکت</text:p>
          </table:table-cell>
          <table:table-cell office:value-type="string" calcext:value-type="string">
            <text:p>Bereket</text:p>
          </table:table-cell>
          <table:table-cell table:formula="of:=ABJAD([.$A193];1;1)" office:value-type="float" office:value="622" calcext:value-type="float">
            <text:p>622</text:p>
          </table:table-cell>
          <table:table-cell table:formula="of:=IF([.$C193]=ABJAD([.$A193];7;1);&quot;aynısı&quot;;ABJAD([.$A193];7;1))" office:value-type="string" office:string-value="aynısı" calcext:value-type="string">
            <text:p>aynısı</text:p>
          </table:table-cell>
          <table:table-cell table:number-columns-repeated="1020"/>
        </table:table-row>
        <table:table-row table:style-name="ro1">
          <table:table-cell office:value-type="string" calcext:value-type="string">
            <text:p>برفين</text:p>
          </table:table-cell>
          <table:table-cell office:value-type="string" calcext:value-type="string">
            <text:p>Berfin</text:p>
          </table:table-cell>
          <table:table-cell table:formula="of:=ABJAD([.$A194];1;1)" office:value-type="float" office:value="342" calcext:value-type="float">
            <text:p>342</text:p>
          </table:table-cell>
          <table:table-cell table:formula="of:=IF([.$C194]=ABJAD([.$A194];7;1);&quot;aynısı&quot;;ABJAD([.$A194];7;1))" office:value-type="string" office:string-value="aynısı" calcext:value-type="string">
            <text:p>aynısı</text:p>
          </table:table-cell>
          <table:table-cell table:number-columns-repeated="1020"/>
        </table:table-row>
        <table:table-row table:style-name="ro1">
          <table:table-cell office:value-type="string" calcext:value-type="string">
            <text:p>بركزار</text:p>
          </table:table-cell>
          <table:table-cell office:value-type="string" calcext:value-type="string">
            <text:p>Bergüzar</text:p>
          </table:table-cell>
          <table:table-cell table:formula="of:=ABJAD([.$A195];1;1)" office:value-type="float" office:value="430" calcext:value-type="float">
            <text:p>430</text:p>
          </table:table-cell>
          <table:table-cell table:formula="of:=IF([.$C195]=ABJAD([.$A195];7;1);&quot;aynısı&quot;;ABJAD([.$A195];7;1))" office:value-type="string" office:string-value="aynısı" calcext:value-type="string">
            <text:p>aynısı</text:p>
          </table:table-cell>
          <table:table-cell table:number-columns-repeated="1020"/>
        </table:table-row>
        <table:table-row table:style-name="ro1">
          <table:table-cell office:value-type="string" calcext:value-type="string">
            <text:p>بريل</text:p>
          </table:table-cell>
          <table:table-cell office:value-type="string" calcext:value-type="string">
            <text:p>Beril</text:p>
          </table:table-cell>
          <table:table-cell table:formula="of:=ABJAD([.$A196];1;1)" office:value-type="float" office:value="242" calcext:value-type="float">
            <text:p>242</text:p>
          </table:table-cell>
          <table:table-cell table:formula="of:=IF([.$C196]=ABJAD([.$A196];7;1);&quot;aynısı&quot;;ABJAD([.$A196];7;1))" office:value-type="string" office:string-value="aynısı" calcext:value-type="string">
            <text:p>aynısı</text:p>
          </table:table-cell>
          <table:table-cell table:number-columns-repeated="1020"/>
        </table:table-row>
        <table:table-row table:style-name="ro1">
          <table:table-cell office:value-type="string" calcext:value-type="string">
            <text:p>بريوان</text:p>
          </table:table-cell>
          <table:table-cell office:value-type="string" calcext:value-type="string">
            <text:p>Berivan</text:p>
          </table:table-cell>
          <table:table-cell table:formula="of:=ABJAD([.$A197];1;1)" office:value-type="float" office:value="269" calcext:value-type="float">
            <text:p>269</text:p>
          </table:table-cell>
          <table:table-cell table:formula="of:=IF([.$C197]=ABJAD([.$A197];7;1);&quot;aynısı&quot;;ABJAD([.$A197];7;1))" office:value-type="string" office:string-value="aynısı" calcext:value-type="string">
            <text:p>aynısı</text:p>
          </table:table-cell>
          <table:table-cell table:number-columns-repeated="1020"/>
        </table:table-row>
        <table:table-row table:style-name="ro1">
          <table:table-cell office:value-type="string" calcext:value-type="string">
            <text:p>برك</text:p>
          </table:table-cell>
          <table:table-cell office:value-type="string" calcext:value-type="string">
            <text:p>Berk</text:p>
          </table:table-cell>
          <table:table-cell table:formula="of:=ABJAD([.$A198];1;1)" office:value-type="float" office:value="222" calcext:value-type="float">
            <text:p>222</text:p>
          </table:table-cell>
          <table:table-cell table:formula="of:=IF([.$C198]=ABJAD([.$A198];7;1);&quot;aynısı&quot;;ABJAD([.$A198];7;1))" office:value-type="string" office:string-value="aynısı" calcext:value-type="string">
            <text:p>aynısı</text:p>
          </table:table-cell>
          <table:table-cell table:number-columns-repeated="1020"/>
        </table:table-row>
        <table:table-row table:style-name="ro1">
          <table:table-cell office:value-type="string" calcext:value-type="string">
            <text:p>برقانت</text:p>
          </table:table-cell>
          <table:table-cell office:value-type="string" calcext:value-type="string">
            <text:p>Berkant</text:p>
          </table:table-cell>
          <table:table-cell table:formula="of:=ABJAD([.$A199];1;1)" office:value-type="float" office:value="753" calcext:value-type="float">
            <text:p>753</text:p>
          </table:table-cell>
          <table:table-cell table:formula="of:=IF([.$C199]=ABJAD([.$A199];7;1);&quot;aynısı&quot;;ABJAD([.$A199];7;1))" office:value-type="string" office:string-value="aynısı" calcext:value-type="string">
            <text:p>aynısı</text:p>
          </table:table-cell>
          <table:table-cell table:number-columns-repeated="1020"/>
        </table:table-row>
        <table:table-row table:style-name="ro1">
          <table:table-cell office:value-type="string" calcext:value-type="string">
            <text:p>بركاى</text:p>
          </table:table-cell>
          <table:table-cell office:value-type="string" calcext:value-type="string">
            <text:p>Berkay</text:p>
          </table:table-cell>
          <table:table-cell table:formula="of:=ABJAD([.$A200];1;1)" office:value-type="float" office:value="224" calcext:value-type="float">
            <text:p>224</text:p>
          </table:table-cell>
          <table:table-cell table:formula="of:=IF([.$C200]=ABJAD([.$A200];7;1);&quot;aynısı&quot;;ABJAD([.$A200];7;1))" office:value-type="string" office:string-value="aynısı" calcext:value-type="string">
            <text:p>aynısı</text:p>
          </table:table-cell>
          <table:table-cell table:number-columns-repeated="1020"/>
        </table:table-row>
        <table:table-row table:style-name="ro1">
          <table:table-cell office:value-type="string" calcext:value-type="string">
            <text:p>بركه</text:p>
          </table:table-cell>
          <table:table-cell office:value-type="string" calcext:value-type="string">
            <text:p>Berke</text:p>
          </table:table-cell>
          <table:table-cell table:formula="of:=ABJAD([.$A201];1;1)" office:value-type="float" office:value="227" calcext:value-type="float">
            <text:p>227</text:p>
          </table:table-cell>
          <table:table-cell table:formula="of:=IF([.$C201]=ABJAD([.$A201];7;1);&quot;aynısı&quot;;ABJAD([.$A201];7;1))" office:value-type="string" office:string-value="aynısı" calcext:value-type="string">
            <text:p>aynısı</text:p>
          </table:table-cell>
          <table:table-cell table:number-columns-repeated="1020"/>
        </table:table-row>
        <table:table-row table:style-name="ro1">
          <table:table-cell office:value-type="string" calcext:value-type="string">
            <text:p>برنا</text:p>
          </table:table-cell>
          <table:table-cell office:value-type="string" calcext:value-type="string">
            <text:p>Berna</text:p>
          </table:table-cell>
          <table:table-cell table:formula="of:=ABJAD([.$A202];1;1)" office:value-type="float" office:value="253" calcext:value-type="float">
            <text:p>253</text:p>
          </table:table-cell>
          <table:table-cell table:formula="of:=IF([.$C202]=ABJAD([.$A202];7;1);&quot;aynısı&quot;;ABJAD([.$A202];7;1))" office:value-type="string" office:string-value="aynısı" calcext:value-type="string">
            <text:p>aynısı</text:p>
          </table:table-cell>
          <table:table-cell table:number-columns-repeated="1020"/>
        </table:table-row>
        <table:table-row table:style-name="ro1">
          <table:table-cell office:value-type="string" calcext:value-type="string">
            <text:p>برّا</text:p>
          </table:table-cell>
          <table:table-cell office:value-type="string" calcext:value-type="string">
            <text:p>Berra</text:p>
          </table:table-cell>
          <table:table-cell table:formula="of:=ABJAD([.$A203];1;1)" office:value-type="float" office:value="203" calcext:value-type="float">
            <text:p>203</text:p>
          </table:table-cell>
          <table:table-cell table:formula="of:=IF([.$C203]=ABJAD([.$A203];7;1);&quot;aynısı&quot;;ABJAD([.$A203];7;1))" office:value-type="string" office:string-value="aynısı" calcext:value-type="string">
            <text:p>aynısı</text:p>
          </table:table-cell>
          <table:table-cell table:number-columns-repeated="1020"/>
        </table:table-row>
        <table:table-row table:style-name="ro1">
          <table:table-cell office:value-type="string" calcext:value-type="string">
            <text:p>برّاق</text:p>
          </table:table-cell>
          <table:table-cell office:value-type="string" calcext:value-type="string">
            <text:p>Berrak</text:p>
          </table:table-cell>
          <table:table-cell table:formula="of:=ABJAD([.$A204];1;1)" office:value-type="float" office:value="303" calcext:value-type="float">
            <text:p>303</text:p>
          </table:table-cell>
          <table:table-cell table:formula="of:=IF([.$C204]=ABJAD([.$A204];7;1);&quot;aynısı&quot;;ABJAD([.$A204];7;1))" office:value-type="string" office:string-value="aynısı" calcext:value-type="string">
            <text:p>aynısı</text:p>
          </table:table-cell>
          <table:table-cell table:number-columns-repeated="1020"/>
        </table:table-row>
        <table:table-row table:style-name="ro1">
          <table:table-cell office:value-type="string" calcext:value-type="string">
            <text:p>برّين</text:p>
          </table:table-cell>
          <table:table-cell office:value-type="string" calcext:value-type="string">
            <text:p>Berrin</text:p>
          </table:table-cell>
          <table:table-cell table:formula="of:=ABJAD([.$A205];1;1)" office:value-type="float" office:value="262" calcext:value-type="float">
            <text:p>262</text:p>
          </table:table-cell>
          <table:table-cell table:formula="of:=IF([.$C205]=ABJAD([.$A205];7;1);&quot;aynısı&quot;;ABJAD([.$A205];7;1))" office:value-type="string" office:string-value="aynısı" calcext:value-type="string">
            <text:p>aynısı</text:p>
          </table:table-cell>
          <table:table-cell table:number-columns-repeated="1020"/>
        </table:table-row>
        <table:table-row table:style-name="ro1">
          <table:table-cell office:value-type="string" calcext:value-type="string">
            <text:p>برتان</text:p>
          </table:table-cell>
          <table:table-cell office:value-type="string" calcext:value-type="string">
            <text:p>Bertan</text:p>
          </table:table-cell>
          <table:table-cell table:formula="of:=ABJAD([.$A206];1;1)" office:value-type="float" office:value="653" calcext:value-type="float">
            <text:p>653</text:p>
          </table:table-cell>
          <table:table-cell table:formula="of:=IF([.$C206]=ABJAD([.$A206];7;1);&quot;aynısı&quot;;ABJAD([.$A206];7;1))" office:value-type="string" office:string-value="aynısı" calcext:value-type="string">
            <text:p>aynısı</text:p>
          </table:table-cell>
          <table:table-cell table:number-columns-repeated="1020"/>
        </table:table-row>
        <table:table-row table:style-name="ro1">
          <table:table-cell office:value-type="string" calcext:value-type="string">
            <text:p>بسيم</text:p>
          </table:table-cell>
          <table:table-cell office:value-type="string" calcext:value-type="string">
            <text:p>Besim</text:p>
          </table:table-cell>
          <table:table-cell table:formula="of:=ABJAD([.$A207];1;1)" office:value-type="float" office:value="112" calcext:value-type="float">
            <text:p>112</text:p>
          </table:table-cell>
          <table:table-cell table:formula="of:=IF([.$C207]=ABJAD([.$A207];7;1);&quot;aynısı&quot;;ABJAD([.$A207];7;1))" office:value-type="float" office:value="352" calcext:value-type="float">
            <text:p>352</text:p>
          </table:table-cell>
          <table:table-cell table:number-columns-repeated="1020"/>
        </table:table-row>
        <table:table-row table:style-name="ro1">
          <table:table-cell office:value-type="string" calcext:value-type="string">
            <text:p>بسيمه</text:p>
          </table:table-cell>
          <table:table-cell office:value-type="string" calcext:value-type="string">
            <text:p>Besime</text:p>
          </table:table-cell>
          <table:table-cell table:formula="of:=ABJAD([.$A208];1;1)" office:value-type="float" office:value="117" calcext:value-type="float">
            <text:p>117</text:p>
          </table:table-cell>
          <table:table-cell table:formula="of:=IF([.$C208]=ABJAD([.$A208];7;1);&quot;aynısı&quot;;ABJAD([.$A208];7;1))" office:value-type="float" office:value="357" calcext:value-type="float">
            <text:p>357</text:p>
          </table:table-cell>
          <table:table-cell table:number-columns-repeated="1020"/>
        </table:table-row>
        <table:table-row table:style-name="ro1">
          <table:table-cell office:value-type="string" calcext:value-type="string">
            <text:p>بشر</text:p>
          </table:table-cell>
          <table:table-cell office:value-type="string" calcext:value-type="string">
            <text:p>Beşer</text:p>
          </table:table-cell>
          <table:table-cell table:formula="of:=ABJAD([.$A209];1;1)" office:value-type="float" office:value="502" calcext:value-type="float">
            <text:p>502</text:p>
          </table:table-cell>
          <table:table-cell table:formula="of:=IF([.$C209]=ABJAD([.$A209];7;1);&quot;aynısı&quot;;ABJAD([.$A209];7;1))" office:value-type="float" office:value="1202" calcext:value-type="float">
            <text:p>1202</text:p>
          </table:table-cell>
          <table:table-cell table:number-columns-repeated="1020"/>
        </table:table-row>
        <table:table-row table:style-name="ro1">
          <table:table-cell office:value-type="string" calcext:value-type="string">
            <text:p>بشير</text:p>
          </table:table-cell>
          <table:table-cell office:value-type="string" calcext:value-type="string">
            <text:p>Beşir</text:p>
          </table:table-cell>
          <table:table-cell table:formula="of:=ABJAD([.$A210];1;1)" office:value-type="float" office:value="512" calcext:value-type="float">
            <text:p>512</text:p>
          </table:table-cell>
          <table:table-cell table:formula="of:=IF([.$C210]=ABJAD([.$A210];7;1);&quot;aynısı&quot;;ABJAD([.$A210];7;1))" office:value-type="float" office:value="1212" calcext:value-type="float">
            <text:p>1212</text:p>
          </table:table-cell>
          <table:table-cell table:number-columns-repeated="1020"/>
        </table:table-row>
        <table:table-row table:style-name="ro1">
          <table:table-cell office:value-type="string" calcext:value-type="string">
            <text:p>بشيره</text:p>
          </table:table-cell>
          <table:table-cell office:value-type="string" calcext:value-type="string">
            <text:p>Beşire</text:p>
          </table:table-cell>
          <table:table-cell table:formula="of:=ABJAD([.$A211];1;1)" office:value-type="float" office:value="517" calcext:value-type="float">
            <text:p>517</text:p>
          </table:table-cell>
          <table:table-cell table:formula="of:=IF([.$C211]=ABJAD([.$A211];7;1);&quot;aynısı&quot;;ABJAD([.$A211];7;1))" office:value-type="float" office:value="1217" calcext:value-type="float">
            <text:p>1217</text:p>
          </table:table-cell>
          <table:table-cell table:number-columns-repeated="1020"/>
        </table:table-row>
        <table:table-row table:style-name="ro1">
          <table:table-cell office:value-type="string" calcext:value-type="string">
            <text:p>بتول</text:p>
          </table:table-cell>
          <table:table-cell office:value-type="string" calcext:value-type="string">
            <text:p>Betül</text:p>
          </table:table-cell>
          <table:table-cell table:formula="of:=ABJAD([.$A212];1;1)" office:value-type="float" office:value="438" calcext:value-type="float">
            <text:p>438</text:p>
          </table:table-cell>
          <table:table-cell table:formula="of:=IF([.$C212]=ABJAD([.$A212];7;1);&quot;aynısı&quot;;ABJAD([.$A212];7;1))" office:value-type="string" office:string-value="aynısı" calcext:value-type="string">
            <text:p>aynısı</text:p>
          </table:table-cell>
          <table:table-cell table:number-columns-repeated="1020"/>
        </table:table-row>
        <table:table-row table:style-name="ro1">
          <table:table-cell office:value-type="string" calcext:value-type="string">
            <text:p>بياض</text:p>
          </table:table-cell>
          <table:table-cell office:value-type="string" calcext:value-type="string">
            <text:p>Beyaz</text:p>
          </table:table-cell>
          <table:table-cell table:formula="of:=ABJAD([.$A213];1;1)" office:value-type="float" office:value="813" calcext:value-type="float">
            <text:p>813</text:p>
          </table:table-cell>
          <table:table-cell table:formula="of:=IF([.$C213]=ABJAD([.$A213];7;1);&quot;aynısı&quot;;ABJAD([.$A213];7;1))" office:value-type="float" office:value="103" calcext:value-type="float">
            <text:p>103</text:p>
          </table:table-cell>
          <table:table-cell table:number-columns-repeated="1020"/>
        </table:table-row>
        <table:table-row table:style-name="ro1">
          <table:table-cell office:value-type="string" calcext:value-type="string">
            <text:p>بايزيد</text:p>
          </table:table-cell>
          <table:table-cell office:value-type="string" calcext:value-type="string">
            <text:p>Beyazit</text:p>
          </table:table-cell>
          <table:table-cell table:formula="of:=ABJAD([.$A214];1;1)" office:value-type="float" office:value="34" calcext:value-type="float">
            <text:p>34</text:p>
          </table:table-cell>
          <table:table-cell table:formula="of:=IF([.$C214]=ABJAD([.$A214];7;1);&quot;aynısı&quot;;ABJAD([.$A214];7;1))" office:value-type="string" office:string-value="aynısı" calcext:value-type="string">
            <text:p>aynısı</text:p>
          </table:table-cell>
          <table:table-cell table:number-columns-repeated="1020"/>
        </table:table-row>
        <table:table-row table:style-name="ro1">
          <table:table-cell office:value-type="string" calcext:value-type="string">
            <text:p>بيدا</text:p>
          </table:table-cell>
          <table:table-cell office:value-type="string" calcext:value-type="string">
            <text:p>Beyda</text:p>
          </table:table-cell>
          <table:table-cell table:formula="of:=ABJAD([.$A215];1;1)" office:value-type="float" office:value="17" calcext:value-type="float">
            <text:p>17</text:p>
          </table:table-cell>
          <table:table-cell table:formula="of:=IF([.$C215]=ABJAD([.$A215];7;1);&quot;aynısı&quot;;ABJAD([.$A215];7;1))" office:value-type="string" office:string-value="aynısı" calcext:value-type="string">
            <text:p>aynısı</text:p>
          </table:table-cell>
          <table:table-cell table:number-columns-repeated="1020"/>
        </table:table-row>
        <table:table-row table:style-name="ro1">
          <table:table-cell office:value-type="string" calcext:value-type="string">
            <text:p>بيخان</text:p>
          </table:table-cell>
          <table:table-cell office:value-type="string" calcext:value-type="string">
            <text:p>Beyhan</text:p>
          </table:table-cell>
          <table:table-cell table:formula="of:=ABJAD([.$A216];1;1)" office:value-type="float" office:value="663" calcext:value-type="float">
            <text:p>663</text:p>
          </table:table-cell>
          <table:table-cell table:formula="of:=IF([.$C216]=ABJAD([.$A216];7;1);&quot;aynısı&quot;;ABJAD([.$A216];7;1))" office:value-type="string" office:string-value="aynısı" calcext:value-type="string">
            <text:p>aynısı</text:p>
          </table:table-cell>
          <table:table-cell table:number-columns-repeated="1020"/>
        </table:table-row>
        <table:table-row table:style-name="ro1">
          <table:table-cell office:value-type="string" calcext:value-type="string">
            <text:p>بيضا</text:p>
          </table:table-cell>
          <table:table-cell office:value-type="string" calcext:value-type="string">
            <text:p>Beyza</text:p>
          </table:table-cell>
          <table:table-cell table:formula="of:=ABJAD([.$A217];1;1)" office:value-type="float" office:value="813" calcext:value-type="float">
            <text:p>813</text:p>
          </table:table-cell>
          <table:table-cell table:formula="of:=IF([.$C217]=ABJAD([.$A217];7;1);&quot;aynısı&quot;;ABJAD([.$A217];7;1))" office:value-type="float" office:value="103" calcext:value-type="float">
            <text:p>103</text:p>
          </table:table-cell>
          <table:table-cell table:number-columns-repeated="1020"/>
        </table:table-row>
        <table:table-row table:style-name="ro1">
          <table:table-cell office:value-type="string" calcext:value-type="string">
            <text:p>بزن</text:p>
          </table:table-cell>
          <table:table-cell office:value-type="string" calcext:value-type="string">
            <text:p>Bezen</text:p>
          </table:table-cell>
          <table:table-cell table:formula="of:=ABJAD([.$A218];1;1)" office:value-type="float" office:value="59" calcext:value-type="float">
            <text:p>59</text:p>
          </table:table-cell>
          <table:table-cell table:formula="of:=IF([.$C218]=ABJAD([.$A218];7;1);&quot;aynısı&quot;;ABJAD([.$A218];7;1))" office:value-type="string" office:string-value="aynısı" calcext:value-type="string">
            <text:p>aynısı</text:p>
          </table:table-cell>
          <table:table-cell table:number-columns-repeated="1020"/>
        </table:table-row>
        <table:table-row table:style-name="ro1">
          <table:table-cell office:value-type="string" calcext:value-type="string">
            <text:p>بلال</text:p>
          </table:table-cell>
          <table:table-cell office:value-type="string" calcext:value-type="string">
            <text:p>Bilal</text:p>
          </table:table-cell>
          <table:table-cell table:formula="of:=ABJAD([.$A219];1;1)" office:value-type="float" office:value="63" calcext:value-type="float">
            <text:p>63</text:p>
          </table:table-cell>
          <table:table-cell table:formula="of:=IF([.$C219]=ABJAD([.$A219];7;1);&quot;aynısı&quot;;ABJAD([.$A219];7;1))" office:value-type="string" office:string-value="aynısı" calcext:value-type="string">
            <text:p>aynısı</text:p>
          </table:table-cell>
          <table:table-cell table:number-columns-repeated="1020"/>
        </table:table-row>
        <table:table-row table:style-name="ro1">
          <table:table-cell office:value-type="string" calcext:value-type="string">
            <text:p>بيلكه</text:p>
          </table:table-cell>
          <table:table-cell office:value-type="string" calcext:value-type="string">
            <text:p>Bilge</text:p>
          </table:table-cell>
          <table:table-cell table:formula="of:=ABJAD([.$A220];1;1)" office:value-type="float" office:value="67" calcext:value-type="float">
            <text:p>67</text:p>
          </table:table-cell>
          <table:table-cell table:formula="of:=IF([.$C220]=ABJAD([.$A220];7;1);&quot;aynısı&quot;;ABJAD([.$A220];7;1))" office:value-type="string" office:string-value="aynısı" calcext:value-type="string">
            <text:p>aynısı</text:p>
          </table:table-cell>
          <table:table-cell table:number-columns-repeated="1020"/>
        </table:table-row>
        <table:table-row table:style-name="ro1">
          <table:table-cell office:value-type="string" calcext:value-type="string">
            <text:p>بيلكه خان</text:p>
          </table:table-cell>
          <table:table-cell office:value-type="string" calcext:value-type="string">
            <text:p>Bilgehan</text:p>
          </table:table-cell>
          <table:table-cell table:formula="of:=ABJAD([.$A221];1;1)" office:value-type="float" office:value="718" calcext:value-type="float">
            <text:p>718</text:p>
          </table:table-cell>
          <table:table-cell table:formula="of:=IF([.$C221]=ABJAD([.$A221];7;1);&quot;aynısı&quot;;ABJAD([.$A221];7;1))" office:value-type="string" office:string-value="aynısı" calcext:value-type="string">
            <text:p>aynısı</text:p>
          </table:table-cell>
          <table:table-cell table:number-columns-repeated="1020"/>
        </table:table-row>
        <table:table-row table:style-name="ro1">
          <table:table-cell office:value-type="string" calcext:value-type="string">
            <text:p>بيلكن</text:p>
          </table:table-cell>
          <table:table-cell office:value-type="string" calcext:value-type="string">
            <text:p>Bilgen</text:p>
          </table:table-cell>
          <table:table-cell table:formula="of:=ABJAD([.$A222];1;1)" office:value-type="float" office:value="112" calcext:value-type="float">
            <text:p>112</text:p>
          </table:table-cell>
          <table:table-cell table:formula="of:=IF([.$C222]=ABJAD([.$A222];7;1);&quot;aynısı&quot;;ABJAD([.$A222];7;1))" office:value-type="string" office:string-value="aynısı" calcext:value-type="string">
            <text:p>aynısı</text:p>
          </table:table-cell>
          <table:table-cell table:number-columns-repeated="1020"/>
        </table:table-row>
        <table:table-row table:style-name="ro1">
          <table:table-cell office:value-type="string" calcext:value-type="string">
            <text:p>بيلكين</text:p>
          </table:table-cell>
          <table:table-cell office:value-type="string" calcext:value-type="string">
            <text:p>Bilgin</text:p>
          </table:table-cell>
          <table:table-cell table:formula="of:=ABJAD([.$A223];1;1)" office:value-type="float" office:value="122" calcext:value-type="float">
            <text:p>122</text:p>
          </table:table-cell>
          <table:table-cell table:formula="of:=IF([.$C223]=ABJAD([.$A223];7;1);&quot;aynısı&quot;;ABJAD([.$A223];7;1))" office:value-type="string" office:string-value="aynısı" calcext:value-type="string">
            <text:p>aynısı</text:p>
          </table:table-cell>
          <table:table-cell table:number-columns-repeated="1020"/>
        </table:table-row>
        <table:table-row table:style-name="ro1">
          <table:table-cell office:value-type="string" calcext:value-type="string">
            <text:p>بللور</text:p>
          </table:table-cell>
          <table:table-cell office:value-type="string" calcext:value-type="string">
            <text:p>Billur</text:p>
          </table:table-cell>
          <table:table-cell table:formula="of:=ABJAD([.$A224];1;1)" office:value-type="float" office:value="268" calcext:value-type="float">
            <text:p>268</text:p>
          </table:table-cell>
          <table:table-cell table:formula="of:=IF([.$C224]=ABJAD([.$A224];7;1);&quot;aynısı&quot;;ABJAD([.$A224];7;1))" office:value-type="string" office:string-value="aynısı" calcext:value-type="string">
            <text:p>aynısı</text:p>
          </table:table-cell>
          <table:table-cell table:number-columns-repeated="1020"/>
        </table:table-row>
        <table:table-row table:style-name="ro1">
          <table:table-cell office:value-type="string" calcext:value-type="string">
            <text:p>بن على</text:p>
          </table:table-cell>
          <table:table-cell office:value-type="string" calcext:value-type="string">
            <text:p>Binali</text:p>
          </table:table-cell>
          <table:table-cell table:formula="of:=ABJAD([.$A225];1;1)" office:value-type="float" office:value="153" calcext:value-type="float">
            <text:p>153</text:p>
          </table:table-cell>
          <table:table-cell table:formula="of:=IF([.$C225]=ABJAD([.$A225];7;1);&quot;aynısı&quot;;ABJAD([.$A225];7;1))" office:value-type="string" office:string-value="aynısı" calcext:value-type="string">
            <text:p>aynısı</text:p>
          </table:table-cell>
          <table:table-cell table:number-columns-repeated="1020"/>
        </table:table-row>
        <table:table-row table:style-name="ro1">
          <table:table-cell office:value-type="string" calcext:value-type="string">
            <text:p>بيگناز</text:p>
          </table:table-cell>
          <table:table-cell office:value-type="string" calcext:value-type="string">
            <text:p>Binnaz</text:p>
          </table:table-cell>
          <table:table-cell table:formula="of:=ABJAD([.$A226];1;1)" office:value-type="float" office:value="90" calcext:value-type="float">
            <text:p>90</text:p>
          </table:table-cell>
          <table:table-cell table:formula="of:=IF([.$C226]=ABJAD([.$A226];7;1);&quot;aynısı&quot;;ABJAD([.$A226];7;1))" office:value-type="string" office:string-value="aynısı" calcext:value-type="string">
            <text:p>aynısı</text:p>
          </table:table-cell>
          <table:table-cell table:number-columns-repeated="1020"/>
        </table:table-row>
        <table:table-row table:style-name="ro1">
          <table:table-cell office:value-type="string" calcext:value-type="string">
            <text:p>برجان</text:p>
          </table:table-cell>
          <table:table-cell office:value-type="string" calcext:value-type="string">
            <text:p>Bircan</text:p>
          </table:table-cell>
          <table:table-cell table:formula="of:=ABJAD([.$A227];1;1)" office:value-type="float" office:value="256" calcext:value-type="float">
            <text:p>256</text:p>
          </table:table-cell>
          <table:table-cell table:formula="of:=IF([.$C227]=ABJAD([.$A227];7;1);&quot;aynısı&quot;;ABJAD([.$A227];7;1))" office:value-type="string" office:string-value="aynısı" calcext:value-type="string">
            <text:p>aynısı</text:p>
          </table:table-cell>
          <table:table-cell table:number-columns-repeated="1020"/>
        </table:table-row>
        <table:table-row table:style-name="ro1">
          <table:table-cell office:value-type="string" calcext:value-type="string">
            <text:p>بيركل</text:p>
          </table:table-cell>
          <table:table-cell office:value-type="string" calcext:value-type="string">
            <text:p>Birgül</text:p>
          </table:table-cell>
          <table:table-cell table:formula="of:=ABJAD([.$A228];1;1)" office:value-type="float" office:value="262" calcext:value-type="float">
            <text:p>262</text:p>
          </table:table-cell>
          <table:table-cell table:formula="of:=IF([.$C228]=ABJAD([.$A228];7;1);&quot;aynısı&quot;;ABJAD([.$A228];7;1))" office:value-type="string" office:string-value="aynısı" calcext:value-type="string">
            <text:p>aynısı</text:p>
          </table:table-cell>
          <table:table-cell table:number-columns-repeated="1020"/>
        </table:table-row>
        <table:table-row table:style-name="ro1">
          <table:table-cell office:value-type="string" calcext:value-type="string">
            <text:p>بيرخان</text:p>
          </table:table-cell>
          <table:table-cell office:value-type="string" calcext:value-type="string">
            <text:p>Birhan</text:p>
          </table:table-cell>
          <table:table-cell table:formula="of:=ABJAD([.$A229];1;1)" office:value-type="float" office:value="863" calcext:value-type="float">
            <text:p>863</text:p>
          </table:table-cell>
          <table:table-cell table:formula="of:=IF([.$C229]=ABJAD([.$A229];7;1);&quot;aynısı&quot;;ABJAD([.$A229];7;1))" office:value-type="string" office:string-value="aynısı" calcext:value-type="string">
            <text:p>aynısı</text:p>
          </table:table-cell>
          <table:table-cell table:number-columns-repeated="1020"/>
        </table:table-row>
        <table:table-row table:style-name="ro1">
          <table:table-cell office:value-type="string" calcext:value-type="string">
            <text:p>بيرول</text:p>
          </table:table-cell>
          <table:table-cell office:value-type="string" calcext:value-type="string">
            <text:p>Birol</text:p>
          </table:table-cell>
          <table:table-cell table:formula="of:=ABJAD([.$A230];1;1)" office:value-type="float" office:value="248" calcext:value-type="float">
            <text:p>248</text:p>
          </table:table-cell>
          <table:table-cell table:formula="of:=IF([.$C230]=ABJAD([.$A230];7;1);&quot;aynısı&quot;;ABJAD([.$A230];7;1))" office:value-type="string" office:string-value="aynısı" calcext:value-type="string">
            <text:p>aynısı</text:p>
          </table:table-cell>
          <table:table-cell table:number-columns-repeated="1020"/>
        </table:table-row>
        <table:table-row table:style-name="ro1">
          <table:table-cell office:value-type="string" calcext:value-type="string">
            <text:p>بيرسل</text:p>
          </table:table-cell>
          <table:table-cell office:value-type="string" calcext:value-type="string">
            <text:p>Birsel</text:p>
          </table:table-cell>
          <table:table-cell table:formula="of:=ABJAD([.$A231];1;1)" office:value-type="float" office:value="302" calcext:value-type="float">
            <text:p>302</text:p>
          </table:table-cell>
          <table:table-cell table:formula="of:=IF([.$C231]=ABJAD([.$A231];7;1);&quot;aynısı&quot;;ABJAD([.$A231];7;1))" office:value-type="float" office:value="542" calcext:value-type="float">
            <text:p>542</text:p>
          </table:table-cell>
          <table:table-cell table:number-columns-repeated="1020"/>
        </table:table-row>
        <table:table-row table:style-name="ro1">
          <table:table-cell office:value-type="string" calcext:value-type="string">
            <text:p>بيرسن</text:p>
          </table:table-cell>
          <table:table-cell office:value-type="string" calcext:value-type="string">
            <text:p>Birsen</text:p>
          </table:table-cell>
          <table:table-cell table:formula="of:=ABJAD([.$A232];1;1)" office:value-type="float" office:value="322" calcext:value-type="float">
            <text:p>322</text:p>
          </table:table-cell>
          <table:table-cell table:formula="of:=IF([.$C232]=ABJAD([.$A232];7;1);&quot;aynısı&quot;;ABJAD([.$A232];7;1))" office:value-type="float" office:value="562" calcext:value-type="float">
            <text:p>562</text:p>
          </table:table-cell>
          <table:table-cell table:number-columns-repeated="1020"/>
        </table:table-row>
        <table:table-row table:style-name="ro1">
          <table:table-cell office:value-type="string" calcext:value-type="string">
            <text:p>بورا</text:p>
          </table:table-cell>
          <table:table-cell office:value-type="string" calcext:value-type="string">
            <text:p>Bora</text:p>
          </table:table-cell>
          <table:table-cell table:formula="of:=ABJAD([.$A233];1;1)" office:value-type="float" office:value="209" calcext:value-type="float">
            <text:p>209</text:p>
          </table:table-cell>
          <table:table-cell table:formula="of:=IF([.$C233]=ABJAD([.$A233];7;1);&quot;aynısı&quot;;ABJAD([.$A233];7;1))" office:value-type="string" office:string-value="aynısı" calcext:value-type="string">
            <text:p>aynısı</text:p>
          </table:table-cell>
          <table:table-cell table:number-columns-repeated="1020"/>
        </table:table-row>
        <table:table-row table:style-name="ro1">
          <table:table-cell office:value-type="string" calcext:value-type="string">
            <text:p>بغرا</text:p>
          </table:table-cell>
          <table:table-cell office:value-type="string" calcext:value-type="string">
            <text:p>Buğra</text:p>
          </table:table-cell>
          <table:table-cell table:formula="of:=ABJAD([.$A234];1;1)" office:value-type="float" office:value="1203" calcext:value-type="float">
            <text:p>1203</text:p>
          </table:table-cell>
          <table:table-cell table:formula="of:=IF([.$C234]=ABJAD([.$A234];7;1);&quot;aynısı&quot;;ABJAD([.$A234];7;1))" office:value-type="float" office:value="1103" calcext:value-type="float">
            <text:p>1103</text:p>
          </table:table-cell>
          <table:table-cell table:number-columns-repeated="1020"/>
        </table:table-row>
        <table:table-row table:style-name="ro1">
          <table:table-cell office:value-type="string" calcext:value-type="string">
            <text:p>بوكت</text:p>
          </table:table-cell>
          <table:table-cell office:value-type="string" calcext:value-type="string">
            <text:p>Buket</text:p>
          </table:table-cell>
          <table:table-cell table:formula="of:=ABJAD([.$A235];1;1)" office:value-type="float" office:value="428" calcext:value-type="float">
            <text:p>428</text:p>
          </table:table-cell>
          <table:table-cell table:formula="of:=IF([.$C235]=ABJAD([.$A235];7;1);&quot;aynısı&quot;;ABJAD([.$A235];7;1))" office:value-type="string" office:string-value="aynısı" calcext:value-type="string">
            <text:p>aynısı</text:p>
          </table:table-cell>
          <table:table-cell table:number-columns-repeated="1020"/>
        </table:table-row>
        <table:table-row table:style-name="ro1">
          <table:table-cell office:value-type="string" calcext:value-type="string">
            <text:p>بولوت</text:p>
          </table:table-cell>
          <table:table-cell office:value-type="string" calcext:value-type="string">
            <text:p>Bulut</text:p>
          </table:table-cell>
          <table:table-cell table:formula="of:=ABJAD([.$A236];1;1)" office:value-type="float" office:value="444" calcext:value-type="float">
            <text:p>444</text:p>
          </table:table-cell>
          <table:table-cell table:formula="of:=IF([.$C236]=ABJAD([.$A236];7;1);&quot;aynısı&quot;;ABJAD([.$A236];7;1))" office:value-type="string" office:string-value="aynısı" calcext:value-type="string">
            <text:p>aynısı</text:p>
          </table:table-cell>
          <table:table-cell table:number-columns-repeated="1020"/>
        </table:table-row>
        <table:table-row table:style-name="ro1">
          <table:table-cell office:value-type="string" calcext:value-type="string">
            <text:p>بوراق</text:p>
          </table:table-cell>
          <table:table-cell office:value-type="string" calcext:value-type="string">
            <text:p>Burak</text:p>
          </table:table-cell>
          <table:table-cell table:formula="of:=ABJAD([.$A237];1;1)" office:value-type="float" office:value="309" calcext:value-type="float">
            <text:p>309</text:p>
          </table:table-cell>
          <table:table-cell table:formula="of:=IF([.$C237]=ABJAD([.$A237];7;1);&quot;aynısı&quot;;ABJAD([.$A237];7;1))" office:value-type="string" office:string-value="aynısı" calcext:value-type="string">
            <text:p>aynısı</text:p>
          </table:table-cell>
          <table:table-cell table:number-columns-repeated="1020"/>
        </table:table-row>
        <table:table-row table:style-name="ro1">
          <table:table-cell office:value-type="string" calcext:value-type="string">
            <text:p>برجو</text:p>
          </table:table-cell>
          <table:table-cell office:value-type="string" calcext:value-type="string">
            <text:p>Burcu</text:p>
          </table:table-cell>
          <table:table-cell table:formula="of:=ABJAD([.$A238];1;1)" office:value-type="float" office:value="211" calcext:value-type="float">
            <text:p>211</text:p>
          </table:table-cell>
          <table:table-cell table:formula="of:=IF([.$C238]=ABJAD([.$A238];7;1);&quot;aynısı&quot;;ABJAD([.$A238];7;1))" office:value-type="string" office:string-value="aynısı" calcext:value-type="string">
            <text:p>aynısı</text:p>
          </table:table-cell>
          <table:table-cell table:number-columns-repeated="1020"/>
        </table:table-row>
        <table:table-row table:style-name="ro1">
          <table:table-cell office:value-type="string" calcext:value-type="string">
            <text:p>بورچین</text:p>
          </table:table-cell>
          <table:table-cell office:value-type="string" calcext:value-type="string">
            <text:p>Burçin</text:p>
          </table:table-cell>
          <table:table-cell table:formula="of:=ABJAD([.$A239];1;1)" office:value-type="float" office:value="271" calcext:value-type="float">
            <text:p>271</text:p>
          </table:table-cell>
          <table:table-cell table:formula="of:=IF([.$C239]=ABJAD([.$A239];7;1);&quot;aynısı&quot;;ABJAD([.$A239];7;1))" office:value-type="string" office:string-value="aynısı" calcext:value-type="string">
            <text:p>aynısı</text:p>
          </table:table-cell>
          <table:table-cell table:number-columns-repeated="1020"/>
        </table:table-row>
        <table:table-row table:style-name="ro1">
          <table:table-cell office:value-type="string" calcext:value-type="string">
            <text:p>برهان</text:p>
          </table:table-cell>
          <table:table-cell office:value-type="string" calcext:value-type="string">
            <text:p>Burhan</text:p>
          </table:table-cell>
          <table:table-cell table:formula="of:=ABJAD([.$A240];1;1)" office:value-type="float" office:value="258" calcext:value-type="float">
            <text:p>258</text:p>
          </table:table-cell>
          <table:table-cell table:formula="of:=IF([.$C240]=ABJAD([.$A240];7;1);&quot;aynısı&quot;;ABJAD([.$A240];7;1))" office:value-type="string" office:string-value="aynısı" calcext:value-type="string">
            <text:p>aynısı</text:p>
          </table:table-cell>
          <table:table-cell table:number-columns-repeated="1020"/>
        </table:table-row>
        <table:table-row table:style-name="ro1">
          <table:table-cell office:value-type="string" calcext:value-type="string">
            <text:p>بُرهان‌الدین</text:p>
          </table:table-cell>
          <table:table-cell office:value-type="string" calcext:value-type="string">
            <text:p>Burhaneddin</text:p>
          </table:table-cell>
          <table:table-cell table:formula="of:=ABJAD([.$A241];1;1)" office:value-type="float" office:value="353" calcext:value-type="float">
            <text:p>353</text:p>
          </table:table-cell>
          <table:table-cell table:formula="of:=IF([.$C241]=ABJAD([.$A241];7;1);&quot;aynısı&quot;;ABJAD([.$A241];7;1))" office:value-type="string" office:string-value="aynısı" calcext:value-type="string">
            <text:p>aynısı</text:p>
          </table:table-cell>
          <table:table-cell table:number-columns-repeated="1020"/>
        </table:table-row>
        <table:table-row table:style-name="ro1">
          <table:table-cell office:value-type="string" calcext:value-type="string">
            <text:p>بوسه</text:p>
          </table:table-cell>
          <table:table-cell office:value-type="string" calcext:value-type="string">
            <text:p>Buse</text:p>
          </table:table-cell>
          <table:table-cell table:formula="of:=ABJAD([.$A242];1;1)" office:value-type="float" office:value="73" calcext:value-type="float">
            <text:p>73</text:p>
          </table:table-cell>
          <table:table-cell table:formula="of:=IF([.$C242]=ABJAD([.$A242];7;1);&quot;aynısı&quot;;ABJAD([.$A242];7;1))" office:value-type="float" office:value="313" calcext:value-type="float">
            <text:p>313</text:p>
          </table:table-cell>
          <table:table-cell table:number-columns-repeated="1020"/>
        </table:table-row>
        <table:table-row table:style-name="ro1">
          <table:table-cell office:value-type="string" calcext:value-type="string">
            <text:p>بلبل</text:p>
          </table:table-cell>
          <table:table-cell office:value-type="string" calcext:value-type="string">
            <text:p>Bülbül</text:p>
          </table:table-cell>
          <table:table-cell table:formula="of:=ABJAD([.$A243];1;1)" office:value-type="float" office:value="64" calcext:value-type="float">
            <text:p>64</text:p>
          </table:table-cell>
          <table:table-cell table:formula="of:=IF([.$C243]=ABJAD([.$A243];7;1);&quot;aynısı&quot;;ABJAD([.$A243];7;1))" office:value-type="string" office:string-value="aynısı" calcext:value-type="string">
            <text:p>aynısı</text:p>
          </table:table-cell>
          <table:table-cell table:number-columns-repeated="1020"/>
        </table:table-row>
        <table:table-row table:style-name="ro1">
          <table:table-cell office:value-type="string" calcext:value-type="string">
            <text:p>بلند</text:p>
          </table:table-cell>
          <table:table-cell office:value-type="string" calcext:value-type="string">
            <text:p>Bülent</text:p>
          </table:table-cell>
          <table:table-cell table:formula="of:=ABJAD([.$A244];1;1)" office:value-type="float" office:value="86" calcext:value-type="float">
            <text:p>86</text:p>
          </table:table-cell>
          <table:table-cell table:formula="of:=IF([.$C244]=ABJAD([.$A244];7;1);&quot;aynısı&quot;;ABJAD([.$A244];7;1))" office:value-type="string" office:string-value="aynısı" calcext:value-type="string">
            <text:p>aynısı</text:p>
          </table:table-cell>
          <table:table-cell table:number-columns-repeated="1020"/>
        </table:table-row>
        <table:table-row table:style-name="ro1">
          <table:table-cell office:value-type="string" calcext:value-type="string">
            <text:p>بنيامين</text:p>
          </table:table-cell>
          <table:table-cell office:value-type="string" calcext:value-type="string">
            <text:p>Bünyamin</text:p>
          </table:table-cell>
          <table:table-cell table:formula="of:=ABJAD([.$A245];1;1)" office:value-type="float" office:value="163" calcext:value-type="float">
            <text:p>163</text:p>
          </table:table-cell>
          <table:table-cell table:formula="of:=IF([.$C245]=ABJAD([.$A245];7;1);&quot;aynısı&quot;;ABJAD([.$A245];7;1))" office:value-type="string" office:string-value="aynısı" calcext:value-type="string">
            <text:p>aynısı</text:p>
          </table:table-cell>
          <table:table-cell table:number-columns-repeated="1020"/>
        </table:table-row>
        <table:table-row table:style-name="ro1">
          <table:table-cell office:value-type="string" calcext:value-type="string">
            <text:p>بشرى</text:p>
          </table:table-cell>
          <table:table-cell office:value-type="string" calcext:value-type="string">
            <text:p>Büşra</text:p>
          </table:table-cell>
          <table:table-cell table:formula="of:=ABJAD([.$A246];1;1)" office:value-type="float" office:value="503" calcext:value-type="float">
            <text:p>503</text:p>
          </table:table-cell>
          <table:table-cell table:formula="of:=IF([.$C246]=ABJAD([.$A246];7;1);&quot;aynısı&quot;;ABJAD([.$A246];7;1))" office:value-type="float" office:value="1203" calcext:value-type="float">
            <text:p>1203</text:p>
          </table:table-cell>
          <table:table-cell table:number-columns-repeated="1020"/>
        </table:table-row>
        <table:table-row table:style-name="ro1">
          <table:table-cell office:value-type="string" calcext:value-type="string">
            <text:p>جبار</text:p>
          </table:table-cell>
          <table:table-cell office:value-type="string" calcext:value-type="string">
            <text:p>Cabbar</text:p>
          </table:table-cell>
          <table:table-cell table:formula="of:=ABJAD([.$A247];1;1)" office:value-type="float" office:value="206" calcext:value-type="float">
            <text:p>206</text:p>
          </table:table-cell>
          <table:table-cell table:formula="of:=IF([.$C247]=ABJAD([.$A247];7;1);&quot;aynısı&quot;;ABJAD([.$A247];7;1))" office:value-type="string" office:string-value="aynısı" calcext:value-type="string">
            <text:p>aynısı</text:p>
          </table:table-cell>
          <table:table-cell table:number-columns-repeated="1020"/>
        </table:table-row>
        <table:table-row table:style-name="ro1">
          <table:table-cell office:value-type="string" calcext:value-type="string">
            <text:p>جابر</text:p>
          </table:table-cell>
          <table:table-cell office:value-type="string" calcext:value-type="string">
            <text:p>Cabir</text:p>
          </table:table-cell>
          <table:table-cell table:formula="of:=ABJAD([.$A248];1;1)" office:value-type="float" office:value="206" calcext:value-type="float">
            <text:p>206</text:p>
          </table:table-cell>
          <table:table-cell table:formula="of:=IF([.$C248]=ABJAD([.$A248];7;1);&quot;aynısı&quot;;ABJAD([.$A248];7;1))" office:value-type="string" office:string-value="aynısı" calcext:value-type="string">
            <text:p>aynısı</text:p>
          </table:table-cell>
          <table:table-cell table:number-columns-repeated="1020"/>
        </table:table-row>
        <table:table-row table:style-name="ro1">
          <table:table-cell office:value-type="string" calcext:value-type="string">
            <text:p>جعفر</text:p>
          </table:table-cell>
          <table:table-cell office:value-type="string" calcext:value-type="string">
            <text:p>Cafer</text:p>
          </table:table-cell>
          <table:table-cell table:formula="of:=ABJAD([.$A249];1;1)" office:value-type="float" office:value="353" calcext:value-type="float">
            <text:p>353</text:p>
          </table:table-cell>
          <table:table-cell table:formula="of:=IF([.$C249]=ABJAD([.$A249];7;1);&quot;aynısı&quot;;ABJAD([.$A249];7;1))" office:value-type="string" office:string-value="aynısı" calcext:value-type="string">
            <text:p>aynısı</text:p>
          </table:table-cell>
          <table:table-cell table:number-columns-repeated="1020"/>
        </table:table-row>
        <table:table-row table:style-name="ro1">
          <table:table-cell office:value-type="string" calcext:value-type="string">
            <text:p>جاهد</text:p>
          </table:table-cell>
          <table:table-cell office:value-type="string" calcext:value-type="string">
            <text:p>Cahid</text:p>
          </table:table-cell>
          <table:table-cell table:formula="of:=ABJAD([.$A250];1;1)" office:value-type="float" office:value="13" calcext:value-type="float">
            <text:p>13</text:p>
          </table:table-cell>
          <table:table-cell table:formula="of:=IF([.$C250]=ABJAD([.$A250];7;1);&quot;aynısı&quot;;ABJAD([.$A250];7;1))" office:value-type="string" office:string-value="aynısı" calcext:value-type="string">
            <text:p>aynısı</text:p>
          </table:table-cell>
          <table:table-cell table:number-columns-repeated="1020"/>
        </table:table-row>
        <table:table-row table:style-name="ro1">
          <table:table-cell office:value-type="string" calcext:value-type="string">
            <text:p>جاهده</text:p>
          </table:table-cell>
          <table:table-cell office:value-type="string" calcext:value-type="string">
            <text:p>Cahide</text:p>
          </table:table-cell>
          <table:table-cell table:formula="of:=ABJAD([.$A251];1;1)" office:value-type="float" office:value="18" calcext:value-type="float">
            <text:p>18</text:p>
          </table:table-cell>
          <table:table-cell table:formula="of:=IF([.$C251]=ABJAD([.$A251];7;1);&quot;aynısı&quot;;ABJAD([.$A251];7;1))" office:value-type="string" office:string-value="aynısı" calcext:value-type="string">
            <text:p>aynısı</text:p>
          </table:table-cell>
          <table:table-cell table:number-columns-repeated="1020"/>
        </table:table-row>
        <table:table-row table:style-name="ro1">
          <table:table-cell office:value-type="string" calcext:value-type="string">
            <text:p>جاهد</text:p>
          </table:table-cell>
          <table:table-cell office:value-type="string" calcext:value-type="string">
            <text:p>Cahit</text:p>
          </table:table-cell>
          <table:table-cell table:formula="of:=ABJAD([.$A252];1;1)" office:value-type="float" office:value="13" calcext:value-type="float">
            <text:p>13</text:p>
          </table:table-cell>
          <table:table-cell table:formula="of:=IF([.$C252]=ABJAD([.$A252];7;1);&quot;aynısı&quot;;ABJAD([.$A252];7;1))" office:value-type="string" office:string-value="aynısı" calcext:value-type="string">
            <text:p>aynısı</text:p>
          </table:table-cell>
          <table:table-cell table:number-columns-repeated="1020"/>
        </table:table-row>
        <table:table-row table:style-name="ro1">
          <table:table-cell office:value-type="string" calcext:value-type="string">
            <text:p>جان</text:p>
          </table:table-cell>
          <table:table-cell office:value-type="string" calcext:value-type="string">
            <text:p>Can</text:p>
          </table:table-cell>
          <table:table-cell table:formula="of:=ABJAD([.$A253];1;1)" office:value-type="float" office:value="54" calcext:value-type="float">
            <text:p>54</text:p>
          </table:table-cell>
          <table:table-cell table:formula="of:=IF([.$C253]=ABJAD([.$A253];7;1);&quot;aynısı&quot;;ABJAD([.$A253];7;1))" office:value-type="string" office:string-value="aynısı" calcext:value-type="string">
            <text:p>aynısı</text:p>
          </table:table-cell>
          <table:table-cell table:number-columns-repeated="1020"/>
        </table:table-row>
        <table:table-row table:style-name="ro1">
          <table:table-cell office:value-type="string" calcext:value-type="string">
            <text:p>جانان</text:p>
          </table:table-cell>
          <table:table-cell office:value-type="string" calcext:value-type="string">
            <text:p>Canan</text:p>
          </table:table-cell>
          <table:table-cell table:formula="of:=ABJAD([.$A254];1;1)" office:value-type="float" office:value="105" calcext:value-type="float">
            <text:p>105</text:p>
          </table:table-cell>
          <table:table-cell table:formula="of:=IF([.$C254]=ABJAD([.$A254];7;1);&quot;aynısı&quot;;ABJAD([.$A254];7;1))" office:value-type="string" office:string-value="aynısı" calcext:value-type="string">
            <text:p>aynısı</text:p>
          </table:table-cell>
          <table:table-cell table:number-columns-repeated="1020"/>
        </table:table-row>
        <table:table-row table:style-name="ro1">
          <table:table-cell office:value-type="string" calcext:value-type="string">
            <text:p>جان برك</text:p>
          </table:table-cell>
          <table:table-cell office:value-type="string" calcext:value-type="string">
            <text:p>Canberk</text:p>
          </table:table-cell>
          <table:table-cell table:formula="of:=ABJAD([.$A255];1;1)" office:value-type="float" office:value="276" calcext:value-type="float">
            <text:p>276</text:p>
          </table:table-cell>
          <table:table-cell table:formula="of:=IF([.$C255]=ABJAD([.$A255];7;1);&quot;aynısı&quot;;ABJAD([.$A255];7;1))" office:value-type="string" office:string-value="aynısı" calcext:value-type="string">
            <text:p>aynısı</text:p>
          </table:table-cell>
          <table:table-cell table:number-columns-repeated="1020"/>
        </table:table-row>
        <table:table-row table:style-name="ro1">
          <table:table-cell office:value-type="string" calcext:value-type="string">
            <text:p>جاندن</text:p>
          </table:table-cell>
          <table:table-cell office:value-type="string" calcext:value-type="string">
            <text:p>Candan</text:p>
          </table:table-cell>
          <table:table-cell table:formula="of:=ABJAD([.$A256];1;1)" office:value-type="float" office:value="108" calcext:value-type="float">
            <text:p>108</text:p>
          </table:table-cell>
          <table:table-cell table:formula="of:=IF([.$C256]=ABJAD([.$A256];7;1);&quot;aynısı&quot;;ABJAD([.$A256];7;1))" office:value-type="string" office:string-value="aynısı" calcext:value-type="string">
            <text:p>aynısı</text:p>
          </table:table-cell>
          <table:table-cell table:number-columns-repeated="1020"/>
        </table:table-row>
        <table:table-row table:style-name="ro1">
          <table:table-cell office:value-type="string" calcext:value-type="string">
            <text:p>جانر</text:p>
          </table:table-cell>
          <table:table-cell office:value-type="string" calcext:value-type="string">
            <text:p>Caner</text:p>
          </table:table-cell>
          <table:table-cell table:formula="of:=ABJAD([.$A257];1;1)" office:value-type="float" office:value="254" calcext:value-type="float">
            <text:p>254</text:p>
          </table:table-cell>
          <table:table-cell table:formula="of:=IF([.$C257]=ABJAD([.$A257];7;1);&quot;aynısı&quot;;ABJAD([.$A257];7;1))" office:value-type="string" office:string-value="aynısı" calcext:value-type="string">
            <text:p>aynısı</text:p>
          </table:table-cell>
          <table:table-cell table:number-columns-repeated="1020"/>
        </table:table-row>
        <table:table-row table:style-name="ro1">
          <table:table-cell office:value-type="string" calcext:value-type="string">
            <text:p>جانصو</text:p>
          </table:table-cell>
          <table:table-cell office:value-type="string" calcext:value-type="string">
            <text:p>Cansu</text:p>
          </table:table-cell>
          <table:table-cell table:formula="of:=ABJAD([.$A258];1;1)" office:value-type="float" office:value="150" calcext:value-type="float">
            <text:p>150</text:p>
          </table:table-cell>
          <table:table-cell table:formula="of:=IF([.$C258]=ABJAD([.$A258];7;1);&quot;aynısı&quot;;ABJAD([.$A258];7;1))" office:value-type="float" office:value="120" calcext:value-type="float">
            <text:p>120</text:p>
          </table:table-cell>
          <table:table-cell table:number-columns-repeated="1020"/>
        </table:table-row>
        <table:table-row table:style-name="ro1">
          <table:table-cell office:value-type="string" calcext:value-type="string">
            <text:p>جاویدان</text:p>
          </table:table-cell>
          <table:table-cell office:value-type="string" calcext:value-type="string">
            <text:p>Cavidan</text:p>
          </table:table-cell>
          <table:table-cell table:formula="of:=ABJAD([.$A259];1;1)" office:value-type="float" office:value="75" calcext:value-type="float">
            <text:p>75</text:p>
          </table:table-cell>
          <table:table-cell table:formula="of:=IF([.$C259]=ABJAD([.$A259];7;1);&quot;aynısı&quot;;ABJAD([.$A259];7;1))" office:value-type="string" office:string-value="aynısı" calcext:value-type="string">
            <text:p>aynısı</text:p>
          </table:table-cell>
          <table:table-cell table:number-columns-repeated="1020"/>
        </table:table-row>
        <table:table-row table:style-name="ro1">
          <table:table-cell office:value-type="string" calcext:value-type="string">
            <text:p>جاوید</text:p>
          </table:table-cell>
          <table:table-cell office:value-type="string" calcext:value-type="string">
            <text:p>Cavit</text:p>
          </table:table-cell>
          <table:table-cell table:formula="of:=ABJAD([.$A260];1;1)" office:value-type="float" office:value="24" calcext:value-type="float">
            <text:p>24</text:p>
          </table:table-cell>
          <table:table-cell table:formula="of:=IF([.$C260]=ABJAD([.$A260];7;1);&quot;aynısı&quot;;ABJAD([.$A260];7;1))" office:value-type="string" office:string-value="aynısı" calcext:value-type="string">
            <text:p>aynısı</text:p>
          </table:table-cell>
          <table:table-cell table:number-columns-repeated="1020"/>
        </table:table-row>
        <table:table-row table:style-name="ro1">
          <table:table-cell office:value-type="string" calcext:value-type="string">
            <text:p>جبل</text:p>
          </table:table-cell>
          <table:table-cell office:value-type="string" calcext:value-type="string">
            <text:p>Cebel</text:p>
          </table:table-cell>
          <table:table-cell table:formula="of:=ABJAD([.$A261];1;1)" office:value-type="float" office:value="35" calcext:value-type="float">
            <text:p>35</text:p>
          </table:table-cell>
          <table:table-cell table:formula="of:=IF([.$C261]=ABJAD([.$A261];7;1);&quot;aynısı&quot;;ABJAD([.$A261];7;1))" office:value-type="string" office:string-value="aynısı" calcext:value-type="string">
            <text:p>aynısı</text:p>
          </table:table-cell>
          <table:table-cell table:number-columns-repeated="1020"/>
        </table:table-row>
        <table:table-row table:style-name="ro1">
          <table:table-cell office:value-type="string" calcext:value-type="string">
            <text:p>جبراءيل</text:p>
          </table:table-cell>
          <table:table-cell office:value-type="string" calcext:value-type="string">
            <text:p>Cebrail</text:p>
          </table:table-cell>
          <table:table-cell table:formula="of:=ABJAD([.$A262];1;1)" office:value-type="float" office:value="247" calcext:value-type="float">
            <text:p>247</text:p>
          </table:table-cell>
          <table:table-cell table:formula="of:=IF([.$C262]=ABJAD([.$A262];7;1);&quot;aynısı&quot;;ABJAD([.$A262];7;1))" office:value-type="string" office:string-value="aynısı" calcext:value-type="string">
            <text:p>aynısı</text:p>
          </table:table-cell>
          <table:table-cell table:number-columns-repeated="1020"/>
        </table:table-row>
        <table:table-row table:style-name="ro1">
          <table:table-cell office:value-type="string" calcext:value-type="string">
            <text:p>جلال</text:p>
          </table:table-cell>
          <table:table-cell office:value-type="string" calcext:value-type="string">
            <text:p>Celal</text:p>
          </table:table-cell>
          <table:table-cell table:formula="of:=ABJAD([.$A263];1;1)" office:value-type="float" office:value="64" calcext:value-type="float">
            <text:p>64</text:p>
          </table:table-cell>
          <table:table-cell table:formula="of:=IF([.$C263]=ABJAD([.$A263];7;1);&quot;aynısı&quot;;ABJAD([.$A263];7;1))" office:value-type="string" office:string-value="aynısı" calcext:value-type="string">
            <text:p>aynısı</text:p>
          </table:table-cell>
          <table:table-cell table:number-columns-repeated="1020"/>
        </table:table-row>
        <table:table-row table:style-name="ro1">
          <table:table-cell office:value-type="string" calcext:value-type="string">
            <text:p>جلال‌الدین</text:p>
          </table:table-cell>
          <table:table-cell office:value-type="string" calcext:value-type="string">
            <text:p>Celaleddin</text:p>
          </table:table-cell>
          <table:table-cell table:formula="of:=ABJAD([.$A264];1;1)" office:value-type="float" office:value="159" calcext:value-type="float">
            <text:p>159</text:p>
          </table:table-cell>
          <table:table-cell table:formula="of:=IF([.$C264]=ABJAD([.$A264];7;1);&quot;aynısı&quot;;ABJAD([.$A264];7;1))" office:value-type="string" office:string-value="aynısı" calcext:value-type="string">
            <text:p>aynısı</text:p>
          </table:table-cell>
          <table:table-cell table:number-columns-repeated="1020"/>
        </table:table-row>
        <table:table-row table:style-name="ro1">
          <table:table-cell office:value-type="string" calcext:value-type="string">
            <text:p>جليل</text:p>
          </table:table-cell>
          <table:table-cell office:value-type="string" calcext:value-type="string">
            <text:p>Celil</text:p>
          </table:table-cell>
          <table:table-cell table:formula="of:=ABJAD([.$A265];1;1)" office:value-type="float" office:value="73" calcext:value-type="float">
            <text:p>73</text:p>
          </table:table-cell>
          <table:table-cell table:formula="of:=IF([.$C265]=ABJAD([.$A265];7;1);&quot;aynısı&quot;;ABJAD([.$A265];7;1))" office:value-type="string" office:string-value="aynısı" calcext:value-type="string">
            <text:p>aynısı</text:p>
          </table:table-cell>
          <table:table-cell table:number-columns-repeated="1020"/>
        </table:table-row>
        <table:table-row table:style-name="ro1">
          <table:table-cell office:value-type="string" calcext:value-type="string">
            <text:p>جم</text:p>
          </table:table-cell>
          <table:table-cell office:value-type="string" calcext:value-type="string">
            <text:p>Cem</text:p>
          </table:table-cell>
          <table:table-cell table:formula="of:=ABJAD([.$A266];1;1)" office:value-type="float" office:value="43" calcext:value-type="float">
            <text:p>43</text:p>
          </table:table-cell>
          <table:table-cell table:formula="of:=IF([.$C266]=ABJAD([.$A266];7;1);&quot;aynısı&quot;;ABJAD([.$A266];7;1))" office:value-type="string" office:string-value="aynısı" calcext:value-type="string">
            <text:p>aynısı</text:p>
          </table:table-cell>
          <table:table-cell table:number-columns-repeated="1020"/>
        </table:table-row>
        <table:table-row table:style-name="ro1">
          <table:table-cell office:value-type="string" calcext:value-type="string">
            <text:p>جمال</text:p>
          </table:table-cell>
          <table:table-cell office:value-type="string" calcext:value-type="string">
            <text:p>Cemal</text:p>
          </table:table-cell>
          <table:table-cell table:formula="of:=ABJAD([.$A267];1;1)" office:value-type="float" office:value="74" calcext:value-type="float">
            <text:p>74</text:p>
          </table:table-cell>
          <table:table-cell table:formula="of:=IF([.$C267]=ABJAD([.$A267];7;1);&quot;aynısı&quot;;ABJAD([.$A267];7;1))" office:value-type="string" office:string-value="aynısı" calcext:value-type="string">
            <text:p>aynısı</text:p>
          </table:table-cell>
          <table:table-cell table:number-columns-repeated="1020"/>
        </table:table-row>
        <table:table-row table:style-name="ro1">
          <table:table-cell office:value-type="string" calcext:value-type="string">
            <text:p>جمال الدين</text:p>
          </table:table-cell>
          <table:table-cell office:value-type="string" calcext:value-type="string">
            <text:p>Cemalettin</text:p>
          </table:table-cell>
          <table:table-cell table:formula="of:=ABJAD([.$A268];1;1)" office:value-type="float" office:value="169" calcext:value-type="float">
            <text:p>169</text:p>
          </table:table-cell>
          <table:table-cell table:formula="of:=IF([.$C268]=ABJAD([.$A268];7;1);&quot;aynısı&quot;;ABJAD([.$A268];7;1))" office:value-type="string" office:string-value="aynısı" calcext:value-type="string">
            <text:p>aynısı</text:p>
          </table:table-cell>
          <table:table-cell table:number-columns-repeated="1020"/>
        </table:table-row>
        <table:table-row table:style-name="ro1">
          <table:table-cell office:value-type="string" calcext:value-type="string">
            <text:p>جمال</text:p>
          </table:table-cell>
          <table:table-cell office:value-type="string" calcext:value-type="string">
            <text:p>Cemil</text:p>
          </table:table-cell>
          <table:table-cell table:formula="of:=ABJAD([.$A269];1;1)" office:value-type="float" office:value="74" calcext:value-type="float">
            <text:p>74</text:p>
          </table:table-cell>
          <table:table-cell table:formula="of:=IF([.$C269]=ABJAD([.$A269];7;1);&quot;aynısı&quot;;ABJAD([.$A269];7;1))" office:value-type="string" office:string-value="aynısı" calcext:value-type="string">
            <text:p>aynısı</text:p>
          </table:table-cell>
          <table:table-cell table:number-columns-repeated="1020"/>
        </table:table-row>
        <table:table-row table:style-name="ro1">
          <table:table-cell office:value-type="string" calcext:value-type="string">
            <text:p>جميلة</text:p>
          </table:table-cell>
          <table:table-cell office:value-type="string" calcext:value-type="string">
            <text:p>Cemile</text:p>
          </table:table-cell>
          <table:table-cell table:formula="of:=ABJAD([.$A270];1;1)" office:value-type="float" office:value="88" calcext:value-type="float">
            <text:p>88</text:p>
          </table:table-cell>
          <table:table-cell table:formula="of:=IF([.$C270]=ABJAD([.$A270];7;1);&quot;aynısı&quot;;ABJAD([.$A270];7;1))" office:value-type="string" office:string-value="aynısı" calcext:value-type="string">
            <text:p>aynısı</text:p>
          </table:table-cell>
          <table:table-cell table:number-columns-repeated="1020"/>
        </table:table-row>
        <table:table-row table:style-name="ro1">
          <table:table-cell office:value-type="string" calcext:value-type="string">
            <text:p>جمره</text:p>
          </table:table-cell>
          <table:table-cell office:value-type="string" calcext:value-type="string">
            <text:p>Cemre</text:p>
          </table:table-cell>
          <table:table-cell table:formula="of:=ABJAD([.$A271];1;1)" office:value-type="float" office:value="248" calcext:value-type="float">
            <text:p>248</text:p>
          </table:table-cell>
          <table:table-cell table:formula="of:=IF([.$C271]=ABJAD([.$A271];7;1);&quot;aynısı&quot;;ABJAD([.$A271];7;1))" office:value-type="string" office:string-value="aynısı" calcext:value-type="string">
            <text:p>aynısı</text:p>
          </table:table-cell>
          <table:table-cell table:number-columns-repeated="1020"/>
        </table:table-row>
        <table:table-row table:style-name="ro1">
          <table:table-cell office:value-type="string" calcext:value-type="string">
            <text:p>جمشید</text:p>
          </table:table-cell>
          <table:table-cell office:value-type="string" calcext:value-type="string">
            <text:p>Cemşit</text:p>
          </table:table-cell>
          <table:table-cell table:formula="of:=ABJAD([.$A272];1;1)" office:value-type="float" office:value="357" calcext:value-type="float">
            <text:p>357</text:p>
          </table:table-cell>
          <table:table-cell table:formula="of:=IF([.$C272]=ABJAD([.$A272];7;1);&quot;aynısı&quot;;ABJAD([.$A272];7;1))" office:value-type="float" office:value="1057" calcext:value-type="float">
            <text:p>1057</text:p>
          </table:table-cell>
          <table:table-cell table:number-columns-repeated="1020"/>
        </table:table-row>
        <table:table-row table:style-name="ro1">
          <table:table-cell office:value-type="string" calcext:value-type="string">
            <text:p>جناب</text:p>
          </table:table-cell>
          <table:table-cell office:value-type="string" calcext:value-type="string">
            <text:p>Cenap</text:p>
          </table:table-cell>
          <table:table-cell table:formula="of:=ABJAD([.$A273];1;1)" office:value-type="float" office:value="56" calcext:value-type="float">
            <text:p>56</text:p>
          </table:table-cell>
          <table:table-cell table:formula="of:=IF([.$C273]=ABJAD([.$A273];7;1);&quot;aynısı&quot;;ABJAD([.$A273];7;1))" office:value-type="string" office:string-value="aynısı" calcext:value-type="string">
            <text:p>aynısı</text:p>
          </table:table-cell>
          <table:table-cell table:number-columns-repeated="1020"/>
        </table:table-row>
        <table:table-row table:style-name="ro1">
          <table:table-cell office:value-type="string" calcext:value-type="string">
            <text:p>جنكيز</text:p>
          </table:table-cell>
          <table:table-cell office:value-type="string" calcext:value-type="string">
            <text:p>Cengiz</text:p>
          </table:table-cell>
          <table:table-cell table:formula="of:=ABJAD([.$A274];1;1)" office:value-type="float" office:value="90" calcext:value-type="float">
            <text:p>90</text:p>
          </table:table-cell>
          <table:table-cell table:formula="of:=IF([.$C274]=ABJAD([.$A274];7;1);&quot;aynısı&quot;;ABJAD([.$A274];7;1))" office:value-type="string" office:string-value="aynısı" calcext:value-type="string">
            <text:p>aynısı</text:p>
          </table:table-cell>
          <table:table-cell table:number-columns-repeated="1020"/>
        </table:table-row>
        <table:table-row table:style-name="ro1">
          <table:table-cell office:value-type="string" calcext:value-type="string">
            <text:p>جنك</text:p>
          </table:table-cell>
          <table:table-cell office:value-type="string" calcext:value-type="string">
            <text:p>Cenk</text:p>
          </table:table-cell>
          <table:table-cell table:formula="of:=ABJAD([.$A275];1;1)" office:value-type="float" office:value="73" calcext:value-type="float">
            <text:p>73</text:p>
          </table:table-cell>
          <table:table-cell table:formula="of:=IF([.$C275]=ABJAD([.$A275];7;1);&quot;aynısı&quot;;ABJAD([.$A275];7;1))" office:value-type="string" office:string-value="aynısı" calcext:value-type="string">
            <text:p>aynısı</text:p>
          </table:table-cell>
          <table:table-cell table:number-columns-repeated="1020"/>
        </table:table-row>
        <table:table-row table:style-name="ro1">
          <table:table-cell office:value-type="string" calcext:value-type="string">
            <text:p>جنكر</text:p>
          </table:table-cell>
          <table:table-cell office:value-type="string" calcext:value-type="string">
            <text:p>Cenker</text:p>
          </table:table-cell>
          <table:table-cell table:formula="of:=ABJAD([.$A276];1;1)" office:value-type="float" office:value="273" calcext:value-type="float">
            <text:p>273</text:p>
          </table:table-cell>
          <table:table-cell table:formula="of:=IF([.$C276]=ABJAD([.$A276];7;1);&quot;aynısı&quot;;ABJAD([.$A276];7;1))" office:value-type="string" office:string-value="aynısı" calcext:value-type="string">
            <text:p>aynısı</text:p>
          </table:table-cell>
          <table:table-cell table:number-columns-repeated="1020"/>
        </table:table-row>
        <table:table-row table:style-name="ro1">
          <table:table-cell office:value-type="string" calcext:value-type="string">
            <text:p>جنات</text:p>
          </table:table-cell>
          <table:table-cell office:value-type="string" calcext:value-type="string">
            <text:p>Cennet</text:p>
          </table:table-cell>
          <table:table-cell table:formula="of:=ABJAD([.$A277];1;1)" office:value-type="float" office:value="454" calcext:value-type="float">
            <text:p>454</text:p>
          </table:table-cell>
          <table:table-cell table:formula="of:=IF([.$C277]=ABJAD([.$A277];7;1);&quot;aynısı&quot;;ABJAD([.$A277];7;1))" office:value-type="string" office:string-value="aynısı" calcext:value-type="string">
            <text:p>aynısı</text:p>
          </table:table-cell>
          <table:table-cell table:number-columns-repeated="1020"/>
        </table:table-row>
        <table:table-row table:style-name="ro1">
          <table:table-cell office:value-type="string" calcext:value-type="string">
            <text:p>جرن</text:p>
          </table:table-cell>
          <table:table-cell office:value-type="string" calcext:value-type="string">
            <text:p>Ceren</text:p>
          </table:table-cell>
          <table:table-cell table:formula="of:=ABJAD([.$A278];1;1)" office:value-type="float" office:value="253" calcext:value-type="float">
            <text:p>253</text:p>
          </table:table-cell>
          <table:table-cell table:formula="of:=IF([.$C278]=ABJAD([.$A278];7;1);&quot;aynısı&quot;;ABJAD([.$A278];7;1))" office:value-type="string" office:string-value="aynısı" calcext:value-type="string">
            <text:p>aynısı</text:p>
          </table:table-cell>
          <table:table-cell table:number-columns-repeated="1020"/>
        </table:table-row>
        <table:table-row table:style-name="ro1">
          <table:table-cell office:value-type="string" calcext:value-type="string">
            <text:p>جواهر</text:p>
          </table:table-cell>
          <table:table-cell office:value-type="string" calcext:value-type="string">
            <text:p>Cevahir</text:p>
          </table:table-cell>
          <table:table-cell table:formula="of:=ABJAD([.$A279];1;1)" office:value-type="float" office:value="215" calcext:value-type="float">
            <text:p>215</text:p>
          </table:table-cell>
          <table:table-cell table:formula="of:=IF([.$C279]=ABJAD([.$A279];7;1);&quot;aynısı&quot;;ABJAD([.$A279];7;1))" office:value-type="string" office:string-value="aynısı" calcext:value-type="string">
            <text:p>aynısı</text:p>
          </table:table-cell>
          <table:table-cell table:number-columns-repeated="1020"/>
        </table:table-row>
        <table:table-row table:style-name="ro1">
          <table:table-cell office:value-type="string" calcext:value-type="string">
            <text:p>جواد</text:p>
          </table:table-cell>
          <table:table-cell office:value-type="string" calcext:value-type="string">
            <text:p>Cevat</text:p>
          </table:table-cell>
          <table:table-cell table:formula="of:=ABJAD([.$A280];1;1)" office:value-type="float" office:value="14" calcext:value-type="float">
            <text:p>14</text:p>
          </table:table-cell>
          <table:table-cell table:formula="of:=IF([.$C280]=ABJAD([.$A280];7;1);&quot;aynısı&quot;;ABJAD([.$A280];7;1))" office:value-type="string" office:string-value="aynısı" calcext:value-type="string">
            <text:p>aynısı</text:p>
          </table:table-cell>
          <table:table-cell table:number-columns-repeated="1020"/>
        </table:table-row>
        <table:table-row table:style-name="ro1">
          <table:table-cell office:value-type="string" calcext:value-type="string">
            <text:p>جودت</text:p>
          </table:table-cell>
          <table:table-cell office:value-type="string" calcext:value-type="string">
            <text:p>Cevdet</text:p>
          </table:table-cell>
          <table:table-cell table:formula="of:=ABJAD([.$A281];1;1)" office:value-type="float" office:value="413" calcext:value-type="float">
            <text:p>413</text:p>
          </table:table-cell>
          <table:table-cell table:formula="of:=IF([.$C281]=ABJAD([.$A281];7;1);&quot;aynısı&quot;;ABJAD([.$A281];7;1))" office:value-type="string" office:string-value="aynısı" calcext:value-type="string">
            <text:p>aynısı</text:p>
          </table:table-cell>
          <table:table-cell table:number-columns-repeated="1020"/>
        </table:table-row>
        <table:table-row table:style-name="ro1">
          <table:table-cell office:value-type="string" calcext:value-type="string">
            <text:p>جيداء</text:p>
          </table:table-cell>
          <table:table-cell office:value-type="string" calcext:value-type="string">
            <text:p>Ceyda</text:p>
          </table:table-cell>
          <table:table-cell table:formula="of:=ABJAD([.$A282];1;1)" office:value-type="float" office:value="19" calcext:value-type="float">
            <text:p>19</text:p>
          </table:table-cell>
          <table:table-cell table:formula="of:=IF([.$C282]=ABJAD([.$A282];7;1);&quot;aynısı&quot;;ABJAD([.$A282];7;1))" office:value-type="string" office:string-value="aynısı" calcext:value-type="string">
            <text:p>aynısı</text:p>
          </table:table-cell>
          <table:table-cell table:number-columns-repeated="1020"/>
        </table:table-row>
        <table:table-row table:style-name="ro1">
          <table:table-cell office:value-type="string" calcext:value-type="string">
            <text:p>جيحان</text:p>
          </table:table-cell>
          <table:table-cell office:value-type="string" calcext:value-type="string">
            <text:p>Ceyhan</text:p>
          </table:table-cell>
          <table:table-cell table:formula="of:=ABJAD([.$A283];1;1)" office:value-type="float" office:value="72" calcext:value-type="float">
            <text:p>72</text:p>
          </table:table-cell>
          <table:table-cell table:formula="of:=IF([.$C283]=ABJAD([.$A283];7;1);&quot;aynısı&quot;;ABJAD([.$A283];7;1))" office:value-type="string" office:string-value="aynısı" calcext:value-type="string">
            <text:p>aynısı</text:p>
          </table:table-cell>
          <table:table-cell table:number-columns-repeated="1020"/>
        </table:table-row>
        <table:table-row table:style-name="ro1">
          <table:table-cell office:value-type="string" calcext:value-type="string">
            <text:p>جيحون</text:p>
          </table:table-cell>
          <table:table-cell office:value-type="string" calcext:value-type="string">
            <text:p>Ceyhun</text:p>
          </table:table-cell>
          <table:table-cell table:formula="of:=ABJAD([.$A284];1;1)" office:value-type="float" office:value="77" calcext:value-type="float">
            <text:p>77</text:p>
          </table:table-cell>
          <table:table-cell table:formula="of:=IF([.$C284]=ABJAD([.$A284];7;1);&quot;aynısı&quot;;ABJAD([.$A284];7;1))" office:value-type="string" office:string-value="aynısı" calcext:value-type="string">
            <text:p>aynısı</text:p>
          </table:table-cell>
          <table:table-cell table:number-columns-repeated="1020"/>
        </table:table-row>
        <table:table-row table:style-name="ro1">
          <table:table-cell office:value-type="string" calcext:value-type="string">
            <text:p>جيلان</text:p>
          </table:table-cell>
          <table:table-cell office:value-type="string" calcext:value-type="string">
            <text:p>Ceylan</text:p>
          </table:table-cell>
          <table:table-cell table:formula="of:=ABJAD([.$A285];1;1)" office:value-type="float" office:value="94" calcext:value-type="float">
            <text:p>94</text:p>
          </table:table-cell>
          <table:table-cell table:formula="of:=IF([.$C285]=ABJAD([.$A285];7;1);&quot;aynısı&quot;;ABJAD([.$A285];7;1))" office:value-type="string" office:string-value="aynısı" calcext:value-type="string">
            <text:p>aynısı</text:p>
          </table:table-cell>
          <table:table-cell table:number-columns-repeated="1020"/>
        </table:table-row>
        <table:table-row table:style-name="ro1">
          <table:table-cell office:value-type="string" calcext:value-type="string">
            <text:p>جهاد</text:p>
          </table:table-cell>
          <table:table-cell office:value-type="string" calcext:value-type="string">
            <text:p>Cihad</text:p>
          </table:table-cell>
          <table:table-cell table:formula="of:=ABJAD([.$A286];1;1)" office:value-type="float" office:value="13" calcext:value-type="float">
            <text:p>13</text:p>
          </table:table-cell>
          <table:table-cell table:formula="of:=IF([.$C286]=ABJAD([.$A286];7;1);&quot;aynısı&quot;;ABJAD([.$A286];7;1))" office:value-type="string" office:string-value="aynısı" calcext:value-type="string">
            <text:p>aynısı</text:p>
          </table:table-cell>
          <table:table-cell table:number-columns-repeated="1020"/>
        </table:table-row>
        <table:table-row table:style-name="ro1">
          <table:table-cell office:value-type="string" calcext:value-type="string">
            <text:p>جيهان</text:p>
          </table:table-cell>
          <table:table-cell office:value-type="string" calcext:value-type="string">
            <text:p>Cihan</text:p>
          </table:table-cell>
          <table:table-cell table:formula="of:=ABJAD([.$A287];1;1)" office:value-type="float" office:value="69" calcext:value-type="float">
            <text:p>69</text:p>
          </table:table-cell>
          <table:table-cell table:formula="of:=IF([.$C287]=ABJAD([.$A287];7;1);&quot;aynısı&quot;;ABJAD([.$A287];7;1))" office:value-type="string" office:string-value="aynısı" calcext:value-type="string">
            <text:p>aynısı</text:p>
          </table:table-cell>
          <table:table-cell table:number-columns-repeated="1020"/>
        </table:table-row>
        <table:table-row table:style-name="ro1">
          <table:table-cell office:value-type="string" calcext:value-type="string">
            <text:p>جهانگير</text:p>
          </table:table-cell>
          <table:table-cell office:value-type="string" calcext:value-type="string">
            <text:p>Cihangir</text:p>
          </table:table-cell>
          <table:table-cell table:formula="of:=ABJAD([.$A288];1;1)" office:value-type="float" office:value="289" calcext:value-type="float">
            <text:p>289</text:p>
          </table:table-cell>
          <table:table-cell table:formula="of:=IF([.$C288]=ABJAD([.$A288];7;1);&quot;aynısı&quot;;ABJAD([.$A288];7;1))" office:value-type="string" office:string-value="aynısı" calcext:value-type="string">
            <text:p>aynısı</text:p>
          </table:table-cell>
          <table:table-cell table:number-columns-repeated="1020"/>
        </table:table-row>
        <table:table-row table:style-name="ro1">
          <table:table-cell office:value-type="string" calcext:value-type="string">
            <text:p>جهاد</text:p>
          </table:table-cell>
          <table:table-cell office:value-type="string" calcext:value-type="string">
            <text:p>Cihat</text:p>
          </table:table-cell>
          <table:table-cell table:formula="of:=ABJAD([.$A289];1;1)" office:value-type="float" office:value="13" calcext:value-type="float">
            <text:p>13</text:p>
          </table:table-cell>
          <table:table-cell table:formula="of:=IF([.$C289]=ABJAD([.$A289];7;1);&quot;aynısı&quot;;ABJAD([.$A289];7;1))" office:value-type="string" office:string-value="aynısı" calcext:value-type="string">
            <text:p>aynısı</text:p>
          </table:table-cell>
          <table:table-cell table:number-columns-repeated="1020"/>
        </table:table-row>
        <table:table-row table:style-name="ro1">
          <table:table-cell office:value-type="string" calcext:value-type="string">
            <text:p>جيوان</text:p>
          </table:table-cell>
          <table:table-cell office:value-type="string" calcext:value-type="string">
            <text:p>Civan</text:p>
          </table:table-cell>
          <table:table-cell table:formula="of:=ABJAD([.$A290];1;1)" office:value-type="float" office:value="70" calcext:value-type="float">
            <text:p>70</text:p>
          </table:table-cell>
          <table:table-cell table:formula="of:=IF([.$C290]=ABJAD([.$A290];7;1);&quot;aynısı&quot;;ABJAD([.$A290];7;1))" office:value-type="string" office:string-value="aynısı" calcext:value-type="string">
            <text:p>aynısı</text:p>
          </table:table-cell>
          <table:table-cell table:number-columns-repeated="1020"/>
        </table:table-row>
        <table:table-row table:style-name="ro1">
          <table:table-cell office:value-type="string" calcext:value-type="string">
            <text:p>جوانمرد</text:p>
          </table:table-cell>
          <table:table-cell office:value-type="string" calcext:value-type="string">
            <text:p>Civanmert</text:p>
          </table:table-cell>
          <table:table-cell table:formula="of:=ABJAD([.$A291];1;1)" office:value-type="float" office:value="304" calcext:value-type="float">
            <text:p>304</text:p>
          </table:table-cell>
          <table:table-cell table:formula="of:=IF([.$C291]=ABJAD([.$A291];7;1);&quot;aynısı&quot;;ABJAD([.$A291];7;1))" office:value-type="string" office:string-value="aynısı" calcext:value-type="string">
            <text:p>aynısı</text:p>
          </table:table-cell>
          <table:table-cell table:number-columns-repeated="1020"/>
        </table:table-row>
        <table:table-row table:style-name="ro1">
          <table:table-cell office:value-type="string" calcext:value-type="string">
            <text:p>جوشقون</text:p>
          </table:table-cell>
          <table:table-cell office:value-type="string" calcext:value-type="string">
            <text:p>Coşkun</text:p>
          </table:table-cell>
          <table:table-cell table:formula="of:=ABJAD([.$A292];1;1)" office:value-type="float" office:value="465" calcext:value-type="float">
            <text:p>465</text:p>
          </table:table-cell>
          <table:table-cell table:formula="of:=IF([.$C292]=ABJAD([.$A292];7;1);&quot;aynısı&quot;;ABJAD([.$A292];7;1))" office:value-type="float" office:value="1165" calcext:value-type="float">
            <text:p>1165</text:p>
          </table:table-cell>
          <table:table-cell table:number-columns-repeated="1020"/>
        </table:table-row>
        <table:table-row table:style-name="ro1">
          <table:table-cell office:value-type="string" calcext:value-type="string">
            <text:p>جمعه</text:p>
          </table:table-cell>
          <table:table-cell office:value-type="string" calcext:value-type="string">
            <text:p>Cuma</text:p>
          </table:table-cell>
          <table:table-cell table:formula="of:=ABJAD([.$A293];1;1)" office:value-type="float" office:value="118" calcext:value-type="float">
            <text:p>118</text:p>
          </table:table-cell>
          <table:table-cell table:formula="of:=IF([.$C293]=ABJAD([.$A293];7;1);&quot;aynısı&quot;;ABJAD([.$A293];7;1))" office:value-type="string" office:string-value="aynısı" calcext:value-type="string">
            <text:p>aynısı</text:p>
          </table:table-cell>
          <table:table-cell table:number-columns-repeated="1020"/>
        </table:table-row>
        <table:table-row table:style-name="ro1">
          <table:table-cell office:value-type="string" calcext:value-type="string">
            <text:p>جمهور</text:p>
          </table:table-cell>
          <table:table-cell office:value-type="string" calcext:value-type="string">
            <text:p>Cumhur</text:p>
          </table:table-cell>
          <table:table-cell table:formula="of:=ABJAD([.$A294];1;1)" office:value-type="float" office:value="254" calcext:value-type="float">
            <text:p>254</text:p>
          </table:table-cell>
          <table:table-cell table:formula="of:=IF([.$C294]=ABJAD([.$A294];7;1);&quot;aynısı&quot;;ABJAD([.$A294];7;1))" office:value-type="string" office:string-value="aynısı" calcext:value-type="string">
            <text:p>aynısı</text:p>
          </table:table-cell>
          <table:table-cell table:number-columns-repeated="1020"/>
        </table:table-row>
        <table:table-row table:style-name="ro1">
          <table:table-cell office:value-type="string" calcext:value-type="string">
            <text:p>جنيد</text:p>
          </table:table-cell>
          <table:table-cell office:value-type="string" calcext:value-type="string">
            <text:p>Cüneyd</text:p>
          </table:table-cell>
          <table:table-cell table:formula="of:=ABJAD([.$A295];1;1)" office:value-type="float" office:value="67" calcext:value-type="float">
            <text:p>67</text:p>
          </table:table-cell>
          <table:table-cell table:formula="of:=IF([.$C295]=ABJAD([.$A295];7;1);&quot;aynısı&quot;;ABJAD([.$A295];7;1))" office:value-type="string" office:string-value="aynısı" calcext:value-type="string">
            <text:p>aynısı</text:p>
          </table:table-cell>
          <table:table-cell table:number-columns-repeated="1020"/>
        </table:table-row>
        <table:table-row table:style-name="ro1">
          <table:table-cell office:value-type="string" calcext:value-type="string">
            <text:p>جنيد</text:p>
          </table:table-cell>
          <table:table-cell office:value-type="string" calcext:value-type="string">
            <text:p>Cüneyt</text:p>
          </table:table-cell>
          <table:table-cell table:formula="of:=ABJAD([.$A296];1;1)" office:value-type="float" office:value="67" calcext:value-type="float">
            <text:p>67</text:p>
          </table:table-cell>
          <table:table-cell table:formula="of:=IF([.$C296]=ABJAD([.$A296];7;1);&quot;aynısı&quot;;ABJAD([.$A296];7;1))" office:value-type="string" office:string-value="aynısı" calcext:value-type="string">
            <text:p>aynısı</text:p>
          </table:table-cell>
          <table:table-cell table:number-columns-repeated="1020"/>
        </table:table-row>
        <table:table-row table:style-name="ro1">
          <table:table-cell office:value-type="string" calcext:value-type="string">
            <text:p>چاغداش</text:p>
          </table:table-cell>
          <table:table-cell office:value-type="string" calcext:value-type="string">
            <text:p>Çağdaş</text:p>
          </table:table-cell>
          <table:table-cell table:formula="of:=ABJAD([.$A297];1;1)" office:value-type="float" office:value="1309" calcext:value-type="float">
            <text:p>1309</text:p>
          </table:table-cell>
          <table:table-cell table:formula="of:=IF([.$C297]=ABJAD([.$A297];7;1);&quot;aynısı&quot;;ABJAD([.$A297];7;1))" office:value-type="float" office:value="1909" calcext:value-type="float">
            <text:p>1909</text:p>
          </table:table-cell>
          <table:table-cell table:number-columns-repeated="1020"/>
        </table:table-row>
        <table:table-row table:style-name="ro1">
          <table:table-cell office:value-type="string" calcext:value-type="string">
            <text:p>چاغلا</text:p>
          </table:table-cell>
          <table:table-cell office:value-type="string" calcext:value-type="string">
            <text:p>Çağla</text:p>
          </table:table-cell>
          <table:table-cell table:formula="of:=ABJAD([.$A298];1;1)" office:value-type="float" office:value="1035" calcext:value-type="float">
            <text:p>1035</text:p>
          </table:table-cell>
          <table:table-cell table:formula="of:=IF([.$C298]=ABJAD([.$A298];7;1);&quot;aynısı&quot;;ABJAD([.$A298];7;1))" office:value-type="float" office:value="935" calcext:value-type="float">
            <text:p>935</text:p>
          </table:table-cell>
          <table:table-cell table:number-columns-repeated="1020"/>
        </table:table-row>
        <table:table-row table:style-name="ro1">
          <table:table-cell office:value-type="string" calcext:value-type="string">
            <text:p>چلبى</text:p>
          </table:table-cell>
          <table:table-cell office:value-type="string" calcext:value-type="string">
            <text:p>Çelebi</text:p>
          </table:table-cell>
          <table:table-cell table:formula="of:=ABJAD([.$A299];1;1)" office:value-type="float" office:value="36" calcext:value-type="float">
            <text:p>36</text:p>
          </table:table-cell>
          <table:table-cell table:formula="of:=IF([.$C299]=ABJAD([.$A299];7;1);&quot;aynısı&quot;;ABJAD([.$A299];7;1))" office:value-type="string" office:string-value="aynısı" calcext:value-type="string">
            <text:p>aynısı</text:p>
          </table:table-cell>
          <table:table-cell table:number-columns-repeated="1020"/>
        </table:table-row>
        <table:table-row table:style-name="ro1">
          <table:table-cell office:value-type="string" calcext:value-type="string">
            <text:p>چليكصو</text:p>
          </table:table-cell>
          <table:table-cell office:value-type="string" calcext:value-type="string">
            <text:p>Çeliksu</text:p>
          </table:table-cell>
          <table:table-cell table:formula="of:=ABJAD([.$A300];1;1)" office:value-type="float" office:value="159" calcext:value-type="float">
            <text:p>159</text:p>
          </table:table-cell>
          <table:table-cell table:formula="of:=IF([.$C300]=ABJAD([.$A300];7;1);&quot;aynısı&quot;;ABJAD([.$A300];7;1))" office:value-type="float" office:value="129" calcext:value-type="float">
            <text:p>129</text:p>
          </table:table-cell>
          <table:table-cell table:number-columns-repeated="1020"/>
        </table:table-row>
        <table:table-row table:style-name="ro1">
          <table:table-cell office:value-type="string" calcext:value-type="string">
            <text:p>چشم ناز</text:p>
          </table:table-cell>
          <table:table-cell office:value-type="string" calcext:value-type="string">
            <text:p>Çeşminaz</text:p>
          </table:table-cell>
          <table:table-cell table:formula="of:=ABJAD([.$A301];1;1)" office:value-type="float" office:value="401" calcext:value-type="float">
            <text:p>401</text:p>
          </table:table-cell>
          <table:table-cell table:formula="of:=IF([.$C301]=ABJAD([.$A301];7;1);&quot;aynısı&quot;;ABJAD([.$A301];7;1))" office:value-type="float" office:value="1101" calcext:value-type="float">
            <text:p>1101</text:p>
          </table:table-cell>
          <table:table-cell table:number-columns-repeated="1020"/>
        </table:table-row>
        <table:table-row table:style-name="ro1">
          <table:table-cell office:value-type="string" calcext:value-type="string">
            <text:p>چتين</text:p>
          </table:table-cell>
          <table:table-cell office:value-type="string" calcext:value-type="string">
            <text:p>Çetin</text:p>
          </table:table-cell>
          <table:table-cell table:formula="of:=ABJAD([.$A302];1;1)" office:value-type="float" office:value="463" calcext:value-type="float">
            <text:p>463</text:p>
          </table:table-cell>
          <table:table-cell table:formula="of:=IF([.$C302]=ABJAD([.$A302];7;1);&quot;aynısı&quot;;ABJAD([.$A302];7;1))" office:value-type="string" office:string-value="aynısı" calcext:value-type="string">
            <text:p>aynısı</text:p>
          </table:table-cell>
          <table:table-cell table:number-columns-repeated="1020"/>
        </table:table-row>
        <table:table-row table:style-name="ro1">
          <table:table-cell office:value-type="string" calcext:value-type="string">
            <text:p>چيچك</text:p>
          </table:table-cell>
          <table:table-cell office:value-type="string" calcext:value-type="string">
            <text:p>Çiçek</text:p>
          </table:table-cell>
          <table:table-cell table:formula="of:=ABJAD([.$A303];1;1)" office:value-type="float" office:value="36" calcext:value-type="float">
            <text:p>36</text:p>
          </table:table-cell>
          <table:table-cell table:formula="of:=IF([.$C303]=ABJAD([.$A303];7;1);&quot;aynısı&quot;;ABJAD([.$A303];7;1))" office:value-type="string" office:string-value="aynısı" calcext:value-type="string">
            <text:p>aynısı</text:p>
          </table:table-cell>
          <table:table-cell table:number-columns-repeated="1020"/>
        </table:table-row>
        <table:table-row table:style-name="ro1">
          <table:table-cell office:value-type="string" calcext:value-type="string">
            <text:p>چيكدم</text:p>
          </table:table-cell>
          <table:table-cell office:value-type="string" calcext:value-type="string">
            <text:p>Çiğdem</text:p>
          </table:table-cell>
          <table:table-cell table:formula="of:=ABJAD([.$A304];1;1)" office:value-type="float" office:value="77" calcext:value-type="float">
            <text:p>77</text:p>
          </table:table-cell>
          <table:table-cell table:formula="of:=IF([.$C304]=ABJAD([.$A304];7;1);&quot;aynısı&quot;;ABJAD([.$A304];7;1))" office:value-type="string" office:string-value="aynısı" calcext:value-type="string">
            <text:p>aynısı</text:p>
          </table:table-cell>
          <table:table-cell table:number-columns-repeated="1020"/>
        </table:table-row>
        <table:table-row table:style-name="ro1">
          <table:table-cell office:value-type="string" calcext:value-type="string">
            <text:p>داملا</text:p>
          </table:table-cell>
          <table:table-cell office:value-type="string" calcext:value-type="string">
            <text:p>Damla</text:p>
          </table:table-cell>
          <table:table-cell table:formula="of:=ABJAD([.$A305];1;1)" office:value-type="float" office:value="76" calcext:value-type="float">
            <text:p>76</text:p>
          </table:table-cell>
          <table:table-cell table:formula="of:=IF([.$C305]=ABJAD([.$A305];7;1);&quot;aynısı&quot;;ABJAD([.$A305];7;1))" office:value-type="string" office:string-value="aynısı" calcext:value-type="string">
            <text:p>aynısı</text:p>
          </table:table-cell>
          <table:table-cell table:number-columns-repeated="1020"/>
        </table:table-row>
        <table:table-row table:style-name="ro1">
          <table:table-cell office:value-type="string" calcext:value-type="string">
            <text:p>دانیال</text:p>
          </table:table-cell>
          <table:table-cell office:value-type="string" calcext:value-type="string">
            <text:p>Danyal</text:p>
          </table:table-cell>
          <table:table-cell table:formula="of:=ABJAD([.$A306];1;1)" office:value-type="float" office:value="96" calcext:value-type="float">
            <text:p>96</text:p>
          </table:table-cell>
          <table:table-cell table:formula="of:=IF([.$C306]=ABJAD([.$A306];7;1);&quot;aynısı&quot;;ABJAD([.$A306];7;1))" office:value-type="string" office:string-value="aynısı" calcext:value-type="string">
            <text:p>aynısı</text:p>
          </table:table-cell>
          <table:table-cell table:number-columns-repeated="1020"/>
        </table:table-row>
        <table:table-row table:style-name="ro1">
          <table:table-cell office:value-type="string" calcext:value-type="string">
            <text:p>داود</text:p>
          </table:table-cell>
          <table:table-cell office:value-type="string" calcext:value-type="string">
            <text:p>Davud</text:p>
          </table:table-cell>
          <table:table-cell table:formula="of:=ABJAD([.$A307];1;1)" office:value-type="float" office:value="15" calcext:value-type="float">
            <text:p>15</text:p>
          </table:table-cell>
          <table:table-cell table:formula="of:=IF([.$C307]=ABJAD([.$A307];7;1);&quot;aynısı&quot;;ABJAD([.$A307];7;1))" office:value-type="string" office:string-value="aynısı" calcext:value-type="string">
            <text:p>aynısı</text:p>
          </table:table-cell>
          <table:table-cell table:number-columns-repeated="1020"/>
        </table:table-row>
        <table:table-row table:style-name="ro1">
          <table:table-cell office:value-type="string" calcext:value-type="string">
            <text:p>داود</text:p>
          </table:table-cell>
          <table:table-cell office:value-type="string" calcext:value-type="string">
            <text:p>Davut</text:p>
          </table:table-cell>
          <table:table-cell table:formula="of:=ABJAD([.$A308];1;1)" office:value-type="float" office:value="15" calcext:value-type="float">
            <text:p>15</text:p>
          </table:table-cell>
          <table:table-cell table:formula="of:=IF([.$C308]=ABJAD([.$A308];7;1);&quot;aynısı&quot;;ABJAD([.$A308];7;1))" office:value-type="string" office:string-value="aynısı" calcext:value-type="string">
            <text:p>aynısı</text:p>
          </table:table-cell>
          <table:table-cell table:number-columns-repeated="1020"/>
        </table:table-row>
        <table:table-row table:style-name="ro1">
          <table:table-cell office:value-type="string" calcext:value-type="string">
            <text:p>ده ده</text:p>
          </table:table-cell>
          <table:table-cell office:value-type="string" calcext:value-type="string">
            <text:p>Dede</text:p>
          </table:table-cell>
          <table:table-cell table:formula="of:=ABJAD([.$A309];1;1)" office:value-type="float" office:value="18" calcext:value-type="float">
            <text:p>18</text:p>
          </table:table-cell>
          <table:table-cell table:formula="of:=IF([.$C309]=ABJAD([.$A309];7;1);&quot;aynısı&quot;;ABJAD([.$A309];7;1))" office:value-type="string" office:string-value="aynısı" calcext:value-type="string">
            <text:p>aynısı</text:p>
          </table:table-cell>
          <table:table-cell table:number-columns-repeated="1020"/>
        </table:table-row>
        <table:table-row table:style-name="ro1">
          <table:table-cell office:value-type="string" calcext:value-type="string">
            <text:p>دفنه</text:p>
          </table:table-cell>
          <table:table-cell office:value-type="string" calcext:value-type="string">
            <text:p>Defne</text:p>
          </table:table-cell>
          <table:table-cell table:formula="of:=ABJAD([.$A310];1;1)" office:value-type="float" office:value="139" calcext:value-type="float">
            <text:p>139</text:p>
          </table:table-cell>
          <table:table-cell table:formula="of:=IF([.$C310]=ABJAD([.$A310];7;1);&quot;aynısı&quot;;ABJAD([.$A310];7;1))" office:value-type="string" office:string-value="aynısı" calcext:value-type="string">
            <text:p>aynısı</text:p>
          </table:table-cell>
          <table:table-cell table:number-columns-repeated="1020"/>
        </table:table-row>
        <table:table-row table:style-name="ro1">
          <table:table-cell office:value-type="string" calcext:value-type="string">
            <text:p>دمت</text:p>
          </table:table-cell>
          <table:table-cell office:value-type="string" calcext:value-type="string">
            <text:p>Demet</text:p>
          </table:table-cell>
          <table:table-cell table:formula="of:=ABJAD([.$A311];1;1)" office:value-type="float" office:value="444" calcext:value-type="float">
            <text:p>444</text:p>
          </table:table-cell>
          <table:table-cell table:formula="of:=IF([.$C311]=ABJAD([.$A311];7;1);&quot;aynısı&quot;;ABJAD([.$A311];7;1))" office:value-type="string" office:string-value="aynısı" calcext:value-type="string">
            <text:p>aynısı</text:p>
          </table:table-cell>
          <table:table-cell table:number-columns-repeated="1020"/>
        </table:table-row>
        <table:table-row table:style-name="ro1">
          <table:table-cell office:value-type="string" calcext:value-type="string">
            <text:p>دمير</text:p>
          </table:table-cell>
          <table:table-cell office:value-type="string" calcext:value-type="string">
            <text:p>Demir</text:p>
          </table:table-cell>
          <table:table-cell table:formula="of:=ABJAD([.$A312];1;1)" office:value-type="float" office:value="254" calcext:value-type="float">
            <text:p>254</text:p>
          </table:table-cell>
          <table:table-cell table:formula="of:=IF([.$C312]=ABJAD([.$A312];7;1);&quot;aynısı&quot;;ABJAD([.$A312];7;1))" office:value-type="string" office:string-value="aynısı" calcext:value-type="string">
            <text:p>aynısı</text:p>
          </table:table-cell>
          <table:table-cell table:number-columns-repeated="1020"/>
        </table:table-row>
        <table:table-row table:style-name="ro1">
          <table:table-cell office:value-type="string" calcext:value-type="string">
            <text:p>دميرخان</text:p>
          </table:table-cell>
          <table:table-cell office:value-type="string" calcext:value-type="string">
            <text:p>Demirhan</text:p>
          </table:table-cell>
          <table:table-cell table:formula="of:=ABJAD([.$A313];1;1)" office:value-type="float" office:value="905" calcext:value-type="float">
            <text:p>905</text:p>
          </table:table-cell>
          <table:table-cell table:formula="of:=IF([.$C313]=ABJAD([.$A313];7;1);&quot;aynısı&quot;;ABJAD([.$A313];7;1))" office:value-type="string" office:string-value="aynısı" calcext:value-type="string">
            <text:p>aynısı</text:p>
          </table:table-cell>
          <table:table-cell table:number-columns-repeated="1020"/>
        </table:table-row>
        <table:table-row table:style-name="ro1">
          <table:table-cell office:value-type="string" calcext:value-type="string">
            <text:p>دگيز</text:p>
          </table:table-cell>
          <table:table-cell office:value-type="string" calcext:value-type="string">
            <text:p>Deniz</text:p>
          </table:table-cell>
          <table:table-cell table:formula="of:=ABJAD([.$A314];1;1)" office:value-type="float" office:value="41" calcext:value-type="float">
            <text:p>41</text:p>
          </table:table-cell>
          <table:table-cell table:formula="of:=IF([.$C314]=ABJAD([.$A314];7;1);&quot;aynısı&quot;;ABJAD([.$A314];7;1))" office:value-type="string" office:string-value="aynısı" calcext:value-type="string">
            <text:p>aynısı</text:p>
          </table:table-cell>
          <table:table-cell table:number-columns-repeated="1020"/>
        </table:table-row>
        <table:table-row table:style-name="ro1">
          <table:table-cell office:value-type="string" calcext:value-type="string">
            <text:p>درويش</text:p>
          </table:table-cell>
          <table:table-cell office:value-type="string" calcext:value-type="string">
            <text:p>Derviş</text:p>
          </table:table-cell>
          <table:table-cell table:formula="of:=ABJAD([.$A315];1;1)" office:value-type="float" office:value="520" calcext:value-type="float">
            <text:p>520</text:p>
          </table:table-cell>
          <table:table-cell table:formula="of:=IF([.$C315]=ABJAD([.$A315];7;1);&quot;aynısı&quot;;ABJAD([.$A315];7;1))" office:value-type="float" office:value="1220" calcext:value-type="float">
            <text:p>1220</text:p>
          </table:table-cell>
          <table:table-cell table:number-columns-repeated="1020"/>
        </table:table-row>
        <table:table-row table:style-name="ro1">
          <table:table-cell office:value-type="string" calcext:value-type="string">
            <text:p>دريا</text:p>
          </table:table-cell>
          <table:table-cell office:value-type="string" calcext:value-type="string">
            <text:p>Derya</text:p>
          </table:table-cell>
          <table:table-cell table:formula="of:=ABJAD([.$A316];1;1)" office:value-type="float" office:value="215" calcext:value-type="float">
            <text:p>215</text:p>
          </table:table-cell>
          <table:table-cell table:formula="of:=IF([.$C316]=ABJAD([.$A316];7;1);&quot;aynısı&quot;;ABJAD([.$A316];7;1))" office:value-type="string" office:string-value="aynısı" calcext:value-type="string">
            <text:p>aynısı</text:p>
          </table:table-cell>
          <table:table-cell table:number-columns-repeated="1020"/>
        </table:table-row>
        <table:table-row table:style-name="ro1">
          <table:table-cell office:value-type="string" calcext:value-type="string">
            <text:p>دَستان</text:p>
          </table:table-cell>
          <table:table-cell office:value-type="string" calcext:value-type="string">
            <text:p>Destan</text:p>
          </table:table-cell>
          <table:table-cell table:formula="of:=ABJAD([.$A317];1;1)" office:value-type="float" office:value="515" calcext:value-type="float">
            <text:p>515</text:p>
          </table:table-cell>
          <table:table-cell table:formula="of:=IF([.$C317]=ABJAD([.$A317];7;1);&quot;aynısı&quot;;ABJAD([.$A317];7;1))" office:value-type="float" office:value="755" calcext:value-type="float">
            <text:p>755</text:p>
          </table:table-cell>
          <table:table-cell table:number-columns-repeated="1020"/>
        </table:table-row>
        <table:table-row table:style-name="ro1">
          <table:table-cell office:value-type="string" calcext:value-type="string">
            <text:p>دولت</text:p>
          </table:table-cell>
          <table:table-cell office:value-type="string" calcext:value-type="string">
            <text:p>Devlet</text:p>
          </table:table-cell>
          <table:table-cell table:formula="of:=ABJAD([.$A318];1;1)" office:value-type="float" office:value="440" calcext:value-type="float">
            <text:p>440</text:p>
          </table:table-cell>
          <table:table-cell table:formula="of:=IF([.$C318]=ABJAD([.$A318];7;1);&quot;aynısı&quot;;ABJAD([.$A318];7;1))" office:value-type="string" office:string-value="aynısı" calcext:value-type="string">
            <text:p>aynısı</text:p>
          </table:table-cell>
          <table:table-cell table:number-columns-repeated="1020"/>
        </table:table-row>
        <table:table-row table:style-name="ro1">
          <table:table-cell office:value-type="string" calcext:value-type="string">
            <text:p>دوريم</text:p>
          </table:table-cell>
          <table:table-cell office:value-type="string" calcext:value-type="string">
            <text:p>Devrim</text:p>
          </table:table-cell>
          <table:table-cell table:formula="of:=ABJAD([.$A319];1;1)" office:value-type="float" office:value="260" calcext:value-type="float">
            <text:p>260</text:p>
          </table:table-cell>
          <table:table-cell table:formula="of:=IF([.$C319]=ABJAD([.$A319];7;1);&quot;aynısı&quot;;ABJAD([.$A319];7;1))" office:value-type="string" office:string-value="aynısı" calcext:value-type="string">
            <text:p>aynısı</text:p>
          </table:table-cell>
          <table:table-cell table:number-columns-repeated="1020"/>
        </table:table-row>
        <table:table-row table:style-name="ro1">
          <table:table-cell office:value-type="string" calcext:value-type="string">
            <text:p>ديدار</text:p>
          </table:table-cell>
          <table:table-cell office:value-type="string" calcext:value-type="string">
            <text:p>Didar</text:p>
          </table:table-cell>
          <table:table-cell table:formula="of:=ABJAD([.$A320];1;1)" office:value-type="float" office:value="219" calcext:value-type="float">
            <text:p>219</text:p>
          </table:table-cell>
          <table:table-cell table:formula="of:=IF([.$C320]=ABJAD([.$A320];7;1);&quot;aynısı&quot;;ABJAD([.$A320];7;1))" office:value-type="string" office:string-value="aynısı" calcext:value-type="string">
            <text:p>aynısı</text:p>
          </table:table-cell>
          <table:table-cell table:number-columns-repeated="1020"/>
        </table:table-row>
        <table:table-row table:style-name="ro1">
          <table:table-cell office:value-type="string" calcext:value-type="string">
            <text:p>ديدم</text:p>
          </table:table-cell>
          <table:table-cell office:value-type="string" calcext:value-type="string">
            <text:p>Didem</text:p>
          </table:table-cell>
          <table:table-cell table:formula="of:=ABJAD([.$A321];1;1)" office:value-type="float" office:value="58" calcext:value-type="float">
            <text:p>58</text:p>
          </table:table-cell>
          <table:table-cell table:formula="of:=IF([.$C321]=ABJAD([.$A321];7;1);&quot;aynısı&quot;;ABJAD([.$A321];7;1))" office:value-type="string" office:string-value="aynısı" calcext:value-type="string">
            <text:p>aynısı</text:p>
          </table:table-cell>
          <table:table-cell table:number-columns-repeated="1020"/>
        </table:table-row>
        <table:table-row table:style-name="ro1">
          <table:table-cell office:value-type="string" calcext:value-type="string">
            <text:p>ديلا</text:p>
          </table:table-cell>
          <table:table-cell office:value-type="string" calcext:value-type="string">
            <text:p>Dila</text:p>
          </table:table-cell>
          <table:table-cell table:formula="of:=ABJAD([.$A322];1;1)" office:value-type="float" office:value="45" calcext:value-type="float">
            <text:p>45</text:p>
          </table:table-cell>
          <table:table-cell table:formula="of:=IF([.$C322]=ABJAD([.$A322];7;1);&quot;aynısı&quot;;ABJAD([.$A322];7;1))" office:value-type="string" office:string-value="aynısı" calcext:value-type="string">
            <text:p>aynısı</text:p>
          </table:table-cell>
          <table:table-cell table:number-columns-repeated="1020"/>
        </table:table-row>
        <table:table-row table:style-name="ro1">
          <table:table-cell office:value-type="string" calcext:value-type="string">
            <text:p>ديلان</text:p>
          </table:table-cell>
          <table:table-cell office:value-type="string" calcext:value-type="string">
            <text:p>Dilan</text:p>
          </table:table-cell>
          <table:table-cell table:formula="of:=ABJAD([.$A323];1;1)" office:value-type="float" office:value="95" calcext:value-type="float">
            <text:p>95</text:p>
          </table:table-cell>
          <table:table-cell table:formula="of:=IF([.$C323]=ABJAD([.$A323];7;1);&quot;aynısı&quot;;ABJAD([.$A323];7;1))" office:value-type="string" office:string-value="aynısı" calcext:value-type="string">
            <text:p>aynısı</text:p>
          </table:table-cell>
          <table:table-cell table:number-columns-repeated="1020"/>
        </table:table-row>
        <table:table-row table:style-name="ro1">
          <table:table-cell office:value-type="string" calcext:value-type="string">
            <text:p>دلآرا</text:p>
          </table:table-cell>
          <table:table-cell office:value-type="string" calcext:value-type="string">
            <text:p>Dilara</text:p>
          </table:table-cell>
          <table:table-cell table:formula="of:=ABJAD([.$A324];1;1)" office:value-type="float" office:value="236" calcext:value-type="float">
            <text:p>236</text:p>
          </table:table-cell>
          <table:table-cell table:formula="of:=IF([.$C324]=ABJAD([.$A324];7;1);&quot;aynısı&quot;;ABJAD([.$A324];7;1))" office:value-type="string" office:string-value="aynısı" calcext:value-type="string">
            <text:p>aynısı</text:p>
          </table:table-cell>
          <table:table-cell table:number-columns-repeated="1020"/>
        </table:table-row>
        <table:table-row table:style-name="ro1">
          <table:table-cell office:value-type="string" calcext:value-type="string">
            <text:p>دلاور</text:p>
          </table:table-cell>
          <table:table-cell office:value-type="string" calcext:value-type="string">
            <text:p>Dilaver</text:p>
          </table:table-cell>
          <table:table-cell table:formula="of:=ABJAD([.$A325];1;1)" office:value-type="float" office:value="241" calcext:value-type="float">
            <text:p>241</text:p>
          </table:table-cell>
          <table:table-cell table:formula="of:=IF([.$C325]=ABJAD([.$A325];7;1);&quot;aynısı&quot;;ABJAD([.$A325];7;1))" office:value-type="string" office:string-value="aynısı" calcext:value-type="string">
            <text:p>aynısı</text:p>
          </table:table-cell>
          <table:table-cell table:number-columns-repeated="1020"/>
        </table:table-row>
        <table:table-row table:style-name="ro1">
          <table:table-cell office:value-type="string" calcext:value-type="string">
            <text:p>ديلاى</text:p>
          </table:table-cell>
          <table:table-cell office:value-type="string" calcext:value-type="string">
            <text:p>Dilay</text:p>
          </table:table-cell>
          <table:table-cell table:formula="of:=ABJAD([.$A326];1;1)" office:value-type="float" office:value="46" calcext:value-type="float">
            <text:p>46</text:p>
          </table:table-cell>
          <table:table-cell table:formula="of:=IF([.$C326]=ABJAD([.$A326];7;1);&quot;aynısı&quot;;ABJAD([.$A326];7;1))" office:value-type="string" office:string-value="aynısı" calcext:value-type="string">
            <text:p>aynısı</text:p>
          </table:table-cell>
          <table:table-cell table:number-columns-repeated="1020"/>
        </table:table-row>
        <table:table-row table:style-name="ro1">
          <table:table-cell office:value-type="string" calcext:value-type="string">
            <text:p>دلبر</text:p>
          </table:table-cell>
          <table:table-cell office:value-type="string" calcext:value-type="string">
            <text:p>Dilber</text:p>
          </table:table-cell>
          <table:table-cell table:formula="of:=ABJAD([.$A327];1;1)" office:value-type="float" office:value="236" calcext:value-type="float">
            <text:p>236</text:p>
          </table:table-cell>
          <table:table-cell table:formula="of:=IF([.$C327]=ABJAD([.$A327];7;1);&quot;aynısı&quot;;ABJAD([.$A327];7;1))" office:value-type="string" office:string-value="aynısı" calcext:value-type="string">
            <text:p>aynısı</text:p>
          </table:table-cell>
          <table:table-cell table:number-columns-repeated="1020"/>
        </table:table-row>
        <table:table-row table:style-name="ro1">
          <table:table-cell office:value-type="string" calcext:value-type="string">
            <text:p>ديلك</text:p>
          </table:table-cell>
          <table:table-cell office:value-type="string" calcext:value-type="string">
            <text:p>Dilek</text:p>
          </table:table-cell>
          <table:table-cell table:formula="of:=ABJAD([.$A328];1;1)" office:value-type="float" office:value="64" calcext:value-type="float">
            <text:p>64</text:p>
          </table:table-cell>
          <table:table-cell table:formula="of:=IF([.$C328]=ABJAD([.$A328];7;1);&quot;aynısı&quot;;ABJAD([.$A328];7;1))" office:value-type="string" office:string-value="aynısı" calcext:value-type="string">
            <text:p>aynısı</text:p>
          </table:table-cell>
          <table:table-cell table:number-columns-repeated="1020"/>
        </table:table-row>
        <table:table-row table:style-name="ro1">
          <table:table-cell office:value-type="string" calcext:value-type="string">
            <text:p>دیندار</text:p>
          </table:table-cell>
          <table:table-cell office:value-type="string" calcext:value-type="string">
            <text:p>Dindar</text:p>
          </table:table-cell>
          <table:table-cell table:formula="of:=ABJAD([.$A329];1;1)" office:value-type="float" office:value="269" calcext:value-type="float">
            <text:p>269</text:p>
          </table:table-cell>
          <table:table-cell table:formula="of:=IF([.$C329]=ABJAD([.$A329];7;1);&quot;aynısı&quot;;ABJAD([.$A329];7;1))" office:value-type="string" office:string-value="aynısı" calcext:value-type="string">
            <text:p>aynısı</text:p>
          </table:table-cell>
          <table:table-cell table:number-columns-repeated="1020"/>
        </table:table-row>
        <table:table-row table:style-name="ro1">
          <table:table-cell office:value-type="string" calcext:value-type="string">
            <text:p>دوغان</text:p>
          </table:table-cell>
          <table:table-cell office:value-type="string" calcext:value-type="string">
            <text:p>Doğan</text:p>
          </table:table-cell>
          <table:table-cell table:formula="of:=ABJAD([.$A330];1;1)" office:value-type="float" office:value="1061" calcext:value-type="float">
            <text:p>1061</text:p>
          </table:table-cell>
          <table:table-cell table:formula="of:=IF([.$C330]=ABJAD([.$A330];7;1);&quot;aynısı&quot;;ABJAD([.$A330];7;1))" office:value-type="float" office:value="961" calcext:value-type="float">
            <text:p>961</text:p>
          </table:table-cell>
          <table:table-cell table:number-columns-repeated="1020"/>
        </table:table-row>
        <table:table-row table:style-name="ro1">
          <table:table-cell office:value-type="string" calcext:value-type="string">
            <text:p>دوغاناى</text:p>
          </table:table-cell>
          <table:table-cell office:value-type="string" calcext:value-type="string">
            <text:p>Doğanay</text:p>
          </table:table-cell>
          <table:table-cell table:formula="of:=ABJAD([.$A331];1;1)" office:value-type="float" office:value="1063" calcext:value-type="float">
            <text:p>1063</text:p>
          </table:table-cell>
          <table:table-cell table:formula="of:=IF([.$C331]=ABJAD([.$A331];7;1);&quot;aynısı&quot;;ABJAD([.$A331];7;1))" office:value-type="float" office:value="963" calcext:value-type="float">
            <text:p>963</text:p>
          </table:table-cell>
          <table:table-cell table:number-columns-repeated="1020"/>
        </table:table-row>
        <table:table-row table:style-name="ro1">
          <table:table-cell office:value-type="string" calcext:value-type="string">
            <text:p>دوغوقان</text:p>
          </table:table-cell>
          <table:table-cell office:value-type="string" calcext:value-type="string">
            <text:p>Doğukan</text:p>
          </table:table-cell>
          <table:table-cell table:formula="of:=ABJAD([.$A332];1;1)" office:value-type="float" office:value="1167" calcext:value-type="float">
            <text:p>1167</text:p>
          </table:table-cell>
          <table:table-cell table:formula="of:=IF([.$C332]=ABJAD([.$A332];7;1);&quot;aynısı&quot;;ABJAD([.$A332];7;1))" office:value-type="float" office:value="1067" calcext:value-type="float">
            <text:p>1067</text:p>
          </table:table-cell>
          <table:table-cell table:number-columns-repeated="1020"/>
        </table:table-row>
        <table:table-row table:style-name="ro1">
          <table:table-cell office:value-type="string" calcext:value-type="string">
            <text:p>دوغوش</text:p>
          </table:table-cell>
          <table:table-cell office:value-type="string" calcext:value-type="string">
            <text:p>Doğuş</text:p>
          </table:table-cell>
          <table:table-cell table:formula="of:=ABJAD([.$A333];1;1)" office:value-type="float" office:value="1316" calcext:value-type="float">
            <text:p>1316</text:p>
          </table:table-cell>
          <table:table-cell table:formula="of:=IF([.$C333]=ABJAD([.$A333];7;1);&quot;aynısı&quot;;ABJAD([.$A333];7;1))" office:value-type="float" office:value="1916" calcext:value-type="float">
            <text:p>1916</text:p>
          </table:table-cell>
          <table:table-cell table:number-columns-repeated="1020"/>
        </table:table-row>
        <table:table-row table:style-name="ro1">
          <table:table-cell office:value-type="string" calcext:value-type="string">
            <text:p>دُرا</text:p>
          </table:table-cell>
          <table:table-cell office:value-type="string" calcext:value-type="string">
            <text:p>Dora</text:p>
          </table:table-cell>
          <table:table-cell table:formula="of:=ABJAD([.$A334];1;1)" office:value-type="float" office:value="205" calcext:value-type="float">
            <text:p>205</text:p>
          </table:table-cell>
          <table:table-cell table:formula="of:=IF([.$C334]=ABJAD([.$A334];7;1);&quot;aynısı&quot;;ABJAD([.$A334];7;1))" office:value-type="string" office:string-value="aynısı" calcext:value-type="string">
            <text:p>aynısı</text:p>
          </table:table-cell>
          <table:table-cell table:number-columns-repeated="1020"/>
        </table:table-row>
        <table:table-row table:style-name="ro1">
          <table:table-cell office:value-type="string" calcext:value-type="string">
            <text:p>طوروق خان</text:p>
          </table:table-cell>
          <table:table-cell office:value-type="string" calcext:value-type="string">
            <text:p>Dorukhan</text:p>
          </table:table-cell>
          <table:table-cell table:formula="of:=ABJAD([.$A335];1;1)" office:value-type="float" office:value="972" calcext:value-type="float">
            <text:p>972</text:p>
          </table:table-cell>
          <table:table-cell table:formula="of:=IF([.$C335]=ABJAD([.$A335];7;1);&quot;aynısı&quot;;ABJAD([.$A335];7;1))" office:value-type="string" office:string-value="aynısı" calcext:value-type="string">
            <text:p>aynısı</text:p>
          </table:table-cell>
          <table:table-cell table:number-columns-repeated="1020"/>
        </table:table-row>
        <table:table-row table:style-name="ro1">
          <table:table-cell office:value-type="string" calcext:value-type="string">
            <text:p>دوندو</text:p>
          </table:table-cell>
          <table:table-cell office:value-type="string" calcext:value-type="string">
            <text:p>Döndü</text:p>
          </table:table-cell>
          <table:table-cell table:formula="of:=ABJAD([.$A336];1;1)" office:value-type="float" office:value="70" calcext:value-type="float">
            <text:p>70</text:p>
          </table:table-cell>
          <table:table-cell table:formula="of:=IF([.$C336]=ABJAD([.$A336];7;1);&quot;aynısı&quot;;ABJAD([.$A336];7;1))" office:value-type="string" office:string-value="aynısı" calcext:value-type="string">
            <text:p>aynısı</text:p>
          </table:table-cell>
          <table:table-cell table:number-columns-repeated="1020"/>
        </table:table-row>
        <table:table-row table:style-name="ro1">
          <table:table-cell office:value-type="string" calcext:value-type="string">
            <text:p>دونه</text:p>
          </table:table-cell>
          <table:table-cell office:value-type="string" calcext:value-type="string">
            <text:p>Döne</text:p>
          </table:table-cell>
          <table:table-cell table:formula="of:=ABJAD([.$A337];1;1)" office:value-type="float" office:value="65" calcext:value-type="float">
            <text:p>65</text:p>
          </table:table-cell>
          <table:table-cell table:formula="of:=IF([.$C337]=ABJAD([.$A337];7;1);&quot;aynısı&quot;;ABJAD([.$A337];7;1))" office:value-type="string" office:string-value="aynısı" calcext:value-type="string">
            <text:p>aynısı</text:p>
          </table:table-cell>
          <table:table-cell table:number-columns-repeated="1020"/>
        </table:table-row>
        <table:table-row table:style-name="ro1">
          <table:table-cell office:value-type="string" calcext:value-type="string">
            <text:p>دودو</text:p>
          </table:table-cell>
          <table:table-cell office:value-type="string" calcext:value-type="string">
            <text:p>Dudu</text:p>
          </table:table-cell>
          <table:table-cell table:formula="of:=ABJAD([.$A338];1;1)" office:value-type="float" office:value="20" calcext:value-type="float">
            <text:p>20</text:p>
          </table:table-cell>
          <table:table-cell table:formula="of:=IF([.$C338]=ABJAD([.$A338];7;1);&quot;aynısı&quot;;ABJAD([.$A338];7;1))" office:value-type="string" office:string-value="aynısı" calcext:value-type="string">
            <text:p>aynısı</text:p>
          </table:table-cell>
          <table:table-cell table:number-columns-repeated="1020"/>
        </table:table-row>
        <table:table-row table:style-name="ro1">
          <table:table-cell office:value-type="string" calcext:value-type="string">
            <text:p>دوران</text:p>
          </table:table-cell>
          <table:table-cell office:value-type="string" calcext:value-type="string">
            <text:p>Duran</text:p>
          </table:table-cell>
          <table:table-cell table:formula="of:=ABJAD([.$A339];1;1)" office:value-type="float" office:value="261" calcext:value-type="float">
            <text:p>261</text:p>
          </table:table-cell>
          <table:table-cell table:formula="of:=IF([.$C339]=ABJAD([.$A339];7;1);&quot;aynısı&quot;;ABJAD([.$A339];7;1))" office:value-type="string" office:string-value="aynısı" calcext:value-type="string">
            <text:p>aynısı</text:p>
          </table:table-cell>
          <table:table-cell table:number-columns-repeated="1020"/>
        </table:table-row>
        <table:table-row table:style-name="ro1">
          <table:table-cell office:value-type="string" calcext:value-type="string">
            <text:p>دوردو</text:p>
          </table:table-cell>
          <table:table-cell office:value-type="string" calcext:value-type="string">
            <text:p>Durdu</text:p>
          </table:table-cell>
          <table:table-cell table:formula="of:=ABJAD([.$A340];1;1)" office:value-type="float" office:value="220" calcext:value-type="float">
            <text:p>220</text:p>
          </table:table-cell>
          <table:table-cell table:formula="of:=IF([.$C340]=ABJAD([.$A340];7;1);&quot;aynısı&quot;;ABJAD([.$A340];7;1))" office:value-type="string" office:string-value="aynısı" calcext:value-type="string">
            <text:p>aynısı</text:p>
          </table:table-cell>
          <table:table-cell table:number-columns-repeated="1020"/>
        </table:table-row>
        <table:table-row table:style-name="ro1">
          <table:table-cell office:value-type="string" calcext:value-type="string">
            <text:p>دورموش</text:p>
          </table:table-cell>
          <table:table-cell office:value-type="string" calcext:value-type="string">
            <text:p>Durmuş</text:p>
          </table:table-cell>
          <table:table-cell table:formula="of:=ABJAD([.$A341];1;1)" office:value-type="float" office:value="556" calcext:value-type="float">
            <text:p>556</text:p>
          </table:table-cell>
          <table:table-cell table:formula="of:=IF([.$C341]=ABJAD([.$A341];7;1);&quot;aynısı&quot;;ABJAD([.$A341];7;1))" office:value-type="float" office:value="1256" calcext:value-type="float">
            <text:p>1256</text:p>
          </table:table-cell>
          <table:table-cell table:number-columns-repeated="1020"/>
        </table:table-row>
        <table:table-row table:style-name="ro1">
          <table:table-cell office:value-type="string" calcext:value-type="string">
            <text:p>دورسون</text:p>
          </table:table-cell>
          <table:table-cell office:value-type="string" calcext:value-type="string">
            <text:p>Dursun</text:p>
          </table:table-cell>
          <table:table-cell table:formula="of:=ABJAD([.$A342];1;1)" office:value-type="float" office:value="326" calcext:value-type="float">
            <text:p>326</text:p>
          </table:table-cell>
          <table:table-cell table:formula="of:=IF([.$C342]=ABJAD([.$A342];7;1);&quot;aynısı&quot;;ABJAD([.$A342];7;1))" office:value-type="float" office:value="566" calcext:value-type="float">
            <text:p>566</text:p>
          </table:table-cell>
          <table:table-cell table:number-columns-repeated="1020"/>
        </table:table-row>
        <table:table-row table:style-name="ro1">
          <table:table-cell office:value-type="string" calcext:value-type="string">
            <text:p>دورو</text:p>
          </table:table-cell>
          <table:table-cell office:value-type="string" calcext:value-type="string">
            <text:p>Duru</text:p>
          </table:table-cell>
          <table:table-cell table:formula="of:=ABJAD([.$A343];1;1)" office:value-type="float" office:value="216" calcext:value-type="float">
            <text:p>216</text:p>
          </table:table-cell>
          <table:table-cell table:formula="of:=IF([.$C343]=ABJAD([.$A343];7;1);&quot;aynısı&quot;;ABJAD([.$A343];7;1))" office:value-type="string" office:string-value="aynısı" calcext:value-type="string">
            <text:p>aynısı</text:p>
          </table:table-cell>
          <table:table-cell table:number-columns-repeated="1020"/>
        </table:table-row>
        <table:table-row table:style-name="ro1">
          <table:table-cell office:value-type="string" calcext:value-type="string">
            <text:p>دوروقان</text:p>
          </table:table-cell>
          <table:table-cell office:value-type="string" calcext:value-type="string">
            <text:p>Durukan</text:p>
          </table:table-cell>
          <table:table-cell table:formula="of:=ABJAD([.$A344];1;1)" office:value-type="float" office:value="367" calcext:value-type="float">
            <text:p>367</text:p>
          </table:table-cell>
          <table:table-cell table:formula="of:=IF([.$C344]=ABJAD([.$A344];7;1);&quot;aynısı&quot;;ABJAD([.$A344];7;1))" office:value-type="string" office:string-value="aynısı" calcext:value-type="string">
            <text:p>aynısı</text:p>
          </table:table-cell>
          <table:table-cell table:number-columns-repeated="1020"/>
        </table:table-row>
        <table:table-row table:style-name="ro1">
          <table:table-cell office:value-type="string" calcext:value-type="string">
            <text:p>دويغو</text:p>
          </table:table-cell>
          <table:table-cell office:value-type="string" calcext:value-type="string">
            <text:p>Duygu</text:p>
          </table:table-cell>
          <table:table-cell table:formula="of:=ABJAD([.$A345];1;1)" office:value-type="float" office:value="1026" calcext:value-type="float">
            <text:p>1026</text:p>
          </table:table-cell>
          <table:table-cell table:formula="of:=IF([.$C345]=ABJAD([.$A345];7;1);&quot;aynısı&quot;;ABJAD([.$A345];7;1))" office:value-type="float" office:value="926" calcext:value-type="float">
            <text:p>926</text:p>
          </table:table-cell>
          <table:table-cell table:number-columns-repeated="1020"/>
        </table:table-row>
        <table:table-row table:style-name="ro1">
          <table:table-cell office:value-type="string" calcext:value-type="string">
            <text:p>دوردانه</text:p>
          </table:table-cell>
          <table:table-cell office:value-type="string" calcext:value-type="string">
            <text:p>Dürdane</text:p>
          </table:table-cell>
          <table:table-cell table:formula="of:=ABJAD([.$A346];1;1)" office:value-type="float" office:value="270" calcext:value-type="float">
            <text:p>270</text:p>
          </table:table-cell>
          <table:table-cell table:formula="of:=IF([.$C346]=ABJAD([.$A346];7;1);&quot;aynısı&quot;;ABJAD([.$A346];7;1))" office:value-type="string" office:string-value="aynısı" calcext:value-type="string">
            <text:p>aynısı</text:p>
          </table:table-cell>
          <table:table-cell table:number-columns-repeated="1020"/>
        </table:table-row>
        <table:table-row table:style-name="ro1">
          <table:table-cell office:value-type="string" calcext:value-type="string">
            <text:p>أبرار</text:p>
          </table:table-cell>
          <table:table-cell office:value-type="string" calcext:value-type="string">
            <text:p>Ebrar</text:p>
          </table:table-cell>
          <table:table-cell table:formula="of:=ABJAD([.$A347];1;1)" office:value-type="float" office:value="404" calcext:value-type="float">
            <text:p>404</text:p>
          </table:table-cell>
          <table:table-cell table:formula="of:=IF([.$C347]=ABJAD([.$A347];7;1);&quot;aynısı&quot;;ABJAD([.$A347];7;1))" office:value-type="string" office:string-value="aynısı" calcext:value-type="string">
            <text:p>aynısı</text:p>
          </table:table-cell>
          <table:table-cell table:number-columns-repeated="1020"/>
        </table:table-row>
        <table:table-row table:style-name="ro1">
          <table:table-cell office:value-type="string" calcext:value-type="string">
            <text:p>ابرو</text:p>
          </table:table-cell>
          <table:table-cell office:value-type="string" calcext:value-type="string">
            <text:p>Ebru</text:p>
          </table:table-cell>
          <table:table-cell table:formula="of:=ABJAD([.$A348];1;1)" office:value-type="float" office:value="209" calcext:value-type="float">
            <text:p>209</text:p>
          </table:table-cell>
          <table:table-cell table:formula="of:=IF([.$C348]=ABJAD([.$A348];7;1);&quot;aynısı&quot;;ABJAD([.$A348];7;1))" office:value-type="string" office:string-value="aynısı" calcext:value-type="string">
            <text:p>aynısı</text:p>
          </table:table-cell>
          <table:table-cell table:number-columns-repeated="1020"/>
        </table:table-row>
        <table:table-row table:style-name="ro1">
          <table:table-cell office:value-type="string" calcext:value-type="string">
            <text:p>أبو ذر</text:p>
          </table:table-cell>
          <table:table-cell office:value-type="string" calcext:value-type="string">
            <text:p>Ebu Zer</text:p>
          </table:table-cell>
          <table:table-cell table:formula="of:=ABJAD([.$A349];1;1)" office:value-type="float" office:value="909" calcext:value-type="float">
            <text:p>909</text:p>
          </table:table-cell>
          <table:table-cell table:formula="of:=IF([.$C349]=ABJAD([.$A349];7;1);&quot;aynısı&quot;;ABJAD([.$A349];7;1))" office:value-type="string" office:string-value="aynısı" calcext:value-type="string">
            <text:p>aynısı</text:p>
          </table:table-cell>
          <table:table-cell table:number-columns-repeated="1020"/>
        </table:table-row>
        <table:table-row table:style-name="ro1">
          <table:table-cell office:value-type="string" calcext:value-type="string">
            <text:p>ابوبكر</text:p>
          </table:table-cell>
          <table:table-cell office:value-type="string" calcext:value-type="string">
            <text:p>Ebubekir</text:p>
          </table:table-cell>
          <table:table-cell table:formula="of:=ABJAD([.$A350];1;1)" office:value-type="float" office:value="231" calcext:value-type="float">
            <text:p>231</text:p>
          </table:table-cell>
          <table:table-cell table:formula="of:=IF([.$C350]=ABJAD([.$A350];7;1);&quot;aynısı&quot;;ABJAD([.$A350];7;1))" office:value-type="string" office:string-value="aynısı" calcext:value-type="string">
            <text:p>aynısı</text:p>
          </table:table-cell>
          <table:table-cell table:number-columns-repeated="1020"/>
        </table:table-row>
        <table:table-row table:style-name="ro1">
          <table:table-cell office:value-type="string" calcext:value-type="string">
            <text:p>اجه</text:p>
          </table:table-cell>
          <table:table-cell office:value-type="string" calcext:value-type="string">
            <text:p>Ece</text:p>
          </table:table-cell>
          <table:table-cell table:formula="of:=ABJAD([.$A351];1;1)" office:value-type="float" office:value="9" calcext:value-type="float">
            <text:p>9</text:p>
          </table:table-cell>
          <table:table-cell table:formula="of:=IF([.$C351]=ABJAD([.$A351];7;1);&quot;aynısı&quot;;ABJAD([.$A351];7;1))" office:value-type="string" office:string-value="aynısı" calcext:value-type="string">
            <text:p>aynısı</text:p>
          </table:table-cell>
          <table:table-cell table:number-columns-repeated="1020"/>
        </table:table-row>
        <table:table-row table:style-name="ro1">
          <table:table-cell office:value-type="string" calcext:value-type="string">
            <text:p>اجه خان</text:p>
          </table:table-cell>
          <table:table-cell office:value-type="string" calcext:value-type="string">
            <text:p>Ecehan</text:p>
          </table:table-cell>
          <table:table-cell table:formula="of:=ABJAD([.$A352];1;1)" office:value-type="float" office:value="660" calcext:value-type="float">
            <text:p>660</text:p>
          </table:table-cell>
          <table:table-cell table:formula="of:=IF([.$C352]=ABJAD([.$A352];7;1);&quot;aynısı&quot;;ABJAD([.$A352];7;1))" office:value-type="string" office:string-value="aynısı" calcext:value-type="string">
            <text:p>aynısı</text:p>
          </table:table-cell>
          <table:table-cell table:number-columns-repeated="1020"/>
        </table:table-row>
        <table:table-row table:style-name="ro1">
          <table:table-cell office:value-type="string" calcext:value-type="string">
            <text:p>اجهم</text:p>
          </table:table-cell>
          <table:table-cell office:value-type="string" calcext:value-type="string">
            <text:p>Ecem</text:p>
          </table:table-cell>
          <table:table-cell table:formula="of:=ABJAD([.$A353];1;1)" office:value-type="float" office:value="49" calcext:value-type="float">
            <text:p>49</text:p>
          </table:table-cell>
          <table:table-cell table:formula="of:=IF([.$C353]=ABJAD([.$A353];7;1);&quot;aynısı&quot;;ABJAD([.$A353];7;1))" office:value-type="string" office:string-value="aynısı" calcext:value-type="string">
            <text:p>aynısı</text:p>
          </table:table-cell>
          <table:table-cell table:number-columns-repeated="1020"/>
        </table:table-row>
        <table:table-row table:style-name="ro1">
          <table:table-cell office:value-type="string" calcext:value-type="string">
            <text:p>اجمل</text:p>
          </table:table-cell>
          <table:table-cell office:value-type="string" calcext:value-type="string">
            <text:p>Ecmel</text:p>
          </table:table-cell>
          <table:table-cell table:formula="of:=ABJAD([.$A354];1;1)" office:value-type="float" office:value="74" calcext:value-type="float">
            <text:p>74</text:p>
          </table:table-cell>
          <table:table-cell table:formula="of:=IF([.$C354]=ABJAD([.$A354];7;1);&quot;aynısı&quot;;ABJAD([.$A354];7;1))" office:value-type="string" office:string-value="aynısı" calcext:value-type="string">
            <text:p>aynısı</text:p>
          </table:table-cell>
          <table:table-cell table:number-columns-repeated="1020"/>
        </table:table-row>
        <table:table-row table:style-name="ro1">
          <table:table-cell office:value-type="string" calcext:value-type="string">
            <text:p>أدا</text:p>
          </table:table-cell>
          <table:table-cell office:value-type="string" calcext:value-type="string">
            <text:p>Eda</text:p>
          </table:table-cell>
          <table:table-cell table:formula="of:=ABJAD([.$A355];1;1)" office:value-type="float" office:value="6" calcext:value-type="float">
            <text:p>6</text:p>
          </table:table-cell>
          <table:table-cell table:formula="of:=IF([.$C355]=ABJAD([.$A355];7;1);&quot;aynısı&quot;;ABJAD([.$A355];7;1))" office:value-type="string" office:string-value="aynısı" calcext:value-type="string">
            <text:p>aynısı</text:p>
          </table:table-cell>
          <table:table-cell table:number-columns-repeated="1020"/>
        </table:table-row>
        <table:table-row table:style-name="ro1">
          <table:table-cell office:value-type="string" calcext:value-type="string">
            <text:p>اديبه</text:p>
          </table:table-cell>
          <table:table-cell office:value-type="string" calcext:value-type="string">
            <text:p>Edibe</text:p>
          </table:table-cell>
          <table:table-cell table:formula="of:=ABJAD([.$A356];1;1)" office:value-type="float" office:value="22" calcext:value-type="float">
            <text:p>22</text:p>
          </table:table-cell>
          <table:table-cell table:formula="of:=IF([.$C356]=ABJAD([.$A356];7;1);&quot;aynısı&quot;;ABJAD([.$A356];7;1))" office:value-type="string" office:string-value="aynısı" calcext:value-type="string">
            <text:p>aynısı</text:p>
          </table:table-cell>
          <table:table-cell table:number-columns-repeated="1020"/>
        </table:table-row>
        <table:table-row table:style-name="ro1">
          <table:table-cell office:value-type="string" calcext:value-type="string">
            <text:p>اديب</text:p>
          </table:table-cell>
          <table:table-cell office:value-type="string" calcext:value-type="string">
            <text:p>Edip</text:p>
          </table:table-cell>
          <table:table-cell table:formula="of:=ABJAD([.$A357];1;1)" office:value-type="float" office:value="17" calcext:value-type="float">
            <text:p>17</text:p>
          </table:table-cell>
          <table:table-cell table:formula="of:=IF([.$C357]=ABJAD([.$A357];7;1);&quot;aynısı&quot;;ABJAD([.$A357];7;1))" office:value-type="string" office:string-value="aynısı" calcext:value-type="string">
            <text:p>aynısı</text:p>
          </table:table-cell>
          <table:table-cell table:number-columns-repeated="1020"/>
        </table:table-row>
        <table:table-row table:style-name="ro1">
          <table:table-cell office:value-type="string" calcext:value-type="string">
            <text:p>اديز</text:p>
          </table:table-cell>
          <table:table-cell office:value-type="string" calcext:value-type="string">
            <text:p>Ediz</text:p>
          </table:table-cell>
          <table:table-cell table:formula="of:=ABJAD([.$A358];1;1)" office:value-type="float" office:value="22" calcext:value-type="float">
            <text:p>22</text:p>
          </table:table-cell>
          <table:table-cell table:formula="of:=IF([.$C358]=ABJAD([.$A358];7;1);&quot;aynısı&quot;;ABJAD([.$A358];7;1))" office:value-type="string" office:string-value="aynısı" calcext:value-type="string">
            <text:p>aynısı</text:p>
          </table:table-cell>
          <table:table-cell table:number-columns-repeated="1020"/>
        </table:table-row>
        <table:table-row table:style-name="ro1">
          <table:table-cell office:value-type="string" calcext:value-type="string">
            <text:p>افضل</text:p>
          </table:table-cell>
          <table:table-cell office:value-type="string" calcext:value-type="string">
            <text:p>Efdal</text:p>
          </table:table-cell>
          <table:table-cell table:formula="of:=ABJAD([.$A359];1;1)" office:value-type="float" office:value="911" calcext:value-type="float">
            <text:p>911</text:p>
          </table:table-cell>
          <table:table-cell table:formula="of:=IF([.$C359]=ABJAD([.$A359];7;1);&quot;aynısı&quot;;ABJAD([.$A359];7;1))" office:value-type="float" office:value="201" calcext:value-type="float">
            <text:p>201</text:p>
          </table:table-cell>
          <table:table-cell table:number-columns-repeated="1020"/>
        </table:table-row>
        <table:table-row table:style-name="ro1">
          <table:table-cell office:value-type="string" calcext:value-type="string">
            <text:p>أفه</text:p>
          </table:table-cell>
          <table:table-cell office:value-type="string" calcext:value-type="string">
            <text:p>Efe</text:p>
          </table:table-cell>
          <table:table-cell table:formula="of:=ABJAD([.$A360];1;1)" office:value-type="float" office:value="86" calcext:value-type="float">
            <text:p>86</text:p>
          </table:table-cell>
          <table:table-cell table:formula="of:=IF([.$C360]=ABJAD([.$A360];7;1);&quot;aynısı&quot;;ABJAD([.$A360];7;1))" office:value-type="string" office:string-value="aynısı" calcext:value-type="string">
            <text:p>aynısı</text:p>
          </table:table-cell>
          <table:table-cell table:number-columns-repeated="1020"/>
        </table:table-row>
        <table:table-row table:style-name="ro1">
          <table:table-cell office:value-type="string" calcext:value-type="string">
            <text:p>افلاطون</text:p>
          </table:table-cell>
          <table:table-cell office:value-type="string" calcext:value-type="string">
            <text:p>Eflatun</text:p>
          </table:table-cell>
          <table:table-cell table:formula="of:=ABJAD([.$A361];1;1)" office:value-type="float" office:value="177" calcext:value-type="float">
            <text:p>177</text:p>
          </table:table-cell>
          <table:table-cell table:formula="of:=IF([.$C361]=ABJAD([.$A361];7;1);&quot;aynısı&quot;;ABJAD([.$A361];7;1))" office:value-type="string" office:string-value="aynısı" calcext:value-type="string">
            <text:p>aynısı</text:p>
          </table:table-cell>
          <table:table-cell table:number-columns-repeated="1020"/>
        </table:table-row>
        <table:table-row table:style-name="ro1">
          <table:table-cell office:value-type="string" calcext:value-type="string">
            <text:p>افسانه</text:p>
          </table:table-cell>
          <table:table-cell office:value-type="string" calcext:value-type="string">
            <text:p>Efsane</text:p>
          </table:table-cell>
          <table:table-cell table:formula="of:=ABJAD([.$A362];1;1)" office:value-type="float" office:value="197" calcext:value-type="float">
            <text:p>197</text:p>
          </table:table-cell>
          <table:table-cell table:formula="of:=IF([.$C362]=ABJAD([.$A362];7;1);&quot;aynısı&quot;;ABJAD([.$A362];7;1))" office:value-type="float" office:value="437" calcext:value-type="float">
            <text:p>437</text:p>
          </table:table-cell>
          <table:table-cell table:number-columns-repeated="1020"/>
        </table:table-row>
        <table:table-row table:style-name="ro1">
          <table:table-cell office:value-type="string" calcext:value-type="string">
            <text:p>افسون</text:p>
          </table:table-cell>
          <table:table-cell office:value-type="string" calcext:value-type="string">
            <text:p>Efsun</text:p>
          </table:table-cell>
          <table:table-cell table:formula="of:=ABJAD([.$A363];1;1)" office:value-type="float" office:value="197" calcext:value-type="float">
            <text:p>197</text:p>
          </table:table-cell>
          <table:table-cell table:formula="of:=IF([.$C363]=ABJAD([.$A363];7;1);&quot;aynısı&quot;;ABJAD([.$A363];7;1))" office:value-type="float" office:value="437" calcext:value-type="float">
            <text:p>437</text:p>
          </table:table-cell>
          <table:table-cell table:number-columns-repeated="1020"/>
        </table:table-row>
        <table:table-row table:style-name="ro1">
          <table:table-cell office:value-type="string" calcext:value-type="string">
            <text:p>اَفشان</text:p>
          </table:table-cell>
          <table:table-cell office:value-type="string" calcext:value-type="string">
            <text:p>Efşan</text:p>
          </table:table-cell>
          <table:table-cell table:formula="of:=ABJAD([.$A364];1;1)" office:value-type="float" office:value="432" calcext:value-type="float">
            <text:p>432</text:p>
          </table:table-cell>
          <table:table-cell table:formula="of:=IF([.$C364]=ABJAD([.$A364];7;1);&quot;aynısı&quot;;ABJAD([.$A364];7;1))" office:value-type="float" office:value="1132" calcext:value-type="float">
            <text:p>1132</text:p>
          </table:table-cell>
          <table:table-cell table:number-columns-repeated="1020"/>
        </table:table-row>
        <table:table-row table:style-name="ro1">
          <table:table-cell office:value-type="string" calcext:value-type="string">
            <text:p>اكه</text:p>
          </table:table-cell>
          <table:table-cell office:value-type="string" calcext:value-type="string">
            <text:p>Ege</text:p>
          </table:table-cell>
          <table:table-cell table:formula="of:=ABJAD([.$A365];1;1)" office:value-type="float" office:value="26" calcext:value-type="float">
            <text:p>26</text:p>
          </table:table-cell>
          <table:table-cell table:formula="of:=IF([.$C365]=ABJAD([.$A365];7;1);&quot;aynısı&quot;;ABJAD([.$A365];7;1))" office:value-type="string" office:string-value="aynısı" calcext:value-type="string">
            <text:p>aynısı</text:p>
          </table:table-cell>
          <table:table-cell table:number-columns-repeated="1020"/>
        </table:table-row>
        <table:table-row table:style-name="ro1">
          <table:table-cell office:value-type="string" calcext:value-type="string">
            <text:p>اكه خان</text:p>
          </table:table-cell>
          <table:table-cell office:value-type="string" calcext:value-type="string">
            <text:p>Egehan</text:p>
          </table:table-cell>
          <table:table-cell table:formula="of:=ABJAD([.$A366];1;1)" office:value-type="float" office:value="677" calcext:value-type="float">
            <text:p>677</text:p>
          </table:table-cell>
          <table:table-cell table:formula="of:=IF([.$C366]=ABJAD([.$A366];7;1);&quot;aynısı&quot;;ABJAD([.$A366];7;1))" office:value-type="string" office:string-value="aynısı" calcext:value-type="string">
            <text:p>aynısı</text:p>
          </table:table-cell>
          <table:table-cell table:number-columns-repeated="1020"/>
        </table:table-row>
        <table:table-row table:style-name="ro1">
          <table:table-cell office:value-type="string" calcext:value-type="string">
            <text:p>اكه من</text:p>
          </table:table-cell>
          <table:table-cell office:value-type="string" calcext:value-type="string">
            <text:p>Egemen</text:p>
          </table:table-cell>
          <table:table-cell table:formula="of:=ABJAD([.$A367];1;1)" office:value-type="float" office:value="116" calcext:value-type="float">
            <text:p>116</text:p>
          </table:table-cell>
          <table:table-cell table:formula="of:=IF([.$C367]=ABJAD([.$A367];7;1);&quot;aynısı&quot;;ABJAD([.$A367];7;1))" office:value-type="string" office:string-value="aynısı" calcext:value-type="string">
            <text:p>aynısı</text:p>
          </table:table-cell>
          <table:table-cell table:number-columns-repeated="1020"/>
        </table:table-row>
        <table:table-row table:style-name="ro1">
          <table:table-cell office:value-type="string" calcext:value-type="string">
            <text:p>اکبر</text:p>
          </table:table-cell>
          <table:table-cell office:value-type="string" calcext:value-type="string">
            <text:p>Ekber</text:p>
          </table:table-cell>
          <table:table-cell table:formula="of:=ABJAD([.$A368];1;1)" office:value-type="float" office:value="223" calcext:value-type="float">
            <text:p>223</text:p>
          </table:table-cell>
          <table:table-cell table:formula="of:=IF([.$C368]=ABJAD([.$A368];7;1);&quot;aynısı&quot;;ABJAD([.$A368];7;1))" office:value-type="string" office:string-value="aynısı" calcext:value-type="string">
            <text:p>aynısı</text:p>
          </table:table-cell>
          <table:table-cell table:number-columns-repeated="1020"/>
        </table:table-row>
        <table:table-row table:style-name="ro1">
          <table:table-cell office:value-type="string" calcext:value-type="string">
            <text:p>أكيم</text:p>
          </table:table-cell>
          <table:table-cell office:value-type="string" calcext:value-type="string">
            <text:p>Ekim</text:p>
          </table:table-cell>
          <table:table-cell table:formula="of:=ABJAD([.$A369];1;1)" office:value-type="float" office:value="71" calcext:value-type="float">
            <text:p>71</text:p>
          </table:table-cell>
          <table:table-cell table:formula="of:=IF([.$C369]=ABJAD([.$A369];7;1);&quot;aynısı&quot;;ABJAD([.$A369];7;1))" office:value-type="string" office:string-value="aynısı" calcext:value-type="string">
            <text:p>aynısı</text:p>
          </table:table-cell>
          <table:table-cell table:number-columns-repeated="1020"/>
        </table:table-row>
        <table:table-row table:style-name="ro1">
          <table:table-cell office:value-type="string" calcext:value-type="string">
            <text:p>اكين</text:p>
          </table:table-cell>
          <table:table-cell office:value-type="string" calcext:value-type="string">
            <text:p>Ekin</text:p>
          </table:table-cell>
          <table:table-cell table:formula="of:=ABJAD([.$A370];1;1)" office:value-type="float" office:value="81" calcext:value-type="float">
            <text:p>81</text:p>
          </table:table-cell>
          <table:table-cell table:formula="of:=IF([.$C370]=ABJAD([.$A370];7;1);&quot;aynısı&quot;;ABJAD([.$A370];7;1))" office:value-type="string" office:string-value="aynısı" calcext:value-type="string">
            <text:p>aynısı</text:p>
          </table:table-cell>
          <table:table-cell table:number-columns-repeated="1020"/>
        </table:table-row>
        <table:table-row table:style-name="ro1">
          <table:table-cell office:value-type="string" calcext:value-type="string">
            <text:p>اكمل</text:p>
          </table:table-cell>
          <table:table-cell office:value-type="string" calcext:value-type="string">
            <text:p>Ekmel</text:p>
          </table:table-cell>
          <table:table-cell table:formula="of:=ABJAD([.$A371];1;1)" office:value-type="float" office:value="91" calcext:value-type="float">
            <text:p>91</text:p>
          </table:table-cell>
          <table:table-cell table:formula="of:=IF([.$C371]=ABJAD([.$A371];7;1);&quot;aynısı&quot;;ABJAD([.$A371];7;1))" office:value-type="string" office:string-value="aynısı" calcext:value-type="string">
            <text:p>aynısı</text:p>
          </table:table-cell>
          <table:table-cell table:number-columns-repeated="1020"/>
        </table:table-row>
        <table:table-row table:style-name="ro1">
          <table:table-cell office:value-type="string" calcext:value-type="string">
            <text:p>اكملالدّين</text:p>
          </table:table-cell>
          <table:table-cell office:value-type="string" calcext:value-type="string">
            <text:p>Ekmeleddin</text:p>
          </table:table-cell>
          <table:table-cell table:formula="of:=ABJAD([.$A372];1;1)" office:value-type="float" office:value="186" calcext:value-type="float">
            <text:p>186</text:p>
          </table:table-cell>
          <table:table-cell table:formula="of:=IF([.$C372]=ABJAD([.$A372];7;1);&quot;aynısı&quot;;ABJAD([.$A372];7;1))" office:value-type="string" office:string-value="aynısı" calcext:value-type="string">
            <text:p>aynısı</text:p>
          </table:table-cell>
          <table:table-cell table:number-columns-repeated="1020"/>
        </table:table-row>
        <table:table-row table:style-name="ro1">
          <table:table-cell office:value-type="string" calcext:value-type="string">
            <text:p>اكرم</text:p>
          </table:table-cell>
          <table:table-cell office:value-type="string" calcext:value-type="string">
            <text:p>Ekrem</text:p>
          </table:table-cell>
          <table:table-cell table:formula="of:=ABJAD([.$A373];1;1)" office:value-type="float" office:value="261" calcext:value-type="float">
            <text:p>261</text:p>
          </table:table-cell>
          <table:table-cell table:formula="of:=IF([.$C373]=ABJAD([.$A373];7;1);&quot;aynısı&quot;;ABJAD([.$A373];7;1))" office:value-type="string" office:string-value="aynısı" calcext:value-type="string">
            <text:p>aynısı</text:p>
          </table:table-cell>
          <table:table-cell table:number-columns-repeated="1020"/>
        </table:table-row>
        <table:table-row table:style-name="ro1">
          <table:table-cell office:value-type="string" calcext:value-type="string">
            <text:p>الا</text:p>
          </table:table-cell>
          <table:table-cell office:value-type="string" calcext:value-type="string">
            <text:p>Ela</text:p>
          </table:table-cell>
          <table:table-cell table:formula="of:=ABJAD([.$A374];1;1)" office:value-type="float" office:value="32" calcext:value-type="float">
            <text:p>32</text:p>
          </table:table-cell>
          <table:table-cell table:formula="of:=IF([.$C374]=ABJAD([.$A374];7;1);&quot;aynısı&quot;;ABJAD([.$A374];7;1))" office:value-type="string" office:string-value="aynısı" calcext:value-type="string">
            <text:p>aynısı</text:p>
          </table:table-cell>
          <table:table-cell table:number-columns-repeated="1020"/>
        </table:table-row>
        <table:table-row table:style-name="ro1">
          <table:table-cell office:value-type="string" calcext:value-type="string">
            <text:p>الانور</text:p>
          </table:table-cell>
          <table:table-cell office:value-type="string" calcext:value-type="string">
            <text:p>Elanur</text:p>
          </table:table-cell>
          <table:table-cell table:formula="of:=ABJAD([.$A375];1;1)" office:value-type="float" office:value="288" calcext:value-type="float">
            <text:p>288</text:p>
          </table:table-cell>
          <table:table-cell table:formula="of:=IF([.$C375]=ABJAD([.$A375];7;1);&quot;aynısı&quot;;ABJAD([.$A375];7;1))" office:value-type="string" office:string-value="aynısı" calcext:value-type="string">
            <text:p>aynısı</text:p>
          </table:table-cell>
          <table:table-cell table:number-columns-repeated="1020"/>
        </table:table-row>
        <table:table-row table:style-name="ro1">
          <table:table-cell office:value-type="string" calcext:value-type="string">
            <text:p>الچين</text:p>
          </table:table-cell>
          <table:table-cell office:value-type="string" calcext:value-type="string">
            <text:p>Elçin</text:p>
          </table:table-cell>
          <table:table-cell table:formula="of:=ABJAD([.$A376];1;1)" office:value-type="float" office:value="94" calcext:value-type="float">
            <text:p>94</text:p>
          </table:table-cell>
          <table:table-cell table:formula="of:=IF([.$C376]=ABJAD([.$A376];7;1);&quot;aynısı&quot;;ABJAD([.$A376];7;1))" office:value-type="string" office:string-value="aynısı" calcext:value-type="string">
            <text:p>aynısı</text:p>
          </table:table-cell>
          <table:table-cell table:number-columns-repeated="1020"/>
        </table:table-row>
        <table:table-row table:style-name="ro1">
          <table:table-cell office:value-type="string" calcext:value-type="string">
            <text:p>الف</text:p>
          </table:table-cell>
          <table:table-cell office:value-type="string" calcext:value-type="string">
            <text:p>Elif</text:p>
          </table:table-cell>
          <table:table-cell table:formula="of:=ABJAD([.$A377];1;1)" office:value-type="float" office:value="111" calcext:value-type="float">
            <text:p>111</text:p>
          </table:table-cell>
          <table:table-cell table:formula="of:=IF([.$C377]=ABJAD([.$A377];7;1);&quot;aynısı&quot;;ABJAD([.$A377];7;1))" office:value-type="string" office:string-value="aynısı" calcext:value-type="string">
            <text:p>aynısı</text:p>
          </table:table-cell>
          <table:table-cell table:number-columns-repeated="1020"/>
        </table:table-row>
        <table:table-row table:style-name="ro1">
          <table:table-cell office:value-type="string" calcext:value-type="string">
            <text:p>الماس</text:p>
          </table:table-cell>
          <table:table-cell office:value-type="string" calcext:value-type="string">
            <text:p>Elmas</text:p>
          </table:table-cell>
          <table:table-cell table:formula="of:=ABJAD([.$A378];1;1)" office:value-type="float" office:value="132" calcext:value-type="float">
            <text:p>132</text:p>
          </table:table-cell>
          <table:table-cell table:formula="of:=IF([.$C378]=ABJAD([.$A378];7;1);&quot;aynısı&quot;;ABJAD([.$A378];7;1))" office:value-type="float" office:value="372" calcext:value-type="float">
            <text:p>372</text:p>
          </table:table-cell>
          <table:table-cell table:number-columns-repeated="1020"/>
        </table:table-row>
        <table:table-row table:style-name="ro1">
          <table:table-cell office:value-type="string" calcext:value-type="string">
            <text:p>الف</text:p>
          </table:table-cell>
          <table:table-cell office:value-type="string" calcext:value-type="string">
            <text:p>Elvan</text:p>
          </table:table-cell>
          <table:table-cell table:formula="of:=ABJAD([.$A379];1;1)" office:value-type="float" office:value="111" calcext:value-type="float">
            <text:p>111</text:p>
          </table:table-cell>
          <table:table-cell table:formula="of:=IF([.$C379]=ABJAD([.$A379];7;1);&quot;aynısı&quot;;ABJAD([.$A379];7;1))" office:value-type="string" office:string-value="aynısı" calcext:value-type="string">
            <text:p>aynısı</text:p>
          </table:table-cell>
          <table:table-cell table:number-columns-repeated="1020"/>
        </table:table-row>
        <table:table-row table:style-name="ro1">
          <table:table-cell office:value-type="string" calcext:value-type="string">
            <text:p>أمل</text:p>
          </table:table-cell>
          <table:table-cell office:value-type="string" calcext:value-type="string">
            <text:p>Emel</text:p>
          </table:table-cell>
          <table:table-cell table:formula="of:=ABJAD([.$A380];1;1)" office:value-type="float" office:value="71" calcext:value-type="float">
            <text:p>71</text:p>
          </table:table-cell>
          <table:table-cell table:formula="of:=IF([.$C380]=ABJAD([.$A380];7;1);&quot;aynısı&quot;;ABJAD([.$A380];7;1))" office:value-type="string" office:string-value="aynısı" calcext:value-type="string">
            <text:p>aynısı</text:p>
          </table:table-cell>
          <table:table-cell table:number-columns-repeated="1020"/>
        </table:table-row>
        <table:table-row table:style-name="ro1">
          <table:table-cell office:value-type="string" calcext:value-type="string">
            <text:p>أمين</text:p>
          </table:table-cell>
          <table:table-cell office:value-type="string" calcext:value-type="string">
            <text:p>Emin</text:p>
          </table:table-cell>
          <table:table-cell table:formula="of:=ABJAD([.$A381];1;1)" office:value-type="float" office:value="101" calcext:value-type="float">
            <text:p>101</text:p>
          </table:table-cell>
          <table:table-cell table:formula="of:=IF([.$C381]=ABJAD([.$A381];7;1);&quot;aynısı&quot;;ABJAD([.$A381];7;1))" office:value-type="string" office:string-value="aynısı" calcext:value-type="string">
            <text:p>aynısı</text:p>
          </table:table-cell>
          <table:table-cell table:number-columns-repeated="1020"/>
        </table:table-row>
        <table:table-row table:style-name="ro1">
          <table:table-cell office:value-type="string" calcext:value-type="string">
            <text:p>أمينة</text:p>
          </table:table-cell>
          <table:table-cell office:value-type="string" calcext:value-type="string">
            <text:p>Emine</text:p>
          </table:table-cell>
          <table:table-cell table:formula="of:=ABJAD([.$A382];1;1)" office:value-type="float" office:value="106" calcext:value-type="float">
            <text:p>106</text:p>
          </table:table-cell>
          <table:table-cell table:formula="of:=IF([.$C382]=ABJAD([.$A382];7;1);&quot;aynısı&quot;;ABJAD([.$A382];7;1))" office:value-type="string" office:string-value="aynısı" calcext:value-type="string">
            <text:p>aynısı</text:p>
          </table:table-cell>
          <table:table-cell table:number-columns-repeated="1020"/>
        </table:table-row>
        <table:table-row table:style-name="ro1">
          <table:table-cell office:value-type="string" calcext:value-type="string">
            <text:p>أمير</text:p>
          </table:table-cell>
          <table:table-cell office:value-type="string" calcext:value-type="string">
            <text:p>Emir</text:p>
          </table:table-cell>
          <table:table-cell table:formula="of:=ABJAD([.$A383];1;1)" office:value-type="float" office:value="251" calcext:value-type="float">
            <text:p>251</text:p>
          </table:table-cell>
          <table:table-cell table:formula="of:=IF([.$C383]=ABJAD([.$A383];7;1);&quot;aynısı&quot;;ABJAD([.$A383];7;1))" office:value-type="string" office:string-value="aynısı" calcext:value-type="string">
            <text:p>aynısı</text:p>
          </table:table-cell>
          <table:table-cell table:number-columns-repeated="1020"/>
        </table:table-row>
        <table:table-row table:style-name="ro1">
          <table:table-cell office:value-type="string" calcext:value-type="string">
            <text:p>أميرة</text:p>
          </table:table-cell>
          <table:table-cell office:value-type="string" calcext:value-type="string">
            <text:p>Emire</text:p>
          </table:table-cell>
          <table:table-cell table:formula="of:=ABJAD([.$A384];1;1)" office:value-type="float" office:value="256" calcext:value-type="float">
            <text:p>256</text:p>
          </table:table-cell>
          <table:table-cell table:formula="of:=IF([.$C384]=ABJAD([.$A384];7;1);&quot;aynısı&quot;;ABJAD([.$A384];7;1))" office:value-type="string" office:string-value="aynısı" calcext:value-type="string">
            <text:p>aynısı</text:p>
          </table:table-cell>
          <table:table-cell table:number-columns-repeated="1020"/>
        </table:table-row>
        <table:table-row table:style-name="ro1">
          <table:table-cell office:value-type="string" calcext:value-type="string">
            <text:p>اميرحان</text:p>
          </table:table-cell>
          <table:table-cell office:value-type="string" calcext:value-type="string">
            <text:p>Emirhan</text:p>
          </table:table-cell>
          <table:table-cell table:formula="of:=ABJAD([.$A385];1;1)" office:value-type="float" office:value="310" calcext:value-type="float">
            <text:p>310</text:p>
          </table:table-cell>
          <table:table-cell table:formula="of:=IF([.$C385]=ABJAD([.$A385];7;1);&quot;aynısı&quot;;ABJAD([.$A385];7;1))" office:value-type="string" office:string-value="aynısı" calcext:value-type="string">
            <text:p>aynısı</text:p>
          </table:table-cell>
          <table:table-cell table:number-columns-repeated="1020"/>
        </table:table-row>
        <table:table-row table:style-name="ro1">
          <table:table-cell office:value-type="string" calcext:value-type="string">
            <text:p>امراح</text:p>
          </table:table-cell>
          <table:table-cell office:value-type="string" calcext:value-type="string">
            <text:p>Emrah</text:p>
          </table:table-cell>
          <table:table-cell table:formula="of:=ABJAD([.$A386];1;1)" office:value-type="float" office:value="250" calcext:value-type="float">
            <text:p>250</text:p>
          </table:table-cell>
          <table:table-cell table:formula="of:=IF([.$C386]=ABJAD([.$A386];7;1);&quot;aynısı&quot;;ABJAD([.$A386];7;1))" office:value-type="string" office:string-value="aynısı" calcext:value-type="string">
            <text:p>aynısı</text:p>
          </table:table-cell>
          <table:table-cell table:number-columns-repeated="1020"/>
        </table:table-row>
        <table:table-row table:style-name="ro1">
          <table:table-cell office:value-type="string" calcext:value-type="string">
            <text:p>امره</text:p>
          </table:table-cell>
          <table:table-cell office:value-type="string" calcext:value-type="string">
            <text:p>Emre</text:p>
          </table:table-cell>
          <table:table-cell table:formula="of:=ABJAD([.$A387];1;1)" office:value-type="float" office:value="246" calcext:value-type="float">
            <text:p>246</text:p>
          </table:table-cell>
          <table:table-cell table:formula="of:=IF([.$C387]=ABJAD([.$A387];7;1);&quot;aynısı&quot;;ABJAD([.$A387];7;1))" office:value-type="string" office:string-value="aynısı" calcext:value-type="string">
            <text:p>aynısı</text:p>
          </table:table-cell>
          <table:table-cell table:number-columns-repeated="1020"/>
        </table:table-row>
        <table:table-row table:style-name="ro1">
          <table:table-cell office:value-type="string" calcext:value-type="string">
            <text:p>امريه</text:p>
          </table:table-cell>
          <table:table-cell office:value-type="string" calcext:value-type="string">
            <text:p>Emriye</text:p>
          </table:table-cell>
          <table:table-cell table:formula="of:=ABJAD([.$A388];1;1)" office:value-type="float" office:value="256" calcext:value-type="float">
            <text:p>256</text:p>
          </table:table-cell>
          <table:table-cell table:formula="of:=IF([.$C388]=ABJAD([.$A388];7;1);&quot;aynısı&quot;;ABJAD([.$A388];7;1))" office:value-type="string" office:string-value="aynısı" calcext:value-type="string">
            <text:p>aynısı</text:p>
          </table:table-cell>
          <table:table-cell table:number-columns-repeated="1020"/>
        </table:table-row>
        <table:table-row table:style-name="ro1">
          <table:table-cell office:value-type="string" calcext:value-type="string">
            <text:p>امرالله</text:p>
          </table:table-cell>
          <table:table-cell office:value-type="string" calcext:value-type="string">
            <text:p>Emrullah</text:p>
          </table:table-cell>
          <table:table-cell table:formula="of:=ABJAD([.$A389];1;1)" office:value-type="float" office:value="307" calcext:value-type="float">
            <text:p>307</text:p>
          </table:table-cell>
          <table:table-cell table:formula="of:=IF([.$C389]=ABJAD([.$A389];7;1);&quot;aynısı&quot;;ABJAD([.$A389];7;1))" office:value-type="string" office:string-value="aynısı" calcext:value-type="string">
            <text:p>aynısı</text:p>
          </table:table-cell>
          <table:table-cell table:number-columns-repeated="1020"/>
        </table:table-row>
        <table:table-row table:style-name="ro1">
          <table:table-cell office:value-type="string" calcext:value-type="string">
            <text:p>امثال</text:p>
          </table:table-cell>
          <table:table-cell office:value-type="string" calcext:value-type="string">
            <text:p>Emsal</text:p>
          </table:table-cell>
          <table:table-cell table:formula="of:=ABJAD([.$A390];1;1)" office:value-type="float" office:value="572" calcext:value-type="float">
            <text:p>572</text:p>
          </table:table-cell>
          <table:table-cell table:formula="of:=IF([.$C390]=ABJAD([.$A390];7;1);&quot;aynısı&quot;;ABJAD([.$A390];7;1))" office:value-type="string" office:string-value="aynısı" calcext:value-type="string">
            <text:p>aynısı</text:p>
          </table:table-cell>
          <table:table-cell table:number-columns-repeated="1020"/>
        </table:table-row>
        <table:table-row table:style-name="ro1">
          <table:table-cell office:value-type="string" calcext:value-type="string">
            <text:p>اندر</text:p>
          </table:table-cell>
          <table:table-cell office:value-type="string" calcext:value-type="string">
            <text:p>Ender</text:p>
          </table:table-cell>
          <table:table-cell table:formula="of:=ABJAD([.$A391];1;1)" office:value-type="float" office:value="255" calcext:value-type="float">
            <text:p>255</text:p>
          </table:table-cell>
          <table:table-cell table:formula="of:=IF([.$C391]=ABJAD([.$A391];7;1);&quot;aynısı&quot;;ABJAD([.$A391];7;1))" office:value-type="string" office:string-value="aynısı" calcext:value-type="string">
            <text:p>aynısı</text:p>
          </table:table-cell>
          <table:table-cell table:number-columns-repeated="1020"/>
        </table:table-row>
        <table:table-row table:style-name="ro1">
          <table:table-cell office:value-type="string" calcext:value-type="string">
            <text:p>انس</text:p>
          </table:table-cell>
          <table:table-cell office:value-type="string" calcext:value-type="string">
            <text:p>Enes</text:p>
          </table:table-cell>
          <table:table-cell table:formula="of:=ABJAD([.$A392];1;1)" office:value-type="float" office:value="111" calcext:value-type="float">
            <text:p>111</text:p>
          </table:table-cell>
          <table:table-cell table:formula="of:=IF([.$C392]=ABJAD([.$A392];7;1);&quot;aynısı&quot;;ABJAD([.$A392];7;1))" office:value-type="float" office:value="351" calcext:value-type="float">
            <text:p>351</text:p>
          </table:table-cell>
          <table:table-cell table:number-columns-repeated="1020"/>
        </table:table-row>
        <table:table-row table:style-name="ro1">
          <table:table-cell office:value-type="string" calcext:value-type="string">
            <text:p>اَنفال</text:p>
          </table:table-cell>
          <table:table-cell office:value-type="string" calcext:value-type="string">
            <text:p>Enfal</text:p>
          </table:table-cell>
          <table:table-cell table:formula="of:=ABJAD([.$A393];1;1)" office:value-type="float" office:value="162" calcext:value-type="float">
            <text:p>162</text:p>
          </table:table-cell>
          <table:table-cell table:formula="of:=IF([.$C393]=ABJAD([.$A393];7;1);&quot;aynısı&quot;;ABJAD([.$A393];7;1))" office:value-type="string" office:string-value="aynısı" calcext:value-type="string">
            <text:p>aynısı</text:p>
          </table:table-cell>
          <table:table-cell table:number-columns-repeated="1020"/>
        </table:table-row>
        <table:table-row table:style-name="ro1">
          <table:table-cell office:value-type="string" calcext:value-type="string">
            <text:p>انكين</text:p>
          </table:table-cell>
          <table:table-cell office:value-type="string" calcext:value-type="string">
            <text:p>Engin</text:p>
          </table:table-cell>
          <table:table-cell table:formula="of:=ABJAD([.$A394];1;1)" office:value-type="float" office:value="131" calcext:value-type="float">
            <text:p>131</text:p>
          </table:table-cell>
          <table:table-cell table:formula="of:=IF([.$C394]=ABJAD([.$A394];7;1);&quot;aynısı&quot;;ABJAD([.$A394];7;1))" office:value-type="string" office:string-value="aynısı" calcext:value-type="string">
            <text:p>aynısı</text:p>
          </table:table-cell>
          <table:table-cell table:number-columns-repeated="1020"/>
        </table:table-row>
        <table:table-row table:style-name="ro1">
          <table:table-cell office:value-type="string" calcext:value-type="string">
            <text:p>انيس</text:p>
          </table:table-cell>
          <table:table-cell office:value-type="string" calcext:value-type="string">
            <text:p>Enis</text:p>
          </table:table-cell>
          <table:table-cell table:formula="of:=ABJAD([.$A395];1;1)" office:value-type="float" office:value="121" calcext:value-type="float">
            <text:p>121</text:p>
          </table:table-cell>
          <table:table-cell table:formula="of:=IF([.$C395]=ABJAD([.$A395];7;1);&quot;aynısı&quot;;ABJAD([.$A395];7;1))" office:value-type="float" office:value="361" calcext:value-type="float">
            <text:p>361</text:p>
          </table:table-cell>
          <table:table-cell table:number-columns-repeated="1020"/>
        </table:table-row>
        <table:table-row table:style-name="ro1">
          <table:table-cell office:value-type="string" calcext:value-type="string">
            <text:p>أنيسة</text:p>
          </table:table-cell>
          <table:table-cell office:value-type="string" calcext:value-type="string">
            <text:p>Enise</text:p>
          </table:table-cell>
          <table:table-cell table:formula="of:=ABJAD([.$A396];1;1)" office:value-type="float" office:value="126" calcext:value-type="float">
            <text:p>126</text:p>
          </table:table-cell>
          <table:table-cell table:formula="of:=IF([.$C396]=ABJAD([.$A396];7;1);&quot;aynısı&quot;;ABJAD([.$A396];7;1))" office:value-type="float" office:value="366" calcext:value-type="float">
            <text:p>366</text:p>
          </table:table-cell>
          <table:table-cell table:number-columns-repeated="1020"/>
        </table:table-row>
        <table:table-row table:style-name="ro1">
          <table:table-cell office:value-type="string" calcext:value-type="string">
            <text:p>انور</text:p>
          </table:table-cell>
          <table:table-cell office:value-type="string" calcext:value-type="string">
            <text:p>Enver</text:p>
          </table:table-cell>
          <table:table-cell table:formula="of:=ABJAD([.$A397];1;1)" office:value-type="float" office:value="257" calcext:value-type="float">
            <text:p>257</text:p>
          </table:table-cell>
          <table:table-cell table:formula="of:=IF([.$C397]=ABJAD([.$A397];7;1);&quot;aynısı&quot;;ABJAD([.$A397];7;1))" office:value-type="string" office:string-value="aynısı" calcext:value-type="string">
            <text:p>aynısı</text:p>
          </table:table-cell>
          <table:table-cell table:number-columns-repeated="1020"/>
        </table:table-row>
        <table:table-row table:style-name="ro1">
          <table:table-cell office:value-type="string" calcext:value-type="string">
            <text:p>ارآلپ</text:p>
          </table:table-cell>
          <table:table-cell office:value-type="string" calcext:value-type="string">
            <text:p>Eralp</text:p>
          </table:table-cell>
          <table:table-cell table:formula="of:=ABJAD([.$A398];1;1)" office:value-type="float" office:value="234" calcext:value-type="float">
            <text:p>234</text:p>
          </table:table-cell>
          <table:table-cell table:formula="of:=IF([.$C398]=ABJAD([.$A398];7;1);&quot;aynısı&quot;;ABJAD([.$A398];7;1))" office:value-type="string" office:string-value="aynısı" calcext:value-type="string">
            <text:p>aynısı</text:p>
          </table:table-cell>
          <table:table-cell table:number-columns-repeated="1020"/>
        </table:table-row>
        <table:table-row table:style-name="ro1">
          <table:table-cell office:value-type="string" calcext:value-type="string">
            <text:p>أراى</text:p>
          </table:table-cell>
          <table:table-cell office:value-type="string" calcext:value-type="string">
            <text:p>Eray</text:p>
          </table:table-cell>
          <table:table-cell table:formula="of:=ABJAD([.$A399];1;1)" office:value-type="float" office:value="203" calcext:value-type="float">
            <text:p>203</text:p>
          </table:table-cell>
          <table:table-cell table:formula="of:=IF([.$C399]=ABJAD([.$A399];7;1);&quot;aynısı&quot;;ABJAD([.$A399];7;1))" office:value-type="string" office:string-value="aynısı" calcext:value-type="string">
            <text:p>aynısı</text:p>
          </table:table-cell>
          <table:table-cell table:number-columns-repeated="1020"/>
        </table:table-row>
        <table:table-row table:style-name="ro1">
          <table:table-cell office:value-type="string" calcext:value-type="string">
            <text:p>ارجان</text:p>
          </table:table-cell>
          <table:table-cell office:value-type="string" calcext:value-type="string">
            <text:p>Ercan</text:p>
          </table:table-cell>
          <table:table-cell table:formula="of:=ABJAD([.$A400];1;1)" office:value-type="float" office:value="255" calcext:value-type="float">
            <text:p>255</text:p>
          </table:table-cell>
          <table:table-cell table:formula="of:=IF([.$C400]=ABJAD([.$A400];7;1);&quot;aynısı&quot;;ABJAD([.$A400];7;1))" office:value-type="string" office:string-value="aynısı" calcext:value-type="string">
            <text:p>aynısı</text:p>
          </table:table-cell>
          <table:table-cell table:number-columns-repeated="1020"/>
        </table:table-row>
        <table:table-row table:style-name="ro1">
          <table:table-cell office:value-type="string" calcext:value-type="string">
            <text:p>ارجمند</text:p>
          </table:table-cell>
          <table:table-cell office:value-type="string" calcext:value-type="string">
            <text:p>Ercüment</text:p>
          </table:table-cell>
          <table:table-cell table:formula="of:=ABJAD([.$A401];1;1)" office:value-type="float" office:value="298" calcext:value-type="float">
            <text:p>298</text:p>
          </table:table-cell>
          <table:table-cell table:formula="of:=IF([.$C401]=ABJAD([.$A401];7;1);&quot;aynısı&quot;;ABJAD([.$A401];7;1))" office:value-type="string" office:string-value="aynısı" calcext:value-type="string">
            <text:p>aynısı</text:p>
          </table:table-cell>
          <table:table-cell table:number-columns-repeated="1020"/>
        </table:table-row>
        <table:table-row table:style-name="ro1">
          <table:table-cell office:value-type="string" calcext:value-type="string">
            <text:p>اردال</text:p>
          </table:table-cell>
          <table:table-cell office:value-type="string" calcext:value-type="string">
            <text:p>Erdal</text:p>
          </table:table-cell>
          <table:table-cell table:formula="of:=ABJAD([.$A402];1;1)" office:value-type="float" office:value="236" calcext:value-type="float">
            <text:p>236</text:p>
          </table:table-cell>
          <table:table-cell table:formula="of:=IF([.$C402]=ABJAD([.$A402];7;1);&quot;aynısı&quot;;ABJAD([.$A402];7;1))" office:value-type="string" office:string-value="aynısı" calcext:value-type="string">
            <text:p>aynısı</text:p>
          </table:table-cell>
          <table:table-cell table:number-columns-repeated="1020"/>
        </table:table-row>
        <table:table-row table:style-name="ro1">
          <table:table-cell office:value-type="string" calcext:value-type="string">
            <text:p>اردم</text:p>
          </table:table-cell>
          <table:table-cell office:value-type="string" calcext:value-type="string">
            <text:p>Erdem</text:p>
          </table:table-cell>
          <table:table-cell table:formula="of:=ABJAD([.$A403];1;1)" office:value-type="float" office:value="245" calcext:value-type="float">
            <text:p>245</text:p>
          </table:table-cell>
          <table:table-cell table:formula="of:=IF([.$C403]=ABJAD([.$A403];7;1);&quot;aynısı&quot;;ABJAD([.$A403];7;1))" office:value-type="string" office:string-value="aynısı" calcext:value-type="string">
            <text:p>aynısı</text:p>
          </table:table-cell>
          <table:table-cell table:number-columns-repeated="1020"/>
        </table:table-row>
        <table:table-row table:style-name="ro1">
          <table:table-cell office:value-type="string" calcext:value-type="string">
            <text:p>اردى</text:p>
          </table:table-cell>
          <table:table-cell office:value-type="string" calcext:value-type="string">
            <text:p>Erdi</text:p>
          </table:table-cell>
          <table:table-cell table:formula="of:=ABJAD([.$A404];1;1)" office:value-type="float" office:value="206" calcext:value-type="float">
            <text:p>206</text:p>
          </table:table-cell>
          <table:table-cell table:formula="of:=IF([.$C404]=ABJAD([.$A404];7;1);&quot;aynısı&quot;;ABJAD([.$A404];7;1))" office:value-type="string" office:string-value="aynısı" calcext:value-type="string">
            <text:p>aynısı</text:p>
          </table:table-cell>
          <table:table-cell table:number-columns-repeated="1020"/>
        </table:table-row>
        <table:table-row table:style-name="ro1">
          <table:table-cell office:value-type="string" calcext:value-type="string">
            <text:p>اردينچ</text:p>
          </table:table-cell>
          <table:table-cell office:value-type="string" calcext:value-type="string">
            <text:p>Erdinç</text:p>
          </table:table-cell>
          <table:table-cell table:formula="of:=ABJAD([.$A405];1;1)" office:value-type="float" office:value="268" calcext:value-type="float">
            <text:p>268</text:p>
          </table:table-cell>
          <table:table-cell table:formula="of:=IF([.$C405]=ABJAD([.$A405];7;1);&quot;aynısı&quot;;ABJAD([.$A405];7;1))" office:value-type="string" office:string-value="aynısı" calcext:value-type="string">
            <text:p>aynısı</text:p>
          </table:table-cell>
          <table:table-cell table:number-columns-repeated="1020"/>
        </table:table-row>
        <table:table-row table:style-name="ro1">
          <table:table-cell office:value-type="string" calcext:value-type="string">
            <text:p>اردوغان</text:p>
          </table:table-cell>
          <table:table-cell office:value-type="string" calcext:value-type="string">
            <text:p>Erdoğan</text:p>
          </table:table-cell>
          <table:table-cell table:formula="of:=ABJAD([.$A406];1;1)" office:value-type="float" office:value="1262" calcext:value-type="float">
            <text:p>1262</text:p>
          </table:table-cell>
          <table:table-cell table:formula="of:=IF([.$C406]=ABJAD([.$A406];7;1);&quot;aynısı&quot;;ABJAD([.$A406];7;1))" office:value-type="float" office:value="1162" calcext:value-type="float">
            <text:p>1162</text:p>
          </table:table-cell>
          <table:table-cell table:number-columns-repeated="1020"/>
        </table:table-row>
        <table:table-row table:style-name="ro1">
          <table:table-cell office:value-type="string" calcext:value-type="string">
            <text:p>ارن</text:p>
          </table:table-cell>
          <table:table-cell office:value-type="string" calcext:value-type="string">
            <text:p>Eren</text:p>
          </table:table-cell>
          <table:table-cell table:formula="of:=ABJAD([.$A407];1;1)" office:value-type="float" office:value="251" calcext:value-type="float">
            <text:p>251</text:p>
          </table:table-cell>
          <table:table-cell table:formula="of:=IF([.$C407]=ABJAD([.$A407];7;1);&quot;aynısı&quot;;ABJAD([.$A407];7;1))" office:value-type="string" office:string-value="aynısı" calcext:value-type="string">
            <text:p>aynısı</text:p>
          </table:table-cell>
          <table:table-cell table:number-columns-repeated="1020"/>
        </table:table-row>
        <table:table-row table:style-name="ro1">
          <table:table-cell office:value-type="string" calcext:value-type="string">
            <text:p>اركين</text:p>
          </table:table-cell>
          <table:table-cell office:value-type="string" calcext:value-type="string">
            <text:p>Ergin</text:p>
          </table:table-cell>
          <table:table-cell table:formula="of:=ABJAD([.$A408];1;1)" office:value-type="float" office:value="281" calcext:value-type="float">
            <text:p>281</text:p>
          </table:table-cell>
          <table:table-cell table:formula="of:=IF([.$C408]=ABJAD([.$A408];7;1);&quot;aynısı&quot;;ABJAD([.$A408];7;1))" office:value-type="string" office:string-value="aynısı" calcext:value-type="string">
            <text:p>aynısı</text:p>
          </table:table-cell>
          <table:table-cell table:number-columns-repeated="1020"/>
        </table:table-row>
        <table:table-row table:style-name="ro1">
          <table:table-cell office:value-type="string" calcext:value-type="string">
            <text:p>اركول</text:p>
          </table:table-cell>
          <table:table-cell office:value-type="string" calcext:value-type="string">
            <text:p>Ergül</text:p>
          </table:table-cell>
          <table:table-cell table:formula="of:=ABJAD([.$A409];1;1)" office:value-type="float" office:value="257" calcext:value-type="float">
            <text:p>257</text:p>
          </table:table-cell>
          <table:table-cell table:formula="of:=IF([.$C409]=ABJAD([.$A409];7;1);&quot;aynısı&quot;;ABJAD([.$A409];7;1))" office:value-type="string" office:string-value="aynısı" calcext:value-type="string">
            <text:p>aynısı</text:p>
          </table:table-cell>
          <table:table-cell table:number-columns-repeated="1020"/>
        </table:table-row>
        <table:table-row table:style-name="ro1">
          <table:table-cell office:value-type="string" calcext:value-type="string">
            <text:p>أرخان</text:p>
          </table:table-cell>
          <table:table-cell office:value-type="string" calcext:value-type="string">
            <text:p>Erhan</text:p>
          </table:table-cell>
          <table:table-cell table:formula="of:=ABJAD([.$A410];1;1)" office:value-type="float" office:value="852" calcext:value-type="float">
            <text:p>852</text:p>
          </table:table-cell>
          <table:table-cell table:formula="of:=IF([.$C410]=ABJAD([.$A410];7;1);&quot;aynısı&quot;;ABJAD([.$A410];7;1))" office:value-type="string" office:string-value="aynısı" calcext:value-type="string">
            <text:p>aynısı</text:p>
          </table:table-cell>
          <table:table-cell table:number-columns-repeated="1020"/>
        </table:table-row>
        <table:table-row table:style-name="ro1">
          <table:table-cell office:value-type="string" calcext:value-type="string">
            <text:p>أرقان</text:p>
          </table:table-cell>
          <table:table-cell office:value-type="string" calcext:value-type="string">
            <text:p>Erkan</text:p>
          </table:table-cell>
          <table:table-cell table:formula="of:=ABJAD([.$A411];1;1)" office:value-type="float" office:value="352" calcext:value-type="float">
            <text:p>352</text:p>
          </table:table-cell>
          <table:table-cell table:formula="of:=IF([.$C411]=ABJAD([.$A411];7;1);&quot;aynısı&quot;;ABJAD([.$A411];7;1))" office:value-type="string" office:string-value="aynısı" calcext:value-type="string">
            <text:p>aynısı</text:p>
          </table:table-cell>
          <table:table-cell table:number-columns-repeated="1020"/>
        </table:table-row>
        <table:table-row table:style-name="ro1">
          <table:table-cell office:value-type="string" calcext:value-type="string">
            <text:p>اركين</text:p>
          </table:table-cell>
          <table:table-cell office:value-type="string" calcext:value-type="string">
            <text:p>Erkin</text:p>
          </table:table-cell>
          <table:table-cell table:formula="of:=ABJAD([.$A412];1;1)" office:value-type="float" office:value="281" calcext:value-type="float">
            <text:p>281</text:p>
          </table:table-cell>
          <table:table-cell table:formula="of:=IF([.$C412]=ABJAD([.$A412];7;1);&quot;aynısı&quot;;ABJAD([.$A412];7;1))" office:value-type="string" office:string-value="aynısı" calcext:value-type="string">
            <text:p>aynısı</text:p>
          </table:table-cell>
          <table:table-cell table:number-columns-repeated="1020"/>
        </table:table-row>
        <table:table-row table:style-name="ro1">
          <table:table-cell office:value-type="string" calcext:value-type="string">
            <text:p>ايركت</text:p>
          </table:table-cell>
          <table:table-cell office:value-type="string" calcext:value-type="string">
            <text:p>Erkut</text:p>
          </table:table-cell>
          <table:table-cell table:formula="of:=ABJAD([.$A413];1;1)" office:value-type="float" office:value="631" calcext:value-type="float">
            <text:p>631</text:p>
          </table:table-cell>
          <table:table-cell table:formula="of:=IF([.$C413]=ABJAD([.$A413];7;1);&quot;aynısı&quot;;ABJAD([.$A413];7;1))" office:value-type="string" office:string-value="aynısı" calcext:value-type="string">
            <text:p>aynısı</text:p>
          </table:table-cell>
          <table:table-cell table:number-columns-repeated="1020"/>
        </table:table-row>
        <table:table-row table:style-name="ro1">
          <table:table-cell office:value-type="string" calcext:value-type="string">
            <text:p>أرمان</text:p>
          </table:table-cell>
          <table:table-cell office:value-type="string" calcext:value-type="string">
            <text:p>Erman</text:p>
          </table:table-cell>
          <table:table-cell table:formula="of:=ABJAD([.$A414];1;1)" office:value-type="float" office:value="292" calcext:value-type="float">
            <text:p>292</text:p>
          </table:table-cell>
          <table:table-cell table:formula="of:=IF([.$C414]=ABJAD([.$A414];7;1);&quot;aynısı&quot;;ABJAD([.$A414];7;1))" office:value-type="string" office:string-value="aynısı" calcext:value-type="string">
            <text:p>aynısı</text:p>
          </table:table-cell>
          <table:table-cell table:number-columns-repeated="1020"/>
        </table:table-row>
        <table:table-row table:style-name="ro1">
          <table:table-cell office:value-type="string" calcext:value-type="string">
            <text:p>أرول</text:p>
          </table:table-cell>
          <table:table-cell office:value-type="string" calcext:value-type="string">
            <text:p>Erol</text:p>
          </table:table-cell>
          <table:table-cell table:formula="of:=ABJAD([.$A415];1;1)" office:value-type="float" office:value="237" calcext:value-type="float">
            <text:p>237</text:p>
          </table:table-cell>
          <table:table-cell table:formula="of:=IF([.$C415]=ABJAD([.$A415];7;1);&quot;aynısı&quot;;ABJAD([.$A415];7;1))" office:value-type="string" office:string-value="aynısı" calcext:value-type="string">
            <text:p>aynısı</text:p>
          </table:table-cell>
          <table:table-cell table:number-columns-repeated="1020"/>
        </table:table-row>
        <table:table-row table:style-name="ro1">
          <table:table-cell office:value-type="string" calcext:value-type="string">
            <text:p>ارسال</text:p>
          </table:table-cell>
          <table:table-cell office:value-type="string" calcext:value-type="string">
            <text:p>Ersal</text:p>
          </table:table-cell>
          <table:table-cell table:formula="of:=ABJAD([.$A416];1;1)" office:value-type="float" office:value="292" calcext:value-type="float">
            <text:p>292</text:p>
          </table:table-cell>
          <table:table-cell table:formula="of:=IF([.$C416]=ABJAD([.$A416];7;1);&quot;aynısı&quot;;ABJAD([.$A416];7;1))" office:value-type="float" office:value="532" calcext:value-type="float">
            <text:p>532</text:p>
          </table:table-cell>
          <table:table-cell table:number-columns-repeated="1020"/>
        </table:table-row>
        <table:table-row table:style-name="ro1">
          <table:table-cell office:value-type="string" calcext:value-type="string">
            <text:p>اَرسان</text:p>
          </table:table-cell>
          <table:table-cell office:value-type="string" calcext:value-type="string">
            <text:p>Ersan</text:p>
          </table:table-cell>
          <table:table-cell table:formula="of:=ABJAD([.$A417];1;1)" office:value-type="float" office:value="312" calcext:value-type="float">
            <text:p>312</text:p>
          </table:table-cell>
          <table:table-cell table:formula="of:=IF([.$C417]=ABJAD([.$A417];7;1);&quot;aynısı&quot;;ABJAD([.$A417];7;1))" office:value-type="float" office:value="552" calcext:value-type="float">
            <text:p>552</text:p>
          </table:table-cell>
          <table:table-cell table:number-columns-repeated="1020"/>
        </table:table-row>
        <table:table-row table:style-name="ro1">
          <table:table-cell office:value-type="string" calcext:value-type="string">
            <text:p>ارسل</text:p>
          </table:table-cell>
          <table:table-cell office:value-type="string" calcext:value-type="string">
            <text:p>Ersel</text:p>
          </table:table-cell>
          <table:table-cell table:formula="of:=ABJAD([.$A418];1;1)" office:value-type="float" office:value="291" calcext:value-type="float">
            <text:p>291</text:p>
          </table:table-cell>
          <table:table-cell table:formula="of:=IF([.$C418]=ABJAD([.$A418];7;1);&quot;aynısı&quot;;ABJAD([.$A418];7;1))" office:value-type="float" office:value="531" calcext:value-type="float">
            <text:p>531</text:p>
          </table:table-cell>
          <table:table-cell table:number-columns-repeated="1020"/>
        </table:table-row>
        <table:table-row table:style-name="ro1">
          <table:table-cell office:value-type="string" calcext:value-type="string">
            <text:p>ارسن</text:p>
          </table:table-cell>
          <table:table-cell office:value-type="string" calcext:value-type="string">
            <text:p>Ersen</text:p>
          </table:table-cell>
          <table:table-cell table:formula="of:=ABJAD([.$A419];1;1)" office:value-type="float" office:value="311" calcext:value-type="float">
            <text:p>311</text:p>
          </table:table-cell>
          <table:table-cell table:formula="of:=IF([.$C419]=ABJAD([.$A419];7;1);&quot;aynısı&quot;;ABJAD([.$A419];7;1))" office:value-type="float" office:value="551" calcext:value-type="float">
            <text:p>551</text:p>
          </table:table-cell>
          <table:table-cell table:number-columns-repeated="1020"/>
        </table:table-row>
        <table:table-row table:style-name="ro1">
          <table:table-cell office:value-type="string" calcext:value-type="string">
            <text:p>ارسين</text:p>
          </table:table-cell>
          <table:table-cell office:value-type="string" calcext:value-type="string">
            <text:p>Ersin</text:p>
          </table:table-cell>
          <table:table-cell table:formula="of:=ABJAD([.$A420];1;1)" office:value-type="float" office:value="321" calcext:value-type="float">
            <text:p>321</text:p>
          </table:table-cell>
          <table:table-cell table:formula="of:=IF([.$C420]=ABJAD([.$A420];7;1);&quot;aynısı&quot;;ABJAD([.$A420];7;1))" office:value-type="float" office:value="561" calcext:value-type="float">
            <text:p>561</text:p>
          </table:table-cell>
          <table:table-cell table:number-columns-repeated="1020"/>
        </table:table-row>
        <table:table-row table:style-name="ro1">
          <table:table-cell office:value-type="string" calcext:value-type="string">
            <text:p>ارصوى</text:p>
          </table:table-cell>
          <table:table-cell office:value-type="string" calcext:value-type="string">
            <text:p>Ersoy</text:p>
          </table:table-cell>
          <table:table-cell table:formula="of:=ABJAD([.$A421];1;1)" office:value-type="float" office:value="298" calcext:value-type="float">
            <text:p>298</text:p>
          </table:table-cell>
          <table:table-cell table:formula="of:=IF([.$C421]=ABJAD([.$A421];7;1);&quot;aynısı&quot;;ABJAD([.$A421];7;1))" office:value-type="float" office:value="268" calcext:value-type="float">
            <text:p>268</text:p>
          </table:table-cell>
          <table:table-cell table:number-columns-repeated="1020"/>
        </table:table-row>
        <table:table-row table:style-name="ro1">
          <table:table-cell office:value-type="string" calcext:value-type="string">
            <text:p>ارتان</text:p>
          </table:table-cell>
          <table:table-cell office:value-type="string" calcext:value-type="string">
            <text:p>Ertan</text:p>
          </table:table-cell>
          <table:table-cell table:formula="of:=ABJAD([.$A422];1;1)" office:value-type="float" office:value="652" calcext:value-type="float">
            <text:p>652</text:p>
          </table:table-cell>
          <table:table-cell table:formula="of:=IF([.$C422]=ABJAD([.$A422];7;1);&quot;aynısı&quot;;ABJAD([.$A422];7;1))" office:value-type="string" office:string-value="aynısı" calcext:value-type="string">
            <text:p>aynısı</text:p>
          </table:table-cell>
          <table:table-cell table:number-columns-repeated="1020"/>
        </table:table-row>
        <table:table-row table:style-name="ro1">
          <table:table-cell office:value-type="string" calcext:value-type="string">
            <text:p>أرتوغرول</text:p>
          </table:table-cell>
          <table:table-cell office:value-type="string" calcext:value-type="string">
            <text:p>Ertuğrul</text:p>
          </table:table-cell>
          <table:table-cell table:formula="of:=ABJAD([.$A423];1;1)" office:value-type="float" office:value="1843" calcext:value-type="float">
            <text:p>1843</text:p>
          </table:table-cell>
          <table:table-cell table:formula="of:=IF([.$C423]=ABJAD([.$A423];7;1);&quot;aynısı&quot;;ABJAD([.$A423];7;1))" office:value-type="float" office:value="1743" calcext:value-type="float">
            <text:p>1743</text:p>
          </table:table-cell>
          <table:table-cell table:number-columns-repeated="1020"/>
        </table:table-row>
        <table:table-row table:style-name="ro1">
          <table:table-cell office:value-type="string" calcext:value-type="string">
            <text:p>ارتورك</text:p>
          </table:table-cell>
          <table:table-cell office:value-type="string" calcext:value-type="string">
            <text:p>Ertürk</text:p>
          </table:table-cell>
          <table:table-cell table:formula="of:=ABJAD([.$A424];1;1)" office:value-type="float" office:value="827" calcext:value-type="float">
            <text:p>827</text:p>
          </table:table-cell>
          <table:table-cell table:formula="of:=IF([.$C424]=ABJAD([.$A424];7;1);&quot;aynısı&quot;;ABJAD([.$A424];7;1))" office:value-type="string" office:string-value="aynısı" calcext:value-type="string">
            <text:p>aynısı</text:p>
          </table:table-cell>
          <table:table-cell table:number-columns-repeated="1020"/>
        </table:table-row>
        <table:table-row table:style-name="ro1">
          <table:table-cell office:value-type="string" calcext:value-type="string">
            <text:p>اروع</text:p>
          </table:table-cell>
          <table:table-cell office:value-type="string" calcext:value-type="string">
            <text:p>Erva</text:p>
          </table:table-cell>
          <table:table-cell table:formula="of:=ABJAD([.$A425];1;1)" office:value-type="float" office:value="277" calcext:value-type="float">
            <text:p>277</text:p>
          </table:table-cell>
          <table:table-cell table:formula="of:=IF([.$C425]=ABJAD([.$A425];7;1);&quot;aynısı&quot;;ABJAD([.$A425];7;1))" office:value-type="string" office:string-value="aynısı" calcext:value-type="string">
            <text:p>aynısı</text:p>
          </table:table-cell>
          <table:table-cell table:number-columns-repeated="1020"/>
        </table:table-row>
        <table:table-row table:style-name="ro1">
          <table:table-cell office:value-type="string" calcext:value-type="string">
            <text:p>أسعد</text:p>
          </table:table-cell>
          <table:table-cell office:value-type="string" calcext:value-type="string">
            <text:p>Esat</text:p>
          </table:table-cell>
          <table:table-cell table:formula="of:=ABJAD([.$A426];1;1)" office:value-type="float" office:value="135" calcext:value-type="float">
            <text:p>135</text:p>
          </table:table-cell>
          <table:table-cell table:formula="of:=IF([.$C426]=ABJAD([.$A426];7;1);&quot;aynısı&quot;;ABJAD([.$A426];7;1))" office:value-type="float" office:value="375" calcext:value-type="float">
            <text:p>375</text:p>
          </table:table-cell>
          <table:table-cell table:number-columns-repeated="1020"/>
        </table:table-row>
        <table:table-row table:style-name="ro1">
          <table:table-cell office:value-type="string" calcext:value-type="string">
            <text:p>اسدالله</text:p>
          </table:table-cell>
          <table:table-cell office:value-type="string" calcext:value-type="string">
            <text:p>Esedullah</text:p>
          </table:table-cell>
          <table:table-cell table:formula="of:=ABJAD([.$A427];1;1)" office:value-type="float" office:value="131" calcext:value-type="float">
            <text:p>131</text:p>
          </table:table-cell>
          <table:table-cell table:formula="of:=IF([.$C427]=ABJAD([.$A427];7;1);&quot;aynısı&quot;;ABJAD([.$A427];7;1))" office:value-type="float" office:value="371" calcext:value-type="float">
            <text:p>371</text:p>
          </table:table-cell>
          <table:table-cell table:number-columns-repeated="1020"/>
        </table:table-row>
        <table:table-row table:style-name="ro1">
          <table:table-cell office:value-type="string" calcext:value-type="string">
            <text:p>اسن</text:p>
          </table:table-cell>
          <table:table-cell office:value-type="string" calcext:value-type="string">
            <text:p>Esen</text:p>
          </table:table-cell>
          <table:table-cell table:formula="of:=ABJAD([.$A428];1;1)" office:value-type="float" office:value="111" calcext:value-type="float">
            <text:p>111</text:p>
          </table:table-cell>
          <table:table-cell table:formula="of:=IF([.$C428]=ABJAD([.$A428];7;1);&quot;aynısı&quot;;ABJAD([.$A428];7;1))" office:value-type="float" office:value="351" calcext:value-type="float">
            <text:p>351</text:p>
          </table:table-cell>
          <table:table-cell table:number-columns-repeated="1020"/>
        </table:table-row>
        <table:table-row table:style-name="ro1">
          <table:table-cell office:value-type="string" calcext:value-type="string">
            <text:p>اسنكل</text:p>
          </table:table-cell>
          <table:table-cell office:value-type="string" calcext:value-type="string">
            <text:p>Esengül</text:p>
          </table:table-cell>
          <table:table-cell table:formula="of:=ABJAD([.$A429];1;1)" office:value-type="float" office:value="161" calcext:value-type="float">
            <text:p>161</text:p>
          </table:table-cell>
          <table:table-cell table:formula="of:=IF([.$C429]=ABJAD([.$A429];7;1);&quot;aynısı&quot;;ABJAD([.$A429];7;1))" office:value-type="float" office:value="401" calcext:value-type="float">
            <text:p>401</text:p>
          </table:table-cell>
          <table:table-cell table:number-columns-repeated="1020"/>
        </table:table-row>
        <table:table-row table:style-name="ro1">
          <table:table-cell office:value-type="string" calcext:value-type="string">
            <text:p>اسين</text:p>
          </table:table-cell>
          <table:table-cell office:value-type="string" calcext:value-type="string">
            <text:p>Esin</text:p>
          </table:table-cell>
          <table:table-cell table:formula="of:=ABJAD([.$A430];1;1)" office:value-type="float" office:value="121" calcext:value-type="float">
            <text:p>121</text:p>
          </table:table-cell>
          <table:table-cell table:formula="of:=IF([.$C430]=ABJAD([.$A430];7;1);&quot;aynısı&quot;;ABJAD([.$A430];7;1))" office:value-type="float" office:value="361" calcext:value-type="float">
            <text:p>361</text:p>
          </table:table-cell>
          <table:table-cell table:number-columns-repeated="1020"/>
        </table:table-row>
        <table:table-row table:style-name="ro1">
          <table:table-cell office:value-type="string" calcext:value-type="string">
            <text:p>أسماء</text:p>
          </table:table-cell>
          <table:table-cell office:value-type="string" calcext:value-type="string">
            <text:p>Esma</text:p>
          </table:table-cell>
          <table:table-cell table:formula="of:=ABJAD([.$A431];1;1)" office:value-type="float" office:value="103" calcext:value-type="float">
            <text:p>103</text:p>
          </table:table-cell>
          <table:table-cell table:formula="of:=IF([.$C431]=ABJAD([.$A431];7;1);&quot;aynısı&quot;;ABJAD([.$A431];7;1))" office:value-type="float" office:value="343" calcext:value-type="float">
            <text:p>343</text:p>
          </table:table-cell>
          <table:table-cell table:number-columns-repeated="1020"/>
        </table:table-row>
        <table:table-row table:style-name="ro1">
          <table:table-cell office:value-type="string" calcext:value-type="string">
            <text:p>اَسمر</text:p>
          </table:table-cell>
          <table:table-cell office:value-type="string" calcext:value-type="string">
            <text:p>Esmer</text:p>
          </table:table-cell>
          <table:table-cell table:formula="of:=ABJAD([.$A432];1;1)" office:value-type="float" office:value="301" calcext:value-type="float">
            <text:p>301</text:p>
          </table:table-cell>
          <table:table-cell table:formula="of:=IF([.$C432]=ABJAD([.$A432];7;1);&quot;aynısı&quot;;ABJAD([.$A432];7;1))" office:value-type="float" office:value="541" calcext:value-type="float">
            <text:p>541</text:p>
          </table:table-cell>
          <table:table-cell table:number-columns-repeated="1020"/>
        </table:table-row>
        <table:table-row table:style-name="ro1">
          <table:table-cell office:value-type="string" calcext:value-type="string">
            <text:p>أسرا</text:p>
          </table:table-cell>
          <table:table-cell office:value-type="string" calcext:value-type="string">
            <text:p>Esra</text:p>
          </table:table-cell>
          <table:table-cell table:formula="of:=ABJAD([.$A433];1;1)" office:value-type="float" office:value="262" calcext:value-type="float">
            <text:p>262</text:p>
          </table:table-cell>
          <table:table-cell table:formula="of:=IF([.$C433]=ABJAD([.$A433];7;1);&quot;aynısı&quot;;ABJAD([.$A433];7;1))" office:value-type="float" office:value="502" calcext:value-type="float">
            <text:p>502</text:p>
          </table:table-cell>
          <table:table-cell table:number-columns-repeated="1020"/>
        </table:table-row>
        <table:table-row table:style-name="ro1">
          <table:table-cell office:value-type="string" calcext:value-type="string">
            <text:p>اشرف</text:p>
          </table:table-cell>
          <table:table-cell office:value-type="string" calcext:value-type="string">
            <text:p>Eşref</text:p>
          </table:table-cell>
          <table:table-cell table:formula="of:=ABJAD([.$A434];1;1)" office:value-type="float" office:value="581" calcext:value-type="float">
            <text:p>581</text:p>
          </table:table-cell>
          <table:table-cell table:formula="of:=IF([.$C434]=ABJAD([.$A434];7;1);&quot;aynısı&quot;;ABJAD([.$A434];7;1))" office:value-type="float" office:value="1281" calcext:value-type="float">
            <text:p>1281</text:p>
          </table:table-cell>
          <table:table-cell table:number-columns-repeated="1020"/>
        </table:table-row>
        <table:table-row table:style-name="ro1">
          <table:table-cell office:value-type="string" calcext:value-type="string">
            <text:p>ادهم</text:p>
          </table:table-cell>
          <table:table-cell office:value-type="string" calcext:value-type="string">
            <text:p>Ethem</text:p>
          </table:table-cell>
          <table:table-cell table:formula="of:=ABJAD([.$A435];1;1)" office:value-type="float" office:value="50" calcext:value-type="float">
            <text:p>50</text:p>
          </table:table-cell>
          <table:table-cell table:formula="of:=IF([.$C435]=ABJAD([.$A435];7;1);&quot;aynısı&quot;;ABJAD([.$A435];7;1))" office:value-type="string" office:string-value="aynısı" calcext:value-type="string">
            <text:p>aynısı</text:p>
          </table:table-cell>
          <table:table-cell table:number-columns-repeated="1020"/>
        </table:table-row>
        <table:table-row table:style-name="ro1">
          <table:table-cell office:value-type="string" calcext:value-type="string">
            <text:p>أوده كل</text:p>
          </table:table-cell>
          <table:table-cell office:value-type="string" calcext:value-type="string">
            <text:p>Evdegül</text:p>
          </table:table-cell>
          <table:table-cell table:formula="of:=ABJAD([.$A436];1;1)" office:value-type="float" office:value="66" calcext:value-type="float">
            <text:p>66</text:p>
          </table:table-cell>
          <table:table-cell table:formula="of:=IF([.$C436]=ABJAD([.$A436];7;1);&quot;aynısı&quot;;ABJAD([.$A436];7;1))" office:value-type="string" office:string-value="aynısı" calcext:value-type="string">
            <text:p>aynısı</text:p>
          </table:table-cell>
          <table:table-cell table:number-columns-repeated="1020"/>
        </table:table-row>
        <table:table-row table:style-name="ro1">
          <table:table-cell office:value-type="string" calcext:value-type="string">
            <text:p>اورن</text:p>
          </table:table-cell>
          <table:table-cell office:value-type="string" calcext:value-type="string">
            <text:p>Evren</text:p>
          </table:table-cell>
          <table:table-cell table:formula="of:=ABJAD([.$A437];1;1)" office:value-type="float" office:value="257" calcext:value-type="float">
            <text:p>257</text:p>
          </table:table-cell>
          <table:table-cell table:formula="of:=IF([.$C437]=ABJAD([.$A437];7;1);&quot;aynısı&quot;;ABJAD([.$A437];7;1))" office:value-type="string" office:string-value="aynısı" calcext:value-type="string">
            <text:p>aynısı</text:p>
          </table:table-cell>
          <table:table-cell table:number-columns-repeated="1020"/>
        </table:table-row>
        <table:table-row table:style-name="ro1">
          <table:table-cell office:value-type="string" calcext:value-type="string">
            <text:p>ايلول</text:p>
          </table:table-cell>
          <table:table-cell office:value-type="string" calcext:value-type="string">
            <text:p>Eylül</text:p>
          </table:table-cell>
          <table:table-cell table:formula="of:=ABJAD([.$A438];1;1)" office:value-type="float" office:value="77" calcext:value-type="float">
            <text:p>77</text:p>
          </table:table-cell>
          <table:table-cell table:formula="of:=IF([.$C438]=ABJAD([.$A438];7;1);&quot;aynısı&quot;;ABJAD([.$A438];7;1))" office:value-type="string" office:string-value="aynısı" calcext:value-type="string">
            <text:p>aynısı</text:p>
          </table:table-cell>
          <table:table-cell table:number-columns-repeated="1020"/>
        </table:table-row>
        <table:table-row table:style-name="ro1">
          <table:table-cell office:value-type="string" calcext:value-type="string">
            <text:p>ايمن</text:p>
          </table:table-cell>
          <table:table-cell office:value-type="string" calcext:value-type="string">
            <text:p>Eymen</text:p>
          </table:table-cell>
          <table:table-cell table:formula="of:=ABJAD([.$A439];1;1)" office:value-type="float" office:value="101" calcext:value-type="float">
            <text:p>101</text:p>
          </table:table-cell>
          <table:table-cell table:formula="of:=IF([.$C439]=ABJAD([.$A439];7;1);&quot;aynısı&quot;;ABJAD([.$A439];7;1))" office:value-type="string" office:string-value="aynısı" calcext:value-type="string">
            <text:p>aynısı</text:p>
          </table:table-cell>
          <table:table-cell table:number-columns-repeated="1020"/>
        </table:table-row>
        <table:table-row table:style-name="ro1">
          <table:table-cell office:value-type="string" calcext:value-type="string">
            <text:p>ازكى</text:p>
          </table:table-cell>
          <table:table-cell office:value-type="string" calcext:value-type="string">
            <text:p>Ezgi</text:p>
          </table:table-cell>
          <table:table-cell table:formula="of:=ABJAD([.$A440];1;1)" office:value-type="float" office:value="29" calcext:value-type="float">
            <text:p>29</text:p>
          </table:table-cell>
          <table:table-cell table:formula="of:=IF([.$C440]=ABJAD([.$A440];7;1);&quot;aynısı&quot;;ABJAD([.$A440];7;1))" office:value-type="string" office:string-value="aynısı" calcext:value-type="string">
            <text:p>aynısı</text:p>
          </table:table-cell>
          <table:table-cell table:number-columns-repeated="1020"/>
        </table:table-row>
        <table:table-row table:style-name="ro1">
          <table:table-cell office:value-type="string" calcext:value-type="string">
            <text:p>فاطمه</text:p>
          </table:table-cell>
          <table:table-cell office:value-type="string" calcext:value-type="string">
            <text:p>Fadime</text:p>
          </table:table-cell>
          <table:table-cell table:formula="of:=ABJAD([.$A441];1;1)" office:value-type="float" office:value="135" calcext:value-type="float">
            <text:p>135</text:p>
          </table:table-cell>
          <table:table-cell table:formula="of:=IF([.$C441]=ABJAD([.$A441];7;1);&quot;aynısı&quot;;ABJAD([.$A441];7;1))" office:value-type="string" office:string-value="aynısı" calcext:value-type="string">
            <text:p>aynısı</text:p>
          </table:table-cell>
          <table:table-cell table:number-columns-repeated="1020"/>
        </table:table-row>
        <table:table-row table:style-name="ro1">
          <table:table-cell office:value-type="string" calcext:value-type="string">
            <text:p>فخري</text:p>
          </table:table-cell>
          <table:table-cell office:value-type="string" calcext:value-type="string">
            <text:p>Fahri</text:p>
          </table:table-cell>
          <table:table-cell table:formula="of:=ABJAD([.$A442];1;1)" office:value-type="float" office:value="890" calcext:value-type="float">
            <text:p>890</text:p>
          </table:table-cell>
          <table:table-cell table:formula="of:=IF([.$C442]=ABJAD([.$A442];7;1);&quot;aynısı&quot;;ABJAD([.$A442];7;1))" office:value-type="string" office:string-value="aynısı" calcext:value-type="string">
            <text:p>aynısı</text:p>
          </table:table-cell>
          <table:table-cell table:number-columns-repeated="1020"/>
        </table:table-row>
        <table:table-row table:style-name="ro1">
          <table:table-cell office:value-type="string" calcext:value-type="string">
            <text:p>فاءق</text:p>
          </table:table-cell>
          <table:table-cell office:value-type="string" calcext:value-type="string">
            <text:p>Faik</text:p>
          </table:table-cell>
          <table:table-cell table:formula="of:=ABJAD([.$A443];1;1)" office:value-type="float" office:value="182" calcext:value-type="float">
            <text:p>182</text:p>
          </table:table-cell>
          <table:table-cell table:formula="of:=IF([.$C443]=ABJAD([.$A443];7;1);&quot;aynısı&quot;;ABJAD([.$A443];7;1))" office:value-type="string" office:string-value="aynısı" calcext:value-type="string">
            <text:p>aynısı</text:p>
          </table:table-cell>
          <table:table-cell table:number-columns-repeated="1020"/>
        </table:table-row>
        <table:table-row table:style-name="ro1">
          <table:table-cell office:value-type="string" calcext:value-type="string">
            <text:p>فاءقه</text:p>
          </table:table-cell>
          <table:table-cell office:value-type="string" calcext:value-type="string">
            <text:p>Faika</text:p>
          </table:table-cell>
          <table:table-cell table:formula="of:=ABJAD([.$A444];1;1)" office:value-type="float" office:value="187" calcext:value-type="float">
            <text:p>187</text:p>
          </table:table-cell>
          <table:table-cell table:formula="of:=IF([.$C444]=ABJAD([.$A444];7;1);&quot;aynısı&quot;;ABJAD([.$A444];7;1))" office:value-type="string" office:string-value="aynısı" calcext:value-type="string">
            <text:p>aynısı</text:p>
          </table:table-cell>
          <table:table-cell table:number-columns-repeated="1020"/>
        </table:table-row>
        <table:table-row table:style-name="ro1">
          <table:table-cell office:value-type="string" calcext:value-type="string">
            <text:p>فاروق</text:p>
          </table:table-cell>
          <table:table-cell office:value-type="string" calcext:value-type="string">
            <text:p>Faruk</text:p>
          </table:table-cell>
          <table:table-cell table:formula="of:=ABJAD([.$A445];1;1)" office:value-type="float" office:value="387" calcext:value-type="float">
            <text:p>387</text:p>
          </table:table-cell>
          <table:table-cell table:formula="of:=IF([.$C445]=ABJAD([.$A445];7;1);&quot;aynısı&quot;;ABJAD([.$A445];7;1))" office:value-type="string" office:string-value="aynısı" calcext:value-type="string">
            <text:p>aynısı</text:p>
          </table:table-cell>
          <table:table-cell table:number-columns-repeated="1020"/>
        </table:table-row>
        <table:table-row table:style-name="ro1">
          <table:table-cell office:value-type="string" calcext:value-type="string">
            <text:p>فاتح</text:p>
          </table:table-cell>
          <table:table-cell office:value-type="string" calcext:value-type="string">
            <text:p>Fatih</text:p>
          </table:table-cell>
          <table:table-cell table:formula="of:=ABJAD([.$A446];1;1)" office:value-type="float" office:value="489" calcext:value-type="float">
            <text:p>489</text:p>
          </table:table-cell>
          <table:table-cell table:formula="of:=IF([.$C446]=ABJAD([.$A446];7;1);&quot;aynısı&quot;;ABJAD([.$A446];7;1))" office:value-type="string" office:string-value="aynısı" calcext:value-type="string">
            <text:p>aynısı</text:p>
          </table:table-cell>
          <table:table-cell table:number-columns-repeated="1020"/>
        </table:table-row>
        <table:table-row table:style-name="ro1">
          <table:table-cell office:value-type="string" calcext:value-type="string">
            <text:p>فاطمة</text:p>
          </table:table-cell>
          <table:table-cell office:value-type="string" calcext:value-type="string">
            <text:p>Fatma</text:p>
          </table:table-cell>
          <table:table-cell table:formula="of:=ABJAD([.$A447];1;1)" office:value-type="float" office:value="135" calcext:value-type="float">
            <text:p>135</text:p>
          </table:table-cell>
          <table:table-cell table:formula="of:=IF([.$C447]=ABJAD([.$A447];7;1);&quot;aynısı&quot;;ABJAD([.$A447];7;1))" office:value-type="string" office:string-value="aynısı" calcext:value-type="string">
            <text:p>aynısı</text:p>
          </table:table-cell>
          <table:table-cell table:number-columns-repeated="1020"/>
        </table:table-row>
        <table:table-row table:style-name="ro1">
          <table:table-cell office:value-type="string" calcext:value-type="string">
            <text:p>فاطمه نور</text:p>
          </table:table-cell>
          <table:table-cell office:value-type="string" calcext:value-type="string">
            <text:p>Fatmanur</text:p>
          </table:table-cell>
          <table:table-cell table:formula="of:=ABJAD([.$A448];1;1)" office:value-type="float" office:value="391" calcext:value-type="float">
            <text:p>391</text:p>
          </table:table-cell>
          <table:table-cell table:formula="of:=IF([.$C448]=ABJAD([.$A448];7;1);&quot;aynısı&quot;;ABJAD([.$A448];7;1))" office:value-type="string" office:string-value="aynısı" calcext:value-type="string">
            <text:p>aynısı</text:p>
          </table:table-cell>
          <table:table-cell table:number-columns-repeated="1020"/>
        </table:table-row>
        <table:table-row table:style-name="ro1">
          <table:table-cell office:value-type="string" calcext:value-type="string">
            <text:p>فضيلت</text:p>
          </table:table-cell>
          <table:table-cell office:value-type="string" calcext:value-type="string">
            <text:p>Fazilet</text:p>
          </table:table-cell>
          <table:table-cell table:formula="of:=ABJAD([.$A449];1;1)" office:value-type="float" office:value="1320" calcext:value-type="float">
            <text:p>1320</text:p>
          </table:table-cell>
          <table:table-cell table:formula="of:=IF([.$C449]=ABJAD([.$A449];7;1);&quot;aynısı&quot;;ABJAD([.$A449];7;1))" office:value-type="float" office:value="610" calcext:value-type="float">
            <text:p>610</text:p>
          </table:table-cell>
          <table:table-cell table:number-columns-repeated="1020"/>
        </table:table-row>
        <table:table-row table:style-name="ro1">
          <table:table-cell office:value-type="string" calcext:value-type="string">
            <text:p>فضل‌الله</text:p>
          </table:table-cell>
          <table:table-cell office:value-type="string" calcext:value-type="string">
            <text:p>Fazlullah</text:p>
          </table:table-cell>
          <table:table-cell table:formula="of:=ABJAD([.$A450];1;1)" office:value-type="float" office:value="976" calcext:value-type="float">
            <text:p>976</text:p>
          </table:table-cell>
          <table:table-cell table:formula="of:=IF([.$C450]=ABJAD([.$A450];7;1);&quot;aynısı&quot;;ABJAD([.$A450];7;1))" office:value-type="float" office:value="266" calcext:value-type="float">
            <text:p>266</text:p>
          </table:table-cell>
          <table:table-cell table:number-columns-repeated="1020"/>
        </table:table-row>
        <table:table-row table:style-name="ro1">
          <table:table-cell office:value-type="string" calcext:value-type="string">
            <text:p>فذاكار</text:p>
          </table:table-cell>
          <table:table-cell office:value-type="string" calcext:value-type="string">
            <text:p>Fedakar</text:p>
          </table:table-cell>
          <table:table-cell table:formula="of:=ABJAD([.$A451];1;1)" office:value-type="float" office:value="1002" calcext:value-type="float">
            <text:p>1002</text:p>
          </table:table-cell>
          <table:table-cell table:formula="of:=IF([.$C451]=ABJAD([.$A451];7;1);&quot;aynısı&quot;;ABJAD([.$A451];7;1))" office:value-type="string" office:string-value="aynısı" calcext:value-type="string">
            <text:p>aynısı</text:p>
          </table:table-cell>
          <table:table-cell table:number-columns-repeated="1020"/>
        </table:table-row>
        <table:table-row table:style-name="ro1">
          <table:table-cell office:value-type="string" calcext:value-type="string">
            <text:p>فهمى</text:p>
          </table:table-cell>
          <table:table-cell office:value-type="string" calcext:value-type="string">
            <text:p>Fehmi</text:p>
          </table:table-cell>
          <table:table-cell table:formula="of:=ABJAD([.$A452];1;1)" office:value-type="float" office:value="126" calcext:value-type="float">
            <text:p>126</text:p>
          </table:table-cell>
          <table:table-cell table:formula="of:=IF([.$C452]=ABJAD([.$A452];7;1);&quot;aynısı&quot;;ABJAD([.$A452];7;1))" office:value-type="string" office:string-value="aynısı" calcext:value-type="string">
            <text:p>aynısı</text:p>
          </table:table-cell>
          <table:table-cell table:number-columns-repeated="1020"/>
        </table:table-row>
        <table:table-row table:style-name="ro1">
          <table:table-cell office:value-type="string" calcext:value-type="string">
            <text:p>فَرح</text:p>
          </table:table-cell>
          <table:table-cell office:value-type="string" calcext:value-type="string">
            <text:p>Ferah</text:p>
          </table:table-cell>
          <table:table-cell table:formula="of:=ABJAD([.$A453];1;1)" office:value-type="float" office:value="288" calcext:value-type="float">
            <text:p>288</text:p>
          </table:table-cell>
          <table:table-cell table:formula="of:=IF([.$C453]=ABJAD([.$A453];7;1);&quot;aynısı&quot;;ABJAD([.$A453];7;1))" office:value-type="string" office:string-value="aynısı" calcext:value-type="string">
            <text:p>aynısı</text:p>
          </table:table-cell>
          <table:table-cell table:number-columns-repeated="1020"/>
        </table:table-row>
        <table:table-row table:style-name="ro1">
          <table:table-cell office:value-type="string" calcext:value-type="string">
            <text:p>فردا</text:p>
          </table:table-cell>
          <table:table-cell office:value-type="string" calcext:value-type="string">
            <text:p>Ferda</text:p>
          </table:table-cell>
          <table:table-cell table:formula="of:=ABJAD([.$A454];1;1)" office:value-type="float" office:value="285" calcext:value-type="float">
            <text:p>285</text:p>
          </table:table-cell>
          <table:table-cell table:formula="of:=IF([.$C454]=ABJAD([.$A454];7;1);&quot;aynısı&quot;;ABJAD([.$A454];7;1))" office:value-type="string" office:string-value="aynısı" calcext:value-type="string">
            <text:p>aynısı</text:p>
          </table:table-cell>
          <table:table-cell table:number-columns-repeated="1020"/>
        </table:table-row>
        <table:table-row table:style-name="ro1">
          <table:table-cell office:value-type="string" calcext:value-type="string">
            <text:p>فرحان</text:p>
          </table:table-cell>
          <table:table-cell office:value-type="string" calcext:value-type="string">
            <text:p>Ferhan</text:p>
          </table:table-cell>
          <table:table-cell table:formula="of:=ABJAD([.$A455];1;1)" office:value-type="float" office:value="339" calcext:value-type="float">
            <text:p>339</text:p>
          </table:table-cell>
          <table:table-cell table:formula="of:=IF([.$C455]=ABJAD([.$A455];7;1);&quot;aynısı&quot;;ABJAD([.$A455];7;1))" office:value-type="string" office:string-value="aynısı" calcext:value-type="string">
            <text:p>aynısı</text:p>
          </table:table-cell>
          <table:table-cell table:number-columns-repeated="1020"/>
        </table:table-row>
        <table:table-row table:style-name="ro1">
          <table:table-cell office:value-type="string" calcext:value-type="string">
            <text:p>فرهاد</text:p>
          </table:table-cell>
          <table:table-cell office:value-type="string" calcext:value-type="string">
            <text:p>Ferhat</text:p>
          </table:table-cell>
          <table:table-cell table:formula="of:=ABJAD([.$A456];1;1)" office:value-type="float" office:value="290" calcext:value-type="float">
            <text:p>290</text:p>
          </table:table-cell>
          <table:table-cell table:formula="of:=IF([.$C456]=ABJAD([.$A456];7;1);&quot;aynısı&quot;;ABJAD([.$A456];7;1))" office:value-type="string" office:string-value="aynısı" calcext:value-type="string">
            <text:p>aynısı</text:p>
          </table:table-cell>
          <table:table-cell table:number-columns-repeated="1020"/>
        </table:table-row>
        <table:table-row table:style-name="ro1">
          <table:table-cell office:value-type="string" calcext:value-type="string">
            <text:p>فرخنده</text:p>
          </table:table-cell>
          <table:table-cell office:value-type="string" calcext:value-type="string">
            <text:p>Ferhunde</text:p>
          </table:table-cell>
          <table:table-cell table:formula="of:=ABJAD([.$A457];1;1)" office:value-type="float" office:value="939" calcext:value-type="float">
            <text:p>939</text:p>
          </table:table-cell>
          <table:table-cell table:formula="of:=IF([.$C457]=ABJAD([.$A457];7;1);&quot;aynısı&quot;;ABJAD([.$A457];7;1))" office:value-type="string" office:string-value="aynısı" calcext:value-type="string">
            <text:p>aynısı</text:p>
          </table:table-cell>
          <table:table-cell table:number-columns-repeated="1020"/>
        </table:table-row>
        <table:table-row table:style-name="ro1">
          <table:table-cell office:value-type="string" calcext:value-type="string">
            <text:p>فريد</text:p>
          </table:table-cell>
          <table:table-cell office:value-type="string" calcext:value-type="string">
            <text:p>Ferid</text:p>
          </table:table-cell>
          <table:table-cell table:formula="of:=ABJAD([.$A458];1;1)" office:value-type="float" office:value="294" calcext:value-type="float">
            <text:p>294</text:p>
          </table:table-cell>
          <table:table-cell table:formula="of:=IF([.$C458]=ABJAD([.$A458];7;1);&quot;aynısı&quot;;ABJAD([.$A458];7;1))" office:value-type="string" office:string-value="aynısı" calcext:value-type="string">
            <text:p>aynısı</text:p>
          </table:table-cell>
          <table:table-cell table:number-columns-repeated="1020"/>
        </table:table-row>
        <table:table-row table:style-name="ro1">
          <table:table-cell office:value-type="string" calcext:value-type="string">
            <text:p>فريدة</text:p>
          </table:table-cell>
          <table:table-cell office:value-type="string" calcext:value-type="string">
            <text:p>Feride</text:p>
          </table:table-cell>
          <table:table-cell table:formula="of:=ABJAD([.$A459];1;1)" office:value-type="float" office:value="299" calcext:value-type="float">
            <text:p>299</text:p>
          </table:table-cell>
          <table:table-cell table:formula="of:=IF([.$C459]=ABJAD([.$A459];7;1);&quot;aynısı&quot;;ABJAD([.$A459];7;1))" office:value-type="string" office:string-value="aynısı" calcext:value-type="string">
            <text:p>aynısı</text:p>
          </table:table-cell>
          <table:table-cell table:number-columns-repeated="1020"/>
        </table:table-row>
        <table:table-row table:style-name="ro1">
          <table:table-cell office:value-type="string" calcext:value-type="string">
            <text:p>فريدون</text:p>
          </table:table-cell>
          <table:table-cell office:value-type="string" calcext:value-type="string">
            <text:p>Feridun</text:p>
          </table:table-cell>
          <table:table-cell table:formula="of:=ABJAD([.$A460];1;1)" office:value-type="float" office:value="350" calcext:value-type="float">
            <text:p>350</text:p>
          </table:table-cell>
          <table:table-cell table:formula="of:=IF([.$C460]=ABJAD([.$A460];7;1);&quot;aynısı&quot;;ABJAD([.$A460];7;1))" office:value-type="string" office:string-value="aynısı" calcext:value-type="string">
            <text:p>aynısı</text:p>
          </table:table-cell>
          <table:table-cell table:number-columns-repeated="1020"/>
        </table:table-row>
        <table:table-row table:style-name="ro1">
          <table:table-cell office:value-type="string" calcext:value-type="string">
            <text:p>فريد</text:p>
          </table:table-cell>
          <table:table-cell office:value-type="string" calcext:value-type="string">
            <text:p>Ferit</text:p>
          </table:table-cell>
          <table:table-cell table:formula="of:=ABJAD([.$A461];1;1)" office:value-type="float" office:value="294" calcext:value-type="float">
            <text:p>294</text:p>
          </table:table-cell>
          <table:table-cell table:formula="of:=IF([.$C461]=ABJAD([.$A461];7;1);&quot;aynısı&quot;;ABJAD([.$A461];7;1))" office:value-type="string" office:string-value="aynısı" calcext:value-type="string">
            <text:p>aynısı</text:p>
          </table:table-cell>
          <table:table-cell table:number-columns-repeated="1020"/>
        </table:table-row>
        <table:table-row table:style-name="ro1">
          <table:table-cell office:value-type="string" calcext:value-type="string">
            <text:p>فرّوح</text:p>
          </table:table-cell>
          <table:table-cell office:value-type="string" calcext:value-type="string">
            <text:p>Ferruh</text:p>
          </table:table-cell>
          <table:table-cell table:formula="of:=ABJAD([.$A462];1;1)" office:value-type="float" office:value="294" calcext:value-type="float">
            <text:p>294</text:p>
          </table:table-cell>
          <table:table-cell table:formula="of:=IF([.$C462]=ABJAD([.$A462];7;1);&quot;aynısı&quot;;ABJAD([.$A462];7;1))" office:value-type="string" office:string-value="aynısı" calcext:value-type="string">
            <text:p>aynısı</text:p>
          </table:table-cell>
          <table:table-cell table:number-columns-repeated="1020"/>
        </table:table-row>
        <table:table-row table:style-name="ro1">
          <table:table-cell office:value-type="string" calcext:value-type="string">
            <text:p>فرزان</text:p>
          </table:table-cell>
          <table:table-cell office:value-type="string" calcext:value-type="string">
            <text:p>Ferzan</text:p>
          </table:table-cell>
          <table:table-cell table:formula="of:=ABJAD([.$A463];1;1)" office:value-type="float" office:value="338" calcext:value-type="float">
            <text:p>338</text:p>
          </table:table-cell>
          <table:table-cell table:formula="of:=IF([.$C463]=ABJAD([.$A463];7;1);&quot;aynısı&quot;;ABJAD([.$A463];7;1))" office:value-type="string" office:string-value="aynısı" calcext:value-type="string">
            <text:p>aynısı</text:p>
          </table:table-cell>
          <table:table-cell table:number-columns-repeated="1020"/>
        </table:table-row>
        <table:table-row table:style-name="ro1">
          <table:table-cell office:value-type="string" calcext:value-type="string">
            <text:p>فتحي</text:p>
          </table:table-cell>
          <table:table-cell office:value-type="string" calcext:value-type="string">
            <text:p>Fethi</text:p>
          </table:table-cell>
          <table:table-cell table:formula="of:=ABJAD([.$A464];1;1)" office:value-type="float" office:value="498" calcext:value-type="float">
            <text:p>498</text:p>
          </table:table-cell>
          <table:table-cell table:formula="of:=IF([.$C464]=ABJAD([.$A464];7;1);&quot;aynısı&quot;;ABJAD([.$A464];7;1))" office:value-type="string" office:string-value="aynısı" calcext:value-type="string">
            <text:p>aynısı</text:p>
          </table:table-cell>
          <table:table-cell table:number-columns-repeated="1020"/>
        </table:table-row>
        <table:table-row table:style-name="ro1">
          <table:table-cell office:value-type="string" calcext:value-type="string">
            <text:p>فته الله</text:p>
          </table:table-cell>
          <table:table-cell office:value-type="string" calcext:value-type="string">
            <text:p>Fethullah</text:p>
          </table:table-cell>
          <table:table-cell table:formula="of:=ABJAD([.$A465];1;1)" office:value-type="float" office:value="551" calcext:value-type="float">
            <text:p>551</text:p>
          </table:table-cell>
          <table:table-cell table:formula="of:=IF([.$C465]=ABJAD([.$A465];7;1);&quot;aynısı&quot;;ABJAD([.$A465];7;1))" office:value-type="string" office:string-value="aynısı" calcext:value-type="string">
            <text:p>aynısı</text:p>
          </table:table-cell>
          <table:table-cell table:number-columns-repeated="1020"/>
        </table:table-row>
        <table:table-row table:style-name="ro1">
          <table:table-cell office:value-type="string" calcext:value-type="string">
            <text:p>فتّاح</text:p>
          </table:table-cell>
          <table:table-cell office:value-type="string" calcext:value-type="string">
            <text:p>Fettah</text:p>
          </table:table-cell>
          <table:table-cell table:formula="of:=ABJAD([.$A466];1;1)" office:value-type="float" office:value="489" calcext:value-type="float">
            <text:p>489</text:p>
          </table:table-cell>
          <table:table-cell table:formula="of:=IF([.$C466]=ABJAD([.$A466];7;1);&quot;aynısı&quot;;ABJAD([.$A466];7;1))" office:value-type="string" office:string-value="aynısı" calcext:value-type="string">
            <text:p>aynısı</text:p>
          </table:table-cell>
          <table:table-cell table:number-columns-repeated="1020"/>
        </table:table-row>
        <table:table-row table:style-name="ro1">
          <table:table-cell office:value-type="string" calcext:value-type="string">
            <text:p>فوزى</text:p>
          </table:table-cell>
          <table:table-cell office:value-type="string" calcext:value-type="string">
            <text:p>Fevzi</text:p>
          </table:table-cell>
          <table:table-cell table:formula="of:=ABJAD([.$A467];1;1)" office:value-type="float" office:value="94" calcext:value-type="float">
            <text:p>94</text:p>
          </table:table-cell>
          <table:table-cell table:formula="of:=IF([.$C467]=ABJAD([.$A467];7;1);&quot;aynısı&quot;;ABJAD([.$A467];7;1))" office:value-type="string" office:string-value="aynısı" calcext:value-type="string">
            <text:p>aynısı</text:p>
          </table:table-cell>
          <table:table-cell table:number-columns-repeated="1020"/>
        </table:table-row>
        <table:table-row table:style-name="ro1">
          <table:table-cell office:value-type="string" calcext:value-type="string">
            <text:p>فوزية</text:p>
          </table:table-cell>
          <table:table-cell office:value-type="string" calcext:value-type="string">
            <text:p>Fevziye</text:p>
          </table:table-cell>
          <table:table-cell table:formula="of:=ABJAD([.$A468];1;1)" office:value-type="float" office:value="108" calcext:value-type="float">
            <text:p>108</text:p>
          </table:table-cell>
          <table:table-cell table:formula="of:=IF([.$C468]=ABJAD([.$A468];7;1);&quot;aynısı&quot;;ABJAD([.$A468];7;1))" office:value-type="string" office:string-value="aynısı" calcext:value-type="string">
            <text:p>aynısı</text:p>
          </table:table-cell>
          <table:table-cell table:number-columns-repeated="1020"/>
        </table:table-row>
        <table:table-row table:style-name="ro1">
          <table:table-cell office:value-type="string" calcext:value-type="string">
            <text:p>فيّاض</text:p>
          </table:table-cell>
          <table:table-cell office:value-type="string" calcext:value-type="string">
            <text:p>Feyyaz</text:p>
          </table:table-cell>
          <table:table-cell table:formula="of:=ABJAD([.$A469];1;1)" office:value-type="float" office:value="891" calcext:value-type="float">
            <text:p>891</text:p>
          </table:table-cell>
          <table:table-cell table:formula="of:=IF([.$C469]=ABJAD([.$A469];7;1);&quot;aynısı&quot;;ABJAD([.$A469];7;1))" office:value-type="float" office:value="181" calcext:value-type="float">
            <text:p>181</text:p>
          </table:table-cell>
          <table:table-cell table:number-columns-repeated="1020"/>
        </table:table-row>
        <table:table-row table:style-name="ro1">
          <table:table-cell office:value-type="string" calcext:value-type="string">
            <text:p>فيضا</text:p>
          </table:table-cell>
          <table:table-cell office:value-type="string" calcext:value-type="string">
            <text:p>Feyza</text:p>
          </table:table-cell>
          <table:table-cell table:formula="of:=ABJAD([.$A470];1;1)" office:value-type="float" office:value="891" calcext:value-type="float">
            <text:p>891</text:p>
          </table:table-cell>
          <table:table-cell table:formula="of:=IF([.$C470]=ABJAD([.$A470];7;1);&quot;aynısı&quot;;ABJAD([.$A470];7;1))" office:value-type="float" office:value="181" calcext:value-type="float">
            <text:p>181</text:p>
          </table:table-cell>
          <table:table-cell table:number-columns-repeated="1020"/>
        </table:table-row>
        <table:table-row table:style-name="ro1">
          <table:table-cell office:value-type="string" calcext:value-type="string">
            <text:p>فیض‌الله</text:p>
          </table:table-cell>
          <table:table-cell office:value-type="string" calcext:value-type="string">
            <text:p>Feyzullah</text:p>
          </table:table-cell>
          <table:table-cell table:formula="of:=ABJAD([.$A471];1;1)" office:value-type="float" office:value="956" calcext:value-type="float">
            <text:p>956</text:p>
          </table:table-cell>
          <table:table-cell table:formula="of:=IF([.$C471]=ABJAD([.$A471];7;1);&quot;aynısı&quot;;ABJAD([.$A471];7;1))" office:value-type="float" office:value="246" calcext:value-type="float">
            <text:p>246</text:p>
          </table:table-cell>
          <table:table-cell table:number-columns-repeated="1020"/>
        </table:table-row>
        <table:table-row table:style-name="ro1">
          <table:table-cell office:value-type="string" calcext:value-type="string">
            <text:p>فيكن</text:p>
          </table:table-cell>
          <table:table-cell office:value-type="string" calcext:value-type="string">
            <text:p>Figen</text:p>
          </table:table-cell>
          <table:table-cell table:formula="of:=ABJAD([.$A472];1;1)" office:value-type="float" office:value="160" calcext:value-type="float">
            <text:p>160</text:p>
          </table:table-cell>
          <table:table-cell table:formula="of:=IF([.$C472]=ABJAD([.$A472];7;1);&quot;aynısı&quot;;ABJAD([.$A472];7;1))" office:value-type="string" office:string-value="aynısı" calcext:value-type="string">
            <text:p>aynısı</text:p>
          </table:table-cell>
          <table:table-cell table:number-columns-repeated="1020"/>
        </table:table-row>
        <table:table-row table:style-name="ro1">
          <table:table-cell office:value-type="string" calcext:value-type="string">
            <text:p>فكري</text:p>
          </table:table-cell>
          <table:table-cell office:value-type="string" calcext:value-type="string">
            <text:p>Fikri</text:p>
          </table:table-cell>
          <table:table-cell table:formula="of:=ABJAD([.$A473];1;1)" office:value-type="float" office:value="310" calcext:value-type="float">
            <text:p>310</text:p>
          </table:table-cell>
          <table:table-cell table:formula="of:=IF([.$C473]=ABJAD([.$A473];7;1);&quot;aynısı&quot;;ABJAD([.$A473];7;1))" office:value-type="string" office:string-value="aynısı" calcext:value-type="string">
            <text:p>aynısı</text:p>
          </table:table-cell>
          <table:table-cell table:number-columns-repeated="1020"/>
        </table:table-row>
        <table:table-row table:style-name="ro1">
          <table:table-cell office:value-type="string" calcext:value-type="string">
            <text:p>فكريه</text:p>
          </table:table-cell>
          <table:table-cell office:value-type="string" calcext:value-type="string">
            <text:p>Fikriye</text:p>
          </table:table-cell>
          <table:table-cell table:formula="of:=ABJAD([.$A474];1;1)" office:value-type="float" office:value="315" calcext:value-type="float">
            <text:p>315</text:p>
          </table:table-cell>
          <table:table-cell table:formula="of:=IF([.$C474]=ABJAD([.$A474];7;1);&quot;aynısı&quot;;ABJAD([.$A474];7;1))" office:value-type="string" office:string-value="aynısı" calcext:value-type="string">
            <text:p>aynısı</text:p>
          </table:table-cell>
          <table:table-cell table:number-columns-repeated="1020"/>
        </table:table-row>
        <table:table-row table:style-name="ro1">
          <table:table-cell office:value-type="string" calcext:value-type="string">
            <text:p>فيليز</text:p>
          </table:table-cell>
          <table:table-cell office:value-type="string" calcext:value-type="string">
            <text:p>Filiz</text:p>
          </table:table-cell>
          <table:table-cell table:formula="of:=ABJAD([.$A475];1;1)" office:value-type="float" office:value="137" calcext:value-type="float">
            <text:p>137</text:p>
          </table:table-cell>
          <table:table-cell table:formula="of:=IF([.$C475]=ABJAD([.$A475];7;1);&quot;aynısı&quot;;ABJAD([.$A475];7;1))" office:value-type="string" office:string-value="aynısı" calcext:value-type="string">
            <text:p>aynısı</text:p>
          </table:table-cell>
          <table:table-cell table:number-columns-repeated="1020"/>
        </table:table-row>
        <table:table-row table:style-name="ro1">
          <table:table-cell office:value-type="string" calcext:value-type="string">
            <text:p>فردوس</text:p>
          </table:table-cell>
          <table:table-cell office:value-type="string" calcext:value-type="string">
            <text:p>Firdevs</text:p>
          </table:table-cell>
          <table:table-cell table:formula="of:=ABJAD([.$A476];1;1)" office:value-type="float" office:value="350" calcext:value-type="float">
            <text:p>350</text:p>
          </table:table-cell>
          <table:table-cell table:formula="of:=IF([.$C476]=ABJAD([.$A476];7;1);&quot;aynısı&quot;;ABJAD([.$A476];7;1))" office:value-type="float" office:value="590" calcext:value-type="float">
            <text:p>590</text:p>
          </table:table-cell>
          <table:table-cell table:number-columns-repeated="1020"/>
        </table:table-row>
        <table:table-row table:style-name="ro1">
          <table:table-cell office:value-type="string" calcext:value-type="string">
            <text:p>فیروزه</text:p>
          </table:table-cell>
          <table:table-cell office:value-type="string" calcext:value-type="string">
            <text:p>Firuze</text:p>
          </table:table-cell>
          <table:table-cell table:formula="of:=ABJAD([.$A477];1;1)" office:value-type="float" office:value="308" calcext:value-type="float">
            <text:p>308</text:p>
          </table:table-cell>
          <table:table-cell table:formula="of:=IF([.$C477]=ABJAD([.$A477];7;1);&quot;aynısı&quot;;ABJAD([.$A477];7;1))" office:value-type="string" office:string-value="aynısı" calcext:value-type="string">
            <text:p>aynısı</text:p>
          </table:table-cell>
          <table:table-cell table:number-columns-repeated="1020"/>
        </table:table-row>
        <table:table-row table:style-name="ro1">
          <table:table-cell office:value-type="string" calcext:value-type="string">
            <text:p>فؤاد</text:p>
          </table:table-cell>
          <table:table-cell office:value-type="string" calcext:value-type="string">
            <text:p>Fuad</text:p>
          </table:table-cell>
          <table:table-cell table:formula="of:=ABJAD([.$A478];1;1)" office:value-type="float" office:value="92" calcext:value-type="float">
            <text:p>92</text:p>
          </table:table-cell>
          <table:table-cell table:formula="of:=IF([.$C478]=ABJAD([.$A478];7;1);&quot;aynısı&quot;;ABJAD([.$A478];7;1))" office:value-type="string" office:string-value="aynısı" calcext:value-type="string">
            <text:p>aynısı</text:p>
          </table:table-cell>
          <table:table-cell table:number-columns-repeated="1020"/>
        </table:table-row>
        <table:table-row table:style-name="ro1">
          <table:table-cell office:value-type="string" calcext:value-type="string">
            <text:p>فؤاد</text:p>
          </table:table-cell>
          <table:table-cell office:value-type="string" calcext:value-type="string">
            <text:p>Fuat</text:p>
          </table:table-cell>
          <table:table-cell table:formula="of:=ABJAD([.$A479];1;1)" office:value-type="float" office:value="92" calcext:value-type="float">
            <text:p>92</text:p>
          </table:table-cell>
          <table:table-cell table:formula="of:=IF([.$C479]=ABJAD([.$A479];7;1);&quot;aynısı&quot;;ABJAD([.$A479];7;1))" office:value-type="string" office:string-value="aynısı" calcext:value-type="string">
            <text:p>aynısı</text:p>
          </table:table-cell>
          <table:table-cell table:number-columns-repeated="1020"/>
        </table:table-row>
        <table:table-row table:style-name="ro1">
          <table:table-cell office:value-type="string" calcext:value-type="string">
            <text:p>فوليا</text:p>
          </table:table-cell>
          <table:table-cell office:value-type="string" calcext:value-type="string">
            <text:p>Fulya</text:p>
          </table:table-cell>
          <table:table-cell table:formula="of:=ABJAD([.$A480];1;1)" office:value-type="float" office:value="127" calcext:value-type="float">
            <text:p>127</text:p>
          </table:table-cell>
          <table:table-cell table:formula="of:=IF([.$C480]=ABJAD([.$A480];7;1);&quot;aynısı&quot;;ABJAD([.$A480];7;1))" office:value-type="string" office:string-value="aynısı" calcext:value-type="string">
            <text:p>aynısı</text:p>
          </table:table-cell>
          <table:table-cell table:number-columns-repeated="1020"/>
        </table:table-row>
        <table:table-row table:style-name="ro1">
          <table:table-cell office:value-type="string" calcext:value-type="string">
            <text:p>فوندا</text:p>
          </table:table-cell>
          <table:table-cell office:value-type="string" calcext:value-type="string">
            <text:p>Funda</text:p>
          </table:table-cell>
          <table:table-cell table:formula="of:=ABJAD([.$A481];1;1)" office:value-type="float" office:value="141" calcext:value-type="float">
            <text:p>141</text:p>
          </table:table-cell>
          <table:table-cell table:formula="of:=IF([.$C481]=ABJAD([.$A481];7;1);&quot;aynısı&quot;;ABJAD([.$A481];7;1))" office:value-type="string" office:string-value="aynısı" calcext:value-type="string">
            <text:p>aynısı</text:p>
          </table:table-cell>
          <table:table-cell table:number-columns-repeated="1020"/>
        </table:table-row>
        <table:table-row table:style-name="ro1">
          <table:table-cell office:value-type="string" calcext:value-type="string">
            <text:p>فرقان</text:p>
          </table:table-cell>
          <table:table-cell office:value-type="string" calcext:value-type="string">
            <text:p>Furkan</text:p>
          </table:table-cell>
          <table:table-cell table:formula="of:=ABJAD([.$A482];1;1)" office:value-type="float" office:value="431" calcext:value-type="float">
            <text:p>431</text:p>
          </table:table-cell>
          <table:table-cell table:formula="of:=IF([.$C482]=ABJAD([.$A482];7;1);&quot;aynısı&quot;;ABJAD([.$A482];7;1))" office:value-type="string" office:string-value="aynısı" calcext:value-type="string">
            <text:p>aynısı</text:p>
          </table:table-cell>
          <table:table-cell table:number-columns-repeated="1020"/>
        </table:table-row>
        <table:table-row table:style-name="ro1">
          <table:table-cell office:value-type="string" calcext:value-type="string">
            <text:p>فروزان</text:p>
          </table:table-cell>
          <table:table-cell office:value-type="string" calcext:value-type="string">
            <text:p>Füruzan</text:p>
          </table:table-cell>
          <table:table-cell table:formula="of:=ABJAD([.$A483];1;1)" office:value-type="float" office:value="344" calcext:value-type="float">
            <text:p>344</text:p>
          </table:table-cell>
          <table:table-cell table:formula="of:=IF([.$C483]=ABJAD([.$A483];7;1);&quot;aynısı&quot;;ABJAD([.$A483];7;1))" office:value-type="string" office:string-value="aynısı" calcext:value-type="string">
            <text:p>aynısı</text:p>
          </table:table-cell>
          <table:table-cell table:number-columns-repeated="1020"/>
        </table:table-row>
        <table:table-row table:style-name="ro1">
          <table:table-cell office:value-type="string" calcext:value-type="string">
            <text:p>غالب</text:p>
          </table:table-cell>
          <table:table-cell office:value-type="string" calcext:value-type="string">
            <text:p>Galib</text:p>
          </table:table-cell>
          <table:table-cell table:formula="of:=ABJAD([.$A484];1;1)" office:value-type="float" office:value="1033" calcext:value-type="float">
            <text:p>1033</text:p>
          </table:table-cell>
          <table:table-cell table:formula="of:=IF([.$C484]=ABJAD([.$A484];7;1);&quot;aynısı&quot;;ABJAD([.$A484];7;1))" office:value-type="float" office:value="933" calcext:value-type="float">
            <text:p>933</text:p>
          </table:table-cell>
          <table:table-cell table:number-columns-repeated="1020"/>
        </table:table-row>
        <table:table-row table:style-name="ro1">
          <table:table-cell office:value-type="string" calcext:value-type="string">
            <text:p>غالب</text:p>
          </table:table-cell>
          <table:table-cell office:value-type="string" calcext:value-type="string">
            <text:p>Galip</text:p>
          </table:table-cell>
          <table:table-cell table:formula="of:=ABJAD([.$A485];1;1)" office:value-type="float" office:value="1033" calcext:value-type="float">
            <text:p>1033</text:p>
          </table:table-cell>
          <table:table-cell table:formula="of:=IF([.$C485]=ABJAD([.$A485];7;1);&quot;aynısı&quot;;ABJAD([.$A485];7;1))" office:value-type="float" office:value="933" calcext:value-type="float">
            <text:p>933</text:p>
          </table:table-cell>
          <table:table-cell table:number-columns-repeated="1020"/>
        </table:table-row>
        <table:table-row table:style-name="ro1">
          <table:table-cell office:value-type="string" calcext:value-type="string">
            <text:p>غمزه</text:p>
          </table:table-cell>
          <table:table-cell office:value-type="string" calcext:value-type="string">
            <text:p>Gamze</text:p>
          </table:table-cell>
          <table:table-cell table:formula="of:=ABJAD([.$A486];1;1)" office:value-type="float" office:value="1052" calcext:value-type="float">
            <text:p>1052</text:p>
          </table:table-cell>
          <table:table-cell table:formula="of:=IF([.$C486]=ABJAD([.$A486];7;1);&quot;aynısı&quot;;ABJAD([.$A486];7;1))" office:value-type="float" office:value="952" calcext:value-type="float">
            <text:p>952</text:p>
          </table:table-cell>
          <table:table-cell table:number-columns-repeated="1020"/>
        </table:table-row>
        <table:table-row table:style-name="ro1">
          <table:table-cell office:value-type="string" calcext:value-type="string">
            <text:p>غنيّ</text:p>
          </table:table-cell>
          <table:table-cell office:value-type="string" calcext:value-type="string">
            <text:p>Gani</text:p>
          </table:table-cell>
          <table:table-cell table:formula="of:=ABJAD([.$A487];1;1)" office:value-type="float" office:value="1060" calcext:value-type="float">
            <text:p>1060</text:p>
          </table:table-cell>
          <table:table-cell table:formula="of:=IF([.$C487]=ABJAD([.$A487];7;1);&quot;aynısı&quot;;ABJAD([.$A487];7;1))" office:value-type="float" office:value="960" calcext:value-type="float">
            <text:p>960</text:p>
          </table:table-cell>
          <table:table-cell table:number-columns-repeated="1020"/>
        </table:table-row>
        <table:table-row table:style-name="ro1">
          <table:table-cell office:value-type="string" calcext:value-type="string">
            <text:p>غنيمة</text:p>
          </table:table-cell>
          <table:table-cell office:value-type="string" calcext:value-type="string">
            <text:p>Ganime</text:p>
          </table:table-cell>
          <table:table-cell table:formula="of:=ABJAD([.$A488];1;1)" office:value-type="float" office:value="1105" calcext:value-type="float">
            <text:p>1105</text:p>
          </table:table-cell>
          <table:table-cell table:formula="of:=IF([.$C488]=ABJAD([.$A488];7;1);&quot;aynısı&quot;;ABJAD([.$A488];7;1))" office:value-type="float" office:value="1005" calcext:value-type="float">
            <text:p>1005</text:p>
          </table:table-cell>
          <table:table-cell table:number-columns-repeated="1020"/>
        </table:table-row>
        <table:table-row table:style-name="ro1">
          <table:table-cell office:value-type="string" calcext:value-type="string">
            <text:p>غنيمة</text:p>
          </table:table-cell>
          <table:table-cell office:value-type="string" calcext:value-type="string">
            <text:p>Ganimet</text:p>
          </table:table-cell>
          <table:table-cell table:formula="of:=ABJAD([.$A489];1;1)" office:value-type="float" office:value="1105" calcext:value-type="float">
            <text:p>1105</text:p>
          </table:table-cell>
          <table:table-cell table:formula="of:=IF([.$C489]=ABJAD([.$A489];7;1);&quot;aynısı&quot;;ABJAD([.$A489];7;1))" office:value-type="float" office:value="1005" calcext:value-type="float">
            <text:p>1005</text:p>
          </table:table-cell>
          <table:table-cell table:number-columns-repeated="1020"/>
        </table:table-row>
        <table:table-row table:style-name="ro1">
          <table:table-cell office:value-type="string" calcext:value-type="string">
            <text:p>غايه</text:p>
          </table:table-cell>
          <table:table-cell office:value-type="string" calcext:value-type="string">
            <text:p>Gaye</text:p>
          </table:table-cell>
          <table:table-cell table:formula="of:=ABJAD([.$A490];1;1)" office:value-type="float" office:value="1016" calcext:value-type="float">
            <text:p>1016</text:p>
          </table:table-cell>
          <table:table-cell table:formula="of:=IF([.$C490]=ABJAD([.$A490];7;1);&quot;aynısı&quot;;ABJAD([.$A490];7;1))" office:value-type="float" office:value="916" calcext:value-type="float">
            <text:p>916</text:p>
          </table:table-cell>
          <table:table-cell table:number-columns-repeated="1020"/>
        </table:table-row>
        <table:table-row table:style-name="ro1">
          <table:table-cell office:value-type="string" calcext:value-type="string">
            <text:p>غازى</text:p>
          </table:table-cell>
          <table:table-cell office:value-type="string" calcext:value-type="string">
            <text:p>Gazi</text:p>
          </table:table-cell>
          <table:table-cell table:formula="of:=ABJAD([.$A491];1;1)" office:value-type="float" office:value="1009" calcext:value-type="float">
            <text:p>1009</text:p>
          </table:table-cell>
          <table:table-cell table:formula="of:=IF([.$C491]=ABJAD([.$A491];7;1);&quot;aynısı&quot;;ABJAD([.$A491];7;1))" office:value-type="float" office:value="909" calcext:value-type="float">
            <text:p>909</text:p>
          </table:table-cell>
          <table:table-cell table:number-columns-repeated="1020"/>
        </table:table-row>
        <table:table-row table:style-name="ro1">
          <table:table-cell office:value-type="string" calcext:value-type="string">
            <text:p>كيزم</text:p>
          </table:table-cell>
          <table:table-cell office:value-type="string" calcext:value-type="string">
            <text:p>Gizem</text:p>
          </table:table-cell>
          <table:table-cell table:formula="of:=ABJAD([.$A492];1;1)" office:value-type="float" office:value="77" calcext:value-type="float">
            <text:p>77</text:p>
          </table:table-cell>
          <table:table-cell table:formula="of:=IF([.$C492]=ABJAD([.$A492];7;1);&quot;aynısı&quot;;ABJAD([.$A492];7;1))" office:value-type="string" office:string-value="aynısı" calcext:value-type="string">
            <text:p>aynısı</text:p>
          </table:table-cell>
          <table:table-cell table:number-columns-repeated="1020"/>
        </table:table-row>
        <table:table-row table:style-name="ro1">
          <table:table-cell office:value-type="string" calcext:value-type="string">
            <text:p>غنجه</text:p>
          </table:table-cell>
          <table:table-cell office:value-type="string" calcext:value-type="string">
            <text:p>Gonca</text:p>
          </table:table-cell>
          <table:table-cell table:formula="of:=ABJAD([.$A493];1;1)" office:value-type="float" office:value="1058" calcext:value-type="float">
            <text:p>1058</text:p>
          </table:table-cell>
          <table:table-cell table:formula="of:=IF([.$C493]=ABJAD([.$A493];7;1);&quot;aynısı&quot;;ABJAD([.$A493];7;1))" office:value-type="float" office:value="958" calcext:value-type="float">
            <text:p>958</text:p>
          </table:table-cell>
          <table:table-cell table:number-columns-repeated="1020"/>
        </table:table-row>
        <table:table-row table:style-name="ro1">
          <table:table-cell office:value-type="string" calcext:value-type="string">
            <text:p>كوكچه</text:p>
          </table:table-cell>
          <table:table-cell office:value-type="string" calcext:value-type="string">
            <text:p>Gökçe</text:p>
          </table:table-cell>
          <table:table-cell table:formula="of:=ABJAD([.$A494];1;1)" office:value-type="float" office:value="54" calcext:value-type="float">
            <text:p>54</text:p>
          </table:table-cell>
          <table:table-cell table:formula="of:=IF([.$C494]=ABJAD([.$A494];7;1);&quot;aynısı&quot;;ABJAD([.$A494];7;1))" office:value-type="string" office:string-value="aynısı" calcext:value-type="string">
            <text:p>aynısı</text:p>
          </table:table-cell>
          <table:table-cell table:number-columns-repeated="1020"/>
        </table:table-row>
        <table:table-row table:style-name="ro1">
          <table:table-cell office:value-type="string" calcext:value-type="string">
            <text:p>گوكچن</text:p>
          </table:table-cell>
          <table:table-cell office:value-type="string" calcext:value-type="string">
            <text:p>Gökçen</text:p>
          </table:table-cell>
          <table:table-cell table:formula="of:=ABJAD([.$A495];1;1)" office:value-type="float" office:value="99" calcext:value-type="float">
            <text:p>99</text:p>
          </table:table-cell>
          <table:table-cell table:formula="of:=IF([.$C495]=ABJAD([.$A495];7;1);&quot;aynısı&quot;;ABJAD([.$A495];7;1))" office:value-type="string" office:string-value="aynısı" calcext:value-type="string">
            <text:p>aynısı</text:p>
          </table:table-cell>
          <table:table-cell table:number-columns-repeated="1020"/>
        </table:table-row>
        <table:table-row table:style-name="ro1">
          <table:table-cell office:value-type="string" calcext:value-type="string">
            <text:p>كوكحان</text:p>
          </table:table-cell>
          <table:table-cell office:value-type="string" calcext:value-type="string">
            <text:p>Gökhan</text:p>
          </table:table-cell>
          <table:table-cell table:formula="of:=ABJAD([.$A496];1;1)" office:value-type="float" office:value="105" calcext:value-type="float">
            <text:p>105</text:p>
          </table:table-cell>
          <table:table-cell table:formula="of:=IF([.$C496]=ABJAD([.$A496];7;1);&quot;aynısı&quot;;ABJAD([.$A496];7;1))" office:value-type="string" office:string-value="aynısı" calcext:value-type="string">
            <text:p>aynısı</text:p>
          </table:table-cell>
          <table:table-cell table:number-columns-repeated="1020"/>
        </table:table-row>
        <table:table-row table:style-name="ro1">
          <table:table-cell office:value-type="string" calcext:value-type="string">
            <text:p>كوكمن</text:p>
          </table:table-cell>
          <table:table-cell office:value-type="string" calcext:value-type="string">
            <text:p>Gökmen</text:p>
          </table:table-cell>
          <table:table-cell table:formula="of:=ABJAD([.$A497];1;1)" office:value-type="float" office:value="136" calcext:value-type="float">
            <text:p>136</text:p>
          </table:table-cell>
          <table:table-cell table:formula="of:=IF([.$C497]=ABJAD([.$A497];7;1);&quot;aynısı&quot;;ABJAD([.$A497];7;1))" office:value-type="string" office:string-value="aynısı" calcext:value-type="string">
            <text:p>aynısı</text:p>
          </table:table-cell>
          <table:table-cell table:number-columns-repeated="1020"/>
        </table:table-row>
        <table:table-row table:style-name="ro1">
          <table:table-cell office:value-type="string" calcext:value-type="string">
            <text:p>كوكسل</text:p>
          </table:table-cell>
          <table:table-cell office:value-type="string" calcext:value-type="string">
            <text:p>Göksel</text:p>
          </table:table-cell>
          <table:table-cell table:formula="of:=ABJAD([.$A498];1;1)" office:value-type="float" office:value="136" calcext:value-type="float">
            <text:p>136</text:p>
          </table:table-cell>
          <table:table-cell table:formula="of:=IF([.$C498]=ABJAD([.$A498];7;1);&quot;aynısı&quot;;ABJAD([.$A498];7;1))" office:value-type="float" office:value="376" calcext:value-type="float">
            <text:p>376</text:p>
          </table:table-cell>
          <table:table-cell table:number-columns-repeated="1020"/>
        </table:table-row>
        <table:table-row table:style-name="ro1">
          <table:table-cell office:value-type="string" calcext:value-type="string">
            <text:p>كوكشن</text:p>
          </table:table-cell>
          <table:table-cell office:value-type="string" calcext:value-type="string">
            <text:p>Gökşen</text:p>
          </table:table-cell>
          <table:table-cell table:formula="of:=ABJAD([.$A499];1;1)" office:value-type="float" office:value="396" calcext:value-type="float">
            <text:p>396</text:p>
          </table:table-cell>
          <table:table-cell table:formula="of:=IF([.$C499]=ABJAD([.$A499];7;1);&quot;aynısı&quot;;ABJAD([.$A499];7;1))" office:value-type="float" office:value="1096" calcext:value-type="float">
            <text:p>1096</text:p>
          </table:table-cell>
          <table:table-cell table:number-columns-repeated="1020"/>
        </table:table-row>
        <table:table-row table:style-name="ro1">
          <table:table-cell office:value-type="string" calcext:value-type="string">
            <text:p>كوكشن</text:p>
          </table:table-cell>
          <table:table-cell office:value-type="string" calcext:value-type="string">
            <text:p>Gökşin</text:p>
          </table:table-cell>
          <table:table-cell table:formula="of:=ABJAD([.$A500];1;1)" office:value-type="float" office:value="396" calcext:value-type="float">
            <text:p>396</text:p>
          </table:table-cell>
          <table:table-cell table:formula="of:=IF([.$C500]=ABJAD([.$A500];7;1);&quot;aynısı&quot;;ABJAD([.$A500];7;1))" office:value-type="float" office:value="1096" calcext:value-type="float">
            <text:p>1096</text:p>
          </table:table-cell>
          <table:table-cell table:number-columns-repeated="1020"/>
        </table:table-row>
        <table:table-row table:style-name="ro1">
          <table:table-cell office:value-type="string" calcext:value-type="string">
            <text:p>كوكطى</text:p>
          </table:table-cell>
          <table:table-cell office:value-type="string" calcext:value-type="string">
            <text:p>Göktay</text:p>
          </table:table-cell>
          <table:table-cell table:formula="of:=ABJAD([.$A501];1;1)" office:value-type="float" office:value="56" calcext:value-type="float">
            <text:p>56</text:p>
          </table:table-cell>
          <table:table-cell table:formula="of:=IF([.$C501]=ABJAD([.$A501];7;1);&quot;aynısı&quot;;ABJAD([.$A501];7;1))" office:value-type="string" office:string-value="aynısı" calcext:value-type="string">
            <text:p>aynısı</text:p>
          </table:table-cell>
          <table:table-cell table:number-columns-repeated="1020"/>
        </table:table-row>
        <table:table-row table:style-name="ro1">
          <table:table-cell office:value-type="string" calcext:value-type="string">
            <text:p>گوكتوغ</text:p>
          </table:table-cell>
          <table:table-cell office:value-type="string" calcext:value-type="string">
            <text:p>Göktuğ</text:p>
          </table:table-cell>
          <table:table-cell table:formula="of:=ABJAD([.$A502];1;1)" office:value-type="float" office:value="1452" calcext:value-type="float">
            <text:p>1452</text:p>
          </table:table-cell>
          <table:table-cell table:formula="of:=IF([.$C502]=ABJAD([.$A502];7;1);&quot;aynısı&quot;;ABJAD([.$A502];7;1))" office:value-type="float" office:value="1352" calcext:value-type="float">
            <text:p>1352</text:p>
          </table:table-cell>
          <table:table-cell table:number-columns-repeated="1020"/>
        </table:table-row>
        <table:table-row table:style-name="ro1">
          <table:table-cell office:value-type="string" calcext:value-type="string">
            <text:p>كوڭل</text:p>
          </table:table-cell>
          <table:table-cell office:value-type="string" calcext:value-type="string">
            <text:p>Gönül</text:p>
          </table:table-cell>
          <table:table-cell table:formula="of:=ABJAD([.$A503];1;1)" office:value-type="float" office:value="106" calcext:value-type="float">
            <text:p>106</text:p>
          </table:table-cell>
          <table:table-cell table:formula="of:=IF([.$C503]=ABJAD([.$A503];7;1);&quot;aynısı&quot;;ABJAD([.$A503];7;1))" office:value-type="string" office:string-value="aynısı" calcext:value-type="string">
            <text:p>aynısı</text:p>
          </table:table-cell>
          <table:table-cell table:number-columns-repeated="1020"/>
        </table:table-row>
        <table:table-row table:style-name="ro1">
          <table:table-cell office:value-type="string" calcext:value-type="string">
            <text:p>كوركم</text:p>
          </table:table-cell>
          <table:table-cell office:value-type="string" calcext:value-type="string">
            <text:p>Görkem</text:p>
          </table:table-cell>
          <table:table-cell table:formula="of:=ABJAD([.$A504];1;1)" office:value-type="float" office:value="286" calcext:value-type="float">
            <text:p>286</text:p>
          </table:table-cell>
          <table:table-cell table:formula="of:=IF([.$C504]=ABJAD([.$A504];7;1);&quot;aynısı&quot;;ABJAD([.$A504];7;1))" office:value-type="string" office:string-value="aynısı" calcext:value-type="string">
            <text:p>aynısı</text:p>
          </table:table-cell>
          <table:table-cell table:number-columns-repeated="1020"/>
        </table:table-row>
        <table:table-row table:style-name="ro1">
          <table:table-cell office:value-type="string" calcext:value-type="string">
            <text:p>كوزده</text:p>
          </table:table-cell>
          <table:table-cell office:value-type="string" calcext:value-type="string">
            <text:p>Gözde</text:p>
          </table:table-cell>
          <table:table-cell table:formula="of:=ABJAD([.$A505];1;1)" office:value-type="float" office:value="42" calcext:value-type="float">
            <text:p>42</text:p>
          </table:table-cell>
          <table:table-cell table:formula="of:=IF([.$C505]=ABJAD([.$A505];7;1);&quot;aynısı&quot;;ABJAD([.$A505];7;1))" office:value-type="string" office:string-value="aynısı" calcext:value-type="string">
            <text:p>aynısı</text:p>
          </table:table-cell>
          <table:table-cell table:number-columns-repeated="1020"/>
        </table:table-row>
        <table:table-row table:style-name="ro1">
          <table:table-cell office:value-type="string" calcext:value-type="string">
            <text:p>غربت</text:p>
          </table:table-cell>
          <table:table-cell office:value-type="string" calcext:value-type="string">
            <text:p>Gurbet</text:p>
          </table:table-cell>
          <table:table-cell table:formula="of:=ABJAD([.$A506];1;1)" office:value-type="float" office:value="1602" calcext:value-type="float">
            <text:p>1602</text:p>
          </table:table-cell>
          <table:table-cell table:formula="of:=IF([.$C506]=ABJAD([.$A506];7;1);&quot;aynısı&quot;;ABJAD([.$A506];7;1))" office:value-type="float" office:value="1502" calcext:value-type="float">
            <text:p>1502</text:p>
          </table:table-cell>
          <table:table-cell table:number-columns-repeated="1020"/>
        </table:table-row>
        <table:table-row table:style-name="ro1">
          <table:table-cell office:value-type="string" calcext:value-type="string">
            <text:p>غوهر</text:p>
          </table:table-cell>
          <table:table-cell office:value-type="string" calcext:value-type="string">
            <text:p>Güher</text:p>
          </table:table-cell>
          <table:table-cell table:formula="of:=ABJAD([.$A507];1;1)" office:value-type="float" office:value="1211" calcext:value-type="float">
            <text:p>1211</text:p>
          </table:table-cell>
          <table:table-cell table:formula="of:=IF([.$C507]=ABJAD([.$A507];7;1);&quot;aynısı&quot;;ABJAD([.$A507];7;1))" office:value-type="float" office:value="1111" calcext:value-type="float">
            <text:p>1111</text:p>
          </table:table-cell>
          <table:table-cell table:number-columns-repeated="1020"/>
        </table:table-row>
        <table:table-row table:style-name="ro1">
          <table:table-cell office:value-type="string" calcext:value-type="string">
            <text:p>كل</text:p>
          </table:table-cell>
          <table:table-cell office:value-type="string" calcext:value-type="string">
            <text:p>Gül</text:p>
          </table:table-cell>
          <table:table-cell table:formula="of:=ABJAD([.$A508];1;1)" office:value-type="float" office:value="50" calcext:value-type="float">
            <text:p>50</text:p>
          </table:table-cell>
          <table:table-cell table:formula="of:=IF([.$C508]=ABJAD([.$A508];7;1);&quot;aynısı&quot;;ABJAD([.$A508];7;1))" office:value-type="string" office:string-value="aynısı" calcext:value-type="string">
            <text:p>aynısı</text:p>
          </table:table-cell>
          <table:table-cell table:number-columns-repeated="1020"/>
        </table:table-row>
        <table:table-row table:style-name="ro1">
          <table:table-cell office:value-type="string" calcext:value-type="string">
            <text:p>كلال</text:p>
          </table:table-cell>
          <table:table-cell office:value-type="string" calcext:value-type="string">
            <text:p>Gülal</text:p>
          </table:table-cell>
          <table:table-cell table:formula="of:=ABJAD([.$A509];1;1)" office:value-type="float" office:value="81" calcext:value-type="float">
            <text:p>81</text:p>
          </table:table-cell>
          <table:table-cell table:formula="of:=IF([.$C509]=ABJAD([.$A509];7;1);&quot;aynısı&quot;;ABJAD([.$A509];7;1))" office:value-type="string" office:string-value="aynısı" calcext:value-type="string">
            <text:p>aynısı</text:p>
          </table:table-cell>
          <table:table-cell table:number-columns-repeated="1020"/>
        </table:table-row>
        <table:table-row table:style-name="ro1">
          <table:table-cell office:value-type="string" calcext:value-type="string">
            <text:p>كُلاى</text:p>
          </table:table-cell>
          <table:table-cell office:value-type="string" calcext:value-type="string">
            <text:p>Gülay</text:p>
          </table:table-cell>
          <table:table-cell table:formula="of:=ABJAD([.$A510];1;1)" office:value-type="float" office:value="52" calcext:value-type="float">
            <text:p>52</text:p>
          </table:table-cell>
          <table:table-cell table:formula="of:=IF([.$C510]=ABJAD([.$A510];7;1);&quot;aynısı&quot;;ABJAD([.$A510];7;1))" office:value-type="string" office:string-value="aynısı" calcext:value-type="string">
            <text:p>aynısı</text:p>
          </table:table-cell>
          <table:table-cell table:number-columns-repeated="1020"/>
        </table:table-row>
        <table:table-row table:style-name="ro1">
          <table:table-cell office:value-type="string" calcext:value-type="string">
            <text:p>گل بهار</text:p>
          </table:table-cell>
          <table:table-cell office:value-type="string" calcext:value-type="string">
            <text:p>Gülbahar</text:p>
          </table:table-cell>
          <table:table-cell table:formula="of:=ABJAD([.$A511];1;1)" office:value-type="float" office:value="258" calcext:value-type="float">
            <text:p>258</text:p>
          </table:table-cell>
          <table:table-cell table:formula="of:=IF([.$C511]=ABJAD([.$A511];7;1);&quot;aynısı&quot;;ABJAD([.$A511];7;1))" office:value-type="string" office:string-value="aynısı" calcext:value-type="string">
            <text:p>aynısı</text:p>
          </table:table-cell>
          <table:table-cell table:number-columns-repeated="1020"/>
        </table:table-row>
        <table:table-row table:style-name="ro1">
          <table:table-cell office:value-type="string" calcext:value-type="string">
            <text:p>كلبين</text:p>
          </table:table-cell>
          <table:table-cell office:value-type="string" calcext:value-type="string">
            <text:p>Gülbin</text:p>
          </table:table-cell>
          <table:table-cell table:formula="of:=ABJAD([.$A512];1;1)" office:value-type="float" office:value="112" calcext:value-type="float">
            <text:p>112</text:p>
          </table:table-cell>
          <table:table-cell table:formula="of:=IF([.$C512]=ABJAD([.$A512];7;1);&quot;aynısı&quot;;ABJAD([.$A512];7;1))" office:value-type="string" office:string-value="aynısı" calcext:value-type="string">
            <text:p>aynısı</text:p>
          </table:table-cell>
          <table:table-cell table:number-columns-repeated="1020"/>
        </table:table-row>
        <table:table-row table:style-name="ro1">
          <table:table-cell office:value-type="string" calcext:value-type="string">
            <text:p>كُلجان</text:p>
          </table:table-cell>
          <table:table-cell office:value-type="string" calcext:value-type="string">
            <text:p>Gülcan</text:p>
          </table:table-cell>
          <table:table-cell table:formula="of:=ABJAD([.$A513];1;1)" office:value-type="float" office:value="104" calcext:value-type="float">
            <text:p>104</text:p>
          </table:table-cell>
          <table:table-cell table:formula="of:=IF([.$C513]=ABJAD([.$A513];7;1);&quot;aynısı&quot;;ABJAD([.$A513];7;1))" office:value-type="string" office:string-value="aynısı" calcext:value-type="string">
            <text:p>aynısı</text:p>
          </table:table-cell>
          <table:table-cell table:number-columns-repeated="1020"/>
        </table:table-row>
        <table:table-row table:style-name="ro1">
          <table:table-cell office:value-type="string" calcext:value-type="string">
            <text:p>كلچېن</text:p>
          </table:table-cell>
          <table:table-cell office:value-type="string" calcext:value-type="string">
            <text:p>Gülçin</text:p>
          </table:table-cell>
          <table:table-cell table:formula="of:=ABJAD([.$A514];1;1)" office:value-type="float" office:value="113" calcext:value-type="float">
            <text:p>113</text:p>
          </table:table-cell>
          <table:table-cell table:formula="of:=IF([.$C514]=ABJAD([.$A514];7;1);&quot;aynısı&quot;;ABJAD([.$A514];7;1))" office:value-type="string" office:string-value="aynısı" calcext:value-type="string">
            <text:p>aynısı</text:p>
          </table:table-cell>
          <table:table-cell table:number-columns-repeated="1020"/>
        </table:table-row>
        <table:table-row table:style-name="ro1">
          <table:table-cell office:value-type="string" calcext:value-type="string">
            <text:p>كلدن</text:p>
          </table:table-cell>
          <table:table-cell office:value-type="string" calcext:value-type="string">
            <text:p>Gülden</text:p>
          </table:table-cell>
          <table:table-cell table:formula="of:=ABJAD([.$A515];1;1)" office:value-type="float" office:value="104" calcext:value-type="float">
            <text:p>104</text:p>
          </table:table-cell>
          <table:table-cell table:formula="of:=IF([.$C515]=ABJAD([.$A515];7;1);&quot;aynısı&quot;;ABJAD([.$A515];7;1))" office:value-type="string" office:string-value="aynısı" calcext:value-type="string">
            <text:p>aynısı</text:p>
          </table:table-cell>
          <table:table-cell table:number-columns-repeated="1020"/>
        </table:table-row>
        <table:table-row table:style-name="ro1">
          <table:table-cell office:value-type="string" calcext:value-type="string">
            <text:p>كل دسته</text:p>
          </table:table-cell>
          <table:table-cell office:value-type="string" calcext:value-type="string">
            <text:p>Güldeste</text:p>
          </table:table-cell>
          <table:table-cell table:formula="of:=ABJAD([.$A516];1;1)" office:value-type="float" office:value="519" calcext:value-type="float">
            <text:p>519</text:p>
          </table:table-cell>
          <table:table-cell table:formula="of:=IF([.$C516]=ABJAD([.$A516];7;1);&quot;aynısı&quot;;ABJAD([.$A516];7;1))" office:value-type="float" office:value="759" calcext:value-type="float">
            <text:p>759</text:p>
          </table:table-cell>
          <table:table-cell table:number-columns-repeated="1020"/>
        </table:table-row>
        <table:table-row table:style-name="ro1">
          <table:table-cell office:value-type="string" calcext:value-type="string">
            <text:p>كولن</text:p>
          </table:table-cell>
          <table:table-cell office:value-type="string" calcext:value-type="string">
            <text:p>Gülen</text:p>
          </table:table-cell>
          <table:table-cell table:formula="of:=ABJAD([.$A517];1;1)" office:value-type="float" office:value="106" calcext:value-type="float">
            <text:p>106</text:p>
          </table:table-cell>
          <table:table-cell table:formula="of:=IF([.$C517]=ABJAD([.$A517];7;1);&quot;aynısı&quot;;ABJAD([.$A517];7;1))" office:value-type="string" office:string-value="aynısı" calcext:value-type="string">
            <text:p>aynısı</text:p>
          </table:table-cell>
          <table:table-cell table:number-columns-repeated="1020"/>
        </table:table-row>
        <table:table-row table:style-name="ro1">
          <table:table-cell office:value-type="string" calcext:value-type="string">
            <text:p>كل اندام</text:p>
          </table:table-cell>
          <table:table-cell office:value-type="string" calcext:value-type="string">
            <text:p>Gülendam</text:p>
          </table:table-cell>
          <table:table-cell table:formula="of:=ABJAD([.$A518];1;1)" office:value-type="float" office:value="146" calcext:value-type="float">
            <text:p>146</text:p>
          </table:table-cell>
          <table:table-cell table:formula="of:=IF([.$C518]=ABJAD([.$A518];7;1);&quot;aynısı&quot;;ABJAD([.$A518];7;1))" office:value-type="string" office:string-value="aynısı" calcext:value-type="string">
            <text:p>aynısı</text:p>
          </table:table-cell>
          <table:table-cell table:number-columns-repeated="1020"/>
        </table:table-row>
        <table:table-row table:style-name="ro1">
          <table:table-cell office:value-type="string" calcext:value-type="string">
            <text:p>كولر</text:p>
          </table:table-cell>
          <table:table-cell office:value-type="string" calcext:value-type="string">
            <text:p>Güler</text:p>
          </table:table-cell>
          <table:table-cell table:formula="of:=ABJAD([.$A519];1;1)" office:value-type="float" office:value="256" calcext:value-type="float">
            <text:p>256</text:p>
          </table:table-cell>
          <table:table-cell table:formula="of:=IF([.$C519]=ABJAD([.$A519];7;1);&quot;aynısı&quot;;ABJAD([.$A519];7;1))" office:value-type="string" office:string-value="aynısı" calcext:value-type="string">
            <text:p>aynısı</text:p>
          </table:table-cell>
          <table:table-cell table:number-columns-repeated="1020"/>
        </table:table-row>
        <table:table-row table:style-name="ro1">
          <table:table-cell office:value-type="string" calcext:value-type="string">
            <text:p>گلفام</text:p>
          </table:table-cell>
          <table:table-cell office:value-type="string" calcext:value-type="string">
            <text:p>Gülfem</text:p>
          </table:table-cell>
          <table:table-cell table:formula="of:=ABJAD([.$A520];1;1)" office:value-type="float" office:value="171" calcext:value-type="float">
            <text:p>171</text:p>
          </table:table-cell>
          <table:table-cell table:formula="of:=IF([.$C520]=ABJAD([.$A520];7;1);&quot;aynısı&quot;;ABJAD([.$A520];7;1))" office:value-type="string" office:string-value="aynısı" calcext:value-type="string">
            <text:p>aynısı</text:p>
          </table:table-cell>
          <table:table-cell table:number-columns-repeated="1020"/>
        </table:table-row>
        <table:table-row table:style-name="ro1">
          <table:table-cell office:value-type="string" calcext:value-type="string">
            <text:p>كلفر</text:p>
          </table:table-cell>
          <table:table-cell office:value-type="string" calcext:value-type="string">
            <text:p>Gülfer</text:p>
          </table:table-cell>
          <table:table-cell table:formula="of:=ABJAD([.$A521];1;1)" office:value-type="float" office:value="330" calcext:value-type="float">
            <text:p>330</text:p>
          </table:table-cell>
          <table:table-cell table:formula="of:=IF([.$C521]=ABJAD([.$A521];7;1);&quot;aynısı&quot;;ABJAD([.$A521];7;1))" office:value-type="string" office:string-value="aynısı" calcext:value-type="string">
            <text:p>aynısı</text:p>
          </table:table-cell>
          <table:table-cell table:number-columns-repeated="1020"/>
        </table:table-row>
        <table:table-row table:style-name="ro1">
          <table:table-cell office:value-type="string" calcext:value-type="string">
            <text:p>كولخان</text:p>
          </table:table-cell>
          <table:table-cell office:value-type="string" calcext:value-type="string">
            <text:p>Gülhan</text:p>
          </table:table-cell>
          <table:table-cell table:formula="of:=ABJAD([.$A522];1;1)" office:value-type="float" office:value="707" calcext:value-type="float">
            <text:p>707</text:p>
          </table:table-cell>
          <table:table-cell table:formula="of:=IF([.$C522]=ABJAD([.$A522];7;1);&quot;aynısı&quot;;ABJAD([.$A522];7;1))" office:value-type="string" office:string-value="aynısı" calcext:value-type="string">
            <text:p>aynısı</text:p>
          </table:table-cell>
          <table:table-cell table:number-columns-repeated="1020"/>
        </table:table-row>
        <table:table-row table:style-name="ro1">
          <table:table-cell office:value-type="string" calcext:value-type="string">
            <text:p>كلستان</text:p>
          </table:table-cell>
          <table:table-cell office:value-type="string" calcext:value-type="string">
            <text:p>Gülistan</text:p>
          </table:table-cell>
          <table:table-cell table:formula="of:=ABJAD([.$A523];1;1)" office:value-type="float" office:value="561" calcext:value-type="float">
            <text:p>561</text:p>
          </table:table-cell>
          <table:table-cell table:formula="of:=IF([.$C523]=ABJAD([.$A523];7;1);&quot;aynısı&quot;;ABJAD([.$A523];7;1))" office:value-type="float" office:value="801" calcext:value-type="float">
            <text:p>801</text:p>
          </table:table-cell>
          <table:table-cell table:number-columns-repeated="1020"/>
        </table:table-row>
        <table:table-row table:style-name="ro1">
          <table:table-cell office:value-type="string" calcext:value-type="string">
            <text:p>كُلعذار</text:p>
          </table:table-cell>
          <table:table-cell office:value-type="string" calcext:value-type="string">
            <text:p>Gülizar</text:p>
          </table:table-cell>
          <table:table-cell table:formula="of:=ABJAD([.$A524];1;1)" office:value-type="float" office:value="1021" calcext:value-type="float">
            <text:p>1021</text:p>
          </table:table-cell>
          <table:table-cell table:formula="of:=IF([.$C524]=ABJAD([.$A524];7;1);&quot;aynısı&quot;;ABJAD([.$A524];7;1))" office:value-type="string" office:string-value="aynısı" calcext:value-type="string">
            <text:p>aynısı</text:p>
          </table:table-cell>
          <table:table-cell table:number-columns-repeated="1020"/>
        </table:table-row>
        <table:table-row table:style-name="ro1">
          <table:table-cell office:value-type="string" calcext:value-type="string">
            <text:p>كللي</text:p>
          </table:table-cell>
          <table:table-cell office:value-type="string" calcext:value-type="string">
            <text:p>Güllü</text:p>
          </table:table-cell>
          <table:table-cell table:formula="of:=ABJAD([.$A525];1;1)" office:value-type="float" office:value="90" calcext:value-type="float">
            <text:p>90</text:p>
          </table:table-cell>
          <table:table-cell table:formula="of:=IF([.$C525]=ABJAD([.$A525];7;1);&quot;aynısı&quot;;ABJAD([.$A525];7;1))" office:value-type="string" office:string-value="aynısı" calcext:value-type="string">
            <text:p>aynısı</text:p>
          </table:table-cell>
          <table:table-cell table:number-columns-repeated="1020"/>
        </table:table-row>
        <table:table-row table:style-name="ro1">
          <table:table-cell office:value-type="string" calcext:value-type="string">
            <text:p>گلنار</text:p>
          </table:table-cell>
          <table:table-cell office:value-type="string" calcext:value-type="string">
            <text:p>Gülnar</text:p>
          </table:table-cell>
          <table:table-cell table:formula="of:=ABJAD([.$A526];1;1)" office:value-type="float" office:value="301" calcext:value-type="float">
            <text:p>301</text:p>
          </table:table-cell>
          <table:table-cell table:formula="of:=IF([.$C526]=ABJAD([.$A526];7;1);&quot;aynısı&quot;;ABJAD([.$A526];7;1))" office:value-type="string" office:string-value="aynısı" calcext:value-type="string">
            <text:p>aynısı</text:p>
          </table:table-cell>
          <table:table-cell table:number-columns-repeated="1020"/>
        </table:table-row>
        <table:table-row table:style-name="ro1">
          <table:table-cell office:value-type="string" calcext:value-type="string">
            <text:p>كلناز</text:p>
          </table:table-cell>
          <table:table-cell office:value-type="string" calcext:value-type="string">
            <text:p>Gülnaz</text:p>
          </table:table-cell>
          <table:table-cell table:formula="of:=ABJAD([.$A527];1;1)" office:value-type="float" office:value="108" calcext:value-type="float">
            <text:p>108</text:p>
          </table:table-cell>
          <table:table-cell table:formula="of:=IF([.$C527]=ABJAD([.$A527];7;1);&quot;aynısı&quot;;ABJAD([.$A527];7;1))" office:value-type="string" office:string-value="aynısı" calcext:value-type="string">
            <text:p>aynısı</text:p>
          </table:table-cell>
          <table:table-cell table:number-columns-repeated="1020"/>
        </table:table-row>
        <table:table-row table:style-name="ro1">
          <table:table-cell office:value-type="string" calcext:value-type="string">
            <text:p>كلنور</text:p>
          </table:table-cell>
          <table:table-cell office:value-type="string" calcext:value-type="string">
            <text:p>Gülnur</text:p>
          </table:table-cell>
          <table:table-cell table:formula="of:=ABJAD([.$A528];1;1)" office:value-type="float" office:value="306" calcext:value-type="float">
            <text:p>306</text:p>
          </table:table-cell>
          <table:table-cell table:formula="of:=IF([.$C528]=ABJAD([.$A528];7;1);&quot;aynısı&quot;;ABJAD([.$A528];7;1))" office:value-type="string" office:string-value="aynısı" calcext:value-type="string">
            <text:p>aynısı</text:p>
          </table:table-cell>
          <table:table-cell table:number-columns-repeated="1020"/>
        </table:table-row>
        <table:table-row table:style-name="ro1">
          <table:table-cell office:value-type="string" calcext:value-type="string">
            <text:p>كل پرى</text:p>
          </table:table-cell>
          <table:table-cell office:value-type="string" calcext:value-type="string">
            <text:p>Gülperi</text:p>
          </table:table-cell>
          <table:table-cell table:formula="of:=ABJAD([.$A529];1;1)" office:value-type="float" office:value="253" calcext:value-type="float">
            <text:p>253</text:p>
          </table:table-cell>
          <table:table-cell table:formula="of:=IF([.$C529]=ABJAD([.$A529];7;1);&quot;aynısı&quot;;ABJAD([.$A529];7;1))" office:value-type="string" office:string-value="aynısı" calcext:value-type="string">
            <text:p>aynısı</text:p>
          </table:table-cell>
          <table:table-cell table:number-columns-repeated="1020"/>
        </table:table-row>
        <table:table-row table:style-name="ro1">
          <table:table-cell office:value-type="string" calcext:value-type="string">
            <text:p>گلرو</text:p>
          </table:table-cell>
          <table:table-cell office:value-type="string" calcext:value-type="string">
            <text:p>Gülru</text:p>
          </table:table-cell>
          <table:table-cell table:formula="of:=ABJAD([.$A530];1;1)" office:value-type="float" office:value="256" calcext:value-type="float">
            <text:p>256</text:p>
          </table:table-cell>
          <table:table-cell table:formula="of:=IF([.$C530]=ABJAD([.$A530];7;1);&quot;aynısı&quot;;ABJAD([.$A530];7;1))" office:value-type="string" office:string-value="aynısı" calcext:value-type="string">
            <text:p>aynısı</text:p>
          </table:table-cell>
          <table:table-cell table:number-columns-repeated="1020"/>
        </table:table-row>
        <table:table-row table:style-name="ro1">
          <table:table-cell office:value-type="string" calcext:value-type="string">
            <text:p>كُلسرن</text:p>
          </table:table-cell>
          <table:table-cell office:value-type="string" calcext:value-type="string">
            <text:p>Gülseren</text:p>
          </table:table-cell>
          <table:table-cell table:formula="of:=ABJAD([.$A531];1;1)" office:value-type="float" office:value="360" calcext:value-type="float">
            <text:p>360</text:p>
          </table:table-cell>
          <table:table-cell table:formula="of:=IF([.$C531]=ABJAD([.$A531];7;1);&quot;aynısı&quot;;ABJAD([.$A531];7;1))" office:value-type="float" office:value="600" calcext:value-type="float">
            <text:p>600</text:p>
          </table:table-cell>
          <table:table-cell table:number-columns-repeated="1020"/>
        </table:table-row>
        <table:table-row table:style-name="ro1">
          <table:table-cell office:value-type="string" calcext:value-type="string">
            <text:p>كل سويم</text:p>
          </table:table-cell>
          <table:table-cell office:value-type="string" calcext:value-type="string">
            <text:p>Gülsevim</text:p>
          </table:table-cell>
          <table:table-cell table:formula="of:=ABJAD([.$A532];1;1)" office:value-type="float" office:value="166" calcext:value-type="float">
            <text:p>166</text:p>
          </table:table-cell>
          <table:table-cell table:formula="of:=IF([.$C532]=ABJAD([.$A532];7;1);&quot;aynısı&quot;;ABJAD([.$A532];7;1))" office:value-type="float" office:value="406" calcext:value-type="float">
            <text:p>406</text:p>
          </table:table-cell>
          <table:table-cell table:number-columns-repeated="1020"/>
        </table:table-row>
        <table:table-row table:style-name="ro1">
          <table:table-cell office:value-type="string" calcext:value-type="string">
            <text:p>كلثوم</text:p>
          </table:table-cell>
          <table:table-cell office:value-type="string" calcext:value-type="string">
            <text:p>Gülsüm</text:p>
          </table:table-cell>
          <table:table-cell table:formula="of:=ABJAD([.$A533];1;1)" office:value-type="float" office:value="596" calcext:value-type="float">
            <text:p>596</text:p>
          </table:table-cell>
          <table:table-cell table:formula="of:=IF([.$C533]=ABJAD([.$A533];7;1);&quot;aynısı&quot;;ABJAD([.$A533];7;1))" office:value-type="string" office:string-value="aynısı" calcext:value-type="string">
            <text:p>aynısı</text:p>
          </table:table-cell>
          <table:table-cell table:number-columns-repeated="1020"/>
        </table:table-row>
        <table:table-row table:style-name="ro1">
          <table:table-cell office:value-type="string" calcext:value-type="string">
            <text:p>كولشن</text:p>
          </table:table-cell>
          <table:table-cell office:value-type="string" calcext:value-type="string">
            <text:p>Gülşen</text:p>
          </table:table-cell>
          <table:table-cell table:formula="of:=ABJAD([.$A534];1;1)" office:value-type="float" office:value="406" calcext:value-type="float">
            <text:p>406</text:p>
          </table:table-cell>
          <table:table-cell table:formula="of:=IF([.$C534]=ABJAD([.$A534];7;1);&quot;aynısı&quot;;ABJAD([.$A534];7;1))" office:value-type="float" office:value="1106" calcext:value-type="float">
            <text:p>1106</text:p>
          </table:table-cell>
          <table:table-cell table:number-columns-repeated="1020"/>
        </table:table-row>
        <table:table-row table:style-name="ro1">
          <table:table-cell office:value-type="string" calcext:value-type="string">
            <text:p>كلتكين</text:p>
          </table:table-cell>
          <table:table-cell office:value-type="string" calcext:value-type="string">
            <text:p>Gültekin</text:p>
          </table:table-cell>
          <table:table-cell table:formula="of:=ABJAD([.$A535];1;1)" office:value-type="float" office:value="530" calcext:value-type="float">
            <text:p>530</text:p>
          </table:table-cell>
          <table:table-cell table:formula="of:=IF([.$C535]=ABJAD([.$A535];7;1);&quot;aynısı&quot;;ABJAD([.$A535];7;1))" office:value-type="string" office:string-value="aynısı" calcext:value-type="string">
            <text:p>aynısı</text:p>
          </table:table-cell>
          <table:table-cell table:number-columns-repeated="1020"/>
        </table:table-row>
        <table:table-row table:style-name="ro1">
          <table:table-cell office:value-type="string" calcext:value-type="string">
            <text:p>كلتن</text:p>
          </table:table-cell>
          <table:table-cell office:value-type="string" calcext:value-type="string">
            <text:p>Gülten</text:p>
          </table:table-cell>
          <table:table-cell table:formula="of:=ABJAD([.$A536];1;1)" office:value-type="float" office:value="500" calcext:value-type="float">
            <text:p>500</text:p>
          </table:table-cell>
          <table:table-cell table:formula="of:=IF([.$C536]=ABJAD([.$A536];7;1);&quot;aynısı&quot;;ABJAD([.$A536];7;1))" office:value-type="string" office:string-value="aynısı" calcext:value-type="string">
            <text:p>aynısı</text:p>
          </table:table-cell>
          <table:table-cell table:number-columns-repeated="1020"/>
        </table:table-row>
        <table:table-row table:style-name="ro1">
          <table:table-cell office:value-type="string" calcext:value-type="string">
            <text:p>كناى</text:p>
          </table:table-cell>
          <table:table-cell office:value-type="string" calcext:value-type="string">
            <text:p>Günay</text:p>
          </table:table-cell>
          <table:table-cell table:formula="of:=ABJAD([.$A537];1;1)" office:value-type="float" office:value="72" calcext:value-type="float">
            <text:p>72</text:p>
          </table:table-cell>
          <table:table-cell table:formula="of:=IF([.$C537]=ABJAD([.$A537];7;1);&quot;aynısı&quot;;ABJAD([.$A537];7;1))" office:value-type="string" office:string-value="aynısı" calcext:value-type="string">
            <text:p>aynısı</text:p>
          </table:table-cell>
          <table:table-cell table:number-columns-repeated="1020"/>
        </table:table-row>
        <table:table-row table:style-name="ro1">
          <table:table-cell office:value-type="string" calcext:value-type="string">
            <text:p>كوندوز</text:p>
          </table:table-cell>
          <table:table-cell office:value-type="string" calcext:value-type="string">
            <text:p>Gündüz</text:p>
          </table:table-cell>
          <table:table-cell table:formula="of:=ABJAD([.$A538];1;1)" office:value-type="float" office:value="93" calcext:value-type="float">
            <text:p>93</text:p>
          </table:table-cell>
          <table:table-cell table:formula="of:=IF([.$C538]=ABJAD([.$A538];7;1);&quot;aynısı&quot;;ABJAD([.$A538];7;1))" office:value-type="string" office:string-value="aynısı" calcext:value-type="string">
            <text:p>aynısı</text:p>
          </table:table-cell>
          <table:table-cell table:number-columns-repeated="1020"/>
        </table:table-row>
        <table:table-row table:style-name="ro1">
          <table:table-cell office:value-type="string" calcext:value-type="string">
            <text:p>كونر</text:p>
          </table:table-cell>
          <table:table-cell office:value-type="string" calcext:value-type="string">
            <text:p>Güner</text:p>
          </table:table-cell>
          <table:table-cell table:formula="of:=ABJAD([.$A539];1;1)" office:value-type="float" office:value="276" calcext:value-type="float">
            <text:p>276</text:p>
          </table:table-cell>
          <table:table-cell table:formula="of:=IF([.$C539]=ABJAD([.$A539];7;1);&quot;aynısı&quot;;ABJAD([.$A539];7;1))" office:value-type="string" office:string-value="aynısı" calcext:value-type="string">
            <text:p>aynısı</text:p>
          </table:table-cell>
          <table:table-cell table:number-columns-repeated="1020"/>
        </table:table-row>
        <table:table-row table:style-name="ro1">
          <table:table-cell office:value-type="string" calcext:value-type="string">
            <text:p>كونش</text:p>
          </table:table-cell>
          <table:table-cell office:value-type="string" calcext:value-type="string">
            <text:p>Güneş</text:p>
          </table:table-cell>
          <table:table-cell table:formula="of:=ABJAD([.$A540];1;1)" office:value-type="float" office:value="376" calcext:value-type="float">
            <text:p>376</text:p>
          </table:table-cell>
          <table:table-cell table:formula="of:=IF([.$C540]=ABJAD([.$A540];7;1);&quot;aynısı&quot;;ABJAD([.$A540];7;1))" office:value-type="float" office:value="1076" calcext:value-type="float">
            <text:p>1076</text:p>
          </table:table-cell>
          <table:table-cell table:number-columns-repeated="1020"/>
        </table:table-row>
        <table:table-row table:style-name="ro1">
          <table:table-cell office:value-type="string" calcext:value-type="string">
            <text:p>كونكور</text:p>
          </table:table-cell>
          <table:table-cell office:value-type="string" calcext:value-type="string">
            <text:p>Güngör</text:p>
          </table:table-cell>
          <table:table-cell table:formula="of:=ABJAD([.$A541];1;1)" office:value-type="float" office:value="302" calcext:value-type="float">
            <text:p>302</text:p>
          </table:table-cell>
          <table:table-cell table:formula="of:=IF([.$C541]=ABJAD([.$A541];7;1);&quot;aynısı&quot;;ABJAD([.$A541];7;1))" office:value-type="string" office:string-value="aynısı" calcext:value-type="string">
            <text:p>aynısı</text:p>
          </table:table-cell>
          <table:table-cell table:number-columns-repeated="1020"/>
        </table:table-row>
        <table:table-row table:style-name="ro1">
          <table:table-cell office:value-type="string" calcext:value-type="string">
            <text:p>كربز</text:p>
          </table:table-cell>
          <table:table-cell office:value-type="string" calcext:value-type="string">
            <text:p>Gürbüz</text:p>
          </table:table-cell>
          <table:table-cell table:formula="of:=ABJAD([.$A542];1;1)" office:value-type="float" office:value="229" calcext:value-type="float">
            <text:p>229</text:p>
          </table:table-cell>
          <table:table-cell table:formula="of:=IF([.$C542]=ABJAD([.$A542];7;1);&quot;aynısı&quot;;ABJAD([.$A542];7;1))" office:value-type="string" office:string-value="aynısı" calcext:value-type="string">
            <text:p>aynısı</text:p>
          </table:table-cell>
          <table:table-cell table:number-columns-repeated="1020"/>
        </table:table-row>
        <table:table-row table:style-name="ro1">
          <table:table-cell office:value-type="string" calcext:value-type="string">
            <text:p>كورجان</text:p>
          </table:table-cell>
          <table:table-cell office:value-type="string" calcext:value-type="string">
            <text:p>Gürcan</text:p>
          </table:table-cell>
          <table:table-cell table:formula="of:=ABJAD([.$A543];1;1)" office:value-type="float" office:value="280" calcext:value-type="float">
            <text:p>280</text:p>
          </table:table-cell>
          <table:table-cell table:formula="of:=IF([.$C543]=ABJAD([.$A543];7;1);&quot;aynısı&quot;;ABJAD([.$A543];7;1))" office:value-type="string" office:string-value="aynısı" calcext:value-type="string">
            <text:p>aynısı</text:p>
          </table:table-cell>
          <table:table-cell table:number-columns-repeated="1020"/>
        </table:table-row>
        <table:table-row table:style-name="ro1">
          <table:table-cell office:value-type="string" calcext:value-type="string">
            <text:p>كورخان</text:p>
          </table:table-cell>
          <table:table-cell office:value-type="string" calcext:value-type="string">
            <text:p>Gürhan</text:p>
          </table:table-cell>
          <table:table-cell table:formula="of:=ABJAD([.$A544];1;1)" office:value-type="float" office:value="877" calcext:value-type="float">
            <text:p>877</text:p>
          </table:table-cell>
          <table:table-cell table:formula="of:=IF([.$C544]=ABJAD([.$A544];7;1);&quot;aynısı&quot;;ABJAD([.$A544];7;1))" office:value-type="string" office:string-value="aynısı" calcext:value-type="string">
            <text:p>aynısı</text:p>
          </table:table-cell>
          <table:table-cell table:number-columns-repeated="1020"/>
        </table:table-row>
        <table:table-row table:style-name="ro1">
          <table:table-cell office:value-type="string" calcext:value-type="string">
            <text:p>گورقان</text:p>
          </table:table-cell>
          <table:table-cell office:value-type="string" calcext:value-type="string">
            <text:p>Gürkan</text:p>
          </table:table-cell>
          <table:table-cell table:formula="of:=ABJAD([.$A545];1;1)" office:value-type="float" office:value="377" calcext:value-type="float">
            <text:p>377</text:p>
          </table:table-cell>
          <table:table-cell table:formula="of:=IF([.$C545]=ABJAD([.$A545];7;1);&quot;aynısı&quot;;ABJAD([.$A545];7;1))" office:value-type="string" office:string-value="aynısı" calcext:value-type="string">
            <text:p>aynısı</text:p>
          </table:table-cell>
          <table:table-cell table:number-columns-repeated="1020"/>
        </table:table-row>
        <table:table-row table:style-name="ro1">
          <table:table-cell office:value-type="string" calcext:value-type="string">
            <text:p>كورسل</text:p>
          </table:table-cell>
          <table:table-cell office:value-type="string" calcext:value-type="string">
            <text:p>Gürsel</text:p>
          </table:table-cell>
          <table:table-cell table:formula="of:=ABJAD([.$A546];1;1)" office:value-type="float" office:value="316" calcext:value-type="float">
            <text:p>316</text:p>
          </table:table-cell>
          <table:table-cell table:formula="of:=IF([.$C546]=ABJAD([.$A546];7;1);&quot;aynısı&quot;;ABJAD([.$A546];7;1))" office:value-type="float" office:value="556" calcext:value-type="float">
            <text:p>556</text:p>
          </table:table-cell>
          <table:table-cell table:number-columns-repeated="1020"/>
        </table:table-row>
        <table:table-row table:style-name="ro1">
          <table:table-cell office:value-type="string" calcext:value-type="string">
            <text:p>كوون</text:p>
          </table:table-cell>
          <table:table-cell office:value-type="string" calcext:value-type="string">
            <text:p>Güven</text:p>
          </table:table-cell>
          <table:table-cell table:formula="of:=ABJAD([.$A547];1;1)" office:value-type="float" office:value="82" calcext:value-type="float">
            <text:p>82</text:p>
          </table:table-cell>
          <table:table-cell table:formula="of:=IF([.$C547]=ABJAD([.$A547];7;1);&quot;aynısı&quot;;ABJAD([.$A547];7;1))" office:value-type="string" office:string-value="aynısı" calcext:value-type="string">
            <text:p>aynısı</text:p>
          </table:table-cell>
          <table:table-cell table:number-columns-repeated="1020"/>
        </table:table-row>
        <table:table-row table:style-name="ro1">
          <table:table-cell office:value-type="string" calcext:value-type="string">
            <text:p>گوزل</text:p>
          </table:table-cell>
          <table:table-cell office:value-type="string" calcext:value-type="string">
            <text:p>Güzel</text:p>
          </table:table-cell>
          <table:table-cell table:formula="of:=ABJAD([.$A548];1;1)" office:value-type="float" office:value="63" calcext:value-type="float">
            <text:p>63</text:p>
          </table:table-cell>
          <table:table-cell table:formula="of:=IF([.$C548]=ABJAD([.$A548];7;1);&quot;aynısı&quot;;ABJAD([.$A548];7;1))" office:value-type="string" office:string-value="aynısı" calcext:value-type="string">
            <text:p>aynısı</text:p>
          </table:table-cell>
          <table:table-cell table:number-columns-repeated="1020"/>
        </table:table-row>
        <table:table-row table:style-name="ro1">
          <table:table-cell office:value-type="string" calcext:value-type="string">
            <text:p>كوزيده</text:p>
          </table:table-cell>
          <table:table-cell office:value-type="string" calcext:value-type="string">
            <text:p>Güzide</text:p>
          </table:table-cell>
          <table:table-cell table:formula="of:=ABJAD([.$A549];1;1)" office:value-type="float" office:value="52" calcext:value-type="float">
            <text:p>52</text:p>
          </table:table-cell>
          <table:table-cell table:formula="of:=IF([.$C549]=ABJAD([.$A549];7;1);&quot;aynısı&quot;;ABJAD([.$A549];7;1))" office:value-type="string" office:string-value="aynısı" calcext:value-type="string">
            <text:p>aynısı</text:p>
          </table:table-cell>
          <table:table-cell table:number-columns-repeated="1020"/>
        </table:table-row>
        <table:table-row table:style-name="ro1">
          <table:table-cell office:value-type="string" calcext:value-type="string">
            <text:p>حبيب</text:p>
          </table:table-cell>
          <table:table-cell office:value-type="string" calcext:value-type="string">
            <text:p>Habib</text:p>
          </table:table-cell>
          <table:table-cell table:formula="of:=ABJAD([.$A550];1;1)" office:value-type="float" office:value="22" calcext:value-type="float">
            <text:p>22</text:p>
          </table:table-cell>
          <table:table-cell table:formula="of:=IF([.$C550]=ABJAD([.$A550];7;1);&quot;aynısı&quot;;ABJAD([.$A550];7;1))" office:value-type="string" office:string-value="aynısı" calcext:value-type="string">
            <text:p>aynısı</text:p>
          </table:table-cell>
          <table:table-cell table:number-columns-repeated="1020"/>
        </table:table-row>
        <table:table-row table:style-name="ro1">
          <table:table-cell office:value-type="string" calcext:value-type="string">
            <text:p>حبيبة</text:p>
          </table:table-cell>
          <table:table-cell office:value-type="string" calcext:value-type="string">
            <text:p>Habibe</text:p>
          </table:table-cell>
          <table:table-cell table:formula="of:=ABJAD([.$A551];1;1)" office:value-type="float" office:value="27" calcext:value-type="float">
            <text:p>27</text:p>
          </table:table-cell>
          <table:table-cell table:formula="of:=IF([.$C551]=ABJAD([.$A551];7;1);&quot;aynısı&quot;;ABJAD([.$A551];7;1))" office:value-type="string" office:string-value="aynısı" calcext:value-type="string">
            <text:p>aynısı</text:p>
          </table:table-cell>
          <table:table-cell table:number-columns-repeated="1020"/>
        </table:table-row>
        <table:table-row table:style-name="ro1">
          <table:table-cell office:value-type="string" calcext:value-type="string">
            <text:p>حبیب الله</text:p>
          </table:table-cell>
          <table:table-cell office:value-type="string" calcext:value-type="string">
            <text:p>Habibullah</text:p>
          </table:table-cell>
          <table:table-cell table:formula="of:=ABJAD([.$A552];1;1)" office:value-type="float" office:value="88" calcext:value-type="float">
            <text:p>88</text:p>
          </table:table-cell>
          <table:table-cell table:formula="of:=IF([.$C552]=ABJAD([.$A552];7;1);&quot;aynısı&quot;;ABJAD([.$A552];7;1))" office:value-type="string" office:string-value="aynısı" calcext:value-type="string">
            <text:p>aynısı</text:p>
          </table:table-cell>
          <table:table-cell table:number-columns-repeated="1020"/>
        </table:table-row>
        <table:table-row table:style-name="ro1">
          <table:table-cell office:value-type="string" calcext:value-type="string">
            <text:p>هابيل</text:p>
          </table:table-cell>
          <table:table-cell office:value-type="string" calcext:value-type="string">
            <text:p>Habil</text:p>
          </table:table-cell>
          <table:table-cell table:formula="of:=ABJAD([.$A553];1;1)" office:value-type="float" office:value="48" calcext:value-type="float">
            <text:p>48</text:p>
          </table:table-cell>
          <table:table-cell table:formula="of:=IF([.$C553]=ABJAD([.$A553];7;1);&quot;aynısı&quot;;ABJAD([.$A553];7;1))" office:value-type="string" office:string-value="aynısı" calcext:value-type="string">
            <text:p>aynısı</text:p>
          </table:table-cell>
          <table:table-cell table:number-columns-repeated="1020"/>
        </table:table-row>
        <table:table-row table:style-name="ro1">
          <table:table-cell office:value-type="string" calcext:value-type="string">
            <text:p>هاجر</text:p>
          </table:table-cell>
          <table:table-cell office:value-type="string" calcext:value-type="string">
            <text:p>Hacer</text:p>
          </table:table-cell>
          <table:table-cell table:formula="of:=ABJAD([.$A554];1;1)" office:value-type="float" office:value="209" calcext:value-type="float">
            <text:p>209</text:p>
          </table:table-cell>
          <table:table-cell table:formula="of:=IF([.$C554]=ABJAD([.$A554];7;1);&quot;aynısı&quot;;ABJAD([.$A554];7;1))" office:value-type="string" office:string-value="aynısı" calcext:value-type="string">
            <text:p>aynısı</text:p>
          </table:table-cell>
          <table:table-cell table:number-columns-repeated="1020"/>
        </table:table-row>
        <table:table-row table:style-name="ro1">
          <table:table-cell office:value-type="string" calcext:value-type="string">
            <text:p>هادي</text:p>
          </table:table-cell>
          <table:table-cell office:value-type="string" calcext:value-type="string">
            <text:p>Hadi</text:p>
          </table:table-cell>
          <table:table-cell table:formula="of:=ABJAD([.$A555];1;1)" office:value-type="float" office:value="20" calcext:value-type="float">
            <text:p>20</text:p>
          </table:table-cell>
          <table:table-cell table:formula="of:=IF([.$C555]=ABJAD([.$A555];7;1);&quot;aynısı&quot;;ABJAD([.$A555];7;1))" office:value-type="string" office:string-value="aynısı" calcext:value-type="string">
            <text:p>aynısı</text:p>
          </table:table-cell>
          <table:table-cell table:number-columns-repeated="1020"/>
        </table:table-row>
        <table:table-row table:style-name="ro1">
          <table:table-cell office:value-type="string" calcext:value-type="string">
            <text:p>خديجة</text:p>
          </table:table-cell>
          <table:table-cell office:value-type="string" calcext:value-type="string">
            <text:p>Hadice</text:p>
          </table:table-cell>
          <table:table-cell table:formula="of:=ABJAD([.$A556];1;1)" office:value-type="float" office:value="622" calcext:value-type="float">
            <text:p>622</text:p>
          </table:table-cell>
          <table:table-cell table:formula="of:=IF([.$C556]=ABJAD([.$A556];7;1);&quot;aynısı&quot;;ABJAD([.$A556];7;1))" office:value-type="string" office:string-value="aynısı" calcext:value-type="string">
            <text:p>aynısı</text:p>
          </table:table-cell>
          <table:table-cell table:number-columns-repeated="1020"/>
        </table:table-row>
        <table:table-row table:style-name="ro1">
          <table:table-cell office:value-type="string" calcext:value-type="string">
            <text:p>هادية</text:p>
          </table:table-cell>
          <table:table-cell office:value-type="string" calcext:value-type="string">
            <text:p>Hadiye</text:p>
          </table:table-cell>
          <table:table-cell table:formula="of:=ABJAD([.$A557];1;1)" office:value-type="float" office:value="25" calcext:value-type="float">
            <text:p>25</text:p>
          </table:table-cell>
          <table:table-cell table:formula="of:=IF([.$C557]=ABJAD([.$A557];7;1);&quot;aynısı&quot;;ABJAD([.$A557];7;1))" office:value-type="string" office:string-value="aynısı" calcext:value-type="string">
            <text:p>aynısı</text:p>
          </table:table-cell>
          <table:table-cell table:number-columns-repeated="1020"/>
        </table:table-row>
        <table:table-row table:style-name="ro1">
          <table:table-cell office:value-type="string" calcext:value-type="string">
            <text:p>حفيظة</text:p>
          </table:table-cell>
          <table:table-cell office:value-type="string" calcext:value-type="string">
            <text:p>Hafize</text:p>
          </table:table-cell>
          <table:table-cell table:formula="of:=ABJAD([.$A558];1;1)" office:value-type="float" office:value="1003" calcext:value-type="float">
            <text:p>1003</text:p>
          </table:table-cell>
          <table:table-cell table:formula="of:=IF([.$C558]=ABJAD([.$A558];7;1);&quot;aynısı&quot;;ABJAD([.$A558];7;1))" office:value-type="float" office:value="903" calcext:value-type="float">
            <text:p>903</text:p>
          </table:table-cell>
          <table:table-cell table:number-columns-repeated="1020"/>
        </table:table-row>
        <table:table-row table:style-name="ro1">
          <table:table-cell office:value-type="string" calcext:value-type="string">
            <text:p>حفصة</text:p>
          </table:table-cell>
          <table:table-cell office:value-type="string" calcext:value-type="string">
            <text:p>Hafsa</text:p>
          </table:table-cell>
          <table:table-cell table:formula="of:=ABJAD([.$A559];1;1)" office:value-type="float" office:value="183" calcext:value-type="float">
            <text:p>183</text:p>
          </table:table-cell>
          <table:table-cell table:formula="of:=IF([.$C559]=ABJAD([.$A559];7;1);&quot;aynısı&quot;;ABJAD([.$A559];7;1))" office:value-type="float" office:value="153" calcext:value-type="float">
            <text:p>153</text:p>
          </table:table-cell>
          <table:table-cell table:number-columns-repeated="1020"/>
        </table:table-row>
        <table:table-row table:style-name="ro1">
          <table:table-cell office:value-type="string" calcext:value-type="string">
            <text:p>خاقان</text:p>
          </table:table-cell>
          <table:table-cell office:value-type="string" calcext:value-type="string">
            <text:p>Hakan</text:p>
          </table:table-cell>
          <table:table-cell table:formula="of:=ABJAD([.$A560];1;1)" office:value-type="float" office:value="752" calcext:value-type="float">
            <text:p>752</text:p>
          </table:table-cell>
          <table:table-cell table:formula="of:=IF([.$C560]=ABJAD([.$A560];7;1);&quot;aynısı&quot;;ABJAD([.$A560];7;1))" office:value-type="string" office:string-value="aynısı" calcext:value-type="string">
            <text:p>aynısı</text:p>
          </table:table-cell>
          <table:table-cell table:number-columns-repeated="1020"/>
        </table:table-row>
        <table:table-row table:style-name="ro1">
          <table:table-cell office:value-type="string" calcext:value-type="string">
            <text:p>حکیم</text:p>
          </table:table-cell>
          <table:table-cell office:value-type="string" calcext:value-type="string">
            <text:p>Hakim</text:p>
          </table:table-cell>
          <table:table-cell table:formula="of:=ABJAD([.$A561];1;1)" office:value-type="float" office:value="78" calcext:value-type="float">
            <text:p>78</text:p>
          </table:table-cell>
          <table:table-cell table:formula="of:=IF([.$C561]=ABJAD([.$A561];7;1);&quot;aynısı&quot;;ABJAD([.$A561];7;1))" office:value-type="string" office:string-value="aynısı" calcext:value-type="string">
            <text:p>aynısı</text:p>
          </table:table-cell>
          <table:table-cell table:number-columns-repeated="1020"/>
        </table:table-row>
        <table:table-row table:style-name="ro1">
          <table:table-cell office:value-type="string" calcext:value-type="string">
            <text:p>حاكمه</text:p>
          </table:table-cell>
          <table:table-cell office:value-type="string" calcext:value-type="string">
            <text:p>Hakime</text:p>
          </table:table-cell>
          <table:table-cell table:formula="of:=ABJAD([.$A562];1;1)" office:value-type="float" office:value="74" calcext:value-type="float">
            <text:p>74</text:p>
          </table:table-cell>
          <table:table-cell table:formula="of:=IF([.$C562]=ABJAD([.$A562];7;1);&quot;aynısı&quot;;ABJAD([.$A562];7;1))" office:value-type="string" office:string-value="aynısı" calcext:value-type="string">
            <text:p>aynısı</text:p>
          </table:table-cell>
          <table:table-cell table:number-columns-repeated="1020"/>
        </table:table-row>
        <table:table-row table:style-name="ro1">
          <table:table-cell office:value-type="string" calcext:value-type="string">
            <text:p>هاله</text:p>
          </table:table-cell>
          <table:table-cell office:value-type="string" calcext:value-type="string">
            <text:p>Hale</text:p>
          </table:table-cell>
          <table:table-cell table:formula="of:=ABJAD([.$A563];1;1)" office:value-type="float" office:value="41" calcext:value-type="float">
            <text:p>41</text:p>
          </table:table-cell>
          <table:table-cell table:formula="of:=IF([.$C563]=ABJAD([.$A563];7;1);&quot;aynısı&quot;;ABJAD([.$A563];7;1))" office:value-type="string" office:string-value="aynısı" calcext:value-type="string">
            <text:p>aynısı</text:p>
          </table:table-cell>
          <table:table-cell table:number-columns-repeated="1020"/>
        </table:table-row>
        <table:table-row table:style-name="ro1">
          <table:table-cell office:value-type="string" calcext:value-type="string">
            <text:p>خالدة</text:p>
          </table:table-cell>
          <table:table-cell office:value-type="string" calcext:value-type="string">
            <text:p>Halide</text:p>
          </table:table-cell>
          <table:table-cell table:formula="of:=ABJAD([.$A564];1;1)" office:value-type="float" office:value="640" calcext:value-type="float">
            <text:p>640</text:p>
          </table:table-cell>
          <table:table-cell table:formula="of:=IF([.$C564]=ABJAD([.$A564];7;1);&quot;aynısı&quot;;ABJAD([.$A564];7;1))" office:value-type="string" office:string-value="aynısı" calcext:value-type="string">
            <text:p>aynısı</text:p>
          </table:table-cell>
          <table:table-cell table:number-columns-repeated="1020"/>
        </table:table-row>
        <table:table-row table:style-name="ro1">
          <table:table-cell office:value-type="string" calcext:value-type="string">
            <text:p>حلیفه</text:p>
          </table:table-cell>
          <table:table-cell office:value-type="string" calcext:value-type="string">
            <text:p>Halife</text:p>
          </table:table-cell>
          <table:table-cell table:formula="of:=ABJAD([.$A565];1;1)" office:value-type="float" office:value="133" calcext:value-type="float">
            <text:p>133</text:p>
          </table:table-cell>
          <table:table-cell table:formula="of:=IF([.$C565]=ABJAD([.$A565];7;1);&quot;aynısı&quot;;ABJAD([.$A565];7;1))" office:value-type="string" office:string-value="aynısı" calcext:value-type="string">
            <text:p>aynısı</text:p>
          </table:table-cell>
          <table:table-cell table:number-columns-repeated="1020"/>
        </table:table-row>
        <table:table-row table:style-name="ro1">
          <table:table-cell office:value-type="string" calcext:value-type="string">
            <text:p>خليل</text:p>
          </table:table-cell>
          <table:table-cell office:value-type="string" calcext:value-type="string">
            <text:p>Halil</text:p>
          </table:table-cell>
          <table:table-cell table:formula="of:=ABJAD([.$A566];1;1)" office:value-type="float" office:value="670" calcext:value-type="float">
            <text:p>670</text:p>
          </table:table-cell>
          <table:table-cell table:formula="of:=IF([.$C566]=ABJAD([.$A566];7;1);&quot;aynısı&quot;;ABJAD([.$A566];7;1))" office:value-type="string" office:string-value="aynısı" calcext:value-type="string">
            <text:p>aynısı</text:p>
          </table:table-cell>
          <table:table-cell table:number-columns-repeated="1020"/>
        </table:table-row>
        <table:table-row table:style-name="ro1">
          <table:table-cell office:value-type="string" calcext:value-type="string">
            <text:p>خلیل‌الله</text:p>
          </table:table-cell>
          <table:table-cell office:value-type="string" calcext:value-type="string">
            <text:p>Halilullah</text:p>
          </table:table-cell>
          <table:table-cell table:formula="of:=ABJAD([.$A567];1;1)" office:value-type="float" office:value="736" calcext:value-type="float">
            <text:p>736</text:p>
          </table:table-cell>
          <table:table-cell table:formula="of:=IF([.$C567]=ABJAD([.$A567];7;1);&quot;aynısı&quot;;ABJAD([.$A567];7;1))" office:value-type="string" office:string-value="aynısı" calcext:value-type="string">
            <text:p>aynısı</text:p>
          </table:table-cell>
          <table:table-cell table:number-columns-repeated="1020"/>
        </table:table-row>
        <table:table-row table:style-name="ro1">
          <table:table-cell office:value-type="string" calcext:value-type="string">
            <text:p>حليم</text:p>
          </table:table-cell>
          <table:table-cell office:value-type="string" calcext:value-type="string">
            <text:p>Halim</text:p>
          </table:table-cell>
          <table:table-cell table:formula="of:=ABJAD([.$A568];1;1)" office:value-type="float" office:value="88" calcext:value-type="float">
            <text:p>88</text:p>
          </table:table-cell>
          <table:table-cell table:formula="of:=IF([.$C568]=ABJAD([.$A568];7;1);&quot;aynısı&quot;;ABJAD([.$A568];7;1))" office:value-type="string" office:string-value="aynısı" calcext:value-type="string">
            <text:p>aynısı</text:p>
          </table:table-cell>
          <table:table-cell table:number-columns-repeated="1020"/>
        </table:table-row>
        <table:table-row table:style-name="ro1">
          <table:table-cell office:value-type="string" calcext:value-type="string">
            <text:p>حليمة</text:p>
          </table:table-cell>
          <table:table-cell office:value-type="string" calcext:value-type="string">
            <text:p>Halime</text:p>
          </table:table-cell>
          <table:table-cell table:formula="of:=ABJAD([.$A569];1;1)" office:value-type="float" office:value="93" calcext:value-type="float">
            <text:p>93</text:p>
          </table:table-cell>
          <table:table-cell table:formula="of:=IF([.$C569]=ABJAD([.$A569];7;1);&quot;aynısı&quot;;ABJAD([.$A569];7;1))" office:value-type="string" office:string-value="aynısı" calcext:value-type="string">
            <text:p>aynısı</text:p>
          </table:table-cell>
          <table:table-cell table:number-columns-repeated="1020"/>
        </table:table-row>
        <table:table-row table:style-name="ro1">
          <table:table-cell office:value-type="string" calcext:value-type="string">
            <text:p>خالص</text:p>
          </table:table-cell>
          <table:table-cell office:value-type="string" calcext:value-type="string">
            <text:p>Halis</text:p>
          </table:table-cell>
          <table:table-cell table:formula="of:=ABJAD([.$A570];1;1)" office:value-type="float" office:value="721" calcext:value-type="float">
            <text:p>721</text:p>
          </table:table-cell>
          <table:table-cell table:formula="of:=IF([.$C570]=ABJAD([.$A570];7;1);&quot;aynısı&quot;;ABJAD([.$A570];7;1))" office:value-type="float" office:value="691" calcext:value-type="float">
            <text:p>691</text:p>
          </table:table-cell>
          <table:table-cell table:number-columns-repeated="1020"/>
        </table:table-row>
        <table:table-row table:style-name="ro1">
          <table:table-cell office:value-type="string" calcext:value-type="string">
            <text:p>خالصه</text:p>
          </table:table-cell>
          <table:table-cell office:value-type="string" calcext:value-type="string">
            <text:p>Halise</text:p>
          </table:table-cell>
          <table:table-cell table:formula="of:=ABJAD([.$A571];1;1)" office:value-type="float" office:value="726" calcext:value-type="float">
            <text:p>726</text:p>
          </table:table-cell>
          <table:table-cell table:formula="of:=IF([.$C571]=ABJAD([.$A571];7;1);&quot;aynısı&quot;;ABJAD([.$A571];7;1))" office:value-type="float" office:value="696" calcext:value-type="float">
            <text:p>696</text:p>
          </table:table-cell>
          <table:table-cell table:number-columns-repeated="1020"/>
        </table:table-row>
        <table:table-row table:style-name="ro1">
          <table:table-cell office:value-type="string" calcext:value-type="string">
            <text:p>خالد</text:p>
          </table:table-cell>
          <table:table-cell office:value-type="string" calcext:value-type="string">
            <text:p>Halit</text:p>
          </table:table-cell>
          <table:table-cell table:formula="of:=ABJAD([.$A572];1;1)" office:value-type="float" office:value="635" calcext:value-type="float">
            <text:p>635</text:p>
          </table:table-cell>
          <table:table-cell table:formula="of:=IF([.$C572]=ABJAD([.$A572];7;1);&quot;aynısı&quot;;ABJAD([.$A572];7;1))" office:value-type="string" office:string-value="aynısı" calcext:value-type="string">
            <text:p>aynısı</text:p>
          </table:table-cell>
          <table:table-cell table:number-columns-repeated="1020"/>
        </table:table-row>
        <table:table-row table:style-name="ro1">
          <table:table-cell office:value-type="string" calcext:value-type="string">
            <text:p>خلوق</text:p>
          </table:table-cell>
          <table:table-cell office:value-type="string" calcext:value-type="string">
            <text:p>Haluk</text:p>
          </table:table-cell>
          <table:table-cell table:formula="of:=ABJAD([.$A573];1;1)" office:value-type="float" office:value="736" calcext:value-type="float">
            <text:p>736</text:p>
          </table:table-cell>
          <table:table-cell table:formula="of:=IF([.$C573]=ABJAD([.$A573];7;1);&quot;aynısı&quot;;ABJAD([.$A573];7;1))" office:value-type="string" office:string-value="aynısı" calcext:value-type="string">
            <text:p>aynısı</text:p>
          </table:table-cell>
          <table:table-cell table:number-columns-repeated="1020"/>
        </table:table-row>
        <table:table-row table:style-name="ro1">
          <table:table-cell office:value-type="string" calcext:value-type="string">
            <text:p>حمدي</text:p>
          </table:table-cell>
          <table:table-cell office:value-type="string" calcext:value-type="string">
            <text:p>Hamdi</text:p>
          </table:table-cell>
          <table:table-cell table:formula="of:=ABJAD([.$A574];1;1)" office:value-type="float" office:value="62" calcext:value-type="float">
            <text:p>62</text:p>
          </table:table-cell>
          <table:table-cell table:formula="of:=IF([.$C574]=ABJAD([.$A574];7;1);&quot;aynısı&quot;;ABJAD([.$A574];7;1))" office:value-type="string" office:string-value="aynısı" calcext:value-type="string">
            <text:p>aynısı</text:p>
          </table:table-cell>
          <table:table-cell table:number-columns-repeated="1020"/>
        </table:table-row>
        <table:table-row table:style-name="ro1">
          <table:table-cell office:value-type="string" calcext:value-type="string">
            <text:p>حمديه</text:p>
          </table:table-cell>
          <table:table-cell office:value-type="string" calcext:value-type="string">
            <text:p>Hamdiye</text:p>
          </table:table-cell>
          <table:table-cell table:formula="of:=ABJAD([.$A575];1;1)" office:value-type="float" office:value="67" calcext:value-type="float">
            <text:p>67</text:p>
          </table:table-cell>
          <table:table-cell table:formula="of:=IF([.$C575]=ABJAD([.$A575];7;1);&quot;aynısı&quot;;ABJAD([.$A575];7;1))" office:value-type="string" office:string-value="aynısı" calcext:value-type="string">
            <text:p>aynısı</text:p>
          </table:table-cell>
          <table:table-cell table:number-columns-repeated="1020"/>
        </table:table-row>
        <table:table-row table:style-name="ro1">
          <table:table-cell office:value-type="string" calcext:value-type="string">
            <text:p>حمدالله</text:p>
          </table:table-cell>
          <table:table-cell office:value-type="string" calcext:value-type="string">
            <text:p>Hamdullah</text:p>
          </table:table-cell>
          <table:table-cell table:formula="of:=ABJAD([.$A576];1;1)" office:value-type="float" office:value="118" calcext:value-type="float">
            <text:p>118</text:p>
          </table:table-cell>
          <table:table-cell table:formula="of:=IF([.$C576]=ABJAD([.$A576];7;1);&quot;aynısı&quot;;ABJAD([.$A576];7;1))" office:value-type="string" office:string-value="aynısı" calcext:value-type="string">
            <text:p>aynısı</text:p>
          </table:table-cell>
          <table:table-cell table:number-columns-repeated="1020"/>
        </table:table-row>
        <table:table-row table:style-name="ro1">
          <table:table-cell office:value-type="string" calcext:value-type="string">
            <text:p>حامی</text:p>
          </table:table-cell>
          <table:table-cell office:value-type="string" calcext:value-type="string">
            <text:p>Hami</text:p>
          </table:table-cell>
          <table:table-cell table:formula="of:=ABJAD([.$A577];1;1)" office:value-type="float" office:value="59" calcext:value-type="float">
            <text:p>59</text:p>
          </table:table-cell>
          <table:table-cell table:formula="of:=IF([.$C577]=ABJAD([.$A577];7;1);&quot;aynısı&quot;;ABJAD([.$A577];7;1))" office:value-type="string" office:string-value="aynısı" calcext:value-type="string">
            <text:p>aynısı</text:p>
          </table:table-cell>
          <table:table-cell table:number-columns-repeated="1020"/>
        </table:table-row>
        <table:table-row table:style-name="ro1">
          <table:table-cell office:value-type="string" calcext:value-type="string">
            <text:p>حميده</text:p>
          </table:table-cell>
          <table:table-cell office:value-type="string" calcext:value-type="string">
            <text:p>Hamide</text:p>
          </table:table-cell>
          <table:table-cell table:formula="of:=ABJAD([.$A578];1;1)" office:value-type="float" office:value="67" calcext:value-type="float">
            <text:p>67</text:p>
          </table:table-cell>
          <table:table-cell table:formula="of:=IF([.$C578]=ABJAD([.$A578];7;1);&quot;aynısı&quot;;ABJAD([.$A578];7;1))" office:value-type="string" office:string-value="aynısı" calcext:value-type="string">
            <text:p>aynısı</text:p>
          </table:table-cell>
          <table:table-cell table:number-columns-repeated="1020"/>
        </table:table-row>
        <table:table-row table:style-name="ro1">
          <table:table-cell office:value-type="string" calcext:value-type="string">
            <text:p>حامد</text:p>
          </table:table-cell>
          <table:table-cell office:value-type="string" calcext:value-type="string">
            <text:p>Hamit</text:p>
          </table:table-cell>
          <table:table-cell table:formula="of:=ABJAD([.$A579];1;1)" office:value-type="float" office:value="53" calcext:value-type="float">
            <text:p>53</text:p>
          </table:table-cell>
          <table:table-cell table:formula="of:=IF([.$C579]=ABJAD([.$A579];7;1);&quot;aynısı&quot;;ABJAD([.$A579];7;1))" office:value-type="string" office:string-value="aynısı" calcext:value-type="string">
            <text:p>aynısı</text:p>
          </table:table-cell>
          <table:table-cell table:number-columns-repeated="1020"/>
        </table:table-row>
        <table:table-row table:style-name="ro1">
          <table:table-cell office:value-type="string" calcext:value-type="string">
            <text:p>حمزة</text:p>
          </table:table-cell>
          <table:table-cell office:value-type="string" calcext:value-type="string">
            <text:p>Hamza</text:p>
          </table:table-cell>
          <table:table-cell table:formula="of:=ABJAD([.$A580];1;1)" office:value-type="float" office:value="60" calcext:value-type="float">
            <text:p>60</text:p>
          </table:table-cell>
          <table:table-cell table:formula="of:=IF([.$C580]=ABJAD([.$A580];7;1);&quot;aynısı&quot;;ABJAD([.$A580];7;1))" office:value-type="string" office:string-value="aynısı" calcext:value-type="string">
            <text:p>aynısı</text:p>
          </table:table-cell>
          <table:table-cell table:number-columns-repeated="1020"/>
        </table:table-row>
        <table:table-row table:style-name="ro1">
          <table:table-cell office:value-type="string" calcext:value-type="string">
            <text:p>خندان</text:p>
          </table:table-cell>
          <table:table-cell office:value-type="string" calcext:value-type="string">
            <text:p>Handan</text:p>
          </table:table-cell>
          <table:table-cell table:formula="of:=ABJAD([.$A581];1;1)" office:value-type="float" office:value="705" calcext:value-type="float">
            <text:p>705</text:p>
          </table:table-cell>
          <table:table-cell table:formula="of:=IF([.$C581]=ABJAD([.$A581];7;1);&quot;aynısı&quot;;ABJAD([.$A581];7;1))" office:value-type="string" office:string-value="aynısı" calcext:value-type="string">
            <text:p>aynısı</text:p>
          </table:table-cell>
          <table:table-cell table:number-columns-repeated="1020"/>
        </table:table-row>
        <table:table-row table:style-name="ro1">
          <table:table-cell office:value-type="string" calcext:value-type="string">
            <text:p>خنده</text:p>
          </table:table-cell>
          <table:table-cell office:value-type="string" calcext:value-type="string">
            <text:p>Hande</text:p>
          </table:table-cell>
          <table:table-cell table:formula="of:=ABJAD([.$A582];1;1)" office:value-type="float" office:value="659" calcext:value-type="float">
            <text:p>659</text:p>
          </table:table-cell>
          <table:table-cell table:formula="of:=IF([.$C582]=ABJAD([.$A582];7;1);&quot;aynısı&quot;;ABJAD([.$A582];7;1))" office:value-type="string" office:string-value="aynısı" calcext:value-type="string">
            <text:p>aynısı</text:p>
          </table:table-cell>
          <table:table-cell table:number-columns-repeated="1020"/>
        </table:table-row>
        <table:table-row table:style-name="ro1">
          <table:table-cell office:value-type="string" calcext:value-type="string">
            <text:p>حنيفة</text:p>
          </table:table-cell>
          <table:table-cell office:value-type="string" calcext:value-type="string">
            <text:p>Hanife</text:p>
          </table:table-cell>
          <table:table-cell table:formula="of:=ABJAD([.$A583];1;1)" office:value-type="float" office:value="153" calcext:value-type="float">
            <text:p>153</text:p>
          </table:table-cell>
          <table:table-cell table:formula="of:=IF([.$C583]=ABJAD([.$A583];7;1);&quot;aynısı&quot;;ABJAD([.$A583];7;1))" office:value-type="string" office:string-value="aynısı" calcext:value-type="string">
            <text:p>aynısı</text:p>
          </table:table-cell>
          <table:table-cell table:number-columns-repeated="1020"/>
        </table:table-row>
        <table:table-row table:style-name="ro1">
          <table:table-cell office:value-type="string" calcext:value-type="string">
            <text:p>حَنّان</text:p>
          </table:table-cell>
          <table:table-cell office:value-type="string" calcext:value-type="string">
            <text:p>Hannan</text:p>
          </table:table-cell>
          <table:table-cell table:formula="of:=ABJAD([.$A584];1;1)" office:value-type="float" office:value="109" calcext:value-type="float">
            <text:p>109</text:p>
          </table:table-cell>
          <table:table-cell table:formula="of:=IF([.$C584]=ABJAD([.$A584];7;1);&quot;aynısı&quot;;ABJAD([.$A584];7;1))" office:value-type="string" office:string-value="aynısı" calcext:value-type="string">
            <text:p>aynısı</text:p>
          </table:table-cell>
          <table:table-cell table:number-columns-repeated="1020"/>
        </table:table-row>
        <table:table-row table:style-name="ro1">
          <table:table-cell office:value-type="string" calcext:value-type="string">
            <text:p>خَنْسَاء</text:p>
          </table:table-cell>
          <table:table-cell office:value-type="string" calcext:value-type="string">
            <text:p>Hansa</text:p>
          </table:table-cell>
          <table:table-cell table:formula="of:=ABJAD([.$A585];1;1)" office:value-type="float" office:value="712" calcext:value-type="float">
            <text:p>712</text:p>
          </table:table-cell>
          <table:table-cell table:formula="of:=IF([.$C585]=ABJAD([.$A585];7;1);&quot;aynısı&quot;;ABJAD([.$A585];7;1))" office:value-type="float" office:value="952" calcext:value-type="float">
            <text:p>952</text:p>
          </table:table-cell>
          <table:table-cell table:number-columns-repeated="1020"/>
        </table:table-row>
        <table:table-row table:style-name="ro1">
          <table:table-cell office:value-type="string" calcext:value-type="string">
            <text:p>حارث</text:p>
          </table:table-cell>
          <table:table-cell office:value-type="string" calcext:value-type="string">
            <text:p>Haris</text:p>
          </table:table-cell>
          <table:table-cell table:formula="of:=ABJAD([.$A586];1;1)" office:value-type="float" office:value="709" calcext:value-type="float">
            <text:p>709</text:p>
          </table:table-cell>
          <table:table-cell table:formula="of:=IF([.$C586]=ABJAD([.$A586];7;1);&quot;aynısı&quot;;ABJAD([.$A586];7;1))" office:value-type="string" office:string-value="aynısı" calcext:value-type="string">
            <text:p>aynısı</text:p>
          </table:table-cell>
          <table:table-cell table:number-columns-repeated="1020"/>
        </table:table-row>
        <table:table-row table:style-name="ro1">
          <table:table-cell office:value-type="string" calcext:value-type="string">
            <text:p>هارون</text:p>
          </table:table-cell>
          <table:table-cell office:value-type="string" calcext:value-type="string">
            <text:p>Harun</text:p>
          </table:table-cell>
          <table:table-cell table:formula="of:=ABJAD([.$A587];1;1)" office:value-type="float" office:value="262" calcext:value-type="float">
            <text:p>262</text:p>
          </table:table-cell>
          <table:table-cell table:formula="of:=IF([.$C587]=ABJAD([.$A587];7;1);&quot;aynısı&quot;;ABJAD([.$A587];7;1))" office:value-type="string" office:string-value="aynısı" calcext:value-type="string">
            <text:p>aynısı</text:p>
          </table:table-cell>
          <table:table-cell table:number-columns-repeated="1020"/>
        </table:table-row>
        <table:table-row table:style-name="ro1">
          <table:table-cell office:value-type="string" calcext:value-type="string">
            <text:p>حسن</text:p>
          </table:table-cell>
          <table:table-cell office:value-type="string" calcext:value-type="string">
            <text:p>Hasan</text:p>
          </table:table-cell>
          <table:table-cell table:formula="of:=ABJAD([.$A588];1;1)" office:value-type="float" office:value="118" calcext:value-type="float">
            <text:p>118</text:p>
          </table:table-cell>
          <table:table-cell table:formula="of:=IF([.$C588]=ABJAD([.$A588];7;1);&quot;aynısı&quot;;ABJAD([.$A588];7;1))" office:value-type="float" office:value="358" calcext:value-type="float">
            <text:p>358</text:p>
          </table:table-cell>
          <table:table-cell table:number-columns-repeated="1020"/>
        </table:table-row>
        <table:table-row table:style-name="ro1">
          <table:table-cell office:value-type="string" calcext:value-type="string">
            <text:p>حسبي</text:p>
          </table:table-cell>
          <table:table-cell office:value-type="string" calcext:value-type="string">
            <text:p>Hasbi</text:p>
          </table:table-cell>
          <table:table-cell table:formula="of:=ABJAD([.$A589];1;1)" office:value-type="float" office:value="80" calcext:value-type="float">
            <text:p>80</text:p>
          </table:table-cell>
          <table:table-cell table:formula="of:=IF([.$C589]=ABJAD([.$A589];7;1);&quot;aynısı&quot;;ABJAD([.$A589];7;1))" office:value-type="float" office:value="320" calcext:value-type="float">
            <text:p>320</text:p>
          </table:table-cell>
          <table:table-cell table:number-columns-repeated="1020"/>
        </table:table-row>
        <table:table-row table:style-name="ro1">
          <table:table-cell office:value-type="string" calcext:value-type="string">
            <text:p>حسيبه</text:p>
          </table:table-cell>
          <table:table-cell office:value-type="string" calcext:value-type="string">
            <text:p>Hasibe</text:p>
          </table:table-cell>
          <table:table-cell table:formula="of:=ABJAD([.$A590];1;1)" office:value-type="float" office:value="85" calcext:value-type="float">
            <text:p>85</text:p>
          </table:table-cell>
          <table:table-cell table:formula="of:=IF([.$C590]=ABJAD([.$A590];7;1);&quot;aynısı&quot;;ABJAD([.$A590];7;1))" office:value-type="float" office:value="325" calcext:value-type="float">
            <text:p>325</text:p>
          </table:table-cell>
          <table:table-cell table:number-columns-repeated="1020"/>
        </table:table-row>
        <table:table-row table:style-name="ro1">
          <table:table-cell office:value-type="string" calcext:value-type="string">
            <text:p>حسيب</text:p>
          </table:table-cell>
          <table:table-cell office:value-type="string" calcext:value-type="string">
            <text:p>Hasip</text:p>
          </table:table-cell>
          <table:table-cell table:formula="of:=ABJAD([.$A591];1;1)" office:value-type="float" office:value="80" calcext:value-type="float">
            <text:p>80</text:p>
          </table:table-cell>
          <table:table-cell table:formula="of:=IF([.$C591]=ABJAD([.$A591];7;1);&quot;aynısı&quot;;ABJAD([.$A591];7;1))" office:value-type="float" office:value="320" calcext:value-type="float">
            <text:p>320</text:p>
          </table:table-cell>
          <table:table-cell table:number-columns-repeated="1020"/>
        </table:table-row>
        <table:table-row table:style-name="ro1">
          <table:table-cell office:value-type="string" calcext:value-type="string">
            <text:p>حَسْنا</text:p>
          </table:table-cell>
          <table:table-cell office:value-type="string" calcext:value-type="string">
            <text:p>Hasna</text:p>
          </table:table-cell>
          <table:table-cell table:formula="of:=ABJAD([.$A592];1;1)" office:value-type="float" office:value="119" calcext:value-type="float">
            <text:p>119</text:p>
          </table:table-cell>
          <table:table-cell table:formula="of:=IF([.$C592]=ABJAD([.$A592];7;1);&quot;aynısı&quot;;ABJAD([.$A592];7;1))" office:value-type="float" office:value="359" calcext:value-type="float">
            <text:p>359</text:p>
          </table:table-cell>
          <table:table-cell table:number-columns-repeated="1020"/>
        </table:table-row>
        <table:table-row table:style-name="ro1">
          <table:table-cell office:value-type="string" calcext:value-type="string">
            <text:p>حسرت</text:p>
          </table:table-cell>
          <table:table-cell office:value-type="string" calcext:value-type="string">
            <text:p>Hasret</text:p>
          </table:table-cell>
          <table:table-cell table:formula="of:=ABJAD([.$A593];1;1)" office:value-type="float" office:value="668" calcext:value-type="float">
            <text:p>668</text:p>
          </table:table-cell>
          <table:table-cell table:formula="of:=IF([.$C593]=ABJAD([.$A593];7;1);&quot;aynısı&quot;;ABJAD([.$A593];7;1))" office:value-type="float" office:value="908" calcext:value-type="float">
            <text:p>908</text:p>
          </table:table-cell>
          <table:table-cell table:number-columns-repeated="1020"/>
        </table:table-row>
        <table:table-row table:style-name="ro1">
          <table:table-cell office:value-type="string" calcext:value-type="string">
            <text:p>هاشم</text:p>
          </table:table-cell>
          <table:table-cell office:value-type="string" calcext:value-type="string">
            <text:p>Haşim</text:p>
          </table:table-cell>
          <table:table-cell table:formula="of:=ABJAD([.$A594];1;1)" office:value-type="float" office:value="346" calcext:value-type="float">
            <text:p>346</text:p>
          </table:table-cell>
          <table:table-cell table:formula="of:=IF([.$C594]=ABJAD([.$A594];7;1);&quot;aynısı&quot;;ABJAD([.$A594];7;1))" office:value-type="float" office:value="1046" calcext:value-type="float">
            <text:p>1046</text:p>
          </table:table-cell>
          <table:table-cell table:number-columns-repeated="1020"/>
        </table:table-row>
        <table:table-row table:style-name="ro1">
          <table:table-cell office:value-type="string" calcext:value-type="string">
            <text:p>حشمت</text:p>
          </table:table-cell>
          <table:table-cell office:value-type="string" calcext:value-type="string">
            <text:p>Haşmet</text:p>
          </table:table-cell>
          <table:table-cell table:formula="of:=ABJAD([.$A595];1;1)" office:value-type="float" office:value="748" calcext:value-type="float">
            <text:p>748</text:p>
          </table:table-cell>
          <table:table-cell table:formula="of:=IF([.$C595]=ABJAD([.$A595];7;1);&quot;aynısı&quot;;ABJAD([.$A595];7;1))" office:value-type="float" office:value="1448" calcext:value-type="float">
            <text:p>1448</text:p>
          </table:table-cell>
          <table:table-cell table:number-columns-repeated="1020"/>
        </table:table-row>
        <table:table-row table:style-name="ro1">
          <table:table-cell office:value-type="string" calcext:value-type="string">
            <text:p>خاتم</text:p>
          </table:table-cell>
          <table:table-cell office:value-type="string" calcext:value-type="string">
            <text:p>Hatem</text:p>
          </table:table-cell>
          <table:table-cell table:formula="of:=ABJAD([.$A596];1;1)" office:value-type="float" office:value="1041" calcext:value-type="float">
            <text:p>1041</text:p>
          </table:table-cell>
          <table:table-cell table:formula="of:=IF([.$C596]=ABJAD([.$A596];7;1);&quot;aynısı&quot;;ABJAD([.$A596];7;1))" office:value-type="string" office:string-value="aynısı" calcext:value-type="string">
            <text:p>aynısı</text:p>
          </table:table-cell>
          <table:table-cell table:number-columns-repeated="1020"/>
        </table:table-row>
        <table:table-row table:style-name="ro1">
          <table:table-cell office:value-type="string" calcext:value-type="string">
            <text:p>خديجة</text:p>
          </table:table-cell>
          <table:table-cell office:value-type="string" calcext:value-type="string">
            <text:p>Hatice</text:p>
          </table:table-cell>
          <table:table-cell table:formula="of:=ABJAD([.$A597];1;1)" office:value-type="float" office:value="622" calcext:value-type="float">
            <text:p>622</text:p>
          </table:table-cell>
          <table:table-cell table:formula="of:=IF([.$C597]=ABJAD([.$A597];7;1);&quot;aynısı&quot;;ABJAD([.$A597];7;1))" office:value-type="string" office:string-value="aynısı" calcext:value-type="string">
            <text:p>aynısı</text:p>
          </table:table-cell>
          <table:table-cell table:number-columns-repeated="1020"/>
        </table:table-row>
        <table:table-row table:style-name="ro1">
          <table:table-cell office:value-type="string" calcext:value-type="string">
            <text:p>خاتون</text:p>
          </table:table-cell>
          <table:table-cell office:value-type="string" calcext:value-type="string">
            <text:p>Hatun</text:p>
          </table:table-cell>
          <table:table-cell table:formula="of:=ABJAD([.$A598];1;1)" office:value-type="float" office:value="1057" calcext:value-type="float">
            <text:p>1057</text:p>
          </table:table-cell>
          <table:table-cell table:formula="of:=IF([.$C598]=ABJAD([.$A598];7;1);&quot;aynısı&quot;;ABJAD([.$A598];7;1))" office:value-type="string" office:string-value="aynısı" calcext:value-type="string">
            <text:p>aynısı</text:p>
          </table:table-cell>
          <table:table-cell table:number-columns-repeated="1020"/>
        </table:table-row>
        <table:table-row table:style-name="ro1">
          <table:table-cell office:value-type="string" calcext:value-type="string">
            <text:p>حوّا</text:p>
          </table:table-cell>
          <table:table-cell office:value-type="string" calcext:value-type="string">
            <text:p>Havva</text:p>
          </table:table-cell>
          <table:table-cell table:formula="of:=ABJAD([.$A599];1;1)" office:value-type="float" office:value="15" calcext:value-type="float">
            <text:p>15</text:p>
          </table:table-cell>
          <table:table-cell table:formula="of:=IF([.$C599]=ABJAD([.$A599];7;1);&quot;aynısı&quot;;ABJAD([.$A599];7;1))" office:value-type="string" office:string-value="aynısı" calcext:value-type="string">
            <text:p>aynısı</text:p>
          </table:table-cell>
          <table:table-cell table:number-columns-repeated="1020"/>
        </table:table-row>
        <table:table-row table:style-name="ro1">
          <table:table-cell office:value-type="string" calcext:value-type="string">
            <text:p>خيال</text:p>
          </table:table-cell>
          <table:table-cell office:value-type="string" calcext:value-type="string">
            <text:p>Hayal</text:p>
          </table:table-cell>
          <table:table-cell table:formula="of:=ABJAD([.$A600];1;1)" office:value-type="float" office:value="641" calcext:value-type="float">
            <text:p>641</text:p>
          </table:table-cell>
          <table:table-cell table:formula="of:=IF([.$C600]=ABJAD([.$A600];7;1);&quot;aynısı&quot;;ABJAD([.$A600];7;1))" office:value-type="string" office:string-value="aynısı" calcext:value-type="string">
            <text:p>aynısı</text:p>
          </table:table-cell>
          <table:table-cell table:number-columns-repeated="1020"/>
        </table:table-row>
        <table:table-row table:style-name="ro1">
          <table:table-cell office:value-type="string" calcext:value-type="string">
            <text:p>حيات</text:p>
          </table:table-cell>
          <table:table-cell office:value-type="string" calcext:value-type="string">
            <text:p>Hayat</text:p>
          </table:table-cell>
          <table:table-cell table:formula="of:=ABJAD([.$A601];1;1)" office:value-type="float" office:value="419" calcext:value-type="float">
            <text:p>419</text:p>
          </table:table-cell>
          <table:table-cell table:formula="of:=IF([.$C601]=ABJAD([.$A601];7;1);&quot;aynısı&quot;;ABJAD([.$A601];7;1))" office:value-type="string" office:string-value="aynısı" calcext:value-type="string">
            <text:p>aynısı</text:p>
          </table:table-cell>
          <table:table-cell table:number-columns-repeated="1020"/>
        </table:table-row>
        <table:table-row table:style-name="ro1">
          <table:table-cell office:value-type="string" calcext:value-type="string">
            <text:p>حياتى</text:p>
          </table:table-cell>
          <table:table-cell office:value-type="string" calcext:value-type="string">
            <text:p>Hayati</text:p>
          </table:table-cell>
          <table:table-cell table:formula="of:=ABJAD([.$A602];1;1)" office:value-type="float" office:value="420" calcext:value-type="float">
            <text:p>420</text:p>
          </table:table-cell>
          <table:table-cell table:formula="of:=IF([.$C602]=ABJAD([.$A602];7;1);&quot;aynısı&quot;;ABJAD([.$A602];7;1))" office:value-type="string" office:string-value="aynısı" calcext:value-type="string">
            <text:p>aynısı</text:p>
          </table:table-cell>
          <table:table-cell table:number-columns-repeated="1020"/>
        </table:table-row>
        <table:table-row table:style-name="ro1">
          <table:table-cell office:value-type="string" calcext:value-type="string">
            <text:p>حيدر</text:p>
          </table:table-cell>
          <table:table-cell office:value-type="string" calcext:value-type="string">
            <text:p>Haydar</text:p>
          </table:table-cell>
          <table:table-cell table:formula="of:=ABJAD([.$A603];1;1)" office:value-type="float" office:value="222" calcext:value-type="float">
            <text:p>222</text:p>
          </table:table-cell>
          <table:table-cell table:formula="of:=IF([.$C603]=ABJAD([.$A603];7;1);&quot;aynısı&quot;;ABJAD([.$A603];7;1))" office:value-type="string" office:string-value="aynısı" calcext:value-type="string">
            <text:p>aynısı</text:p>
          </table:table-cell>
          <table:table-cell table:number-columns-repeated="1020"/>
        </table:table-row>
        <table:table-row table:style-name="ro1">
          <table:table-cell office:value-type="string" calcext:value-type="string">
            <text:p>خئرالدّين</text:p>
          </table:table-cell>
          <table:table-cell office:value-type="string" calcext:value-type="string">
            <text:p>Hayrettin</text:p>
          </table:table-cell>
          <table:table-cell table:formula="of:=ABJAD([.$A604];1;1)" office:value-type="float" office:value="906" calcext:value-type="float">
            <text:p>906</text:p>
          </table:table-cell>
          <table:table-cell table:formula="of:=IF([.$C604]=ABJAD([.$A604];7;1);&quot;aynısı&quot;;ABJAD([.$A604];7;1))" office:value-type="string" office:string-value="aynısı" calcext:value-type="string">
            <text:p>aynısı</text:p>
          </table:table-cell>
          <table:table-cell table:number-columns-repeated="1020"/>
        </table:table-row>
        <table:table-row table:style-name="ro1">
          <table:table-cell office:value-type="string" calcext:value-type="string">
            <text:p>خيري</text:p>
          </table:table-cell>
          <table:table-cell office:value-type="string" calcext:value-type="string">
            <text:p>Hayri</text:p>
          </table:table-cell>
          <table:table-cell table:formula="of:=ABJAD([.$A605];1;1)" office:value-type="float" office:value="820" calcext:value-type="float">
            <text:p>820</text:p>
          </table:table-cell>
          <table:table-cell table:formula="of:=IF([.$C605]=ABJAD([.$A605];7;1);&quot;aynısı&quot;;ABJAD([.$A605];7;1))" office:value-type="string" office:string-value="aynısı" calcext:value-type="string">
            <text:p>aynısı</text:p>
          </table:table-cell>
          <table:table-cell table:number-columns-repeated="1020"/>
        </table:table-row>
        <table:table-row table:style-name="ro1">
          <table:table-cell office:value-type="string" calcext:value-type="string">
            <text:p>خيرية</text:p>
          </table:table-cell>
          <table:table-cell office:value-type="string" calcext:value-type="string">
            <text:p>Hayriye</text:p>
          </table:table-cell>
          <table:table-cell table:formula="of:=ABJAD([.$A606];1;1)" office:value-type="float" office:value="825" calcext:value-type="float">
            <text:p>825</text:p>
          </table:table-cell>
          <table:table-cell table:formula="of:=IF([.$C606]=ABJAD([.$A606];7;1);&quot;aynısı&quot;;ABJAD([.$A606];7;1))" office:value-type="string" office:string-value="aynısı" calcext:value-type="string">
            <text:p>aynısı</text:p>
          </table:table-cell>
          <table:table-cell table:number-columns-repeated="1020"/>
        </table:table-row>
        <table:table-row table:style-name="ro1">
          <table:table-cell office:value-type="string" calcext:value-type="string">
            <text:p>خيروالله</text:p>
          </table:table-cell>
          <table:table-cell office:value-type="string" calcext:value-type="string">
            <text:p>Hayrullah</text:p>
          </table:table-cell>
          <table:table-cell table:formula="of:=ABJAD([.$A607];1;1)" office:value-type="float" office:value="882" calcext:value-type="float">
            <text:p>882</text:p>
          </table:table-cell>
          <table:table-cell table:formula="of:=IF([.$C607]=ABJAD([.$A607];7;1);&quot;aynısı&quot;;ABJAD([.$A607];7;1))" office:value-type="string" office:string-value="aynısı" calcext:value-type="string">
            <text:p>aynısı</text:p>
          </table:table-cell>
          <table:table-cell table:number-columns-repeated="1020"/>
        </table:table-row>
        <table:table-row table:style-name="ro1">
          <table:table-cell office:value-type="string" calcext:value-type="string">
            <text:p>خيرنّسا</text:p>
          </table:table-cell>
          <table:table-cell office:value-type="string" calcext:value-type="string">
            <text:p>Hayrunnisa</text:p>
          </table:table-cell>
          <table:table-cell table:formula="of:=ABJAD([.$A608];1;1)" office:value-type="float" office:value="921" calcext:value-type="float">
            <text:p>921</text:p>
          </table:table-cell>
          <table:table-cell table:formula="of:=IF([.$C608]=ABJAD([.$A608];7;1);&quot;aynısı&quot;;ABJAD([.$A608];7;1))" office:value-type="float" office:value="1161" calcext:value-type="float">
            <text:p>1161</text:p>
          </table:table-cell>
          <table:table-cell table:number-columns-repeated="1020"/>
        </table:table-row>
        <table:table-row table:style-name="ro1">
          <table:table-cell office:value-type="string" calcext:value-type="string">
            <text:p>خیام</text:p>
          </table:table-cell>
          <table:table-cell office:value-type="string" calcext:value-type="string">
            <text:p>Hayyam</text:p>
          </table:table-cell>
          <table:table-cell table:formula="of:=ABJAD([.$A609];1;1)" office:value-type="float" office:value="651" calcext:value-type="float">
            <text:p>651</text:p>
          </table:table-cell>
          <table:table-cell table:formula="of:=IF([.$C609]=ABJAD([.$A609];7;1);&quot;aynısı&quot;;ABJAD([.$A609];7;1))" office:value-type="string" office:string-value="aynısı" calcext:value-type="string">
            <text:p>aynısı</text:p>
          </table:table-cell>
          <table:table-cell table:number-columns-repeated="1020"/>
        </table:table-row>
        <table:table-row table:style-name="ro1">
          <table:table-cell office:value-type="string" calcext:value-type="string">
            <text:p>حزال</text:p>
          </table:table-cell>
          <table:table-cell office:value-type="string" calcext:value-type="string">
            <text:p>Hazal</text:p>
          </table:table-cell>
          <table:table-cell table:formula="of:=ABJAD([.$A610];1;1)" office:value-type="float" office:value="46" calcext:value-type="float">
            <text:p>46</text:p>
          </table:table-cell>
          <table:table-cell table:formula="of:=IF([.$C610]=ABJAD([.$A610];7;1);&quot;aynısı&quot;;ABJAD([.$A610];7;1))" office:value-type="string" office:string-value="aynısı" calcext:value-type="string">
            <text:p>aynısı</text:p>
          </table:table-cell>
          <table:table-cell table:number-columns-repeated="1020"/>
        </table:table-row>
        <table:table-row table:style-name="ro1">
          <table:table-cell office:value-type="string" calcext:value-type="string">
            <text:p>حازم</text:p>
          </table:table-cell>
          <table:table-cell office:value-type="string" calcext:value-type="string">
            <text:p>Hazim</text:p>
          </table:table-cell>
          <table:table-cell table:formula="of:=ABJAD([.$A611];1;1)" office:value-type="float" office:value="56" calcext:value-type="float">
            <text:p>56</text:p>
          </table:table-cell>
          <table:table-cell table:formula="of:=IF([.$C611]=ABJAD([.$A611];7;1);&quot;aynısı&quot;;ABJAD([.$A611];7;1))" office:value-type="string" office:string-value="aynısı" calcext:value-type="string">
            <text:p>aynısı</text:p>
          </table:table-cell>
          <table:table-cell table:number-columns-repeated="1020"/>
        </table:table-row>
        <table:table-row table:style-name="ro1">
          <table:table-cell office:value-type="string" calcext:value-type="string">
            <text:p>هديه</text:p>
          </table:table-cell>
          <table:table-cell office:value-type="string" calcext:value-type="string">
            <text:p>Hediye</text:p>
          </table:table-cell>
          <table:table-cell table:formula="of:=ABJAD([.$A612];1;1)" office:value-type="float" office:value="24" calcext:value-type="float">
            <text:p>24</text:p>
          </table:table-cell>
          <table:table-cell table:formula="of:=IF([.$C612]=ABJAD([.$A612];7;1);&quot;aynısı&quot;;ABJAD([.$A612];7;1))" office:value-type="string" office:string-value="aynısı" calcext:value-type="string">
            <text:p>aynısı</text:p>
          </table:table-cell>
          <table:table-cell table:number-columns-repeated="1020"/>
        </table:table-row>
        <table:table-row table:style-name="ro1">
          <table:table-cell office:value-type="string" calcext:value-type="string">
            <text:p>هلين</text:p>
          </table:table-cell>
          <table:table-cell office:value-type="string" calcext:value-type="string">
            <text:p>Helin</text:p>
          </table:table-cell>
          <table:table-cell table:formula="of:=ABJAD([.$A613];1;1)" office:value-type="float" office:value="95" calcext:value-type="float">
            <text:p>95</text:p>
          </table:table-cell>
          <table:table-cell table:formula="of:=IF([.$C613]=ABJAD([.$A613];7;1);&quot;aynısı&quot;;ABJAD([.$A613];7;1))" office:value-type="string" office:string-value="aynısı" calcext:value-type="string">
            <text:p>aynısı</text:p>
          </table:table-cell>
          <table:table-cell table:number-columns-repeated="1020"/>
        </table:table-row>
        <table:table-row table:style-name="ro1">
          <table:table-cell office:value-type="string" calcext:value-type="string">
            <text:p>هجران</text:p>
          </table:table-cell>
          <table:table-cell office:value-type="string" calcext:value-type="string">
            <text:p>Hicran</text:p>
          </table:table-cell>
          <table:table-cell table:formula="of:=ABJAD([.$A614];1;1)" office:value-type="float" office:value="259" calcext:value-type="float">
            <text:p>259</text:p>
          </table:table-cell>
          <table:table-cell table:formula="of:=IF([.$C614]=ABJAD([.$A614];7;1);&quot;aynısı&quot;;ABJAD([.$A614];7;1))" office:value-type="string" office:string-value="aynısı" calcext:value-type="string">
            <text:p>aynısı</text:p>
          </table:table-cell>
          <table:table-cell table:number-columns-repeated="1020"/>
        </table:table-row>
        <table:table-row table:style-name="ro1">
          <table:table-cell office:value-type="string" calcext:value-type="string">
            <text:p>هجرت</text:p>
          </table:table-cell>
          <table:table-cell office:value-type="string" calcext:value-type="string">
            <text:p>Hicret</text:p>
          </table:table-cell>
          <table:table-cell table:formula="of:=ABJAD([.$A615];1;1)" office:value-type="float" office:value="608" calcext:value-type="float">
            <text:p>608</text:p>
          </table:table-cell>
          <table:table-cell table:formula="of:=IF([.$C615]=ABJAD([.$A615];7;1);&quot;aynısı&quot;;ABJAD([.$A615];7;1))" office:value-type="string" office:string-value="aynısı" calcext:value-type="string">
            <text:p>aynısı</text:p>
          </table:table-cell>
          <table:table-cell table:number-columns-repeated="1020"/>
        </table:table-row>
        <table:table-row table:style-name="ro1">
          <table:table-cell office:value-type="string" calcext:value-type="string">
            <text:p>هدايت</text:p>
          </table:table-cell>
          <table:table-cell office:value-type="string" calcext:value-type="string">
            <text:p>Hidayet</text:p>
          </table:table-cell>
          <table:table-cell table:formula="of:=ABJAD([.$A616];1;1)" office:value-type="float" office:value="420" calcext:value-type="float">
            <text:p>420</text:p>
          </table:table-cell>
          <table:table-cell table:formula="of:=IF([.$C616]=ABJAD([.$A616];7;1);&quot;aynısı&quot;;ABJAD([.$A616];7;1))" office:value-type="string" office:string-value="aynısı" calcext:value-type="string">
            <text:p>aynısı</text:p>
          </table:table-cell>
          <table:table-cell table:number-columns-repeated="1020"/>
        </table:table-row>
        <table:table-row table:style-name="ro1">
          <table:table-cell office:value-type="string" calcext:value-type="string">
            <text:p>حكمت</text:p>
          </table:table-cell>
          <table:table-cell office:value-type="string" calcext:value-type="string">
            <text:p>Hikmet</text:p>
          </table:table-cell>
          <table:table-cell table:formula="of:=ABJAD([.$A617];1;1)" office:value-type="float" office:value="468" calcext:value-type="float">
            <text:p>468</text:p>
          </table:table-cell>
          <table:table-cell table:formula="of:=IF([.$C617]=ABJAD([.$A617];7;1);&quot;aynısı&quot;;ABJAD([.$A617];7;1))" office:value-type="string" office:string-value="aynısı" calcext:value-type="string">
            <text:p>aynısı</text:p>
          </table:table-cell>
          <table:table-cell table:number-columns-repeated="1020"/>
        </table:table-row>
        <table:table-row table:style-name="ro1">
          <table:table-cell office:value-type="string" calcext:value-type="string">
            <text:p>هلال</text:p>
          </table:table-cell>
          <table:table-cell office:value-type="string" calcext:value-type="string">
            <text:p>Hilal</text:p>
          </table:table-cell>
          <table:table-cell table:formula="of:=ABJAD([.$A618];1;1)" office:value-type="float" office:value="66" calcext:value-type="float">
            <text:p>66</text:p>
          </table:table-cell>
          <table:table-cell table:formula="of:=IF([.$C618]=ABJAD([.$A618];7;1);&quot;aynısı&quot;;ABJAD([.$A618];7;1))" office:value-type="string" office:string-value="aynısı" calcext:value-type="string">
            <text:p>aynısı</text:p>
          </table:table-cell>
          <table:table-cell table:number-columns-repeated="1020"/>
        </table:table-row>
        <table:table-row table:style-name="ro1">
          <table:table-cell office:value-type="string" calcext:value-type="string">
            <text:p>حلمي</text:p>
          </table:table-cell>
          <table:table-cell office:value-type="string" calcext:value-type="string">
            <text:p>Hilmi</text:p>
          </table:table-cell>
          <table:table-cell table:formula="of:=ABJAD([.$A619];1;1)" office:value-type="float" office:value="88" calcext:value-type="float">
            <text:p>88</text:p>
          </table:table-cell>
          <table:table-cell table:formula="of:=IF([.$C619]=ABJAD([.$A619];7;1);&quot;aynısı&quot;;ABJAD([.$A619];7;1))" office:value-type="string" office:string-value="aynısı" calcext:value-type="string">
            <text:p>aynısı</text:p>
          </table:table-cell>
          <table:table-cell table:number-columns-repeated="1020"/>
        </table:table-row>
        <table:table-row table:style-name="ro1">
          <table:table-cell office:value-type="string" calcext:value-type="string">
            <text:p>حلميه</text:p>
          </table:table-cell>
          <table:table-cell office:value-type="string" calcext:value-type="string">
            <text:p>Hilmiye</text:p>
          </table:table-cell>
          <table:table-cell table:formula="of:=ABJAD([.$A620];1;1)" office:value-type="float" office:value="93" calcext:value-type="float">
            <text:p>93</text:p>
          </table:table-cell>
          <table:table-cell table:formula="of:=IF([.$C620]=ABJAD([.$A620];7;1);&quot;aynısı&quot;;ABJAD([.$A620];7;1))" office:value-type="string" office:string-value="aynısı" calcext:value-type="string">
            <text:p>aynısı</text:p>
          </table:table-cell>
          <table:table-cell table:number-columns-repeated="1020"/>
        </table:table-row>
        <table:table-row table:style-name="ro1">
          <table:table-cell office:value-type="string" calcext:value-type="string">
            <text:p>هِمت</text:p>
          </table:table-cell>
          <table:table-cell office:value-type="string" calcext:value-type="string">
            <text:p>Himmet</text:p>
          </table:table-cell>
          <table:table-cell table:formula="of:=ABJAD([.$A621];1;1)" office:value-type="float" office:value="445" calcext:value-type="float">
            <text:p>445</text:p>
          </table:table-cell>
          <table:table-cell table:formula="of:=IF([.$C621]=ABJAD([.$A621];7;1);&quot;aynısı&quot;;ABJAD([.$A621];7;1))" office:value-type="string" office:string-value="aynısı" calcext:value-type="string">
            <text:p>aynısı</text:p>
          </table:table-cell>
          <table:table-cell table:number-columns-repeated="1020"/>
        </table:table-row>
        <table:table-row table:style-name="ro1">
          <table:table-cell office:value-type="string" calcext:value-type="string">
            <text:p>خلوصى</text:p>
          </table:table-cell>
          <table:table-cell office:value-type="string" calcext:value-type="string">
            <text:p>Hulusi</text:p>
          </table:table-cell>
          <table:table-cell table:formula="of:=ABJAD([.$A622];1;1)" office:value-type="float" office:value="727" calcext:value-type="float">
            <text:p>727</text:p>
          </table:table-cell>
          <table:table-cell table:formula="of:=IF([.$C622]=ABJAD([.$A622];7;1);&quot;aynısı&quot;;ABJAD([.$A622];7;1))" office:value-type="float" office:value="697" calcext:value-type="float">
            <text:p>697</text:p>
          </table:table-cell>
          <table:table-cell table:number-columns-repeated="1020"/>
        </table:table-row>
        <table:table-row table:style-name="ro1">
          <table:table-cell office:value-type="string" calcext:value-type="string">
            <text:p>حمیرا</text:p>
          </table:table-cell>
          <table:table-cell office:value-type="string" calcext:value-type="string">
            <text:p>Humeyra</text:p>
          </table:table-cell>
          <table:table-cell table:formula="of:=ABJAD([.$A623];1;1)" office:value-type="float" office:value="259" calcext:value-type="float">
            <text:p>259</text:p>
          </table:table-cell>
          <table:table-cell table:formula="of:=IF([.$C623]=ABJAD([.$A623];7;1);&quot;aynısı&quot;;ABJAD([.$A623];7;1))" office:value-type="string" office:string-value="aynısı" calcext:value-type="string">
            <text:p>aynısı</text:p>
          </table:table-cell>
          <table:table-cell table:number-columns-repeated="1020"/>
        </table:table-row>
        <table:table-row table:style-name="ro1">
          <table:table-cell office:value-type="string" calcext:value-type="string">
            <text:p>حون آلپ</text:p>
          </table:table-cell>
          <table:table-cell office:value-type="string" calcext:value-type="string">
            <text:p>Hunalp</text:p>
          </table:table-cell>
          <table:table-cell table:formula="of:=ABJAD([.$A624];1;1)" office:value-type="float" office:value="97" calcext:value-type="float">
            <text:p>97</text:p>
          </table:table-cell>
          <table:table-cell table:formula="of:=IF([.$C624]=ABJAD([.$A624];7;1);&quot;aynısı&quot;;ABJAD([.$A624];7;1))" office:value-type="string" office:string-value="aynısı" calcext:value-type="string">
            <text:p>aynısı</text:p>
          </table:table-cell>
          <table:table-cell table:number-columns-repeated="1020"/>
        </table:table-row>
        <table:table-row table:style-name="ro1">
          <table:table-cell office:value-type="string" calcext:value-type="string">
            <text:p>حورى</text:p>
          </table:table-cell>
          <table:table-cell office:value-type="string" calcext:value-type="string">
            <text:p>Huri</text:p>
          </table:table-cell>
          <table:table-cell table:formula="of:=ABJAD([.$A625];1;1)" office:value-type="float" office:value="215" calcext:value-type="float">
            <text:p>215</text:p>
          </table:table-cell>
          <table:table-cell table:formula="of:=IF([.$C625]=ABJAD([.$A625];7;1);&quot;aynısı&quot;;ABJAD([.$A625];7;1))" office:value-type="string" office:string-value="aynısı" calcext:value-type="string">
            <text:p>aynısı</text:p>
          </table:table-cell>
          <table:table-cell table:number-columns-repeated="1020"/>
        </table:table-row>
        <table:table-row table:style-name="ro1">
          <table:table-cell office:value-type="string" calcext:value-type="string">
            <text:p>حوريه</text:p>
          </table:table-cell>
          <table:table-cell office:value-type="string" calcext:value-type="string">
            <text:p>Huriye</text:p>
          </table:table-cell>
          <table:table-cell table:formula="of:=ABJAD([.$A626];1;1)" office:value-type="float" office:value="229" calcext:value-type="float">
            <text:p>229</text:p>
          </table:table-cell>
          <table:table-cell table:formula="of:=IF([.$C626]=ABJAD([.$A626];7;1);&quot;aynısı&quot;;ABJAD([.$A626];7;1))" office:value-type="string" office:string-value="aynısı" calcext:value-type="string">
            <text:p>aynısı</text:p>
          </table:table-cell>
          <table:table-cell table:number-columns-repeated="1020"/>
        </table:table-row>
        <table:table-row table:style-name="ro1">
          <table:table-cell office:value-type="string" calcext:value-type="string">
            <text:p>خورشيد</text:p>
          </table:table-cell>
          <table:table-cell office:value-type="string" calcext:value-type="string">
            <text:p>Hurşit</text:p>
          </table:table-cell>
          <table:table-cell table:formula="of:=ABJAD([.$A627];1;1)" office:value-type="float" office:value="1120" calcext:value-type="float">
            <text:p>1120</text:p>
          </table:table-cell>
          <table:table-cell table:formula="of:=IF([.$C627]=ABJAD([.$A627];7;1);&quot;aynısı&quot;;ABJAD([.$A627];7;1))" office:value-type="float" office:value="1820" calcext:value-type="float">
            <text:p>1820</text:p>
          </table:table-cell>
          <table:table-cell table:number-columns-repeated="1020"/>
        </table:table-row>
        <table:table-row table:style-name="ro1">
          <table:table-cell office:value-type="string" calcext:value-type="string">
            <text:p>خوليا</text:p>
          </table:table-cell>
          <table:table-cell office:value-type="string" calcext:value-type="string">
            <text:p>Hülya</text:p>
          </table:table-cell>
          <table:table-cell table:formula="of:=ABJAD([.$A628];1;1)" office:value-type="float" office:value="647" calcext:value-type="float">
            <text:p>647</text:p>
          </table:table-cell>
          <table:table-cell table:formula="of:=IF([.$C628]=ABJAD([.$A628];7;1);&quot;aynısı&quot;;ABJAD([.$A628];7;1))" office:value-type="string" office:string-value="aynısı" calcext:value-type="string">
            <text:p>aynısı</text:p>
          </table:table-cell>
          <table:table-cell table:number-columns-repeated="1020"/>
        </table:table-row>
        <table:table-row table:style-name="ro1">
          <table:table-cell office:value-type="string" calcext:value-type="string">
            <text:p>هما</text:p>
          </table:table-cell>
          <table:table-cell office:value-type="string" calcext:value-type="string">
            <text:p>Hüma</text:p>
          </table:table-cell>
          <table:table-cell table:formula="of:=ABJAD([.$A629];1;1)" office:value-type="float" office:value="46" calcext:value-type="float">
            <text:p>46</text:p>
          </table:table-cell>
          <table:table-cell table:formula="of:=IF([.$C629]=ABJAD([.$A629];7;1);&quot;aynısı&quot;;ABJAD([.$A629];7;1))" office:value-type="string" office:string-value="aynısı" calcext:value-type="string">
            <text:p>aynısı</text:p>
          </table:table-cell>
          <table:table-cell table:number-columns-repeated="1020"/>
        </table:table-row>
        <table:table-row table:style-name="ro1">
          <table:table-cell office:value-type="string" calcext:value-type="string">
            <text:p>هور</text:p>
          </table:table-cell>
          <table:table-cell office:value-type="string" calcext:value-type="string">
            <text:p>Hür</text:p>
          </table:table-cell>
          <table:table-cell table:formula="of:=ABJAD([.$A630];1;1)" office:value-type="float" office:value="211" calcext:value-type="float">
            <text:p>211</text:p>
          </table:table-cell>
          <table:table-cell table:formula="of:=IF([.$C630]=ABJAD([.$A630];7;1);&quot;aynısı&quot;;ABJAD([.$A630];7;1))" office:value-type="string" office:string-value="aynısı" calcext:value-type="string">
            <text:p>aynısı</text:p>
          </table:table-cell>
          <table:table-cell table:number-columns-repeated="1020"/>
        </table:table-row>
        <table:table-row table:style-name="ro1">
          <table:table-cell office:value-type="string" calcext:value-type="string">
            <text:p>حرجان</text:p>
          </table:table-cell>
          <table:table-cell office:value-type="string" calcext:value-type="string">
            <text:p>Hürcan</text:p>
          </table:table-cell>
          <table:table-cell table:formula="of:=ABJAD([.$A631];1;1)" office:value-type="float" office:value="262" calcext:value-type="float">
            <text:p>262</text:p>
          </table:table-cell>
          <table:table-cell table:formula="of:=IF([.$C631]=ABJAD([.$A631];7;1);&quot;aynısı&quot;;ABJAD([.$A631];7;1))" office:value-type="string" office:string-value="aynısı" calcext:value-type="string">
            <text:p>aynısı</text:p>
          </table:table-cell>
          <table:table-cell table:number-columns-repeated="1020"/>
        </table:table-row>
        <table:table-row table:style-name="ro1">
          <table:table-cell office:value-type="string" calcext:value-type="string">
            <text:p>حُرمت</text:p>
          </table:table-cell>
          <table:table-cell office:value-type="string" calcext:value-type="string">
            <text:p>Hürmet</text:p>
          </table:table-cell>
          <table:table-cell table:formula="of:=ABJAD([.$A632];1;1)" office:value-type="float" office:value="648" calcext:value-type="float">
            <text:p>648</text:p>
          </table:table-cell>
          <table:table-cell table:formula="of:=IF([.$C632]=ABJAD([.$A632];7;1);&quot;aynısı&quot;;ABJAD([.$A632];7;1))" office:value-type="string" office:string-value="aynısı" calcext:value-type="string">
            <text:p>aynısı</text:p>
          </table:table-cell>
          <table:table-cell table:number-columns-repeated="1020"/>
        </table:table-row>
        <table:table-row table:style-name="ro1">
          <table:table-cell office:value-type="string" calcext:value-type="string">
            <text:p>حسين</text:p>
          </table:table-cell>
          <table:table-cell office:value-type="string" calcext:value-type="string">
            <text:p>Hüseyin</text:p>
          </table:table-cell>
          <table:table-cell table:formula="of:=ABJAD([.$A633];1;1)" office:value-type="float" office:value="128" calcext:value-type="float">
            <text:p>128</text:p>
          </table:table-cell>
          <table:table-cell table:formula="of:=IF([.$C633]=ABJAD([.$A633];7;1);&quot;aynısı&quot;;ABJAD([.$A633];7;1))" office:value-type="float" office:value="368" calcext:value-type="float">
            <text:p>368</text:p>
          </table:table-cell>
          <table:table-cell table:number-columns-repeated="1020"/>
        </table:table-row>
        <table:table-row table:style-name="ro1">
          <table:table-cell office:value-type="string" calcext:value-type="string">
            <text:p>حسنى</text:p>
          </table:table-cell>
          <table:table-cell office:value-type="string" calcext:value-type="string">
            <text:p>Hüsna</text:p>
          </table:table-cell>
          <table:table-cell table:formula="of:=ABJAD([.$A634];1;1)" office:value-type="float" office:value="119" calcext:value-type="float">
            <text:p>119</text:p>
          </table:table-cell>
          <table:table-cell table:formula="of:=IF([.$C634]=ABJAD([.$A634];7;1);&quot;aynısı&quot;;ABJAD([.$A634];7;1))" office:value-type="float" office:value="359" calcext:value-type="float">
            <text:p>359</text:p>
          </table:table-cell>
          <table:table-cell table:number-columns-repeated="1020"/>
        </table:table-row>
        <table:table-row table:style-name="ro1">
          <table:table-cell office:value-type="string" calcext:value-type="string">
            <text:p>حسنيه</text:p>
          </table:table-cell>
          <table:table-cell office:value-type="string" calcext:value-type="string">
            <text:p>Hüsniye</text:p>
          </table:table-cell>
          <table:table-cell table:formula="of:=ABJAD([.$A635];1;1)" office:value-type="float" office:value="133" calcext:value-type="float">
            <text:p>133</text:p>
          </table:table-cell>
          <table:table-cell table:formula="of:=IF([.$C635]=ABJAD([.$A635];7;1);&quot;aynısı&quot;;ABJAD([.$A635];7;1))" office:value-type="float" office:value="373" calcext:value-type="float">
            <text:p>373</text:p>
          </table:table-cell>
          <table:table-cell table:number-columns-repeated="1020"/>
        </table:table-row>
        <table:table-row table:style-name="ro1">
          <table:table-cell office:value-type="string" calcext:value-type="string">
            <text:p>ايراز</text:p>
          </table:table-cell>
          <table:table-cell office:value-type="string" calcext:value-type="string">
            <text:p>Iraz</text:p>
          </table:table-cell>
          <table:table-cell table:formula="of:=ABJAD([.$A636];1;1)" office:value-type="float" office:value="219" calcext:value-type="float">
            <text:p>219</text:p>
          </table:table-cell>
          <table:table-cell table:formula="of:=IF([.$C636]=ABJAD([.$A636];7;1);&quot;aynısı&quot;;ABJAD([.$A636];7;1))" office:value-type="string" office:string-value="aynısı" calcext:value-type="string">
            <text:p>aynısı</text:p>
          </table:table-cell>
          <table:table-cell table:number-columns-repeated="1020"/>
        </table:table-row>
        <table:table-row table:style-name="ro1">
          <table:table-cell office:value-type="string" calcext:value-type="string">
            <text:p>ايرماك</text:p>
          </table:table-cell>
          <table:table-cell office:value-type="string" calcext:value-type="string">
            <text:p>Irmak</text:p>
          </table:table-cell>
          <table:table-cell table:formula="of:=ABJAD([.$A637];1;1)" office:value-type="float" office:value="272" calcext:value-type="float">
            <text:p>272</text:p>
          </table:table-cell>
          <table:table-cell table:formula="of:=IF([.$C637]=ABJAD([.$A637];7;1);&quot;aynısı&quot;;ABJAD([.$A637];7;1))" office:value-type="string" office:string-value="aynısı" calcext:value-type="string">
            <text:p>aynısı</text:p>
          </table:table-cell>
          <table:table-cell table:number-columns-repeated="1020"/>
        </table:table-row>
        <table:table-row table:style-name="ro1">
          <table:table-cell office:value-type="string" calcext:value-type="string">
            <text:p>عصمت</text:p>
          </table:table-cell>
          <table:table-cell office:value-type="string" calcext:value-type="string">
            <text:p>Ismet</text:p>
          </table:table-cell>
          <table:table-cell table:formula="of:=ABJAD([.$A638];1;1)" office:value-type="float" office:value="600" calcext:value-type="float">
            <text:p>600</text:p>
          </table:table-cell>
          <table:table-cell table:formula="of:=IF([.$C638]=ABJAD([.$A638];7;1);&quot;aynısı&quot;;ABJAD([.$A638];7;1))" office:value-type="float" office:value="570" calcext:value-type="float">
            <text:p>570</text:p>
          </table:table-cell>
          <table:table-cell table:number-columns-repeated="1020"/>
        </table:table-row>
        <table:table-row table:style-name="ro1">
          <table:table-cell office:value-type="string" calcext:value-type="string">
            <text:p>ژاله</text:p>
          </table:table-cell>
          <table:table-cell office:value-type="string" calcext:value-type="string">
            <text:p>Jale</text:p>
          </table:table-cell>
          <table:table-cell table:formula="of:=ABJAD([.$A639];1;1)" office:value-type="float" office:value="43" calcext:value-type="float">
            <text:p>43</text:p>
          </table:table-cell>
          <table:table-cell table:formula="of:=IF([.$C639]=ABJAD([.$A639];7;1);&quot;aynısı&quot;;ABJAD([.$A639];7;1))" office:value-type="string" office:string-value="aynısı" calcext:value-type="string">
            <text:p>aynısı</text:p>
          </table:table-cell>
          <table:table-cell table:number-columns-repeated="1020"/>
        </table:table-row>
        <table:table-row table:style-name="ro1">
          <table:table-cell office:value-type="string" calcext:value-type="string">
            <text:p>قاآن</text:p>
          </table:table-cell>
          <table:table-cell office:value-type="string" calcext:value-type="string">
            <text:p>Kaan</text:p>
          </table:table-cell>
          <table:table-cell table:formula="of:=ABJAD([.$A640];1;1)" office:value-type="float" office:value="152" calcext:value-type="float">
            <text:p>152</text:p>
          </table:table-cell>
          <table:table-cell table:formula="of:=IF([.$C640]=ABJAD([.$A640];7;1);&quot;aynısı&quot;;ABJAD([.$A640];7;1))" office:value-type="string" office:string-value="aynısı" calcext:value-type="string">
            <text:p>aynısı</text:p>
          </table:table-cell>
          <table:table-cell table:number-columns-repeated="1020"/>
        </table:table-row>
        <table:table-row table:style-name="ro1">
          <table:table-cell office:value-type="string" calcext:value-type="string">
            <text:p>قدم</text:p>
          </table:table-cell>
          <table:table-cell office:value-type="string" calcext:value-type="string">
            <text:p>Kadem</text:p>
          </table:table-cell>
          <table:table-cell table:formula="of:=ABJAD([.$A641];1;1)" office:value-type="float" office:value="144" calcext:value-type="float">
            <text:p>144</text:p>
          </table:table-cell>
          <table:table-cell table:formula="of:=IF([.$C641]=ABJAD([.$A641];7;1);&quot;aynısı&quot;;ABJAD([.$A641];7;1))" office:value-type="string" office:string-value="aynısı" calcext:value-type="string">
            <text:p>aynısı</text:p>
          </table:table-cell>
          <table:table-cell table:number-columns-repeated="1020"/>
        </table:table-row>
        <table:table-row table:style-name="ro1">
          <table:table-cell office:value-type="string" calcext:value-type="string">
            <text:p>قدر</text:p>
          </table:table-cell>
          <table:table-cell office:value-type="string" calcext:value-type="string">
            <text:p>Kader</text:p>
          </table:table-cell>
          <table:table-cell table:formula="of:=ABJAD([.$A642];1;1)" office:value-type="float" office:value="304" calcext:value-type="float">
            <text:p>304</text:p>
          </table:table-cell>
          <table:table-cell table:formula="of:=IF([.$C642]=ABJAD([.$A642];7;1);&quot;aynısı&quot;;ABJAD([.$A642];7;1))" office:value-type="string" office:string-value="aynısı" calcext:value-type="string">
            <text:p>aynısı</text:p>
          </table:table-cell>
          <table:table-cell table:number-columns-repeated="1020"/>
        </table:table-row>
        <table:table-row table:style-name="ro1">
          <table:table-cell office:value-type="string" calcext:value-type="string">
            <text:p>قدیم</text:p>
          </table:table-cell>
          <table:table-cell office:value-type="string" calcext:value-type="string">
            <text:p>Kadim</text:p>
          </table:table-cell>
          <table:table-cell table:formula="of:=ABJAD([.$A643];1;1)" office:value-type="float" office:value="154" calcext:value-type="float">
            <text:p>154</text:p>
          </table:table-cell>
          <table:table-cell table:formula="of:=IF([.$C643]=ABJAD([.$A643];7;1);&quot;aynısı&quot;;ABJAD([.$A643];7;1))" office:value-type="string" office:string-value="aynısı" calcext:value-type="string">
            <text:p>aynısı</text:p>
          </table:table-cell>
          <table:table-cell table:number-columns-repeated="1020"/>
        </table:table-row>
        <table:table-row table:style-name="ro1">
          <table:table-cell office:value-type="string" calcext:value-type="string">
            <text:p>قدير</text:p>
          </table:table-cell>
          <table:table-cell office:value-type="string" calcext:value-type="string">
            <text:p>Kadir</text:p>
          </table:table-cell>
          <table:table-cell table:formula="of:=ABJAD([.$A644];1;1)" office:value-type="float" office:value="314" calcext:value-type="float">
            <text:p>314</text:p>
          </table:table-cell>
          <table:table-cell table:formula="of:=IF([.$C644]=ABJAD([.$A644];7;1);&quot;aynısı&quot;;ABJAD([.$A644];7;1))" office:value-type="string" office:string-value="aynısı" calcext:value-type="string">
            <text:p>aynısı</text:p>
          </table:table-cell>
          <table:table-cell table:number-columns-repeated="1020"/>
        </table:table-row>
        <table:table-row table:style-name="ro1">
          <table:table-cell office:value-type="string" calcext:value-type="string">
            <text:p>قدیره</text:p>
          </table:table-cell>
          <table:table-cell office:value-type="string" calcext:value-type="string">
            <text:p>Kadire</text:p>
          </table:table-cell>
          <table:table-cell table:formula="of:=ABJAD([.$A645];1;1)" office:value-type="float" office:value="319" calcext:value-type="float">
            <text:p>319</text:p>
          </table:table-cell>
          <table:table-cell table:formula="of:=IF([.$C645]=ABJAD([.$A645];7;1);&quot;aynısı&quot;;ABJAD([.$A645];7;1))" office:value-type="string" office:string-value="aynısı" calcext:value-type="string">
            <text:p>aynısı</text:p>
          </table:table-cell>
          <table:table-cell table:number-columns-repeated="1020"/>
        </table:table-row>
        <table:table-row table:style-name="ro1">
          <table:table-cell office:value-type="string" calcext:value-type="string">
            <text:p>قدري</text:p>
          </table:table-cell>
          <table:table-cell office:value-type="string" calcext:value-type="string">
            <text:p>Kadri</text:p>
          </table:table-cell>
          <table:table-cell table:formula="of:=ABJAD([.$A646];1;1)" office:value-type="float" office:value="314" calcext:value-type="float">
            <text:p>314</text:p>
          </table:table-cell>
          <table:table-cell table:formula="of:=IF([.$C646]=ABJAD([.$A646];7;1);&quot;aynısı&quot;;ABJAD([.$A646];7;1))" office:value-type="string" office:string-value="aynısı" calcext:value-type="string">
            <text:p>aynısı</text:p>
          </table:table-cell>
          <table:table-cell table:number-columns-repeated="1020"/>
        </table:table-row>
        <table:table-row table:style-name="ro1">
          <table:table-cell office:value-type="string" calcext:value-type="string">
            <text:p>قدريه</text:p>
          </table:table-cell>
          <table:table-cell office:value-type="string" calcext:value-type="string">
            <text:p>Kadriye</text:p>
          </table:table-cell>
          <table:table-cell table:formula="of:=ABJAD([.$A647];1;1)" office:value-type="float" office:value="319" calcext:value-type="float">
            <text:p>319</text:p>
          </table:table-cell>
          <table:table-cell table:formula="of:=IF([.$C647]=ABJAD([.$A647];7;1);&quot;aynısı&quot;;ABJAD([.$A647];7;1))" office:value-type="string" office:string-value="aynısı" calcext:value-type="string">
            <text:p>aynısı</text:p>
          </table:table-cell>
          <table:table-cell table:number-columns-repeated="1020"/>
        </table:table-row>
        <table:table-row table:style-name="ro1">
          <table:table-cell office:value-type="string" calcext:value-type="string">
            <text:p>قاغان</text:p>
          </table:table-cell>
          <table:table-cell office:value-type="string" calcext:value-type="string">
            <text:p>Kağan</text:p>
          </table:table-cell>
          <table:table-cell table:formula="of:=ABJAD([.$A648];1;1)" office:value-type="float" office:value="1152" calcext:value-type="float">
            <text:p>1152</text:p>
          </table:table-cell>
          <table:table-cell table:formula="of:=IF([.$C648]=ABJAD([.$A648];7;1);&quot;aynısı&quot;;ABJAD([.$A648];7;1))" office:value-type="float" office:value="1052" calcext:value-type="float">
            <text:p>1052</text:p>
          </table:table-cell>
          <table:table-cell table:number-columns-repeated="1020"/>
        </table:table-row>
        <table:table-row table:style-name="ro1">
          <table:table-cell office:value-type="string" calcext:value-type="string">
            <text:p>قهرمان</text:p>
          </table:table-cell>
          <table:table-cell office:value-type="string" calcext:value-type="string">
            <text:p>Kahraman</text:p>
          </table:table-cell>
          <table:table-cell table:formula="of:=ABJAD([.$A649];1;1)" office:value-type="float" office:value="396" calcext:value-type="float">
            <text:p>396</text:p>
          </table:table-cell>
          <table:table-cell table:formula="of:=IF([.$C649]=ABJAD([.$A649];7;1);&quot;aynısı&quot;;ABJAD([.$A649];7;1))" office:value-type="string" office:string-value="aynısı" calcext:value-type="string">
            <text:p>aynısı</text:p>
          </table:table-cell>
          <table:table-cell table:number-columns-repeated="1020"/>
        </table:table-row>
        <table:table-row table:style-name="ro1">
          <table:table-cell office:value-type="string" calcext:value-type="string">
            <text:p>كائنات</text:p>
          </table:table-cell>
          <table:table-cell office:value-type="string" calcext:value-type="string">
            <text:p>Kainat</text:p>
          </table:table-cell>
          <table:table-cell table:formula="of:=ABJAD([.$A650];1;1)" office:value-type="float" office:value="483" calcext:value-type="float">
            <text:p>483</text:p>
          </table:table-cell>
          <table:table-cell table:formula="of:=IF([.$C650]=ABJAD([.$A650];7;1);&quot;aynısı&quot;;ABJAD([.$A650];7;1))" office:value-type="string" office:string-value="aynısı" calcext:value-type="string">
            <text:p>aynısı</text:p>
          </table:table-cell>
          <table:table-cell table:number-columns-repeated="1020"/>
        </table:table-row>
        <table:table-row table:style-name="ro1">
          <table:table-cell office:value-type="string" calcext:value-type="string">
            <text:p>قلندر</text:p>
          </table:table-cell>
          <table:table-cell office:value-type="string" calcext:value-type="string">
            <text:p>Kalender</text:p>
          </table:table-cell>
          <table:table-cell table:formula="of:=ABJAD([.$A651];1;1)" office:value-type="float" office:value="384" calcext:value-type="float">
            <text:p>384</text:p>
          </table:table-cell>
          <table:table-cell table:formula="of:=IF([.$C651]=ABJAD([.$A651];7;1);&quot;aynısı&quot;;ABJAD([.$A651];7;1))" office:value-type="string" office:string-value="aynısı" calcext:value-type="string">
            <text:p>aynısı</text:p>
          </table:table-cell>
          <table:table-cell table:number-columns-repeated="1020"/>
        </table:table-row>
        <table:table-row table:style-name="ro1">
          <table:table-cell office:value-type="string" calcext:value-type="string">
            <text:p>قنبر</text:p>
          </table:table-cell>
          <table:table-cell office:value-type="string" calcext:value-type="string">
            <text:p>Kamber</text:p>
          </table:table-cell>
          <table:table-cell table:formula="of:=ABJAD([.$A652];1;1)" office:value-type="float" office:value="352" calcext:value-type="float">
            <text:p>352</text:p>
          </table:table-cell>
          <table:table-cell table:formula="of:=IF([.$C652]=ABJAD([.$A652];7;1);&quot;aynısı&quot;;ABJAD([.$A652];7;1))" office:value-type="string" office:string-value="aynısı" calcext:value-type="string">
            <text:p>aynısı</text:p>
          </table:table-cell>
          <table:table-cell table:number-columns-repeated="1020"/>
        </table:table-row>
        <table:table-row table:style-name="ro1">
          <table:table-cell office:value-type="string" calcext:value-type="string">
            <text:p>قمر</text:p>
          </table:table-cell>
          <table:table-cell office:value-type="string" calcext:value-type="string">
            <text:p>Kamer</text:p>
          </table:table-cell>
          <table:table-cell table:formula="of:=ABJAD([.$A653];1;1)" office:value-type="float" office:value="340" calcext:value-type="float">
            <text:p>340</text:p>
          </table:table-cell>
          <table:table-cell table:formula="of:=IF([.$C653]=ABJAD([.$A653];7;1);&quot;aynısı&quot;;ABJAD([.$A653];7;1))" office:value-type="string" office:string-value="aynısı" calcext:value-type="string">
            <text:p>aynısı</text:p>
          </table:table-cell>
          <table:table-cell table:number-columns-repeated="1020"/>
        </table:table-row>
        <table:table-row table:style-name="ro1">
          <table:table-cell office:value-type="string" calcext:value-type="string">
            <text:p>كامل</text:p>
          </table:table-cell>
          <table:table-cell office:value-type="string" calcext:value-type="string">
            <text:p>Kamil</text:p>
          </table:table-cell>
          <table:table-cell table:formula="of:=ABJAD([.$A654];1;1)" office:value-type="float" office:value="91" calcext:value-type="float">
            <text:p>91</text:p>
          </table:table-cell>
          <table:table-cell table:formula="of:=IF([.$C654]=ABJAD([.$A654];7;1);&quot;aynısı&quot;;ABJAD([.$A654];7;1))" office:value-type="string" office:string-value="aynısı" calcext:value-type="string">
            <text:p>aynısı</text:p>
          </table:table-cell>
          <table:table-cell table:number-columns-repeated="1020"/>
        </table:table-row>
        <table:table-row table:style-name="ro1">
          <table:table-cell office:value-type="string" calcext:value-type="string">
            <text:p>كاملة</text:p>
          </table:table-cell>
          <table:table-cell office:value-type="string" calcext:value-type="string">
            <text:p>Kamile</text:p>
          </table:table-cell>
          <table:table-cell table:formula="of:=ABJAD([.$A655];1;1)" office:value-type="float" office:value="96" calcext:value-type="float">
            <text:p>96</text:p>
          </table:table-cell>
          <table:table-cell table:formula="of:=IF([.$C655]=ABJAD([.$A655];7;1);&quot;aynısı&quot;;ABJAD([.$A655];7;1))" office:value-type="string" office:string-value="aynısı" calcext:value-type="string">
            <text:p>aynısı</text:p>
          </table:table-cell>
          <table:table-cell table:number-columns-repeated="1020"/>
        </table:table-row>
        <table:table-row table:style-name="ro1">
          <table:table-cell office:value-type="string" calcext:value-type="string">
            <text:p>كامران</text:p>
          </table:table-cell>
          <table:table-cell office:value-type="string" calcext:value-type="string">
            <text:p>Kamuran</text:p>
          </table:table-cell>
          <table:table-cell table:formula="of:=ABJAD([.$A656];1;1)" office:value-type="float" office:value="312" calcext:value-type="float">
            <text:p>312</text:p>
          </table:table-cell>
          <table:table-cell table:formula="of:=IF([.$C656]=ABJAD([.$A656];7;1);&quot;aynısı&quot;;ABJAD([.$A656];7;1))" office:value-type="string" office:string-value="aynısı" calcext:value-type="string">
            <text:p>aynısı</text:p>
          </table:table-cell>
          <table:table-cell table:number-columns-repeated="1020"/>
        </table:table-row>
        <table:table-row table:style-name="ro1">
          <table:table-cell office:value-type="string" calcext:value-type="string">
            <text:p>كانيه</text:p>
          </table:table-cell>
          <table:table-cell office:value-type="string" calcext:value-type="string">
            <text:p>Kaniye</text:p>
          </table:table-cell>
          <table:table-cell table:formula="of:=ABJAD([.$A657];1;1)" office:value-type="float" office:value="86" calcext:value-type="float">
            <text:p>86</text:p>
          </table:table-cell>
          <table:table-cell table:formula="of:=IF([.$C657]=ABJAD([.$A657];7;1);&quot;aynısı&quot;;ABJAD([.$A657];7;1))" office:value-type="string" office:string-value="aynısı" calcext:value-type="string">
            <text:p>aynısı</text:p>
          </table:table-cell>
          <table:table-cell table:number-columns-repeated="1020"/>
        </table:table-row>
        <table:table-row table:style-name="ro1">
          <table:table-cell office:value-type="string" calcext:value-type="string">
            <text:p>قاردلن</text:p>
          </table:table-cell>
          <table:table-cell office:value-type="string" calcext:value-type="string">
            <text:p>Kardelen</text:p>
          </table:table-cell>
          <table:table-cell table:formula="of:=ABJAD([.$A658];1;1)" office:value-type="float" office:value="385" calcext:value-type="float">
            <text:p>385</text:p>
          </table:table-cell>
          <table:table-cell table:formula="of:=IF([.$C658]=ABJAD([.$A658];7;1);&quot;aynısı&quot;;ABJAD([.$A658];7;1))" office:value-type="string" office:string-value="aynısı" calcext:value-type="string">
            <text:p>aynısı</text:p>
          </table:table-cell>
          <table:table-cell table:number-columns-repeated="1020"/>
        </table:table-row>
        <table:table-row table:style-name="ro1">
          <table:table-cell office:value-type="string" calcext:value-type="string">
            <text:p>قايا</text:p>
          </table:table-cell>
          <table:table-cell office:value-type="string" calcext:value-type="string">
            <text:p>Kaya</text:p>
          </table:table-cell>
          <table:table-cell table:formula="of:=ABJAD([.$A659];1;1)" office:value-type="float" office:value="112" calcext:value-type="float">
            <text:p>112</text:p>
          </table:table-cell>
          <table:table-cell table:formula="of:=IF([.$C659]=ABJAD([.$A659];7;1);&quot;aynısı&quot;;ABJAD([.$A659];7;1))" office:value-type="string" office:string-value="aynısı" calcext:value-type="string">
            <text:p>aynısı</text:p>
          </table:table-cell>
          <table:table-cell table:number-columns-repeated="1020"/>
        </table:table-row>
        <table:table-row table:style-name="ro1">
          <table:table-cell office:value-type="string" calcext:value-type="string">
            <text:p>قايرا</text:p>
          </table:table-cell>
          <table:table-cell office:value-type="string" calcext:value-type="string">
            <text:p>Kayra</text:p>
          </table:table-cell>
          <table:table-cell table:formula="of:=ABJAD([.$A660];1;1)" office:value-type="float" office:value="312" calcext:value-type="float">
            <text:p>312</text:p>
          </table:table-cell>
          <table:table-cell table:formula="of:=IF([.$C660]=ABJAD([.$A660];7;1);&quot;aynısı&quot;;ABJAD([.$A660];7;1))" office:value-type="string" office:string-value="aynısı" calcext:value-type="string">
            <text:p>aynısı</text:p>
          </table:table-cell>
          <table:table-cell table:number-columns-repeated="1020"/>
        </table:table-row>
        <table:table-row table:style-name="ro1">
          <table:table-cell office:value-type="string" calcext:value-type="string">
            <text:p>كمال</text:p>
          </table:table-cell>
          <table:table-cell office:value-type="string" calcext:value-type="string">
            <text:p>Kemal</text:p>
          </table:table-cell>
          <table:table-cell table:formula="of:=ABJAD([.$A661];1;1)" office:value-type="float" office:value="91" calcext:value-type="float">
            <text:p>91</text:p>
          </table:table-cell>
          <table:table-cell table:formula="of:=IF([.$C661]=ABJAD([.$A661];7;1);&quot;aynısı&quot;;ABJAD([.$A661];7;1))" office:value-type="string" office:string-value="aynısı" calcext:value-type="string">
            <text:p>aynısı</text:p>
          </table:table-cell>
          <table:table-cell table:number-columns-repeated="1020"/>
        </table:table-row>
        <table:table-row table:style-name="ro1">
          <table:table-cell office:value-type="string" calcext:value-type="string">
            <text:p>كنان</text:p>
          </table:table-cell>
          <table:table-cell office:value-type="string" calcext:value-type="string">
            <text:p>Kenan</text:p>
          </table:table-cell>
          <table:table-cell table:formula="of:=ABJAD([.$A662];1;1)" office:value-type="float" office:value="121" calcext:value-type="float">
            <text:p>121</text:p>
          </table:table-cell>
          <table:table-cell table:formula="of:=IF([.$C662]=ABJAD([.$A662];7;1);&quot;aynısı&quot;;ABJAD([.$A662];7;1))" office:value-type="string" office:string-value="aynısı" calcext:value-type="string">
            <text:p>aynısı</text:p>
          </table:table-cell>
          <table:table-cell table:number-columns-repeated="1020"/>
        </table:table-row>
        <table:table-row table:style-name="ro1">
          <table:table-cell office:value-type="string" calcext:value-type="string">
            <text:p>کرامت</text:p>
          </table:table-cell>
          <table:table-cell office:value-type="string" calcext:value-type="string">
            <text:p>Keramet</text:p>
          </table:table-cell>
          <table:table-cell table:formula="of:=ABJAD([.$A663];1;1)" office:value-type="float" office:value="661" calcext:value-type="float">
            <text:p>661</text:p>
          </table:table-cell>
          <table:table-cell table:formula="of:=IF([.$C663]=ABJAD([.$A663];7;1);&quot;aynısı&quot;;ABJAD([.$A663];7;1))" office:value-type="string" office:string-value="aynısı" calcext:value-type="string">
            <text:p>aynısı</text:p>
          </table:table-cell>
          <table:table-cell table:number-columns-repeated="1020"/>
        </table:table-row>
        <table:table-row table:style-name="ro1">
          <table:table-cell office:value-type="string" calcext:value-type="string">
            <text:p>كرم</text:p>
          </table:table-cell>
          <table:table-cell office:value-type="string" calcext:value-type="string">
            <text:p>Kerem</text:p>
          </table:table-cell>
          <table:table-cell table:formula="of:=ABJAD([.$A664];1;1)" office:value-type="float" office:value="260" calcext:value-type="float">
            <text:p>260</text:p>
          </table:table-cell>
          <table:table-cell table:formula="of:=IF([.$C664]=ABJAD([.$A664];7;1);&quot;aynısı&quot;;ABJAD([.$A664];7;1))" office:value-type="string" office:string-value="aynısı" calcext:value-type="string">
            <text:p>aynısı</text:p>
          </table:table-cell>
          <table:table-cell table:number-columns-repeated="1020"/>
        </table:table-row>
        <table:table-row table:style-name="ro1">
          <table:table-cell office:value-type="string" calcext:value-type="string">
            <text:p>كريم</text:p>
          </table:table-cell>
          <table:table-cell office:value-type="string" calcext:value-type="string">
            <text:p>Kerim</text:p>
          </table:table-cell>
          <table:table-cell table:formula="of:=ABJAD([.$A665];1;1)" office:value-type="float" office:value="270" calcext:value-type="float">
            <text:p>270</text:p>
          </table:table-cell>
          <table:table-cell table:formula="of:=IF([.$C665]=ABJAD([.$A665];7;1);&quot;aynısı&quot;;ABJAD([.$A665];7;1))" office:value-type="string" office:string-value="aynısı" calcext:value-type="string">
            <text:p>aynısı</text:p>
          </table:table-cell>
          <table:table-cell table:number-columns-repeated="1020"/>
        </table:table-row>
        <table:table-row table:style-name="ro1">
          <table:table-cell office:value-type="string" calcext:value-type="string">
            <text:p>كريمان</text:p>
          </table:table-cell>
          <table:table-cell office:value-type="string" calcext:value-type="string">
            <text:p>Keriman</text:p>
          </table:table-cell>
          <table:table-cell table:formula="of:=ABJAD([.$A666];1;1)" office:value-type="float" office:value="321" calcext:value-type="float">
            <text:p>321</text:p>
          </table:table-cell>
          <table:table-cell table:formula="of:=IF([.$C666]=ABJAD([.$A666];7;1);&quot;aynısı&quot;;ABJAD([.$A666];7;1))" office:value-type="string" office:string-value="aynısı" calcext:value-type="string">
            <text:p>aynısı</text:p>
          </table:table-cell>
          <table:table-cell table:number-columns-repeated="1020"/>
        </table:table-row>
        <table:table-row table:style-name="ro1">
          <table:table-cell office:value-type="string" calcext:value-type="string">
            <text:p>كريمة</text:p>
          </table:table-cell>
          <table:table-cell office:value-type="string" calcext:value-type="string">
            <text:p>Kerime</text:p>
          </table:table-cell>
          <table:table-cell table:formula="of:=ABJAD([.$A667];1;1)" office:value-type="float" office:value="275" calcext:value-type="float">
            <text:p>275</text:p>
          </table:table-cell>
          <table:table-cell table:formula="of:=IF([.$C667]=ABJAD([.$A667];7;1);&quot;aynısı&quot;;ABJAD([.$A667];7;1))" office:value-type="string" office:string-value="aynısı" calcext:value-type="string">
            <text:p>aynısı</text:p>
          </table:table-cell>
          <table:table-cell table:number-columns-repeated="1020"/>
        </table:table-row>
        <table:table-row table:style-name="ro1">
          <table:table-cell office:value-type="string" calcext:value-type="string">
            <text:p>كوثر</text:p>
          </table:table-cell>
          <table:table-cell office:value-type="string" calcext:value-type="string">
            <text:p>Kevser</text:p>
          </table:table-cell>
          <table:table-cell table:formula="of:=ABJAD([.$A668];1;1)" office:value-type="float" office:value="726" calcext:value-type="float">
            <text:p>726</text:p>
          </table:table-cell>
          <table:table-cell table:formula="of:=IF([.$C668]=ABJAD([.$A668];7;1);&quot;aynısı&quot;;ABJAD([.$A668];7;1))" office:value-type="string" office:string-value="aynısı" calcext:value-type="string">
            <text:p>aynısı</text:p>
          </table:table-cell>
          <table:table-cell table:number-columns-repeated="1020"/>
        </table:table-row>
        <table:table-row table:style-name="ro1">
          <table:table-cell office:value-type="string" calcext:value-type="string">
            <text:p>كزبان</text:p>
          </table:table-cell>
          <table:table-cell office:value-type="string" calcext:value-type="string">
            <text:p>Kezban</text:p>
          </table:table-cell>
          <table:table-cell table:formula="of:=ABJAD([.$A669];1;1)" office:value-type="float" office:value="80" calcext:value-type="float">
            <text:p>80</text:p>
          </table:table-cell>
          <table:table-cell table:formula="of:=IF([.$C669]=ABJAD([.$A669];7;1);&quot;aynısı&quot;;ABJAD([.$A669];7;1))" office:value-type="string" office:string-value="aynısı" calcext:value-type="string">
            <text:p>aynısı</text:p>
          </table:table-cell>
          <table:table-cell table:number-columns-repeated="1020"/>
        </table:table-row>
        <table:table-row table:style-name="ro1">
          <table:table-cell office:value-type="string" calcext:value-type="string">
            <text:p>كبار</text:p>
          </table:table-cell>
          <table:table-cell office:value-type="string" calcext:value-type="string">
            <text:p>Kibar</text:p>
          </table:table-cell>
          <table:table-cell table:formula="of:=ABJAD([.$A670];1;1)" office:value-type="float" office:value="223" calcext:value-type="float">
            <text:p>223</text:p>
          </table:table-cell>
          <table:table-cell table:formula="of:=IF([.$C670]=ABJAD([.$A670];7;1);&quot;aynısı&quot;;ABJAD([.$A670];7;1))" office:value-type="string" office:string-value="aynısı" calcext:value-type="string">
            <text:p>aynısı</text:p>
          </table:table-cell>
          <table:table-cell table:number-columns-repeated="1020"/>
        </table:table-row>
        <table:table-row table:style-name="ro1">
          <table:table-cell office:value-type="string" calcext:value-type="string">
            <text:p>كباريه</text:p>
          </table:table-cell>
          <table:table-cell office:value-type="string" calcext:value-type="string">
            <text:p>Kibariye</text:p>
          </table:table-cell>
          <table:table-cell table:formula="of:=ABJAD([.$A671];1;1)" office:value-type="float" office:value="238" calcext:value-type="float">
            <text:p>238</text:p>
          </table:table-cell>
          <table:table-cell table:formula="of:=IF([.$C671]=ABJAD([.$A671];7;1);&quot;aynısı&quot;;ABJAD([.$A671];7;1))" office:value-type="string" office:string-value="aynısı" calcext:value-type="string">
            <text:p>aynısı</text:p>
          </table:table-cell>
          <table:table-cell table:number-columns-repeated="1020"/>
        </table:table-row>
        <table:table-row table:style-name="ro1">
          <table:table-cell office:value-type="string" calcext:value-type="string">
            <text:p>كيراز</text:p>
          </table:table-cell>
          <table:table-cell office:value-type="string" calcext:value-type="string">
            <text:p>Kiraz</text:p>
          </table:table-cell>
          <table:table-cell table:formula="of:=ABJAD([.$A672];1;1)" office:value-type="float" office:value="238" calcext:value-type="float">
            <text:p>238</text:p>
          </table:table-cell>
          <table:table-cell table:formula="of:=IF([.$C672]=ABJAD([.$A672];7;1);&quot;aynısı&quot;;ABJAD([.$A672];7;1))" office:value-type="string" office:string-value="aynısı" calcext:value-type="string">
            <text:p>aynısı</text:p>
          </table:table-cell>
          <table:table-cell table:number-columns-repeated="1020"/>
        </table:table-row>
        <table:table-row table:style-name="ro1">
          <table:table-cell office:value-type="string" calcext:value-type="string">
            <text:p>قوراى</text:p>
          </table:table-cell>
          <table:table-cell office:value-type="string" calcext:value-type="string">
            <text:p>Koray</text:p>
          </table:table-cell>
          <table:table-cell table:formula="of:=ABJAD([.$A673];1;1)" office:value-type="float" office:value="308" calcext:value-type="float">
            <text:p>308</text:p>
          </table:table-cell>
          <table:table-cell table:formula="of:=IF([.$C673]=ABJAD([.$A673];7;1);&quot;aynısı&quot;;ABJAD([.$A673];7;1))" office:value-type="string" office:string-value="aynısı" calcext:value-type="string">
            <text:p>aynısı</text:p>
          </table:table-cell>
          <table:table-cell table:number-columns-repeated="1020"/>
        </table:table-row>
        <table:table-row table:style-name="ro1">
          <table:table-cell office:value-type="string" calcext:value-type="string">
            <text:p>قوبيلاى</text:p>
          </table:table-cell>
          <table:table-cell office:value-type="string" calcext:value-type="string">
            <text:p>Kubilay</text:p>
          </table:table-cell>
          <table:table-cell table:formula="of:=ABJAD([.$A674];1;1)" office:value-type="float" office:value="150" calcext:value-type="float">
            <text:p>150</text:p>
          </table:table-cell>
          <table:table-cell table:formula="of:=IF([.$C674]=ABJAD([.$A674];7;1);&quot;aynısı&quot;;ABJAD([.$A674];7;1))" office:value-type="string" office:string-value="aynısı" calcext:value-type="string">
            <text:p>aynısı</text:p>
          </table:table-cell>
          <table:table-cell table:number-columns-repeated="1020"/>
        </table:table-row>
        <table:table-row table:style-name="ro1">
          <table:table-cell office:value-type="string" calcext:value-type="string">
            <text:p>قدرت</text:p>
          </table:table-cell>
          <table:table-cell office:value-type="string" calcext:value-type="string">
            <text:p>Kudret</text:p>
          </table:table-cell>
          <table:table-cell table:formula="of:=ABJAD([.$A675];1;1)" office:value-type="float" office:value="704" calcext:value-type="float">
            <text:p>704</text:p>
          </table:table-cell>
          <table:table-cell table:formula="of:=IF([.$C675]=ABJAD([.$A675];7;1);&quot;aynısı&quot;;ABJAD([.$A675];7;1))" office:value-type="string" office:string-value="aynısı" calcext:value-type="string">
            <text:p>aynısı</text:p>
          </table:table-cell>
          <table:table-cell table:number-columns-repeated="1020"/>
        </table:table-row>
        <table:table-row table:style-name="ro1">
          <table:table-cell office:value-type="string" calcext:value-type="string">
            <text:p>قوتاى</text:p>
          </table:table-cell>
          <table:table-cell office:value-type="string" calcext:value-type="string">
            <text:p>Kutay</text:p>
          </table:table-cell>
          <table:table-cell table:formula="of:=ABJAD([.$A676];1;1)" office:value-type="float" office:value="508" calcext:value-type="float">
            <text:p>508</text:p>
          </table:table-cell>
          <table:table-cell table:formula="of:=IF([.$C676]=ABJAD([.$A676];7;1);&quot;aynısı&quot;;ABJAD([.$A676];7;1))" office:value-type="string" office:string-value="aynısı" calcext:value-type="string">
            <text:p>aynısı</text:p>
          </table:table-cell>
          <table:table-cell table:number-columns-repeated="1020"/>
        </table:table-row>
        <table:table-row table:style-name="ro1">
          <table:table-cell office:value-type="string" calcext:value-type="string">
            <text:p>قوتلى خان</text:p>
          </table:table-cell>
          <table:table-cell office:value-type="string" calcext:value-type="string">
            <text:p>Kutluhan</text:p>
          </table:table-cell>
          <table:table-cell table:formula="of:=ABJAD([.$A677];1;1)" office:value-type="float" office:value="1188" calcext:value-type="float">
            <text:p>1188</text:p>
          </table:table-cell>
          <table:table-cell table:formula="of:=IF([.$C677]=ABJAD([.$A677];7;1);&quot;aynısı&quot;;ABJAD([.$A677];7;1))" office:value-type="string" office:string-value="aynısı" calcext:value-type="string">
            <text:p>aynısı</text:p>
          </table:table-cell>
          <table:table-cell table:number-columns-repeated="1020"/>
        </table:table-row>
        <table:table-row table:style-name="ro1">
          <table:table-cell office:value-type="string" calcext:value-type="string">
            <text:p>قُدسی</text:p>
          </table:table-cell>
          <table:table-cell office:value-type="string" calcext:value-type="string">
            <text:p>Kutsi</text:p>
          </table:table-cell>
          <table:table-cell table:formula="of:=ABJAD([.$A678];1;1)" office:value-type="float" office:value="174" calcext:value-type="float">
            <text:p>174</text:p>
          </table:table-cell>
          <table:table-cell table:formula="of:=IF([.$C678]=ABJAD([.$A678];7;1);&quot;aynısı&quot;;ABJAD([.$A678];7;1))" office:value-type="float" office:value="414" calcext:value-type="float">
            <text:p>414</text:p>
          </table:table-cell>
          <table:table-cell table:number-columns-repeated="1020"/>
        </table:table-row>
        <table:table-row table:style-name="ro1">
          <table:table-cell office:value-type="string" calcext:value-type="string">
            <text:p>كبرى</text:p>
          </table:table-cell>
          <table:table-cell office:value-type="string" calcext:value-type="string">
            <text:p>Kübra</text:p>
          </table:table-cell>
          <table:table-cell table:formula="of:=ABJAD([.$A679];1;1)" office:value-type="float" office:value="223" calcext:value-type="float">
            <text:p>223</text:p>
          </table:table-cell>
          <table:table-cell table:formula="of:=IF([.$C679]=ABJAD([.$A679];7;1);&quot;aynısı&quot;;ABJAD([.$A679];7;1))" office:value-type="string" office:string-value="aynısı" calcext:value-type="string">
            <text:p>aynısı</text:p>
          </table:table-cell>
          <table:table-cell table:number-columns-repeated="1020"/>
        </table:table-row>
        <table:table-row table:style-name="ro1">
          <table:table-cell office:value-type="string" calcext:value-type="string">
            <text:p>كورشاد</text:p>
          </table:table-cell>
          <table:table-cell office:value-type="string" calcext:value-type="string">
            <text:p>Kürşad</text:p>
          </table:table-cell>
          <table:table-cell table:formula="of:=ABJAD([.$A680];1;1)" office:value-type="float" office:value="531" calcext:value-type="float">
            <text:p>531</text:p>
          </table:table-cell>
          <table:table-cell table:formula="of:=IF([.$C680]=ABJAD([.$A680];7;1);&quot;aynısı&quot;;ABJAD([.$A680];7;1))" office:value-type="float" office:value="1231" calcext:value-type="float">
            <text:p>1231</text:p>
          </table:table-cell>
          <table:table-cell table:number-columns-repeated="1020"/>
        </table:table-row>
        <table:table-row table:style-name="ro1">
          <table:table-cell office:value-type="string" calcext:value-type="string">
            <text:p>كورشات</text:p>
          </table:table-cell>
          <table:table-cell office:value-type="string" calcext:value-type="string">
            <text:p>Kürşat</text:p>
          </table:table-cell>
          <table:table-cell table:formula="of:=ABJAD([.$A681];1;1)" office:value-type="float" office:value="927" calcext:value-type="float">
            <text:p>927</text:p>
          </table:table-cell>
          <table:table-cell table:formula="of:=IF([.$C681]=ABJAD([.$A681];7;1);&quot;aynısı&quot;;ABJAD([.$A681];7;1))" office:value-type="float" office:value="1627" calcext:value-type="float">
            <text:p>1627</text:p>
          </table:table-cell>
          <table:table-cell table:number-columns-repeated="1020"/>
        </table:table-row>
        <table:table-row table:style-name="ro1">
          <table:table-cell office:value-type="string" calcext:value-type="string">
            <text:p>لاچین</text:p>
          </table:table-cell>
          <table:table-cell office:value-type="string" calcext:value-type="string">
            <text:p>Laçin</text:p>
          </table:table-cell>
          <table:table-cell table:formula="of:=ABJAD([.$A682];1;1)" office:value-type="float" office:value="94" calcext:value-type="float">
            <text:p>94</text:p>
          </table:table-cell>
          <table:table-cell table:formula="of:=IF([.$C682]=ABJAD([.$A682];7;1);&quot;aynısı&quot;;ABJAD([.$A682];7;1))" office:value-type="string" office:string-value="aynısı" calcext:value-type="string">
            <text:p>aynısı</text:p>
          </table:table-cell>
          <table:table-cell table:number-columns-repeated="1020"/>
        </table:table-row>
        <table:table-row table:style-name="ro1">
          <table:table-cell office:value-type="string" calcext:value-type="string">
            <text:p>لاله</text:p>
          </table:table-cell>
          <table:table-cell office:value-type="string" calcext:value-type="string">
            <text:p>Lale</text:p>
          </table:table-cell>
          <table:table-cell table:formula="of:=ABJAD([.$A683];1;1)" office:value-type="float" office:value="66" calcext:value-type="float">
            <text:p>66</text:p>
          </table:table-cell>
          <table:table-cell table:formula="of:=IF([.$C683]=ABJAD([.$A683];7;1);&quot;aynısı&quot;;ABJAD([.$A683];7;1))" office:value-type="string" office:string-value="aynısı" calcext:value-type="string">
            <text:p>aynısı</text:p>
          </table:table-cell>
          <table:table-cell table:number-columns-repeated="1020"/>
        </table:table-row>
        <table:table-row table:style-name="ro1">
          <table:table-cell office:value-type="string" calcext:value-type="string">
            <text:p>لاله‌زار</text:p>
          </table:table-cell>
          <table:table-cell office:value-type="string" calcext:value-type="string">
            <text:p>Lalezar</text:p>
          </table:table-cell>
          <table:table-cell table:formula="of:=ABJAD([.$A684];1;1)" office:value-type="float" office:value="274" calcext:value-type="float">
            <text:p>274</text:p>
          </table:table-cell>
          <table:table-cell table:formula="of:=IF([.$C684]=ABJAD([.$A684];7;1);&quot;aynısı&quot;;ABJAD([.$A684];7;1))" office:value-type="string" office:string-value="aynısı" calcext:value-type="string">
            <text:p>aynısı</text:p>
          </table:table-cell>
          <table:table-cell table:number-columns-repeated="1020"/>
        </table:table-row>
        <table:table-row table:style-name="ro1">
          <table:table-cell office:value-type="string" calcext:value-type="string">
            <text:p>لامع</text:p>
          </table:table-cell>
          <table:table-cell office:value-type="string" calcext:value-type="string">
            <text:p>Lami</text:p>
          </table:table-cell>
          <table:table-cell table:formula="of:=ABJAD([.$A685];1;1)" office:value-type="float" office:value="141" calcext:value-type="float">
            <text:p>141</text:p>
          </table:table-cell>
          <table:table-cell table:formula="of:=IF([.$C685]=ABJAD([.$A685];7;1);&quot;aynısı&quot;;ABJAD([.$A685];7;1))" office:value-type="string" office:string-value="aynısı" calcext:value-type="string">
            <text:p>aynısı</text:p>
          </table:table-cell>
          <table:table-cell table:number-columns-repeated="1020"/>
        </table:table-row>
        <table:table-row table:style-name="ro1">
          <table:table-cell office:value-type="string" calcext:value-type="string">
            <text:p>لامعه</text:p>
          </table:table-cell>
          <table:table-cell office:value-type="string" calcext:value-type="string">
            <text:p>Lamia</text:p>
          </table:table-cell>
          <table:table-cell table:formula="of:=ABJAD([.$A686];1;1)" office:value-type="float" office:value="146" calcext:value-type="float">
            <text:p>146</text:p>
          </table:table-cell>
          <table:table-cell table:formula="of:=IF([.$C686]=ABJAD([.$A686];7;1);&quot;aynısı&quot;;ABJAD([.$A686];7;1))" office:value-type="string" office:string-value="aynısı" calcext:value-type="string">
            <text:p>aynısı</text:p>
          </table:table-cell>
          <table:table-cell table:number-columns-repeated="1020"/>
        </table:table-row>
        <table:table-row table:style-name="ro1">
          <table:table-cell office:value-type="string" calcext:value-type="string">
            <text:p>لَطیف</text:p>
          </table:table-cell>
          <table:table-cell office:value-type="string" calcext:value-type="string">
            <text:p>Latif</text:p>
          </table:table-cell>
          <table:table-cell table:formula="of:=ABJAD([.$A687];1;1)" office:value-type="float" office:value="129" calcext:value-type="float">
            <text:p>129</text:p>
          </table:table-cell>
          <table:table-cell table:formula="of:=IF([.$C687]=ABJAD([.$A687];7;1);&quot;aynısı&quot;;ABJAD([.$A687];7;1))" office:value-type="string" office:string-value="aynısı" calcext:value-type="string">
            <text:p>aynısı</text:p>
          </table:table-cell>
          <table:table-cell table:number-columns-repeated="1020"/>
        </table:table-row>
        <table:table-row table:style-name="ro1">
          <table:table-cell office:value-type="string" calcext:value-type="string">
            <text:p>لطيفة</text:p>
          </table:table-cell>
          <table:table-cell office:value-type="string" calcext:value-type="string">
            <text:p>Latife</text:p>
          </table:table-cell>
          <table:table-cell table:formula="of:=ABJAD([.$A688];1;1)" office:value-type="float" office:value="134" calcext:value-type="float">
            <text:p>134</text:p>
          </table:table-cell>
          <table:table-cell table:formula="of:=IF([.$C688]=ABJAD([.$A688];7;1);&quot;aynısı&quot;;ABJAD([.$A688];7;1))" office:value-type="string" office:string-value="aynısı" calcext:value-type="string">
            <text:p>aynısı</text:p>
          </table:table-cell>
          <table:table-cell table:number-columns-repeated="1020"/>
        </table:table-row>
        <table:table-row table:style-name="ro1">
          <table:table-cell office:value-type="string" calcext:value-type="string">
            <text:p>لمعان</text:p>
          </table:table-cell>
          <table:table-cell office:value-type="string" calcext:value-type="string">
            <text:p>Leman</text:p>
          </table:table-cell>
          <table:table-cell table:formula="of:=ABJAD([.$A689];1;1)" office:value-type="float" office:value="191" calcext:value-type="float">
            <text:p>191</text:p>
          </table:table-cell>
          <table:table-cell table:formula="of:=IF([.$C689]=ABJAD([.$A689];7;1);&quot;aynısı&quot;;ABJAD([.$A689];7;1))" office:value-type="string" office:string-value="aynısı" calcext:value-type="string">
            <text:p>aynısı</text:p>
          </table:table-cell>
          <table:table-cell table:number-columns-repeated="1020"/>
        </table:table-row>
        <table:table-row table:style-name="ro1">
          <table:table-cell office:value-type="string" calcext:value-type="string">
            <text:p>لطافت</text:p>
          </table:table-cell>
          <table:table-cell office:value-type="string" calcext:value-type="string">
            <text:p>Letafet</text:p>
          </table:table-cell>
          <table:table-cell table:formula="of:=ABJAD([.$A690];1;1)" office:value-type="float" office:value="520" calcext:value-type="float">
            <text:p>520</text:p>
          </table:table-cell>
          <table:table-cell table:formula="of:=IF([.$C690]=ABJAD([.$A690];7;1);&quot;aynısı&quot;;ABJAD([.$A690];7;1))" office:value-type="string" office:string-value="aynısı" calcext:value-type="string">
            <text:p>aynısı</text:p>
          </table:table-cell>
          <table:table-cell table:number-columns-repeated="1020"/>
        </table:table-row>
        <table:table-row table:style-name="ro1">
          <table:table-cell office:value-type="string" calcext:value-type="string">
            <text:p>لوند</text:p>
          </table:table-cell>
          <table:table-cell office:value-type="string" calcext:value-type="string">
            <text:p>Levent</text:p>
          </table:table-cell>
          <table:table-cell table:formula="of:=ABJAD([.$A691];1;1)" office:value-type="float" office:value="90" calcext:value-type="float">
            <text:p>90</text:p>
          </table:table-cell>
          <table:table-cell table:formula="of:=IF([.$C691]=ABJAD([.$A691];7;1);&quot;aynısı&quot;;ABJAD([.$A691];7;1))" office:value-type="string" office:string-value="aynısı" calcext:value-type="string">
            <text:p>aynısı</text:p>
          </table:table-cell>
          <table:table-cell table:number-columns-repeated="1020"/>
        </table:table-row>
        <table:table-row table:style-name="ro1">
          <table:table-cell office:value-type="string" calcext:value-type="string">
            <text:p>ليلا</text:p>
          </table:table-cell>
          <table:table-cell office:value-type="string" calcext:value-type="string">
            <text:p>Leyla</text:p>
          </table:table-cell>
          <table:table-cell table:formula="of:=ABJAD([.$A692];1;1)" office:value-type="float" office:value="71" calcext:value-type="float">
            <text:p>71</text:p>
          </table:table-cell>
          <table:table-cell table:formula="of:=IF([.$C692]=ABJAD([.$A692];7;1);&quot;aynısı&quot;;ABJAD([.$A692];7;1))" office:value-type="string" office:string-value="aynısı" calcext:value-type="string">
            <text:p>aynısı</text:p>
          </table:table-cell>
          <table:table-cell table:number-columns-repeated="1020"/>
        </table:table-row>
        <table:table-row table:style-name="ro1">
          <table:table-cell office:value-type="string" calcext:value-type="string">
            <text:p>لقمان</text:p>
          </table:table-cell>
          <table:table-cell office:value-type="string" calcext:value-type="string">
            <text:p>Lokman</text:p>
          </table:table-cell>
          <table:table-cell table:formula="of:=ABJAD([.$A693];1;1)" office:value-type="float" office:value="221" calcext:value-type="float">
            <text:p>221</text:p>
          </table:table-cell>
          <table:table-cell table:formula="of:=IF([.$C693]=ABJAD([.$A693];7;1);&quot;aynısı&quot;;ABJAD([.$A693];7;1))" office:value-type="string" office:string-value="aynısı" calcext:value-type="string">
            <text:p>aynısı</text:p>
          </table:table-cell>
          <table:table-cell table:number-columns-repeated="1020"/>
        </table:table-row>
        <table:table-row table:style-name="ro1">
          <table:table-cell office:value-type="string" calcext:value-type="string">
            <text:p>لطفي</text:p>
          </table:table-cell>
          <table:table-cell office:value-type="string" calcext:value-type="string">
            <text:p>Lütfi</text:p>
          </table:table-cell>
          <table:table-cell table:formula="of:=ABJAD([.$A694];1;1)" office:value-type="float" office:value="129" calcext:value-type="float">
            <text:p>129</text:p>
          </table:table-cell>
          <table:table-cell table:formula="of:=IF([.$C694]=ABJAD([.$A694];7;1);&quot;aynısı&quot;;ABJAD([.$A694];7;1))" office:value-type="string" office:string-value="aynısı" calcext:value-type="string">
            <text:p>aynısı</text:p>
          </table:table-cell>
          <table:table-cell table:number-columns-repeated="1020"/>
        </table:table-row>
        <table:table-row table:style-name="ro1">
          <table:table-cell office:value-type="string" calcext:value-type="string">
            <text:p>لطفيه</text:p>
          </table:table-cell>
          <table:table-cell office:value-type="string" calcext:value-type="string">
            <text:p>Lütfiye</text:p>
          </table:table-cell>
          <table:table-cell table:formula="of:=ABJAD([.$A695];1;1)" office:value-type="float" office:value="134" calcext:value-type="float">
            <text:p>134</text:p>
          </table:table-cell>
          <table:table-cell table:formula="of:=IF([.$C695]=ABJAD([.$A695];7;1);&quot;aynısı&quot;;ABJAD([.$A695];7;1))" office:value-type="string" office:string-value="aynısı" calcext:value-type="string">
            <text:p>aynısı</text:p>
          </table:table-cell>
          <table:table-cell table:number-columns-repeated="1020"/>
        </table:table-row>
        <table:table-row table:style-name="ro1">
          <table:table-cell office:value-type="string" calcext:value-type="string">
            <text:p>لطف‌الله</text:p>
          </table:table-cell>
          <table:table-cell office:value-type="string" calcext:value-type="string">
            <text:p>Lütfullah</text:p>
          </table:table-cell>
          <table:table-cell table:formula="of:=ABJAD([.$A696];1;1)" office:value-type="float" office:value="185" calcext:value-type="float">
            <text:p>185</text:p>
          </table:table-cell>
          <table:table-cell table:formula="of:=IF([.$C696]=ABJAD([.$A696];7;1);&quot;aynısı&quot;;ABJAD([.$A696];7;1))" office:value-type="string" office:string-value="aynısı" calcext:value-type="string">
            <text:p>aynısı</text:p>
          </table:table-cell>
          <table:table-cell table:number-columns-repeated="1020"/>
        </table:table-row>
        <table:table-row table:style-name="ro1">
          <table:table-cell office:value-type="string" calcext:value-type="string">
            <text:p>ماجدة</text:p>
          </table:table-cell>
          <table:table-cell office:value-type="string" calcext:value-type="string">
            <text:p>Macide</text:p>
          </table:table-cell>
          <table:table-cell table:formula="of:=ABJAD([.$A697];1;1)" office:value-type="float" office:value="53" calcext:value-type="float">
            <text:p>53</text:p>
          </table:table-cell>
          <table:table-cell table:formula="of:=IF([.$C697]=ABJAD([.$A697];7;1);&quot;aynısı&quot;;ABJAD([.$A697];7;1))" office:value-type="string" office:string-value="aynısı" calcext:value-type="string">
            <text:p>aynısı</text:p>
          </table:table-cell>
          <table:table-cell table:number-columns-repeated="1020"/>
        </table:table-row>
        <table:table-row table:style-name="ro1">
          <table:table-cell office:value-type="string" calcext:value-type="string">
            <text:p>ماجد</text:p>
          </table:table-cell>
          <table:table-cell office:value-type="string" calcext:value-type="string">
            <text:p>Macit</text:p>
          </table:table-cell>
          <table:table-cell table:formula="of:=ABJAD([.$A698];1;1)" office:value-type="float" office:value="48" calcext:value-type="float">
            <text:p>48</text:p>
          </table:table-cell>
          <table:table-cell table:formula="of:=IF([.$C698]=ABJAD([.$A698];7;1);&quot;aynısı&quot;;ABJAD([.$A698];7;1))" office:value-type="string" office:string-value="aynısı" calcext:value-type="string">
            <text:p>aynısı</text:p>
          </table:table-cell>
          <table:table-cell table:number-columns-repeated="1020"/>
        </table:table-row>
        <table:table-row table:style-name="ro1">
          <table:table-cell office:value-type="string" calcext:value-type="string">
            <text:p>محبوب</text:p>
          </table:table-cell>
          <table:table-cell office:value-type="string" calcext:value-type="string">
            <text:p>Mahbub</text:p>
          </table:table-cell>
          <table:table-cell table:formula="of:=ABJAD([.$A699];1;1)" office:value-type="float" office:value="58" calcext:value-type="float">
            <text:p>58</text:p>
          </table:table-cell>
          <table:table-cell table:formula="of:=IF([.$C699]=ABJAD([.$A699];7;1);&quot;aynısı&quot;;ABJAD([.$A699];7;1))" office:value-type="string" office:string-value="aynısı" calcext:value-type="string">
            <text:p>aynısı</text:p>
          </table:table-cell>
          <table:table-cell table:number-columns-repeated="1020"/>
        </table:table-row>
        <table:table-row table:style-name="ro1">
          <table:table-cell office:value-type="string" calcext:value-type="string">
            <text:p>محبوبه</text:p>
          </table:table-cell>
          <table:table-cell office:value-type="string" calcext:value-type="string">
            <text:p>Mahbube</text:p>
          </table:table-cell>
          <table:table-cell table:formula="of:=ABJAD([.$A700];1;1)" office:value-type="float" office:value="63" calcext:value-type="float">
            <text:p>63</text:p>
          </table:table-cell>
          <table:table-cell table:formula="of:=IF([.$C700]=ABJAD([.$A700];7;1);&quot;aynısı&quot;;ABJAD([.$A700];7;1))" office:value-type="string" office:string-value="aynısı" calcext:value-type="string">
            <text:p>aynısı</text:p>
          </table:table-cell>
          <table:table-cell table:number-columns-repeated="1020"/>
        </table:table-row>
        <table:table-row table:style-name="ro1">
          <table:table-cell office:value-type="string" calcext:value-type="string">
            <text:p>ماه نور</text:p>
          </table:table-cell>
          <table:table-cell office:value-type="string" calcext:value-type="string">
            <text:p>Mahinur</text:p>
          </table:table-cell>
          <table:table-cell table:formula="of:=ABJAD([.$A701];1;1)" office:value-type="float" office:value="302" calcext:value-type="float">
            <text:p>302</text:p>
          </table:table-cell>
          <table:table-cell table:formula="of:=IF([.$C701]=ABJAD([.$A701];7;1);&quot;aynısı&quot;;ABJAD([.$A701];7;1))" office:value-type="string" office:string-value="aynısı" calcext:value-type="string">
            <text:p>aynısı</text:p>
          </table:table-cell>
          <table:table-cell table:number-columns-repeated="1020"/>
        </table:table-row>
        <table:table-row table:style-name="ro1">
          <table:table-cell office:value-type="string" calcext:value-type="string">
            <text:p>ماهر</text:p>
          </table:table-cell>
          <table:table-cell office:value-type="string" calcext:value-type="string">
            <text:p>Mahir</text:p>
          </table:table-cell>
          <table:table-cell table:formula="of:=ABJAD([.$A702];1;1)" office:value-type="float" office:value="246" calcext:value-type="float">
            <text:p>246</text:p>
          </table:table-cell>
          <table:table-cell table:formula="of:=IF([.$C702]=ABJAD([.$A702];7;1);&quot;aynısı&quot;;ABJAD([.$A702];7;1))" office:value-type="string" office:string-value="aynısı" calcext:value-type="string">
            <text:p>aynısı</text:p>
          </table:table-cell>
          <table:table-cell table:number-columns-repeated="1020"/>
        </table:table-row>
        <table:table-row table:style-name="ro1">
          <table:table-cell office:value-type="string" calcext:value-type="string">
            <text:p>ماهره</text:p>
          </table:table-cell>
          <table:table-cell office:value-type="string" calcext:value-type="string">
            <text:p>Mahire</text:p>
          </table:table-cell>
          <table:table-cell table:formula="of:=ABJAD([.$A703];1;1)" office:value-type="float" office:value="251" calcext:value-type="float">
            <text:p>251</text:p>
          </table:table-cell>
          <table:table-cell table:formula="of:=IF([.$C703]=ABJAD([.$A703];7;1);&quot;aynısı&quot;;ABJAD([.$A703];7;1))" office:value-type="string" office:string-value="aynısı" calcext:value-type="string">
            <text:p>aynısı</text:p>
          </table:table-cell>
          <table:table-cell table:number-columns-repeated="1020"/>
        </table:table-row>
        <table:table-row table:style-name="ro1">
          <table:table-cell office:value-type="string" calcext:value-type="string">
            <text:p>محمود</text:p>
          </table:table-cell>
          <table:table-cell office:value-type="string" calcext:value-type="string">
            <text:p>Mahmud</text:p>
          </table:table-cell>
          <table:table-cell table:formula="of:=ABJAD([.$A704];1;1)" office:value-type="float" office:value="98" calcext:value-type="float">
            <text:p>98</text:p>
          </table:table-cell>
          <table:table-cell table:formula="of:=IF([.$C704]=ABJAD([.$A704];7;1);&quot;aynısı&quot;;ABJAD([.$A704];7;1))" office:value-type="string" office:string-value="aynısı" calcext:value-type="string">
            <text:p>aynısı</text:p>
          </table:table-cell>
          <table:table-cell table:number-columns-repeated="1020"/>
        </table:table-row>
        <table:table-row table:style-name="ro1">
          <table:table-cell office:value-type="string" calcext:value-type="string">
            <text:p>محموده</text:p>
          </table:table-cell>
          <table:table-cell office:value-type="string" calcext:value-type="string">
            <text:p>Mahmude</text:p>
          </table:table-cell>
          <table:table-cell table:formula="of:=ABJAD([.$A705];1;1)" office:value-type="float" office:value="103" calcext:value-type="float">
            <text:p>103</text:p>
          </table:table-cell>
          <table:table-cell table:formula="of:=IF([.$C705]=ABJAD([.$A705];7;1);&quot;aynısı&quot;;ABJAD([.$A705];7;1))" office:value-type="string" office:string-value="aynısı" calcext:value-type="string">
            <text:p>aynısı</text:p>
          </table:table-cell>
          <table:table-cell table:number-columns-repeated="1020"/>
        </table:table-row>
        <table:table-row table:style-name="ro1">
          <table:table-cell office:value-type="string" calcext:value-type="string">
            <text:p>محمود</text:p>
          </table:table-cell>
          <table:table-cell office:value-type="string" calcext:value-type="string">
            <text:p>Mahmut</text:p>
          </table:table-cell>
          <table:table-cell table:formula="of:=ABJAD([.$A706];1;1)" office:value-type="float" office:value="98" calcext:value-type="float">
            <text:p>98</text:p>
          </table:table-cell>
          <table:table-cell table:formula="of:=IF([.$C706]=ABJAD([.$A706];7;1);&quot;aynısı&quot;;ABJAD([.$A706];7;1))" office:value-type="string" office:string-value="aynısı" calcext:value-type="string">
            <text:p>aynısı</text:p>
          </table:table-cell>
          <table:table-cell table:number-columns-repeated="1020"/>
        </table:table-row>
        <table:table-row table:style-name="ro1">
          <table:table-cell office:value-type="string" calcext:value-type="string">
            <text:p>ماهپرى</text:p>
          </table:table-cell>
          <table:table-cell office:value-type="string" calcext:value-type="string">
            <text:p>Mahperi</text:p>
          </table:table-cell>
          <table:table-cell table:formula="of:=ABJAD([.$A707];1;1)" office:value-type="float" office:value="249" calcext:value-type="float">
            <text:p>249</text:p>
          </table:table-cell>
          <table:table-cell table:formula="of:=IF([.$C707]=ABJAD([.$A707];7;1);&quot;aynısı&quot;;ABJAD([.$A707];7;1))" office:value-type="string" office:string-value="aynısı" calcext:value-type="string">
            <text:p>aynısı</text:p>
          </table:table-cell>
          <table:table-cell table:number-columns-repeated="1020"/>
        </table:table-row>
        <table:table-row table:style-name="ro1">
          <table:table-cell office:value-type="string" calcext:value-type="string">
            <text:p>ماه‌پیکر</text:p>
          </table:table-cell>
          <table:table-cell office:value-type="string" calcext:value-type="string">
            <text:p>Mahpeyker</text:p>
          </table:table-cell>
          <table:table-cell table:formula="of:=ABJAD([.$A708];1;1)" office:value-type="float" office:value="278" calcext:value-type="float">
            <text:p>278</text:p>
          </table:table-cell>
          <table:table-cell table:formula="of:=IF([.$C708]=ABJAD([.$A708];7;1);&quot;aynısı&quot;;ABJAD([.$A708];7;1))" office:value-type="string" office:string-value="aynısı" calcext:value-type="string">
            <text:p>aynısı</text:p>
          </table:table-cell>
          <table:table-cell table:number-columns-repeated="1020"/>
        </table:table-row>
        <table:table-row table:style-name="ro1">
          <table:table-cell office:value-type="string" calcext:value-type="string">
            <text:p>محسون</text:p>
          </table:table-cell>
          <table:table-cell office:value-type="string" calcext:value-type="string">
            <text:p>Mahsun</text:p>
          </table:table-cell>
          <table:table-cell table:formula="of:=ABJAD([.$A709];1;1)" office:value-type="float" office:value="164" calcext:value-type="float">
            <text:p>164</text:p>
          </table:table-cell>
          <table:table-cell table:formula="of:=IF([.$C709]=ABJAD([.$A709];7;1);&quot;aynısı&quot;;ABJAD([.$A709];7;1))" office:value-type="float" office:value="404" calcext:value-type="float">
            <text:p>404</text:p>
          </table:table-cell>
          <table:table-cell table:number-columns-repeated="1020"/>
        </table:table-row>
        <table:table-row table:style-name="ro1">
          <table:table-cell office:value-type="string" calcext:value-type="string">
            <text:p>محزون</text:p>
          </table:table-cell>
          <table:table-cell office:value-type="string" calcext:value-type="string">
            <text:p>Mahzun</text:p>
          </table:table-cell>
          <table:table-cell table:formula="of:=ABJAD([.$A710];1;1)" office:value-type="float" office:value="111" calcext:value-type="float">
            <text:p>111</text:p>
          </table:table-cell>
          <table:table-cell table:formula="of:=IF([.$C710]=ABJAD([.$A710];7;1);&quot;aynısı&quot;;ABJAD([.$A710];7;1))" office:value-type="string" office:string-value="aynısı" calcext:value-type="string">
            <text:p>aynısı</text:p>
          </table:table-cell>
          <table:table-cell table:number-columns-repeated="1020"/>
        </table:table-row>
        <table:table-row table:style-name="ro1">
          <table:table-cell office:value-type="string" calcext:value-type="string">
            <text:p>ماءده</text:p>
          </table:table-cell>
          <table:table-cell office:value-type="string" calcext:value-type="string">
            <text:p>Maide</text:p>
          </table:table-cell>
          <table:table-cell table:formula="of:=ABJAD([.$A711];1;1)" office:value-type="float" office:value="51" calcext:value-type="float">
            <text:p>51</text:p>
          </table:table-cell>
          <table:table-cell table:formula="of:=IF([.$C711]=ABJAD([.$A711];7;1);&quot;aynısı&quot;;ABJAD([.$A711];7;1))" office:value-type="string" office:string-value="aynısı" calcext:value-type="string">
            <text:p>aynısı</text:p>
          </table:table-cell>
          <table:table-cell table:number-columns-repeated="1020"/>
        </table:table-row>
        <table:table-row table:style-name="ro1">
          <table:table-cell office:value-type="string" calcext:value-type="string">
            <text:p>مقبوله</text:p>
          </table:table-cell>
          <table:table-cell office:value-type="string" calcext:value-type="string">
            <text:p>Makbule</text:p>
          </table:table-cell>
          <table:table-cell table:formula="of:=ABJAD([.$A712];1;1)" office:value-type="float" office:value="183" calcext:value-type="float">
            <text:p>183</text:p>
          </table:table-cell>
          <table:table-cell table:formula="of:=IF([.$C712]=ABJAD([.$A712];7;1);&quot;aynısı&quot;;ABJAD([.$A712];7;1))" office:value-type="string" office:string-value="aynısı" calcext:value-type="string">
            <text:p>aynısı</text:p>
          </table:table-cell>
          <table:table-cell table:number-columns-repeated="1020"/>
        </table:table-row>
        <table:table-row table:style-name="ro1">
          <table:table-cell office:value-type="string" calcext:value-type="string">
            <text:p>مقصوده</text:p>
          </table:table-cell>
          <table:table-cell office:value-type="string" calcext:value-type="string">
            <text:p>Maksude</text:p>
          </table:table-cell>
          <table:table-cell table:formula="of:=ABJAD([.$A713];1;1)" office:value-type="float" office:value="245" calcext:value-type="float">
            <text:p>245</text:p>
          </table:table-cell>
          <table:table-cell table:formula="of:=IF([.$C713]=ABJAD([.$A713];7;1);&quot;aynısı&quot;;ABJAD([.$A713];7;1))" office:value-type="float" office:value="215" calcext:value-type="float">
            <text:p>215</text:p>
          </table:table-cell>
          <table:table-cell table:number-columns-repeated="1020"/>
        </table:table-row>
        <table:table-row table:style-name="ro1">
          <table:table-cell office:value-type="string" calcext:value-type="string">
            <text:p>مقصود</text:p>
          </table:table-cell>
          <table:table-cell office:value-type="string" calcext:value-type="string">
            <text:p>Maksut</text:p>
          </table:table-cell>
          <table:table-cell table:formula="of:=ABJAD([.$A714];1;1)" office:value-type="float" office:value="240" calcext:value-type="float">
            <text:p>240</text:p>
          </table:table-cell>
          <table:table-cell table:formula="of:=IF([.$C714]=ABJAD([.$A714];7;1);&quot;aynısı&quot;;ABJAD([.$A714];7;1))" office:value-type="float" office:value="210" calcext:value-type="float">
            <text:p>210</text:p>
          </table:table-cell>
          <table:table-cell table:number-columns-repeated="1020"/>
        </table:table-row>
        <table:table-row table:style-name="ro1">
          <table:table-cell office:value-type="string" calcext:value-type="string">
            <text:p>مالك</text:p>
          </table:table-cell>
          <table:table-cell office:value-type="string" calcext:value-type="string">
            <text:p>Malik</text:p>
          </table:table-cell>
          <table:table-cell table:formula="of:=ABJAD([.$A715];1;1)" office:value-type="float" office:value="91" calcext:value-type="float">
            <text:p>91</text:p>
          </table:table-cell>
          <table:table-cell table:formula="of:=IF([.$C715]=ABJAD([.$A715];7;1);&quot;aynısı&quot;;ABJAD([.$A715];7;1))" office:value-type="string" office:string-value="aynısı" calcext:value-type="string">
            <text:p>aynısı</text:p>
          </table:table-cell>
          <table:table-cell table:number-columns-repeated="1020"/>
        </table:table-row>
        <table:table-row table:style-name="ro1">
          <table:table-cell office:value-type="string" calcext:value-type="string">
            <text:p>منصور</text:p>
          </table:table-cell>
          <table:table-cell office:value-type="string" calcext:value-type="string">
            <text:p>Mansur</text:p>
          </table:table-cell>
          <table:table-cell table:formula="of:=ABJAD([.$A716];1;1)" office:value-type="float" office:value="386" calcext:value-type="float">
            <text:p>386</text:p>
          </table:table-cell>
          <table:table-cell table:formula="of:=IF([.$C716]=ABJAD([.$A716];7;1);&quot;aynısı&quot;;ABJAD([.$A716];7;1))" office:value-type="float" office:value="356" calcext:value-type="float">
            <text:p>356</text:p>
          </table:table-cell>
          <table:table-cell table:number-columns-repeated="1020"/>
        </table:table-row>
        <table:table-row table:style-name="ro1">
          <table:table-cell office:value-type="string" calcext:value-type="string">
            <text:p>معرفت</text:p>
          </table:table-cell>
          <table:table-cell office:value-type="string" calcext:value-type="string">
            <text:p>Marifet</text:p>
          </table:table-cell>
          <table:table-cell table:formula="of:=ABJAD([.$A717];1;1)" office:value-type="float" office:value="790" calcext:value-type="float">
            <text:p>790</text:p>
          </table:table-cell>
          <table:table-cell table:formula="of:=IF([.$C717]=ABJAD([.$A717];7;1);&quot;aynısı&quot;;ABJAD([.$A717];7;1))" office:value-type="string" office:string-value="aynısı" calcext:value-type="string">
            <text:p>aynısı</text:p>
          </table:table-cell>
          <table:table-cell table:number-columns-repeated="1020"/>
        </table:table-row>
        <table:table-row table:style-name="ro1">
          <table:table-cell office:value-type="string" calcext:value-type="string">
            <text:p>معصوم</text:p>
          </table:table-cell>
          <table:table-cell office:value-type="string" calcext:value-type="string">
            <text:p>Masum</text:p>
          </table:table-cell>
          <table:table-cell table:formula="of:=ABJAD([.$A718];1;1)" office:value-type="float" office:value="246" calcext:value-type="float">
            <text:p>246</text:p>
          </table:table-cell>
          <table:table-cell table:formula="of:=IF([.$C718]=ABJAD([.$A718];7;1);&quot;aynısı&quot;;ABJAD([.$A718];7;1))" office:value-type="float" office:value="216" calcext:value-type="float">
            <text:p>216</text:p>
          </table:table-cell>
          <table:table-cell table:number-columns-repeated="1020"/>
        </table:table-row>
        <table:table-row table:style-name="ro1">
          <table:table-cell office:value-type="string" calcext:value-type="string">
            <text:p>معصومه</text:p>
          </table:table-cell>
          <table:table-cell office:value-type="string" calcext:value-type="string">
            <text:p>Masume</text:p>
          </table:table-cell>
          <table:table-cell table:formula="of:=ABJAD([.$A719];1;1)" office:value-type="float" office:value="251" calcext:value-type="float">
            <text:p>251</text:p>
          </table:table-cell>
          <table:table-cell table:formula="of:=IF([.$C719]=ABJAD([.$A719];7;1);&quot;aynısı&quot;;ABJAD([.$A719];7;1))" office:value-type="float" office:value="221" calcext:value-type="float">
            <text:p>221</text:p>
          </table:table-cell>
          <table:table-cell table:number-columns-repeated="1020"/>
        </table:table-row>
        <table:table-row table:style-name="ro1">
          <table:table-cell office:value-type="string" calcext:value-type="string">
            <text:p>مَظهر</text:p>
          </table:table-cell>
          <table:table-cell office:value-type="string" calcext:value-type="string">
            <text:p>Mazhar</text:p>
          </table:table-cell>
          <table:table-cell table:formula="of:=ABJAD([.$A720];1;1)" office:value-type="float" office:value="1145" calcext:value-type="float">
            <text:p>1145</text:p>
          </table:table-cell>
          <table:table-cell table:formula="of:=IF([.$C720]=ABJAD([.$A720];7;1);&quot;aynısı&quot;;ABJAD([.$A720];7;1))" office:value-type="float" office:value="1045" calcext:value-type="float">
            <text:p>1045</text:p>
          </table:table-cell>
          <table:table-cell table:number-columns-repeated="1020"/>
        </table:table-row>
        <table:table-row table:style-name="ro1">
          <table:table-cell office:value-type="string" calcext:value-type="string">
            <text:p>مظلوم</text:p>
          </table:table-cell>
          <table:table-cell office:value-type="string" calcext:value-type="string">
            <text:p>Mazlum</text:p>
          </table:table-cell>
          <table:table-cell table:formula="of:=ABJAD([.$A721];1;1)" office:value-type="float" office:value="1016" calcext:value-type="float">
            <text:p>1016</text:p>
          </table:table-cell>
          <table:table-cell table:formula="of:=IF([.$C721]=ABJAD([.$A721];7;1);&quot;aynısı&quot;;ABJAD([.$A721];7;1))" office:value-type="float" office:value="916" calcext:value-type="float">
            <text:p>916</text:p>
          </table:table-cell>
          <table:table-cell table:number-columns-repeated="1020"/>
        </table:table-row>
        <table:table-row table:style-name="ro1">
          <table:table-cell office:value-type="string" calcext:value-type="string">
            <text:p>مبروره</text:p>
          </table:table-cell>
          <table:table-cell office:value-type="string" calcext:value-type="string">
            <text:p>Mebrure</text:p>
          </table:table-cell>
          <table:table-cell table:formula="of:=ABJAD([.$A722];1;1)" office:value-type="float" office:value="453" calcext:value-type="float">
            <text:p>453</text:p>
          </table:table-cell>
          <table:table-cell table:formula="of:=IF([.$C722]=ABJAD([.$A722];7;1);&quot;aynısı&quot;;ABJAD([.$A722];7;1))" office:value-type="string" office:string-value="aynısı" calcext:value-type="string">
            <text:p>aynısı</text:p>
          </table:table-cell>
          <table:table-cell table:number-columns-repeated="1020"/>
        </table:table-row>
        <table:table-row table:style-name="ro1">
          <table:table-cell office:value-type="string" calcext:value-type="string">
            <text:p>مجيد</text:p>
          </table:table-cell>
          <table:table-cell office:value-type="string" calcext:value-type="string">
            <text:p>Mecid</text:p>
          </table:table-cell>
          <table:table-cell table:formula="of:=ABJAD([.$A723];1;1)" office:value-type="float" office:value="57" calcext:value-type="float">
            <text:p>57</text:p>
          </table:table-cell>
          <table:table-cell table:formula="of:=IF([.$C723]=ABJAD([.$A723];7;1);&quot;aynısı&quot;;ABJAD([.$A723];7;1))" office:value-type="string" office:string-value="aynısı" calcext:value-type="string">
            <text:p>aynısı</text:p>
          </table:table-cell>
          <table:table-cell table:number-columns-repeated="1020"/>
        </table:table-row>
        <table:table-row table:style-name="ro1">
          <table:table-cell office:value-type="string" calcext:value-type="string">
            <text:p>مجيد</text:p>
          </table:table-cell>
          <table:table-cell office:value-type="string" calcext:value-type="string">
            <text:p>Mecit</text:p>
          </table:table-cell>
          <table:table-cell table:formula="of:=ABJAD([.$A724];1;1)" office:value-type="float" office:value="57" calcext:value-type="float">
            <text:p>57</text:p>
          </table:table-cell>
          <table:table-cell table:formula="of:=IF([.$C724]=ABJAD([.$A724];7;1);&quot;aynısı&quot;;ABJAD([.$A724];7;1))" office:value-type="string" office:string-value="aynısı" calcext:value-type="string">
            <text:p>aynısı</text:p>
          </table:table-cell>
          <table:table-cell table:number-columns-repeated="1020"/>
        </table:table-row>
        <table:table-row table:style-name="ro1">
          <table:table-cell office:value-type="string" calcext:value-type="string">
            <text:p>ممديحه</text:p>
          </table:table-cell>
          <table:table-cell office:value-type="string" calcext:value-type="string">
            <text:p>Mediha</text:p>
          </table:table-cell>
          <table:table-cell table:formula="of:=ABJAD([.$A725];1;1)" office:value-type="float" office:value="107" calcext:value-type="float">
            <text:p>107</text:p>
          </table:table-cell>
          <table:table-cell table:formula="of:=IF([.$C725]=ABJAD([.$A725];7;1);&quot;aynısı&quot;;ABJAD([.$A725];7;1))" office:value-type="string" office:string-value="aynısı" calcext:value-type="string">
            <text:p>aynısı</text:p>
          </table:table-cell>
          <table:table-cell table:number-columns-repeated="1020"/>
        </table:table-row>
        <table:table-row table:style-name="ro1">
          <table:table-cell office:value-type="string" calcext:value-type="string">
            <text:p>مدينه</text:p>
          </table:table-cell>
          <table:table-cell office:value-type="string" calcext:value-type="string">
            <text:p>Medine</text:p>
          </table:table-cell>
          <table:table-cell table:formula="of:=ABJAD([.$A726];1;1)" office:value-type="float" office:value="109" calcext:value-type="float">
            <text:p>109</text:p>
          </table:table-cell>
          <table:table-cell table:formula="of:=IF([.$C726]=ABJAD([.$A726];7;1);&quot;aynısı&quot;;ABJAD([.$A726];7;1))" office:value-type="string" office:string-value="aynısı" calcext:value-type="string">
            <text:p>aynısı</text:p>
          </table:table-cell>
          <table:table-cell table:number-columns-repeated="1020"/>
        </table:table-row>
        <table:table-row table:style-name="ro1">
          <table:table-cell office:value-type="string" calcext:value-type="string">
            <text:p>مهدي</text:p>
          </table:table-cell>
          <table:table-cell office:value-type="string" calcext:value-type="string">
            <text:p>Mehdi</text:p>
          </table:table-cell>
          <table:table-cell table:formula="of:=ABJAD([.$A727];1;1)" office:value-type="float" office:value="59" calcext:value-type="float">
            <text:p>59</text:p>
          </table:table-cell>
          <table:table-cell table:formula="of:=IF([.$C727]=ABJAD([.$A727];7;1);&quot;aynısı&quot;;ABJAD([.$A727];7;1))" office:value-type="string" office:string-value="aynısı" calcext:value-type="string">
            <text:p>aynısı</text:p>
          </table:table-cell>
          <table:table-cell table:number-columns-repeated="1020"/>
        </table:table-row>
        <table:table-row table:style-name="ro1">
          <table:table-cell office:value-type="string" calcext:value-type="string">
            <text:p>محمد</text:p>
          </table:table-cell>
          <table:table-cell office:value-type="string" calcext:value-type="string">
            <text:p>Mehmet</text:p>
          </table:table-cell>
          <table:table-cell table:formula="of:=ABJAD([.$A728];1;1)" office:value-type="float" office:value="92" calcext:value-type="float">
            <text:p>92</text:p>
          </table:table-cell>
          <table:table-cell table:formula="of:=IF([.$C728]=ABJAD([.$A728];7;1);&quot;aynısı&quot;;ABJAD([.$A728];7;1))" office:value-type="string" office:string-value="aynısı" calcext:value-type="string">
            <text:p>aynısı</text:p>
          </table:table-cell>
          <table:table-cell table:number-columns-repeated="1020"/>
        </table:table-row>
        <table:table-row table:style-name="ro1">
          <table:table-cell office:value-type="string" calcext:value-type="string">
            <text:p>ماه پاره</text:p>
          </table:table-cell>
          <table:table-cell office:value-type="string" calcext:value-type="string">
            <text:p>Mehpare</text:p>
          </table:table-cell>
          <table:table-cell table:formula="of:=ABJAD([.$A729];1;1)" office:value-type="float" office:value="254" calcext:value-type="float">
            <text:p>254</text:p>
          </table:table-cell>
          <table:table-cell table:formula="of:=IF([.$C729]=ABJAD([.$A729];7;1);&quot;aynısı&quot;;ABJAD([.$A729];7;1))" office:value-type="string" office:string-value="aynısı" calcext:value-type="string">
            <text:p>aynısı</text:p>
          </table:table-cell>
          <table:table-cell table:number-columns-repeated="1020"/>
        </table:table-row>
        <table:table-row table:style-name="ro1">
          <table:table-cell office:value-type="string" calcext:value-type="string">
            <text:p>مهتاب</text:p>
          </table:table-cell>
          <table:table-cell office:value-type="string" calcext:value-type="string">
            <text:p>Mehtap</text:p>
          </table:table-cell>
          <table:table-cell table:formula="of:=ABJAD([.$A730];1;1)" office:value-type="float" office:value="448" calcext:value-type="float">
            <text:p>448</text:p>
          </table:table-cell>
          <table:table-cell table:formula="of:=IF([.$C730]=ABJAD([.$A730];7;1);&quot;aynısı&quot;;ABJAD([.$A730];7;1))" office:value-type="string" office:string-value="aynısı" calcext:value-type="string">
            <text:p>aynısı</text:p>
          </table:table-cell>
          <table:table-cell table:number-columns-repeated="1020"/>
        </table:table-row>
        <table:table-row table:style-name="ro1">
          <table:table-cell office:value-type="string" calcext:value-type="string">
            <text:p>ملاحت</text:p>
          </table:table-cell>
          <table:table-cell office:value-type="string" calcext:value-type="string">
            <text:p>Melahat</text:p>
          </table:table-cell>
          <table:table-cell table:formula="of:=ABJAD([.$A731];1;1)" office:value-type="float" office:value="479" calcext:value-type="float">
            <text:p>479</text:p>
          </table:table-cell>
          <table:table-cell table:formula="of:=IF([.$C731]=ABJAD([.$A731];7;1);&quot;aynısı&quot;;ABJAD([.$A731];7;1))" office:value-type="string" office:string-value="aynısı" calcext:value-type="string">
            <text:p>aynısı</text:p>
          </table:table-cell>
          <table:table-cell table:number-columns-repeated="1020"/>
        </table:table-row>
        <table:table-row table:style-name="ro1">
          <table:table-cell office:value-type="string" calcext:value-type="string">
            <text:p>ملدا</text:p>
          </table:table-cell>
          <table:table-cell office:value-type="string" calcext:value-type="string">
            <text:p>Melda</text:p>
          </table:table-cell>
          <table:table-cell table:formula="of:=ABJAD([.$A732];1;1)" office:value-type="float" office:value="75" calcext:value-type="float">
            <text:p>75</text:p>
          </table:table-cell>
          <table:table-cell table:formula="of:=IF([.$C732]=ABJAD([.$A732];7;1);&quot;aynısı&quot;;ABJAD([.$A732];7;1))" office:value-type="string" office:string-value="aynısı" calcext:value-type="string">
            <text:p>aynısı</text:p>
          </table:table-cell>
          <table:table-cell table:number-columns-repeated="1020"/>
        </table:table-row>
        <table:table-row table:style-name="ro1">
          <table:table-cell office:value-type="string" calcext:value-type="string">
            <text:p>ملاك</text:p>
          </table:table-cell>
          <table:table-cell office:value-type="string" calcext:value-type="string">
            <text:p>Melek</text:p>
          </table:table-cell>
          <table:table-cell table:formula="of:=ABJAD([.$A733];1;1)" office:value-type="float" office:value="91" calcext:value-type="float">
            <text:p>91</text:p>
          </table:table-cell>
          <table:table-cell table:formula="of:=IF([.$C733]=ABJAD([.$A733];7;1);&quot;aynısı&quot;;ABJAD([.$A733];7;1))" office:value-type="string" office:string-value="aynısı" calcext:value-type="string">
            <text:p>aynısı</text:p>
          </table:table-cell>
          <table:table-cell table:number-columns-repeated="1020"/>
        </table:table-row>
        <table:table-row table:style-name="ro1">
          <table:table-cell office:value-type="string" calcext:value-type="string">
            <text:p>مليح</text:p>
          </table:table-cell>
          <table:table-cell office:value-type="string" calcext:value-type="string">
            <text:p>Melih</text:p>
          </table:table-cell>
          <table:table-cell table:formula="of:=ABJAD([.$A734];1;1)" office:value-type="float" office:value="88" calcext:value-type="float">
            <text:p>88</text:p>
          </table:table-cell>
          <table:table-cell table:formula="of:=IF([.$C734]=ABJAD([.$A734];7;1);&quot;aynısı&quot;;ABJAD([.$A734];7;1))" office:value-type="string" office:string-value="aynısı" calcext:value-type="string">
            <text:p>aynısı</text:p>
          </table:table-cell>
          <table:table-cell table:number-columns-repeated="1020"/>
        </table:table-row>
        <table:table-row table:style-name="ro1">
          <table:table-cell office:value-type="string" calcext:value-type="string">
            <text:p>مليحه</text:p>
          </table:table-cell>
          <table:table-cell office:value-type="string" calcext:value-type="string">
            <text:p>Meliha</text:p>
          </table:table-cell>
          <table:table-cell table:formula="of:=ABJAD([.$A735];1;1)" office:value-type="float" office:value="93" calcext:value-type="float">
            <text:p>93</text:p>
          </table:table-cell>
          <table:table-cell table:formula="of:=IF([.$C735]=ABJAD([.$A735];7;1);&quot;aynısı&quot;;ABJAD([.$A735];7;1))" office:value-type="string" office:string-value="aynısı" calcext:value-type="string">
            <text:p>aynısı</text:p>
          </table:table-cell>
          <table:table-cell table:number-columns-repeated="1020"/>
        </table:table-row>
        <table:table-row table:style-name="ro1">
          <table:table-cell office:value-type="string" calcext:value-type="string">
            <text:p>ملك</text:p>
          </table:table-cell>
          <table:table-cell office:value-type="string" calcext:value-type="string">
            <text:p>Melik</text:p>
          </table:table-cell>
          <table:table-cell table:formula="of:=ABJAD([.$A736];1;1)" office:value-type="float" office:value="90" calcext:value-type="float">
            <text:p>90</text:p>
          </table:table-cell>
          <table:table-cell table:formula="of:=IF([.$C736]=ABJAD([.$A736];7;1);&quot;aynısı&quot;;ABJAD([.$A736];7;1))" office:value-type="string" office:string-value="aynısı" calcext:value-type="string">
            <text:p>aynısı</text:p>
          </table:table-cell>
          <table:table-cell table:number-columns-repeated="1020"/>
        </table:table-row>
        <table:table-row table:style-name="ro1">
          <table:table-cell office:value-type="string" calcext:value-type="string">
            <text:p>ملكه</text:p>
          </table:table-cell>
          <table:table-cell office:value-type="string" calcext:value-type="string">
            <text:p>Melike</text:p>
          </table:table-cell>
          <table:table-cell table:formula="of:=ABJAD([.$A737];1;1)" office:value-type="float" office:value="95" calcext:value-type="float">
            <text:p>95</text:p>
          </table:table-cell>
          <table:table-cell table:formula="of:=IF([.$C737]=ABJAD([.$A737];7;1);&quot;aynısı&quot;;ABJAD([.$A737];7;1))" office:value-type="string" office:string-value="aynısı" calcext:value-type="string">
            <text:p>aynısı</text:p>
          </table:table-cell>
          <table:table-cell table:number-columns-repeated="1020"/>
        </table:table-row>
        <table:table-row table:style-name="ro1">
          <table:table-cell office:value-type="string" calcext:value-type="string">
            <text:p>مَليس</text:p>
          </table:table-cell>
          <table:table-cell office:value-type="string" calcext:value-type="string">
            <text:p>Melis</text:p>
          </table:table-cell>
          <table:table-cell table:formula="of:=ABJAD([.$A738];1;1)" office:value-type="float" office:value="140" calcext:value-type="float">
            <text:p>140</text:p>
          </table:table-cell>
          <table:table-cell table:formula="of:=IF([.$C738]=ABJAD([.$A738];7;1);&quot;aynısı&quot;;ABJAD([.$A738];7;1))" office:value-type="float" office:value="380" calcext:value-type="float">
            <text:p>380</text:p>
          </table:table-cell>
          <table:table-cell table:number-columns-repeated="1020"/>
        </table:table-row>
        <table:table-row table:style-name="ro1">
          <table:table-cell office:value-type="string" calcext:value-type="string">
            <text:p>مليسا</text:p>
          </table:table-cell>
          <table:table-cell office:value-type="string" calcext:value-type="string">
            <text:p>Melisa</text:p>
          </table:table-cell>
          <table:table-cell table:formula="of:=ABJAD([.$A739];1;1)" office:value-type="float" office:value="141" calcext:value-type="float">
            <text:p>141</text:p>
          </table:table-cell>
          <table:table-cell table:formula="of:=IF([.$C739]=ABJAD([.$A739];7;1);&quot;aynısı&quot;;ABJAD([.$A739];7;1))" office:value-type="float" office:value="381" calcext:value-type="float">
            <text:p>381</text:p>
          </table:table-cell>
          <table:table-cell table:number-columns-repeated="1020"/>
        </table:table-row>
        <table:table-row table:style-name="ro1">
          <table:table-cell office:value-type="string" calcext:value-type="string">
            <text:p>ملتم</text:p>
          </table:table-cell>
          <table:table-cell office:value-type="string" calcext:value-type="string">
            <text:p>Meltem</text:p>
          </table:table-cell>
          <table:table-cell table:formula="of:=ABJAD([.$A740];1;1)" office:value-type="float" office:value="510" calcext:value-type="float">
            <text:p>510</text:p>
          </table:table-cell>
          <table:table-cell table:formula="of:=IF([.$C740]=ABJAD([.$A740];7;1);&quot;aynısı&quot;;ABJAD([.$A740];7;1))" office:value-type="string" office:string-value="aynısı" calcext:value-type="string">
            <text:p>aynısı</text:p>
          </table:table-cell>
          <table:table-cell table:number-columns-repeated="1020"/>
        </table:table-row>
        <table:table-row table:style-name="ro1">
          <table:table-cell office:value-type="string" calcext:value-type="string">
            <text:p>مَمدوح</text:p>
          </table:table-cell>
          <table:table-cell office:value-type="string" calcext:value-type="string">
            <text:p>Memduh</text:p>
          </table:table-cell>
          <table:table-cell table:formula="of:=ABJAD([.$A741];1;1)" office:value-type="float" office:value="98" calcext:value-type="float">
            <text:p>98</text:p>
          </table:table-cell>
          <table:table-cell table:formula="of:=IF([.$C741]=ABJAD([.$A741];7;1);&quot;aynısı&quot;;ABJAD([.$A741];7;1))" office:value-type="string" office:string-value="aynısı" calcext:value-type="string">
            <text:p>aynısı</text:p>
          </table:table-cell>
          <table:table-cell table:number-columns-repeated="1020"/>
        </table:table-row>
        <table:table-row table:style-name="ro1">
          <table:table-cell office:value-type="string" calcext:value-type="string">
            <text:p>ممنونة</text:p>
          </table:table-cell>
          <table:table-cell office:value-type="string" calcext:value-type="string">
            <text:p>Memnune</text:p>
          </table:table-cell>
          <table:table-cell table:formula="of:=ABJAD([.$A742];1;1)" office:value-type="float" office:value="191" calcext:value-type="float">
            <text:p>191</text:p>
          </table:table-cell>
          <table:table-cell table:formula="of:=IF([.$C742]=ABJAD([.$A742];7;1);&quot;aynısı&quot;;ABJAD([.$A742];7;1))" office:value-type="string" office:string-value="aynısı" calcext:value-type="string">
            <text:p>aynısı</text:p>
          </table:table-cell>
          <table:table-cell table:number-columns-repeated="1020"/>
        </table:table-row>
        <table:table-row table:style-name="ro1">
          <table:table-cell office:value-type="string" calcext:value-type="string">
            <text:p>منكشه</text:p>
          </table:table-cell>
          <table:table-cell office:value-type="string" calcext:value-type="string">
            <text:p>Menekşe</text:p>
          </table:table-cell>
          <table:table-cell table:formula="of:=ABJAD([.$A743];1;1)" office:value-type="float" office:value="415" calcext:value-type="float">
            <text:p>415</text:p>
          </table:table-cell>
          <table:table-cell table:formula="of:=IF([.$C743]=ABJAD([.$A743];7;1);&quot;aynısı&quot;;ABJAD([.$A743];7;1))" office:value-type="float" office:value="1115" calcext:value-type="float">
            <text:p>1115</text:p>
          </table:table-cell>
          <table:table-cell table:number-columns-repeated="1020"/>
        </table:table-row>
        <table:table-row table:style-name="ro1">
          <table:table-cell office:value-type="string" calcext:value-type="string">
            <text:p>منّان</text:p>
          </table:table-cell>
          <table:table-cell office:value-type="string" calcext:value-type="string">
            <text:p>Mennan</text:p>
          </table:table-cell>
          <table:table-cell table:formula="of:=ABJAD([.$A744];1;1)" office:value-type="float" office:value="141" calcext:value-type="float">
            <text:p>141</text:p>
          </table:table-cell>
          <table:table-cell table:formula="of:=IF([.$C744]=ABJAD([.$A744];7;1);&quot;aynısı&quot;;ABJAD([.$A744];7;1))" office:value-type="string" office:string-value="aynısı" calcext:value-type="string">
            <text:p>aynısı</text:p>
          </table:table-cell>
          <table:table-cell table:number-columns-repeated="1020"/>
        </table:table-row>
        <table:table-row table:style-name="ro1">
          <table:table-cell office:value-type="string" calcext:value-type="string">
            <text:p>مرال</text:p>
          </table:table-cell>
          <table:table-cell office:value-type="string" calcext:value-type="string">
            <text:p>Meral</text:p>
          </table:table-cell>
          <table:table-cell table:formula="of:=ABJAD([.$A745];1;1)" office:value-type="float" office:value="271" calcext:value-type="float">
            <text:p>271</text:p>
          </table:table-cell>
          <table:table-cell table:formula="of:=IF([.$C745]=ABJAD([.$A745];7;1);&quot;aynısı&quot;;ABJAD([.$A745];7;1))" office:value-type="string" office:string-value="aynısı" calcext:value-type="string">
            <text:p>aynısı</text:p>
          </table:table-cell>
          <table:table-cell table:number-columns-repeated="1020"/>
        </table:table-row>
        <table:table-row table:style-name="ro1">
          <table:table-cell office:value-type="string" calcext:value-type="string">
            <text:p>مَرام</text:p>
          </table:table-cell>
          <table:table-cell office:value-type="string" calcext:value-type="string">
            <text:p>Meram</text:p>
          </table:table-cell>
          <table:table-cell table:formula="of:=ABJAD([.$A746];1;1)" office:value-type="float" office:value="281" calcext:value-type="float">
            <text:p>281</text:p>
          </table:table-cell>
          <table:table-cell table:formula="of:=IF([.$C746]=ABJAD([.$A746];7;1);&quot;aynısı&quot;;ABJAD([.$A746];7;1))" office:value-type="string" office:string-value="aynısı" calcext:value-type="string">
            <text:p>aynısı</text:p>
          </table:table-cell>
          <table:table-cell table:number-columns-repeated="1020"/>
        </table:table-row>
        <table:table-row table:style-name="ro1">
          <table:table-cell office:value-type="string" calcext:value-type="string">
            <text:p>مرجان</text:p>
          </table:table-cell>
          <table:table-cell office:value-type="string" calcext:value-type="string">
            <text:p>Mercan</text:p>
          </table:table-cell>
          <table:table-cell table:formula="of:=ABJAD([.$A747];1;1)" office:value-type="float" office:value="294" calcext:value-type="float">
            <text:p>294</text:p>
          </table:table-cell>
          <table:table-cell table:formula="of:=IF([.$C747]=ABJAD([.$A747];7;1);&quot;aynısı&quot;;ABJAD([.$A747];7;1))" office:value-type="string" office:string-value="aynısı" calcext:value-type="string">
            <text:p>aynısı</text:p>
          </table:table-cell>
          <table:table-cell table:number-columns-repeated="1020"/>
        </table:table-row>
        <table:table-row table:style-name="ro1">
          <table:table-cell office:value-type="string" calcext:value-type="string">
            <text:p>مرچ</text:p>
          </table:table-cell>
          <table:table-cell office:value-type="string" calcext:value-type="string">
            <text:p>Meriç</text:p>
          </table:table-cell>
          <table:table-cell table:formula="of:=ABJAD([.$A748];1;1)" office:value-type="float" office:value="243" calcext:value-type="float">
            <text:p>243</text:p>
          </table:table-cell>
          <table:table-cell table:formula="of:=IF([.$C748]=ABJAD([.$A748];7;1);&quot;aynısı&quot;;ABJAD([.$A748];7;1))" office:value-type="string" office:string-value="aynısı" calcext:value-type="string">
            <text:p>aynısı</text:p>
          </table:table-cell>
          <table:table-cell table:number-columns-repeated="1020"/>
        </table:table-row>
        <table:table-row table:style-name="ro1">
          <table:table-cell office:value-type="string" calcext:value-type="string">
            <text:p>مريخ</text:p>
          </table:table-cell>
          <table:table-cell office:value-type="string" calcext:value-type="string">
            <text:p>Merih</text:p>
          </table:table-cell>
          <table:table-cell table:formula="of:=ABJAD([.$A749];1;1)" office:value-type="float" office:value="850" calcext:value-type="float">
            <text:p>850</text:p>
          </table:table-cell>
          <table:table-cell table:formula="of:=IF([.$C749]=ABJAD([.$A749];7;1);&quot;aynısı&quot;;ABJAD([.$A749];7;1))" office:value-type="string" office:string-value="aynısı" calcext:value-type="string">
            <text:p>aynısı</text:p>
          </table:table-cell>
          <table:table-cell table:number-columns-repeated="1020"/>
        </table:table-row>
        <table:table-row table:style-name="ro1">
          <table:table-cell office:value-type="string" calcext:value-type="string">
            <text:p>مَرسین</text:p>
          </table:table-cell>
          <table:table-cell office:value-type="string" calcext:value-type="string">
            <text:p>Mersin</text:p>
          </table:table-cell>
          <table:table-cell table:formula="of:=ABJAD([.$A750];1;1)" office:value-type="float" office:value="360" calcext:value-type="float">
            <text:p>360</text:p>
          </table:table-cell>
          <table:table-cell table:formula="of:=IF([.$C750]=ABJAD([.$A750];7;1);&quot;aynısı&quot;;ABJAD([.$A750];7;1))" office:value-type="float" office:value="600" calcext:value-type="float">
            <text:p>600</text:p>
          </table:table-cell>
          <table:table-cell table:number-columns-repeated="1020"/>
        </table:table-row>
        <table:table-row table:style-name="ro1">
          <table:table-cell office:value-type="string" calcext:value-type="string">
            <text:p>مرد</text:p>
          </table:table-cell>
          <table:table-cell office:value-type="string" calcext:value-type="string">
            <text:p>Mert</text:p>
          </table:table-cell>
          <table:table-cell table:formula="of:=ABJAD([.$A751];1;1)" office:value-type="float" office:value="244" calcext:value-type="float">
            <text:p>244</text:p>
          </table:table-cell>
          <table:table-cell table:formula="of:=IF([.$C751]=ABJAD([.$A751];7;1);&quot;aynısı&quot;;ABJAD([.$A751];7;1))" office:value-type="string" office:string-value="aynısı" calcext:value-type="string">
            <text:p>aynısı</text:p>
          </table:table-cell>
          <table:table-cell table:number-columns-repeated="1020"/>
        </table:table-row>
        <table:table-row table:style-name="ro1">
          <table:table-cell office:value-type="string" calcext:value-type="string">
            <text:p>مروان</text:p>
          </table:table-cell>
          <table:table-cell office:value-type="string" calcext:value-type="string">
            <text:p>Mervan</text:p>
          </table:table-cell>
          <table:table-cell table:formula="of:=ABJAD([.$A752];1;1)" office:value-type="float" office:value="297" calcext:value-type="float">
            <text:p>297</text:p>
          </table:table-cell>
          <table:table-cell table:formula="of:=IF([.$C752]=ABJAD([.$A752];7;1);&quot;aynısı&quot;;ABJAD([.$A752];7;1))" office:value-type="string" office:string-value="aynısı" calcext:value-type="string">
            <text:p>aynısı</text:p>
          </table:table-cell>
          <table:table-cell table:number-columns-repeated="1020"/>
        </table:table-row>
        <table:table-row table:style-name="ro1">
          <table:table-cell office:value-type="string" calcext:value-type="string">
            <text:p>مروه</text:p>
          </table:table-cell>
          <table:table-cell office:value-type="string" calcext:value-type="string">
            <text:p>Merve</text:p>
          </table:table-cell>
          <table:table-cell table:formula="of:=ABJAD([.$A753];1;1)" office:value-type="float" office:value="251" calcext:value-type="float">
            <text:p>251</text:p>
          </table:table-cell>
          <table:table-cell table:formula="of:=IF([.$C753]=ABJAD([.$A753];7;1);&quot;aynısı&quot;;ABJAD([.$A753];7;1))" office:value-type="string" office:string-value="aynısı" calcext:value-type="string">
            <text:p>aynısı</text:p>
          </table:table-cell>
          <table:table-cell table:number-columns-repeated="1020"/>
        </table:table-row>
        <table:table-row table:style-name="ro1">
          <table:table-cell office:value-type="string" calcext:value-type="string">
            <text:p>مريم</text:p>
          </table:table-cell>
          <table:table-cell office:value-type="string" calcext:value-type="string">
            <text:p>Meryem</text:p>
          </table:table-cell>
          <table:table-cell table:formula="of:=ABJAD([.$A754];1;1)" office:value-type="float" office:value="290" calcext:value-type="float">
            <text:p>290</text:p>
          </table:table-cell>
          <table:table-cell table:formula="of:=IF([.$C754]=ABJAD([.$A754];7;1);&quot;aynısı&quot;;ABJAD([.$A754];7;1))" office:value-type="string" office:string-value="aynısı" calcext:value-type="string">
            <text:p>aynısı</text:p>
          </table:table-cell>
          <table:table-cell table:number-columns-repeated="1020"/>
        </table:table-row>
        <table:table-row table:style-name="ro1">
          <table:table-cell office:value-type="string" calcext:value-type="string">
            <text:p>مسرّت</text:p>
          </table:table-cell>
          <table:table-cell office:value-type="string" calcext:value-type="string">
            <text:p>Meserret</text:p>
          </table:table-cell>
          <table:table-cell table:formula="of:=ABJAD([.$A755];1;1)" office:value-type="float" office:value="700" calcext:value-type="float">
            <text:p>700</text:p>
          </table:table-cell>
          <table:table-cell table:formula="of:=IF([.$C755]=ABJAD([.$A755];7;1);&quot;aynısı&quot;;ABJAD([.$A755];7;1))" office:value-type="float" office:value="940" calcext:value-type="float">
            <text:p>940</text:p>
          </table:table-cell>
          <table:table-cell table:number-columns-repeated="1020"/>
        </table:table-row>
        <table:table-row table:style-name="ro1">
          <table:table-cell office:value-type="string" calcext:value-type="string">
            <text:p>مسیح</text:p>
          </table:table-cell>
          <table:table-cell office:value-type="string" calcext:value-type="string">
            <text:p>Mesih</text:p>
          </table:table-cell>
          <table:table-cell table:formula="of:=ABJAD([.$A756];1;1)" office:value-type="float" office:value="118" calcext:value-type="float">
            <text:p>118</text:p>
          </table:table-cell>
          <table:table-cell table:formula="of:=IF([.$C756]=ABJAD([.$A756];7;1);&quot;aynısı&quot;;ABJAD([.$A756];7;1))" office:value-type="float" office:value="358" calcext:value-type="float">
            <text:p>358</text:p>
          </table:table-cell>
          <table:table-cell table:number-columns-repeated="1020"/>
        </table:table-row>
        <table:table-row table:style-name="ro1">
          <table:table-cell office:value-type="string" calcext:value-type="string">
            <text:p>مَسرور</text:p>
          </table:table-cell>
          <table:table-cell office:value-type="string" calcext:value-type="string">
            <text:p>Mesrur</text:p>
          </table:table-cell>
          <table:table-cell table:formula="of:=ABJAD([.$A757];1;1)" office:value-type="float" office:value="506" calcext:value-type="float">
            <text:p>506</text:p>
          </table:table-cell>
          <table:table-cell table:formula="of:=IF([.$C757]=ABJAD([.$A757];7;1);&quot;aynısı&quot;;ABJAD([.$A757];7;1))" office:value-type="float" office:value="746" calcext:value-type="float">
            <text:p>746</text:p>
          </table:table-cell>
          <table:table-cell table:number-columns-repeated="1020"/>
        </table:table-row>
        <table:table-row table:style-name="ro1">
          <table:table-cell office:value-type="string" calcext:value-type="string">
            <text:p>مسعود</text:p>
          </table:table-cell>
          <table:table-cell office:value-type="string" calcext:value-type="string">
            <text:p>Mesud</text:p>
          </table:table-cell>
          <table:table-cell table:formula="of:=ABJAD([.$A758];1;1)" office:value-type="float" office:value="180" calcext:value-type="float">
            <text:p>180</text:p>
          </table:table-cell>
          <table:table-cell table:formula="of:=IF([.$C758]=ABJAD([.$A758];7;1);&quot;aynısı&quot;;ABJAD([.$A758];7;1))" office:value-type="float" office:value="420" calcext:value-type="float">
            <text:p>420</text:p>
          </table:table-cell>
          <table:table-cell table:number-columns-repeated="1020"/>
        </table:table-row>
        <table:table-row table:style-name="ro1">
          <table:table-cell office:value-type="string" calcext:value-type="string">
            <text:p>مسعوده</text:p>
          </table:table-cell>
          <table:table-cell office:value-type="string" calcext:value-type="string">
            <text:p>Mesude</text:p>
          </table:table-cell>
          <table:table-cell table:formula="of:=ABJAD([.$A759];1;1)" office:value-type="float" office:value="185" calcext:value-type="float">
            <text:p>185</text:p>
          </table:table-cell>
          <table:table-cell table:formula="of:=IF([.$C759]=ABJAD([.$A759];7;1);&quot;aynısı&quot;;ABJAD([.$A759];7;1))" office:value-type="float" office:value="425" calcext:value-type="float">
            <text:p>425</text:p>
          </table:table-cell>
          <table:table-cell table:number-columns-repeated="1020"/>
        </table:table-row>
        <table:table-row table:style-name="ro1">
          <table:table-cell office:value-type="string" calcext:value-type="string">
            <text:p>مسعود</text:p>
          </table:table-cell>
          <table:table-cell office:value-type="string" calcext:value-type="string">
            <text:p>Mesut</text:p>
          </table:table-cell>
          <table:table-cell table:formula="of:=ABJAD([.$A760];1;1)" office:value-type="float" office:value="180" calcext:value-type="float">
            <text:p>180</text:p>
          </table:table-cell>
          <table:table-cell table:formula="of:=IF([.$C760]=ABJAD([.$A760];7;1);&quot;aynısı&quot;;ABJAD([.$A760];7;1))" office:value-type="float" office:value="420" calcext:value-type="float">
            <text:p>420</text:p>
          </table:table-cell>
          <table:table-cell table:number-columns-repeated="1020"/>
        </table:table-row>
        <table:table-row table:style-name="ro1">
          <table:table-cell office:value-type="string" calcext:value-type="string">
            <text:p>مشهور</text:p>
          </table:table-cell>
          <table:table-cell office:value-type="string" calcext:value-type="string">
            <text:p>Meşhur</text:p>
          </table:table-cell>
          <table:table-cell table:formula="of:=ABJAD([.$A761];1;1)" office:value-type="float" office:value="551" calcext:value-type="float">
            <text:p>551</text:p>
          </table:table-cell>
          <table:table-cell table:formula="of:=IF([.$C761]=ABJAD([.$A761];7;1);&quot;aynısı&quot;;ABJAD([.$A761];7;1))" office:value-type="float" office:value="1251" calcext:value-type="float">
            <text:p>1251</text:p>
          </table:table-cell>
          <table:table-cell table:number-columns-repeated="1020"/>
        </table:table-row>
        <table:table-row table:style-name="ro1">
          <table:table-cell office:value-type="string" calcext:value-type="string">
            <text:p>مهته</text:p>
          </table:table-cell>
          <table:table-cell office:value-type="string" calcext:value-type="string">
            <text:p>Mete</text:p>
          </table:table-cell>
          <table:table-cell table:formula="of:=ABJAD([.$A762];1;1)" office:value-type="float" office:value="450" calcext:value-type="float">
            <text:p>450</text:p>
          </table:table-cell>
          <table:table-cell table:formula="of:=IF([.$C762]=ABJAD([.$A762];7;1);&quot;aynısı&quot;;ABJAD([.$A762];7;1))" office:value-type="string" office:string-value="aynısı" calcext:value-type="string">
            <text:p>aynısı</text:p>
          </table:table-cell>
          <table:table-cell table:number-columns-repeated="1020"/>
        </table:table-row>
        <table:table-row table:style-name="ro1">
          <table:table-cell office:value-type="string" calcext:value-type="string">
            <text:p>مهتهحان</text:p>
          </table:table-cell>
          <table:table-cell office:value-type="string" calcext:value-type="string">
            <text:p>Metehan</text:p>
          </table:table-cell>
          <table:table-cell table:formula="of:=ABJAD([.$A763];1;1)" office:value-type="float" office:value="509" calcext:value-type="float">
            <text:p>509</text:p>
          </table:table-cell>
          <table:table-cell table:formula="of:=IF([.$C763]=ABJAD([.$A763];7;1);&quot;aynısı&quot;;ABJAD([.$A763];7;1))" office:value-type="string" office:string-value="aynısı" calcext:value-type="string">
            <text:p>aynısı</text:p>
          </table:table-cell>
          <table:table-cell table:number-columns-repeated="1020"/>
        </table:table-row>
        <table:table-row table:style-name="ro1">
          <table:table-cell office:value-type="string" calcext:value-type="string">
            <text:p>متين</text:p>
          </table:table-cell>
          <table:table-cell office:value-type="string" calcext:value-type="string">
            <text:p>Metin</text:p>
          </table:table-cell>
          <table:table-cell table:formula="of:=ABJAD([.$A764];1;1)" office:value-type="float" office:value="500" calcext:value-type="float">
            <text:p>500</text:p>
          </table:table-cell>
          <table:table-cell table:formula="of:=IF([.$C764]=ABJAD([.$A764];7;1);&quot;aynısı&quot;;ABJAD([.$A764];7;1))" office:value-type="string" office:string-value="aynısı" calcext:value-type="string">
            <text:p>aynısı</text:p>
          </table:table-cell>
          <table:table-cell table:number-columns-repeated="1020"/>
        </table:table-row>
        <table:table-row table:style-name="ro1">
          <table:table-cell office:value-type="string" calcext:value-type="string">
            <text:p>مأوى</text:p>
          </table:table-cell>
          <table:table-cell office:value-type="string" calcext:value-type="string">
            <text:p>Meva</text:p>
          </table:table-cell>
          <table:table-cell table:formula="of:=ABJAD([.$A765];1;1)" office:value-type="float" office:value="48" calcext:value-type="float">
            <text:p>48</text:p>
          </table:table-cell>
          <table:table-cell table:formula="of:=IF([.$C765]=ABJAD([.$A765];7;1);&quot;aynısı&quot;;ABJAD([.$A765];7;1))" office:value-type="string" office:string-value="aynısı" calcext:value-type="string">
            <text:p>aynısı</text:p>
          </table:table-cell>
          <table:table-cell table:number-columns-repeated="1020"/>
        </table:table-row>
        <table:table-row table:style-name="ro1">
          <table:table-cell office:value-type="string" calcext:value-type="string">
            <text:p>مولوده</text:p>
          </table:table-cell>
          <table:table-cell office:value-type="string" calcext:value-type="string">
            <text:p>Mevlude</text:p>
          </table:table-cell>
          <table:table-cell table:formula="of:=ABJAD([.$A766];1;1)" office:value-type="float" office:value="91" calcext:value-type="float">
            <text:p>91</text:p>
          </table:table-cell>
          <table:table-cell table:formula="of:=IF([.$C766]=ABJAD([.$A766];7;1);&quot;aynısı&quot;;ABJAD([.$A766];7;1))" office:value-type="string" office:string-value="aynısı" calcext:value-type="string">
            <text:p>aynısı</text:p>
          </table:table-cell>
          <table:table-cell table:number-columns-repeated="1020"/>
        </table:table-row>
        <table:table-row table:style-name="ro1">
          <table:table-cell office:value-type="string" calcext:value-type="string">
            <text:p>مولد</text:p>
          </table:table-cell>
          <table:table-cell office:value-type="string" calcext:value-type="string">
            <text:p>Mevlüt</text:p>
          </table:table-cell>
          <table:table-cell table:formula="of:=ABJAD([.$A767];1;1)" office:value-type="float" office:value="80" calcext:value-type="float">
            <text:p>80</text:p>
          </table:table-cell>
          <table:table-cell table:formula="of:=IF([.$C767]=ABJAD([.$A767];7;1);&quot;aynısı&quot;;ABJAD([.$A767];7;1))" office:value-type="string" office:string-value="aynısı" calcext:value-type="string">
            <text:p>aynısı</text:p>
          </table:table-cell>
          <table:table-cell table:number-columns-repeated="1020"/>
        </table:table-row>
        <table:table-row table:style-name="ro1">
          <table:table-cell office:value-type="string" calcext:value-type="string">
            <text:p>مِهری</text:p>
          </table:table-cell>
          <table:table-cell office:value-type="string" calcext:value-type="string">
            <text:p>Mihri</text:p>
          </table:table-cell>
          <table:table-cell table:formula="of:=ABJAD([.$A768];1;1)" office:value-type="float" office:value="255" calcext:value-type="float">
            <text:p>255</text:p>
          </table:table-cell>
          <table:table-cell table:formula="of:=IF([.$C768]=ABJAD([.$A768];7;1);&quot;aynısı&quot;;ABJAD([.$A768];7;1))" office:value-type="string" office:string-value="aynısı" calcext:value-type="string">
            <text:p>aynısı</text:p>
          </table:table-cell>
          <table:table-cell table:number-columns-repeated="1020"/>
        </table:table-row>
        <table:table-row table:style-name="ro1">
          <table:table-cell office:value-type="string" calcext:value-type="string">
            <text:p>مهربان</text:p>
          </table:table-cell>
          <table:table-cell office:value-type="string" calcext:value-type="string">
            <text:p>Mihriban</text:p>
          </table:table-cell>
          <table:table-cell table:formula="of:=ABJAD([.$A769];1;1)" office:value-type="float" office:value="298" calcext:value-type="float">
            <text:p>298</text:p>
          </table:table-cell>
          <table:table-cell table:formula="of:=IF([.$C769]=ABJAD([.$A769];7;1);&quot;aynısı&quot;;ABJAD([.$A769];7;1))" office:value-type="string" office:string-value="aynısı" calcext:value-type="string">
            <text:p>aynısı</text:p>
          </table:table-cell>
          <table:table-cell table:number-columns-repeated="1020"/>
        </table:table-row>
        <table:table-row table:style-name="ro1">
          <table:table-cell office:value-type="string" calcext:value-type="string">
            <text:p>مهرماه</text:p>
          </table:table-cell>
          <table:table-cell office:value-type="string" calcext:value-type="string">
            <text:p>Mihrimah</text:p>
          </table:table-cell>
          <table:table-cell table:formula="of:=ABJAD([.$A770];1;1)" office:value-type="float" office:value="291" calcext:value-type="float">
            <text:p>291</text:p>
          </table:table-cell>
          <table:table-cell table:formula="of:=IF([.$C770]=ABJAD([.$A770];7;1);&quot;aynısı&quot;;ABJAD([.$A770];7;1))" office:value-type="string" office:string-value="aynısı" calcext:value-type="string">
            <text:p>aynısı</text:p>
          </table:table-cell>
          <table:table-cell table:number-columns-repeated="1020"/>
        </table:table-row>
        <table:table-row table:style-name="ro1">
          <table:table-cell office:value-type="string" calcext:value-type="string">
            <text:p>مكايل</text:p>
          </table:table-cell>
          <table:table-cell office:value-type="string" calcext:value-type="string">
            <text:p>Mikail</text:p>
          </table:table-cell>
          <table:table-cell table:formula="of:=ABJAD([.$A771];1;1)" office:value-type="float" office:value="101" calcext:value-type="float">
            <text:p>101</text:p>
          </table:table-cell>
          <table:table-cell table:formula="of:=IF([.$C771]=ABJAD([.$A771];7;1);&quot;aynısı&quot;;ABJAD([.$A771];7;1))" office:value-type="string" office:string-value="aynısı" calcext:value-type="string">
            <text:p>aynısı</text:p>
          </table:table-cell>
          <table:table-cell table:number-columns-repeated="1020"/>
        </table:table-row>
        <table:table-row table:style-name="ro1">
          <table:table-cell office:value-type="string" calcext:value-type="string">
            <text:p>مئنا</text:p>
          </table:table-cell>
          <table:table-cell office:value-type="string" calcext:value-type="string">
            <text:p>Mina</text:p>
          </table:table-cell>
          <table:table-cell table:formula="of:=ABJAD([.$A772];1;1)" office:value-type="float" office:value="102" calcext:value-type="float">
            <text:p>102</text:p>
          </table:table-cell>
          <table:table-cell table:formula="of:=IF([.$C772]=ABJAD([.$A772];7;1);&quot;aynısı&quot;;ABJAD([.$A772];7;1))" office:value-type="string" office:string-value="aynısı" calcext:value-type="string">
            <text:p>aynısı</text:p>
          </table:table-cell>
          <table:table-cell table:number-columns-repeated="1020"/>
        </table:table-row>
        <table:table-row table:style-name="ro1">
          <table:table-cell office:value-type="string" calcext:value-type="string">
            <text:p>مينه</text:p>
          </table:table-cell>
          <table:table-cell office:value-type="string" calcext:value-type="string">
            <text:p>Mine</text:p>
          </table:table-cell>
          <table:table-cell table:formula="of:=ABJAD([.$A773];1;1)" office:value-type="float" office:value="105" calcext:value-type="float">
            <text:p>105</text:p>
          </table:table-cell>
          <table:table-cell table:formula="of:=IF([.$C773]=ABJAD([.$A773];7;1);&quot;aynısı&quot;;ABJAD([.$A773];7;1))" office:value-type="string" office:string-value="aynısı" calcext:value-type="string">
            <text:p>aynısı</text:p>
          </table:table-cell>
          <table:table-cell table:number-columns-repeated="1020"/>
        </table:table-row>
        <table:table-row table:style-name="ro1">
          <table:table-cell office:value-type="string" calcext:value-type="string">
            <text:p>معراج</text:p>
          </table:table-cell>
          <table:table-cell office:value-type="string" calcext:value-type="string">
            <text:p>Miraç</text:p>
          </table:table-cell>
          <table:table-cell table:formula="of:=ABJAD([.$A774];1;1)" office:value-type="float" office:value="314" calcext:value-type="float">
            <text:p>314</text:p>
          </table:table-cell>
          <table:table-cell table:formula="of:=IF([.$C774]=ABJAD([.$A774];7;1);&quot;aynısı&quot;;ABJAD([.$A774];7;1))" office:value-type="string" office:string-value="aynısı" calcext:value-type="string">
            <text:p>aynısı</text:p>
          </table:table-cell>
          <table:table-cell table:number-columns-repeated="1020"/>
        </table:table-row>
        <table:table-row table:style-name="ro1">
          <table:table-cell office:value-type="string" calcext:value-type="string">
            <text:p>ميراى</text:p>
          </table:table-cell>
          <table:table-cell office:value-type="string" calcext:value-type="string">
            <text:p>Miray</text:p>
          </table:table-cell>
          <table:table-cell table:formula="of:=ABJAD([.$A775];1;1)" office:value-type="float" office:value="252" calcext:value-type="float">
            <text:p>252</text:p>
          </table:table-cell>
          <table:table-cell table:formula="of:=IF([.$C775]=ABJAD([.$A775];7;1);&quot;aynısı&quot;;ABJAD([.$A775];7;1))" office:value-type="string" office:string-value="aynısı" calcext:value-type="string">
            <text:p>aynısı</text:p>
          </table:table-cell>
          <table:table-cell table:number-columns-repeated="1020"/>
        </table:table-row>
        <table:table-row table:style-name="ro1">
          <table:table-cell office:value-type="string" calcext:value-type="string">
            <text:p>مِرصاد</text:p>
          </table:table-cell>
          <table:table-cell office:value-type="string" calcext:value-type="string">
            <text:p>Mirsat</text:p>
          </table:table-cell>
          <table:table-cell table:formula="of:=ABJAD([.$A776];1;1)" office:value-type="float" office:value="335" calcext:value-type="float">
            <text:p>335</text:p>
          </table:table-cell>
          <table:table-cell table:formula="of:=IF([.$C776]=ABJAD([.$A776];7;1);&quot;aynısı&quot;;ABJAD([.$A776];7;1))" office:value-type="float" office:value="305" calcext:value-type="float">
            <text:p>305</text:p>
          </table:table-cell>
          <table:table-cell table:number-columns-repeated="1020"/>
        </table:table-row>
        <table:table-row table:style-name="ro1">
          <table:table-cell office:value-type="string" calcext:value-type="string">
            <text:p>ميرزا</text:p>
          </table:table-cell>
          <table:table-cell office:value-type="string" calcext:value-type="string">
            <text:p>Mirza</text:p>
          </table:table-cell>
          <table:table-cell table:formula="of:=ABJAD([.$A777];1;1)" office:value-type="float" office:value="258" calcext:value-type="float">
            <text:p>258</text:p>
          </table:table-cell>
          <table:table-cell table:formula="of:=IF([.$C777]=ABJAD([.$A777];7;1);&quot;aynısı&quot;;ABJAD([.$A777];7;1))" office:value-type="string" office:string-value="aynısı" calcext:value-type="string">
            <text:p>aynısı</text:p>
          </table:table-cell>
          <table:table-cell table:number-columns-repeated="1020"/>
        </table:table-row>
        <table:table-row table:style-name="ro1">
          <table:table-cell office:value-type="string" calcext:value-type="string">
            <text:p>میثاق</text:p>
          </table:table-cell>
          <table:table-cell office:value-type="string" calcext:value-type="string">
            <text:p>Misak</text:p>
          </table:table-cell>
          <table:table-cell table:formula="of:=ABJAD([.$A778];1;1)" office:value-type="float" office:value="651" calcext:value-type="float">
            <text:p>651</text:p>
          </table:table-cell>
          <table:table-cell table:formula="of:=IF([.$C778]=ABJAD([.$A778];7;1);&quot;aynısı&quot;;ABJAD([.$A778];7;1))" office:value-type="string" office:string-value="aynısı" calcext:value-type="string">
            <text:p>aynısı</text:p>
          </table:table-cell>
          <table:table-cell table:number-columns-repeated="1020"/>
        </table:table-row>
        <table:table-row table:style-name="ro1">
          <table:table-cell office:value-type="string" calcext:value-type="string">
            <text:p>معلّى</text:p>
          </table:table-cell>
          <table:table-cell office:value-type="string" calcext:value-type="string">
            <text:p>Mualla</text:p>
          </table:table-cell>
          <table:table-cell table:formula="of:=ABJAD([.$A779];1;1)" office:value-type="float" office:value="141" calcext:value-type="float">
            <text:p>141</text:p>
          </table:table-cell>
          <table:table-cell table:formula="of:=IF([.$C779]=ABJAD([.$A779];7;1);&quot;aynısı&quot;;ABJAD([.$A779];7;1))" office:value-type="string" office:string-value="aynısı" calcext:value-type="string">
            <text:p>aynısı</text:p>
          </table:table-cell>
          <table:table-cell table:number-columns-repeated="1020"/>
        </table:table-row>
        <table:table-row table:style-name="ro1">
          <table:table-cell office:value-type="string" calcext:value-type="string">
            <text:p>معمر</text:p>
          </table:table-cell>
          <table:table-cell office:value-type="string" calcext:value-type="string">
            <text:p>Muammer</text:p>
          </table:table-cell>
          <table:table-cell table:formula="of:=ABJAD([.$A780];1;1)" office:value-type="float" office:value="350" calcext:value-type="float">
            <text:p>350</text:p>
          </table:table-cell>
          <table:table-cell table:formula="of:=IF([.$C780]=ABJAD([.$A780];7;1);&quot;aynısı&quot;;ABJAD([.$A780];7;1))" office:value-type="string" office:string-value="aynısı" calcext:value-type="string">
            <text:p>aynısı</text:p>
          </table:table-cell>
          <table:table-cell table:number-columns-repeated="1020"/>
        </table:table-row>
        <table:table-row table:style-name="ro1">
          <table:table-cell office:value-type="string" calcext:value-type="string">
            <text:p>معاذ</text:p>
          </table:table-cell>
          <table:table-cell office:value-type="string" calcext:value-type="string">
            <text:p>Muaz</text:p>
          </table:table-cell>
          <table:table-cell table:formula="of:=ABJAD([.$A781];1;1)" office:value-type="float" office:value="811" calcext:value-type="float">
            <text:p>811</text:p>
          </table:table-cell>
          <table:table-cell table:formula="of:=IF([.$C781]=ABJAD([.$A781];7;1);&quot;aynısı&quot;;ABJAD([.$A781];7;1))" office:value-type="string" office:string-value="aynısı" calcext:value-type="string">
            <text:p>aynısı</text:p>
          </table:table-cell>
          <table:table-cell table:number-columns-repeated="1020"/>
        </table:table-row>
        <table:table-row table:style-name="ro1">
          <table:table-cell office:value-type="string" calcext:value-type="string">
            <text:p>معزّز</text:p>
          </table:table-cell>
          <table:table-cell office:value-type="string" calcext:value-type="string">
            <text:p>Muazzez</text:p>
          </table:table-cell>
          <table:table-cell table:formula="of:=ABJAD([.$A782];1;1)" office:value-type="float" office:value="124" calcext:value-type="float">
            <text:p>124</text:p>
          </table:table-cell>
          <table:table-cell table:formula="of:=IF([.$C782]=ABJAD([.$A782];7;1);&quot;aynısı&quot;;ABJAD([.$A782];7;1))" office:value-type="string" office:string-value="aynısı" calcext:value-type="string">
            <text:p>aynısı</text:p>
          </table:table-cell>
          <table:table-cell table:number-columns-repeated="1020"/>
        </table:table-row>
        <table:table-row table:style-name="ro1">
          <table:table-cell office:value-type="string" calcext:value-type="string">
            <text:p>مَجید</text:p>
          </table:table-cell>
          <table:table-cell office:value-type="string" calcext:value-type="string">
            <text:p>Mucit</text:p>
          </table:table-cell>
          <table:table-cell table:formula="of:=ABJAD([.$A783];1;1)" office:value-type="float" office:value="57" calcext:value-type="float">
            <text:p>57</text:p>
          </table:table-cell>
          <table:table-cell table:formula="of:=IF([.$C783]=ABJAD([.$A783];7;1);&quot;aynısı&quot;;ABJAD([.$A783];7;1))" office:value-type="string" office:string-value="aynısı" calcext:value-type="string">
            <text:p>aynısı</text:p>
          </table:table-cell>
          <table:table-cell table:number-columns-repeated="1020"/>
        </table:table-row>
        <table:table-row table:style-name="ro1">
          <table:table-cell office:value-type="string" calcext:value-type="string">
            <text:p>محبت</text:p>
          </table:table-cell>
          <table:table-cell office:value-type="string" calcext:value-type="string">
            <text:p>Muhabbet</text:p>
          </table:table-cell>
          <table:table-cell table:formula="of:=ABJAD([.$A784];1;1)" office:value-type="float" office:value="450" calcext:value-type="float">
            <text:p>450</text:p>
          </table:table-cell>
          <table:table-cell table:formula="of:=IF([.$C784]=ABJAD([.$A784];7;1);&quot;aynısı&quot;;ABJAD([.$A784];7;1))" office:value-type="string" office:string-value="aynısı" calcext:value-type="string">
            <text:p>aynısı</text:p>
          </table:table-cell>
          <table:table-cell table:number-columns-repeated="1020"/>
        </table:table-row>
        <table:table-row table:style-name="ro1">
          <table:table-cell office:value-type="string" calcext:value-type="string">
            <text:p>مُهاجر</text:p>
          </table:table-cell>
          <table:table-cell office:value-type="string" calcext:value-type="string">
            <text:p>Muhacir</text:p>
          </table:table-cell>
          <table:table-cell table:formula="of:=ABJAD([.$A785];1;1)" office:value-type="float" office:value="249" calcext:value-type="float">
            <text:p>249</text:p>
          </table:table-cell>
          <table:table-cell table:formula="of:=IF([.$C785]=ABJAD([.$A785];7;1);&quot;aynısı&quot;;ABJAD([.$A785];7;1))" office:value-type="string" office:string-value="aynısı" calcext:value-type="string">
            <text:p>aynısı</text:p>
          </table:table-cell>
          <table:table-cell table:number-columns-repeated="1020"/>
        </table:table-row>
        <table:table-row table:style-name="ro1">
          <table:table-cell office:value-type="string" calcext:value-type="string">
            <text:p>محمّد</text:p>
          </table:table-cell>
          <table:table-cell office:value-type="string" calcext:value-type="string">
            <text:p>Muhammed</text:p>
          </table:table-cell>
          <table:table-cell table:formula="of:=ABJAD([.$A786];1;1)" office:value-type="float" office:value="92" calcext:value-type="float">
            <text:p>92</text:p>
          </table:table-cell>
          <table:table-cell table:formula="of:=IF([.$C786]=ABJAD([.$A786];7;1);&quot;aynısı&quot;;ABJAD([.$A786];7;1))" office:value-type="string" office:string-value="aynısı" calcext:value-type="string">
            <text:p>aynısı</text:p>
          </table:table-cell>
          <table:table-cell table:number-columns-repeated="1020"/>
        </table:table-row>
        <table:table-row table:style-name="ro1">
          <table:table-cell office:value-type="string" calcext:value-type="string">
            <text:p>محرم</text:p>
          </table:table-cell>
          <table:table-cell office:value-type="string" calcext:value-type="string">
            <text:p>Muharrem</text:p>
          </table:table-cell>
          <table:table-cell table:formula="of:=ABJAD([.$A787];1;1)" office:value-type="float" office:value="288" calcext:value-type="float">
            <text:p>288</text:p>
          </table:table-cell>
          <table:table-cell table:formula="of:=IF([.$C787]=ABJAD([.$A787];7;1);&quot;aynısı&quot;;ABJAD([.$A787];7;1))" office:value-type="string" office:string-value="aynısı" calcext:value-type="string">
            <text:p>aynısı</text:p>
          </table:table-cell>
          <table:table-cell table:number-columns-repeated="1020"/>
        </table:table-row>
        <table:table-row table:style-name="ro1">
          <table:table-cell office:value-type="string" calcext:value-type="string">
            <text:p>محي الدين</text:p>
          </table:table-cell>
          <table:table-cell office:value-type="string" calcext:value-type="string">
            <text:p>Muhiddin</text:p>
          </table:table-cell>
          <table:table-cell table:formula="of:=ABJAD([.$A788];1;1)" office:value-type="float" office:value="153" calcext:value-type="float">
            <text:p>153</text:p>
          </table:table-cell>
          <table:table-cell table:formula="of:=IF([.$C788]=ABJAD([.$A788];7;1);&quot;aynısı&quot;;ABJAD([.$A788];7;1))" office:value-type="string" office:string-value="aynısı" calcext:value-type="string">
            <text:p>aynısı</text:p>
          </table:table-cell>
          <table:table-cell table:number-columns-repeated="1020"/>
        </table:table-row>
        <table:table-row table:style-name="ro1">
          <table:table-cell office:value-type="string" calcext:value-type="string">
            <text:p>محسن</text:p>
          </table:table-cell>
          <table:table-cell office:value-type="string" calcext:value-type="string">
            <text:p>Muhsin</text:p>
          </table:table-cell>
          <table:table-cell table:formula="of:=ABJAD([.$A789];1;1)" office:value-type="float" office:value="158" calcext:value-type="float">
            <text:p>158</text:p>
          </table:table-cell>
          <table:table-cell table:formula="of:=IF([.$C789]=ABJAD([.$A789];7;1);&quot;aynısı&quot;;ABJAD([.$A789];7;1))" office:value-type="float" office:value="398" calcext:value-type="float">
            <text:p>398</text:p>
          </table:table-cell>
          <table:table-cell table:number-columns-repeated="1020"/>
        </table:table-row>
        <table:table-row table:style-name="ro1">
          <table:table-cell office:value-type="string" calcext:value-type="string">
            <text:p>محسنه</text:p>
          </table:table-cell>
          <table:table-cell office:value-type="string" calcext:value-type="string">
            <text:p>Muhsine</text:p>
          </table:table-cell>
          <table:table-cell table:formula="of:=ABJAD([.$A790];1;1)" office:value-type="float" office:value="163" calcext:value-type="float">
            <text:p>163</text:p>
          </table:table-cell>
          <table:table-cell table:formula="of:=IF([.$C790]=ABJAD([.$A790];7;1);&quot;aynısı&quot;;ABJAD([.$A790];7;1))" office:value-type="float" office:value="403" calcext:value-type="float">
            <text:p>403</text:p>
          </table:table-cell>
          <table:table-cell table:number-columns-repeated="1020"/>
        </table:table-row>
        <table:table-row table:style-name="ro1">
          <table:table-cell office:value-type="string" calcext:value-type="string">
            <text:p>مختار</text:p>
          </table:table-cell>
          <table:table-cell office:value-type="string" calcext:value-type="string">
            <text:p>Muhtar</text:p>
          </table:table-cell>
          <table:table-cell table:formula="of:=ABJAD([.$A791];1;1)" office:value-type="float" office:value="1241" calcext:value-type="float">
            <text:p>1241</text:p>
          </table:table-cell>
          <table:table-cell table:formula="of:=IF([.$C791]=ABJAD([.$A791];7;1);&quot;aynısı&quot;;ABJAD([.$A791];7;1))" office:value-type="string" office:string-value="aynısı" calcext:value-type="string">
            <text:p>aynısı</text:p>
          </table:table-cell>
          <table:table-cell table:number-columns-repeated="1020"/>
        </table:table-row>
        <table:table-row table:style-name="ro1">
          <table:table-cell office:value-type="string" calcext:value-type="string">
            <text:p>محترم</text:p>
          </table:table-cell>
          <table:table-cell office:value-type="string" calcext:value-type="string">
            <text:p>Muhterem</text:p>
          </table:table-cell>
          <table:table-cell table:formula="of:=ABJAD([.$A792];1;1)" office:value-type="float" office:value="688" calcext:value-type="float">
            <text:p>688</text:p>
          </table:table-cell>
          <table:table-cell table:formula="of:=IF([.$C792]=ABJAD([.$A792];7;1);&quot;aynısı&quot;;ABJAD([.$A792];7;1))" office:value-type="string" office:string-value="aynısı" calcext:value-type="string">
            <text:p>aynısı</text:p>
          </table:table-cell>
          <table:table-cell table:number-columns-repeated="1020"/>
        </table:table-row>
        <table:table-row table:style-name="ro1">
          <table:table-cell office:value-type="string" calcext:value-type="string">
            <text:p>محتشم</text:p>
          </table:table-cell>
          <table:table-cell office:value-type="string" calcext:value-type="string">
            <text:p>Muhteşem</text:p>
          </table:table-cell>
          <table:table-cell table:formula="of:=ABJAD([.$A793];1;1)" office:value-type="float" office:value="788" calcext:value-type="float">
            <text:p>788</text:p>
          </table:table-cell>
          <table:table-cell table:formula="of:=IF([.$C793]=ABJAD([.$A793];7;1);&quot;aynısı&quot;;ABJAD([.$A793];7;1))" office:value-type="float" office:value="1488" calcext:value-type="float">
            <text:p>1488</text:p>
          </table:table-cell>
          <table:table-cell table:number-columns-repeated="1020"/>
        </table:table-row>
        <table:table-row table:style-name="ro1">
          <table:table-cell office:value-type="string" calcext:value-type="string">
            <text:p>مقدّس</text:p>
          </table:table-cell>
          <table:table-cell office:value-type="string" calcext:value-type="string">
            <text:p>Mukaddes</text:p>
          </table:table-cell>
          <table:table-cell table:formula="of:=ABJAD([.$A794];1;1)" office:value-type="float" office:value="204" calcext:value-type="float">
            <text:p>204</text:p>
          </table:table-cell>
          <table:table-cell table:formula="of:=IF([.$C794]=ABJAD([.$A794];7;1);&quot;aynısı&quot;;ABJAD([.$A794];7;1))" office:value-type="float" office:value="444" calcext:value-type="float">
            <text:p>444</text:p>
          </table:table-cell>
          <table:table-cell table:number-columns-repeated="1020"/>
        </table:table-row>
        <table:table-row table:style-name="ro1">
          <table:table-cell office:value-type="string" calcext:value-type="string">
            <text:p>مونسه</text:p>
          </table:table-cell>
          <table:table-cell office:value-type="string" calcext:value-type="string">
            <text:p>Munise</text:p>
          </table:table-cell>
          <table:table-cell table:formula="of:=ABJAD([.$A795];1;1)" office:value-type="float" office:value="161" calcext:value-type="float">
            <text:p>161</text:p>
          </table:table-cell>
          <table:table-cell table:formula="of:=IF([.$C795]=ABJAD([.$A795];7;1);&quot;aynısı&quot;;ABJAD([.$A795];7;1))" office:value-type="float" office:value="401" calcext:value-type="float">
            <text:p>401</text:p>
          </table:table-cell>
          <table:table-cell table:number-columns-repeated="1020"/>
        </table:table-row>
        <table:table-row table:style-name="ro1">
          <table:table-cell office:value-type="string" calcext:value-type="string">
            <text:p>مراد</text:p>
          </table:table-cell>
          <table:table-cell office:value-type="string" calcext:value-type="string">
            <text:p>Murad</text:p>
          </table:table-cell>
          <table:table-cell table:formula="of:=ABJAD([.$A796];1;1)" office:value-type="float" office:value="245" calcext:value-type="float">
            <text:p>245</text:p>
          </table:table-cell>
          <table:table-cell table:formula="of:=IF([.$C796]=ABJAD([.$A796];7;1);&quot;aynısı&quot;;ABJAD([.$A796];7;1))" office:value-type="string" office:string-value="aynısı" calcext:value-type="string">
            <text:p>aynısı</text:p>
          </table:table-cell>
          <table:table-cell table:number-columns-repeated="1020"/>
        </table:table-row>
        <table:table-row table:style-name="ro1">
          <table:table-cell office:value-type="string" calcext:value-type="string">
            <text:p>مراديه</text:p>
          </table:table-cell>
          <table:table-cell office:value-type="string" calcext:value-type="string">
            <text:p>Muradiye</text:p>
          </table:table-cell>
          <table:table-cell table:formula="of:=ABJAD([.$A797];1;1)" office:value-type="float" office:value="260" calcext:value-type="float">
            <text:p>260</text:p>
          </table:table-cell>
          <table:table-cell table:formula="of:=IF([.$C797]=ABJAD([.$A797];7;1);&quot;aynısı&quot;;ABJAD([.$A797];7;1))" office:value-type="string" office:string-value="aynısı" calcext:value-type="string">
            <text:p>aynısı</text:p>
          </table:table-cell>
          <table:table-cell table:number-columns-repeated="1020"/>
        </table:table-row>
        <table:table-row table:style-name="ro1">
          <table:table-cell office:value-type="string" calcext:value-type="string">
            <text:p>مراد</text:p>
          </table:table-cell>
          <table:table-cell office:value-type="string" calcext:value-type="string">
            <text:p>Murat</text:p>
          </table:table-cell>
          <table:table-cell table:formula="of:=ABJAD([.$A798];1;1)" office:value-type="float" office:value="245" calcext:value-type="float">
            <text:p>245</text:p>
          </table:table-cell>
          <table:table-cell table:formula="of:=IF([.$C798]=ABJAD([.$A798];7;1);&quot;aynısı&quot;;ABJAD([.$A798];7;1))" office:value-type="string" office:string-value="aynısı" calcext:value-type="string">
            <text:p>aynısı</text:p>
          </table:table-cell>
          <table:table-cell table:number-columns-repeated="1020"/>
        </table:table-row>
        <table:table-row table:style-name="ro1">
          <table:table-cell office:value-type="string" calcext:value-type="string">
            <text:p>مرتضى</text:p>
          </table:table-cell>
          <table:table-cell office:value-type="string" calcext:value-type="string">
            <text:p>Murtaza</text:p>
          </table:table-cell>
          <table:table-cell table:formula="of:=ABJAD([.$A799];1;1)" office:value-type="float" office:value="1441" calcext:value-type="float">
            <text:p>1441</text:p>
          </table:table-cell>
          <table:table-cell table:formula="of:=IF([.$C799]=ABJAD([.$A799];7;1);&quot;aynısı&quot;;ABJAD([.$A799];7;1))" office:value-type="float" office:value="731" calcext:value-type="float">
            <text:p>731</text:p>
          </table:table-cell>
          <table:table-cell table:number-columns-repeated="1020"/>
        </table:table-row>
        <table:table-row table:style-name="ro1">
          <table:table-cell office:value-type="string" calcext:value-type="string">
            <text:p>موسى</text:p>
          </table:table-cell>
          <table:table-cell office:value-type="string" calcext:value-type="string">
            <text:p>Musa</text:p>
          </table:table-cell>
          <table:table-cell table:formula="of:=ABJAD([.$A800];1;1)" office:value-type="float" office:value="107" calcext:value-type="float">
            <text:p>107</text:p>
          </table:table-cell>
          <table:table-cell table:formula="of:=IF([.$C800]=ABJAD([.$A800];7;1);&quot;aynısı&quot;;ABJAD([.$A800];7;1))" office:value-type="float" office:value="347" calcext:value-type="float">
            <text:p>347</text:p>
          </table:table-cell>
          <table:table-cell table:number-columns-repeated="1020"/>
        </table:table-row>
        <table:table-row table:style-name="ro1">
          <table:table-cell office:value-type="string" calcext:value-type="string">
            <text:p>مصطف</text:p>
          </table:table-cell>
          <table:table-cell office:value-type="string" calcext:value-type="string">
            <text:p>Mustafa</text:p>
          </table:table-cell>
          <table:table-cell table:formula="of:=ABJAD([.$A801];1;1)" office:value-type="float" office:value="219" calcext:value-type="float">
            <text:p>219</text:p>
          </table:table-cell>
          <table:table-cell table:formula="of:=IF([.$C801]=ABJAD([.$A801];7;1);&quot;aynısı&quot;;ABJAD([.$A801];7;1))" office:value-type="float" office:value="189" calcext:value-type="float">
            <text:p>189</text:p>
          </table:table-cell>
          <table:table-cell table:number-columns-repeated="1020"/>
        </table:table-row>
        <table:table-row table:style-name="ro1">
          <table:table-cell office:value-type="string" calcext:value-type="string">
            <text:p>معتبر</text:p>
          </table:table-cell>
          <table:table-cell office:value-type="string" calcext:value-type="string">
            <text:p>Muteber</text:p>
          </table:table-cell>
          <table:table-cell table:formula="of:=ABJAD([.$A802];1;1)" office:value-type="float" office:value="712" calcext:value-type="float">
            <text:p>712</text:p>
          </table:table-cell>
          <table:table-cell table:formula="of:=IF([.$C802]=ABJAD([.$A802];7;1);&quot;aynısı&quot;;ABJAD([.$A802];7;1))" office:value-type="string" office:string-value="aynısı" calcext:value-type="string">
            <text:p>aynısı</text:p>
          </table:table-cell>
          <table:table-cell table:number-columns-repeated="1020"/>
        </table:table-row>
        <table:table-row table:style-name="ro1">
          <table:table-cell office:value-type="string" calcext:value-type="string">
            <text:p>موتلو</text:p>
          </table:table-cell>
          <table:table-cell office:value-type="string" calcext:value-type="string">
            <text:p>Mutlu</text:p>
          </table:table-cell>
          <table:table-cell table:formula="of:=ABJAD([.$A803];1;1)" office:value-type="float" office:value="482" calcext:value-type="float">
            <text:p>482</text:p>
          </table:table-cell>
          <table:table-cell table:formula="of:=IF([.$C803]=ABJAD([.$A803];7;1);&quot;aynısı&quot;;ABJAD([.$A803];7;1))" office:value-type="string" office:string-value="aynısı" calcext:value-type="string">
            <text:p>aynısı</text:p>
          </table:table-cell>
          <table:table-cell table:number-columns-repeated="1020"/>
        </table:table-row>
        <table:table-row table:style-name="ro1">
          <table:table-cell office:value-type="string" calcext:value-type="string">
            <text:p>متقی</text:p>
          </table:table-cell>
          <table:table-cell office:value-type="string" calcext:value-type="string">
            <text:p>Muttaki</text:p>
          </table:table-cell>
          <table:table-cell table:formula="of:=ABJAD([.$A804];1;1)" office:value-type="float" office:value="550" calcext:value-type="float">
            <text:p>550</text:p>
          </table:table-cell>
          <table:table-cell table:formula="of:=IF([.$C804]=ABJAD([.$A804];7;1);&quot;aynısı&quot;;ABJAD([.$A804];7;1))" office:value-type="string" office:string-value="aynısı" calcext:value-type="string">
            <text:p>aynısı</text:p>
          </table:table-cell>
          <table:table-cell table:number-columns-repeated="1020"/>
        </table:table-row>
        <table:table-row table:style-name="ro1">
          <table:table-cell office:value-type="string" calcext:value-type="string">
            <text:p>مظفر</text:p>
          </table:table-cell>
          <table:table-cell office:value-type="string" calcext:value-type="string">
            <text:p>Muzaffer</text:p>
          </table:table-cell>
          <table:table-cell table:formula="of:=ABJAD([.$A805];1;1)" office:value-type="float" office:value="1220" calcext:value-type="float">
            <text:p>1220</text:p>
          </table:table-cell>
          <table:table-cell table:formula="of:=IF([.$C805]=ABJAD([.$A805];7;1);&quot;aynısı&quot;;ABJAD([.$A805];7;1))" office:value-type="float" office:value="1120" calcext:value-type="float">
            <text:p>1120</text:p>
          </table:table-cell>
          <table:table-cell table:number-columns-repeated="1020"/>
        </table:table-row>
        <table:table-row table:style-name="ro1">
          <table:table-cell office:value-type="string" calcext:value-type="string">
            <text:p>مبارك</text:p>
          </table:table-cell>
          <table:table-cell office:value-type="string" calcext:value-type="string">
            <text:p>Mübarek</text:p>
          </table:table-cell>
          <table:table-cell table:formula="of:=ABJAD([.$A806];1;1)" office:value-type="float" office:value="263" calcext:value-type="float">
            <text:p>263</text:p>
          </table:table-cell>
          <table:table-cell table:formula="of:=IF([.$C806]=ABJAD([.$A806];7;1);&quot;aynısı&quot;;ABJAD([.$A806];7;1))" office:value-type="string" office:string-value="aynısı" calcext:value-type="string">
            <text:p>aynısı</text:p>
          </table:table-cell>
          <table:table-cell table:number-columns-repeated="1020"/>
        </table:table-row>
        <table:table-row table:style-name="ro1">
          <table:table-cell office:value-type="string" calcext:value-type="string">
            <text:p>مبجّل</text:p>
          </table:table-cell>
          <table:table-cell office:value-type="string" calcext:value-type="string">
            <text:p>Mübeccel</text:p>
          </table:table-cell>
          <table:table-cell table:formula="of:=ABJAD([.$A807];1;1)" office:value-type="float" office:value="75" calcext:value-type="float">
            <text:p>75</text:p>
          </table:table-cell>
          <table:table-cell table:formula="of:=IF([.$C807]=ABJAD([.$A807];7;1);&quot;aynısı&quot;;ABJAD([.$A807];7;1))" office:value-type="string" office:string-value="aynısı" calcext:value-type="string">
            <text:p>aynısı</text:p>
          </table:table-cell>
          <table:table-cell table:number-columns-repeated="1020"/>
        </table:table-row>
        <table:table-row table:style-name="ro1">
          <table:table-cell office:value-type="string" calcext:value-type="string">
            <text:p>مبرّا</text:p>
          </table:table-cell>
          <table:table-cell office:value-type="string" calcext:value-type="string">
            <text:p>Müberra</text:p>
          </table:table-cell>
          <table:table-cell table:formula="of:=ABJAD([.$A808];1;1)" office:value-type="float" office:value="243" calcext:value-type="float">
            <text:p>243</text:p>
          </table:table-cell>
          <table:table-cell table:formula="of:=IF([.$C808]=ABJAD([.$A808];7;1);&quot;aynısı&quot;;ABJAD([.$A808];7;1))" office:value-type="string" office:string-value="aynısı" calcext:value-type="string">
            <text:p>aynısı</text:p>
          </table:table-cell>
          <table:table-cell table:number-columns-repeated="1020"/>
        </table:table-row>
        <table:table-row table:style-name="ro1">
          <table:table-cell office:value-type="string" calcext:value-type="string">
            <text:p>مبین</text:p>
          </table:table-cell>
          <table:table-cell office:value-type="string" calcext:value-type="string">
            <text:p>Mübin</text:p>
          </table:table-cell>
          <table:table-cell table:formula="of:=ABJAD([.$A809];1;1)" office:value-type="float" office:value="102" calcext:value-type="float">
            <text:p>102</text:p>
          </table:table-cell>
          <table:table-cell table:formula="of:=IF([.$C809]=ABJAD([.$A809];7;1);&quot;aynısı&quot;;ABJAD([.$A809];7;1))" office:value-type="string" office:string-value="aynısı" calcext:value-type="string">
            <text:p>aynısı</text:p>
          </table:table-cell>
          <table:table-cell table:number-columns-repeated="1020"/>
        </table:table-row>
        <table:table-row table:style-name="ro1">
          <table:table-cell office:value-type="string" calcext:value-type="string">
            <text:p>مجاهد</text:p>
          </table:table-cell>
          <table:table-cell office:value-type="string" calcext:value-type="string">
            <text:p>Mücahit</text:p>
          </table:table-cell>
          <table:table-cell table:formula="of:=ABJAD([.$A810];1;1)" office:value-type="float" office:value="53" calcext:value-type="float">
            <text:p>53</text:p>
          </table:table-cell>
          <table:table-cell table:formula="of:=IF([.$C810]=ABJAD([.$A810];7;1);&quot;aynısı&quot;;ABJAD([.$A810];7;1))" office:value-type="string" office:string-value="aynısı" calcext:value-type="string">
            <text:p>aynısı</text:p>
          </table:table-cell>
          <table:table-cell table:number-columns-repeated="1020"/>
        </table:table-row>
        <table:table-row table:style-name="ro1">
          <table:table-cell office:value-type="string" calcext:value-type="string">
            <text:p>مجلّا</text:p>
          </table:table-cell>
          <table:table-cell office:value-type="string" calcext:value-type="string">
            <text:p>Mücella</text:p>
          </table:table-cell>
          <table:table-cell table:formula="of:=ABJAD([.$A811];1;1)" office:value-type="float" office:value="74" calcext:value-type="float">
            <text:p>74</text:p>
          </table:table-cell>
          <table:table-cell table:formula="of:=IF([.$C811]=ABJAD([.$A811];7;1);&quot;aynısı&quot;;ABJAD([.$A811];7;1))" office:value-type="string" office:string-value="aynısı" calcext:value-type="string">
            <text:p>aynısı</text:p>
          </table:table-cell>
          <table:table-cell table:number-columns-repeated="1020"/>
        </table:table-row>
        <table:table-row table:style-name="ro1">
          <table:table-cell office:value-type="string" calcext:value-type="string">
            <text:p>مجوهر</text:p>
          </table:table-cell>
          <table:table-cell office:value-type="string" calcext:value-type="string">
            <text:p>Mücevher</text:p>
          </table:table-cell>
          <table:table-cell table:formula="of:=ABJAD([.$A812];1;1)" office:value-type="float" office:value="254" calcext:value-type="float">
            <text:p>254</text:p>
          </table:table-cell>
          <table:table-cell table:formula="of:=IF([.$C812]=ABJAD([.$A812];7;1);&quot;aynısı&quot;;ABJAD([.$A812];7;1))" office:value-type="string" office:string-value="aynısı" calcext:value-type="string">
            <text:p>aynısı</text:p>
          </table:table-cell>
          <table:table-cell table:number-columns-repeated="1020"/>
        </table:table-row>
        <table:table-row table:style-name="ro1">
          <table:table-cell office:value-type="string" calcext:value-type="string">
            <text:p>مُفیده</text:p>
          </table:table-cell>
          <table:table-cell office:value-type="string" calcext:value-type="string">
            <text:p>Müfide</text:p>
          </table:table-cell>
          <table:table-cell table:formula="of:=ABJAD([.$A813];1;1)" office:value-type="float" office:value="139" calcext:value-type="float">
            <text:p>139</text:p>
          </table:table-cell>
          <table:table-cell table:formula="of:=IF([.$C813]=ABJAD([.$A813];7;1);&quot;aynısı&quot;;ABJAD([.$A813];7;1))" office:value-type="string" office:string-value="aynısı" calcext:value-type="string">
            <text:p>aynısı</text:p>
          </table:table-cell>
          <table:table-cell table:number-columns-repeated="1020"/>
        </table:table-row>
        <table:table-row table:style-name="ro1">
          <table:table-cell office:value-type="string" calcext:value-type="string">
            <text:p>مُفید</text:p>
          </table:table-cell>
          <table:table-cell office:value-type="string" calcext:value-type="string">
            <text:p>Müfit</text:p>
          </table:table-cell>
          <table:table-cell table:formula="of:=ABJAD([.$A814];1;1)" office:value-type="float" office:value="134" calcext:value-type="float">
            <text:p>134</text:p>
          </table:table-cell>
          <table:table-cell table:formula="of:=IF([.$C814]=ABJAD([.$A814];7;1);&quot;aynısı&quot;;ABJAD([.$A814];7;1))" office:value-type="string" office:string-value="aynısı" calcext:value-type="string">
            <text:p>aynısı</text:p>
          </table:table-cell>
          <table:table-cell table:number-columns-repeated="1020"/>
        </table:table-row>
        <table:table-row table:style-name="ro1">
          <table:table-cell office:value-type="string" calcext:value-type="string">
            <text:p>موكه</text:p>
          </table:table-cell>
          <table:table-cell office:value-type="string" calcext:value-type="string">
            <text:p>Müge</text:p>
          </table:table-cell>
          <table:table-cell table:formula="of:=ABJAD([.$A815];1;1)" office:value-type="float" office:value="71" calcext:value-type="float">
            <text:p>71</text:p>
          </table:table-cell>
          <table:table-cell table:formula="of:=IF([.$C815]=ABJAD([.$A815];7;1);&quot;aynısı&quot;;ABJAD([.$A815];7;1))" office:value-type="string" office:string-value="aynısı" calcext:value-type="string">
            <text:p>aynısı</text:p>
          </table:table-cell>
          <table:table-cell table:number-columns-repeated="1020"/>
        </table:table-row>
        <table:table-row table:style-name="ro1">
          <table:table-cell office:value-type="string" calcext:value-type="string">
            <text:p>موژداد</text:p>
          </table:table-cell>
          <table:table-cell office:value-type="string" calcext:value-type="string">
            <text:p>Müjdat</text:p>
          </table:table-cell>
          <table:table-cell table:formula="of:=ABJAD([.$A816];1;1)" office:value-type="float" office:value="62" calcext:value-type="float">
            <text:p>62</text:p>
          </table:table-cell>
          <table:table-cell table:formula="of:=IF([.$C816]=ABJAD([.$A816];7;1);&quot;aynısı&quot;;ABJAD([.$A816];7;1))" office:value-type="string" office:string-value="aynısı" calcext:value-type="string">
            <text:p>aynısı</text:p>
          </table:table-cell>
          <table:table-cell table:number-columns-repeated="1020"/>
        </table:table-row>
        <table:table-row table:style-name="ro1">
          <table:table-cell office:value-type="string" calcext:value-type="string">
            <text:p>مژده</text:p>
          </table:table-cell>
          <table:table-cell office:value-type="string" calcext:value-type="string">
            <text:p>Müjde</text:p>
          </table:table-cell>
          <table:table-cell table:formula="of:=ABJAD([.$A817];1;1)" office:value-type="float" office:value="56" calcext:value-type="float">
            <text:p>56</text:p>
          </table:table-cell>
          <table:table-cell table:formula="of:=IF([.$C817]=ABJAD([.$A817];7;1);&quot;aynısı&quot;;ABJAD([.$A817];7;1))" office:value-type="string" office:string-value="aynısı" calcext:value-type="string">
            <text:p>aynısı</text:p>
          </table:table-cell>
          <table:table-cell table:number-columns-repeated="1020"/>
        </table:table-row>
        <table:table-row table:style-name="ro1">
          <table:table-cell office:value-type="string" calcext:value-type="string">
            <text:p>مژگان</text:p>
          </table:table-cell>
          <table:table-cell office:value-type="string" calcext:value-type="string">
            <text:p>Müjgan</text:p>
          </table:table-cell>
          <table:table-cell table:formula="of:=ABJAD([.$A818];1;1)" office:value-type="float" office:value="118" calcext:value-type="float">
            <text:p>118</text:p>
          </table:table-cell>
          <table:table-cell table:formula="of:=IF([.$C818]=ABJAD([.$A818];7;1);&quot;aynısı&quot;;ABJAD([.$A818];7;1))" office:value-type="string" office:string-value="aynısı" calcext:value-type="string">
            <text:p>aynısı</text:p>
          </table:table-cell>
          <table:table-cell table:number-columns-repeated="1020"/>
        </table:table-row>
        <table:table-row table:style-name="ro1">
          <table:table-cell office:value-type="string" calcext:value-type="string">
            <text:p>مُکَرم</text:p>
          </table:table-cell>
          <table:table-cell office:value-type="string" calcext:value-type="string">
            <text:p>Mükerrem</text:p>
          </table:table-cell>
          <table:table-cell table:formula="of:=ABJAD([.$A819];1;1)" office:value-type="float" office:value="300" calcext:value-type="float">
            <text:p>300</text:p>
          </table:table-cell>
          <table:table-cell table:formula="of:=IF([.$C819]=ABJAD([.$A819];7;1);&quot;aynısı&quot;;ABJAD([.$A819];7;1))" office:value-type="string" office:string-value="aynısı" calcext:value-type="string">
            <text:p>aynısı</text:p>
          </table:table-cell>
          <table:table-cell table:number-columns-repeated="1020"/>
        </table:table-row>
        <table:table-row table:style-name="ro1">
          <table:table-cell office:value-type="string" calcext:value-type="string">
            <text:p>ملایم</text:p>
          </table:table-cell>
          <table:table-cell office:value-type="string" calcext:value-type="string">
            <text:p>Mülayim</text:p>
          </table:table-cell>
          <table:table-cell table:formula="of:=ABJAD([.$A820];1;1)" office:value-type="float" office:value="121" calcext:value-type="float">
            <text:p>121</text:p>
          </table:table-cell>
          <table:table-cell table:formula="of:=IF([.$C820]=ABJAD([.$A820];7;1);&quot;aynısı&quot;;ABJAD([.$A820];7;1))" office:value-type="string" office:string-value="aynısı" calcext:value-type="string">
            <text:p>aynısı</text:p>
          </table:table-cell>
          <table:table-cell table:number-columns-repeated="1020"/>
        </table:table-row>
        <table:table-row table:style-name="ro1">
          <table:table-cell office:value-type="string" calcext:value-type="string">
            <text:p>ملهمه</text:p>
          </table:table-cell>
          <table:table-cell office:value-type="string" calcext:value-type="string">
            <text:p>Mülhime</text:p>
          </table:table-cell>
          <table:table-cell table:formula="of:=ABJAD([.$A821];1;1)" office:value-type="float" office:value="120" calcext:value-type="float">
            <text:p>120</text:p>
          </table:table-cell>
          <table:table-cell table:formula="of:=IF([.$C821]=ABJAD([.$A821];7;1);&quot;aynısı&quot;;ABJAD([.$A821];7;1))" office:value-type="string" office:string-value="aynısı" calcext:value-type="string">
            <text:p>aynısı</text:p>
          </table:table-cell>
          <table:table-cell table:number-columns-repeated="1020"/>
        </table:table-row>
        <table:table-row table:style-name="ro1">
          <table:table-cell office:value-type="string" calcext:value-type="string">
            <text:p>مؤمن</text:p>
          </table:table-cell>
          <table:table-cell office:value-type="string" calcext:value-type="string">
            <text:p>Mümin</text:p>
          </table:table-cell>
          <table:table-cell table:formula="of:=ABJAD([.$A822];1;1)" office:value-type="float" office:value="137" calcext:value-type="float">
            <text:p>137</text:p>
          </table:table-cell>
          <table:table-cell table:formula="of:=IF([.$C822]=ABJAD([.$A822];7;1);&quot;aynısı&quot;;ABJAD([.$A822];7;1))" office:value-type="string" office:string-value="aynısı" calcext:value-type="string">
            <text:p>aynısı</text:p>
          </table:table-cell>
          <table:table-cell table:number-columns-repeated="1020"/>
        </table:table-row>
        <table:table-row table:style-name="ro1">
          <table:table-cell office:value-type="string" calcext:value-type="string">
            <text:p>ممتاز</text:p>
          </table:table-cell>
          <table:table-cell office:value-type="string" calcext:value-type="string">
            <text:p>Mümtaz</text:p>
          </table:table-cell>
          <table:table-cell table:formula="of:=ABJAD([.$A823];1;1)" office:value-type="float" office:value="488" calcext:value-type="float">
            <text:p>488</text:p>
          </table:table-cell>
          <table:table-cell table:formula="of:=IF([.$C823]=ABJAD([.$A823];7;1);&quot;aynısı&quot;;ABJAD([.$A823];7;1))" office:value-type="string" office:string-value="aynısı" calcext:value-type="string">
            <text:p>aynısı</text:p>
          </table:table-cell>
          <table:table-cell table:number-columns-repeated="1020"/>
        </table:table-row>
        <table:table-row table:style-name="ro1">
          <table:table-cell office:value-type="string" calcext:value-type="string">
            <text:p>منور</text:p>
          </table:table-cell>
          <table:table-cell office:value-type="string" calcext:value-type="string">
            <text:p>Münevver</text:p>
          </table:table-cell>
          <table:table-cell table:formula="of:=ABJAD([.$A824];1;1)" office:value-type="float" office:value="296" calcext:value-type="float">
            <text:p>296</text:p>
          </table:table-cell>
          <table:table-cell table:formula="of:=IF([.$C824]=ABJAD([.$A824];7;1);&quot;aynısı&quot;;ABJAD([.$A824];7;1))" office:value-type="string" office:string-value="aynısı" calcext:value-type="string">
            <text:p>aynısı</text:p>
          </table:table-cell>
          <table:table-cell table:number-columns-repeated="1020"/>
        </table:table-row>
        <table:table-row table:style-name="ro1">
          <table:table-cell office:value-type="string" calcext:value-type="string">
            <text:p>مُنیب</text:p>
          </table:table-cell>
          <table:table-cell office:value-type="string" calcext:value-type="string">
            <text:p>Münip</text:p>
          </table:table-cell>
          <table:table-cell table:formula="of:=ABJAD([.$A825];1;1)" office:value-type="float" office:value="102" calcext:value-type="float">
            <text:p>102</text:p>
          </table:table-cell>
          <table:table-cell table:formula="of:=IF([.$C825]=ABJAD([.$A825];7;1);&quot;aynısı&quot;;ABJAD([.$A825];7;1))" office:value-type="string" office:string-value="aynısı" calcext:value-type="string">
            <text:p>aynısı</text:p>
          </table:table-cell>
          <table:table-cell table:number-columns-repeated="1020"/>
        </table:table-row>
        <table:table-row table:style-name="ro1">
          <table:table-cell office:value-type="string" calcext:value-type="string">
            <text:p>منير</text:p>
          </table:table-cell>
          <table:table-cell office:value-type="string" calcext:value-type="string">
            <text:p>Münir</text:p>
          </table:table-cell>
          <table:table-cell table:formula="of:=ABJAD([.$A826];1;1)" office:value-type="float" office:value="300" calcext:value-type="float">
            <text:p>300</text:p>
          </table:table-cell>
          <table:table-cell table:formula="of:=IF([.$C826]=ABJAD([.$A826];7;1);&quot;aynısı&quot;;ABJAD([.$A826];7;1))" office:value-type="string" office:string-value="aynısı" calcext:value-type="string">
            <text:p>aynısı</text:p>
          </table:table-cell>
          <table:table-cell table:number-columns-repeated="1020"/>
        </table:table-row>
        <table:table-row table:style-name="ro1">
          <table:table-cell office:value-type="string" calcext:value-type="string">
            <text:p>منيرة</text:p>
          </table:table-cell>
          <table:table-cell office:value-type="string" calcext:value-type="string">
            <text:p>Münire</text:p>
          </table:table-cell>
          <table:table-cell table:formula="of:=ABJAD([.$A827];1;1)" office:value-type="float" office:value="305" calcext:value-type="float">
            <text:p>305</text:p>
          </table:table-cell>
          <table:table-cell table:formula="of:=IF([.$C827]=ABJAD([.$A827];7;1);&quot;aynısı&quot;;ABJAD([.$A827];7;1))" office:value-type="string" office:string-value="aynısı" calcext:value-type="string">
            <text:p>aynısı</text:p>
          </table:table-cell>
          <table:table-cell table:number-columns-repeated="1020"/>
        </table:table-row>
        <table:table-row table:style-name="ro1">
          <table:table-cell office:value-type="string" calcext:value-type="string">
            <text:p>مُرسَل</text:p>
          </table:table-cell>
          <table:table-cell office:value-type="string" calcext:value-type="string">
            <text:p>Mürsel</text:p>
          </table:table-cell>
          <table:table-cell table:formula="of:=ABJAD([.$A828];1;1)" office:value-type="float" office:value="330" calcext:value-type="float">
            <text:p>330</text:p>
          </table:table-cell>
          <table:table-cell table:formula="of:=IF([.$C828]=ABJAD([.$A828];7;1);&quot;aynısı&quot;;ABJAD([.$A828];7;1))" office:value-type="float" office:value="570" calcext:value-type="float">
            <text:p>570</text:p>
          </table:table-cell>
          <table:table-cell table:number-columns-repeated="1020"/>
        </table:table-row>
        <table:table-row table:style-name="ro1">
          <table:table-cell office:value-type="string" calcext:value-type="string">
            <text:p>مروّت</text:p>
          </table:table-cell>
          <table:table-cell office:value-type="string" calcext:value-type="string">
            <text:p>Mürüvvet</text:p>
          </table:table-cell>
          <table:table-cell table:formula="of:=ABJAD([.$A829];1;1)" office:value-type="float" office:value="646" calcext:value-type="float">
            <text:p>646</text:p>
          </table:table-cell>
          <table:table-cell table:formula="of:=IF([.$C829]=ABJAD([.$A829];7;1);&quot;aynısı&quot;;ABJAD([.$A829];7;1))" office:value-type="string" office:string-value="aynısı" calcext:value-type="string">
            <text:p>aynısı</text:p>
          </table:table-cell>
          <table:table-cell table:number-columns-repeated="1020"/>
        </table:table-row>
        <table:table-row table:style-name="ro1">
          <table:table-cell office:value-type="string" calcext:value-type="string">
            <text:p>مسلم</text:p>
          </table:table-cell>
          <table:table-cell office:value-type="string" calcext:value-type="string">
            <text:p>Müslim</text:p>
          </table:table-cell>
          <table:table-cell table:formula="of:=ABJAD([.$A830];1;1)" office:value-type="float" office:value="170" calcext:value-type="float">
            <text:p>170</text:p>
          </table:table-cell>
          <table:table-cell table:formula="of:=IF([.$C830]=ABJAD([.$A830];7;1);&quot;aynısı&quot;;ABJAD([.$A830];7;1))" office:value-type="float" office:value="410" calcext:value-type="float">
            <text:p>410</text:p>
          </table:table-cell>
          <table:table-cell table:number-columns-repeated="1020"/>
        </table:table-row>
        <table:table-row table:style-name="ro1">
          <table:table-cell office:value-type="string" calcext:value-type="string">
            <text:p>مسلمه</text:p>
          </table:table-cell>
          <table:table-cell office:value-type="string" calcext:value-type="string">
            <text:p>Müslime</text:p>
          </table:table-cell>
          <table:table-cell table:formula="of:=ABJAD([.$A831];1;1)" office:value-type="float" office:value="175" calcext:value-type="float">
            <text:p>175</text:p>
          </table:table-cell>
          <table:table-cell table:formula="of:=IF([.$C831]=ABJAD([.$A831];7;1);&quot;aynısı&quot;;ABJAD([.$A831];7;1))" office:value-type="float" office:value="415" calcext:value-type="float">
            <text:p>415</text:p>
          </table:table-cell>
          <table:table-cell table:number-columns-repeated="1020"/>
        </table:table-row>
        <table:table-row table:style-name="ro1">
          <table:table-cell office:value-type="string" calcext:value-type="string">
            <text:p>مشرّف</text:p>
          </table:table-cell>
          <table:table-cell office:value-type="string" calcext:value-type="string">
            <text:p>Müşerref</text:p>
          </table:table-cell>
          <table:table-cell table:formula="of:=ABJAD([.$A832];1;1)" office:value-type="float" office:value="620" calcext:value-type="float">
            <text:p>620</text:p>
          </table:table-cell>
          <table:table-cell table:formula="of:=IF([.$C832]=ABJAD([.$A832];7;1);&quot;aynısı&quot;;ABJAD([.$A832];7;1))" office:value-type="float" office:value="1320" calcext:value-type="float">
            <text:p>1320</text:p>
          </table:table-cell>
          <table:table-cell table:number-columns-repeated="1020"/>
        </table:table-row>
        <table:table-row table:style-name="ro1">
          <table:table-cell office:value-type="string" calcext:value-type="string">
            <text:p>مشفق</text:p>
          </table:table-cell>
          <table:table-cell office:value-type="string" calcext:value-type="string">
            <text:p>Müşfik</text:p>
          </table:table-cell>
          <table:table-cell table:formula="of:=ABJAD([.$A833];1;1)" office:value-type="float" office:value="520" calcext:value-type="float">
            <text:p>520</text:p>
          </table:table-cell>
          <table:table-cell table:formula="of:=IF([.$C833]=ABJAD([.$A833];7;1);&quot;aynısı&quot;;ABJAD([.$A833];7;1))" office:value-type="float" office:value="1220" calcext:value-type="float">
            <text:p>1220</text:p>
          </table:table-cell>
          <table:table-cell table:number-columns-repeated="1020"/>
        </table:table-row>
        <table:table-row table:style-name="ro1">
          <table:table-cell office:value-type="string" calcext:value-type="string">
            <text:p>مشتاق</text:p>
          </table:table-cell>
          <table:table-cell office:value-type="string" calcext:value-type="string">
            <text:p>Müştak</text:p>
          </table:table-cell>
          <table:table-cell table:formula="of:=ABJAD([.$A834];1;1)" office:value-type="float" office:value="841" calcext:value-type="float">
            <text:p>841</text:p>
          </table:table-cell>
          <table:table-cell table:formula="of:=IF([.$C834]=ABJAD([.$A834];7;1);&quot;aynısı&quot;;ABJAD([.$A834];7;1))" office:value-type="float" office:value="1541" calcext:value-type="float">
            <text:p>1541</text:p>
          </table:table-cell>
          <table:table-cell table:number-columns-repeated="1020"/>
        </table:table-row>
        <table:table-row table:style-name="ro1">
          <table:table-cell office:value-type="string" calcext:value-type="string">
            <text:p>ميسّر</text:p>
          </table:table-cell>
          <table:table-cell office:value-type="string" calcext:value-type="string">
            <text:p>Müyesser</text:p>
          </table:table-cell>
          <table:table-cell table:formula="of:=ABJAD([.$A835];1;1)" office:value-type="float" office:value="310" calcext:value-type="float">
            <text:p>310</text:p>
          </table:table-cell>
          <table:table-cell table:formula="of:=IF([.$C835]=ABJAD([.$A835];7;1);&quot;aynısı&quot;;ABJAD([.$A835];7;1))" office:value-type="float" office:value="550" calcext:value-type="float">
            <text:p>550</text:p>
          </table:table-cell>
          <table:table-cell table:number-columns-repeated="1020"/>
        </table:table-row>
        <table:table-row table:style-name="ro1">
          <table:table-cell office:value-type="string" calcext:value-type="string">
            <text:p>مزيّن</text:p>
          </table:table-cell>
          <table:table-cell office:value-type="string" calcext:value-type="string">
            <text:p>Müzeyyen</text:p>
          </table:table-cell>
          <table:table-cell table:formula="of:=ABJAD([.$A836];1;1)" office:value-type="float" office:value="107" calcext:value-type="float">
            <text:p>107</text:p>
          </table:table-cell>
          <table:table-cell table:formula="of:=IF([.$C836]=ABJAD([.$A836];7;1);&quot;aynısı&quot;;ABJAD([.$A836];7;1))" office:value-type="string" office:string-value="aynısı" calcext:value-type="string">
            <text:p>aynısı</text:p>
          </table:table-cell>
          <table:table-cell table:number-columns-repeated="1020"/>
        </table:table-row>
        <table:table-row table:style-name="ro1">
          <table:table-cell office:value-type="string" calcext:value-type="string">
            <text:p>ناجي</text:p>
          </table:table-cell>
          <table:table-cell office:value-type="string" calcext:value-type="string">
            <text:p>Naci</text:p>
          </table:table-cell>
          <table:table-cell table:formula="of:=ABJAD([.$A837];1;1)" office:value-type="float" office:value="64" calcext:value-type="float">
            <text:p>64</text:p>
          </table:table-cell>
          <table:table-cell table:formula="of:=IF([.$C837]=ABJAD([.$A837];7;1);&quot;aynısı&quot;;ABJAD([.$A837];7;1))" office:value-type="string" office:string-value="aynısı" calcext:value-type="string">
            <text:p>aynısı</text:p>
          </table:table-cell>
          <table:table-cell table:number-columns-repeated="1020"/>
        </table:table-row>
        <table:table-row table:style-name="ro1">
          <table:table-cell office:value-type="string" calcext:value-type="string">
            <text:p>ناجية</text:p>
          </table:table-cell>
          <table:table-cell office:value-type="string" calcext:value-type="string">
            <text:p>Naciye</text:p>
          </table:table-cell>
          <table:table-cell table:formula="of:=ABJAD([.$A838];1;1)" office:value-type="float" office:value="69" calcext:value-type="float">
            <text:p>69</text:p>
          </table:table-cell>
          <table:table-cell table:formula="of:=IF([.$C838]=ABJAD([.$A838];7;1);&quot;aynısı&quot;;ABJAD([.$A838];7;1))" office:value-type="string" office:string-value="aynısı" calcext:value-type="string">
            <text:p>aynısı</text:p>
          </table:table-cell>
          <table:table-cell table:number-columns-repeated="1020"/>
        </table:table-row>
        <table:table-row table:style-name="ro1">
          <table:table-cell office:value-type="string" calcext:value-type="string">
            <text:p>ناديده</text:p>
          </table:table-cell>
          <table:table-cell office:value-type="string" calcext:value-type="string">
            <text:p>Nadide</text:p>
          </table:table-cell>
          <table:table-cell table:formula="of:=ABJAD([.$A839];1;1)" office:value-type="float" office:value="74" calcext:value-type="float">
            <text:p>74</text:p>
          </table:table-cell>
          <table:table-cell table:formula="of:=IF([.$C839]=ABJAD([.$A839];7;1);&quot;aynısı&quot;;ABJAD([.$A839];7;1))" office:value-type="string" office:string-value="aynısı" calcext:value-type="string">
            <text:p>aynısı</text:p>
          </table:table-cell>
          <table:table-cell table:number-columns-repeated="1020"/>
        </table:table-row>
        <table:table-row table:style-name="ro1">
          <table:table-cell office:value-type="string" calcext:value-type="string">
            <text:p>نادر</text:p>
          </table:table-cell>
          <table:table-cell office:value-type="string" calcext:value-type="string">
            <text:p>Nadir</text:p>
          </table:table-cell>
          <table:table-cell table:formula="of:=ABJAD([.$A840];1;1)" office:value-type="float" office:value="255" calcext:value-type="float">
            <text:p>255</text:p>
          </table:table-cell>
          <table:table-cell table:formula="of:=IF([.$C840]=ABJAD([.$A840];7;1);&quot;aynısı&quot;;ABJAD([.$A840];7;1))" office:value-type="string" office:string-value="aynısı" calcext:value-type="string">
            <text:p>aynısı</text:p>
          </table:table-cell>
          <table:table-cell table:number-columns-repeated="1020"/>
        </table:table-row>
        <table:table-row table:style-name="ro1">
          <table:table-cell office:value-type="string" calcext:value-type="string">
            <text:p>نادرة</text:p>
          </table:table-cell>
          <table:table-cell office:value-type="string" calcext:value-type="string">
            <text:p>Nadire</text:p>
          </table:table-cell>
          <table:table-cell table:formula="of:=ABJAD([.$A841];1;1)" office:value-type="float" office:value="260" calcext:value-type="float">
            <text:p>260</text:p>
          </table:table-cell>
          <table:table-cell table:formula="of:=IF([.$C841]=ABJAD([.$A841];7;1);&quot;aynısı&quot;;ABJAD([.$A841];7;1))" office:value-type="string" office:string-value="aynısı" calcext:value-type="string">
            <text:p>aynısı</text:p>
          </table:table-cell>
          <table:table-cell table:number-columns-repeated="1020"/>
        </table:table-row>
        <table:table-row table:style-name="ro1">
          <table:table-cell office:value-type="string" calcext:value-type="string">
            <text:p>ناديه</text:p>
          </table:table-cell>
          <table:table-cell office:value-type="string" calcext:value-type="string">
            <text:p>Nadiye</text:p>
          </table:table-cell>
          <table:table-cell table:formula="of:=ABJAD([.$A842];1;1)" office:value-type="float" office:value="70" calcext:value-type="float">
            <text:p>70</text:p>
          </table:table-cell>
          <table:table-cell table:formula="of:=IF([.$C842]=ABJAD([.$A842];7;1);&quot;aynısı&quot;;ABJAD([.$A842];7;1))" office:value-type="string" office:string-value="aynısı" calcext:value-type="string">
            <text:p>aynısı</text:p>
          </table:table-cell>
          <table:table-cell table:number-columns-repeated="1020"/>
        </table:table-row>
        <table:table-row table:style-name="ro1">
          <table:table-cell office:value-type="string" calcext:value-type="string">
            <text:p>نافله</text:p>
          </table:table-cell>
          <table:table-cell office:value-type="string" calcext:value-type="string">
            <text:p>Nafile</text:p>
          </table:table-cell>
          <table:table-cell table:formula="of:=ABJAD([.$A843];1;1)" office:value-type="float" office:value="166" calcext:value-type="float">
            <text:p>166</text:p>
          </table:table-cell>
          <table:table-cell table:formula="of:=IF([.$C843]=ABJAD([.$A843];7;1);&quot;aynısı&quot;;ABJAD([.$A843];7;1))" office:value-type="string" office:string-value="aynısı" calcext:value-type="string">
            <text:p>aynısı</text:p>
          </table:table-cell>
          <table:table-cell table:number-columns-repeated="1020"/>
        </table:table-row>
        <table:table-row table:style-name="ro1">
          <table:table-cell office:value-type="string" calcext:value-type="string">
            <text:p>نافذ</text:p>
          </table:table-cell>
          <table:table-cell office:value-type="string" calcext:value-type="string">
            <text:p>Nafiz</text:p>
          </table:table-cell>
          <table:table-cell table:formula="of:=ABJAD([.$A844];1;1)" office:value-type="float" office:value="831" calcext:value-type="float">
            <text:p>831</text:p>
          </table:table-cell>
          <table:table-cell table:formula="of:=IF([.$C844]=ABJAD([.$A844];7;1);&quot;aynısı&quot;;ABJAD([.$A844];7;1))" office:value-type="string" office:string-value="aynısı" calcext:value-type="string">
            <text:p>aynısı</text:p>
          </table:table-cell>
          <table:table-cell table:number-columns-repeated="1020"/>
        </table:table-row>
        <table:table-row table:style-name="ro1">
          <table:table-cell office:value-type="string" calcext:value-type="string">
            <text:p>نافذه</text:p>
          </table:table-cell>
          <table:table-cell office:value-type="string" calcext:value-type="string">
            <text:p>Nafize</text:p>
          </table:table-cell>
          <table:table-cell table:formula="of:=ABJAD([.$A845];1;1)" office:value-type="float" office:value="836" calcext:value-type="float">
            <text:p>836</text:p>
          </table:table-cell>
          <table:table-cell table:formula="of:=IF([.$C845]=ABJAD([.$A845];7;1);&quot;aynısı&quot;;ABJAD([.$A845];7;1))" office:value-type="string" office:string-value="aynısı" calcext:value-type="string">
            <text:p>aynısı</text:p>
          </table:table-cell>
          <table:table-cell table:number-columns-repeated="1020"/>
        </table:table-row>
        <table:table-row table:style-name="ro1">
          <table:table-cell office:value-type="string" calcext:value-type="string">
            <text:p>ناگهان</text:p>
          </table:table-cell>
          <table:table-cell office:value-type="string" calcext:value-type="string">
            <text:p>Nagehan</text:p>
          </table:table-cell>
          <table:table-cell table:formula="of:=ABJAD([.$A846];1;1)" office:value-type="float" office:value="127" calcext:value-type="float">
            <text:p>127</text:p>
          </table:table-cell>
          <table:table-cell table:formula="of:=IF([.$C846]=ABJAD([.$A846];7;1);&quot;aynısı&quot;;ABJAD([.$A846];7;1))" office:value-type="string" office:string-value="aynısı" calcext:value-type="string">
            <text:p>aynısı</text:p>
          </table:table-cell>
          <table:table-cell table:number-columns-repeated="1020"/>
        </table:table-row>
        <table:table-row table:style-name="ro1">
          <table:table-cell office:value-type="string" calcext:value-type="string">
            <text:p>ناحيده</text:p>
          </table:table-cell>
          <table:table-cell office:value-type="string" calcext:value-type="string">
            <text:p>Nahide</text:p>
          </table:table-cell>
          <table:table-cell table:formula="of:=ABJAD([.$A847];1;1)" office:value-type="float" office:value="78" calcext:value-type="float">
            <text:p>78</text:p>
          </table:table-cell>
          <table:table-cell table:formula="of:=IF([.$C847]=ABJAD([.$A847];7;1);&quot;aynısı&quot;;ABJAD([.$A847];7;1))" office:value-type="string" office:string-value="aynısı" calcext:value-type="string">
            <text:p>aynısı</text:p>
          </table:table-cell>
          <table:table-cell table:number-columns-repeated="1020"/>
        </table:table-row>
        <table:table-row table:style-name="ro1">
          <table:table-cell office:value-type="string" calcext:value-type="string">
            <text:p>ناهید</text:p>
          </table:table-cell>
          <table:table-cell office:value-type="string" calcext:value-type="string">
            <text:p>Nahit</text:p>
          </table:table-cell>
          <table:table-cell table:formula="of:=ABJAD([.$A848];1;1)" office:value-type="float" office:value="70" calcext:value-type="float">
            <text:p>70</text:p>
          </table:table-cell>
          <table:table-cell table:formula="of:=IF([.$C848]=ABJAD([.$A848];7;1);&quot;aynısı&quot;;ABJAD([.$A848];7;1))" office:value-type="string" office:string-value="aynısı" calcext:value-type="string">
            <text:p>aynısı</text:p>
          </table:table-cell>
          <table:table-cell table:number-columns-repeated="1020"/>
        </table:table-row>
        <table:table-row table:style-name="ro1">
          <table:table-cell office:value-type="string" calcext:value-type="string">
            <text:p>نائل</text:p>
          </table:table-cell>
          <table:table-cell office:value-type="string" calcext:value-type="string">
            <text:p>Nail</text:p>
          </table:table-cell>
          <table:table-cell table:formula="of:=ABJAD([.$A849];1;1)" office:value-type="float" office:value="92" calcext:value-type="float">
            <text:p>92</text:p>
          </table:table-cell>
          <table:table-cell table:formula="of:=IF([.$C849]=ABJAD([.$A849];7;1);&quot;aynısı&quot;;ABJAD([.$A849];7;1))" office:value-type="string" office:string-value="aynısı" calcext:value-type="string">
            <text:p>aynısı</text:p>
          </table:table-cell>
          <table:table-cell table:number-columns-repeated="1020"/>
        </table:table-row>
        <table:table-row table:style-name="ro1">
          <table:table-cell office:value-type="string" calcext:value-type="string">
            <text:p>نائلة</text:p>
          </table:table-cell>
          <table:table-cell office:value-type="string" calcext:value-type="string">
            <text:p>Naile</text:p>
          </table:table-cell>
          <table:table-cell table:formula="of:=ABJAD([.$A850];1;1)" office:value-type="float" office:value="97" calcext:value-type="float">
            <text:p>97</text:p>
          </table:table-cell>
          <table:table-cell table:formula="of:=IF([.$C850]=ABJAD([.$A850];7;1);&quot;aynısı&quot;;ABJAD([.$A850];7;1))" office:value-type="string" office:string-value="aynısı" calcext:value-type="string">
            <text:p>aynısı</text:p>
          </table:table-cell>
          <table:table-cell table:number-columns-repeated="1020"/>
        </table:table-row>
        <table:table-row table:style-name="ro1">
          <table:table-cell office:value-type="string" calcext:value-type="string">
            <text:p>نعيم</text:p>
          </table:table-cell>
          <table:table-cell office:value-type="string" calcext:value-type="string">
            <text:p>Naim</text:p>
          </table:table-cell>
          <table:table-cell table:formula="of:=ABJAD([.$A851];1;1)" office:value-type="float" office:value="170" calcext:value-type="float">
            <text:p>170</text:p>
          </table:table-cell>
          <table:table-cell table:formula="of:=IF([.$C851]=ABJAD([.$A851];7;1);&quot;aynısı&quot;;ABJAD([.$A851];7;1))" office:value-type="string" office:string-value="aynısı" calcext:value-type="string">
            <text:p>aynısı</text:p>
          </table:table-cell>
          <table:table-cell table:number-columns-repeated="1020"/>
        </table:table-row>
        <table:table-row table:style-name="ro1">
          <table:table-cell office:value-type="string" calcext:value-type="string">
            <text:p>نعيمة</text:p>
          </table:table-cell>
          <table:table-cell office:value-type="string" calcext:value-type="string">
            <text:p>Naime</text:p>
          </table:table-cell>
          <table:table-cell table:formula="of:=ABJAD([.$A852];1;1)" office:value-type="float" office:value="175" calcext:value-type="float">
            <text:p>175</text:p>
          </table:table-cell>
          <table:table-cell table:formula="of:=IF([.$C852]=ABJAD([.$A852];7;1);&quot;aynısı&quot;;ABJAD([.$A852];7;1))" office:value-type="string" office:string-value="aynısı" calcext:value-type="string">
            <text:p>aynısı</text:p>
          </table:table-cell>
          <table:table-cell table:number-columns-repeated="1020"/>
        </table:table-row>
        <table:table-row table:style-name="ro1">
          <table:table-cell office:value-type="string" calcext:value-type="string">
            <text:p>نالان</text:p>
          </table:table-cell>
          <table:table-cell office:value-type="string" calcext:value-type="string">
            <text:p>Nalan</text:p>
          </table:table-cell>
          <table:table-cell table:formula="of:=ABJAD([.$A853];1;1)" office:value-type="float" office:value="132" calcext:value-type="float">
            <text:p>132</text:p>
          </table:table-cell>
          <table:table-cell table:formula="of:=IF([.$C853]=ABJAD([.$A853];7;1);&quot;aynısı&quot;;ABJAD([.$A853];7;1))" office:value-type="string" office:string-value="aynısı" calcext:value-type="string">
            <text:p>aynısı</text:p>
          </table:table-cell>
          <table:table-cell table:number-columns-repeated="1020"/>
        </table:table-row>
        <table:table-row table:style-name="ro1">
          <table:table-cell office:value-type="string" calcext:value-type="string">
            <text:p>نارين</text:p>
          </table:table-cell>
          <table:table-cell office:value-type="string" calcext:value-type="string">
            <text:p>Narin</text:p>
          </table:table-cell>
          <table:table-cell table:formula="of:=ABJAD([.$A854];1;1)" office:value-type="float" office:value="311" calcext:value-type="float">
            <text:p>311</text:p>
          </table:table-cell>
          <table:table-cell table:formula="of:=IF([.$C854]=ABJAD([.$A854];7;1);&quot;aynısı&quot;;ABJAD([.$A854];7;1))" office:value-type="string" office:string-value="aynısı" calcext:value-type="string">
            <text:p>aynısı</text:p>
          </table:table-cell>
          <table:table-cell table:number-columns-repeated="1020"/>
        </table:table-row>
        <table:table-row table:style-name="ro1">
          <table:table-cell office:value-type="string" calcext:value-type="string">
            <text:p>نَصرالله</text:p>
          </table:table-cell>
          <table:table-cell office:value-type="string" calcext:value-type="string">
            <text:p>Nasrullah</text:p>
          </table:table-cell>
          <table:table-cell table:formula="of:=ABJAD([.$A855];1;1)" office:value-type="float" office:value="406" calcext:value-type="float">
            <text:p>406</text:p>
          </table:table-cell>
          <table:table-cell table:formula="of:=IF([.$C855]=ABJAD([.$A855];7;1);&quot;aynısı&quot;;ABJAD([.$A855];7;1))" office:value-type="float" office:value="376" calcext:value-type="float">
            <text:p>376</text:p>
          </table:table-cell>
          <table:table-cell table:number-columns-repeated="1020"/>
        </table:table-row>
        <table:table-row table:style-name="ro1">
          <table:table-cell office:value-type="string" calcext:value-type="string">
            <text:p>نصوح</text:p>
          </table:table-cell>
          <table:table-cell office:value-type="string" calcext:value-type="string">
            <text:p>Nasuh</text:p>
          </table:table-cell>
          <table:table-cell table:formula="of:=ABJAD([.$A856];1;1)" office:value-type="float" office:value="154" calcext:value-type="float">
            <text:p>154</text:p>
          </table:table-cell>
          <table:table-cell table:formula="of:=IF([.$C856]=ABJAD([.$A856];7;1);&quot;aynısı&quot;;ABJAD([.$A856];7;1))" office:value-type="float" office:value="124" calcext:value-type="float">
            <text:p>124</text:p>
          </table:table-cell>
          <table:table-cell table:number-columns-repeated="1020"/>
        </table:table-row>
        <table:table-row table:style-name="ro1">
          <table:table-cell office:value-type="string" calcext:value-type="string">
            <text:p>ناز</text:p>
          </table:table-cell>
          <table:table-cell office:value-type="string" calcext:value-type="string">
            <text:p>Naz</text:p>
          </table:table-cell>
          <table:table-cell table:formula="of:=ABJAD([.$A857];1;1)" office:value-type="float" office:value="58" calcext:value-type="float">
            <text:p>58</text:p>
          </table:table-cell>
          <table:table-cell table:formula="of:=IF([.$C857]=ABJAD([.$A857];7;1);&quot;aynısı&quot;;ABJAD([.$A857];7;1))" office:value-type="string" office:string-value="aynısı" calcext:value-type="string">
            <text:p>aynısı</text:p>
          </table:table-cell>
          <table:table-cell table:number-columns-repeated="1020"/>
        </table:table-row>
        <table:table-row table:style-name="ro1">
          <table:table-cell office:value-type="string" calcext:value-type="string">
            <text:p>نازان</text:p>
          </table:table-cell>
          <table:table-cell office:value-type="string" calcext:value-type="string">
            <text:p>Nazan</text:p>
          </table:table-cell>
          <table:table-cell table:formula="of:=ABJAD([.$A858];1;1)" office:value-type="float" office:value="109" calcext:value-type="float">
            <text:p>109</text:p>
          </table:table-cell>
          <table:table-cell table:formula="of:=IF([.$C858]=ABJAD([.$A858];7;1);&quot;aynısı&quot;;ABJAD([.$A858];7;1))" office:value-type="string" office:string-value="aynısı" calcext:value-type="string">
            <text:p>aynısı</text:p>
          </table:table-cell>
          <table:table-cell table:number-columns-repeated="1020"/>
        </table:table-row>
        <table:table-row table:style-name="ro1">
          <table:table-cell office:value-type="string" calcext:value-type="string">
            <text:p>نظيف</text:p>
          </table:table-cell>
          <table:table-cell office:value-type="string" calcext:value-type="string">
            <text:p>Nazif</text:p>
          </table:table-cell>
          <table:table-cell table:formula="of:=ABJAD([.$A859];1;1)" office:value-type="float" office:value="1040" calcext:value-type="float">
            <text:p>1040</text:p>
          </table:table-cell>
          <table:table-cell table:formula="of:=IF([.$C859]=ABJAD([.$A859];7;1);&quot;aynısı&quot;;ABJAD([.$A859];7;1))" office:value-type="float" office:value="940" calcext:value-type="float">
            <text:p>940</text:p>
          </table:table-cell>
          <table:table-cell table:number-columns-repeated="1020"/>
        </table:table-row>
        <table:table-row table:style-name="ro1">
          <table:table-cell office:value-type="string" calcext:value-type="string">
            <text:p>نظيفه</text:p>
          </table:table-cell>
          <table:table-cell office:value-type="string" calcext:value-type="string">
            <text:p>Nazife</text:p>
          </table:table-cell>
          <table:table-cell table:formula="of:=ABJAD([.$A860];1;1)" office:value-type="float" office:value="1045" calcext:value-type="float">
            <text:p>1045</text:p>
          </table:table-cell>
          <table:table-cell table:formula="of:=IF([.$C860]=ABJAD([.$A860];7;1);&quot;aynısı&quot;;ABJAD([.$A860];7;1))" office:value-type="float" office:value="945" calcext:value-type="float">
            <text:p>945</text:p>
          </table:table-cell>
          <table:table-cell table:number-columns-repeated="1020"/>
        </table:table-row>
        <table:table-row table:style-name="ro1">
          <table:table-cell office:value-type="string" calcext:value-type="string">
            <text:p>نازك</text:p>
          </table:table-cell>
          <table:table-cell office:value-type="string" calcext:value-type="string">
            <text:p>Nazik</text:p>
          </table:table-cell>
          <table:table-cell table:formula="of:=ABJAD([.$A861];1;1)" office:value-type="float" office:value="78" calcext:value-type="float">
            <text:p>78</text:p>
          </table:table-cell>
          <table:table-cell table:formula="of:=IF([.$C861]=ABJAD([.$A861];7;1);&quot;aynısı&quot;;ABJAD([.$A861];7;1))" office:value-type="string" office:string-value="aynısı" calcext:value-type="string">
            <text:p>aynısı</text:p>
          </table:table-cell>
          <table:table-cell table:number-columns-repeated="1020"/>
        </table:table-row>
        <table:table-row table:style-name="ro1">
          <table:table-cell office:value-type="string" calcext:value-type="string">
            <text:p>نظيره</text:p>
          </table:table-cell>
          <table:table-cell office:value-type="string" calcext:value-type="string">
            <text:p>Nazire</text:p>
          </table:table-cell>
          <table:table-cell table:formula="of:=ABJAD([.$A862];1;1)" office:value-type="float" office:value="1165" calcext:value-type="float">
            <text:p>1165</text:p>
          </table:table-cell>
          <table:table-cell table:formula="of:=IF([.$C862]=ABJAD([.$A862];7;1);&quot;aynısı&quot;;ABJAD([.$A862];7;1))" office:value-type="float" office:value="1065" calcext:value-type="float">
            <text:p>1065</text:p>
          </table:table-cell>
          <table:table-cell table:number-columns-repeated="1020"/>
        </table:table-row>
        <table:table-row table:style-name="ro1">
          <table:table-cell office:value-type="string" calcext:value-type="string">
            <text:p>نازلى</text:p>
          </table:table-cell>
          <table:table-cell office:value-type="string" calcext:value-type="string">
            <text:p>Nazli</text:p>
          </table:table-cell>
          <table:table-cell table:formula="of:=ABJAD([.$A863];1;1)" office:value-type="float" office:value="89" calcext:value-type="float">
            <text:p>89</text:p>
          </table:table-cell>
          <table:table-cell table:formula="of:=IF([.$C863]=ABJAD([.$A863];7;1);&quot;aynısı&quot;;ABJAD([.$A863];7;1))" office:value-type="string" office:string-value="aynısı" calcext:value-type="string">
            <text:p>aynısı</text:p>
          </table:table-cell>
          <table:table-cell table:number-columns-repeated="1020"/>
        </table:table-row>
        <table:table-row table:style-name="ro1">
          <table:table-cell office:value-type="string" calcext:value-type="string">
            <text:p>نظمي</text:p>
          </table:table-cell>
          <table:table-cell office:value-type="string" calcext:value-type="string">
            <text:p>Nazmi</text:p>
          </table:table-cell>
          <table:table-cell table:formula="of:=ABJAD([.$A864];1;1)" office:value-type="float" office:value="1000" calcext:value-type="float">
            <text:p>1000</text:p>
          </table:table-cell>
          <table:table-cell table:formula="of:=IF([.$C864]=ABJAD([.$A864];7;1);&quot;aynısı&quot;;ABJAD([.$A864];7;1))" office:value-type="float" office:value="900" calcext:value-type="float">
            <text:p>900</text:p>
          </table:table-cell>
          <table:table-cell table:number-columns-repeated="1020"/>
        </table:table-row>
        <table:table-row table:style-name="ro1">
          <table:table-cell office:value-type="string" calcext:value-type="string">
            <text:p>نظميه</text:p>
          </table:table-cell>
          <table:table-cell office:value-type="string" calcext:value-type="string">
            <text:p>Nazmiye</text:p>
          </table:table-cell>
          <table:table-cell table:formula="of:=ABJAD([.$A865];1;1)" office:value-type="float" office:value="1005" calcext:value-type="float">
            <text:p>1005</text:p>
          </table:table-cell>
          <table:table-cell table:formula="of:=IF([.$C865]=ABJAD([.$A865];7;1);&quot;aynısı&quot;;ABJAD([.$A865];7;1))" office:value-type="float" office:value="905" calcext:value-type="float">
            <text:p>905</text:p>
          </table:table-cell>
          <table:table-cell table:number-columns-repeated="1020"/>
        </table:table-row>
        <table:table-row table:style-name="ro1">
          <table:table-cell office:value-type="string" calcext:value-type="string">
            <text:p>نباهت</text:p>
          </table:table-cell>
          <table:table-cell office:value-type="string" calcext:value-type="string">
            <text:p>Nebahat</text:p>
          </table:table-cell>
          <table:table-cell table:formula="of:=ABJAD([.$A866];1;1)" office:value-type="float" office:value="458" calcext:value-type="float">
            <text:p>458</text:p>
          </table:table-cell>
          <table:table-cell table:formula="of:=IF([.$C866]=ABJAD([.$A866];7;1);&quot;aynısı&quot;;ABJAD([.$A866];7;1))" office:value-type="string" office:string-value="aynısı" calcext:value-type="string">
            <text:p>aynısı</text:p>
          </table:table-cell>
          <table:table-cell table:number-columns-repeated="1020"/>
        </table:table-row>
        <table:table-row table:style-name="ro1">
          <table:table-cell office:value-type="string" calcext:value-type="string">
            <text:p>نَبی</text:p>
          </table:table-cell>
          <table:table-cell office:value-type="string" calcext:value-type="string">
            <text:p>Nebi</text:p>
          </table:table-cell>
          <table:table-cell table:formula="of:=ABJAD([.$A867];1;1)" office:value-type="float" office:value="62" calcext:value-type="float">
            <text:p>62</text:p>
          </table:table-cell>
          <table:table-cell table:formula="of:=IF([.$C867]=ABJAD([.$A867];7;1);&quot;aynısı&quot;;ABJAD([.$A867];7;1))" office:value-type="string" office:string-value="aynısı" calcext:value-type="string">
            <text:p>aynısı</text:p>
          </table:table-cell>
          <table:table-cell table:number-columns-repeated="1020"/>
        </table:table-row>
        <table:table-row table:style-name="ro1">
          <table:table-cell office:value-type="string" calcext:value-type="string">
            <text:p>نبيل</text:p>
          </table:table-cell>
          <table:table-cell office:value-type="string" calcext:value-type="string">
            <text:p>Nebil</text:p>
          </table:table-cell>
          <table:table-cell table:formula="of:=ABJAD([.$A868];1;1)" office:value-type="float" office:value="92" calcext:value-type="float">
            <text:p>92</text:p>
          </table:table-cell>
          <table:table-cell table:formula="of:=IF([.$C868]=ABJAD([.$A868];7;1);&quot;aynısı&quot;;ABJAD([.$A868];7;1))" office:value-type="string" office:string-value="aynısı" calcext:value-type="string">
            <text:p>aynısı</text:p>
          </table:table-cell>
          <table:table-cell table:number-columns-repeated="1020"/>
        </table:table-row>
        <table:table-row table:style-name="ro1">
          <table:table-cell office:value-type="string" calcext:value-type="string">
            <text:p>نبيلة</text:p>
          </table:table-cell>
          <table:table-cell office:value-type="string" calcext:value-type="string">
            <text:p>Nebile</text:p>
          </table:table-cell>
          <table:table-cell table:formula="of:=ABJAD([.$A869];1;1)" office:value-type="float" office:value="97" calcext:value-type="float">
            <text:p>97</text:p>
          </table:table-cell>
          <table:table-cell table:formula="of:=IF([.$C869]=ABJAD([.$A869];7;1);&quot;aynısı&quot;;ABJAD([.$A869];7;1))" office:value-type="string" office:string-value="aynısı" calcext:value-type="string">
            <text:p>aynısı</text:p>
          </table:table-cell>
          <table:table-cell table:number-columns-repeated="1020"/>
        </table:table-row>
        <table:table-row table:style-name="ro1">
          <table:table-cell office:value-type="string" calcext:value-type="string">
            <text:p>نِجات</text:p>
          </table:table-cell>
          <table:table-cell office:value-type="string" calcext:value-type="string">
            <text:p>Necat</text:p>
          </table:table-cell>
          <table:table-cell table:formula="of:=ABJAD([.$A870];1;1)" office:value-type="float" office:value="454" calcext:value-type="float">
            <text:p>454</text:p>
          </table:table-cell>
          <table:table-cell table:formula="of:=IF([.$C870]=ABJAD([.$A870];7;1);&quot;aynısı&quot;;ABJAD([.$A870];7;1))" office:value-type="string" office:string-value="aynısı" calcext:value-type="string">
            <text:p>aynısı</text:p>
          </table:table-cell>
          <table:table-cell table:number-columns-repeated="1020"/>
        </table:table-row>
        <table:table-row table:style-name="ro1">
          <table:table-cell office:value-type="string" calcext:value-type="string">
            <text:p>نجاتى</text:p>
          </table:table-cell>
          <table:table-cell office:value-type="string" calcext:value-type="string">
            <text:p>Necati</text:p>
          </table:table-cell>
          <table:table-cell table:formula="of:=ABJAD([.$A871];1;1)" office:value-type="float" office:value="455" calcext:value-type="float">
            <text:p>455</text:p>
          </table:table-cell>
          <table:table-cell table:formula="of:=IF([.$C871]=ABJAD([.$A871];7;1);&quot;aynısı&quot;;ABJAD([.$A871];7;1))" office:value-type="string" office:string-value="aynısı" calcext:value-type="string">
            <text:p>aynısı</text:p>
          </table:table-cell>
          <table:table-cell table:number-columns-repeated="1020"/>
        </table:table-row>
        <table:table-row table:style-name="ro1">
          <table:table-cell office:value-type="string" calcext:value-type="string">
            <text:p>نجدت</text:p>
          </table:table-cell>
          <table:table-cell office:value-type="string" calcext:value-type="string">
            <text:p>Necdet</text:p>
          </table:table-cell>
          <table:table-cell table:formula="of:=ABJAD([.$A872];1;1)" office:value-type="float" office:value="457" calcext:value-type="float">
            <text:p>457</text:p>
          </table:table-cell>
          <table:table-cell table:formula="of:=IF([.$C872]=ABJAD([.$A872];7;1);&quot;aynısı&quot;;ABJAD([.$A872];7;1))" office:value-type="string" office:string-value="aynısı" calcext:value-type="string">
            <text:p>aynısı</text:p>
          </table:table-cell>
          <table:table-cell table:number-columns-repeated="1020"/>
        </table:table-row>
        <table:table-row table:style-name="ro1">
          <table:table-cell office:value-type="string" calcext:value-type="string">
            <text:p>نجيبه</text:p>
          </table:table-cell>
          <table:table-cell office:value-type="string" calcext:value-type="string">
            <text:p>Necibe</text:p>
          </table:table-cell>
          <table:table-cell table:formula="of:=ABJAD([.$A873];1;1)" office:value-type="float" office:value="70" calcext:value-type="float">
            <text:p>70</text:p>
          </table:table-cell>
          <table:table-cell table:formula="of:=IF([.$C873]=ABJAD([.$A873];7;1);&quot;aynısı&quot;;ABJAD([.$A873];7;1))" office:value-type="string" office:string-value="aynısı" calcext:value-type="string">
            <text:p>aynısı</text:p>
          </table:table-cell>
          <table:table-cell table:number-columns-repeated="1020"/>
        </table:table-row>
        <table:table-row table:style-name="ro1">
          <table:table-cell office:value-type="string" calcext:value-type="string">
            <text:p>نجيب</text:p>
          </table:table-cell>
          <table:table-cell office:value-type="string" calcext:value-type="string">
            <text:p>Necip</text:p>
          </table:table-cell>
          <table:table-cell table:formula="of:=ABJAD([.$A874];1;1)" office:value-type="float" office:value="65" calcext:value-type="float">
            <text:p>65</text:p>
          </table:table-cell>
          <table:table-cell table:formula="of:=IF([.$C874]=ABJAD([.$A874];7;1);&quot;aynısı&quot;;ABJAD([.$A874];7;1))" office:value-type="string" office:string-value="aynısı" calcext:value-type="string">
            <text:p>aynısı</text:p>
          </table:table-cell>
          <table:table-cell table:number-columns-repeated="1020"/>
        </table:table-row>
        <table:table-row table:style-name="ro1">
          <table:table-cell office:value-type="string" calcext:value-type="string">
            <text:p>نجلاء</text:p>
          </table:table-cell>
          <table:table-cell office:value-type="string" calcext:value-type="string">
            <text:p>Necla</text:p>
          </table:table-cell>
          <table:table-cell table:formula="of:=ABJAD([.$A875];1;1)" office:value-type="float" office:value="85" calcext:value-type="float">
            <text:p>85</text:p>
          </table:table-cell>
          <table:table-cell table:formula="of:=IF([.$C875]=ABJAD([.$A875];7;1);&quot;aynısı&quot;;ABJAD([.$A875];7;1))" office:value-type="string" office:string-value="aynısı" calcext:value-type="string">
            <text:p>aynısı</text:p>
          </table:table-cell>
          <table:table-cell table:number-columns-repeated="1020"/>
        </table:table-row>
        <table:table-row table:style-name="ro1">
          <table:table-cell office:value-type="string" calcext:value-type="string">
            <text:p>نجم الدين</text:p>
          </table:table-cell>
          <table:table-cell office:value-type="string" calcext:value-type="string">
            <text:p>Necmettin</text:p>
          </table:table-cell>
          <table:table-cell table:formula="of:=ABJAD([.$A876];1;1)" office:value-type="float" office:value="188" calcext:value-type="float">
            <text:p>188</text:p>
          </table:table-cell>
          <table:table-cell table:formula="of:=IF([.$C876]=ABJAD([.$A876];7;1);&quot;aynısı&quot;;ABJAD([.$A876];7;1))" office:value-type="string" office:string-value="aynısı" calcext:value-type="string">
            <text:p>aynısı</text:p>
          </table:table-cell>
          <table:table-cell table:number-columns-repeated="1020"/>
        </table:table-row>
        <table:table-row table:style-name="ro1">
          <table:table-cell office:value-type="string" calcext:value-type="string">
            <text:p>نجمي</text:p>
          </table:table-cell>
          <table:table-cell office:value-type="string" calcext:value-type="string">
            <text:p>Necmi</text:p>
          </table:table-cell>
          <table:table-cell table:formula="of:=ABJAD([.$A877];1;1)" office:value-type="float" office:value="103" calcext:value-type="float">
            <text:p>103</text:p>
          </table:table-cell>
          <table:table-cell table:formula="of:=IF([.$C877]=ABJAD([.$A877];7;1);&quot;aynısı&quot;;ABJAD([.$A877];7;1))" office:value-type="string" office:string-value="aynısı" calcext:value-type="string">
            <text:p>aynısı</text:p>
          </table:table-cell>
          <table:table-cell table:number-columns-repeated="1020"/>
        </table:table-row>
        <table:table-row table:style-name="ro1">
          <table:table-cell office:value-type="string" calcext:value-type="string">
            <text:p>نجميه</text:p>
          </table:table-cell>
          <table:table-cell office:value-type="string" calcext:value-type="string">
            <text:p>Necmiye</text:p>
          </table:table-cell>
          <table:table-cell table:formula="of:=ABJAD([.$A878];1;1)" office:value-type="float" office:value="108" calcext:value-type="float">
            <text:p>108</text:p>
          </table:table-cell>
          <table:table-cell table:formula="of:=IF([.$C878]=ABJAD([.$A878];7;1);&quot;aynısı&quot;;ABJAD([.$A878];7;1))" office:value-type="string" office:string-value="aynısı" calcext:value-type="string">
            <text:p>aynısı</text:p>
          </table:table-cell>
          <table:table-cell table:number-columns-repeated="1020"/>
        </table:table-row>
        <table:table-row table:style-name="ro1">
          <table:table-cell office:value-type="string" calcext:value-type="string">
            <text:p>نديم</text:p>
          </table:table-cell>
          <table:table-cell office:value-type="string" calcext:value-type="string">
            <text:p>Nedim</text:p>
          </table:table-cell>
          <table:table-cell table:formula="of:=ABJAD([.$A879];1;1)" office:value-type="float" office:value="104" calcext:value-type="float">
            <text:p>104</text:p>
          </table:table-cell>
          <table:table-cell table:formula="of:=IF([.$C879]=ABJAD([.$A879];7;1);&quot;aynısı&quot;;ABJAD([.$A879];7;1))" office:value-type="string" office:string-value="aynısı" calcext:value-type="string">
            <text:p>aynısı</text:p>
          </table:table-cell>
          <table:table-cell table:number-columns-repeated="1020"/>
        </table:table-row>
        <table:table-row table:style-name="ro1">
          <table:table-cell office:value-type="string" calcext:value-type="string">
            <text:p>نديمه</text:p>
          </table:table-cell>
          <table:table-cell office:value-type="string" calcext:value-type="string">
            <text:p>Nedime</text:p>
          </table:table-cell>
          <table:table-cell table:formula="of:=ABJAD([.$A880];1;1)" office:value-type="float" office:value="109" calcext:value-type="float">
            <text:p>109</text:p>
          </table:table-cell>
          <table:table-cell table:formula="of:=IF([.$C880]=ABJAD([.$A880];7;1);&quot;aynısı&quot;;ABJAD([.$A880];7;1))" office:value-type="string" office:string-value="aynısı" calcext:value-type="string">
            <text:p>aynısı</text:p>
          </table:table-cell>
          <table:table-cell table:number-columns-repeated="1020"/>
        </table:table-row>
        <table:table-row table:style-name="ro1">
          <table:table-cell office:value-type="string" calcext:value-type="string">
            <text:p>نفيسة</text:p>
          </table:table-cell>
          <table:table-cell office:value-type="string" calcext:value-type="string">
            <text:p>Nefise</text:p>
          </table:table-cell>
          <table:table-cell table:formula="of:=ABJAD([.$A881];1;1)" office:value-type="float" office:value="205" calcext:value-type="float">
            <text:p>205</text:p>
          </table:table-cell>
          <table:table-cell table:formula="of:=IF([.$C881]=ABJAD([.$A881];7;1);&quot;aynısı&quot;;ABJAD([.$A881];7;1))" office:value-type="float" office:value="445" calcext:value-type="float">
            <text:p>445</text:p>
          </table:table-cell>
          <table:table-cell table:number-columns-repeated="1020"/>
        </table:table-row>
        <table:table-row table:style-name="ro1">
          <table:table-cell office:value-type="string" calcext:value-type="string">
            <text:p>نهر</text:p>
          </table:table-cell>
          <table:table-cell office:value-type="string" calcext:value-type="string">
            <text:p>Nehir</text:p>
          </table:table-cell>
          <table:table-cell table:formula="of:=ABJAD([.$A882];1;1)" office:value-type="float" office:value="255" calcext:value-type="float">
            <text:p>255</text:p>
          </table:table-cell>
          <table:table-cell table:formula="of:=IF([.$C882]=ABJAD([.$A882];7;1);&quot;aynısı&quot;;ABJAD([.$A882];7;1))" office:value-type="string" office:string-value="aynısı" calcext:value-type="string">
            <text:p>aynısı</text:p>
          </table:table-cell>
          <table:table-cell table:number-columns-repeated="1020"/>
        </table:table-row>
        <table:table-row table:style-name="ro1">
          <table:table-cell office:value-type="string" calcext:value-type="string">
            <text:p>نجاة</text:p>
          </table:table-cell>
          <table:table-cell office:value-type="string" calcext:value-type="string">
            <text:p>Nejat</text:p>
          </table:table-cell>
          <table:table-cell table:formula="of:=ABJAD([.$A883];1;1)" office:value-type="float" office:value="59" calcext:value-type="float">
            <text:p>59</text:p>
          </table:table-cell>
          <table:table-cell table:formula="of:=IF([.$C883]=ABJAD([.$A883];7;1);&quot;aynısı&quot;;ABJAD([.$A883];7;1))" office:value-type="string" office:string-value="aynısı" calcext:value-type="string">
            <text:p>aynısı</text:p>
          </table:table-cell>
          <table:table-cell table:number-columns-repeated="1020"/>
        </table:table-row>
        <table:table-row table:style-name="ro1">
          <table:table-cell office:value-type="string" calcext:value-type="string">
            <text:p>نركس</text:p>
          </table:table-cell>
          <table:table-cell office:value-type="string" calcext:value-type="string">
            <text:p>Nergis</text:p>
          </table:table-cell>
          <table:table-cell table:formula="of:=ABJAD([.$A884];1;1)" office:value-type="float" office:value="330" calcext:value-type="float">
            <text:p>330</text:p>
          </table:table-cell>
          <table:table-cell table:formula="of:=IF([.$C884]=ABJAD([.$A884];7;1);&quot;aynısı&quot;;ABJAD([.$A884];7;1))" office:value-type="float" office:value="570" calcext:value-type="float">
            <text:p>570</text:p>
          </table:table-cell>
          <table:table-cell table:number-columns-repeated="1020"/>
        </table:table-row>
        <table:table-row table:style-name="ro1">
          <table:table-cell office:value-type="string" calcext:value-type="string">
            <text:p>نريمان</text:p>
          </table:table-cell>
          <table:table-cell office:value-type="string" calcext:value-type="string">
            <text:p>Neriman</text:p>
          </table:table-cell>
          <table:table-cell table:formula="of:=ABJAD([.$A885];1;1)" office:value-type="float" office:value="351" calcext:value-type="float">
            <text:p>351</text:p>
          </table:table-cell>
          <table:table-cell table:formula="of:=IF([.$C885]=ABJAD([.$A885];7;1);&quot;aynısı&quot;;ABJAD([.$A885];7;1))" office:value-type="string" office:string-value="aynısı" calcext:value-type="string">
            <text:p>aynısı</text:p>
          </table:table-cell>
          <table:table-cell table:number-columns-repeated="1020"/>
        </table:table-row>
        <table:table-row table:style-name="ro1">
          <table:table-cell office:value-type="string" calcext:value-type="string">
            <text:p>نرمين</text:p>
          </table:table-cell>
          <table:table-cell office:value-type="string" calcext:value-type="string">
            <text:p>Nermin</text:p>
          </table:table-cell>
          <table:table-cell table:formula="of:=ABJAD([.$A886];1;1)" office:value-type="float" office:value="350" calcext:value-type="float">
            <text:p>350</text:p>
          </table:table-cell>
          <table:table-cell table:formula="of:=IF([.$C886]=ABJAD([.$A886];7;1);&quot;aynısı&quot;;ABJAD([.$A886];7;1))" office:value-type="string" office:string-value="aynısı" calcext:value-type="string">
            <text:p>aynısı</text:p>
          </table:table-cell>
          <table:table-cell table:number-columns-repeated="1020"/>
        </table:table-row>
        <table:table-row table:style-name="ro1">
          <table:table-cell office:value-type="string" calcext:value-type="string">
            <text:p>نسيبة</text:p>
          </table:table-cell>
          <table:table-cell office:value-type="string" calcext:value-type="string">
            <text:p>Nesibe</text:p>
          </table:table-cell>
          <table:table-cell table:formula="of:=ABJAD([.$A887];1;1)" office:value-type="float" office:value="127" calcext:value-type="float">
            <text:p>127</text:p>
          </table:table-cell>
          <table:table-cell table:formula="of:=IF([.$C887]=ABJAD([.$A887];7;1);&quot;aynısı&quot;;ABJAD([.$A887];7;1))" office:value-type="float" office:value="367" calcext:value-type="float">
            <text:p>367</text:p>
          </table:table-cell>
          <table:table-cell table:number-columns-repeated="1020"/>
        </table:table-row>
        <table:table-row table:style-name="ro1">
          <table:table-cell office:value-type="string" calcext:value-type="string">
            <text:p>نسيم</text:p>
          </table:table-cell>
          <table:table-cell office:value-type="string" calcext:value-type="string">
            <text:p>Nesim</text:p>
          </table:table-cell>
          <table:table-cell table:formula="of:=ABJAD([.$A888];1;1)" office:value-type="float" office:value="160" calcext:value-type="float">
            <text:p>160</text:p>
          </table:table-cell>
          <table:table-cell table:formula="of:=IF([.$C888]=ABJAD([.$A888];7;1);&quot;aynısı&quot;;ABJAD([.$A888];7;1))" office:value-type="float" office:value="400" calcext:value-type="float">
            <text:p>400</text:p>
          </table:table-cell>
          <table:table-cell table:number-columns-repeated="1020"/>
        </table:table-row>
        <table:table-row table:style-name="ro1">
          <table:table-cell office:value-type="string" calcext:value-type="string">
            <text:p>نسيمه</text:p>
          </table:table-cell>
          <table:table-cell office:value-type="string" calcext:value-type="string">
            <text:p>Nesime</text:p>
          </table:table-cell>
          <table:table-cell table:formula="of:=ABJAD([.$A889];1;1)" office:value-type="float" office:value="165" calcext:value-type="float">
            <text:p>165</text:p>
          </table:table-cell>
          <table:table-cell table:formula="of:=IF([.$C889]=ABJAD([.$A889];7;1);&quot;aynısı&quot;;ABJAD([.$A889];7;1))" office:value-type="float" office:value="405" calcext:value-type="float">
            <text:p>405</text:p>
          </table:table-cell>
          <table:table-cell table:number-columns-repeated="1020"/>
        </table:table-row>
        <table:table-row table:style-name="ro1">
          <table:table-cell office:value-type="string" calcext:value-type="string">
            <text:p>نسيمي</text:p>
          </table:table-cell>
          <table:table-cell office:value-type="string" calcext:value-type="string">
            <text:p>Nesimi</text:p>
          </table:table-cell>
          <table:table-cell table:formula="of:=ABJAD([.$A890];1;1)" office:value-type="float" office:value="170" calcext:value-type="float">
            <text:p>170</text:p>
          </table:table-cell>
          <table:table-cell table:formula="of:=IF([.$C890]=ABJAD([.$A890];7;1);&quot;aynısı&quot;;ABJAD([.$A890];7;1))" office:value-type="float" office:value="410" calcext:value-type="float">
            <text:p>410</text:p>
          </table:table-cell>
          <table:table-cell table:number-columns-repeated="1020"/>
        </table:table-row>
        <table:table-row table:style-name="ro1">
          <table:table-cell office:value-type="string" calcext:value-type="string">
            <text:p>نسيب</text:p>
          </table:table-cell>
          <table:table-cell office:value-type="string" calcext:value-type="string">
            <text:p>Nesip</text:p>
          </table:table-cell>
          <table:table-cell table:formula="of:=ABJAD([.$A891];1;1)" office:value-type="float" office:value="122" calcext:value-type="float">
            <text:p>122</text:p>
          </table:table-cell>
          <table:table-cell table:formula="of:=IF([.$C891]=ABJAD([.$A891];7;1);&quot;aynısı&quot;;ABJAD([.$A891];7;1))" office:value-type="float" office:value="362" calcext:value-type="float">
            <text:p>362</text:p>
          </table:table-cell>
          <table:table-cell table:number-columns-repeated="1020"/>
        </table:table-row>
        <table:table-row table:style-name="ro1">
          <table:table-cell office:value-type="string" calcext:value-type="string">
            <text:p>نسليخان</text:p>
          </table:table-cell>
          <table:table-cell office:value-type="string" calcext:value-type="string">
            <text:p>Neslihan</text:p>
          </table:table-cell>
          <table:table-cell table:formula="of:=ABJAD([.$A892];1;1)" office:value-type="float" office:value="801" calcext:value-type="float">
            <text:p>801</text:p>
          </table:table-cell>
          <table:table-cell table:formula="of:=IF([.$C892]=ABJAD([.$A892];7;1);&quot;aynısı&quot;;ABJAD([.$A892];7;1))" office:value-type="float" office:value="1041" calcext:value-type="float">
            <text:p>1041</text:p>
          </table:table-cell>
          <table:table-cell table:number-columns-repeated="1020"/>
        </table:table-row>
        <table:table-row table:style-name="ro1">
          <table:table-cell office:value-type="string" calcext:value-type="string">
            <text:p>نسل شاه</text:p>
          </table:table-cell>
          <table:table-cell office:value-type="string" calcext:value-type="string">
            <text:p>Neslişah</text:p>
          </table:table-cell>
          <table:table-cell table:formula="of:=ABJAD([.$A893];1;1)" office:value-type="float" office:value="446" calcext:value-type="float">
            <text:p>446</text:p>
          </table:table-cell>
          <table:table-cell table:formula="of:=IF([.$C893]=ABJAD([.$A893];7;1);&quot;aynısı&quot;;ABJAD([.$A893];7;1))" office:value-type="float" office:value="1386" calcext:value-type="float">
            <text:p>1386</text:p>
          </table:table-cell>
          <table:table-cell table:number-columns-repeated="1020"/>
        </table:table-row>
        <table:table-row table:style-name="ro1">
          <table:table-cell office:value-type="string" calcext:value-type="string">
            <text:p>نسرين</text:p>
          </table:table-cell>
          <table:table-cell office:value-type="string" calcext:value-type="string">
            <text:p>Nesrin</text:p>
          </table:table-cell>
          <table:table-cell table:formula="of:=ABJAD([.$A894];1;1)" office:value-type="float" office:value="370" calcext:value-type="float">
            <text:p>370</text:p>
          </table:table-cell>
          <table:table-cell table:formula="of:=IF([.$C894]=ABJAD([.$A894];7;1);&quot;aynısı&quot;;ABJAD([.$A894];7;1))" office:value-type="float" office:value="610" calcext:value-type="float">
            <text:p>610</text:p>
          </table:table-cell>
          <table:table-cell table:number-columns-repeated="1020"/>
        </table:table-row>
        <table:table-row table:style-name="ro1">
          <table:table-cell office:value-type="string" calcext:value-type="string">
            <text:p>نشاط</text:p>
          </table:table-cell>
          <table:table-cell office:value-type="string" calcext:value-type="string">
            <text:p>Neşat</text:p>
          </table:table-cell>
          <table:table-cell table:formula="of:=ABJAD([.$A895];1;1)" office:value-type="float" office:value="360" calcext:value-type="float">
            <text:p>360</text:p>
          </table:table-cell>
          <table:table-cell table:formula="of:=IF([.$C895]=ABJAD([.$A895];7;1);&quot;aynısı&quot;;ABJAD([.$A895];7;1))" office:value-type="float" office:value="1060" calcext:value-type="float">
            <text:p>1060</text:p>
          </table:table-cell>
          <table:table-cell table:number-columns-repeated="1020"/>
        </table:table-row>
        <table:table-row table:style-name="ro1">
          <table:table-cell office:value-type="string" calcext:value-type="string">
            <text:p>نشءه</text:p>
          </table:table-cell>
          <table:table-cell office:value-type="string" calcext:value-type="string">
            <text:p>Neşe</text:p>
          </table:table-cell>
          <table:table-cell table:formula="of:=ABJAD([.$A896];1;1)" office:value-type="float" office:value="356" calcext:value-type="float">
            <text:p>356</text:p>
          </table:table-cell>
          <table:table-cell table:formula="of:=IF([.$C896]=ABJAD([.$A896];7;1);&quot;aynısı&quot;;ABJAD([.$A896];7;1))" office:value-type="float" office:value="1056" calcext:value-type="float">
            <text:p>1056</text:p>
          </table:table-cell>
          <table:table-cell table:number-columns-repeated="1020"/>
        </table:table-row>
        <table:table-row table:style-name="ro1">
          <table:table-cell office:value-type="string" calcext:value-type="string">
            <text:p>نوا</text:p>
          </table:table-cell>
          <table:table-cell office:value-type="string" calcext:value-type="string">
            <text:p>Neva</text:p>
          </table:table-cell>
          <table:table-cell table:formula="of:=ABJAD([.$A897];1;1)" office:value-type="float" office:value="57" calcext:value-type="float">
            <text:p>57</text:p>
          </table:table-cell>
          <table:table-cell table:formula="of:=IF([.$C897]=ABJAD([.$A897];7;1);&quot;aynısı&quot;;ABJAD([.$A897];7;1))" office:value-type="string" office:string-value="aynısı" calcext:value-type="string">
            <text:p>aynısı</text:p>
          </table:table-cell>
          <table:table-cell table:number-columns-repeated="1020"/>
        </table:table-row>
        <table:table-row table:style-name="ro1">
          <table:table-cell office:value-type="string" calcext:value-type="string">
            <text:p>نوال</text:p>
          </table:table-cell>
          <table:table-cell office:value-type="string" calcext:value-type="string">
            <text:p>Neval</text:p>
          </table:table-cell>
          <table:table-cell table:formula="of:=ABJAD([.$A898];1;1)" office:value-type="float" office:value="87" calcext:value-type="float">
            <text:p>87</text:p>
          </table:table-cell>
          <table:table-cell table:formula="of:=IF([.$C898]=ABJAD([.$A898];7;1);&quot;aynısı&quot;;ABJAD([.$A898];7;1))" office:value-type="string" office:string-value="aynısı" calcext:value-type="string">
            <text:p>aynısı</text:p>
          </table:table-cell>
          <table:table-cell table:number-columns-repeated="1020"/>
        </table:table-row>
        <table:table-row table:style-name="ro1">
          <table:table-cell office:value-type="string" calcext:value-type="string">
            <text:p>نوبهار</text:p>
          </table:table-cell>
          <table:table-cell office:value-type="string" calcext:value-type="string">
            <text:p>Nevbahar</text:p>
          </table:table-cell>
          <table:table-cell table:formula="of:=ABJAD([.$A899];1;1)" office:value-type="float" office:value="264" calcext:value-type="float">
            <text:p>264</text:p>
          </table:table-cell>
          <table:table-cell table:formula="of:=IF([.$C899]=ABJAD([.$A899];7;1);&quot;aynısı&quot;;ABJAD([.$A899];7;1))" office:value-type="string" office:string-value="aynısı" calcext:value-type="string">
            <text:p>aynısı</text:p>
          </table:table-cell>
          <table:table-cell table:number-columns-repeated="1020"/>
        </table:table-row>
        <table:table-row table:style-name="ro1">
          <table:table-cell office:value-type="string" calcext:value-type="string">
            <text:p>نوين</text:p>
          </table:table-cell>
          <table:table-cell office:value-type="string" calcext:value-type="string">
            <text:p>Nevin</text:p>
          </table:table-cell>
          <table:table-cell table:formula="of:=ABJAD([.$A900];1;1)" office:value-type="float" office:value="116" calcext:value-type="float">
            <text:p>116</text:p>
          </table:table-cell>
          <table:table-cell table:formula="of:=IF([.$C900]=ABJAD([.$A900];7;1);&quot;aynısı&quot;;ABJAD([.$A900];7;1))" office:value-type="string" office:string-value="aynısı" calcext:value-type="string">
            <text:p>aynısı</text:p>
          </table:table-cell>
          <table:table-cell table:number-columns-repeated="1020"/>
        </table:table-row>
        <table:table-row table:style-name="ro1">
          <table:table-cell office:value-type="string" calcext:value-type="string">
            <text:p>نوريه</text:p>
          </table:table-cell>
          <table:table-cell office:value-type="string" calcext:value-type="string">
            <text:p>Nevriye</text:p>
          </table:table-cell>
          <table:table-cell table:formula="of:=ABJAD([.$A901];1;1)" office:value-type="float" office:value="271" calcext:value-type="float">
            <text:p>271</text:p>
          </table:table-cell>
          <table:table-cell table:formula="of:=IF([.$C901]=ABJAD([.$A901];7;1);&quot;aynısı&quot;;ABJAD([.$A901];7;1))" office:value-type="string" office:string-value="aynısı" calcext:value-type="string">
            <text:p>aynısı</text:p>
          </table:table-cell>
          <table:table-cell table:number-columns-repeated="1020"/>
        </table:table-row>
        <table:table-row table:style-name="ro1">
          <table:table-cell office:value-type="string" calcext:value-type="string">
            <text:p>نوزاد</text:p>
          </table:table-cell>
          <table:table-cell office:value-type="string" calcext:value-type="string">
            <text:p>Nevzat</text:p>
          </table:table-cell>
          <table:table-cell table:formula="of:=ABJAD([.$A902];1;1)" office:value-type="float" office:value="68" calcext:value-type="float">
            <text:p>68</text:p>
          </table:table-cell>
          <table:table-cell table:formula="of:=IF([.$C902]=ABJAD([.$A902];7;1);&quot;aynısı&quot;;ABJAD([.$A902];7;1))" office:value-type="string" office:string-value="aynısı" calcext:value-type="string">
            <text:p>aynısı</text:p>
          </table:table-cell>
          <table:table-cell table:number-columns-repeated="1020"/>
        </table:table-row>
        <table:table-row table:style-name="ro1">
          <table:table-cell office:value-type="string" calcext:value-type="string">
            <text:p>نزاهت</text:p>
          </table:table-cell>
          <table:table-cell office:value-type="string" calcext:value-type="string">
            <text:p>Nezahat</text:p>
          </table:table-cell>
          <table:table-cell table:formula="of:=ABJAD([.$A903];1;1)" office:value-type="float" office:value="463" calcext:value-type="float">
            <text:p>463</text:p>
          </table:table-cell>
          <table:table-cell table:formula="of:=IF([.$C903]=ABJAD([.$A903];7;1);&quot;aynısı&quot;;ABJAD([.$A903];7;1))" office:value-type="string" office:string-value="aynısı" calcext:value-type="string">
            <text:p>aynısı</text:p>
          </table:table-cell>
          <table:table-cell table:number-columns-repeated="1020"/>
        </table:table-row>
        <table:table-row table:style-name="ro1">
          <table:table-cell office:value-type="string" calcext:value-type="string">
            <text:p>نزاكت</text:p>
          </table:table-cell>
          <table:table-cell office:value-type="string" calcext:value-type="string">
            <text:p>Nezaket</text:p>
          </table:table-cell>
          <table:table-cell table:formula="of:=ABJAD([.$A904];1;1)" office:value-type="float" office:value="478" calcext:value-type="float">
            <text:p>478</text:p>
          </table:table-cell>
          <table:table-cell table:formula="of:=IF([.$C904]=ABJAD([.$A904];7;1);&quot;aynısı&quot;;ABJAD([.$A904];7;1))" office:value-type="string" office:string-value="aynısı" calcext:value-type="string">
            <text:p>aynısı</text:p>
          </table:table-cell>
          <table:table-cell table:number-columns-repeated="1020"/>
        </table:table-row>
        <table:table-row table:style-name="ro1">
          <table:table-cell office:value-type="string" calcext:value-type="string">
            <text:p>نزيه</text:p>
          </table:table-cell>
          <table:table-cell office:value-type="string" calcext:value-type="string">
            <text:p>Nezih</text:p>
          </table:table-cell>
          <table:table-cell table:formula="of:=ABJAD([.$A905];1;1)" office:value-type="float" office:value="72" calcext:value-type="float">
            <text:p>72</text:p>
          </table:table-cell>
          <table:table-cell table:formula="of:=IF([.$C905]=ABJAD([.$A905];7;1);&quot;aynısı&quot;;ABJAD([.$A905];7;1))" office:value-type="string" office:string-value="aynısı" calcext:value-type="string">
            <text:p>aynısı</text:p>
          </table:table-cell>
          <table:table-cell table:number-columns-repeated="1020"/>
        </table:table-row>
        <table:table-row table:style-name="ro1">
          <table:table-cell office:value-type="string" calcext:value-type="string">
            <text:p>نزيهه</text:p>
          </table:table-cell>
          <table:table-cell office:value-type="string" calcext:value-type="string">
            <text:p>Nezihe</text:p>
          </table:table-cell>
          <table:table-cell table:formula="of:=ABJAD([.$A906];1;1)" office:value-type="float" office:value="77" calcext:value-type="float">
            <text:p>77</text:p>
          </table:table-cell>
          <table:table-cell table:formula="of:=IF([.$C906]=ABJAD([.$A906];7;1);&quot;aynısı&quot;;ABJAD([.$A906];7;1))" office:value-type="string" office:string-value="aynısı" calcext:value-type="string">
            <text:p>aynısı</text:p>
          </table:table-cell>
          <table:table-cell table:number-columns-repeated="1020"/>
        </table:table-row>
        <table:table-row table:style-name="ro1">
          <table:table-cell office:value-type="string" calcext:value-type="string">
            <text:p>نذر</text:p>
          </table:table-cell>
          <table:table-cell office:value-type="string" calcext:value-type="string">
            <text:p>Nezir</text:p>
          </table:table-cell>
          <table:table-cell table:formula="of:=ABJAD([.$A907];1;1)" office:value-type="float" office:value="950" calcext:value-type="float">
            <text:p>950</text:p>
          </table:table-cell>
          <table:table-cell table:formula="of:=IF([.$C907]=ABJAD([.$A907];7;1);&quot;aynısı&quot;;ABJAD([.$A907];7;1))" office:value-type="string" office:string-value="aynısı" calcext:value-type="string">
            <text:p>aynısı</text:p>
          </table:table-cell>
          <table:table-cell table:number-columns-repeated="1020"/>
        </table:table-row>
        <table:table-row table:style-name="ro1">
          <table:table-cell office:value-type="string" calcext:value-type="string">
            <text:p>نداء</text:p>
          </table:table-cell>
          <table:table-cell office:value-type="string" calcext:value-type="string">
            <text:p>Nida</text:p>
          </table:table-cell>
          <table:table-cell table:formula="of:=ABJAD([.$A908];1;1)" office:value-type="float" office:value="56" calcext:value-type="float">
            <text:p>56</text:p>
          </table:table-cell>
          <table:table-cell table:formula="of:=IF([.$C908]=ABJAD([.$A908];7;1);&quot;aynısı&quot;;ABJAD([.$A908];7;1))" office:value-type="string" office:string-value="aynısı" calcext:value-type="string">
            <text:p>aynısı</text:p>
          </table:table-cell>
          <table:table-cell table:number-columns-repeated="1020"/>
        </table:table-row>
        <table:table-row table:style-name="ro1">
          <table:table-cell office:value-type="string" calcext:value-type="string">
            <text:p>نكار</text:p>
          </table:table-cell>
          <table:table-cell office:value-type="string" calcext:value-type="string">
            <text:p>Nigar</text:p>
          </table:table-cell>
          <table:table-cell table:formula="of:=ABJAD([.$A909];1;1)" office:value-type="float" office:value="271" calcext:value-type="float">
            <text:p>271</text:p>
          </table:table-cell>
          <table:table-cell table:formula="of:=IF([.$C909]=ABJAD([.$A909];7;1);&quot;aynısı&quot;;ABJAD([.$A909];7;1))" office:value-type="string" office:string-value="aynısı" calcext:value-type="string">
            <text:p>aynısı</text:p>
          </table:table-cell>
          <table:table-cell table:number-columns-repeated="1020"/>
        </table:table-row>
        <table:table-row table:style-name="ro1">
          <table:table-cell office:value-type="string" calcext:value-type="string">
            <text:p>نهال</text:p>
          </table:table-cell>
          <table:table-cell office:value-type="string" calcext:value-type="string">
            <text:p>Nihal</text:p>
          </table:table-cell>
          <table:table-cell table:formula="of:=ABJAD([.$A910];1;1)" office:value-type="float" office:value="86" calcext:value-type="float">
            <text:p>86</text:p>
          </table:table-cell>
          <table:table-cell table:formula="of:=IF([.$C910]=ABJAD([.$A910];7;1);&quot;aynısı&quot;;ABJAD([.$A910];7;1))" office:value-type="string" office:string-value="aynısı" calcext:value-type="string">
            <text:p>aynısı</text:p>
          </table:table-cell>
          <table:table-cell table:number-columns-repeated="1020"/>
        </table:table-row>
        <table:table-row table:style-name="ro1">
          <table:table-cell office:value-type="string" calcext:value-type="string">
            <text:p>نهان</text:p>
          </table:table-cell>
          <table:table-cell office:value-type="string" calcext:value-type="string">
            <text:p>Nihan</text:p>
          </table:table-cell>
          <table:table-cell table:formula="of:=ABJAD([.$A911];1;1)" office:value-type="float" office:value="106" calcext:value-type="float">
            <text:p>106</text:p>
          </table:table-cell>
          <table:table-cell table:formula="of:=IF([.$C911]=ABJAD([.$A911];7;1);&quot;aynısı&quot;;ABJAD([.$A911];7;1))" office:value-type="string" office:string-value="aynısı" calcext:value-type="string">
            <text:p>aynısı</text:p>
          </table:table-cell>
          <table:table-cell table:number-columns-repeated="1020"/>
        </table:table-row>
        <table:table-row table:style-name="ro1">
          <table:table-cell office:value-type="string" calcext:value-type="string">
            <text:p>نهاد</text:p>
          </table:table-cell>
          <table:table-cell office:value-type="string" calcext:value-type="string">
            <text:p>Nihat</text:p>
          </table:table-cell>
          <table:table-cell table:formula="of:=ABJAD([.$A912];1;1)" office:value-type="float" office:value="60" calcext:value-type="float">
            <text:p>60</text:p>
          </table:table-cell>
          <table:table-cell table:formula="of:=IF([.$C912]=ABJAD([.$A912];7;1);&quot;aynısı&quot;;ABJAD([.$A912];7;1))" office:value-type="string" office:string-value="aynısı" calcext:value-type="string">
            <text:p>aynısı</text:p>
          </table:table-cell>
          <table:table-cell table:number-columns-repeated="1020"/>
        </table:table-row>
        <table:table-row table:style-name="ro1">
          <table:table-cell office:value-type="string" calcext:value-type="string">
            <text:p>نيل</text:p>
          </table:table-cell>
          <table:table-cell office:value-type="string" calcext:value-type="string">
            <text:p>Nil</text:p>
          </table:table-cell>
          <table:table-cell table:formula="of:=ABJAD([.$A913];1;1)" office:value-type="float" office:value="90" calcext:value-type="float">
            <text:p>90</text:p>
          </table:table-cell>
          <table:table-cell table:formula="of:=IF([.$C913]=ABJAD([.$A913];7;1);&quot;aynısı&quot;;ABJAD([.$A913];7;1))" office:value-type="string" office:string-value="aynısı" calcext:value-type="string">
            <text:p>aynısı</text:p>
          </table:table-cell>
          <table:table-cell table:number-columns-repeated="1020"/>
        </table:table-row>
        <table:table-row table:style-name="ro1">
          <table:table-cell office:value-type="string" calcext:value-type="string">
            <text:p>نيلاي</text:p>
          </table:table-cell>
          <table:table-cell office:value-type="string" calcext:value-type="string">
            <text:p>Nilay</text:p>
          </table:table-cell>
          <table:table-cell table:formula="of:=ABJAD([.$A914];1;1)" office:value-type="float" office:value="101" calcext:value-type="float">
            <text:p>101</text:p>
          </table:table-cell>
          <table:table-cell table:formula="of:=IF([.$C914]=ABJAD([.$A914];7;1);&quot;aynısı&quot;;ABJAD([.$A914];7;1))" office:value-type="string" office:string-value="aynısı" calcext:value-type="string">
            <text:p>aynısı</text:p>
          </table:table-cell>
          <table:table-cell table:number-columns-repeated="1020"/>
        </table:table-row>
        <table:table-row table:style-name="ro1">
          <table:table-cell office:value-type="string" calcext:value-type="string">
            <text:p>نيلگون</text:p>
          </table:table-cell>
          <table:table-cell office:value-type="string" calcext:value-type="string">
            <text:p>Nilgün</text:p>
          </table:table-cell>
          <table:table-cell table:formula="of:=ABJAD([.$A915];1;1)" office:value-type="float" office:value="166" calcext:value-type="float">
            <text:p>166</text:p>
          </table:table-cell>
          <table:table-cell table:formula="of:=IF([.$C915]=ABJAD([.$A915];7;1);&quot;aynısı&quot;;ABJAD([.$A915];7;1))" office:value-type="string" office:string-value="aynısı" calcext:value-type="string">
            <text:p>aynısı</text:p>
          </table:table-cell>
          <table:table-cell table:number-columns-repeated="1020"/>
        </table:table-row>
        <table:table-row table:style-name="ro1">
          <table:table-cell office:value-type="string" calcext:value-type="string">
            <text:p>نيلوفر</text:p>
          </table:table-cell>
          <table:table-cell office:value-type="string" calcext:value-type="string">
            <text:p>Nilüfer</text:p>
          </table:table-cell>
          <table:table-cell table:formula="of:=ABJAD([.$A916];1;1)" office:value-type="float" office:value="376" calcext:value-type="float">
            <text:p>376</text:p>
          </table:table-cell>
          <table:table-cell table:formula="of:=IF([.$C916]=ABJAD([.$A916];7;1);&quot;aynısı&quot;;ABJAD([.$A916];7;1))" office:value-type="string" office:string-value="aynısı" calcext:value-type="string">
            <text:p>aynısı</text:p>
          </table:table-cell>
          <table:table-cell table:number-columns-repeated="1020"/>
        </table:table-row>
        <table:table-row table:style-name="ro1">
          <table:table-cell office:value-type="string" calcext:value-type="string">
            <text:p>نعمت</text:p>
          </table:table-cell>
          <table:table-cell office:value-type="string" calcext:value-type="string">
            <text:p>Nimet</text:p>
          </table:table-cell>
          <table:table-cell table:formula="of:=ABJAD([.$A917];1;1)" office:value-type="float" office:value="560" calcext:value-type="float">
            <text:p>560</text:p>
          </table:table-cell>
          <table:table-cell table:formula="of:=IF([.$C917]=ABJAD([.$A917];7;1);&quot;aynısı&quot;;ABJAD([.$A917];7;1))" office:value-type="string" office:string-value="aynısı" calcext:value-type="string">
            <text:p>aynısı</text:p>
          </table:table-cell>
          <table:table-cell table:number-columns-repeated="1020"/>
        </table:table-row>
        <table:table-row table:style-name="ro1">
          <table:table-cell office:value-type="string" calcext:value-type="string">
            <text:p>نِعمت‌الله</text:p>
          </table:table-cell>
          <table:table-cell office:value-type="string" calcext:value-type="string">
            <text:p>Nimetullah</text:p>
          </table:table-cell>
          <table:table-cell table:formula="of:=ABJAD([.$A918];1;1)" office:value-type="float" office:value="626" calcext:value-type="float">
            <text:p>626</text:p>
          </table:table-cell>
          <table:table-cell table:formula="of:=IF([.$C918]=ABJAD([.$A918];7;1);&quot;aynısı&quot;;ABJAD([.$A918];7;1))" office:value-type="string" office:string-value="aynısı" calcext:value-type="string">
            <text:p>aynısı</text:p>
          </table:table-cell>
          <table:table-cell table:number-columns-repeated="1020"/>
        </table:table-row>
        <table:table-row table:style-name="ro1">
          <table:table-cell office:value-type="string" calcext:value-type="string">
            <text:p>نساء</text:p>
          </table:table-cell>
          <table:table-cell office:value-type="string" calcext:value-type="string">
            <text:p>Nisa</text:p>
          </table:table-cell>
          <table:table-cell table:formula="of:=ABJAD([.$A919];1;1)" office:value-type="float" office:value="112" calcext:value-type="float">
            <text:p>112</text:p>
          </table:table-cell>
          <table:table-cell table:formula="of:=IF([.$C919]=ABJAD([.$A919];7;1);&quot;aynısı&quot;;ABJAD([.$A919];7;1))" office:value-type="float" office:value="352" calcext:value-type="float">
            <text:p>352</text:p>
          </table:table-cell>
          <table:table-cell table:number-columns-repeated="1020"/>
        </table:table-row>
        <table:table-row table:style-name="ro1">
          <table:table-cell office:value-type="string" calcext:value-type="string">
            <text:p>نيسان</text:p>
          </table:table-cell>
          <table:table-cell office:value-type="string" calcext:value-type="string">
            <text:p>Nisan</text:p>
          </table:table-cell>
          <table:table-cell table:formula="of:=ABJAD([.$A920];1;1)" office:value-type="float" office:value="171" calcext:value-type="float">
            <text:p>171</text:p>
          </table:table-cell>
          <table:table-cell table:formula="of:=IF([.$C920]=ABJAD([.$A920];7;1);&quot;aynısı&quot;;ABJAD([.$A920];7;1))" office:value-type="float" office:value="411" calcext:value-type="float">
            <text:p>411</text:p>
          </table:table-cell>
          <table:table-cell table:number-columns-repeated="1020"/>
        </table:table-row>
        <table:table-row table:style-name="ro1">
          <table:table-cell office:value-type="string" calcext:value-type="string">
            <text:p>نیاز</text:p>
          </table:table-cell>
          <table:table-cell office:value-type="string" calcext:value-type="string">
            <text:p>Niyaz</text:p>
          </table:table-cell>
          <table:table-cell table:formula="of:=ABJAD([.$A921];1;1)" office:value-type="float" office:value="68" calcext:value-type="float">
            <text:p>68</text:p>
          </table:table-cell>
          <table:table-cell table:formula="of:=IF([.$C921]=ABJAD([.$A921];7;1);&quot;aynısı&quot;;ABJAD([.$A921];7;1))" office:value-type="string" office:string-value="aynısı" calcext:value-type="string">
            <text:p>aynısı</text:p>
          </table:table-cell>
          <table:table-cell table:number-columns-repeated="1020"/>
        </table:table-row>
        <table:table-row table:style-name="ro1">
          <table:table-cell office:value-type="string" calcext:value-type="string">
            <text:p>نيازى</text:p>
          </table:table-cell>
          <table:table-cell office:value-type="string" calcext:value-type="string">
            <text:p>Niyazi</text:p>
          </table:table-cell>
          <table:table-cell table:formula="of:=ABJAD([.$A922];1;1)" office:value-type="float" office:value="69" calcext:value-type="float">
            <text:p>69</text:p>
          </table:table-cell>
          <table:table-cell table:formula="of:=IF([.$C922]=ABJAD([.$A922];7;1);&quot;aynısı&quot;;ABJAD([.$A922];7;1))" office:value-type="string" office:string-value="aynısı" calcext:value-type="string">
            <text:p>aynısı</text:p>
          </table:table-cell>
          <table:table-cell table:number-columns-repeated="1020"/>
        </table:table-row>
        <table:table-row table:style-name="ro1">
          <table:table-cell office:value-type="string" calcext:value-type="string">
            <text:p>نِظام‌الدین</text:p>
          </table:table-cell>
          <table:table-cell office:value-type="string" calcext:value-type="string">
            <text:p>Nizamettin</text:p>
          </table:table-cell>
          <table:table-cell table:formula="of:=ABJAD([.$A923];1;1)" office:value-type="float" office:value="1086" calcext:value-type="float">
            <text:p>1086</text:p>
          </table:table-cell>
          <table:table-cell table:formula="of:=IF([.$C923]=ABJAD([.$A923];7;1);&quot;aynısı&quot;;ABJAD([.$A923];7;1))" office:value-type="float" office:value="986" calcext:value-type="float">
            <text:p>986</text:p>
          </table:table-cell>
          <table:table-cell table:number-columns-repeated="1020"/>
        </table:table-row>
        <table:table-row table:style-name="ro1">
          <table:table-cell office:value-type="string" calcext:value-type="string">
            <text:p>نوح</text:p>
          </table:table-cell>
          <table:table-cell office:value-type="string" calcext:value-type="string">
            <text:p>Nuh</text:p>
          </table:table-cell>
          <table:table-cell table:formula="of:=ABJAD([.$A924];1;1)" office:value-type="float" office:value="64" calcext:value-type="float">
            <text:p>64</text:p>
          </table:table-cell>
          <table:table-cell table:formula="of:=IF([.$C924]=ABJAD([.$A924];7;1);&quot;aynısı&quot;;ABJAD([.$A924];7;1))" office:value-type="string" office:string-value="aynısı" calcext:value-type="string">
            <text:p>aynısı</text:p>
          </table:table-cell>
          <table:table-cell table:number-columns-repeated="1020"/>
        </table:table-row>
        <table:table-row table:style-name="ro1">
          <table:table-cell office:value-type="string" calcext:value-type="string">
            <text:p>نعمان</text:p>
          </table:table-cell>
          <table:table-cell office:value-type="string" calcext:value-type="string">
            <text:p>Numan</text:p>
          </table:table-cell>
          <table:table-cell table:formula="of:=ABJAD([.$A925];1;1)" office:value-type="float" office:value="211" calcext:value-type="float">
            <text:p>211</text:p>
          </table:table-cell>
          <table:table-cell table:formula="of:=IF([.$C925]=ABJAD([.$A925];7;1);&quot;aynısı&quot;;ABJAD([.$A925];7;1))" office:value-type="string" office:string-value="aynısı" calcext:value-type="string">
            <text:p>aynısı</text:p>
          </table:table-cell>
          <table:table-cell table:number-columns-repeated="1020"/>
        </table:table-row>
        <table:table-row table:style-name="ro1">
          <table:table-cell office:value-type="string" calcext:value-type="string">
            <text:p>نور</text:p>
          </table:table-cell>
          <table:table-cell office:value-type="string" calcext:value-type="string">
            <text:p>Nur</text:p>
          </table:table-cell>
          <table:table-cell table:formula="of:=ABJAD([.$A926];1;1)" office:value-type="float" office:value="256" calcext:value-type="float">
            <text:p>256</text:p>
          </table:table-cell>
          <table:table-cell table:formula="of:=IF([.$C926]=ABJAD([.$A926];7;1);&quot;aynısı&quot;;ABJAD([.$A926];7;1))" office:value-type="string" office:string-value="aynısı" calcext:value-type="string">
            <text:p>aynısı</text:p>
          </table:table-cell>
          <table:table-cell table:number-columns-repeated="1020"/>
        </table:table-row>
        <table:table-row table:style-name="ro1">
          <table:table-cell office:value-type="string" calcext:value-type="string">
            <text:p>نوران</text:p>
          </table:table-cell>
          <table:table-cell office:value-type="string" calcext:value-type="string">
            <text:p>Nuran</text:p>
          </table:table-cell>
          <table:table-cell table:formula="of:=ABJAD([.$A927];1;1)" office:value-type="float" office:value="307" calcext:value-type="float">
            <text:p>307</text:p>
          </table:table-cell>
          <table:table-cell table:formula="of:=IF([.$C927]=ABJAD([.$A927];7;1);&quot;aynısı&quot;;ABJAD([.$A927];7;1))" office:value-type="string" office:string-value="aynısı" calcext:value-type="string">
            <text:p>aynısı</text:p>
          </table:table-cell>
          <table:table-cell table:number-columns-repeated="1020"/>
        </table:table-row>
        <table:table-row table:style-name="ro1">
          <table:table-cell office:value-type="string" calcext:value-type="string">
            <text:p>نوراى</text:p>
          </table:table-cell>
          <table:table-cell office:value-type="string" calcext:value-type="string">
            <text:p>Nuray</text:p>
          </table:table-cell>
          <table:table-cell table:formula="of:=ABJAD([.$A928];1;1)" office:value-type="float" office:value="258" calcext:value-type="float">
            <text:p>258</text:p>
          </table:table-cell>
          <table:table-cell table:formula="of:=IF([.$C928]=ABJAD([.$A928];7;1);&quot;aynısı&quot;;ABJAD([.$A928];7;1))" office:value-type="string" office:string-value="aynısı" calcext:value-type="string">
            <text:p>aynısı</text:p>
          </table:table-cell>
          <table:table-cell table:number-columns-repeated="1020"/>
        </table:table-row>
        <table:table-row table:style-name="ro1">
          <table:table-cell office:value-type="string" calcext:value-type="string">
            <text:p>نوربانو</text:p>
          </table:table-cell>
          <table:table-cell office:value-type="string" calcext:value-type="string">
            <text:p>Nurbanu</text:p>
          </table:table-cell>
          <table:table-cell table:formula="of:=ABJAD([.$A929];1;1)" office:value-type="float" office:value="315" calcext:value-type="float">
            <text:p>315</text:p>
          </table:table-cell>
          <table:table-cell table:formula="of:=IF([.$C929]=ABJAD([.$A929];7;1);&quot;aynısı&quot;;ABJAD([.$A929];7;1))" office:value-type="string" office:string-value="aynısı" calcext:value-type="string">
            <text:p>aynısı</text:p>
          </table:table-cell>
          <table:table-cell table:number-columns-repeated="1020"/>
        </table:table-row>
        <table:table-row table:style-name="ro1">
          <table:table-cell office:value-type="string" calcext:value-type="string">
            <text:p>نورجان</text:p>
          </table:table-cell>
          <table:table-cell office:value-type="string" calcext:value-type="string">
            <text:p>Nurcan</text:p>
          </table:table-cell>
          <table:table-cell table:formula="of:=ABJAD([.$A930];1;1)" office:value-type="float" office:value="310" calcext:value-type="float">
            <text:p>310</text:p>
          </table:table-cell>
          <table:table-cell table:formula="of:=IF([.$C930]=ABJAD([.$A930];7;1);&quot;aynısı&quot;;ABJAD([.$A930];7;1))" office:value-type="string" office:string-value="aynısı" calcext:value-type="string">
            <text:p>aynısı</text:p>
          </table:table-cell>
          <table:table-cell table:number-columns-repeated="1020"/>
        </table:table-row>
        <table:table-row table:style-name="ro1">
          <table:table-cell office:value-type="string" calcext:value-type="string">
            <text:p>نورجهان</text:p>
          </table:table-cell>
          <table:table-cell office:value-type="string" calcext:value-type="string">
            <text:p>Nurcihan</text:p>
          </table:table-cell>
          <table:table-cell table:formula="of:=ABJAD([.$A931];1;1)" office:value-type="float" office:value="315" calcext:value-type="float">
            <text:p>315</text:p>
          </table:table-cell>
          <table:table-cell table:formula="of:=IF([.$C931]=ABJAD([.$A931];7;1);&quot;aynısı&quot;;ABJAD([.$A931];7;1))" office:value-type="string" office:string-value="aynısı" calcext:value-type="string">
            <text:p>aynısı</text:p>
          </table:table-cell>
          <table:table-cell table:number-columns-repeated="1020"/>
        </table:table-row>
        <table:table-row table:style-name="ro1">
          <table:table-cell office:value-type="string" calcext:value-type="string">
            <text:p>نورچين</text:p>
          </table:table-cell>
          <table:table-cell office:value-type="string" calcext:value-type="string">
            <text:p>Nurçin</text:p>
          </table:table-cell>
          <table:table-cell table:formula="of:=ABJAD([.$A932];1;1)" office:value-type="float" office:value="319" calcext:value-type="float">
            <text:p>319</text:p>
          </table:table-cell>
          <table:table-cell table:formula="of:=IF([.$C932]=ABJAD([.$A932];7;1);&quot;aynısı&quot;;ABJAD([.$A932];7;1))" office:value-type="string" office:string-value="aynısı" calcext:value-type="string">
            <text:p>aynısı</text:p>
          </table:table-cell>
          <table:table-cell table:number-columns-repeated="1020"/>
        </table:table-row>
        <table:table-row table:style-name="ro1">
          <table:table-cell office:value-type="string" calcext:value-type="string">
            <text:p>نوردن</text:p>
          </table:table-cell>
          <table:table-cell office:value-type="string" calcext:value-type="string">
            <text:p>Nurdan</text:p>
          </table:table-cell>
          <table:table-cell table:formula="of:=ABJAD([.$A933];1;1)" office:value-type="float" office:value="310" calcext:value-type="float">
            <text:p>310</text:p>
          </table:table-cell>
          <table:table-cell table:formula="of:=IF([.$C933]=ABJAD([.$A933];7;1);&quot;aynısı&quot;;ABJAD([.$A933];7;1))" office:value-type="string" office:string-value="aynısı" calcext:value-type="string">
            <text:p>aynısı</text:p>
          </table:table-cell>
          <table:table-cell table:number-columns-repeated="1020"/>
        </table:table-row>
        <table:table-row table:style-name="ro1">
          <table:table-cell office:value-type="string" calcext:value-type="string">
            <text:p>نور الدين</text:p>
          </table:table-cell>
          <table:table-cell office:value-type="string" calcext:value-type="string">
            <text:p>Nurettin</text:p>
          </table:table-cell>
          <table:table-cell table:formula="of:=ABJAD([.$A934];1;1)" office:value-type="float" office:value="351" calcext:value-type="float">
            <text:p>351</text:p>
          </table:table-cell>
          <table:table-cell table:formula="of:=IF([.$C934]=ABJAD([.$A934];7;1);&quot;aynısı&quot;;ABJAD([.$A934];7;1))" office:value-type="string" office:string-value="aynısı" calcext:value-type="string">
            <text:p>aynısı</text:p>
          </table:table-cell>
          <table:table-cell table:number-columns-repeated="1020"/>
        </table:table-row>
        <table:table-row table:style-name="ro1">
          <table:table-cell office:value-type="string" calcext:value-type="string">
            <text:p>نوركل</text:p>
          </table:table-cell>
          <table:table-cell office:value-type="string" calcext:value-type="string">
            <text:p>Nurgül</text:p>
          </table:table-cell>
          <table:table-cell table:formula="of:=ABJAD([.$A935];1;1)" office:value-type="float" office:value="306" calcext:value-type="float">
            <text:p>306</text:p>
          </table:table-cell>
          <table:table-cell table:formula="of:=IF([.$C935]=ABJAD([.$A935];7;1);&quot;aynısı&quot;;ABJAD([.$A935];7;1))" office:value-type="string" office:string-value="aynısı" calcext:value-type="string">
            <text:p>aynısı</text:p>
          </table:table-cell>
          <table:table-cell table:number-columns-repeated="1020"/>
        </table:table-row>
        <table:table-row table:style-name="ro1">
          <table:table-cell office:value-type="string" calcext:value-type="string">
            <text:p>نورخان</text:p>
          </table:table-cell>
          <table:table-cell office:value-type="string" calcext:value-type="string">
            <text:p>Nurhan</text:p>
          </table:table-cell>
          <table:table-cell table:formula="of:=ABJAD([.$A936];1;1)" office:value-type="float" office:value="907" calcext:value-type="float">
            <text:p>907</text:p>
          </table:table-cell>
          <table:table-cell table:formula="of:=IF([.$C936]=ABJAD([.$A936];7;1);&quot;aynısı&quot;;ABJAD([.$A936];7;1))" office:value-type="string" office:string-value="aynısı" calcext:value-type="string">
            <text:p>aynısı</text:p>
          </table:table-cell>
          <table:table-cell table:number-columns-repeated="1020"/>
        </table:table-row>
        <table:table-row table:style-name="ro1">
          <table:table-cell office:value-type="string" calcext:value-type="string">
            <text:p>نورى</text:p>
          </table:table-cell>
          <table:table-cell office:value-type="string" calcext:value-type="string">
            <text:p>Nuri</text:p>
          </table:table-cell>
          <table:table-cell table:formula="of:=ABJAD([.$A937];1;1)" office:value-type="float" office:value="257" calcext:value-type="float">
            <text:p>257</text:p>
          </table:table-cell>
          <table:table-cell table:formula="of:=IF([.$C937]=ABJAD([.$A937];7;1);&quot;aynısı&quot;;ABJAD([.$A937];7;1))" office:value-type="string" office:string-value="aynısı" calcext:value-type="string">
            <text:p>aynısı</text:p>
          </table:table-cell>
          <table:table-cell table:number-columns-repeated="1020"/>
        </table:table-row>
        <table:table-row table:style-name="ro1">
          <table:table-cell office:value-type="string" calcext:value-type="string">
            <text:p>نورملك</text:p>
          </table:table-cell>
          <table:table-cell office:value-type="string" calcext:value-type="string">
            <text:p>Nurmelek</text:p>
          </table:table-cell>
          <table:table-cell table:formula="of:=ABJAD([.$A938];1;1)" office:value-type="float" office:value="346" calcext:value-type="float">
            <text:p>346</text:p>
          </table:table-cell>
          <table:table-cell table:formula="of:=IF([.$C938]=ABJAD([.$A938];7;1);&quot;aynısı&quot;;ABJAD([.$A938];7;1))" office:value-type="string" office:string-value="aynısı" calcext:value-type="string">
            <text:p>aynısı</text:p>
          </table:table-cell>
          <table:table-cell table:number-columns-repeated="1020"/>
        </table:table-row>
        <table:table-row table:style-name="ro1">
          <table:table-cell office:value-type="string" calcext:value-type="string">
            <text:p>نورسل</text:p>
          </table:table-cell>
          <table:table-cell office:value-type="string" calcext:value-type="string">
            <text:p>Nursel</text:p>
          </table:table-cell>
          <table:table-cell table:formula="of:=ABJAD([.$A939];1;1)" office:value-type="float" office:value="346" calcext:value-type="float">
            <text:p>346</text:p>
          </table:table-cell>
          <table:table-cell table:formula="of:=IF([.$C939]=ABJAD([.$A939];7;1);&quot;aynısı&quot;;ABJAD([.$A939];7;1))" office:value-type="float" office:value="586" calcext:value-type="float">
            <text:p>586</text:p>
          </table:table-cell>
          <table:table-cell table:number-columns-repeated="1020"/>
        </table:table-row>
        <table:table-row table:style-name="ro1">
          <table:table-cell office:value-type="string" calcext:value-type="string">
            <text:p>نورسلى</text:p>
          </table:table-cell>
          <table:table-cell office:value-type="string" calcext:value-type="string">
            <text:p>Nurseli</text:p>
          </table:table-cell>
          <table:table-cell table:formula="of:=ABJAD([.$A940];1;1)" office:value-type="float" office:value="347" calcext:value-type="float">
            <text:p>347</text:p>
          </table:table-cell>
          <table:table-cell table:formula="of:=IF([.$C940]=ABJAD([.$A940];7;1);&quot;aynısı&quot;;ABJAD([.$A940];7;1))" office:value-type="float" office:value="587" calcext:value-type="float">
            <text:p>587</text:p>
          </table:table-cell>
          <table:table-cell table:number-columns-repeated="1020"/>
        </table:table-row>
        <table:table-row table:style-name="ro1">
          <table:table-cell office:value-type="string" calcext:value-type="string">
            <text:p>نورشاه</text:p>
          </table:table-cell>
          <table:table-cell office:value-type="string" calcext:value-type="string">
            <text:p>Nurşah</text:p>
          </table:table-cell>
          <table:table-cell table:formula="of:=ABJAD([.$A941];1;1)" office:value-type="float" office:value="562" calcext:value-type="float">
            <text:p>562</text:p>
          </table:table-cell>
          <table:table-cell table:formula="of:=IF([.$C941]=ABJAD([.$A941];7;1);&quot;aynısı&quot;;ABJAD([.$A941];7;1))" office:value-type="float" office:value="1262" calcext:value-type="float">
            <text:p>1262</text:p>
          </table:table-cell>
          <table:table-cell table:number-columns-repeated="1020"/>
        </table:table-row>
        <table:table-row table:style-name="ro1">
          <table:table-cell office:value-type="string" calcext:value-type="string">
            <text:p>نورتن</text:p>
          </table:table-cell>
          <table:table-cell office:value-type="string" calcext:value-type="string">
            <text:p>Nurten</text:p>
          </table:table-cell>
          <table:table-cell table:formula="of:=ABJAD([.$A942];1;1)" office:value-type="float" office:value="706" calcext:value-type="float">
            <text:p>706</text:p>
          </table:table-cell>
          <table:table-cell table:formula="of:=IF([.$C942]=ABJAD([.$A942];7;1);&quot;aynısı&quot;;ABJAD([.$A942];7;1))" office:value-type="string" office:string-value="aynısı" calcext:value-type="string">
            <text:p>aynısı</text:p>
          </table:table-cell>
          <table:table-cell table:number-columns-repeated="1020"/>
        </table:table-row>
        <table:table-row table:style-name="ro1">
          <table:table-cell office:value-type="string" calcext:value-type="string">
            <text:p>نورالله</text:p>
          </table:table-cell>
          <table:table-cell office:value-type="string" calcext:value-type="string">
            <text:p>Nurullah</text:p>
          </table:table-cell>
          <table:table-cell table:formula="of:=ABJAD([.$A943];1;1)" office:value-type="float" office:value="322" calcext:value-type="float">
            <text:p>322</text:p>
          </table:table-cell>
          <table:table-cell table:formula="of:=IF([.$C943]=ABJAD([.$A943];7;1);&quot;aynısı&quot;;ABJAD([.$A943];7;1))" office:value-type="string" office:string-value="aynısı" calcext:value-type="string">
            <text:p>aynısı</text:p>
          </table:table-cell>
          <table:table-cell table:number-columns-repeated="1020"/>
        </table:table-row>
        <table:table-row table:style-name="ro1">
          <table:table-cell office:value-type="string" calcext:value-type="string">
            <text:p>نصرت</text:p>
          </table:table-cell>
          <table:table-cell office:value-type="string" calcext:value-type="string">
            <text:p>Nusret</text:p>
          </table:table-cell>
          <table:table-cell table:formula="of:=ABJAD([.$A944];1;1)" office:value-type="float" office:value="740" calcext:value-type="float">
            <text:p>740</text:p>
          </table:table-cell>
          <table:table-cell table:formula="of:=IF([.$C944]=ABJAD([.$A944];7;1);&quot;aynısı&quot;;ABJAD([.$A944];7;1))" office:value-type="float" office:value="710" calcext:value-type="float">
            <text:p>710</text:p>
          </table:table-cell>
          <table:table-cell table:number-columns-repeated="1020"/>
        </table:table-row>
        <table:table-row table:style-name="ro1">
          <table:table-cell office:value-type="string" calcext:value-type="string">
            <text:p>اوغوز</text:p>
          </table:table-cell>
          <table:table-cell office:value-type="string" calcext:value-type="string">
            <text:p>Oğuz</text:p>
          </table:table-cell>
          <table:table-cell table:formula="of:=ABJAD([.$A945];1;1)" office:value-type="float" office:value="1020" calcext:value-type="float">
            <text:p>1020</text:p>
          </table:table-cell>
          <table:table-cell table:formula="of:=IF([.$C945]=ABJAD([.$A945];7;1);&quot;aynısı&quot;;ABJAD([.$A945];7;1))" office:value-type="float" office:value="920" calcext:value-type="float">
            <text:p>920</text:p>
          </table:table-cell>
          <table:table-cell table:number-columns-repeated="1020"/>
        </table:table-row>
        <table:table-row table:style-name="ro1">
          <table:table-cell office:value-type="string" calcext:value-type="string">
            <text:p>اوغوزخان</text:p>
          </table:table-cell>
          <table:table-cell office:value-type="string" calcext:value-type="string">
            <text:p>Oğuzhan</text:p>
          </table:table-cell>
          <table:table-cell table:formula="of:=ABJAD([.$A946];1;1)" office:value-type="float" office:value="1671" calcext:value-type="float">
            <text:p>1671</text:p>
          </table:table-cell>
          <table:table-cell table:formula="of:=IF([.$C946]=ABJAD([.$A946];7;1);&quot;aynısı&quot;;ABJAD([.$A946];7;1))" office:value-type="float" office:value="1571" calcext:value-type="float">
            <text:p>1571</text:p>
          </table:table-cell>
          <table:table-cell table:number-columns-repeated="1020"/>
        </table:table-row>
        <table:table-row table:style-name="ro1">
          <table:table-cell office:value-type="string" calcext:value-type="string">
            <text:p>اوقان</text:p>
          </table:table-cell>
          <table:table-cell office:value-type="string" calcext:value-type="string">
            <text:p>Okan</text:p>
          </table:table-cell>
          <table:table-cell table:formula="of:=ABJAD([.$A947];1;1)" office:value-type="float" office:value="158" calcext:value-type="float">
            <text:p>158</text:p>
          </table:table-cell>
          <table:table-cell table:formula="of:=IF([.$C947]=ABJAD([.$A947];7;1);&quot;aynısı&quot;;ABJAD([.$A947];7;1))" office:value-type="string" office:string-value="aynısı" calcext:value-type="string">
            <text:p>aynısı</text:p>
          </table:table-cell>
          <table:table-cell table:number-columns-repeated="1020"/>
        </table:table-row>
        <table:table-row table:style-name="ro1">
          <table:table-cell office:value-type="string" calcext:value-type="string">
            <text:p>اوقتاى</text:p>
          </table:table-cell>
          <table:table-cell office:value-type="string" calcext:value-type="string">
            <text:p>Oktay</text:p>
          </table:table-cell>
          <table:table-cell table:formula="of:=ABJAD([.$A948];1;1)" office:value-type="float" office:value="509" calcext:value-type="float">
            <text:p>509</text:p>
          </table:table-cell>
          <table:table-cell table:formula="of:=IF([.$C948]=ABJAD([.$A948];7;1);&quot;aynısı&quot;;ABJAD([.$A948];7;1))" office:value-type="string" office:string-value="aynısı" calcext:value-type="string">
            <text:p>aynısı</text:p>
          </table:table-cell>
          <table:table-cell table:number-columns-repeated="1020"/>
        </table:table-row>
        <table:table-row table:style-name="ro1">
          <table:table-cell office:value-type="string" calcext:value-type="string">
            <text:p>اولجاى</text:p>
          </table:table-cell>
          <table:table-cell office:value-type="string" calcext:value-type="string">
            <text:p>Olcay</text:p>
          </table:table-cell>
          <table:table-cell table:formula="of:=ABJAD([.$A949];1;1)" office:value-type="float" office:value="42" calcext:value-type="float">
            <text:p>42</text:p>
          </table:table-cell>
          <table:table-cell table:formula="of:=IF([.$C949]=ABJAD([.$A949];7;1);&quot;aynısı&quot;;ABJAD([.$A949];7;1))" office:value-type="string" office:string-value="aynısı" calcext:value-type="string">
            <text:p>aynısı</text:p>
          </table:table-cell>
          <table:table-cell table:number-columns-repeated="1020"/>
        </table:table-row>
        <table:table-row table:style-name="ro1">
          <table:table-cell office:value-type="string" calcext:value-type="string">
            <text:p>اونور</text:p>
          </table:table-cell>
          <table:table-cell office:value-type="string" calcext:value-type="string">
            <text:p>Onur</text:p>
          </table:table-cell>
          <table:table-cell table:formula="of:=ABJAD([.$A950];1;1)" office:value-type="float" office:value="263" calcext:value-type="float">
            <text:p>263</text:p>
          </table:table-cell>
          <table:table-cell table:formula="of:=IF([.$C950]=ABJAD([.$A950];7;1);&quot;aynısı&quot;;ABJAD([.$A950];7;1))" office:value-type="string" office:string-value="aynısı" calcext:value-type="string">
            <text:p>aynısı</text:p>
          </table:table-cell>
          <table:table-cell table:number-columns-repeated="1020"/>
        </table:table-row>
        <table:table-row table:style-name="ro1">
          <table:table-cell office:value-type="string" calcext:value-type="string">
            <text:p>اورچون</text:p>
          </table:table-cell>
          <table:table-cell office:value-type="string" calcext:value-type="string">
            <text:p>Orçun</text:p>
          </table:table-cell>
          <table:table-cell table:formula="of:=ABJAD([.$A951];1;1)" office:value-type="float" office:value="266" calcext:value-type="float">
            <text:p>266</text:p>
          </table:table-cell>
          <table:table-cell table:formula="of:=IF([.$C951]=ABJAD([.$A951];7;1);&quot;aynısı&quot;;ABJAD([.$A951];7;1))" office:value-type="string" office:string-value="aynısı" calcext:value-type="string">
            <text:p>aynısı</text:p>
          </table:table-cell>
          <table:table-cell table:number-columns-repeated="1020"/>
        </table:table-row>
        <table:table-row table:style-name="ro1">
          <table:table-cell office:value-type="string" calcext:value-type="string">
            <text:p>اورخان</text:p>
          </table:table-cell>
          <table:table-cell office:value-type="string" calcext:value-type="string">
            <text:p>Orhan</text:p>
          </table:table-cell>
          <table:table-cell table:formula="of:=ABJAD([.$A952];1;1)" office:value-type="float" office:value="858" calcext:value-type="float">
            <text:p>858</text:p>
          </table:table-cell>
          <table:table-cell table:formula="of:=IF([.$C952]=ABJAD([.$A952];7;1);&quot;aynısı&quot;;ABJAD([.$A952];7;1))" office:value-type="string" office:string-value="aynısı" calcext:value-type="string">
            <text:p>aynısı</text:p>
          </table:table-cell>
          <table:table-cell table:number-columns-repeated="1020"/>
        </table:table-row>
        <table:table-row table:style-name="ro1">
          <table:table-cell office:value-type="string" calcext:value-type="string">
            <text:p>اوروچ</text:p>
          </table:table-cell>
          <table:table-cell office:value-type="string" calcext:value-type="string">
            <text:p>Oruç</text:p>
          </table:table-cell>
          <table:table-cell table:formula="of:=ABJAD([.$A953];1;1)" office:value-type="float" office:value="216" calcext:value-type="float">
            <text:p>216</text:p>
          </table:table-cell>
          <table:table-cell table:formula="of:=IF([.$C953]=ABJAD([.$A953];7;1);&quot;aynısı&quot;;ABJAD([.$A953];7;1))" office:value-type="string" office:string-value="aynısı" calcext:value-type="string">
            <text:p>aynısı</text:p>
          </table:table-cell>
          <table:table-cell table:number-columns-repeated="1020"/>
        </table:table-row>
        <table:table-row table:style-name="ro1">
          <table:table-cell office:value-type="string" calcext:value-type="string">
            <text:p>عثمان</text:p>
          </table:table-cell>
          <table:table-cell office:value-type="string" calcext:value-type="string">
            <text:p>Osman</text:p>
          </table:table-cell>
          <table:table-cell table:formula="of:=ABJAD([.$A954];1;1)" office:value-type="float" office:value="661" calcext:value-type="float">
            <text:p>661</text:p>
          </table:table-cell>
          <table:table-cell table:formula="of:=IF([.$C954]=ABJAD([.$A954];7;1);&quot;aynısı&quot;;ABJAD([.$A954];7;1))" office:value-type="string" office:string-value="aynısı" calcext:value-type="string">
            <text:p>aynısı</text:p>
          </table:table-cell>
          <table:table-cell table:number-columns-repeated="1020"/>
        </table:table-row>
        <table:table-row table:style-name="ro1">
          <table:table-cell office:value-type="string" calcext:value-type="string">
            <text:p>اويا</text:p>
          </table:table-cell>
          <table:table-cell office:value-type="string" calcext:value-type="string">
            <text:p>Oya</text:p>
          </table:table-cell>
          <table:table-cell table:formula="of:=ABJAD([.$A955];1;1)" office:value-type="float" office:value="18" calcext:value-type="float">
            <text:p>18</text:p>
          </table:table-cell>
          <table:table-cell table:formula="of:=IF([.$C955]=ABJAD([.$A955];7;1);&quot;aynısı&quot;;ABJAD([.$A955];7;1))" office:value-type="string" office:string-value="aynısı" calcext:value-type="string">
            <text:p>aynısı</text:p>
          </table:table-cell>
          <table:table-cell table:number-columns-repeated="1020"/>
        </table:table-row>
        <table:table-row table:style-name="ro1">
          <table:table-cell office:value-type="string" calcext:value-type="string">
            <text:p>اوزان</text:p>
          </table:table-cell>
          <table:table-cell office:value-type="string" calcext:value-type="string">
            <text:p>Ozan</text:p>
          </table:table-cell>
          <table:table-cell table:formula="of:=ABJAD([.$A956];1;1)" office:value-type="float" office:value="65" calcext:value-type="float">
            <text:p>65</text:p>
          </table:table-cell>
          <table:table-cell table:formula="of:=IF([.$C956]=ABJAD([.$A956];7;1);&quot;aynısı&quot;;ABJAD([.$A956];7;1))" office:value-type="string" office:string-value="aynısı" calcext:value-type="string">
            <text:p>aynısı</text:p>
          </table:table-cell>
          <table:table-cell table:number-columns-repeated="1020"/>
        </table:table-row>
        <table:table-row table:style-name="ro1">
          <table:table-cell office:value-type="string" calcext:value-type="string">
            <text:p>اولمز</text:p>
          </table:table-cell>
          <table:table-cell office:value-type="string" calcext:value-type="string">
            <text:p>Ölmez</text:p>
          </table:table-cell>
          <table:table-cell table:formula="of:=ABJAD([.$A957];1;1)" office:value-type="float" office:value="84" calcext:value-type="float">
            <text:p>84</text:p>
          </table:table-cell>
          <table:table-cell table:formula="of:=IF([.$C957]=ABJAD([.$A957];7;1);&quot;aynısı&quot;;ABJAD([.$A957];7;1))" office:value-type="string" office:string-value="aynısı" calcext:value-type="string">
            <text:p>aynısı</text:p>
          </table:table-cell>
          <table:table-cell table:number-columns-repeated="1020"/>
        </table:table-row>
        <table:table-row table:style-name="ro1">
          <table:table-cell office:value-type="string" calcext:value-type="string">
            <text:p>عمر</text:p>
          </table:table-cell>
          <table:table-cell office:value-type="string" calcext:value-type="string">
            <text:p>Ömer</text:p>
          </table:table-cell>
          <table:table-cell table:formula="of:=ABJAD([.$A958];1;1)" office:value-type="float" office:value="310" calcext:value-type="float">
            <text:p>310</text:p>
          </table:table-cell>
          <table:table-cell table:formula="of:=IF([.$C958]=ABJAD([.$A958];7;1);&quot;aynısı&quot;;ABJAD([.$A958];7;1))" office:value-type="string" office:string-value="aynısı" calcext:value-type="string">
            <text:p>aynısı</text:p>
          </table:table-cell>
          <table:table-cell table:number-columns-repeated="1020"/>
        </table:table-row>
        <table:table-row table:style-name="ro1">
          <table:table-cell office:value-type="string" calcext:value-type="string">
            <text:p>عمر</text:p>
          </table:table-cell>
          <table:table-cell office:value-type="string" calcext:value-type="string">
            <text:p>Ömür</text:p>
          </table:table-cell>
          <table:table-cell table:formula="of:=ABJAD([.$A959];1;1)" office:value-type="float" office:value="310" calcext:value-type="float">
            <text:p>310</text:p>
          </table:table-cell>
          <table:table-cell table:formula="of:=IF([.$C959]=ABJAD([.$A959];7;1);&quot;aynısı&quot;;ABJAD([.$A959];7;1))" office:value-type="string" office:string-value="aynısı" calcext:value-type="string">
            <text:p>aynısı</text:p>
          </table:table-cell>
          <table:table-cell table:number-columns-repeated="1020"/>
        </table:table-row>
        <table:table-row table:style-name="ro1">
          <table:table-cell office:value-type="string" calcext:value-type="string">
            <text:p>اوگدر</text:p>
          </table:table-cell>
          <table:table-cell office:value-type="string" calcext:value-type="string">
            <text:p>Önder</text:p>
          </table:table-cell>
          <table:table-cell table:formula="of:=ABJAD([.$A960];1;1)" office:value-type="float" office:value="231" calcext:value-type="float">
            <text:p>231</text:p>
          </table:table-cell>
          <table:table-cell table:formula="of:=IF([.$C960]=ABJAD([.$A960];7;1);&quot;aynısı&quot;;ABJAD([.$A960];7;1))" office:value-type="string" office:string-value="aynısı" calcext:value-type="string">
            <text:p>aynısı</text:p>
          </table:table-cell>
          <table:table-cell table:number-columns-repeated="1020"/>
        </table:table-row>
        <table:table-row table:style-name="ro1">
          <table:table-cell office:value-type="string" calcext:value-type="string">
            <text:p>اويكو</text:p>
          </table:table-cell>
          <table:table-cell office:value-type="string" calcext:value-type="string">
            <text:p>Öykü</text:p>
          </table:table-cell>
          <table:table-cell table:formula="of:=ABJAD([.$A961];1;1)" office:value-type="float" office:value="43" calcext:value-type="float">
            <text:p>43</text:p>
          </table:table-cell>
          <table:table-cell table:formula="of:=IF([.$C961]=ABJAD([.$A961];7;1);&quot;aynısı&quot;;ABJAD([.$A961];7;1))" office:value-type="string" office:string-value="aynısı" calcext:value-type="string">
            <text:p>aynısı</text:p>
          </table:table-cell>
          <table:table-cell table:number-columns-repeated="1020"/>
        </table:table-row>
        <table:table-row table:style-name="ro1">
          <table:table-cell office:value-type="string" calcext:value-type="string">
            <text:p>اوزاى</text:p>
          </table:table-cell>
          <table:table-cell office:value-type="string" calcext:value-type="string">
            <text:p>Özay</text:p>
          </table:table-cell>
          <table:table-cell table:formula="of:=ABJAD([.$A962];1;1)" office:value-type="float" office:value="16" calcext:value-type="float">
            <text:p>16</text:p>
          </table:table-cell>
          <table:table-cell table:formula="of:=IF([.$C962]=ABJAD([.$A962];7;1);&quot;aynısı&quot;;ABJAD([.$A962];7;1))" office:value-type="string" office:string-value="aynısı" calcext:value-type="string">
            <text:p>aynısı</text:p>
          </table:table-cell>
          <table:table-cell table:number-columns-repeated="1020"/>
        </table:table-row>
        <table:table-row table:style-name="ro1">
          <table:table-cell office:value-type="string" calcext:value-type="string">
            <text:p>اوزجان</text:p>
          </table:table-cell>
          <table:table-cell office:value-type="string" calcext:value-type="string">
            <text:p>Özcan</text:p>
          </table:table-cell>
          <table:table-cell table:formula="of:=ABJAD([.$A963];1;1)" office:value-type="float" office:value="68" calcext:value-type="float">
            <text:p>68</text:p>
          </table:table-cell>
          <table:table-cell table:formula="of:=IF([.$C963]=ABJAD([.$A963];7;1);&quot;aynısı&quot;;ABJAD([.$A963];7;1))" office:value-type="string" office:string-value="aynısı" calcext:value-type="string">
            <text:p>aynısı</text:p>
          </table:table-cell>
          <table:table-cell table:number-columns-repeated="1020"/>
        </table:table-row>
        <table:table-row table:style-name="ro1">
          <table:table-cell office:value-type="string" calcext:value-type="string">
            <text:p>اوزدن</text:p>
          </table:table-cell>
          <table:table-cell office:value-type="string" calcext:value-type="string">
            <text:p>Özden</text:p>
          </table:table-cell>
          <table:table-cell table:formula="of:=ABJAD([.$A964];1;1)" office:value-type="float" office:value="68" calcext:value-type="float">
            <text:p>68</text:p>
          </table:table-cell>
          <table:table-cell table:formula="of:=IF([.$C964]=ABJAD([.$A964];7;1);&quot;aynısı&quot;;ABJAD([.$A964];7;1))" office:value-type="string" office:string-value="aynısı" calcext:value-type="string">
            <text:p>aynısı</text:p>
          </table:table-cell>
          <table:table-cell table:number-columns-repeated="1020"/>
        </table:table-row>
        <table:table-row table:style-name="ro1">
          <table:table-cell office:value-type="string" calcext:value-type="string">
            <text:p>اوزدل</text:p>
          </table:table-cell>
          <table:table-cell office:value-type="string" calcext:value-type="string">
            <text:p>Özdil</text:p>
          </table:table-cell>
          <table:table-cell table:formula="of:=ABJAD([.$A965];1;1)" office:value-type="float" office:value="48" calcext:value-type="float">
            <text:p>48</text:p>
          </table:table-cell>
          <table:table-cell table:formula="of:=IF([.$C965]=ABJAD([.$A965];7;1);&quot;aynısı&quot;;ABJAD([.$A965];7;1))" office:value-type="string" office:string-value="aynısı" calcext:value-type="string">
            <text:p>aynısı</text:p>
          </table:table-cell>
          <table:table-cell table:number-columns-repeated="1020"/>
        </table:table-row>
        <table:table-row table:style-name="ro1">
          <table:table-cell office:value-type="string" calcext:value-type="string">
            <text:p>اوزن</text:p>
          </table:table-cell>
          <table:table-cell office:value-type="string" calcext:value-type="string">
            <text:p>Özen</text:p>
          </table:table-cell>
          <table:table-cell table:formula="of:=ABJAD([.$A966];1;1)" office:value-type="float" office:value="64" calcext:value-type="float">
            <text:p>64</text:p>
          </table:table-cell>
          <table:table-cell table:formula="of:=IF([.$C966]=ABJAD([.$A966];7;1);&quot;aynısı&quot;;ABJAD([.$A966];7;1))" office:value-type="string" office:string-value="aynısı" calcext:value-type="string">
            <text:p>aynısı</text:p>
          </table:table-cell>
          <table:table-cell table:number-columns-repeated="1020"/>
        </table:table-row>
        <table:table-row table:style-name="ro1">
          <table:table-cell office:value-type="string" calcext:value-type="string">
            <text:p>اوزكه</text:p>
          </table:table-cell>
          <table:table-cell office:value-type="string" calcext:value-type="string">
            <text:p>Özge</text:p>
          </table:table-cell>
          <table:table-cell table:formula="of:=ABJAD([.$A967];1;1)" office:value-type="float" office:value="39" calcext:value-type="float">
            <text:p>39</text:p>
          </table:table-cell>
          <table:table-cell table:formula="of:=IF([.$C967]=ABJAD([.$A967];7;1);&quot;aynısı&quot;;ABJAD([.$A967];7;1))" office:value-type="string" office:string-value="aynısı" calcext:value-type="string">
            <text:p>aynısı</text:p>
          </table:table-cell>
          <table:table-cell table:number-columns-repeated="1020"/>
        </table:table-row>
        <table:table-row table:style-name="ro1">
          <table:table-cell office:value-type="string" calcext:value-type="string">
            <text:p>ازكل</text:p>
          </table:table-cell>
          <table:table-cell office:value-type="string" calcext:value-type="string">
            <text:p>Özgül</text:p>
          </table:table-cell>
          <table:table-cell table:formula="of:=ABJAD([.$A968];1;1)" office:value-type="float" office:value="58" calcext:value-type="float">
            <text:p>58</text:p>
          </table:table-cell>
          <table:table-cell table:formula="of:=IF([.$C968]=ABJAD([.$A968];7;1);&quot;aynısı&quot;;ABJAD([.$A968];7;1))" office:value-type="string" office:string-value="aynısı" calcext:value-type="string">
            <text:p>aynısı</text:p>
          </table:table-cell>
          <table:table-cell table:number-columns-repeated="1020"/>
        </table:table-row>
        <table:table-row table:style-name="ro1">
          <table:table-cell office:value-type="string" calcext:value-type="string">
            <text:p>اوزكور</text:p>
          </table:table-cell>
          <table:table-cell office:value-type="string" calcext:value-type="string">
            <text:p>Özgür</text:p>
          </table:table-cell>
          <table:table-cell table:formula="of:=ABJAD([.$A969];1;1)" office:value-type="float" office:value="240" calcext:value-type="float">
            <text:p>240</text:p>
          </table:table-cell>
          <table:table-cell table:formula="of:=IF([.$C969]=ABJAD([.$A969];7;1);&quot;aynısı&quot;;ABJAD([.$A969];7;1))" office:value-type="string" office:string-value="aynısı" calcext:value-type="string">
            <text:p>aynısı</text:p>
          </table:table-cell>
          <table:table-cell table:number-columns-repeated="1020"/>
        </table:table-row>
        <table:table-row table:style-name="ro1">
          <table:table-cell office:value-type="string" calcext:value-type="string">
            <text:p>اوزخان</text:p>
          </table:table-cell>
          <table:table-cell office:value-type="string" calcext:value-type="string">
            <text:p>Özhan</text:p>
          </table:table-cell>
          <table:table-cell table:formula="of:=ABJAD([.$A970];1;1)" office:value-type="float" office:value="665" calcext:value-type="float">
            <text:p>665</text:p>
          </table:table-cell>
          <table:table-cell table:formula="of:=IF([.$C970]=ABJAD([.$A970];7;1);&quot;aynısı&quot;;ABJAD([.$A970];7;1))" office:value-type="string" office:string-value="aynısı" calcext:value-type="string">
            <text:p>aynısı</text:p>
          </table:table-cell>
          <table:table-cell table:number-columns-repeated="1020"/>
        </table:table-row>
        <table:table-row table:style-name="ro1">
          <table:table-cell office:value-type="string" calcext:value-type="string">
            <text:p>اوزقان</text:p>
          </table:table-cell>
          <table:table-cell office:value-type="string" calcext:value-type="string">
            <text:p>Özkan</text:p>
          </table:table-cell>
          <table:table-cell table:formula="of:=ABJAD([.$A971];1;1)" office:value-type="float" office:value="165" calcext:value-type="float">
            <text:p>165</text:p>
          </table:table-cell>
          <table:table-cell table:formula="of:=IF([.$C971]=ABJAD([.$A971];7;1);&quot;aynısı&quot;;ABJAD([.$A971];7;1))" office:value-type="string" office:string-value="aynısı" calcext:value-type="string">
            <text:p>aynısı</text:p>
          </table:table-cell>
          <table:table-cell table:number-columns-repeated="1020"/>
        </table:table-row>
        <table:table-row table:style-name="ro1">
          <table:table-cell office:value-type="string" calcext:value-type="string">
            <text:p>اوزلم</text:p>
          </table:table-cell>
          <table:table-cell office:value-type="string" calcext:value-type="string">
            <text:p>Özlem</text:p>
          </table:table-cell>
          <table:table-cell table:formula="of:=ABJAD([.$A972];1;1)" office:value-type="float" office:value="84" calcext:value-type="float">
            <text:p>84</text:p>
          </table:table-cell>
          <table:table-cell table:formula="of:=IF([.$C972]=ABJAD([.$A972];7;1);&quot;aynısı&quot;;ABJAD([.$A972];7;1))" office:value-type="string" office:string-value="aynısı" calcext:value-type="string">
            <text:p>aynısı</text:p>
          </table:table-cell>
          <table:table-cell table:number-columns-repeated="1020"/>
        </table:table-row>
        <table:table-row table:style-name="ro1">
          <table:table-cell office:value-type="string" calcext:value-type="string">
            <text:p>اوزنور</text:p>
          </table:table-cell>
          <table:table-cell office:value-type="string" calcext:value-type="string">
            <text:p>Öznur</text:p>
          </table:table-cell>
          <table:table-cell table:formula="of:=ABJAD([.$A973];1;1)" office:value-type="float" office:value="270" calcext:value-type="float">
            <text:p>270</text:p>
          </table:table-cell>
          <table:table-cell table:formula="of:=IF([.$C973]=ABJAD([.$A973];7;1);&quot;aynısı&quot;;ABJAD([.$A973];7;1))" office:value-type="string" office:string-value="aynısı" calcext:value-type="string">
            <text:p>aynısı</text:p>
          </table:table-cell>
          <table:table-cell table:number-columns-repeated="1020"/>
        </table:table-row>
        <table:table-row table:style-name="ro1">
          <table:table-cell office:value-type="string" calcext:value-type="string">
            <text:p>اوزصو</text:p>
          </table:table-cell>
          <table:table-cell office:value-type="string" calcext:value-type="string">
            <text:p>Özsu</text:p>
          </table:table-cell>
          <table:table-cell table:formula="of:=ABJAD([.$A974];1;1)" office:value-type="float" office:value="110" calcext:value-type="float">
            <text:p>110</text:p>
          </table:table-cell>
          <table:table-cell table:formula="of:=IF([.$C974]=ABJAD([.$A974];7;1);&quot;aynısı&quot;;ABJAD([.$A974];7;1))" office:value-type="float" office:value="80" calcext:value-type="float">
            <text:p>80</text:p>
          </table:table-cell>
          <table:table-cell table:number-columns-repeated="1020"/>
        </table:table-row>
        <table:table-row table:style-name="ro1">
          <table:table-cell office:value-type="string" calcext:value-type="string">
            <text:p>اوزتكين</text:p>
          </table:table-cell>
          <table:table-cell office:value-type="string" calcext:value-type="string">
            <text:p>Öztekin</text:p>
          </table:table-cell>
          <table:table-cell table:formula="of:=ABJAD([.$A975];1;1)" office:value-type="float" office:value="494" calcext:value-type="float">
            <text:p>494</text:p>
          </table:table-cell>
          <table:table-cell table:formula="of:=IF([.$C975]=ABJAD([.$A975];7;1);&quot;aynısı&quot;;ABJAD([.$A975];7;1))" office:value-type="string" office:string-value="aynısı" calcext:value-type="string">
            <text:p>aynısı</text:p>
          </table:table-cell>
          <table:table-cell table:number-columns-repeated="1020"/>
        </table:table-row>
        <table:table-row table:style-name="ro1">
          <table:table-cell office:value-type="string" calcext:value-type="string">
            <text:p>اوزتورك</text:p>
          </table:table-cell>
          <table:table-cell office:value-type="string" calcext:value-type="string">
            <text:p>Öztürk</text:p>
          </table:table-cell>
          <table:table-cell table:formula="of:=ABJAD([.$A976];1;1)" office:value-type="float" office:value="640" calcext:value-type="float">
            <text:p>640</text:p>
          </table:table-cell>
          <table:table-cell table:formula="of:=IF([.$C976]=ABJAD([.$A976];7;1);&quot;aynısı&quot;;ABJAD([.$A976];7;1))" office:value-type="string" office:string-value="aynısı" calcext:value-type="string">
            <text:p>aynısı</text:p>
          </table:table-cell>
          <table:table-cell table:number-columns-repeated="1020"/>
        </table:table-row>
        <table:table-row table:style-name="ro1">
          <table:table-cell office:value-type="string" calcext:value-type="string">
            <text:p>پاكيزه</text:p>
          </table:table-cell>
          <table:table-cell office:value-type="string" calcext:value-type="string">
            <text:p>Pakize</text:p>
          </table:table-cell>
          <table:table-cell table:formula="of:=ABJAD([.$A977];1;1)" office:value-type="float" office:value="45" calcext:value-type="float">
            <text:p>45</text:p>
          </table:table-cell>
          <table:table-cell table:formula="of:=IF([.$C977]=ABJAD([.$A977];7;1);&quot;aynısı&quot;;ABJAD([.$A977];7;1))" office:value-type="string" office:string-value="aynısı" calcext:value-type="string">
            <text:p>aynısı</text:p>
          </table:table-cell>
          <table:table-cell table:number-columns-repeated="1020"/>
        </table:table-row>
        <table:table-row table:style-name="ro1">
          <table:table-cell office:value-type="string" calcext:value-type="string">
            <text:p>پاشا</text:p>
          </table:table-cell>
          <table:table-cell office:value-type="string" calcext:value-type="string">
            <text:p>Paşa</text:p>
          </table:table-cell>
          <table:table-cell table:formula="of:=ABJAD([.$A978];1;1)" office:value-type="float" office:value="304" calcext:value-type="float">
            <text:p>304</text:p>
          </table:table-cell>
          <table:table-cell table:formula="of:=IF([.$C978]=ABJAD([.$A978];7;1);&quot;aynısı&quot;;ABJAD([.$A978];7;1))" office:value-type="float" office:value="1004" calcext:value-type="float">
            <text:p>1004</text:p>
          </table:table-cell>
          <table:table-cell table:number-columns-repeated="1020"/>
        </table:table-row>
        <table:table-row table:style-name="ro1">
          <table:table-cell office:value-type="string" calcext:value-type="string">
            <text:p>پَیام</text:p>
          </table:table-cell>
          <table:table-cell office:value-type="string" calcext:value-type="string">
            <text:p>Payam</text:p>
          </table:table-cell>
          <table:table-cell table:formula="of:=ABJAD([.$A979];1;1)" office:value-type="float" office:value="53" calcext:value-type="float">
            <text:p>53</text:p>
          </table:table-cell>
          <table:table-cell table:formula="of:=IF([.$C979]=ABJAD([.$A979];7;1);&quot;aynısı&quot;;ABJAD([.$A979];7;1))" office:value-type="string" office:string-value="aynısı" calcext:value-type="string">
            <text:p>aynısı</text:p>
          </table:table-cell>
          <table:table-cell table:number-columns-repeated="1020"/>
        </table:table-row>
        <table:table-row table:style-name="ro1">
          <table:table-cell office:value-type="string" calcext:value-type="string">
            <text:p>پهلوان</text:p>
          </table:table-cell>
          <table:table-cell office:value-type="string" calcext:value-type="string">
            <text:p>Pehlivan</text:p>
          </table:table-cell>
          <table:table-cell table:formula="of:=ABJAD([.$A980];1;1)" office:value-type="float" office:value="94" calcext:value-type="float">
            <text:p>94</text:p>
          </table:table-cell>
          <table:table-cell table:formula="of:=IF([.$C980]=ABJAD([.$A980];7;1);&quot;aynısı&quot;;ABJAD([.$A980];7;1))" office:value-type="string" office:string-value="aynısı" calcext:value-type="string">
            <text:p>aynısı</text:p>
          </table:table-cell>
          <table:table-cell table:number-columns-repeated="1020"/>
        </table:table-row>
        <table:table-row table:style-name="ro1">
          <table:table-cell office:value-type="string" calcext:value-type="string">
            <text:p>پلين</text:p>
          </table:table-cell>
          <table:table-cell office:value-type="string" calcext:value-type="string">
            <text:p>Pelin</text:p>
          </table:table-cell>
          <table:table-cell table:formula="of:=ABJAD([.$A981];1;1)" office:value-type="float" office:value="92" calcext:value-type="float">
            <text:p>92</text:p>
          </table:table-cell>
          <table:table-cell table:formula="of:=IF([.$C981]=ABJAD([.$A981];7;1);&quot;aynısı&quot;;ABJAD([.$A981];7;1))" office:value-type="string" office:string-value="aynısı" calcext:value-type="string">
            <text:p>aynısı</text:p>
          </table:table-cell>
          <table:table-cell table:number-columns-repeated="1020"/>
        </table:table-row>
        <table:table-row table:style-name="ro1">
          <table:table-cell office:value-type="string" calcext:value-type="string">
            <text:p>پمبه</text:p>
          </table:table-cell>
          <table:table-cell office:value-type="string" calcext:value-type="string">
            <text:p>Pembe</text:p>
          </table:table-cell>
          <table:table-cell table:formula="of:=ABJAD([.$A982];1;1)" office:value-type="float" office:value="49" calcext:value-type="float">
            <text:p>49</text:p>
          </table:table-cell>
          <table:table-cell table:formula="of:=IF([.$C982]=ABJAD([.$A982];7;1);&quot;aynısı&quot;;ABJAD([.$A982];7;1))" office:value-type="string" office:string-value="aynısı" calcext:value-type="string">
            <text:p>aynısı</text:p>
          </table:table-cell>
          <table:table-cell table:number-columns-repeated="1020"/>
        </table:table-row>
        <table:table-row table:style-name="ro1">
          <table:table-cell office:value-type="string" calcext:value-type="string">
            <text:p>پری</text:p>
          </table:table-cell>
          <table:table-cell office:value-type="string" calcext:value-type="string">
            <text:p>Peri</text:p>
          </table:table-cell>
          <table:table-cell table:formula="of:=ABJAD([.$A983];1;1)" office:value-type="float" office:value="212" calcext:value-type="float">
            <text:p>212</text:p>
          </table:table-cell>
          <table:table-cell table:formula="of:=IF([.$C983]=ABJAD([.$A983];7;1);&quot;aynısı&quot;;ABJAD([.$A983];7;1))" office:value-type="string" office:string-value="aynısı" calcext:value-type="string">
            <text:p>aynısı</text:p>
          </table:table-cell>
          <table:table-cell table:number-columns-repeated="1020"/>
        </table:table-row>
        <table:table-row table:style-name="ro1">
          <table:table-cell office:value-type="string" calcext:value-type="string">
            <text:p>پريخان</text:p>
          </table:table-cell>
          <table:table-cell office:value-type="string" calcext:value-type="string">
            <text:p>Perihan</text:p>
          </table:table-cell>
          <table:table-cell table:formula="of:=ABJAD([.$A984];1;1)" office:value-type="float" office:value="863" calcext:value-type="float">
            <text:p>863</text:p>
          </table:table-cell>
          <table:table-cell table:formula="of:=IF([.$C984]=ABJAD([.$A984];7;1);&quot;aynısı&quot;;ABJAD([.$A984];7;1))" office:value-type="string" office:string-value="aynısı" calcext:value-type="string">
            <text:p>aynısı</text:p>
          </table:table-cell>
          <table:table-cell table:number-columns-repeated="1020"/>
        </table:table-row>
        <table:table-row table:style-name="ro1">
          <table:table-cell office:value-type="string" calcext:value-type="string">
            <text:p>پروين</text:p>
          </table:table-cell>
          <table:table-cell office:value-type="string" calcext:value-type="string">
            <text:p>Pervin</text:p>
          </table:table-cell>
          <table:table-cell table:formula="of:=ABJAD([.$A985];1;1)" office:value-type="float" office:value="268" calcext:value-type="float">
            <text:p>268</text:p>
          </table:table-cell>
          <table:table-cell table:formula="of:=IF([.$C985]=ABJAD([.$A985];7;1);&quot;aynısı&quot;;ABJAD([.$A985];7;1))" office:value-type="string" office:string-value="aynısı" calcext:value-type="string">
            <text:p>aynısı</text:p>
          </table:table-cell>
          <table:table-cell table:number-columns-repeated="1020"/>
        </table:table-row>
        <table:table-row table:style-name="ro1">
          <table:table-cell office:value-type="string" calcext:value-type="string">
            <text:p>پولات</text:p>
          </table:table-cell>
          <table:table-cell office:value-type="string" calcext:value-type="string">
            <text:p>Polat</text:p>
          </table:table-cell>
          <table:table-cell table:formula="of:=ABJAD([.$A986];1;1)" office:value-type="float" office:value="439" calcext:value-type="float">
            <text:p>439</text:p>
          </table:table-cell>
          <table:table-cell table:formula="of:=IF([.$C986]=ABJAD([.$A986];7;1);&quot;aynısı&quot;;ABJAD([.$A986];7;1))" office:value-type="string" office:string-value="aynısı" calcext:value-type="string">
            <text:p>aynısı</text:p>
          </table:table-cell>
          <table:table-cell table:number-columns-repeated="1020"/>
        </table:table-row>
        <table:table-row table:style-name="ro1">
          <table:table-cell office:value-type="string" calcext:value-type="string">
            <text:p>رابعه</text:p>
          </table:table-cell>
          <table:table-cell office:value-type="string" calcext:value-type="string">
            <text:p>Rabia</text:p>
          </table:table-cell>
          <table:table-cell table:formula="of:=ABJAD([.$A987];1;1)" office:value-type="float" office:value="278" calcext:value-type="float">
            <text:p>278</text:p>
          </table:table-cell>
          <table:table-cell table:formula="of:=IF([.$C987]=ABJAD([.$A987];7;1);&quot;aynısı&quot;;ABJAD([.$A987];7;1))" office:value-type="string" office:string-value="aynısı" calcext:value-type="string">
            <text:p>aynısı</text:p>
          </table:table-cell>
          <table:table-cell table:number-columns-repeated="1020"/>
        </table:table-row>
        <table:table-row table:style-name="ro1">
          <table:table-cell office:value-type="string" calcext:value-type="string">
            <text:p>راضيه</text:p>
          </table:table-cell>
          <table:table-cell office:value-type="string" calcext:value-type="string">
            <text:p>Radiye</text:p>
          </table:table-cell>
          <table:table-cell table:formula="of:=ABJAD([.$A988];1;1)" office:value-type="float" office:value="1016" calcext:value-type="float">
            <text:p>1016</text:p>
          </table:table-cell>
          <table:table-cell table:formula="of:=IF([.$C988]=ABJAD([.$A988];7;1);&quot;aynısı&quot;;ABJAD([.$A988];7;1))" office:value-type="float" office:value="306" calcext:value-type="float">
            <text:p>306</text:p>
          </table:table-cell>
          <table:table-cell table:number-columns-repeated="1020"/>
        </table:table-row>
        <table:table-row table:style-name="ro1">
          <table:table-cell office:value-type="string" calcext:value-type="string">
            <text:p>رأفت</text:p>
          </table:table-cell>
          <table:table-cell office:value-type="string" calcext:value-type="string">
            <text:p>Rafet</text:p>
          </table:table-cell>
          <table:table-cell table:formula="of:=ABJAD([.$A989];1;1)" office:value-type="float" office:value="681" calcext:value-type="float">
            <text:p>681</text:p>
          </table:table-cell>
          <table:table-cell table:formula="of:=IF([.$C989]=ABJAD([.$A989];7;1);&quot;aynısı&quot;;ABJAD([.$A989];7;1))" office:value-type="string" office:string-value="aynısı" calcext:value-type="string">
            <text:p>aynısı</text:p>
          </table:table-cell>
          <table:table-cell table:number-columns-repeated="1020"/>
        </table:table-row>
        <table:table-row table:style-name="ro1">
          <table:table-cell office:value-type="string" calcext:value-type="string">
            <text:p>راغب</text:p>
          </table:table-cell>
          <table:table-cell office:value-type="string" calcext:value-type="string">
            <text:p>Ragıp</text:p>
          </table:table-cell>
          <table:table-cell table:formula="of:=ABJAD([.$A990];1;1)" office:value-type="float" office:value="1203" calcext:value-type="float">
            <text:p>1203</text:p>
          </table:table-cell>
          <table:table-cell table:formula="of:=IF([.$C990]=ABJAD([.$A990];7;1);&quot;aynısı&quot;;ABJAD([.$A990];7;1))" office:value-type="float" office:value="1103" calcext:value-type="float">
            <text:p>1103</text:p>
          </table:table-cell>
          <table:table-cell table:number-columns-repeated="1020"/>
        </table:table-row>
        <table:table-row table:style-name="ro1">
          <table:table-cell office:value-type="string" calcext:value-type="string">
            <text:p>رحیم</text:p>
          </table:table-cell>
          <table:table-cell office:value-type="string" calcext:value-type="string">
            <text:p>Rahim</text:p>
          </table:table-cell>
          <table:table-cell table:formula="of:=ABJAD([.$A991];1;1)" office:value-type="float" office:value="258" calcext:value-type="float">
            <text:p>258</text:p>
          </table:table-cell>
          <table:table-cell table:formula="of:=IF([.$C991]=ABJAD([.$A991];7;1);&quot;aynısı&quot;;ABJAD([.$A991];7;1))" office:value-type="string" office:string-value="aynısı" calcext:value-type="string">
            <text:p>aynısı</text:p>
          </table:table-cell>
          <table:table-cell table:number-columns-repeated="1020"/>
        </table:table-row>
        <table:table-row table:style-name="ro1">
          <table:table-cell office:value-type="string" calcext:value-type="string">
            <text:p>رحيمه</text:p>
          </table:table-cell>
          <table:table-cell office:value-type="string" calcext:value-type="string">
            <text:p>Rahime</text:p>
          </table:table-cell>
          <table:table-cell table:formula="of:=ABJAD([.$A992];1;1)" office:value-type="float" office:value="263" calcext:value-type="float">
            <text:p>263</text:p>
          </table:table-cell>
          <table:table-cell table:formula="of:=IF([.$C992]=ABJAD([.$A992];7;1);&quot;aynısı&quot;;ABJAD([.$A992];7;1))" office:value-type="string" office:string-value="aynısı" calcext:value-type="string">
            <text:p>aynısı</text:p>
          </table:table-cell>
          <table:table-cell table:number-columns-repeated="1020"/>
        </table:table-row>
        <table:table-row table:style-name="ro1">
          <table:table-cell office:value-type="string" calcext:value-type="string">
            <text:p>رحمان</text:p>
          </table:table-cell>
          <table:table-cell office:value-type="string" calcext:value-type="string">
            <text:p>Rahman</text:p>
          </table:table-cell>
          <table:table-cell table:formula="of:=ABJAD([.$A993];1;1)" office:value-type="float" office:value="299" calcext:value-type="float">
            <text:p>299</text:p>
          </table:table-cell>
          <table:table-cell table:formula="of:=IF([.$C993]=ABJAD([.$A993];7;1);&quot;aynısı&quot;;ABJAD([.$A993];7;1))" office:value-type="string" office:string-value="aynısı" calcext:value-type="string">
            <text:p>aynısı</text:p>
          </table:table-cell>
          <table:table-cell table:number-columns-repeated="1020"/>
        </table:table-row>
        <table:table-row table:style-name="ro1">
          <table:table-cell office:value-type="string" calcext:value-type="string">
            <text:p>رحمة</text:p>
          </table:table-cell>
          <table:table-cell office:value-type="string" calcext:value-type="string">
            <text:p>Rahmet</text:p>
          </table:table-cell>
          <table:table-cell table:formula="of:=ABJAD([.$A994];1;1)" office:value-type="float" office:value="253" calcext:value-type="float">
            <text:p>253</text:p>
          </table:table-cell>
          <table:table-cell table:formula="of:=IF([.$C994]=ABJAD([.$A994];7;1);&quot;aynısı&quot;;ABJAD([.$A994];7;1))" office:value-type="string" office:string-value="aynısı" calcext:value-type="string">
            <text:p>aynısı</text:p>
          </table:table-cell>
          <table:table-cell table:number-columns-repeated="1020"/>
        </table:table-row>
        <table:table-row table:style-name="ro1">
          <table:table-cell office:value-type="string" calcext:value-type="string">
            <text:p>رحمت‌الله</text:p>
          </table:table-cell>
          <table:table-cell office:value-type="string" calcext:value-type="string">
            <text:p>Rahmetullah</text:p>
          </table:table-cell>
          <table:table-cell table:formula="of:=ABJAD([.$A995];1;1)" office:value-type="float" office:value="714" calcext:value-type="float">
            <text:p>714</text:p>
          </table:table-cell>
          <table:table-cell table:formula="of:=IF([.$C995]=ABJAD([.$A995];7;1);&quot;aynısı&quot;;ABJAD([.$A995];7;1))" office:value-type="string" office:string-value="aynısı" calcext:value-type="string">
            <text:p>aynısı</text:p>
          </table:table-cell>
          <table:table-cell table:number-columns-repeated="1020"/>
        </table:table-row>
        <table:table-row table:style-name="ro1">
          <table:table-cell office:value-type="string" calcext:value-type="string">
            <text:p>رحمى</text:p>
          </table:table-cell>
          <table:table-cell office:value-type="string" calcext:value-type="string">
            <text:p>Rahmi</text:p>
          </table:table-cell>
          <table:table-cell table:formula="of:=ABJAD([.$A996];1;1)" office:value-type="float" office:value="249" calcext:value-type="float">
            <text:p>249</text:p>
          </table:table-cell>
          <table:table-cell table:formula="of:=IF([.$C996]=ABJAD([.$A996];7;1);&quot;aynısı&quot;;ABJAD([.$A996];7;1))" office:value-type="string" office:string-value="aynısı" calcext:value-type="string">
            <text:p>aynısı</text:p>
          </table:table-cell>
          <table:table-cell table:number-columns-repeated="1020"/>
        </table:table-row>
        <table:table-row table:style-name="ro1">
          <table:table-cell office:value-type="string" calcext:value-type="string">
            <text:p>رحمىه</text:p>
          </table:table-cell>
          <table:table-cell office:value-type="string" calcext:value-type="string">
            <text:p>Rahmiye</text:p>
          </table:table-cell>
          <table:table-cell table:formula="of:=ABJAD([.$A997];1;1)" office:value-type="float" office:value="254" calcext:value-type="float">
            <text:p>254</text:p>
          </table:table-cell>
          <table:table-cell table:formula="of:=IF([.$C997]=ABJAD([.$A997];7;1);&quot;aynısı&quot;;ABJAD([.$A997];7;1))" office:value-type="string" office:string-value="aynısı" calcext:value-type="string">
            <text:p>aynısı</text:p>
          </table:table-cell>
          <table:table-cell table:number-columns-repeated="1020"/>
        </table:table-row>
        <table:table-row table:style-name="ro1">
          <table:table-cell office:value-type="string" calcext:value-type="string">
            <text:p>رَخشان</text:p>
          </table:table-cell>
          <table:table-cell office:value-type="string" calcext:value-type="string">
            <text:p>Rahşan</text:p>
          </table:table-cell>
          <table:table-cell table:formula="of:=ABJAD([.$A998];1;1)" office:value-type="float" office:value="1151" calcext:value-type="float">
            <text:p>1151</text:p>
          </table:table-cell>
          <table:table-cell table:formula="of:=IF([.$C998]=ABJAD([.$A998];7;1);&quot;aynısı&quot;;ABJAD([.$A998];7;1))" office:value-type="float" office:value="1851" calcext:value-type="float">
            <text:p>1851</text:p>
          </table:table-cell>
          <table:table-cell table:number-columns-repeated="1020"/>
        </table:table-row>
        <table:table-row table:style-name="ro1">
          <table:table-cell office:value-type="string" calcext:value-type="string">
            <text:p>راءف</text:p>
          </table:table-cell>
          <table:table-cell office:value-type="string" calcext:value-type="string">
            <text:p>Raif</text:p>
          </table:table-cell>
          <table:table-cell table:formula="of:=ABJAD([.$A999];1;1)" office:value-type="float" office:value="282" calcext:value-type="float">
            <text:p>282</text:p>
          </table:table-cell>
          <table:table-cell table:formula="of:=IF([.$C999]=ABJAD([.$A999];7;1);&quot;aynısı&quot;;ABJAD([.$A999];7;1))" office:value-type="string" office:string-value="aynısı" calcext:value-type="string">
            <text:p>aynısı</text:p>
          </table:table-cell>
          <table:table-cell table:number-columns-repeated="1020"/>
        </table:table-row>
        <table:table-row table:style-name="ro1">
          <table:table-cell office:value-type="string" calcext:value-type="string">
            <text:p>رمضان</text:p>
          </table:table-cell>
          <table:table-cell office:value-type="string" calcext:value-type="string">
            <text:p>Ramazan</text:p>
          </table:table-cell>
          <table:table-cell table:formula="of:=ABJAD([.$A1000];1;1)" office:value-type="float" office:value="1091" calcext:value-type="float">
            <text:p>1091</text:p>
          </table:table-cell>
          <table:table-cell table:formula="of:=IF([.$C1000]=ABJAD([.$A1000];7;1);&quot;aynısı&quot;;ABJAD([.$A1000];7;1))" office:value-type="float" office:value="381" calcext:value-type="float">
            <text:p>381</text:p>
          </table:table-cell>
          <table:table-cell table:number-columns-repeated="1020"/>
        </table:table-row>
        <table:table-row table:style-name="ro1">
          <table:table-cell office:value-type="string" calcext:value-type="string">
            <text:p>رامز</text:p>
          </table:table-cell>
          <table:table-cell office:value-type="string" calcext:value-type="string">
            <text:p>Ramiz</text:p>
          </table:table-cell>
          <table:table-cell table:formula="of:=ABJAD([.$A1001];1;1)" office:value-type="float" office:value="248" calcext:value-type="float">
            <text:p>248</text:p>
          </table:table-cell>
          <table:table-cell table:formula="of:=IF([.$C1001]=ABJAD([.$A1001];7;1);&quot;aynısı&quot;;ABJAD([.$A1001];7;1))" office:value-type="string" office:string-value="aynısı" calcext:value-type="string">
            <text:p>aynısı</text:p>
          </table:table-cell>
          <table:table-cell table:number-columns-repeated="1020"/>
        </table:table-row>
        <table:table-row table:style-name="ro1">
          <table:table-cell office:value-type="string" calcext:value-type="string">
            <text:p>رعنا</text:p>
          </table:table-cell>
          <table:table-cell office:value-type="string" calcext:value-type="string">
            <text:p>Rana</text:p>
          </table:table-cell>
          <table:table-cell table:formula="of:=ABJAD([.$A1002];1;1)" office:value-type="float" office:value="321" calcext:value-type="float">
            <text:p>321</text:p>
          </table:table-cell>
          <table:table-cell table:formula="of:=IF([.$C1002]=ABJAD([.$A1002];7;1);&quot;aynısı&quot;;ABJAD([.$A1002];7;1))" office:value-type="string" office:string-value="aynısı" calcext:value-type="string">
            <text:p>aynısı</text:p>
          </table:table-cell>
          <table:table-cell table:number-columns-repeated="1020"/>
        </table:table-row>
        <table:table-row table:style-name="ro1">
          <table:table-cell office:value-type="string" calcext:value-type="string">
            <text:p>راسم</text:p>
          </table:table-cell>
          <table:table-cell office:value-type="string" calcext:value-type="string">
            <text:p>Rasim</text:p>
          </table:table-cell>
          <table:table-cell table:formula="of:=ABJAD([.$A1003];1;1)" office:value-type="float" office:value="301" calcext:value-type="float">
            <text:p>301</text:p>
          </table:table-cell>
          <table:table-cell table:formula="of:=IF([.$C1003]=ABJAD([.$A1003];7;1);&quot;aynısı&quot;;ABJAD([.$A1003];7;1))" office:value-type="float" office:value="541" calcext:value-type="float">
            <text:p>541</text:p>
          </table:table-cell>
          <table:table-cell table:number-columns-repeated="1020"/>
        </table:table-row>
        <table:table-row table:style-name="ro1">
          <table:table-cell office:value-type="string" calcext:value-type="string">
            <text:p>راسمه</text:p>
          </table:table-cell>
          <table:table-cell office:value-type="string" calcext:value-type="string">
            <text:p>Rasime</text:p>
          </table:table-cell>
          <table:table-cell table:formula="of:=ABJAD([.$A1004];1;1)" office:value-type="float" office:value="306" calcext:value-type="float">
            <text:p>306</text:p>
          </table:table-cell>
          <table:table-cell table:formula="of:=IF([.$C1004]=ABJAD([.$A1004];7;1);&quot;aynısı&quot;;ABJAD([.$A1004];7;1))" office:value-type="float" office:value="546" calcext:value-type="float">
            <text:p>546</text:p>
          </table:table-cell>
          <table:table-cell table:number-columns-repeated="1020"/>
        </table:table-row>
        <table:table-row table:style-name="ro1">
          <table:table-cell office:value-type="string" calcext:value-type="string">
            <text:p>راشده</text:p>
          </table:table-cell>
          <table:table-cell office:value-type="string" calcext:value-type="string">
            <text:p>Raşide</text:p>
          </table:table-cell>
          <table:table-cell table:formula="of:=ABJAD([.$A1005];1;1)" office:value-type="float" office:value="510" calcext:value-type="float">
            <text:p>510</text:p>
          </table:table-cell>
          <table:table-cell table:formula="of:=IF([.$C1005]=ABJAD([.$A1005];7;1);&quot;aynısı&quot;;ABJAD([.$A1005];7;1))" office:value-type="float" office:value="1210" calcext:value-type="float">
            <text:p>1210</text:p>
          </table:table-cell>
          <table:table-cell table:number-columns-repeated="1020"/>
        </table:table-row>
        <table:table-row table:style-name="ro1">
          <table:table-cell office:value-type="string" calcext:value-type="string">
            <text:p>راشد</text:p>
          </table:table-cell>
          <table:table-cell office:value-type="string" calcext:value-type="string">
            <text:p>Raşit</text:p>
          </table:table-cell>
          <table:table-cell table:formula="of:=ABJAD([.$A1006];1;1)" office:value-type="float" office:value="505" calcext:value-type="float">
            <text:p>505</text:p>
          </table:table-cell>
          <table:table-cell table:formula="of:=IF([.$C1006]=ABJAD([.$A1006];7;1);&quot;aynısı&quot;;ABJAD([.$A1006];7;1))" office:value-type="float" office:value="1205" calcext:value-type="float">
            <text:p>1205</text:p>
          </table:table-cell>
          <table:table-cell table:number-columns-repeated="1020"/>
        </table:table-row>
        <table:table-row table:style-name="ro1">
          <table:table-cell office:value-type="string" calcext:value-type="string">
            <text:p>رئوف</text:p>
          </table:table-cell>
          <table:table-cell office:value-type="string" calcext:value-type="string">
            <text:p>Rauf</text:p>
          </table:table-cell>
          <table:table-cell table:formula="of:=ABJAD([.$A1007];1;1)" office:value-type="float" office:value="297" calcext:value-type="float">
            <text:p>297</text:p>
          </table:table-cell>
          <table:table-cell table:formula="of:=IF([.$C1007]=ABJAD([.$A1007];7;1);&quot;aynısı&quot;;ABJAD([.$A1007];7;1))" office:value-type="string" office:string-value="aynısı" calcext:value-type="string">
            <text:p>aynısı</text:p>
          </table:table-cell>
          <table:table-cell table:number-columns-repeated="1020"/>
        </table:table-row>
        <table:table-row table:style-name="ro1">
          <table:table-cell office:value-type="string" calcext:value-type="string">
            <text:p>رازيه</text:p>
          </table:table-cell>
          <table:table-cell office:value-type="string" calcext:value-type="string">
            <text:p>Raziye</text:p>
          </table:table-cell>
          <table:table-cell table:formula="of:=ABJAD([.$A1008];1;1)" office:value-type="float" office:value="223" calcext:value-type="float">
            <text:p>223</text:p>
          </table:table-cell>
          <table:table-cell table:formula="of:=IF([.$C1008]=ABJAD([.$A1008];7;1);&quot;aynısı&quot;;ABJAD([.$A1008];7;1))" office:value-type="string" office:string-value="aynısı" calcext:value-type="string">
            <text:p>aynısı</text:p>
          </table:table-cell>
          <table:table-cell table:number-columns-repeated="1020"/>
        </table:table-row>
        <table:table-row table:style-name="ro1">
          <table:table-cell office:value-type="string" calcext:value-type="string">
            <text:p>رجب</text:p>
          </table:table-cell>
          <table:table-cell office:value-type="string" calcext:value-type="string">
            <text:p>Recep</text:p>
          </table:table-cell>
          <table:table-cell table:formula="of:=ABJAD([.$A1009];1;1)" office:value-type="float" office:value="205" calcext:value-type="float">
            <text:p>205</text:p>
          </table:table-cell>
          <table:table-cell table:formula="of:=IF([.$C1009]=ABJAD([.$A1009];7;1);&quot;aynısı&quot;;ABJAD([.$A1009];7;1))" office:value-type="string" office:string-value="aynısı" calcext:value-type="string">
            <text:p>aynısı</text:p>
          </table:table-cell>
          <table:table-cell table:number-columns-repeated="1020"/>
        </table:table-row>
        <table:table-row table:style-name="ro1">
          <table:table-cell office:value-type="string" calcext:value-type="string">
            <text:p>رفيق</text:p>
          </table:table-cell>
          <table:table-cell office:value-type="string" calcext:value-type="string">
            <text:p>Refik</text:p>
          </table:table-cell>
          <table:table-cell table:formula="of:=ABJAD([.$A1010];1;1)" office:value-type="float" office:value="390" calcext:value-type="float">
            <text:p>390</text:p>
          </table:table-cell>
          <table:table-cell table:formula="of:=IF([.$C1010]=ABJAD([.$A1010];7;1);&quot;aynısı&quot;;ABJAD([.$A1010];7;1))" office:value-type="string" office:string-value="aynısı" calcext:value-type="string">
            <text:p>aynısı</text:p>
          </table:table-cell>
          <table:table-cell table:number-columns-repeated="1020"/>
        </table:table-row>
        <table:table-row table:style-name="ro1">
          <table:table-cell office:value-type="string" calcext:value-type="string">
            <text:p>رفيقه</text:p>
          </table:table-cell>
          <table:table-cell office:value-type="string" calcext:value-type="string">
            <text:p>Refika</text:p>
          </table:table-cell>
          <table:table-cell table:formula="of:=ABJAD([.$A1011];1;1)" office:value-type="float" office:value="395" calcext:value-type="float">
            <text:p>395</text:p>
          </table:table-cell>
          <table:table-cell table:formula="of:=IF([.$C1011]=ABJAD([.$A1011];7;1);&quot;aynısı&quot;;ABJAD([.$A1011];7;1))" office:value-type="string" office:string-value="aynısı" calcext:value-type="string">
            <text:p>aynısı</text:p>
          </table:table-cell>
          <table:table-cell table:number-columns-repeated="1020"/>
        </table:table-row>
        <table:table-row table:style-name="ro1">
          <table:table-cell office:value-type="string" calcext:value-type="string">
            <text:p>رغاءب</text:p>
          </table:table-cell>
          <table:table-cell office:value-type="string" calcext:value-type="string">
            <text:p>Regaip</text:p>
          </table:table-cell>
          <table:table-cell table:formula="of:=ABJAD([.$A1012];1;1)" office:value-type="float" office:value="1204" calcext:value-type="float">
            <text:p>1204</text:p>
          </table:table-cell>
          <table:table-cell table:formula="of:=IF([.$C1012]=ABJAD([.$A1012];7;1);&quot;aynısı&quot;;ABJAD([.$A1012];7;1))" office:value-type="float" office:value="1104" calcext:value-type="float">
            <text:p>1104</text:p>
          </table:table-cell>
          <table:table-cell table:number-columns-repeated="1020"/>
        </table:table-row>
        <table:table-row table:style-name="ro1">
          <table:table-cell office:value-type="string" calcext:value-type="string">
            <text:p>رها</text:p>
          </table:table-cell>
          <table:table-cell office:value-type="string" calcext:value-type="string">
            <text:p>Reha</text:p>
          </table:table-cell>
          <table:table-cell table:formula="of:=ABJAD([.$A1013];1;1)" office:value-type="float" office:value="206" calcext:value-type="float">
            <text:p>206</text:p>
          </table:table-cell>
          <table:table-cell table:formula="of:=IF([.$C1013]=ABJAD([.$A1013];7;1);&quot;aynısı&quot;;ABJAD([.$A1013];7;1))" office:value-type="string" office:string-value="aynısı" calcext:value-type="string">
            <text:p>aynısı</text:p>
          </table:table-cell>
          <table:table-cell table:number-columns-repeated="1020"/>
        </table:table-row>
        <table:table-row table:style-name="ro1">
          <table:table-cell office:value-type="string" calcext:value-type="string">
            <text:p>رمزي</text:p>
          </table:table-cell>
          <table:table-cell office:value-type="string" calcext:value-type="string">
            <text:p>Remzi</text:p>
          </table:table-cell>
          <table:table-cell table:formula="of:=ABJAD([.$A1014];1;1)" office:value-type="float" office:value="257" calcext:value-type="float">
            <text:p>257</text:p>
          </table:table-cell>
          <table:table-cell table:formula="of:=IF([.$C1014]=ABJAD([.$A1014];7;1);&quot;aynısı&quot;;ABJAD([.$A1014];7;1))" office:value-type="string" office:string-value="aynısı" calcext:value-type="string">
            <text:p>aynısı</text:p>
          </table:table-cell>
          <table:table-cell table:number-columns-repeated="1020"/>
        </table:table-row>
        <table:table-row table:style-name="ro1">
          <table:table-cell office:value-type="string" calcext:value-type="string">
            <text:p>رمزيه</text:p>
          </table:table-cell>
          <table:table-cell office:value-type="string" calcext:value-type="string">
            <text:p>Remziye</text:p>
          </table:table-cell>
          <table:table-cell table:formula="of:=ABJAD([.$A1015];1;1)" office:value-type="float" office:value="262" calcext:value-type="float">
            <text:p>262</text:p>
          </table:table-cell>
          <table:table-cell table:formula="of:=IF([.$C1015]=ABJAD([.$A1015];7;1);&quot;aynısı&quot;;ABJAD([.$A1015];7;1))" office:value-type="string" office:string-value="aynısı" calcext:value-type="string">
            <text:p>aynısı</text:p>
          </table:table-cell>
          <table:table-cell table:number-columns-repeated="1020"/>
        </table:table-row>
        <table:table-row table:style-name="ro1">
          <table:table-cell office:value-type="string" calcext:value-type="string">
            <text:p>رنكين</text:p>
          </table:table-cell>
          <table:table-cell office:value-type="string" calcext:value-type="string">
            <text:p>Rengin</text:p>
          </table:table-cell>
          <table:table-cell table:formula="of:=ABJAD([.$A1016];1;1)" office:value-type="float" office:value="330" calcext:value-type="float">
            <text:p>330</text:p>
          </table:table-cell>
          <table:table-cell table:formula="of:=IF([.$C1016]=ABJAD([.$A1016];7;1);&quot;aynısı&quot;;ABJAD([.$A1016];7;1))" office:value-type="string" office:string-value="aynısı" calcext:value-type="string">
            <text:p>aynısı</text:p>
          </table:table-cell>
          <table:table-cell table:number-columns-repeated="1020"/>
        </table:table-row>
        <table:table-row table:style-name="ro1">
          <table:table-cell office:value-type="string" calcext:value-type="string">
            <text:p>رسمیة</text:p>
          </table:table-cell>
          <table:table-cell office:value-type="string" calcext:value-type="string">
            <text:p>Resmiye</text:p>
          </table:table-cell>
          <table:table-cell table:formula="of:=ABJAD([.$A1017];1;1)" office:value-type="float" office:value="315" calcext:value-type="float">
            <text:p>315</text:p>
          </table:table-cell>
          <table:table-cell table:formula="of:=IF([.$C1017]=ABJAD([.$A1017];7;1);&quot;aynısı&quot;;ABJAD([.$A1017];7;1))" office:value-type="float" office:value="555" calcext:value-type="float">
            <text:p>555</text:p>
          </table:table-cell>
          <table:table-cell table:number-columns-repeated="1020"/>
        </table:table-row>
        <table:table-row table:style-name="ro1">
          <table:table-cell office:value-type="string" calcext:value-type="string">
            <text:p>رسول</text:p>
          </table:table-cell>
          <table:table-cell office:value-type="string" calcext:value-type="string">
            <text:p>Resul</text:p>
          </table:table-cell>
          <table:table-cell table:formula="of:=ABJAD([.$A1018];1;1)" office:value-type="float" office:value="296" calcext:value-type="float">
            <text:p>296</text:p>
          </table:table-cell>
          <table:table-cell table:formula="of:=IF([.$C1018]=ABJAD([.$A1018];7;1);&quot;aynısı&quot;;ABJAD([.$A1018];7;1))" office:value-type="float" office:value="536" calcext:value-type="float">
            <text:p>536</text:p>
          </table:table-cell>
          <table:table-cell table:number-columns-repeated="1020"/>
        </table:table-row>
        <table:table-row table:style-name="ro1">
          <table:table-cell office:value-type="string" calcext:value-type="string">
            <text:p>رشاد</text:p>
          </table:table-cell>
          <table:table-cell office:value-type="string" calcext:value-type="string">
            <text:p>Reşat</text:p>
          </table:table-cell>
          <table:table-cell table:formula="of:=ABJAD([.$A1019];1;1)" office:value-type="float" office:value="505" calcext:value-type="float">
            <text:p>505</text:p>
          </table:table-cell>
          <table:table-cell table:formula="of:=IF([.$C1019]=ABJAD([.$A1019];7;1);&quot;aynısı&quot;;ABJAD([.$A1019];7;1))" office:value-type="float" office:value="1205" calcext:value-type="float">
            <text:p>1205</text:p>
          </table:table-cell>
          <table:table-cell table:number-columns-repeated="1020"/>
        </table:table-row>
        <table:table-row table:style-name="ro1">
          <table:table-cell office:value-type="string" calcext:value-type="string">
            <text:p>رشيد</text:p>
          </table:table-cell>
          <table:table-cell office:value-type="string" calcext:value-type="string">
            <text:p>Reşit</text:p>
          </table:table-cell>
          <table:table-cell table:formula="of:=ABJAD([.$A1020];1;1)" office:value-type="float" office:value="514" calcext:value-type="float">
            <text:p>514</text:p>
          </table:table-cell>
          <table:table-cell table:formula="of:=IF([.$C1020]=ABJAD([.$A1020];7;1);&quot;aynısı&quot;;ABJAD([.$A1020];7;1))" office:value-type="float" office:value="1214" calcext:value-type="float">
            <text:p>1214</text:p>
          </table:table-cell>
          <table:table-cell table:number-columns-repeated="1020"/>
        </table:table-row>
        <table:table-row table:style-name="ro1">
          <table:table-cell office:value-type="string" calcext:value-type="string">
            <text:p>ريخان</text:p>
          </table:table-cell>
          <table:table-cell office:value-type="string" calcext:value-type="string">
            <text:p>Reyhan</text:p>
          </table:table-cell>
          <table:table-cell table:formula="of:=ABJAD([.$A1021];1;1)" office:value-type="float" office:value="861" calcext:value-type="float">
            <text:p>861</text:p>
          </table:table-cell>
          <table:table-cell table:formula="of:=IF([.$C1021]=ABJAD([.$A1021];7;1);&quot;aynısı&quot;;ABJAD([.$A1021];7;1))" office:value-type="string" office:string-value="aynısı" calcext:value-type="string">
            <text:p>aynısı</text:p>
          </table:table-cell>
          <table:table-cell table:number-columns-repeated="1020"/>
        </table:table-row>
        <table:table-row table:style-name="ro1">
          <table:table-cell office:value-type="string" calcext:value-type="string">
            <text:p>ريّان</text:p>
          </table:table-cell>
          <table:table-cell office:value-type="string" calcext:value-type="string">
            <text:p>Reyyan</text:p>
          </table:table-cell>
          <table:table-cell table:formula="of:=ABJAD([.$A1022];1;1)" office:value-type="float" office:value="261" calcext:value-type="float">
            <text:p>261</text:p>
          </table:table-cell>
          <table:table-cell table:formula="of:=IF([.$C1022]=ABJAD([.$A1022];7;1);&quot;aynısı&quot;;ABJAD([.$A1022];7;1))" office:value-type="string" office:string-value="aynısı" calcext:value-type="string">
            <text:p>aynısı</text:p>
          </table:table-cell>
          <table:table-cell table:number-columns-repeated="1020"/>
        </table:table-row>
        <table:table-row table:style-name="ro1">
          <table:table-cell office:value-type="string" calcext:value-type="string">
            <text:p>روحي</text:p>
          </table:table-cell>
          <table:table-cell office:value-type="string" calcext:value-type="string">
            <text:p>Ruhi</text:p>
          </table:table-cell>
          <table:table-cell table:formula="of:=ABJAD([.$A1023];1;1)" office:value-type="float" office:value="224" calcext:value-type="float">
            <text:p>224</text:p>
          </table:table-cell>
          <table:table-cell table:formula="of:=IF([.$C1023]=ABJAD([.$A1023];7;1);&quot;aynısı&quot;;ABJAD([.$A1023];7;1))" office:value-type="string" office:string-value="aynısı" calcext:value-type="string">
            <text:p>aynısı</text:p>
          </table:table-cell>
          <table:table-cell table:number-columns-repeated="1020"/>
        </table:table-row>
        <table:table-row table:style-name="ro1">
          <table:table-cell office:value-type="string" calcext:value-type="string">
            <text:p>روحيه</text:p>
          </table:table-cell>
          <table:table-cell office:value-type="string" calcext:value-type="string">
            <text:p>Ruhiye</text:p>
          </table:table-cell>
          <table:table-cell table:formula="of:=ABJAD([.$A1024];1;1)" office:value-type="float" office:value="229" calcext:value-type="float">
            <text:p>229</text:p>
          </table:table-cell>
          <table:table-cell table:formula="of:=IF([.$C1024]=ABJAD([.$A1024];7;1);&quot;aynısı&quot;;ABJAD([.$A1024];7;1))" office:value-type="string" office:string-value="aynısı" calcext:value-type="string">
            <text:p>aynısı</text:p>
          </table:table-cell>
          <table:table-cell table:number-columns-repeated="1020"/>
        </table:table-row>
        <table:table-row table:style-name="ro1">
          <table:table-cell office:value-type="string" calcext:value-type="string">
            <text:p>رقية</text:p>
          </table:table-cell>
          <table:table-cell office:value-type="string" calcext:value-type="string">
            <text:p>Rukiye</text:p>
          </table:table-cell>
          <table:table-cell table:formula="of:=ABJAD([.$A1025];1;1)" office:value-type="float" office:value="315" calcext:value-type="float">
            <text:p>315</text:p>
          </table:table-cell>
          <table:table-cell table:formula="of:=IF([.$C1025]=ABJAD([.$A1025];7;1);&quot;aynısı&quot;;ABJAD([.$A1025];7;1))" office:value-type="string" office:string-value="aynısı" calcext:value-type="string">
            <text:p>aynısı</text:p>
          </table:table-cell>
          <table:table-cell table:number-columns-repeated="1020"/>
        </table:table-row>
        <table:table-row table:style-name="ro1">
          <table:table-cell office:value-type="string" calcext:value-type="string">
            <text:p>روشن</text:p>
          </table:table-cell>
          <table:table-cell office:value-type="string" calcext:value-type="string">
            <text:p>Ruşen</text:p>
          </table:table-cell>
          <table:table-cell table:formula="of:=ABJAD([.$A1026];1;1)" office:value-type="float" office:value="556" calcext:value-type="float">
            <text:p>556</text:p>
          </table:table-cell>
          <table:table-cell table:formula="of:=IF([.$C1026]=ABJAD([.$A1026];7;1);&quot;aynısı&quot;;ABJAD([.$A1026];7;1))" office:value-type="float" office:value="1256" calcext:value-type="float">
            <text:p>1256</text:p>
          </table:table-cell>
          <table:table-cell table:number-columns-repeated="1020"/>
        </table:table-row>
        <table:table-row table:style-name="ro1">
          <table:table-cell office:value-type="string" calcext:value-type="string">
            <text:p>رُستم</text:p>
          </table:table-cell>
          <table:table-cell office:value-type="string" calcext:value-type="string">
            <text:p>Rüstem</text:p>
          </table:table-cell>
          <table:table-cell table:formula="of:=ABJAD([.$A1027];1;1)" office:value-type="float" office:value="700" calcext:value-type="float">
            <text:p>700</text:p>
          </table:table-cell>
          <table:table-cell table:formula="of:=IF([.$C1027]=ABJAD([.$A1027];7;1);&quot;aynısı&quot;;ABJAD([.$A1027];7;1))" office:value-type="float" office:value="940" calcext:value-type="float">
            <text:p>940</text:p>
          </table:table-cell>
          <table:table-cell table:number-columns-repeated="1020"/>
        </table:table-row>
        <table:table-row table:style-name="ro1">
          <table:table-cell office:value-type="string" calcext:value-type="string">
            <text:p>رشدى</text:p>
          </table:table-cell>
          <table:table-cell office:value-type="string" calcext:value-type="string">
            <text:p>Rüştü</text:p>
          </table:table-cell>
          <table:table-cell table:formula="of:=ABJAD([.$A1028];1;1)" office:value-type="float" office:value="505" calcext:value-type="float">
            <text:p>505</text:p>
          </table:table-cell>
          <table:table-cell table:formula="of:=IF([.$C1028]=ABJAD([.$A1028];7;1);&quot;aynısı&quot;;ABJAD([.$A1028];7;1))" office:value-type="float" office:value="1205" calcext:value-type="float">
            <text:p>1205</text:p>
          </table:table-cell>
          <table:table-cell table:number-columns-repeated="1020"/>
        </table:table-row>
        <table:table-row table:style-name="ro1">
          <table:table-cell office:value-type="string" calcext:value-type="string">
            <text:p>رويده</text:p>
          </table:table-cell>
          <table:table-cell office:value-type="string" calcext:value-type="string">
            <text:p>Rüveyda</text:p>
          </table:table-cell>
          <table:table-cell table:formula="of:=ABJAD([.$A1029];1;1)" office:value-type="float" office:value="225" calcext:value-type="float">
            <text:p>225</text:p>
          </table:table-cell>
          <table:table-cell table:formula="of:=IF([.$C1029]=ABJAD([.$A1029];7;1);&quot;aynısı&quot;;ABJAD([.$A1029];7;1))" office:value-type="string" office:string-value="aynısı" calcext:value-type="string">
            <text:p>aynısı</text:p>
          </table:table-cell>
          <table:table-cell table:number-columns-repeated="1020"/>
        </table:table-row>
        <table:table-row table:style-name="ro1">
          <table:table-cell office:value-type="string" calcext:value-type="string">
            <text:p>رويده</text:p>
          </table:table-cell>
          <table:table-cell office:value-type="string" calcext:value-type="string">
            <text:p>Rüveyde</text:p>
          </table:table-cell>
          <table:table-cell table:formula="of:=ABJAD([.$A1030];1;1)" office:value-type="float" office:value="225" calcext:value-type="float">
            <text:p>225</text:p>
          </table:table-cell>
          <table:table-cell table:formula="of:=IF([.$C1030]=ABJAD([.$A1030];7;1);&quot;aynısı&quot;;ABJAD([.$A1030];7;1))" office:value-type="string" office:string-value="aynısı" calcext:value-type="string">
            <text:p>aynısı</text:p>
          </table:table-cell>
          <table:table-cell table:number-columns-repeated="1020"/>
        </table:table-row>
        <table:table-row table:style-name="ro1">
          <table:table-cell office:value-type="string" calcext:value-type="string">
            <text:p>روزگار</text:p>
          </table:table-cell>
          <table:table-cell office:value-type="string" calcext:value-type="string">
            <text:p>Rüzgar</text:p>
          </table:table-cell>
          <table:table-cell table:formula="of:=ABJAD([.$A1031];1;1)" office:value-type="float" office:value="434" calcext:value-type="float">
            <text:p>434</text:p>
          </table:table-cell>
          <table:table-cell table:formula="of:=IF([.$C1031]=ABJAD([.$A1031];7;1);&quot;aynısı&quot;;ABJAD([.$A1031];7;1))" office:value-type="string" office:string-value="aynısı" calcext:value-type="string">
            <text:p>aynısı</text:p>
          </table:table-cell>
          <table:table-cell table:number-columns-repeated="1020"/>
        </table:table-row>
        <table:table-row table:style-name="ro1">
          <table:table-cell office:value-type="string" calcext:value-type="string">
            <text:p>سعادت</text:p>
          </table:table-cell>
          <table:table-cell office:value-type="string" calcext:value-type="string">
            <text:p>Saadet</text:p>
          </table:table-cell>
          <table:table-cell table:formula="of:=ABJAD([.$A1032];1;1)" office:value-type="float" office:value="535" calcext:value-type="float">
            <text:p>535</text:p>
          </table:table-cell>
          <table:table-cell table:formula="of:=IF([.$C1032]=ABJAD([.$A1032];7;1);&quot;aynısı&quot;;ABJAD([.$A1032];7;1))" office:value-type="float" office:value="775" calcext:value-type="float">
            <text:p>775</text:p>
          </table:table-cell>
          <table:table-cell table:number-columns-repeated="1020"/>
        </table:table-row>
        <table:table-row table:style-name="ro1">
          <table:table-cell office:value-type="string" calcext:value-type="string">
            <text:p>سعد الدّين</text:p>
          </table:table-cell>
          <table:table-cell office:value-type="string" calcext:value-type="string">
            <text:p>Saadettin</text:p>
          </table:table-cell>
          <table:table-cell table:formula="of:=ABJAD([.$A1033];1;1)" office:value-type="float" office:value="229" calcext:value-type="float">
            <text:p>229</text:p>
          </table:table-cell>
          <table:table-cell table:formula="of:=IF([.$C1033]=ABJAD([.$A1033];7;1);&quot;aynısı&quot;;ABJAD([.$A1033];7;1))" office:value-type="float" office:value="469" calcext:value-type="float">
            <text:p>469</text:p>
          </table:table-cell>
          <table:table-cell table:number-columns-repeated="1020"/>
        </table:table-row>
        <table:table-row table:style-name="ro1">
          <table:table-cell office:value-type="string" calcext:value-type="string">
            <text:p>سبا</text:p>
          </table:table-cell>
          <table:table-cell office:value-type="string" calcext:value-type="string">
            <text:p>Saba</text:p>
          </table:table-cell>
          <table:table-cell table:formula="of:=ABJAD([.$A1034];1;1)" office:value-type="float" office:value="63" calcext:value-type="float">
            <text:p>63</text:p>
          </table:table-cell>
          <table:table-cell table:formula="of:=IF([.$C1034]=ABJAD([.$A1034];7;1);&quot;aynısı&quot;;ABJAD([.$A1034];7;1))" office:value-type="float" office:value="303" calcext:value-type="float">
            <text:p>303</text:p>
          </table:table-cell>
          <table:table-cell table:number-columns-repeated="1020"/>
        </table:table-row>
        <table:table-row table:style-name="ro1">
          <table:table-cell office:value-type="string" calcext:value-type="string">
            <text:p>صباحت</text:p>
          </table:table-cell>
          <table:table-cell office:value-type="string" calcext:value-type="string">
            <text:p>Sabahat</text:p>
          </table:table-cell>
          <table:table-cell table:formula="of:=ABJAD([.$A1035];1;1)" office:value-type="float" office:value="501" calcext:value-type="float">
            <text:p>501</text:p>
          </table:table-cell>
          <table:table-cell table:formula="of:=IF([.$C1035]=ABJAD([.$A1035];7;1);&quot;aynısı&quot;;ABJAD([.$A1035];7;1))" office:value-type="float" office:value="471" calcext:value-type="float">
            <text:p>471</text:p>
          </table:table-cell>
          <table:table-cell table:number-columns-repeated="1020"/>
        </table:table-row>
        <table:table-row table:style-name="ro1">
          <table:table-cell office:value-type="string" calcext:value-type="string">
            <text:p>صباحالدّين</text:p>
          </table:table-cell>
          <table:table-cell office:value-type="string" calcext:value-type="string">
            <text:p>Sabahattin</text:p>
          </table:table-cell>
          <table:table-cell table:formula="of:=ABJAD([.$A1036];1;1)" office:value-type="float" office:value="196" calcext:value-type="float">
            <text:p>196</text:p>
          </table:table-cell>
          <table:table-cell table:formula="of:=IF([.$C1036]=ABJAD([.$A1036];7;1);&quot;aynısı&quot;;ABJAD([.$A1036];7;1))" office:value-type="float" office:value="166" calcext:value-type="float">
            <text:p>166</text:p>
          </table:table-cell>
          <table:table-cell table:number-columns-repeated="1020"/>
        </table:table-row>
        <table:table-row table:style-name="ro1">
          <table:table-cell office:value-type="string" calcext:value-type="string">
            <text:p>صَبیح</text:p>
          </table:table-cell>
          <table:table-cell office:value-type="string" calcext:value-type="string">
            <text:p>Sabih</text:p>
          </table:table-cell>
          <table:table-cell table:formula="of:=ABJAD([.$A1037];1;1)" office:value-type="float" office:value="110" calcext:value-type="float">
            <text:p>110</text:p>
          </table:table-cell>
          <table:table-cell table:formula="of:=IF([.$C1037]=ABJAD([.$A1037];7;1);&quot;aynısı&quot;;ABJAD([.$A1037];7;1))" office:value-type="float" office:value="80" calcext:value-type="float">
            <text:p>80</text:p>
          </table:table-cell>
          <table:table-cell table:number-columns-repeated="1020"/>
        </table:table-row>
        <table:table-row table:style-name="ro1">
          <table:table-cell office:value-type="string" calcext:value-type="string">
            <text:p>صبيحه</text:p>
          </table:table-cell>
          <table:table-cell office:value-type="string" calcext:value-type="string">
            <text:p>Sabiha</text:p>
          </table:table-cell>
          <table:table-cell table:formula="of:=ABJAD([.$A1038];1;1)" office:value-type="float" office:value="115" calcext:value-type="float">
            <text:p>115</text:p>
          </table:table-cell>
          <table:table-cell table:formula="of:=IF([.$C1038]=ABJAD([.$A1038];7;1);&quot;aynısı&quot;;ABJAD([.$A1038];7;1))" office:value-type="float" office:value="85" calcext:value-type="float">
            <text:p>85</text:p>
          </table:table-cell>
          <table:table-cell table:number-columns-repeated="1020"/>
        </table:table-row>
        <table:table-row table:style-name="ro1">
          <table:table-cell office:value-type="string" calcext:value-type="string">
            <text:p>صبيره</text:p>
          </table:table-cell>
          <table:table-cell office:value-type="string" calcext:value-type="string">
            <text:p>Sabire</text:p>
          </table:table-cell>
          <table:table-cell table:formula="of:=ABJAD([.$A1039];1;1)" office:value-type="float" office:value="307" calcext:value-type="float">
            <text:p>307</text:p>
          </table:table-cell>
          <table:table-cell table:formula="of:=IF([.$C1039]=ABJAD([.$A1039];7;1);&quot;aynısı&quot;;ABJAD([.$A1039];7;1))" office:value-type="float" office:value="277" calcext:value-type="float">
            <text:p>277</text:p>
          </table:table-cell>
          <table:table-cell table:number-columns-repeated="1020"/>
        </table:table-row>
        <table:table-row table:style-name="ro1">
          <table:table-cell office:value-type="string" calcext:value-type="string">
            <text:p>صبري</text:p>
          </table:table-cell>
          <table:table-cell office:value-type="string" calcext:value-type="string">
            <text:p>Sabri</text:p>
          </table:table-cell>
          <table:table-cell table:formula="of:=ABJAD([.$A1040];1;1)" office:value-type="float" office:value="302" calcext:value-type="float">
            <text:p>302</text:p>
          </table:table-cell>
          <table:table-cell table:formula="of:=IF([.$C1040]=ABJAD([.$A1040];7;1);&quot;aynısı&quot;;ABJAD([.$A1040];7;1))" office:value-type="float" office:value="272" calcext:value-type="float">
            <text:p>272</text:p>
          </table:table-cell>
          <table:table-cell table:number-columns-repeated="1020"/>
        </table:table-row>
        <table:table-row table:style-name="ro1">
          <table:table-cell office:value-type="string" calcext:value-type="string">
            <text:p>صبريه</text:p>
          </table:table-cell>
          <table:table-cell office:value-type="string" calcext:value-type="string">
            <text:p>Sabriye</text:p>
          </table:table-cell>
          <table:table-cell table:formula="of:=ABJAD([.$A1041];1;1)" office:value-type="float" office:value="307" calcext:value-type="float">
            <text:p>307</text:p>
          </table:table-cell>
          <table:table-cell table:formula="of:=IF([.$C1041]=ABJAD([.$A1041];7;1);&quot;aynısı&quot;;ABJAD([.$A1041];7;1))" office:value-type="float" office:value="277" calcext:value-type="float">
            <text:p>277</text:p>
          </table:table-cell>
          <table:table-cell table:number-columns-repeated="1020"/>
        </table:table-row>
        <table:table-row table:style-name="ro1">
          <table:table-cell office:value-type="string" calcext:value-type="string">
            <text:p>ساجدة</text:p>
          </table:table-cell>
          <table:table-cell office:value-type="string" calcext:value-type="string">
            <text:p>Sacide</text:p>
          </table:table-cell>
          <table:table-cell table:formula="of:=ABJAD([.$A1042];1;1)" office:value-type="float" office:value="73" calcext:value-type="float">
            <text:p>73</text:p>
          </table:table-cell>
          <table:table-cell table:formula="of:=IF([.$C1042]=ABJAD([.$A1042];7;1);&quot;aynısı&quot;;ABJAD([.$A1042];7;1))" office:value-type="float" office:value="313" calcext:value-type="float">
            <text:p>313</text:p>
          </table:table-cell>
          <table:table-cell table:number-columns-repeated="1020"/>
        </table:table-row>
        <table:table-row table:style-name="ro1">
          <table:table-cell office:value-type="string" calcext:value-type="string">
            <text:p>ساجد</text:p>
          </table:table-cell>
          <table:table-cell office:value-type="string" calcext:value-type="string">
            <text:p>Sacit</text:p>
          </table:table-cell>
          <table:table-cell table:formula="of:=ABJAD([.$A1043];1;1)" office:value-type="float" office:value="68" calcext:value-type="float">
            <text:p>68</text:p>
          </table:table-cell>
          <table:table-cell table:formula="of:=IF([.$C1043]=ABJAD([.$A1043];7;1);&quot;aynısı&quot;;ABJAD([.$A1043];7;1))" office:value-type="float" office:value="308" calcext:value-type="float">
            <text:p>308</text:p>
          </table:table-cell>
          <table:table-cell table:number-columns-repeated="1020"/>
        </table:table-row>
        <table:table-row table:style-name="ro1">
          <table:table-cell office:value-type="string" calcext:value-type="string">
            <text:p>صداقت</text:p>
          </table:table-cell>
          <table:table-cell office:value-type="string" calcext:value-type="string">
            <text:p>Sadakat</text:p>
          </table:table-cell>
          <table:table-cell table:formula="of:=ABJAD([.$A1044];1;1)" office:value-type="float" office:value="595" calcext:value-type="float">
            <text:p>595</text:p>
          </table:table-cell>
          <table:table-cell table:formula="of:=IF([.$C1044]=ABJAD([.$A1044];7;1);&quot;aynısı&quot;;ABJAD([.$A1044];7;1))" office:value-type="float" office:value="565" calcext:value-type="float">
            <text:p>565</text:p>
          </table:table-cell>
          <table:table-cell table:number-columns-repeated="1020"/>
        </table:table-row>
        <table:table-row table:style-name="ro1">
          <table:table-cell office:value-type="string" calcext:value-type="string">
            <text:p>ساده كل</text:p>
          </table:table-cell>
          <table:table-cell office:value-type="string" calcext:value-type="string">
            <text:p>Sadegül</text:p>
          </table:table-cell>
          <table:table-cell table:formula="of:=ABJAD([.$A1045];1;1)" office:value-type="float" office:value="120" calcext:value-type="float">
            <text:p>120</text:p>
          </table:table-cell>
          <table:table-cell table:formula="of:=IF([.$C1045]=ABJAD([.$A1045];7;1);&quot;aynısı&quot;;ABJAD([.$A1045];7;1))" office:value-type="float" office:value="360" calcext:value-type="float">
            <text:p>360</text:p>
          </table:table-cell>
          <table:table-cell table:number-columns-repeated="1020"/>
        </table:table-row>
        <table:table-row table:style-name="ro1">
          <table:table-cell office:value-type="string" calcext:value-type="string">
            <text:p>صدری</text:p>
          </table:table-cell>
          <table:table-cell office:value-type="string" calcext:value-type="string">
            <text:p>Sadri</text:p>
          </table:table-cell>
          <table:table-cell table:formula="of:=ABJAD([.$A1046];1;1)" office:value-type="float" office:value="304" calcext:value-type="float">
            <text:p>304</text:p>
          </table:table-cell>
          <table:table-cell table:formula="of:=IF([.$C1046]=ABJAD([.$A1046];7;1);&quot;aynısı&quot;;ABJAD([.$A1046];7;1))" office:value-type="float" office:value="274" calcext:value-type="float">
            <text:p>274</text:p>
          </table:table-cell>
          <table:table-cell table:number-columns-repeated="1020"/>
        </table:table-row>
        <table:table-row table:style-name="ro1">
          <table:table-cell office:value-type="string" calcext:value-type="string">
            <text:p>صعاد الله</text:p>
          </table:table-cell>
          <table:table-cell office:value-type="string" calcext:value-type="string">
            <text:p>Sadullah</text:p>
          </table:table-cell>
          <table:table-cell table:formula="of:=ABJAD([.$A1047];1;1)" office:value-type="float" office:value="231" calcext:value-type="float">
            <text:p>231</text:p>
          </table:table-cell>
          <table:table-cell table:formula="of:=IF([.$C1047]=ABJAD([.$A1047];7;1);&quot;aynısı&quot;;ABJAD([.$A1047];7;1))" office:value-type="float" office:value="201" calcext:value-type="float">
            <text:p>201</text:p>
          </table:table-cell>
          <table:table-cell table:number-columns-repeated="1020"/>
        </table:table-row>
        <table:table-row table:style-name="ro1">
          <table:table-cell office:value-type="string" calcext:value-type="string">
            <text:p>صفا</text:p>
          </table:table-cell>
          <table:table-cell office:value-type="string" calcext:value-type="string">
            <text:p>Safa</text:p>
          </table:table-cell>
          <table:table-cell table:formula="of:=ABJAD([.$A1048];1;1)" office:value-type="float" office:value="171" calcext:value-type="float">
            <text:p>171</text:p>
          </table:table-cell>
          <table:table-cell table:formula="of:=IF([.$C1048]=ABJAD([.$A1048];7;1);&quot;aynısı&quot;;ABJAD([.$A1048];7;1))" office:value-type="float" office:value="141" calcext:value-type="float">
            <text:p>141</text:p>
          </table:table-cell>
          <table:table-cell table:number-columns-repeated="1020"/>
        </table:table-row>
        <table:table-row table:style-name="ro1">
          <table:table-cell office:value-type="string" calcext:value-type="string">
            <text:p>صفر</text:p>
          </table:table-cell>
          <table:table-cell office:value-type="string" calcext:value-type="string">
            <text:p>Safer</text:p>
          </table:table-cell>
          <table:table-cell table:formula="of:=ABJAD([.$A1049];1;1)" office:value-type="float" office:value="370" calcext:value-type="float">
            <text:p>370</text:p>
          </table:table-cell>
          <table:table-cell table:formula="of:=IF([.$C1049]=ABJAD([.$A1049];7;1);&quot;aynısı&quot;;ABJAD([.$A1049];7;1))" office:value-type="float" office:value="340" calcext:value-type="float">
            <text:p>340</text:p>
          </table:table-cell>
          <table:table-cell table:number-columns-repeated="1020"/>
        </table:table-row>
        <table:table-row table:style-name="ro1">
          <table:table-cell office:value-type="string" calcext:value-type="string">
            <text:p>صفوت</text:p>
          </table:table-cell>
          <table:table-cell office:value-type="string" calcext:value-type="string">
            <text:p>Saffet</text:p>
          </table:table-cell>
          <table:table-cell table:formula="of:=ABJAD([.$A1050];1;1)" office:value-type="float" office:value="576" calcext:value-type="float">
            <text:p>576</text:p>
          </table:table-cell>
          <table:table-cell table:formula="of:=IF([.$C1050]=ABJAD([.$A1050];7;1);&quot;aynısı&quot;;ABJAD([.$A1050];7;1))" office:value-type="float" office:value="546" calcext:value-type="float">
            <text:p>546</text:p>
          </table:table-cell>
          <table:table-cell table:number-columns-repeated="1020"/>
        </table:table-row>
        <table:table-row table:style-name="ro1">
          <table:table-cell office:value-type="string" calcext:value-type="string">
            <text:p>صفيه</text:p>
          </table:table-cell>
          <table:table-cell office:value-type="string" calcext:value-type="string">
            <text:p>Safiye</text:p>
          </table:table-cell>
          <table:table-cell table:formula="of:=ABJAD([.$A1051];1;1)" office:value-type="float" office:value="185" calcext:value-type="float">
            <text:p>185</text:p>
          </table:table-cell>
          <table:table-cell table:formula="of:=IF([.$C1051]=ABJAD([.$A1051];7;1);&quot;aynısı&quot;;ABJAD([.$A1051];7;1))" office:value-type="float" office:value="155" calcext:value-type="float">
            <text:p>155</text:p>
          </table:table-cell>
          <table:table-cell table:number-columns-repeated="1020"/>
        </table:table-row>
        <table:table-row table:style-name="ro1">
          <table:table-cell office:value-type="string" calcext:value-type="string">
            <text:p>صفوت</text:p>
          </table:table-cell>
          <table:table-cell office:value-type="string" calcext:value-type="string">
            <text:p>Safvet</text:p>
          </table:table-cell>
          <table:table-cell table:formula="of:=ABJAD([.$A1052];1;1)" office:value-type="float" office:value="576" calcext:value-type="float">
            <text:p>576</text:p>
          </table:table-cell>
          <table:table-cell table:formula="of:=IF([.$C1052]=ABJAD([.$A1052];7;1);&quot;aynısı&quot;;ABJAD([.$A1052];7;1))" office:value-type="float" office:value="546" calcext:value-type="float">
            <text:p>546</text:p>
          </table:table-cell>
          <table:table-cell table:number-columns-repeated="1020"/>
        </table:table-row>
        <table:table-row table:style-name="ro1">
          <table:table-cell office:value-type="string" calcext:value-type="string">
            <text:p>صاحبه</text:p>
          </table:table-cell>
          <table:table-cell office:value-type="string" calcext:value-type="string">
            <text:p>Sahabe</text:p>
          </table:table-cell>
          <table:table-cell table:formula="of:=ABJAD([.$A1053];1;1)" office:value-type="float" office:value="106" calcext:value-type="float">
            <text:p>106</text:p>
          </table:table-cell>
          <table:table-cell table:formula="of:=IF([.$C1053]=ABJAD([.$A1053];7;1);&quot;aynısı&quot;;ABJAD([.$A1053];7;1))" office:value-type="float" office:value="76" calcext:value-type="float">
            <text:p>76</text:p>
          </table:table-cell>
          <table:table-cell table:number-columns-repeated="1020"/>
        </table:table-row>
        <table:table-row table:style-name="ro1">
          <table:table-cell office:value-type="string" calcext:value-type="string">
            <text:p>ساحل</text:p>
          </table:table-cell>
          <table:table-cell office:value-type="string" calcext:value-type="string">
            <text:p>Sahil</text:p>
          </table:table-cell>
          <table:table-cell table:formula="of:=ABJAD([.$A1054];1;1)" office:value-type="float" office:value="99" calcext:value-type="float">
            <text:p>99</text:p>
          </table:table-cell>
          <table:table-cell table:formula="of:=IF([.$C1054]=ABJAD([.$A1054];7;1);&quot;aynısı&quot;;ABJAD([.$A1054];7;1))" office:value-type="float" office:value="339" calcext:value-type="float">
            <text:p>339</text:p>
          </table:table-cell>
          <table:table-cell table:number-columns-repeated="1020"/>
        </table:table-row>
        <table:table-row table:style-name="ro1">
          <table:table-cell office:value-type="string" calcext:value-type="string">
            <text:p>صحراء</text:p>
          </table:table-cell>
          <table:table-cell office:value-type="string" calcext:value-type="string">
            <text:p>Sahra</text:p>
          </table:table-cell>
          <table:table-cell table:formula="of:=ABJAD([.$A1055];1;1)" office:value-type="float" office:value="300" calcext:value-type="float">
            <text:p>300</text:p>
          </table:table-cell>
          <table:table-cell table:formula="of:=IF([.$C1055]=ABJAD([.$A1055];7;1);&quot;aynısı&quot;;ABJAD([.$A1055];7;1))" office:value-type="float" office:value="270" calcext:value-type="float">
            <text:p>270</text:p>
          </table:table-cell>
          <table:table-cell table:number-columns-repeated="1020"/>
        </table:table-row>
        <table:table-row table:style-name="ro1">
          <table:table-cell office:value-type="string" calcext:value-type="string">
            <text:p>سعيد</text:p>
          </table:table-cell>
          <table:table-cell office:value-type="string" calcext:value-type="string">
            <text:p>Said</text:p>
          </table:table-cell>
          <table:table-cell table:formula="of:=ABJAD([.$A1056];1;1)" office:value-type="float" office:value="144" calcext:value-type="float">
            <text:p>144</text:p>
          </table:table-cell>
          <table:table-cell table:formula="of:=IF([.$C1056]=ABJAD([.$A1056];7;1);&quot;aynısı&quot;;ABJAD([.$A1056];7;1))" office:value-type="float" office:value="384" calcext:value-type="float">
            <text:p>384</text:p>
          </table:table-cell>
          <table:table-cell table:number-columns-repeated="1020"/>
        </table:table-row>
        <table:table-row table:style-name="ro1">
          <table:table-cell office:value-type="string" calcext:value-type="string">
            <text:p>سعيده</text:p>
          </table:table-cell>
          <table:table-cell office:value-type="string" calcext:value-type="string">
            <text:p>Saide</text:p>
          </table:table-cell>
          <table:table-cell table:formula="of:=ABJAD([.$A1057];1;1)" office:value-type="float" office:value="149" calcext:value-type="float">
            <text:p>149</text:p>
          </table:table-cell>
          <table:table-cell table:formula="of:=IF([.$C1057]=ABJAD([.$A1057];7;1);&quot;aynısı&quot;;ABJAD([.$A1057];7;1))" office:value-type="float" office:value="389" calcext:value-type="float">
            <text:p>389</text:p>
          </table:table-cell>
          <table:table-cell table:number-columns-repeated="1020"/>
        </table:table-row>
        <table:table-row table:style-name="ro1">
          <table:table-cell office:value-type="string" calcext:value-type="string">
            <text:p>صائم</text:p>
          </table:table-cell>
          <table:table-cell office:value-type="string" calcext:value-type="string">
            <text:p>Saim</text:p>
          </table:table-cell>
          <table:table-cell table:formula="of:=ABJAD([.$A1058];1;1)" office:value-type="float" office:value="142" calcext:value-type="float">
            <text:p>142</text:p>
          </table:table-cell>
          <table:table-cell table:formula="of:=IF([.$C1058]=ABJAD([.$A1058];7;1);&quot;aynısı&quot;;ABJAD([.$A1058];7;1))" office:value-type="float" office:value="112" calcext:value-type="float">
            <text:p>112</text:p>
          </table:table-cell>
          <table:table-cell table:number-columns-repeated="1020"/>
        </table:table-row>
        <table:table-row table:style-name="ro1">
          <table:table-cell office:value-type="string" calcext:value-type="string">
            <text:p>صائمه</text:p>
          </table:table-cell>
          <table:table-cell office:value-type="string" calcext:value-type="string">
            <text:p>Saime</text:p>
          </table:table-cell>
          <table:table-cell table:formula="of:=ABJAD([.$A1059];1;1)" office:value-type="float" office:value="147" calcext:value-type="float">
            <text:p>147</text:p>
          </table:table-cell>
          <table:table-cell table:formula="of:=IF([.$C1059]=ABJAD([.$A1059];7;1);&quot;aynısı&quot;;ABJAD([.$A1059];7;1))" office:value-type="float" office:value="117" calcext:value-type="float">
            <text:p>117</text:p>
          </table:table-cell>
          <table:table-cell table:number-columns-repeated="1020"/>
        </table:table-row>
        <table:table-row table:style-name="ro1">
          <table:table-cell office:value-type="string" calcext:value-type="string">
            <text:p>سعيد</text:p>
          </table:table-cell>
          <table:table-cell office:value-type="string" calcext:value-type="string">
            <text:p>Sait</text:p>
          </table:table-cell>
          <table:table-cell table:formula="of:=ABJAD([.$A1060];1;1)" office:value-type="float" office:value="144" calcext:value-type="float">
            <text:p>144</text:p>
          </table:table-cell>
          <table:table-cell table:formula="of:=IF([.$C1060]=ABJAD([.$A1060];7;1);&quot;aynısı&quot;;ABJAD([.$A1060];7;1))" office:value-type="float" office:value="384" calcext:value-type="float">
            <text:p>384</text:p>
          </table:table-cell>
          <table:table-cell table:number-columns-repeated="1020"/>
        </table:table-row>
        <table:table-row table:style-name="ro1">
          <table:table-cell office:value-type="string" calcext:value-type="string">
            <text:p>سكينة</text:p>
          </table:table-cell>
          <table:table-cell office:value-type="string" calcext:value-type="string">
            <text:p>Sakine</text:p>
          </table:table-cell>
          <table:table-cell table:formula="of:=ABJAD([.$A1061];1;1)" office:value-type="float" office:value="145" calcext:value-type="float">
            <text:p>145</text:p>
          </table:table-cell>
          <table:table-cell table:formula="of:=IF([.$C1061]=ABJAD([.$A1061];7;1);&quot;aynısı&quot;;ABJAD([.$A1061];7;1))" office:value-type="float" office:value="385" calcext:value-type="float">
            <text:p>385</text:p>
          </table:table-cell>
          <table:table-cell table:number-columns-repeated="1020"/>
        </table:table-row>
        <table:table-row table:style-name="ro1">
          <table:table-cell office:value-type="string" calcext:value-type="string">
            <text:p>صالح</text:p>
          </table:table-cell>
          <table:table-cell office:value-type="string" calcext:value-type="string">
            <text:p>Salih</text:p>
          </table:table-cell>
          <table:table-cell table:formula="of:=ABJAD([.$A1062];1;1)" office:value-type="float" office:value="129" calcext:value-type="float">
            <text:p>129</text:p>
          </table:table-cell>
          <table:table-cell table:formula="of:=IF([.$C1062]=ABJAD([.$A1062];7;1);&quot;aynısı&quot;;ABJAD([.$A1062];7;1))" office:value-type="float" office:value="99" calcext:value-type="float">
            <text:p>99</text:p>
          </table:table-cell>
          <table:table-cell table:number-columns-repeated="1020"/>
        </table:table-row>
        <table:table-row table:style-name="ro1">
          <table:table-cell office:value-type="string" calcext:value-type="string">
            <text:p>صالحة</text:p>
          </table:table-cell>
          <table:table-cell office:value-type="string" calcext:value-type="string">
            <text:p>Saliha</text:p>
          </table:table-cell>
          <table:table-cell table:formula="of:=ABJAD([.$A1063];1;1)" office:value-type="float" office:value="134" calcext:value-type="float">
            <text:p>134</text:p>
          </table:table-cell>
          <table:table-cell table:formula="of:=IF([.$C1063]=ABJAD([.$A1063];7;1);&quot;aynısı&quot;;ABJAD([.$A1063];7;1))" office:value-type="float" office:value="104" calcext:value-type="float">
            <text:p>104</text:p>
          </table:table-cell>
          <table:table-cell table:number-columns-repeated="1020"/>
        </table:table-row>
        <table:table-row table:style-name="ro1">
          <table:table-cell office:value-type="string" calcext:value-type="string">
            <text:p>سالم</text:p>
          </table:table-cell>
          <table:table-cell office:value-type="string" calcext:value-type="string">
            <text:p>Salim</text:p>
          </table:table-cell>
          <table:table-cell table:formula="of:=ABJAD([.$A1064];1;1)" office:value-type="float" office:value="131" calcext:value-type="float">
            <text:p>131</text:p>
          </table:table-cell>
          <table:table-cell table:formula="of:=IF([.$C1064]=ABJAD([.$A1064];7;1);&quot;aynısı&quot;;ABJAD([.$A1064];7;1))" office:value-type="float" office:value="371" calcext:value-type="float">
            <text:p>371</text:p>
          </table:table-cell>
          <table:table-cell table:number-columns-repeated="1020"/>
        </table:table-row>
        <table:table-row table:style-name="ro1">
          <table:table-cell office:value-type="string" calcext:value-type="string">
            <text:p>سالمية</text:p>
          </table:table-cell>
          <table:table-cell office:value-type="string" calcext:value-type="string">
            <text:p>Salime</text:p>
          </table:table-cell>
          <table:table-cell table:formula="of:=ABJAD([.$A1065];1;1)" office:value-type="float" office:value="146" calcext:value-type="float">
            <text:p>146</text:p>
          </table:table-cell>
          <table:table-cell table:formula="of:=IF([.$C1065]=ABJAD([.$A1065];7;1);&quot;aynısı&quot;;ABJAD([.$A1065];7;1))" office:value-type="float" office:value="386" calcext:value-type="float">
            <text:p>386</text:p>
          </table:table-cell>
          <table:table-cell table:number-columns-repeated="1020"/>
        </table:table-row>
        <table:table-row table:style-name="ro1">
          <table:table-cell office:value-type="string" calcext:value-type="string">
            <text:p>صمد</text:p>
          </table:table-cell>
          <table:table-cell office:value-type="string" calcext:value-type="string">
            <text:p>Samed</text:p>
          </table:table-cell>
          <table:table-cell table:formula="of:=ABJAD([.$A1066];1;1)" office:value-type="float" office:value="134" calcext:value-type="float">
            <text:p>134</text:p>
          </table:table-cell>
          <table:table-cell table:formula="of:=IF([.$C1066]=ABJAD([.$A1066];7;1);&quot;aynısı&quot;;ABJAD([.$A1066];7;1))" office:value-type="float" office:value="104" calcext:value-type="float">
            <text:p>104</text:p>
          </table:table-cell>
          <table:table-cell table:number-columns-repeated="1020"/>
        </table:table-row>
        <table:table-row table:style-name="ro1">
          <table:table-cell office:value-type="string" calcext:value-type="string">
            <text:p>صمد</text:p>
          </table:table-cell>
          <table:table-cell office:value-type="string" calcext:value-type="string">
            <text:p>Samet</text:p>
          </table:table-cell>
          <table:table-cell table:formula="of:=ABJAD([.$A1067];1;1)" office:value-type="float" office:value="134" calcext:value-type="float">
            <text:p>134</text:p>
          </table:table-cell>
          <table:table-cell table:formula="of:=IF([.$C1067]=ABJAD([.$A1067];7;1);&quot;aynısı&quot;;ABJAD([.$A1067];7;1))" office:value-type="float" office:value="104" calcext:value-type="float">
            <text:p>104</text:p>
          </table:table-cell>
          <table:table-cell table:number-columns-repeated="1020"/>
        </table:table-row>
        <table:table-row table:style-name="ro1">
          <table:table-cell office:value-type="string" calcext:value-type="string">
            <text:p>سامي</text:p>
          </table:table-cell>
          <table:table-cell office:value-type="string" calcext:value-type="string">
            <text:p>Sami</text:p>
          </table:table-cell>
          <table:table-cell table:formula="of:=ABJAD([.$A1068];1;1)" office:value-type="float" office:value="111" calcext:value-type="float">
            <text:p>111</text:p>
          </table:table-cell>
          <table:table-cell table:formula="of:=IF([.$C1068]=ABJAD([.$A1068];7;1);&quot;aynısı&quot;;ABJAD([.$A1068];7;1))" office:value-type="float" office:value="351" calcext:value-type="float">
            <text:p>351</text:p>
          </table:table-cell>
          <table:table-cell table:number-columns-repeated="1020"/>
        </table:table-row>
        <table:table-row table:style-name="ro1">
          <table:table-cell office:value-type="string" calcext:value-type="string">
            <text:p>صنم</text:p>
          </table:table-cell>
          <table:table-cell office:value-type="string" calcext:value-type="string">
            <text:p>Sanem</text:p>
          </table:table-cell>
          <table:table-cell table:formula="of:=ABJAD([.$A1069];1;1)" office:value-type="float" office:value="180" calcext:value-type="float">
            <text:p>180</text:p>
          </table:table-cell>
          <table:table-cell table:formula="of:=IF([.$C1069]=ABJAD([.$A1069];7;1);&quot;aynısı&quot;;ABJAD([.$A1069];7;1))" office:value-type="float" office:value="150" calcext:value-type="float">
            <text:p>150</text:p>
          </table:table-cell>
          <table:table-cell table:number-columns-repeated="1020"/>
        </table:table-row>
        <table:table-row table:style-name="ro1">
          <table:table-cell office:value-type="string" calcext:value-type="string">
            <text:p>ثانيه</text:p>
          </table:table-cell>
          <table:table-cell office:value-type="string" calcext:value-type="string">
            <text:p>Saniye</text:p>
          </table:table-cell>
          <table:table-cell table:formula="of:=ABJAD([.$A1070];1;1)" office:value-type="float" office:value="566" calcext:value-type="float">
            <text:p>566</text:p>
          </table:table-cell>
          <table:table-cell table:formula="of:=IF([.$C1070]=ABJAD([.$A1070];7;1);&quot;aynısı&quot;;ABJAD([.$A1070];7;1))" office:value-type="string" office:string-value="aynısı" calcext:value-type="string">
            <text:p>aynısı</text:p>
          </table:table-cell>
          <table:table-cell table:number-columns-repeated="1020"/>
        </table:table-row>
        <table:table-row table:style-name="ro1">
          <table:table-cell office:value-type="string" calcext:value-type="string">
            <text:p>سارا</text:p>
          </table:table-cell>
          <table:table-cell office:value-type="string" calcext:value-type="string">
            <text:p>Sara</text:p>
          </table:table-cell>
          <table:table-cell table:formula="of:=ABJAD([.$A1071];1;1)" office:value-type="float" office:value="262" calcext:value-type="float">
            <text:p>262</text:p>
          </table:table-cell>
          <table:table-cell table:formula="of:=IF([.$C1071]=ABJAD([.$A1071];7;1);&quot;aynısı&quot;;ABJAD([.$A1071];7;1))" office:value-type="float" office:value="502" calcext:value-type="float">
            <text:p>502</text:p>
          </table:table-cell>
          <table:table-cell table:number-columns-repeated="1020"/>
        </table:table-row>
        <table:table-row table:style-name="ro1">
          <table:table-cell office:value-type="string" calcext:value-type="string">
            <text:p>ساره</text:p>
          </table:table-cell>
          <table:table-cell office:value-type="string" calcext:value-type="string">
            <text:p>Sare</text:p>
          </table:table-cell>
          <table:table-cell table:formula="of:=ABJAD([.$A1072];1;1)" office:value-type="float" office:value="266" calcext:value-type="float">
            <text:p>266</text:p>
          </table:table-cell>
          <table:table-cell table:formula="of:=IF([.$C1072]=ABJAD([.$A1072];7;1);&quot;aynısı&quot;;ABJAD([.$A1072];7;1))" office:value-type="float" office:value="506" calcext:value-type="float">
            <text:p>506</text:p>
          </table:table-cell>
          <table:table-cell table:number-columns-repeated="1020"/>
        </table:table-row>
        <table:table-row table:style-name="ro1">
          <table:table-cell office:value-type="string" calcext:value-type="string">
            <text:p>صارپ</text:p>
          </table:table-cell>
          <table:table-cell office:value-type="string" calcext:value-type="string">
            <text:p>Sarp</text:p>
          </table:table-cell>
          <table:table-cell table:formula="of:=ABJAD([.$A1073];1;1)" office:value-type="float" office:value="293" calcext:value-type="float">
            <text:p>293</text:p>
          </table:table-cell>
          <table:table-cell table:formula="of:=IF([.$C1073]=ABJAD([.$A1073];7;1);&quot;aynısı&quot;;ABJAD([.$A1073];7;1))" office:value-type="float" office:value="263" calcext:value-type="float">
            <text:p>263</text:p>
          </table:table-cell>
          <table:table-cell table:number-columns-repeated="1020"/>
        </table:table-row>
        <table:table-row table:style-name="ro1">
          <table:table-cell office:value-type="string" calcext:value-type="string">
            <text:p>صباحت</text:p>
          </table:table-cell>
          <table:table-cell office:value-type="string" calcext:value-type="string">
            <text:p>Sebahat</text:p>
          </table:table-cell>
          <table:table-cell table:formula="of:=ABJAD([.$A1074];1;1)" office:value-type="float" office:value="501" calcext:value-type="float">
            <text:p>501</text:p>
          </table:table-cell>
          <table:table-cell table:formula="of:=IF([.$C1074]=ABJAD([.$A1074];7;1);&quot;aynısı&quot;;ABJAD([.$A1074];7;1))" office:value-type="float" office:value="471" calcext:value-type="float">
            <text:p>471</text:p>
          </table:table-cell>
          <table:table-cell table:number-columns-repeated="1020"/>
        </table:table-row>
        <table:table-row table:style-name="ro1">
          <table:table-cell office:value-type="string" calcext:value-type="string">
            <text:p>صباحالدّين</text:p>
          </table:table-cell>
          <table:table-cell office:value-type="string" calcext:value-type="string">
            <text:p>Sebahattin</text:p>
          </table:table-cell>
          <table:table-cell table:formula="of:=ABJAD([.$A1075];1;1)" office:value-type="float" office:value="196" calcext:value-type="float">
            <text:p>196</text:p>
          </table:table-cell>
          <table:table-cell table:formula="of:=IF([.$C1075]=ABJAD([.$A1075];7;1);&quot;aynısı&quot;;ABJAD([.$A1075];7;1))" office:value-type="float" office:value="166" calcext:value-type="float">
            <text:p>166</text:p>
          </table:table-cell>
          <table:table-cell table:number-columns-repeated="1020"/>
        </table:table-row>
        <table:table-row table:style-name="ro1">
          <table:table-cell office:value-type="string" calcext:value-type="string">
            <text:p>سچيل</text:p>
          </table:table-cell>
          <table:table-cell office:value-type="string" calcext:value-type="string">
            <text:p>Seçil</text:p>
          </table:table-cell>
          <table:table-cell table:formula="of:=ABJAD([.$A1076];1;1)" office:value-type="float" office:value="103" calcext:value-type="float">
            <text:p>103</text:p>
          </table:table-cell>
          <table:table-cell table:formula="of:=IF([.$C1076]=ABJAD([.$A1076];7;1);&quot;aynısı&quot;;ABJAD([.$A1076];7;1))" office:value-type="float" office:value="343" calcext:value-type="float">
            <text:p>343</text:p>
          </table:table-cell>
          <table:table-cell table:number-columns-repeated="1020"/>
        </table:table-row>
        <table:table-row table:style-name="ro1">
          <table:table-cell office:value-type="string" calcext:value-type="string">
            <text:p>سچكين</text:p>
          </table:table-cell>
          <table:table-cell office:value-type="string" calcext:value-type="string">
            <text:p>Seçkin</text:p>
          </table:table-cell>
          <table:table-cell table:formula="of:=ABJAD([.$A1077];1;1)" office:value-type="float" office:value="143" calcext:value-type="float">
            <text:p>143</text:p>
          </table:table-cell>
          <table:table-cell table:formula="of:=IF([.$C1077]=ABJAD([.$A1077];7;1);&quot;aynısı&quot;;ABJAD([.$A1077];7;1))" office:value-type="float" office:value="383" calcext:value-type="float">
            <text:p>383</text:p>
          </table:table-cell>
          <table:table-cell table:number-columns-repeated="1020"/>
        </table:table-row>
        <table:table-row table:style-name="ro1">
          <table:table-cell office:value-type="string" calcext:value-type="string">
            <text:p>صدا</text:p>
          </table:table-cell>
          <table:table-cell office:value-type="string" calcext:value-type="string">
            <text:p>Seda</text:p>
          </table:table-cell>
          <table:table-cell table:formula="of:=ABJAD([.$A1078];1;1)" office:value-type="float" office:value="95" calcext:value-type="float">
            <text:p>95</text:p>
          </table:table-cell>
          <table:table-cell table:formula="of:=IF([.$C1078]=ABJAD([.$A1078];7;1);&quot;aynısı&quot;;ABJAD([.$A1078];7;1))" office:value-type="float" office:value="65" calcext:value-type="float">
            <text:p>65</text:p>
          </table:table-cell>
          <table:table-cell table:number-columns-repeated="1020"/>
        </table:table-row>
        <table:table-row table:style-name="ro1">
          <table:table-cell office:value-type="string" calcext:value-type="string">
            <text:p>سداد</text:p>
          </table:table-cell>
          <table:table-cell office:value-type="string" calcext:value-type="string">
            <text:p>Sedat</text:p>
          </table:table-cell>
          <table:table-cell table:formula="of:=ABJAD([.$A1079];1;1)" office:value-type="float" office:value="69" calcext:value-type="float">
            <text:p>69</text:p>
          </table:table-cell>
          <table:table-cell table:formula="of:=IF([.$C1079]=ABJAD([.$A1079];7;1);&quot;aynısı&quot;;ABJAD([.$A1079];7;1))" office:value-type="float" office:value="309" calcext:value-type="float">
            <text:p>309</text:p>
          </table:table-cell>
          <table:table-cell table:number-columns-repeated="1020"/>
        </table:table-row>
        <table:table-row table:style-name="ro1">
          <table:table-cell office:value-type="string" calcext:value-type="string">
            <text:p>صدف</text:p>
          </table:table-cell>
          <table:table-cell office:value-type="string" calcext:value-type="string">
            <text:p>Sedef</text:p>
          </table:table-cell>
          <table:table-cell table:formula="of:=ABJAD([.$A1080];1;1)" office:value-type="float" office:value="174" calcext:value-type="float">
            <text:p>174</text:p>
          </table:table-cell>
          <table:table-cell table:formula="of:=IF([.$C1080]=ABJAD([.$A1080];7;1);&quot;aynısı&quot;;ABJAD([.$A1080];7;1))" office:value-type="float" office:value="144" calcext:value-type="float">
            <text:p>144</text:p>
          </table:table-cell>
          <table:table-cell table:number-columns-repeated="1020"/>
        </table:table-row>
        <table:table-row table:style-name="ro1">
          <table:table-cell office:value-type="string" calcext:value-type="string">
            <text:p>سدن</text:p>
          </table:table-cell>
          <table:table-cell office:value-type="string" calcext:value-type="string">
            <text:p>Seden</text:p>
          </table:table-cell>
          <table:table-cell table:formula="of:=ABJAD([.$A1081];1;1)" office:value-type="float" office:value="114" calcext:value-type="float">
            <text:p>114</text:p>
          </table:table-cell>
          <table:table-cell table:formula="of:=IF([.$C1081]=ABJAD([.$A1081];7;1);&quot;aynısı&quot;;ABJAD([.$A1081];7;1))" office:value-type="float" office:value="354" calcext:value-type="float">
            <text:p>354</text:p>
          </table:table-cell>
          <table:table-cell table:number-columns-repeated="1020"/>
        </table:table-row>
        <table:table-row table:style-name="ro1">
          <table:table-cell office:value-type="string" calcext:value-type="string">
            <text:p>سفا</text:p>
          </table:table-cell>
          <table:table-cell office:value-type="string" calcext:value-type="string">
            <text:p>Sefa</text:p>
          </table:table-cell>
          <table:table-cell table:formula="of:=ABJAD([.$A1082];1;1)" office:value-type="float" office:value="141" calcext:value-type="float">
            <text:p>141</text:p>
          </table:table-cell>
          <table:table-cell table:formula="of:=IF([.$C1082]=ABJAD([.$A1082];7;1);&quot;aynısı&quot;;ABJAD([.$A1082];7;1))" office:value-type="float" office:value="381" calcext:value-type="float">
            <text:p>381</text:p>
          </table:table-cell>
          <table:table-cell table:number-columns-repeated="1020"/>
        </table:table-row>
        <table:table-row table:style-name="ro1">
          <table:table-cell office:value-type="string" calcext:value-type="string">
            <text:p>سفر</text:p>
          </table:table-cell>
          <table:table-cell office:value-type="string" calcext:value-type="string">
            <text:p>Sefer</text:p>
          </table:table-cell>
          <table:table-cell table:formula="of:=ABJAD([.$A1083];1;1)" office:value-type="float" office:value="340" calcext:value-type="float">
            <text:p>340</text:p>
          </table:table-cell>
          <table:table-cell table:formula="of:=IF([.$C1083]=ABJAD([.$A1083];7;1);&quot;aynısı&quot;;ABJAD([.$A1083];7;1))" office:value-type="float" office:value="580" calcext:value-type="float">
            <text:p>580</text:p>
          </table:table-cell>
          <table:table-cell table:number-columns-repeated="1020"/>
        </table:table-row>
        <table:table-row table:style-name="ro1">
          <table:table-cell office:value-type="string" calcext:value-type="string">
            <text:p>سحر</text:p>
          </table:table-cell>
          <table:table-cell office:value-type="string" calcext:value-type="string">
            <text:p>Seher</text:p>
          </table:table-cell>
          <table:table-cell table:formula="of:=ABJAD([.$A1084];1;1)" office:value-type="float" office:value="268" calcext:value-type="float">
            <text:p>268</text:p>
          </table:table-cell>
          <table:table-cell table:formula="of:=IF([.$C1084]=ABJAD([.$A1084];7;1);&quot;aynısı&quot;;ABJAD([.$A1084];7;1))" office:value-type="float" office:value="508" calcext:value-type="float">
            <text:p>508</text:p>
          </table:table-cell>
          <table:table-cell table:number-columns-repeated="1020"/>
        </table:table-row>
        <table:table-row table:style-name="ro1">
          <table:table-cell office:value-type="string" calcext:value-type="string">
            <text:p>صلاحالدّين</text:p>
          </table:table-cell>
          <table:table-cell office:value-type="string" calcext:value-type="string">
            <text:p>Selahattin</text:p>
          </table:table-cell>
          <table:table-cell table:formula="of:=ABJAD([.$A1085];1;1)" office:value-type="float" office:value="224" calcext:value-type="float">
            <text:p>224</text:p>
          </table:table-cell>
          <table:table-cell table:formula="of:=IF([.$C1085]=ABJAD([.$A1085];7;1);&quot;aynısı&quot;;ABJAD([.$A1085];7;1))" office:value-type="float" office:value="194" calcext:value-type="float">
            <text:p>194</text:p>
          </table:table-cell>
          <table:table-cell table:number-columns-repeated="1020"/>
        </table:table-row>
        <table:table-row table:style-name="ro1">
          <table:table-cell office:value-type="string" calcext:value-type="string">
            <text:p>سَلامت</text:p>
          </table:table-cell>
          <table:table-cell office:value-type="string" calcext:value-type="string">
            <text:p>Selamet</text:p>
          </table:table-cell>
          <table:table-cell table:formula="of:=ABJAD([.$A1086];1;1)" office:value-type="float" office:value="531" calcext:value-type="float">
            <text:p>531</text:p>
          </table:table-cell>
          <table:table-cell table:formula="of:=IF([.$C1086]=ABJAD([.$A1086];7;1);&quot;aynısı&quot;;ABJAD([.$A1086];7;1))" office:value-type="float" office:value="771" calcext:value-type="float">
            <text:p>771</text:p>
          </table:table-cell>
          <table:table-cell table:number-columns-repeated="1020"/>
        </table:table-row>
        <table:table-row table:style-name="ro1">
          <table:table-cell office:value-type="string" calcext:value-type="string">
            <text:p>سلجان</text:p>
          </table:table-cell>
          <table:table-cell office:value-type="string" calcext:value-type="string">
            <text:p>Selcan</text:p>
          </table:table-cell>
          <table:table-cell table:formula="of:=ABJAD([.$A1087];1;1)" office:value-type="float" office:value="144" calcext:value-type="float">
            <text:p>144</text:p>
          </table:table-cell>
          <table:table-cell table:formula="of:=IF([.$C1087]=ABJAD([.$A1087];7;1);&quot;aynısı&quot;;ABJAD([.$A1087];7;1))" office:value-type="float" office:value="384" calcext:value-type="float">
            <text:p>384</text:p>
          </table:table-cell>
          <table:table-cell table:number-columns-repeated="1020"/>
        </table:table-row>
        <table:table-row table:style-name="ro1">
          <table:table-cell office:value-type="string" calcext:value-type="string">
            <text:p>سلچوق</text:p>
          </table:table-cell>
          <table:table-cell office:value-type="string" calcext:value-type="string">
            <text:p>Selçuk</text:p>
          </table:table-cell>
          <table:table-cell table:formula="of:=ABJAD([.$A1088];1;1)" office:value-type="float" office:value="199" calcext:value-type="float">
            <text:p>199</text:p>
          </table:table-cell>
          <table:table-cell table:formula="of:=IF([.$C1088]=ABJAD([.$A1088];7;1);&quot;aynısı&quot;;ABJAD([.$A1088];7;1))" office:value-type="float" office:value="439" calcext:value-type="float">
            <text:p>439</text:p>
          </table:table-cell>
          <table:table-cell table:number-columns-repeated="1020"/>
        </table:table-row>
        <table:table-row table:style-name="ro1">
          <table:table-cell office:value-type="string" calcext:value-type="string">
            <text:p>سلدا</text:p>
          </table:table-cell>
          <table:table-cell office:value-type="string" calcext:value-type="string">
            <text:p>Selda</text:p>
          </table:table-cell>
          <table:table-cell table:formula="of:=ABJAD([.$A1089];1;1)" office:value-type="float" office:value="95" calcext:value-type="float">
            <text:p>95</text:p>
          </table:table-cell>
          <table:table-cell table:formula="of:=IF([.$C1089]=ABJAD([.$A1089];7;1);&quot;aynısı&quot;;ABJAD([.$A1089];7;1))" office:value-type="float" office:value="335" calcext:value-type="float">
            <text:p>335</text:p>
          </table:table-cell>
          <table:table-cell table:number-columns-repeated="1020"/>
        </table:table-row>
        <table:table-row table:style-name="ro1">
          <table:table-cell office:value-type="string" calcext:value-type="string">
            <text:p>سليم</text:p>
          </table:table-cell>
          <table:table-cell office:value-type="string" calcext:value-type="string">
            <text:p>Selim</text:p>
          </table:table-cell>
          <table:table-cell table:formula="of:=ABJAD([.$A1090];1;1)" office:value-type="float" office:value="140" calcext:value-type="float">
            <text:p>140</text:p>
          </table:table-cell>
          <table:table-cell table:formula="of:=IF([.$C1090]=ABJAD([.$A1090];7;1);&quot;aynısı&quot;;ABJAD([.$A1090];7;1))" office:value-type="float" office:value="380" calcext:value-type="float">
            <text:p>380</text:p>
          </table:table-cell>
          <table:table-cell table:number-columns-repeated="1020"/>
        </table:table-row>
        <table:table-row table:style-name="ro1">
          <table:table-cell office:value-type="string" calcext:value-type="string">
            <text:p>سليمية</text:p>
          </table:table-cell>
          <table:table-cell office:value-type="string" calcext:value-type="string">
            <text:p>Selime</text:p>
          </table:table-cell>
          <table:table-cell table:formula="of:=ABJAD([.$A1091];1;1)" office:value-type="float" office:value="155" calcext:value-type="float">
            <text:p>155</text:p>
          </table:table-cell>
          <table:table-cell table:formula="of:=IF([.$C1091]=ABJAD([.$A1091];7;1);&quot;aynısı&quot;;ABJAD([.$A1091];7;1))" office:value-type="float" office:value="395" calcext:value-type="float">
            <text:p>395</text:p>
          </table:table-cell>
          <table:table-cell table:number-columns-repeated="1020"/>
        </table:table-row>
        <table:table-row table:style-name="ro1">
          <table:table-cell office:value-type="string" calcext:value-type="string">
            <text:p>سلين</text:p>
          </table:table-cell>
          <table:table-cell office:value-type="string" calcext:value-type="string">
            <text:p>Selin</text:p>
          </table:table-cell>
          <table:table-cell table:formula="of:=ABJAD([.$A1092];1;1)" office:value-type="float" office:value="150" calcext:value-type="float">
            <text:p>150</text:p>
          </table:table-cell>
          <table:table-cell table:formula="of:=IF([.$C1092]=ABJAD([.$A1092];7;1);&quot;aynısı&quot;;ABJAD([.$A1092];7;1))" office:value-type="float" office:value="390" calcext:value-type="float">
            <text:p>390</text:p>
          </table:table-cell>
          <table:table-cell table:number-columns-repeated="1020"/>
        </table:table-row>
        <table:table-row table:style-name="ro1">
          <table:table-cell office:value-type="string" calcext:value-type="string">
            <text:p>سلما</text:p>
          </table:table-cell>
          <table:table-cell office:value-type="string" calcext:value-type="string">
            <text:p>Selma</text:p>
          </table:table-cell>
          <table:table-cell table:formula="of:=ABJAD([.$A1093];1;1)" office:value-type="float" office:value="131" calcext:value-type="float">
            <text:p>131</text:p>
          </table:table-cell>
          <table:table-cell table:formula="of:=IF([.$C1093]=ABJAD([.$A1093];7;1);&quot;aynısı&quot;;ABJAD([.$A1093];7;1))" office:value-type="float" office:value="371" calcext:value-type="float">
            <text:p>371</text:p>
          </table:table-cell>
          <table:table-cell table:number-columns-repeated="1020"/>
        </table:table-row>
        <table:table-row table:style-name="ro1">
          <table:table-cell office:value-type="string" calcext:value-type="string">
            <text:p>سلمان</text:p>
          </table:table-cell>
          <table:table-cell office:value-type="string" calcext:value-type="string">
            <text:p>Selman</text:p>
          </table:table-cell>
          <table:table-cell table:formula="of:=ABJAD([.$A1094];1;1)" office:value-type="float" office:value="181" calcext:value-type="float">
            <text:p>181</text:p>
          </table:table-cell>
          <table:table-cell table:formula="of:=IF([.$C1094]=ABJAD([.$A1094];7;1);&quot;aynısı&quot;;ABJAD([.$A1094];7;1))" office:value-type="float" office:value="421" calcext:value-type="float">
            <text:p>421</text:p>
          </table:table-cell>
          <table:table-cell table:number-columns-repeated="1020"/>
        </table:table-row>
        <table:table-row table:style-name="ro1">
          <table:table-cell office:value-type="string" calcext:value-type="string">
            <text:p>سلوى</text:p>
          </table:table-cell>
          <table:table-cell office:value-type="string" calcext:value-type="string">
            <text:p>Selva</text:p>
          </table:table-cell>
          <table:table-cell table:formula="of:=ABJAD([.$A1095];1;1)" office:value-type="float" office:value="97" calcext:value-type="float">
            <text:p>97</text:p>
          </table:table-cell>
          <table:table-cell table:formula="of:=IF([.$C1095]=ABJAD([.$A1095];7;1);&quot;aynısı&quot;;ABJAD([.$A1095];7;1))" office:value-type="float" office:value="337" calcext:value-type="float">
            <text:p>337</text:p>
          </table:table-cell>
          <table:table-cell table:number-columns-repeated="1020"/>
        </table:table-row>
        <table:table-row table:style-name="ro1">
          <table:table-cell office:value-type="string" calcext:value-type="string">
            <text:p>سلوى</text:p>
          </table:table-cell>
          <table:table-cell office:value-type="string" calcext:value-type="string">
            <text:p>Selvi</text:p>
          </table:table-cell>
          <table:table-cell table:formula="of:=ABJAD([.$A1096];1;1)" office:value-type="float" office:value="97" calcext:value-type="float">
            <text:p>97</text:p>
          </table:table-cell>
          <table:table-cell table:formula="of:=IF([.$C1096]=ABJAD([.$A1096];7;1);&quot;aynısı&quot;;ABJAD([.$A1096];7;1))" office:value-type="float" office:value="337" calcext:value-type="float">
            <text:p>337</text:p>
          </table:table-cell>
          <table:table-cell table:number-columns-repeated="1020"/>
        </table:table-row>
        <table:table-row table:style-name="ro1">
          <table:table-cell office:value-type="string" calcext:value-type="string">
            <text:p>سما</text:p>
          </table:table-cell>
          <table:table-cell office:value-type="string" calcext:value-type="string">
            <text:p>Sema</text:p>
          </table:table-cell>
          <table:table-cell table:formula="of:=ABJAD([.$A1097];1;1)" office:value-type="float" office:value="101" calcext:value-type="float">
            <text:p>101</text:p>
          </table:table-cell>
          <table:table-cell table:formula="of:=IF([.$C1097]=ABJAD([.$A1097];7;1);&quot;aynısı&quot;;ABJAD([.$A1097];7;1))" office:value-type="float" office:value="341" calcext:value-type="float">
            <text:p>341</text:p>
          </table:table-cell>
          <table:table-cell table:number-columns-repeated="1020"/>
        </table:table-row>
        <table:table-row table:style-name="ro1">
          <table:table-cell office:value-type="string" calcext:value-type="string">
            <text:p>سماحت</text:p>
          </table:table-cell>
          <table:table-cell office:value-type="string" calcext:value-type="string">
            <text:p>Semahat</text:p>
          </table:table-cell>
          <table:table-cell table:formula="of:=ABJAD([.$A1098];1;1)" office:value-type="float" office:value="509" calcext:value-type="float">
            <text:p>509</text:p>
          </table:table-cell>
          <table:table-cell table:formula="of:=IF([.$C1098]=ABJAD([.$A1098];7;1);&quot;aynısı&quot;;ABJAD([.$A1098];7;1))" office:value-type="float" office:value="749" calcext:value-type="float">
            <text:p>749</text:p>
          </table:table-cell>
          <table:table-cell table:number-columns-repeated="1020"/>
        </table:table-row>
        <table:table-row table:style-name="ro1">
          <table:table-cell office:value-type="string" calcext:value-type="string">
            <text:p>سمانور</text:p>
          </table:table-cell>
          <table:table-cell office:value-type="string" calcext:value-type="string">
            <text:p>Semanur</text:p>
          </table:table-cell>
          <table:table-cell table:formula="of:=ABJAD([.$A1099];1;1)" office:value-type="float" office:value="357" calcext:value-type="float">
            <text:p>357</text:p>
          </table:table-cell>
          <table:table-cell table:formula="of:=IF([.$C1099]=ABJAD([.$A1099];7;1);&quot;aynısı&quot;;ABJAD([.$A1099];7;1))" office:value-type="float" office:value="597" calcext:value-type="float">
            <text:p>597</text:p>
          </table:table-cell>
          <table:table-cell table:number-columns-repeated="1020"/>
        </table:table-row>
        <table:table-row table:style-name="ro1">
          <table:table-cell office:value-type="string" calcext:value-type="string">
            <text:p>سميح</text:p>
          </table:table-cell>
          <table:table-cell office:value-type="string" calcext:value-type="string">
            <text:p>Semih</text:p>
          </table:table-cell>
          <table:table-cell table:formula="of:=ABJAD([.$A1100];1;1)" office:value-type="float" office:value="118" calcext:value-type="float">
            <text:p>118</text:p>
          </table:table-cell>
          <table:table-cell table:formula="of:=IF([.$C1100]=ABJAD([.$A1100];7;1);&quot;aynısı&quot;;ABJAD([.$A1100];7;1))" office:value-type="float" office:value="358" calcext:value-type="float">
            <text:p>358</text:p>
          </table:table-cell>
          <table:table-cell table:number-columns-repeated="1020"/>
        </table:table-row>
        <table:table-row table:style-name="ro1">
          <table:table-cell office:value-type="string" calcext:value-type="string">
            <text:p>سميحه</text:p>
          </table:table-cell>
          <table:table-cell office:value-type="string" calcext:value-type="string">
            <text:p>Semiha</text:p>
          </table:table-cell>
          <table:table-cell table:formula="of:=ABJAD([.$A1101];1;1)" office:value-type="float" office:value="123" calcext:value-type="float">
            <text:p>123</text:p>
          </table:table-cell>
          <table:table-cell table:formula="of:=IF([.$C1101]=ABJAD([.$A1101];7;1);&quot;aynısı&quot;;ABJAD([.$A1101];7;1))" office:value-type="float" office:value="363" calcext:value-type="float">
            <text:p>363</text:p>
          </table:table-cell>
          <table:table-cell table:number-columns-repeated="1020"/>
        </table:table-row>
        <table:table-row table:style-name="ro1">
          <table:table-cell office:value-type="string" calcext:value-type="string">
            <text:p>سمراء</text:p>
          </table:table-cell>
          <table:table-cell office:value-type="string" calcext:value-type="string">
            <text:p>Semra</text:p>
          </table:table-cell>
          <table:table-cell table:formula="of:=ABJAD([.$A1102];1;1)" office:value-type="float" office:value="302" calcext:value-type="float">
            <text:p>302</text:p>
          </table:table-cell>
          <table:table-cell table:formula="of:=IF([.$C1102]=ABJAD([.$A1102];7;1);&quot;aynısı&quot;;ABJAD([.$A1102];7;1))" office:value-type="float" office:value="542" calcext:value-type="float">
            <text:p>542</text:p>
          </table:table-cell>
          <table:table-cell table:number-columns-repeated="1020"/>
        </table:table-row>
        <table:table-row table:style-name="ro1">
          <table:table-cell office:value-type="string" calcext:value-type="string">
            <text:p>ثنا</text:p>
          </table:table-cell>
          <table:table-cell office:value-type="string" calcext:value-type="string">
            <text:p>Sena</text:p>
          </table:table-cell>
          <table:table-cell table:formula="of:=ABJAD([.$A1103];1;1)" office:value-type="float" office:value="551" calcext:value-type="float">
            <text:p>551</text:p>
          </table:table-cell>
          <table:table-cell table:formula="of:=IF([.$C1103]=ABJAD([.$A1103];7;1);&quot;aynısı&quot;;ABJAD([.$A1103];7;1))" office:value-type="string" office:string-value="aynısı" calcext:value-type="string">
            <text:p>aynısı</text:p>
          </table:table-cell>
          <table:table-cell table:number-columns-repeated="1020"/>
        </table:table-row>
        <table:table-row table:style-name="ro1">
          <table:table-cell office:value-type="string" calcext:value-type="string">
            <text:p>سنم</text:p>
          </table:table-cell>
          <table:table-cell office:value-type="string" calcext:value-type="string">
            <text:p>Senem</text:p>
          </table:table-cell>
          <table:table-cell table:formula="of:=ABJAD([.$A1104];1;1)" office:value-type="float" office:value="150" calcext:value-type="float">
            <text:p>150</text:p>
          </table:table-cell>
          <table:table-cell table:formula="of:=IF([.$C1104]=ABJAD([.$A1104];7;1);&quot;aynısı&quot;;ABJAD([.$A1104];7;1))" office:value-type="float" office:value="390" calcext:value-type="float">
            <text:p>390</text:p>
          </table:table-cell>
          <table:table-cell table:number-columns-repeated="1020"/>
        </table:table-row>
        <table:table-row table:style-name="ro1">
          <table:table-cell office:value-type="string" calcext:value-type="string">
            <text:p>سرا</text:p>
          </table:table-cell>
          <table:table-cell office:value-type="string" calcext:value-type="string">
            <text:p>Sera</text:p>
          </table:table-cell>
          <table:table-cell table:formula="of:=ABJAD([.$A1105];1;1)" office:value-type="float" office:value="261" calcext:value-type="float">
            <text:p>261</text:p>
          </table:table-cell>
          <table:table-cell table:formula="of:=IF([.$C1105]=ABJAD([.$A1105];7;1);&quot;aynısı&quot;;ABJAD([.$A1105];7;1))" office:value-type="float" office:value="501" calcext:value-type="float">
            <text:p>501</text:p>
          </table:table-cell>
          <table:table-cell table:number-columns-repeated="1020"/>
        </table:table-row>
        <table:table-row table:style-name="ro1">
          <table:table-cell office:value-type="string" calcext:value-type="string">
            <text:p>سراب</text:p>
          </table:table-cell>
          <table:table-cell office:value-type="string" calcext:value-type="string">
            <text:p>Serap</text:p>
          </table:table-cell>
          <table:table-cell table:formula="of:=ABJAD([.$A1106];1;1)" office:value-type="float" office:value="263" calcext:value-type="float">
            <text:p>263</text:p>
          </table:table-cell>
          <table:table-cell table:formula="of:=IF([.$C1106]=ABJAD([.$A1106];7;1);&quot;aynısı&quot;;ABJAD([.$A1106];7;1))" office:value-type="float" office:value="503" calcext:value-type="float">
            <text:p>503</text:p>
          </table:table-cell>
          <table:table-cell table:number-columns-repeated="1020"/>
        </table:table-row>
        <table:table-row table:style-name="ro1">
          <table:table-cell office:value-type="string" calcext:value-type="string">
            <text:p>سربلند</text:p>
          </table:table-cell>
          <table:table-cell office:value-type="string" calcext:value-type="string">
            <text:p>Serbülent</text:p>
          </table:table-cell>
          <table:table-cell table:formula="of:=ABJAD([.$A1107];1;1)" office:value-type="float" office:value="346" calcext:value-type="float">
            <text:p>346</text:p>
          </table:table-cell>
          <table:table-cell table:formula="of:=IF([.$C1107]=ABJAD([.$A1107];7;1);&quot;aynısı&quot;;ABJAD([.$A1107];7;1))" office:value-type="float" office:value="586" calcext:value-type="float">
            <text:p>586</text:p>
          </table:table-cell>
          <table:table-cell table:number-columns-repeated="1020"/>
        </table:table-row>
        <table:table-row table:style-name="ro1">
          <table:table-cell office:value-type="string" calcext:value-type="string">
            <text:p>سرجان</text:p>
          </table:table-cell>
          <table:table-cell office:value-type="string" calcext:value-type="string">
            <text:p>Sercan</text:p>
          </table:table-cell>
          <table:table-cell table:formula="of:=ABJAD([.$A1108];1;1)" office:value-type="float" office:value="314" calcext:value-type="float">
            <text:p>314</text:p>
          </table:table-cell>
          <table:table-cell table:formula="of:=IF([.$C1108]=ABJAD([.$A1108];7;1);&quot;aynısı&quot;;ABJAD([.$A1108];7;1))" office:value-type="float" office:value="554" calcext:value-type="float">
            <text:p>554</text:p>
          </table:table-cell>
          <table:table-cell table:number-columns-repeated="1020"/>
        </table:table-row>
        <table:table-row table:style-name="ro1">
          <table:table-cell office:value-type="string" calcext:value-type="string">
            <text:p>سردار</text:p>
          </table:table-cell>
          <table:table-cell office:value-type="string" calcext:value-type="string">
            <text:p>Serdar</text:p>
          </table:table-cell>
          <table:table-cell table:formula="of:=ABJAD([.$A1109];1;1)" office:value-type="float" office:value="465" calcext:value-type="float">
            <text:p>465</text:p>
          </table:table-cell>
          <table:table-cell table:formula="of:=IF([.$C1109]=ABJAD([.$A1109];7;1);&quot;aynısı&quot;;ABJAD([.$A1109];7;1))" office:value-type="float" office:value="705" calcext:value-type="float">
            <text:p>705</text:p>
          </table:table-cell>
          <table:table-cell table:number-columns-repeated="1020"/>
        </table:table-row>
        <table:table-row table:style-name="ro1">
          <table:table-cell office:value-type="string" calcext:value-type="string">
            <text:p>سرحد</text:p>
          </table:table-cell>
          <table:table-cell office:value-type="string" calcext:value-type="string">
            <text:p>Serhat</text:p>
          </table:table-cell>
          <table:table-cell table:formula="of:=ABJAD([.$A1110];1;1)" office:value-type="float" office:value="272" calcext:value-type="float">
            <text:p>272</text:p>
          </table:table-cell>
          <table:table-cell table:formula="of:=IF([.$C1110]=ABJAD([.$A1110];7;1);&quot;aynısı&quot;;ABJAD([.$A1110];7;1))" office:value-type="float" office:value="512" calcext:value-type="float">
            <text:p>512</text:p>
          </table:table-cell>
          <table:table-cell table:number-columns-repeated="1020"/>
        </table:table-row>
        <table:table-row table:style-name="ro1">
          <table:table-cell office:value-type="string" calcext:value-type="string">
            <text:p>سرقان</text:p>
          </table:table-cell>
          <table:table-cell office:value-type="string" calcext:value-type="string">
            <text:p>Serkan</text:p>
          </table:table-cell>
          <table:table-cell table:formula="of:=ABJAD([.$A1111];1;1)" office:value-type="float" office:value="411" calcext:value-type="float">
            <text:p>411</text:p>
          </table:table-cell>
          <table:table-cell table:formula="of:=IF([.$C1111]=ABJAD([.$A1111];7;1);&quot;aynısı&quot;;ABJAD([.$A1111];7;1))" office:value-type="float" office:value="651" calcext:value-type="float">
            <text:p>651</text:p>
          </table:table-cell>
          <table:table-cell table:number-columns-repeated="1020"/>
        </table:table-row>
        <table:table-row table:style-name="ro1">
          <table:table-cell office:value-type="string" calcext:value-type="string">
            <text:p>سرمد</text:p>
          </table:table-cell>
          <table:table-cell office:value-type="string" calcext:value-type="string">
            <text:p>Sermet</text:p>
          </table:table-cell>
          <table:table-cell table:formula="of:=ABJAD([.$A1112];1;1)" office:value-type="float" office:value="304" calcext:value-type="float">
            <text:p>304</text:p>
          </table:table-cell>
          <table:table-cell table:formula="of:=IF([.$C1112]=ABJAD([.$A1112];7;1);&quot;aynısı&quot;;ABJAD([.$A1112];7;1))" office:value-type="float" office:value="544" calcext:value-type="float">
            <text:p>544</text:p>
          </table:table-cell>
          <table:table-cell table:number-columns-repeated="1020"/>
        </table:table-row>
        <table:table-row table:style-name="ro1">
          <table:table-cell office:value-type="string" calcext:value-type="string">
            <text:p>سرمين</text:p>
          </table:table-cell>
          <table:table-cell office:value-type="string" calcext:value-type="string">
            <text:p>Sermin</text:p>
          </table:table-cell>
          <table:table-cell table:formula="of:=ABJAD([.$A1113];1;1)" office:value-type="float" office:value="360" calcext:value-type="float">
            <text:p>360</text:p>
          </table:table-cell>
          <table:table-cell table:formula="of:=IF([.$C1113]=ABJAD([.$A1113];7;1);&quot;aynısı&quot;;ABJAD([.$A1113];7;1))" office:value-type="float" office:value="600" calcext:value-type="float">
            <text:p>600</text:p>
          </table:table-cell>
          <table:table-cell table:number-columns-repeated="1020"/>
        </table:table-row>
        <table:table-row table:style-name="ro1">
          <table:table-cell office:value-type="string" calcext:value-type="string">
            <text:p>سرپل</text:p>
          </table:table-cell>
          <table:table-cell office:value-type="string" calcext:value-type="string">
            <text:p>Serpil</text:p>
          </table:table-cell>
          <table:table-cell table:formula="of:=ABJAD([.$A1114];1;1)" office:value-type="float" office:value="292" calcext:value-type="float">
            <text:p>292</text:p>
          </table:table-cell>
          <table:table-cell table:formula="of:=IF([.$C1114]=ABJAD([.$A1114];7;1);&quot;aynısı&quot;;ABJAD([.$A1114];7;1))" office:value-type="float" office:value="532" calcext:value-type="float">
            <text:p>532</text:p>
          </table:table-cell>
          <table:table-cell table:number-columns-repeated="1020"/>
        </table:table-row>
        <table:table-row table:style-name="ro1">
          <table:table-cell office:value-type="string" calcext:value-type="string">
            <text:p>سرّاء</text:p>
          </table:table-cell>
          <table:table-cell office:value-type="string" calcext:value-type="string">
            <text:p>Serra</text:p>
          </table:table-cell>
          <table:table-cell table:formula="of:=ABJAD([.$A1115];1;1)" office:value-type="float" office:value="262" calcext:value-type="float">
            <text:p>262</text:p>
          </table:table-cell>
          <table:table-cell table:formula="of:=IF([.$C1115]=ABJAD([.$A1115];7;1);&quot;aynısı&quot;;ABJAD([.$A1115];7;1))" office:value-type="float" office:value="502" calcext:value-type="float">
            <text:p>502</text:p>
          </table:table-cell>
          <table:table-cell table:number-columns-repeated="1020"/>
        </table:table-row>
        <table:table-row table:style-name="ro1">
          <table:table-cell office:value-type="string" calcext:value-type="string">
            <text:p>سرتاچ</text:p>
          </table:table-cell>
          <table:table-cell office:value-type="string" calcext:value-type="string">
            <text:p>Sertaç</text:p>
          </table:table-cell>
          <table:table-cell table:formula="of:=ABJAD([.$A1116];1;1)" office:value-type="float" office:value="664" calcext:value-type="float">
            <text:p>664</text:p>
          </table:table-cell>
          <table:table-cell table:formula="of:=IF([.$C1116]=ABJAD([.$A1116];7;1);&quot;aynısı&quot;;ABJAD([.$A1116];7;1))" office:value-type="float" office:value="904" calcext:value-type="float">
            <text:p>904</text:p>
          </table:table-cell>
          <table:table-cell table:number-columns-repeated="1020"/>
        </table:table-row>
        <table:table-row table:style-name="ro1">
          <table:table-cell office:value-type="string" calcext:value-type="string">
            <text:p>سرور</text:p>
          </table:table-cell>
          <table:table-cell office:value-type="string" calcext:value-type="string">
            <text:p>Server</text:p>
          </table:table-cell>
          <table:table-cell table:formula="of:=ABJAD([.$A1117];1;1)" office:value-type="float" office:value="466" calcext:value-type="float">
            <text:p>466</text:p>
          </table:table-cell>
          <table:table-cell table:formula="of:=IF([.$C1117]=ABJAD([.$A1117];7;1);&quot;aynısı&quot;;ABJAD([.$A1117];7;1))" office:value-type="float" office:value="706" calcext:value-type="float">
            <text:p>706</text:p>
          </table:table-cell>
          <table:table-cell table:number-columns-repeated="1020"/>
        </table:table-row>
        <table:table-row table:style-name="ro1">
          <table:table-cell office:value-type="string" calcext:value-type="string">
            <text:p>ثروت</text:p>
          </table:table-cell>
          <table:table-cell office:value-type="string" calcext:value-type="string">
            <text:p>Servet</text:p>
          </table:table-cell>
          <table:table-cell table:formula="of:=ABJAD([.$A1118];1;1)" office:value-type="float" office:value="1106" calcext:value-type="float">
            <text:p>1106</text:p>
          </table:table-cell>
          <table:table-cell table:formula="of:=IF([.$C1118]=ABJAD([.$A1118];7;1);&quot;aynısı&quot;;ABJAD([.$A1118];7;1))" office:value-type="string" office:string-value="aynısı" calcext:value-type="string">
            <text:p>aynısı</text:p>
          </table:table-cell>
          <table:table-cell table:number-columns-repeated="1020"/>
        </table:table-row>
        <table:table-row table:style-name="ro1">
          <table:table-cell office:value-type="string" calcext:value-type="string">
            <text:p>سَتار</text:p>
          </table:table-cell>
          <table:table-cell office:value-type="string" calcext:value-type="string">
            <text:p>Settar</text:p>
          </table:table-cell>
          <table:table-cell table:formula="of:=ABJAD([.$A1119];1;1)" office:value-type="float" office:value="661" calcext:value-type="float">
            <text:p>661</text:p>
          </table:table-cell>
          <table:table-cell table:formula="of:=IF([.$C1119]=ABJAD([.$A1119];7;1);&quot;aynısı&quot;;ABJAD([.$A1119];7;1))" office:value-type="float" office:value="901" calcext:value-type="float">
            <text:p>901</text:p>
          </table:table-cell>
          <table:table-cell table:number-columns-repeated="1020"/>
        </table:table-row>
        <table:table-row table:style-name="ro1">
          <table:table-cell office:value-type="string" calcext:value-type="string">
            <text:p>سوال</text:p>
          </table:table-cell>
          <table:table-cell office:value-type="string" calcext:value-type="string">
            <text:p>Seval</text:p>
          </table:table-cell>
          <table:table-cell table:formula="of:=ABJAD([.$A1120];1;1)" office:value-type="float" office:value="97" calcext:value-type="float">
            <text:p>97</text:p>
          </table:table-cell>
          <table:table-cell table:formula="of:=IF([.$C1120]=ABJAD([.$A1120];7;1);&quot;aynısı&quot;;ABJAD([.$A1120];7;1))" office:value-type="float" office:value="337" calcext:value-type="float">
            <text:p>337</text:p>
          </table:table-cell>
          <table:table-cell table:number-columns-repeated="1020"/>
        </table:table-row>
        <table:table-row table:style-name="ro1">
          <table:table-cell office:value-type="string" calcext:value-type="string">
            <text:p>ثوبان</text:p>
          </table:table-cell>
          <table:table-cell office:value-type="string" calcext:value-type="string">
            <text:p>Sevban</text:p>
          </table:table-cell>
          <table:table-cell table:formula="of:=ABJAD([.$A1121];1;1)" office:value-type="float" office:value="559" calcext:value-type="float">
            <text:p>559</text:p>
          </table:table-cell>
          <table:table-cell table:formula="of:=IF([.$C1121]=ABJAD([.$A1121];7;1);&quot;aynısı&quot;;ABJAD([.$A1121];7;1))" office:value-type="string" office:string-value="aynısı" calcext:value-type="string">
            <text:p>aynısı</text:p>
          </table:table-cell>
          <table:table-cell table:number-columns-repeated="1020"/>
        </table:table-row>
        <table:table-row table:style-name="ro1">
          <table:table-cell office:value-type="string" calcext:value-type="string">
            <text:p>سوجان</text:p>
          </table:table-cell>
          <table:table-cell office:value-type="string" calcext:value-type="string">
            <text:p>Sevcan</text:p>
          </table:table-cell>
          <table:table-cell table:formula="of:=ABJAD([.$A1122];1;1)" office:value-type="float" office:value="120" calcext:value-type="float">
            <text:p>120</text:p>
          </table:table-cell>
          <table:table-cell table:formula="of:=IF([.$C1122]=ABJAD([.$A1122];7;1);&quot;aynısı&quot;;ABJAD([.$A1122];7;1))" office:value-type="float" office:value="360" calcext:value-type="float">
            <text:p>360</text:p>
          </table:table-cell>
          <table:table-cell table:number-columns-repeated="1020"/>
        </table:table-row>
        <table:table-row table:style-name="ro1">
          <table:table-cell office:value-type="string" calcext:value-type="string">
            <text:p>سوداه</text:p>
          </table:table-cell>
          <table:table-cell office:value-type="string" calcext:value-type="string">
            <text:p>Sevda</text:p>
          </table:table-cell>
          <table:table-cell table:formula="of:=ABJAD([.$A1123];1;1)" office:value-type="float" office:value="76" calcext:value-type="float">
            <text:p>76</text:p>
          </table:table-cell>
          <table:table-cell table:formula="of:=IF([.$C1123]=ABJAD([.$A1123];7;1);&quot;aynısı&quot;;ABJAD([.$A1123];7;1))" office:value-type="float" office:value="316" calcext:value-type="float">
            <text:p>316</text:p>
          </table:table-cell>
          <table:table-cell table:number-columns-repeated="1020"/>
        </table:table-row>
        <table:table-row table:style-name="ro1">
          <table:table-cell office:value-type="string" calcext:value-type="string">
            <text:p>سَوكى</text:p>
          </table:table-cell>
          <table:table-cell office:value-type="string" calcext:value-type="string">
            <text:p>Sevgi</text:p>
          </table:table-cell>
          <table:table-cell table:formula="of:=ABJAD([.$A1124];1;1)" office:value-type="float" office:value="87" calcext:value-type="float">
            <text:p>87</text:p>
          </table:table-cell>
          <table:table-cell table:formula="of:=IF([.$C1124]=ABJAD([.$A1124];7;1);&quot;aynısı&quot;;ABJAD([.$A1124];7;1))" office:value-type="float" office:value="327" calcext:value-type="float">
            <text:p>327</text:p>
          </table:table-cell>
          <table:table-cell table:number-columns-repeated="1020"/>
        </table:table-row>
        <table:table-row table:style-name="ro1">
          <table:table-cell office:value-type="string" calcext:value-type="string">
            <text:p>سويل</text:p>
          </table:table-cell>
          <table:table-cell office:value-type="string" calcext:value-type="string">
            <text:p>Sevil</text:p>
          </table:table-cell>
          <table:table-cell table:formula="of:=ABJAD([.$A1125];1;1)" office:value-type="float" office:value="106" calcext:value-type="float">
            <text:p>106</text:p>
          </table:table-cell>
          <table:table-cell table:formula="of:=IF([.$C1125]=ABJAD([.$A1125];7;1);&quot;aynısı&quot;;ABJAD([.$A1125];7;1))" office:value-type="float" office:value="346" calcext:value-type="float">
            <text:p>346</text:p>
          </table:table-cell>
          <table:table-cell table:number-columns-repeated="1020"/>
        </table:table-row>
        <table:table-row table:style-name="ro1">
          <table:table-cell office:value-type="string" calcext:value-type="string">
            <text:p>سويلآى</text:p>
          </table:table-cell>
          <table:table-cell office:value-type="string" calcext:value-type="string">
            <text:p>Sevilay</text:p>
          </table:table-cell>
          <table:table-cell table:formula="of:=ABJAD([.$A1126];1;1)" office:value-type="float" office:value="108" calcext:value-type="float">
            <text:p>108</text:p>
          </table:table-cell>
          <table:table-cell table:formula="of:=IF([.$C1126]=ABJAD([.$A1126];7;1);&quot;aynısı&quot;;ABJAD([.$A1126];7;1))" office:value-type="float" office:value="348" calcext:value-type="float">
            <text:p>348</text:p>
          </table:table-cell>
          <table:table-cell table:number-columns-repeated="1020"/>
        </table:table-row>
        <table:table-row table:style-name="ro1">
          <table:table-cell office:value-type="string" calcext:value-type="string">
            <text:p>سويم</text:p>
          </table:table-cell>
          <table:table-cell office:value-type="string" calcext:value-type="string">
            <text:p>Sevim</text:p>
          </table:table-cell>
          <table:table-cell table:formula="of:=ABJAD([.$A1127];1;1)" office:value-type="float" office:value="116" calcext:value-type="float">
            <text:p>116</text:p>
          </table:table-cell>
          <table:table-cell table:formula="of:=IF([.$C1127]=ABJAD([.$A1127];7;1);&quot;aynısı&quot;;ABJAD([.$A1127];7;1))" office:value-type="float" office:value="356" calcext:value-type="float">
            <text:p>356</text:p>
          </table:table-cell>
          <table:table-cell table:number-columns-repeated="1020"/>
        </table:table-row>
        <table:table-row table:style-name="ro1">
          <table:table-cell office:value-type="string" calcext:value-type="string">
            <text:p>سوین</text:p>
          </table:table-cell>
          <table:table-cell office:value-type="string" calcext:value-type="string">
            <text:p>Sevin</text:p>
          </table:table-cell>
          <table:table-cell table:formula="of:=ABJAD([.$A1128];1;1)" office:value-type="float" office:value="126" calcext:value-type="float">
            <text:p>126</text:p>
          </table:table-cell>
          <table:table-cell table:formula="of:=IF([.$C1128]=ABJAD([.$A1128];7;1);&quot;aynısı&quot;;ABJAD([.$A1128];7;1))" office:value-type="float" office:value="366" calcext:value-type="float">
            <text:p>366</text:p>
          </table:table-cell>
          <table:table-cell table:number-columns-repeated="1020"/>
        </table:table-row>
        <table:table-row table:style-name="ro1">
          <table:table-cell office:value-type="string" calcext:value-type="string">
            <text:p>سوينچ</text:p>
          </table:table-cell>
          <table:table-cell office:value-type="string" calcext:value-type="string">
            <text:p>Sevinç</text:p>
          </table:table-cell>
          <table:table-cell table:formula="of:=ABJAD([.$A1129];1;1)" office:value-type="float" office:value="129" calcext:value-type="float">
            <text:p>129</text:p>
          </table:table-cell>
          <table:table-cell table:formula="of:=IF([.$C1129]=ABJAD([.$A1129];7;1);&quot;aynısı&quot;;ABJAD([.$A1129];7;1))" office:value-type="float" office:value="369" calcext:value-type="float">
            <text:p>369</text:p>
          </table:table-cell>
          <table:table-cell table:number-columns-repeated="1020"/>
        </table:table-row>
        <table:table-row table:style-name="ro1">
          <table:table-cell office:value-type="string" calcext:value-type="string">
            <text:p>سوقان</text:p>
          </table:table-cell>
          <table:table-cell office:value-type="string" calcext:value-type="string">
            <text:p>Sevkan</text:p>
          </table:table-cell>
          <table:table-cell table:formula="of:=ABJAD([.$A1130];1;1)" office:value-type="float" office:value="217" calcext:value-type="float">
            <text:p>217</text:p>
          </table:table-cell>
          <table:table-cell table:formula="of:=IF([.$C1130]=ABJAD([.$A1130];7;1);&quot;aynısı&quot;;ABJAD([.$A1130];7;1))" office:value-type="float" office:value="457" calcext:value-type="float">
            <text:p>457</text:p>
          </table:table-cell>
          <table:table-cell table:number-columns-repeated="1020"/>
        </table:table-row>
        <table:table-row table:style-name="ro1">
          <table:table-cell office:value-type="string" calcext:value-type="string">
            <text:p>سوطاپ</text:p>
          </table:table-cell>
          <table:table-cell office:value-type="string" calcext:value-type="string">
            <text:p>Sevtap</text:p>
          </table:table-cell>
          <table:table-cell table:formula="of:=ABJAD([.$A1131];1;1)" office:value-type="float" office:value="78" calcext:value-type="float">
            <text:p>78</text:p>
          </table:table-cell>
          <table:table-cell table:formula="of:=IF([.$C1131]=ABJAD([.$A1131];7;1);&quot;aynısı&quot;;ABJAD([.$A1131];7;1))" office:value-type="float" office:value="318" calcext:value-type="float">
            <text:p>318</text:p>
          </table:table-cell>
          <table:table-cell table:number-columns-repeated="1020"/>
        </table:table-row>
        <table:table-row table:style-name="ro1">
          <table:table-cell office:value-type="string" calcext:value-type="string">
            <text:p>سِیف‌الدین</text:p>
          </table:table-cell>
          <table:table-cell office:value-type="string" calcext:value-type="string">
            <text:p>Seyfettin</text:p>
          </table:table-cell>
          <table:table-cell table:formula="of:=ABJAD([.$A1132];1;1)" office:value-type="float" office:value="245" calcext:value-type="float">
            <text:p>245</text:p>
          </table:table-cell>
          <table:table-cell table:formula="of:=IF([.$C1132]=ABJAD([.$A1132];7;1);&quot;aynısı&quot;;ABJAD([.$A1132];7;1))" office:value-type="float" office:value="485" calcext:value-type="float">
            <text:p>485</text:p>
          </table:table-cell>
          <table:table-cell table:number-columns-repeated="1020"/>
        </table:table-row>
        <table:table-row table:style-name="ro1">
          <table:table-cell office:value-type="string" calcext:value-type="string">
            <text:p>سيف الله</text:p>
          </table:table-cell>
          <table:table-cell office:value-type="string" calcext:value-type="string">
            <text:p>Seyfullah</text:p>
          </table:table-cell>
          <table:table-cell table:formula="of:=ABJAD([.$A1133];1;1)" office:value-type="float" office:value="216" calcext:value-type="float">
            <text:p>216</text:p>
          </table:table-cell>
          <table:table-cell table:formula="of:=IF([.$C1133]=ABJAD([.$A1133];7;1);&quot;aynısı&quot;;ABJAD([.$A1133];7;1))" office:value-type="float" office:value="456" calcext:value-type="float">
            <text:p>456</text:p>
          </table:table-cell>
          <table:table-cell table:number-columns-repeated="1020"/>
        </table:table-row>
        <table:table-row table:style-name="ro1">
          <table:table-cell office:value-type="string" calcext:value-type="string">
            <text:p>سيخان</text:p>
          </table:table-cell>
          <table:table-cell office:value-type="string" calcext:value-type="string">
            <text:p>Seyhan</text:p>
          </table:table-cell>
          <table:table-cell table:formula="of:=ABJAD([.$A1134];1;1)" office:value-type="float" office:value="721" calcext:value-type="float">
            <text:p>721</text:p>
          </table:table-cell>
          <table:table-cell table:formula="of:=IF([.$C1134]=ABJAD([.$A1134];7;1);&quot;aynısı&quot;;ABJAD([.$A1134];7;1))" office:value-type="float" office:value="961" calcext:value-type="float">
            <text:p>961</text:p>
          </table:table-cell>
          <table:table-cell table:number-columns-repeated="1020"/>
        </table:table-row>
        <table:table-row table:style-name="ro1">
          <table:table-cell office:value-type="string" calcext:value-type="string">
            <text:p>سيد</text:p>
          </table:table-cell>
          <table:table-cell office:value-type="string" calcext:value-type="string">
            <text:p>Seyit</text:p>
          </table:table-cell>
          <table:table-cell table:formula="of:=ABJAD([.$A1135];1;1)" office:value-type="float" office:value="74" calcext:value-type="float">
            <text:p>74</text:p>
          </table:table-cell>
          <table:table-cell table:formula="of:=IF([.$C1135]=ABJAD([.$A1135];7;1);&quot;aynısı&quot;;ABJAD([.$A1135];7;1))" office:value-type="float" office:value="314" calcext:value-type="float">
            <text:p>314</text:p>
          </table:table-cell>
          <table:table-cell table:number-columns-repeated="1020"/>
        </table:table-row>
        <table:table-row table:style-name="ro1">
          <table:table-cell office:value-type="string" calcext:value-type="string">
            <text:p>سيّد</text:p>
          </table:table-cell>
          <table:table-cell office:value-type="string" calcext:value-type="string">
            <text:p>Seyyid</text:p>
          </table:table-cell>
          <table:table-cell table:formula="of:=ABJAD([.$A1136];1;1)" office:value-type="float" office:value="74" calcext:value-type="float">
            <text:p>74</text:p>
          </table:table-cell>
          <table:table-cell table:formula="of:=IF([.$C1136]=ABJAD([.$A1136];7;1);&quot;aynısı&quot;;ABJAD([.$A1136];7;1))" office:value-type="float" office:value="314" calcext:value-type="float">
            <text:p>314</text:p>
          </table:table-cell>
          <table:table-cell table:number-columns-repeated="1020"/>
        </table:table-row>
        <table:table-row table:style-name="ro1">
          <table:table-cell office:value-type="string" calcext:value-type="string">
            <text:p>سيّده</text:p>
          </table:table-cell>
          <table:table-cell office:value-type="string" calcext:value-type="string">
            <text:p>Seyyide</text:p>
          </table:table-cell>
          <table:table-cell table:formula="of:=ABJAD([.$A1137];1;1)" office:value-type="float" office:value="79" calcext:value-type="float">
            <text:p>79</text:p>
          </table:table-cell>
          <table:table-cell table:formula="of:=IF([.$C1137]=ABJAD([.$A1137];7;1);&quot;aynısı&quot;;ABJAD([.$A1137];7;1))" office:value-type="float" office:value="319" calcext:value-type="float">
            <text:p>319</text:p>
          </table:table-cell>
          <table:table-cell table:number-columns-repeated="1020"/>
        </table:table-row>
        <table:table-row table:style-name="ro1">
          <table:table-cell office:value-type="string" calcext:value-type="string">
            <text:p>سزكى</text:p>
          </table:table-cell>
          <table:table-cell office:value-type="string" calcext:value-type="string">
            <text:p>Sezgi</text:p>
          </table:table-cell>
          <table:table-cell table:formula="of:=ABJAD([.$A1138];1;1)" office:value-type="float" office:value="88" calcext:value-type="float">
            <text:p>88</text:p>
          </table:table-cell>
          <table:table-cell table:formula="of:=IF([.$C1138]=ABJAD([.$A1138];7;1);&quot;aynısı&quot;;ABJAD([.$A1138];7;1))" office:value-type="float" office:value="328" calcext:value-type="float">
            <text:p>328</text:p>
          </table:table-cell>
          <table:table-cell table:number-columns-repeated="1020"/>
        </table:table-row>
        <table:table-row table:style-name="ro1">
          <table:table-cell office:value-type="string" calcext:value-type="string">
            <text:p>سزگين</text:p>
          </table:table-cell>
          <table:table-cell office:value-type="string" calcext:value-type="string">
            <text:p>Sezgin</text:p>
          </table:table-cell>
          <table:table-cell table:formula="of:=ABJAD([.$A1139];1;1)" office:value-type="float" office:value="147" calcext:value-type="float">
            <text:p>147</text:p>
          </table:table-cell>
          <table:table-cell table:formula="of:=IF([.$C1139]=ABJAD([.$A1139];7;1);&quot;aynısı&quot;;ABJAD([.$A1139];7;1))" office:value-type="float" office:value="387" calcext:value-type="float">
            <text:p>387</text:p>
          </table:table-cell>
          <table:table-cell table:number-columns-repeated="1020"/>
        </table:table-row>
        <table:table-row table:style-name="ro1">
          <table:table-cell office:value-type="string" calcext:value-type="string">
            <text:p>سيبل</text:p>
          </table:table-cell>
          <table:table-cell office:value-type="string" calcext:value-type="string">
            <text:p>Sibel</text:p>
          </table:table-cell>
          <table:table-cell table:formula="of:=ABJAD([.$A1140];1;1)" office:value-type="float" office:value="102" calcext:value-type="float">
            <text:p>102</text:p>
          </table:table-cell>
          <table:table-cell table:formula="of:=IF([.$C1140]=ABJAD([.$A1140];7;1);&quot;aynısı&quot;;ABJAD([.$A1140];7;1))" office:value-type="float" office:value="342" calcext:value-type="float">
            <text:p>342</text:p>
          </table:table-cell>
          <table:table-cell table:number-columns-repeated="1020"/>
        </table:table-row>
        <table:table-row table:style-name="ro1">
          <table:table-cell office:value-type="string" calcext:value-type="string">
            <text:p>سيمگه</text:p>
          </table:table-cell>
          <table:table-cell office:value-type="string" calcext:value-type="string">
            <text:p>Simge</text:p>
          </table:table-cell>
          <table:table-cell table:formula="of:=ABJAD([.$A1141];1;1)" office:value-type="float" office:value="135" calcext:value-type="float">
            <text:p>135</text:p>
          </table:table-cell>
          <table:table-cell table:formula="of:=IF([.$C1141]=ABJAD([.$A1141];7;1);&quot;aynısı&quot;;ABJAD([.$A1141];7;1))" office:value-type="float" office:value="375" calcext:value-type="float">
            <text:p>375</text:p>
          </table:table-cell>
          <table:table-cell table:number-columns-repeated="1020"/>
        </table:table-row>
        <table:table-row table:style-name="ro1">
          <table:table-cell office:value-type="string" calcext:value-type="string">
            <text:p>سنان</text:p>
          </table:table-cell>
          <table:table-cell office:value-type="string" calcext:value-type="string">
            <text:p>Sinan</text:p>
          </table:table-cell>
          <table:table-cell table:formula="of:=ABJAD([.$A1142];1;1)" office:value-type="float" office:value="161" calcext:value-type="float">
            <text:p>161</text:p>
          </table:table-cell>
          <table:table-cell table:formula="of:=IF([.$C1142]=ABJAD([.$A1142];7;1);&quot;aynısı&quot;;ABJAD([.$A1142];7;1))" office:value-type="float" office:value="401" calcext:value-type="float">
            <text:p>401</text:p>
          </table:table-cell>
          <table:table-cell table:number-columns-repeated="1020"/>
        </table:table-row>
        <table:table-row table:style-name="ro1">
          <table:table-cell office:value-type="string" calcext:value-type="string">
            <text:p>سئنم</text:p>
          </table:table-cell>
          <table:table-cell office:value-type="string" calcext:value-type="string">
            <text:p>Sinem</text:p>
          </table:table-cell>
          <table:table-cell table:formula="of:=ABJAD([.$A1143];1;1)" office:value-type="float" office:value="161" calcext:value-type="float">
            <text:p>161</text:p>
          </table:table-cell>
          <table:table-cell table:formula="of:=IF([.$C1143]=ABJAD([.$A1143];7;1);&quot;aynısı&quot;;ABJAD([.$A1143];7;1))" office:value-type="float" office:value="401" calcext:value-type="float">
            <text:p>401</text:p>
          </table:table-cell>
          <table:table-cell table:number-columns-repeated="1020"/>
        </table:table-row>
        <table:table-row table:style-name="ro1">
          <table:table-cell office:value-type="string" calcext:value-type="string">
            <text:p>صولماز</text:p>
          </table:table-cell>
          <table:table-cell office:value-type="string" calcext:value-type="string">
            <text:p>Solmaz</text:p>
          </table:table-cell>
          <table:table-cell table:formula="of:=ABJAD([.$A1144];1;1)" office:value-type="float" office:value="174" calcext:value-type="float">
            <text:p>174</text:p>
          </table:table-cell>
          <table:table-cell table:formula="of:=IF([.$C1144]=ABJAD([.$A1144];7;1);&quot;aynısı&quot;;ABJAD([.$A1144];7;1))" office:value-type="float" office:value="144" calcext:value-type="float">
            <text:p>144</text:p>
          </table:table-cell>
          <table:table-cell table:number-columns-repeated="1020"/>
        </table:table-row>
        <table:table-row table:style-name="ro1">
          <table:table-cell office:value-type="string" calcext:value-type="string">
            <text:p>صوڭآى</text:p>
          </table:table-cell>
          <table:table-cell office:value-type="string" calcext:value-type="string">
            <text:p>Sonay</text:p>
          </table:table-cell>
          <table:table-cell table:formula="of:=ABJAD([.$A1145];1;1)" office:value-type="float" office:value="148" calcext:value-type="float">
            <text:p>148</text:p>
          </table:table-cell>
          <table:table-cell table:formula="of:=IF([.$C1145]=ABJAD([.$A1145];7;1);&quot;aynısı&quot;;ABJAD([.$A1145];7;1))" office:value-type="float" office:value="118" calcext:value-type="float">
            <text:p>118</text:p>
          </table:table-cell>
          <table:table-cell table:number-columns-repeated="1020"/>
        </table:table-row>
        <table:table-row table:style-name="ro1">
          <table:table-cell office:value-type="string" calcext:value-type="string">
            <text:p>صوڭر</text:p>
          </table:table-cell>
          <table:table-cell office:value-type="string" calcext:value-type="string">
            <text:p>Soner</text:p>
          </table:table-cell>
          <table:table-cell table:formula="of:=ABJAD([.$A1146];1;1)" office:value-type="float" office:value="346" calcext:value-type="float">
            <text:p>346</text:p>
          </table:table-cell>
          <table:table-cell table:formula="of:=IF([.$C1146]=ABJAD([.$A1146];7;1);&quot;aynısı&quot;;ABJAD([.$A1146];7;1))" office:value-type="float" office:value="316" calcext:value-type="float">
            <text:p>316</text:p>
          </table:table-cell>
          <table:table-cell table:number-columns-repeated="1020"/>
        </table:table-row>
        <table:table-row table:style-name="ro1">
          <table:table-cell office:value-type="string" calcext:value-type="string">
            <text:p>صوڭكل</text:p>
          </table:table-cell>
          <table:table-cell office:value-type="string" calcext:value-type="string">
            <text:p>Songül</text:p>
          </table:table-cell>
          <table:table-cell table:formula="of:=ABJAD([.$A1147];1;1)" office:value-type="float" office:value="196" calcext:value-type="float">
            <text:p>196</text:p>
          </table:table-cell>
          <table:table-cell table:formula="of:=IF([.$C1147]=ABJAD([.$A1147];7;1);&quot;aynısı&quot;;ABJAD([.$A1147];7;1))" office:value-type="float" office:value="166" calcext:value-type="float">
            <text:p>166</text:p>
          </table:table-cell>
          <table:table-cell table:number-columns-repeated="1020"/>
        </table:table-row>
        <table:table-row table:style-name="ro1">
          <table:table-cell office:value-type="string" calcext:value-type="string">
            <text:p>صو</text:p>
          </table:table-cell>
          <table:table-cell office:value-type="string" calcext:value-type="string">
            <text:p>Su</text:p>
          </table:table-cell>
          <table:table-cell table:formula="of:=ABJAD([.$A1148];1;1)" office:value-type="float" office:value="96" calcext:value-type="float">
            <text:p>96</text:p>
          </table:table-cell>
          <table:table-cell table:formula="of:=IF([.$C1148]=ABJAD([.$A1148];7;1);&quot;aynısı&quot;;ABJAD([.$A1148];7;1))" office:value-type="float" office:value="66" calcext:value-type="float">
            <text:p>66</text:p>
          </table:table-cell>
          <table:table-cell table:number-columns-repeated="1020"/>
        </table:table-row>
        <table:table-row table:style-name="ro1">
          <table:table-cell office:value-type="string" calcext:value-type="string">
            <text:p>سعاد</text:p>
          </table:table-cell>
          <table:table-cell office:value-type="string" calcext:value-type="string">
            <text:p>Suat</text:p>
          </table:table-cell>
          <table:table-cell table:formula="of:=ABJAD([.$A1149];1;1)" office:value-type="float" office:value="135" calcext:value-type="float">
            <text:p>135</text:p>
          </table:table-cell>
          <table:table-cell table:formula="of:=IF([.$C1149]=ABJAD([.$A1149];7;1);&quot;aynısı&quot;;ABJAD([.$A1149];7;1))" office:value-type="float" office:value="375" calcext:value-type="float">
            <text:p>375</text:p>
          </table:table-cell>
          <table:table-cell table:number-columns-repeated="1020"/>
        </table:table-row>
        <table:table-row table:style-name="ro1">
          <table:table-cell office:value-type="string" calcext:value-type="string">
            <text:p>صوفی</text:p>
          </table:table-cell>
          <table:table-cell office:value-type="string" calcext:value-type="string">
            <text:p>Sufi</text:p>
          </table:table-cell>
          <table:table-cell table:formula="of:=ABJAD([.$A1150];1;1)" office:value-type="float" office:value="186" calcext:value-type="float">
            <text:p>186</text:p>
          </table:table-cell>
          <table:table-cell table:formula="of:=IF([.$C1150]=ABJAD([.$A1150];7;1);&quot;aynısı&quot;;ABJAD([.$A1150];7;1))" office:value-type="float" office:value="156" calcext:value-type="float">
            <text:p>156</text:p>
          </table:table-cell>
          <table:table-cell table:number-columns-repeated="1020"/>
        </table:table-row>
        <table:table-row table:style-name="ro1">
          <table:table-cell office:value-type="string" calcext:value-type="string">
            <text:p>سلطان</text:p>
          </table:table-cell>
          <table:table-cell office:value-type="string" calcext:value-type="string">
            <text:p>Sultan</text:p>
          </table:table-cell>
          <table:table-cell table:formula="of:=ABJAD([.$A1151];1;1)" office:value-type="float" office:value="150" calcext:value-type="float">
            <text:p>150</text:p>
          </table:table-cell>
          <table:table-cell table:formula="of:=IF([.$C1151]=ABJAD([.$A1151];7;1);&quot;aynısı&quot;;ABJAD([.$A1151];7;1))" office:value-type="float" office:value="390" calcext:value-type="float">
            <text:p>390</text:p>
          </table:table-cell>
          <table:table-cell table:number-columns-repeated="1020"/>
        </table:table-row>
        <table:table-row table:style-name="ro1">
          <table:table-cell office:value-type="string" calcext:value-type="string">
            <text:p>صونا</text:p>
          </table:table-cell>
          <table:table-cell office:value-type="string" calcext:value-type="string">
            <text:p>Suna</text:p>
          </table:table-cell>
          <table:table-cell table:formula="of:=ABJAD([.$A1152];1;1)" office:value-type="float" office:value="147" calcext:value-type="float">
            <text:p>147</text:p>
          </table:table-cell>
          <table:table-cell table:formula="of:=IF([.$C1152]=ABJAD([.$A1152];7;1);&quot;aynısı&quot;;ABJAD([.$A1152];7;1))" office:value-type="float" office:value="117" calcext:value-type="float">
            <text:p>117</text:p>
          </table:table-cell>
          <table:table-cell table:number-columns-repeated="1020"/>
        </table:table-row>
        <table:table-row table:style-name="ro1">
          <table:table-cell office:value-type="string" calcext:value-type="string">
            <text:p>سُونای</text:p>
          </table:table-cell>
          <table:table-cell office:value-type="string" calcext:value-type="string">
            <text:p>Sunay</text:p>
          </table:table-cell>
          <table:table-cell table:formula="of:=ABJAD([.$A1153];1;1)" office:value-type="float" office:value="127" calcext:value-type="float">
            <text:p>127</text:p>
          </table:table-cell>
          <table:table-cell table:formula="of:=IF([.$C1153]=ABJAD([.$A1153];7;1);&quot;aynısı&quot;;ABJAD([.$A1153];7;1))" office:value-type="float" office:value="367" calcext:value-type="float">
            <text:p>367</text:p>
          </table:table-cell>
          <table:table-cell table:number-columns-repeated="1020"/>
        </table:table-row>
        <table:table-row table:style-name="ro1">
          <table:table-cell office:value-type="string" calcext:value-type="string">
            <text:p>سُور</text:p>
          </table:table-cell>
          <table:table-cell office:value-type="string" calcext:value-type="string">
            <text:p>Sur</text:p>
          </table:table-cell>
          <table:table-cell table:formula="of:=ABJAD([.$A1154];1;1)" office:value-type="float" office:value="266" calcext:value-type="float">
            <text:p>266</text:p>
          </table:table-cell>
          <table:table-cell table:formula="of:=IF([.$C1154]=ABJAD([.$A1154];7;1);&quot;aynısı&quot;;ABJAD([.$A1154];7;1))" office:value-type="float" office:value="506" calcext:value-type="float">
            <text:p>506</text:p>
          </table:table-cell>
          <table:table-cell table:number-columns-repeated="1020"/>
        </table:table-row>
        <table:table-row table:style-name="ro1">
          <table:table-cell office:value-type="string" calcext:value-type="string">
            <text:p>سُعود</text:p>
          </table:table-cell>
          <table:table-cell office:value-type="string" calcext:value-type="string">
            <text:p>Suut</text:p>
          </table:table-cell>
          <table:table-cell table:formula="of:=ABJAD([.$A1155];1;1)" office:value-type="float" office:value="140" calcext:value-type="float">
            <text:p>140</text:p>
          </table:table-cell>
          <table:table-cell table:formula="of:=IF([.$C1155]=ABJAD([.$A1155];7;1);&quot;aynısı&quot;;ABJAD([.$A1155];7;1))" office:value-type="float" office:value="380" calcext:value-type="float">
            <text:p>380</text:p>
          </table:table-cell>
          <table:table-cell table:number-columns-repeated="1020"/>
        </table:table-row>
        <table:table-row table:style-name="ro1">
          <table:table-cell office:value-type="string" calcext:value-type="string">
            <text:p>سوزان</text:p>
          </table:table-cell>
          <table:table-cell office:value-type="string" calcext:value-type="string">
            <text:p>Suzan</text:p>
          </table:table-cell>
          <table:table-cell table:formula="of:=ABJAD([.$A1156];1;1)" office:value-type="float" office:value="124" calcext:value-type="float">
            <text:p>124</text:p>
          </table:table-cell>
          <table:table-cell table:formula="of:=IF([.$C1156]=ABJAD([.$A1156];7;1);&quot;aynısı&quot;;ABJAD([.$A1156];7;1))" office:value-type="float" office:value="364" calcext:value-type="float">
            <text:p>364</text:p>
          </table:table-cell>
          <table:table-cell table:number-columns-repeated="1020"/>
        </table:table-row>
        <table:table-row table:style-name="ro1">
          <table:table-cell office:value-type="string" calcext:value-type="string">
            <text:p>سهيل</text:p>
          </table:table-cell>
          <table:table-cell office:value-type="string" calcext:value-type="string">
            <text:p>Süheyl</text:p>
          </table:table-cell>
          <table:table-cell table:formula="of:=ABJAD([.$A1157];1;1)" office:value-type="float" office:value="105" calcext:value-type="float">
            <text:p>105</text:p>
          </table:table-cell>
          <table:table-cell table:formula="of:=IF([.$C1157]=ABJAD([.$A1157];7;1);&quot;aynısı&quot;;ABJAD([.$A1157];7;1))" office:value-type="float" office:value="345" calcext:value-type="float">
            <text:p>345</text:p>
          </table:table-cell>
          <table:table-cell table:number-columns-repeated="1020"/>
        </table:table-row>
        <table:table-row table:style-name="ro1">
          <table:table-cell office:value-type="string" calcext:value-type="string">
            <text:p>سهيلا</text:p>
          </table:table-cell>
          <table:table-cell office:value-type="string" calcext:value-type="string">
            <text:p>Süheyla</text:p>
          </table:table-cell>
          <table:table-cell table:formula="of:=ABJAD([.$A1158];1;1)" office:value-type="float" office:value="106" calcext:value-type="float">
            <text:p>106</text:p>
          </table:table-cell>
          <table:table-cell table:formula="of:=IF([.$C1158]=ABJAD([.$A1158];7;1);&quot;aynısı&quot;;ABJAD([.$A1158];7;1))" office:value-type="float" office:value="346" calcext:value-type="float">
            <text:p>346</text:p>
          </table:table-cell>
          <table:table-cell table:number-columns-repeated="1020"/>
        </table:table-row>
        <table:table-row table:style-name="ro1">
          <table:table-cell office:value-type="string" calcext:value-type="string">
            <text:p>سليمان</text:p>
          </table:table-cell>
          <table:table-cell office:value-type="string" calcext:value-type="string">
            <text:p>Süleyman</text:p>
          </table:table-cell>
          <table:table-cell table:formula="of:=ABJAD([.$A1159];1;1)" office:value-type="float" office:value="191" calcext:value-type="float">
            <text:p>191</text:p>
          </table:table-cell>
          <table:table-cell table:formula="of:=IF([.$C1159]=ABJAD([.$A1159];7;1);&quot;aynısı&quot;;ABJAD([.$A1159];7;1))" office:value-type="float" office:value="431" calcext:value-type="float">
            <text:p>431</text:p>
          </table:table-cell>
          <table:table-cell table:number-columns-repeated="1020"/>
        </table:table-row>
        <table:table-row table:style-name="ro1">
          <table:table-cell office:value-type="string" calcext:value-type="string">
            <text:p>سنبل</text:p>
          </table:table-cell>
          <table:table-cell office:value-type="string" calcext:value-type="string">
            <text:p>Sümbül</text:p>
          </table:table-cell>
          <table:table-cell table:formula="of:=ABJAD([.$A1160];1;1)" office:value-type="float" office:value="142" calcext:value-type="float">
            <text:p>142</text:p>
          </table:table-cell>
          <table:table-cell table:formula="of:=IF([.$C1160]=ABJAD([.$A1160];7;1);&quot;aynısı&quot;;ABJAD([.$A1160];7;1))" office:value-type="float" office:value="382" calcext:value-type="float">
            <text:p>382</text:p>
          </table:table-cell>
          <table:table-cell table:number-columns-repeated="1020"/>
        </table:table-row>
        <table:table-row table:style-name="ro1">
          <table:table-cell office:value-type="string" calcext:value-type="string">
            <text:p>صمية</text:p>
          </table:table-cell>
          <table:table-cell office:value-type="string" calcext:value-type="string">
            <text:p>Sümeyye</text:p>
          </table:table-cell>
          <table:table-cell table:formula="of:=ABJAD([.$A1161];1;1)" office:value-type="float" office:value="145" calcext:value-type="float">
            <text:p>145</text:p>
          </table:table-cell>
          <table:table-cell table:formula="of:=IF([.$C1161]=ABJAD([.$A1161];7;1);&quot;aynısı&quot;;ABJAD([.$A1161];7;1))" office:value-type="float" office:value="115" calcext:value-type="float">
            <text:p>115</text:p>
          </table:table-cell>
          <table:table-cell table:number-columns-repeated="1020"/>
        </table:table-row>
        <table:table-row table:style-name="ro1">
          <table:table-cell office:value-type="string" calcext:value-type="string">
            <text:p>سندس</text:p>
          </table:table-cell>
          <table:table-cell office:value-type="string" calcext:value-type="string">
            <text:p>Sündüs</text:p>
          </table:table-cell>
          <table:table-cell table:formula="of:=ABJAD([.$A1162];1;1)" office:value-type="float" office:value="174" calcext:value-type="float">
            <text:p>174</text:p>
          </table:table-cell>
          <table:table-cell table:formula="of:=IF([.$C1162]=ABJAD([.$A1162];7;1);&quot;aynısı&quot;;ABJAD([.$A1162];7;1))" office:value-type="float" office:value="654" calcext:value-type="float">
            <text:p>654</text:p>
          </table:table-cell>
          <table:table-cell table:number-columns-repeated="1020"/>
        </table:table-row>
        <table:table-row table:style-name="ro1">
          <table:table-cell office:value-type="string" calcext:value-type="string">
            <text:p>ثريّا</text:p>
          </table:table-cell>
          <table:table-cell office:value-type="string" calcext:value-type="string">
            <text:p>Süreyya</text:p>
          </table:table-cell>
          <table:table-cell table:formula="of:=ABJAD([.$A1163];1;1)" office:value-type="float" office:value="711" calcext:value-type="float">
            <text:p>711</text:p>
          </table:table-cell>
          <table:table-cell table:formula="of:=IF([.$C1163]=ABJAD([.$A1163];7;1);&quot;aynısı&quot;;ABJAD([.$A1163];7;1))" office:value-type="string" office:string-value="aynısı" calcext:value-type="string">
            <text:p>aynısı</text:p>
          </table:table-cell>
          <table:table-cell table:number-columns-repeated="1020"/>
        </table:table-row>
        <table:table-row table:style-name="ro1">
          <table:table-cell office:value-type="string" calcext:value-type="string">
            <text:p>سويدا</text:p>
          </table:table-cell>
          <table:table-cell office:value-type="string" calcext:value-type="string">
            <text:p>Süveyda</text:p>
          </table:table-cell>
          <table:table-cell table:formula="of:=ABJAD([.$A1164];1;1)" office:value-type="float" office:value="81" calcext:value-type="float">
            <text:p>81</text:p>
          </table:table-cell>
          <table:table-cell table:formula="of:=IF([.$C1164]=ABJAD([.$A1164];7;1);&quot;aynısı&quot;;ABJAD([.$A1164];7;1))" office:value-type="float" office:value="321" calcext:value-type="float">
            <text:p>321</text:p>
          </table:table-cell>
          <table:table-cell table:number-columns-repeated="1020"/>
        </table:table-row>
        <table:table-row table:style-name="ro1">
          <table:table-cell office:value-type="string" calcext:value-type="string">
            <text:p>شعبان</text:p>
          </table:table-cell>
          <table:table-cell office:value-type="string" calcext:value-type="string">
            <text:p>Şaban</text:p>
          </table:table-cell>
          <table:table-cell table:formula="of:=ABJAD([.$A1165];1;1)" office:value-type="float" office:value="423" calcext:value-type="float">
            <text:p>423</text:p>
          </table:table-cell>
          <table:table-cell table:formula="of:=IF([.$C1165]=ABJAD([.$A1165];7;1);&quot;aynısı&quot;;ABJAD([.$A1165];7;1))" office:value-type="float" office:value="1123" calcext:value-type="float">
            <text:p>1123</text:p>
          </table:table-cell>
          <table:table-cell table:number-columns-repeated="1020"/>
        </table:table-row>
        <table:table-row table:style-name="ro1">
          <table:table-cell office:value-type="string" calcext:value-type="string">
            <text:p>شادان</text:p>
          </table:table-cell>
          <table:table-cell office:value-type="string" calcext:value-type="string">
            <text:p>Şadan</text:p>
          </table:table-cell>
          <table:table-cell table:formula="of:=ABJAD([.$A1166];1;1)" office:value-type="float" office:value="356" calcext:value-type="float">
            <text:p>356</text:p>
          </table:table-cell>
          <table:table-cell table:formula="of:=IF([.$C1166]=ABJAD([.$A1166];7;1);&quot;aynısı&quot;;ABJAD([.$A1166];7;1))" office:value-type="float" office:value="1056" calcext:value-type="float">
            <text:p>1056</text:p>
          </table:table-cell>
          <table:table-cell table:number-columns-repeated="1020"/>
        </table:table-row>
        <table:table-row table:style-name="ro1">
          <table:table-cell office:value-type="string" calcext:value-type="string">
            <text:p>شادمان</text:p>
          </table:table-cell>
          <table:table-cell office:value-type="string" calcext:value-type="string">
            <text:p>Şadıman</text:p>
          </table:table-cell>
          <table:table-cell table:formula="of:=ABJAD([.$A1167];1;1)" office:value-type="float" office:value="396" calcext:value-type="float">
            <text:p>396</text:p>
          </table:table-cell>
          <table:table-cell table:formula="of:=IF([.$C1167]=ABJAD([.$A1167];7;1);&quot;aynısı&quot;;ABJAD([.$A1167];7;1))" office:value-type="float" office:value="1096" calcext:value-type="float">
            <text:p>1096</text:p>
          </table:table-cell>
          <table:table-cell table:number-columns-repeated="1020"/>
        </table:table-row>
        <table:table-row table:style-name="ro1">
          <table:table-cell office:value-type="string" calcext:value-type="string">
            <text:p>شادمان</text:p>
          </table:table-cell>
          <table:table-cell office:value-type="string" calcext:value-type="string">
            <text:p>Şaduman</text:p>
          </table:table-cell>
          <table:table-cell table:formula="of:=ABJAD([.$A1168];1;1)" office:value-type="float" office:value="396" calcext:value-type="float">
            <text:p>396</text:p>
          </table:table-cell>
          <table:table-cell table:formula="of:=IF([.$C1168]=ABJAD([.$A1168];7;1);&quot;aynısı&quot;;ABJAD([.$A1168];7;1))" office:value-type="float" office:value="1096" calcext:value-type="float">
            <text:p>1096</text:p>
          </table:table-cell>
          <table:table-cell table:number-columns-repeated="1020"/>
        </table:table-row>
        <table:table-row table:style-name="ro1">
          <table:table-cell office:value-type="string" calcext:value-type="string">
            <text:p>شفاق</text:p>
          </table:table-cell>
          <table:table-cell office:value-type="string" calcext:value-type="string">
            <text:p>Şafak</text:p>
          </table:table-cell>
          <table:table-cell table:formula="of:=ABJAD([.$A1169];1;1)" office:value-type="float" office:value="481" calcext:value-type="float">
            <text:p>481</text:p>
          </table:table-cell>
          <table:table-cell table:formula="of:=IF([.$C1169]=ABJAD([.$A1169];7;1);&quot;aynısı&quot;;ABJAD([.$A1169];7;1))" office:value-type="float" office:value="1181" calcext:value-type="float">
            <text:p>1181</text:p>
          </table:table-cell>
          <table:table-cell table:number-columns-repeated="1020"/>
        </table:table-row>
        <table:table-row table:style-name="ro1">
          <table:table-cell office:value-type="string" calcext:value-type="string">
            <text:p>شهاب الدين</text:p>
          </table:table-cell>
          <table:table-cell office:value-type="string" calcext:value-type="string">
            <text:p>Şahabettin</text:p>
          </table:table-cell>
          <table:table-cell table:formula="of:=ABJAD([.$A1170];1;1)" office:value-type="float" office:value="403" calcext:value-type="float">
            <text:p>403</text:p>
          </table:table-cell>
          <table:table-cell table:formula="of:=IF([.$C1170]=ABJAD([.$A1170];7;1);&quot;aynısı&quot;;ABJAD([.$A1170];7;1))" office:value-type="float" office:value="1103" calcext:value-type="float">
            <text:p>1103</text:p>
          </table:table-cell>
          <table:table-cell table:number-columns-repeated="1020"/>
        </table:table-row>
        <table:table-row table:style-name="ro1">
          <table:table-cell office:value-type="string" calcext:value-type="string">
            <text:p>شاهان</text:p>
          </table:table-cell>
          <table:table-cell office:value-type="string" calcext:value-type="string">
            <text:p>Şahan</text:p>
          </table:table-cell>
          <table:table-cell table:formula="of:=ABJAD([.$A1171];1;1)" office:value-type="float" office:value="357" calcext:value-type="float">
            <text:p>357</text:p>
          </table:table-cell>
          <table:table-cell table:formula="of:=IF([.$C1171]=ABJAD([.$A1171];7;1);&quot;aynısı&quot;;ABJAD([.$A1171];7;1))" office:value-type="float" office:value="1057" calcext:value-type="float">
            <text:p>1057</text:p>
          </table:table-cell>
          <table:table-cell table:number-columns-repeated="1020"/>
        </table:table-row>
        <table:table-row table:style-name="ro1">
          <table:table-cell office:value-type="string" calcext:value-type="string">
            <text:p>شاه أثر</text:p>
          </table:table-cell>
          <table:table-cell office:value-type="string" calcext:value-type="string">
            <text:p>Şaheser</text:p>
          </table:table-cell>
          <table:table-cell table:formula="of:=ABJAD([.$A1172];1;1)" office:value-type="float" office:value="1007" calcext:value-type="float">
            <text:p>1007</text:p>
          </table:table-cell>
          <table:table-cell table:formula="of:=IF([.$C1172]=ABJAD([.$A1172];7;1);&quot;aynısı&quot;;ABJAD([.$A1172];7;1))" office:value-type="float" office:value="1707" calcext:value-type="float">
            <text:p>1707</text:p>
          </table:table-cell>
          <table:table-cell table:number-columns-repeated="1020"/>
        </table:table-row>
        <table:table-row table:style-name="ro1">
          <table:table-cell office:value-type="string" calcext:value-type="string">
            <text:p>شاهقه</text:p>
          </table:table-cell>
          <table:table-cell office:value-type="string" calcext:value-type="string">
            <text:p>Şahika</text:p>
          </table:table-cell>
          <table:table-cell table:formula="of:=ABJAD([.$A1173];1;1)" office:value-type="float" office:value="411" calcext:value-type="float">
            <text:p>411</text:p>
          </table:table-cell>
          <table:table-cell table:formula="of:=IF([.$C1173]=ABJAD([.$A1173];7;1);&quot;aynısı&quot;;ABJAD([.$A1173];7;1))" office:value-type="float" office:value="1111" calcext:value-type="float">
            <text:p>1111</text:p>
          </table:table-cell>
          <table:table-cell table:number-columns-repeated="1020"/>
        </table:table-row>
        <table:table-row table:style-name="ro1">
          <table:table-cell office:value-type="string" calcext:value-type="string">
            <text:p>شاهين</text:p>
          </table:table-cell>
          <table:table-cell office:value-type="string" calcext:value-type="string">
            <text:p>Şahin</text:p>
          </table:table-cell>
          <table:table-cell table:formula="of:=ABJAD([.$A1174];1;1)" office:value-type="float" office:value="366" calcext:value-type="float">
            <text:p>366</text:p>
          </table:table-cell>
          <table:table-cell table:formula="of:=IF([.$C1174]=ABJAD([.$A1174];7;1);&quot;aynısı&quot;;ABJAD([.$A1174];7;1))" office:value-type="float" office:value="1066" calcext:value-type="float">
            <text:p>1066</text:p>
          </table:table-cell>
          <table:table-cell table:number-columns-repeated="1020"/>
        </table:table-row>
        <table:table-row table:style-name="ro1">
          <table:table-cell office:value-type="string" calcext:value-type="string">
            <text:p>شاكر</text:p>
          </table:table-cell>
          <table:table-cell office:value-type="string" calcext:value-type="string">
            <text:p>Şakir</text:p>
          </table:table-cell>
          <table:table-cell table:formula="of:=ABJAD([.$A1175];1;1)" office:value-type="float" office:value="521" calcext:value-type="float">
            <text:p>521</text:p>
          </table:table-cell>
          <table:table-cell table:formula="of:=IF([.$C1175]=ABJAD([.$A1175];7;1);&quot;aynısı&quot;;ABJAD([.$A1175];7;1))" office:value-type="float" office:value="1221" calcext:value-type="float">
            <text:p>1221</text:p>
          </table:table-cell>
          <table:table-cell table:number-columns-repeated="1020"/>
        </table:table-row>
        <table:table-row table:style-name="ro1">
          <table:table-cell office:value-type="string" calcext:value-type="string">
            <text:p>شایان</text:p>
          </table:table-cell>
          <table:table-cell office:value-type="string" calcext:value-type="string">
            <text:p>Şayan</text:p>
          </table:table-cell>
          <table:table-cell table:formula="of:=ABJAD([.$A1176];1;1)" office:value-type="float" office:value="362" calcext:value-type="float">
            <text:p>362</text:p>
          </table:table-cell>
          <table:table-cell table:formula="of:=IF([.$C1176]=ABJAD([.$A1176];7;1);&quot;aynısı&quot;;ABJAD([.$A1176];7;1))" office:value-type="float" office:value="1062" calcext:value-type="float">
            <text:p>1062</text:p>
          </table:table-cell>
          <table:table-cell table:number-columns-repeated="1020"/>
        </table:table-row>
        <table:table-row table:style-name="ro1">
          <table:table-cell office:value-type="string" calcext:value-type="string">
            <text:p>شازيه</text:p>
          </table:table-cell>
          <table:table-cell office:value-type="string" calcext:value-type="string">
            <text:p>Şaziye</text:p>
          </table:table-cell>
          <table:table-cell table:formula="of:=ABJAD([.$A1177];1;1)" office:value-type="float" office:value="323" calcext:value-type="float">
            <text:p>323</text:p>
          </table:table-cell>
          <table:table-cell table:formula="of:=IF([.$C1177]=ABJAD([.$A1177];7;1);&quot;aynısı&quot;;ABJAD([.$A1177];7;1))" office:value-type="float" office:value="1023" calcext:value-type="float">
            <text:p>1023</text:p>
          </table:table-cell>
          <table:table-cell table:number-columns-repeated="1020"/>
        </table:table-row>
        <table:table-row table:style-name="ro1">
          <table:table-cell office:value-type="string" calcext:value-type="string">
            <text:p>شبنم</text:p>
          </table:table-cell>
          <table:table-cell office:value-type="string" calcext:value-type="string">
            <text:p>Şebnem</text:p>
          </table:table-cell>
          <table:table-cell table:formula="of:=ABJAD([.$A1178];1;1)" office:value-type="float" office:value="392" calcext:value-type="float">
            <text:p>392</text:p>
          </table:table-cell>
          <table:table-cell table:formula="of:=IF([.$C1178]=ABJAD([.$A1178];7;1);&quot;aynısı&quot;;ABJAD([.$A1178];7;1))" office:value-type="float" office:value="1092" calcext:value-type="float">
            <text:p>1092</text:p>
          </table:table-cell>
          <table:table-cell table:number-columns-repeated="1020"/>
        </table:table-row>
        <table:table-row table:style-name="ro1">
          <table:table-cell office:value-type="string" calcext:value-type="string">
            <text:p>شفاعت</text:p>
          </table:table-cell>
          <table:table-cell office:value-type="string" calcext:value-type="string">
            <text:p>Şefaat</text:p>
          </table:table-cell>
          <table:table-cell table:formula="of:=ABJAD([.$A1179];1;1)" office:value-type="float" office:value="851" calcext:value-type="float">
            <text:p>851</text:p>
          </table:table-cell>
          <table:table-cell table:formula="of:=IF([.$C1179]=ABJAD([.$A1179];7;1);&quot;aynısı&quot;;ABJAD([.$A1179];7;1))" office:value-type="float" office:value="1551" calcext:value-type="float">
            <text:p>1551</text:p>
          </table:table-cell>
          <table:table-cell table:number-columns-repeated="1020"/>
        </table:table-row>
        <table:table-row table:style-name="ro1">
          <table:table-cell office:value-type="string" calcext:value-type="string">
            <text:p>شفيق</text:p>
          </table:table-cell>
          <table:table-cell office:value-type="string" calcext:value-type="string">
            <text:p>Şefik</text:p>
          </table:table-cell>
          <table:table-cell table:formula="of:=ABJAD([.$A1180];1;1)" office:value-type="float" office:value="490" calcext:value-type="float">
            <text:p>490</text:p>
          </table:table-cell>
          <table:table-cell table:formula="of:=IF([.$C1180]=ABJAD([.$A1180];7;1);&quot;aynısı&quot;;ABJAD([.$A1180];7;1))" office:value-type="float" office:value="1190" calcext:value-type="float">
            <text:p>1190</text:p>
          </table:table-cell>
          <table:table-cell table:number-columns-repeated="1020"/>
        </table:table-row>
        <table:table-row table:style-name="ro1">
          <table:table-cell office:value-type="string" calcext:value-type="string">
            <text:p>شفيقه</text:p>
          </table:table-cell>
          <table:table-cell office:value-type="string" calcext:value-type="string">
            <text:p>Şefika</text:p>
          </table:table-cell>
          <table:table-cell table:formula="of:=ABJAD([.$A1181];1;1)" office:value-type="float" office:value="495" calcext:value-type="float">
            <text:p>495</text:p>
          </table:table-cell>
          <table:table-cell table:formula="of:=IF([.$C1181]=ABJAD([.$A1181];7;1);&quot;aynısı&quot;;ABJAD([.$A1181];7;1))" office:value-type="float" office:value="1195" calcext:value-type="float">
            <text:p>1195</text:p>
          </table:table-cell>
          <table:table-cell table:number-columns-repeated="1020"/>
        </table:table-row>
        <table:table-row table:style-name="ro1">
          <table:table-cell office:value-type="string" calcext:value-type="string">
            <text:p>شهموز</text:p>
          </table:table-cell>
          <table:table-cell office:value-type="string" calcext:value-type="string">
            <text:p>Şehmuz</text:p>
          </table:table-cell>
          <table:table-cell table:formula="of:=ABJAD([.$A1182];1;1)" office:value-type="float" office:value="358" calcext:value-type="float">
            <text:p>358</text:p>
          </table:table-cell>
          <table:table-cell table:formula="of:=IF([.$C1182]=ABJAD([.$A1182];7;1);&quot;aynısı&quot;;ABJAD([.$A1182];7;1))" office:value-type="float" office:value="1058" calcext:value-type="float">
            <text:p>1058</text:p>
          </table:table-cell>
          <table:table-cell table:number-columns-repeated="1020"/>
        </table:table-row>
        <table:table-row table:style-name="ro1">
          <table:table-cell office:value-type="string" calcext:value-type="string">
            <text:p>شهناژ</text:p>
          </table:table-cell>
          <table:table-cell office:value-type="string" calcext:value-type="string">
            <text:p>Şehnaz</text:p>
          </table:table-cell>
          <table:table-cell table:formula="of:=ABJAD([.$A1183];1;1)" office:value-type="float" office:value="363" calcext:value-type="float">
            <text:p>363</text:p>
          </table:table-cell>
          <table:table-cell table:formula="of:=IF([.$C1183]=ABJAD([.$A1183];7;1);&quot;aynısı&quot;;ABJAD([.$A1183];7;1))" office:value-type="float" office:value="1063" calcext:value-type="float">
            <text:p>1063</text:p>
          </table:table-cell>
          <table:table-cell table:number-columns-repeated="1020"/>
        </table:table-row>
        <table:table-row table:style-name="ro1">
          <table:table-cell office:value-type="string" calcext:value-type="string">
            <text:p>شهرزاد</text:p>
          </table:table-cell>
          <table:table-cell office:value-type="string" calcext:value-type="string">
            <text:p>Şehrazat</text:p>
          </table:table-cell>
          <table:table-cell table:formula="of:=ABJAD([.$A1184];1;1)" office:value-type="float" office:value="517" calcext:value-type="float">
            <text:p>517</text:p>
          </table:table-cell>
          <table:table-cell table:formula="of:=IF([.$C1184]=ABJAD([.$A1184];7;1);&quot;aynısı&quot;;ABJAD([.$A1184];7;1))" office:value-type="float" office:value="1217" calcext:value-type="float">
            <text:p>1217</text:p>
          </table:table-cell>
          <table:table-cell table:number-columns-repeated="1020"/>
        </table:table-row>
        <table:table-row table:style-name="ro1">
          <table:table-cell office:value-type="string" calcext:value-type="string">
            <text:p>شهرى</text:p>
          </table:table-cell>
          <table:table-cell office:value-type="string" calcext:value-type="string">
            <text:p>Şehri</text:p>
          </table:table-cell>
          <table:table-cell table:formula="of:=ABJAD([.$A1185];1;1)" office:value-type="float" office:value="506" calcext:value-type="float">
            <text:p>506</text:p>
          </table:table-cell>
          <table:table-cell table:formula="of:=IF([.$C1185]=ABJAD([.$A1185];7;1);&quot;aynısı&quot;;ABJAD([.$A1185];7;1))" office:value-type="float" office:value="1206" calcext:value-type="float">
            <text:p>1206</text:p>
          </table:table-cell>
          <table:table-cell table:number-columns-repeated="1020"/>
        </table:table-row>
        <table:table-row table:style-name="ro1">
          <table:table-cell office:value-type="string" calcext:value-type="string">
            <text:p>شهربان</text:p>
          </table:table-cell>
          <table:table-cell office:value-type="string" calcext:value-type="string">
            <text:p>Şehriban</text:p>
          </table:table-cell>
          <table:table-cell table:formula="of:=ABJAD([.$A1186];1;1)" office:value-type="float" office:value="558" calcext:value-type="float">
            <text:p>558</text:p>
          </table:table-cell>
          <table:table-cell table:formula="of:=IF([.$C1186]=ABJAD([.$A1186];7;1);&quot;aynısı&quot;;ABJAD([.$A1186];7;1))" office:value-type="float" office:value="1258" calcext:value-type="float">
            <text:p>1258</text:p>
          </table:table-cell>
          <table:table-cell table:number-columns-repeated="1020"/>
        </table:table-row>
        <table:table-row table:style-name="ro1">
          <table:table-cell office:value-type="string" calcext:value-type="string">
            <text:p>شهریار</text:p>
          </table:table-cell>
          <table:table-cell office:value-type="string" calcext:value-type="string">
            <text:p>Şehriyar</text:p>
          </table:table-cell>
          <table:table-cell table:formula="of:=ABJAD([.$A1187];1;1)" office:value-type="float" office:value="716" calcext:value-type="float">
            <text:p>716</text:p>
          </table:table-cell>
          <table:table-cell table:formula="of:=IF([.$C1187]=ABJAD([.$A1187];7;1);&quot;aynısı&quot;;ABJAD([.$A1187];7;1))" office:value-type="float" office:value="1416" calcext:value-type="float">
            <text:p>1416</text:p>
          </table:table-cell>
          <table:table-cell table:number-columns-repeated="1020"/>
        </table:table-row>
        <table:table-row table:style-name="ro1">
          <table:table-cell office:value-type="string" calcext:value-type="string">
            <text:p>شکیبا</text:p>
          </table:table-cell>
          <table:table-cell office:value-type="string" calcext:value-type="string">
            <text:p>Şekibe</text:p>
          </table:table-cell>
          <table:table-cell table:formula="of:=ABJAD([.$A1188];1;1)" office:value-type="float" office:value="333" calcext:value-type="float">
            <text:p>333</text:p>
          </table:table-cell>
          <table:table-cell table:formula="of:=IF([.$C1188]=ABJAD([.$A1188];7;1);&quot;aynısı&quot;;ABJAD([.$A1188];7;1))" office:value-type="float" office:value="1033" calcext:value-type="float">
            <text:p>1033</text:p>
          </table:table-cell>
          <table:table-cell table:number-columns-repeated="1020"/>
        </table:table-row>
        <table:table-row table:style-name="ro1">
          <table:table-cell office:value-type="string" calcext:value-type="string">
            <text:p>شکیب</text:p>
          </table:table-cell>
          <table:table-cell office:value-type="string" calcext:value-type="string">
            <text:p>Şekip</text:p>
          </table:table-cell>
          <table:table-cell table:formula="of:=ABJAD([.$A1189];1;1)" office:value-type="float" office:value="332" calcext:value-type="float">
            <text:p>332</text:p>
          </table:table-cell>
          <table:table-cell table:formula="of:=IF([.$C1189]=ABJAD([.$A1189];7;1);&quot;aynısı&quot;;ABJAD([.$A1189];7;1))" office:value-type="float" office:value="1032" calcext:value-type="float">
            <text:p>1032</text:p>
          </table:table-cell>
          <table:table-cell table:number-columns-repeated="1020"/>
        </table:table-row>
        <table:table-row table:style-name="ro1">
          <table:table-cell office:value-type="string" calcext:value-type="string">
            <text:p>شمس</text:p>
          </table:table-cell>
          <table:table-cell office:value-type="string" calcext:value-type="string">
            <text:p>Şems</text:p>
          </table:table-cell>
          <table:table-cell table:formula="of:=ABJAD([.$A1190];1;1)" office:value-type="float" office:value="400" calcext:value-type="float">
            <text:p>400</text:p>
          </table:table-cell>
          <table:table-cell table:formula="of:=IF([.$C1190]=ABJAD([.$A1190];7;1);&quot;aynısı&quot;;ABJAD([.$A1190];7;1))" office:value-type="float" office:value="1340" calcext:value-type="float">
            <text:p>1340</text:p>
          </table:table-cell>
          <table:table-cell table:number-columns-repeated="1020"/>
        </table:table-row>
        <table:table-row table:style-name="ro1">
          <table:table-cell office:value-type="string" calcext:value-type="string">
            <text:p>شمس الدين</text:p>
          </table:table-cell>
          <table:table-cell office:value-type="string" calcext:value-type="string">
            <text:p>Şemsettin</text:p>
          </table:table-cell>
          <table:table-cell table:formula="of:=ABJAD([.$A1191];1;1)" office:value-type="float" office:value="495" calcext:value-type="float">
            <text:p>495</text:p>
          </table:table-cell>
          <table:table-cell table:formula="of:=IF([.$C1191]=ABJAD([.$A1191];7;1);&quot;aynısı&quot;;ABJAD([.$A1191];7;1))" office:value-type="float" office:value="1435" calcext:value-type="float">
            <text:p>1435</text:p>
          </table:table-cell>
          <table:table-cell table:number-columns-repeated="1020"/>
        </table:table-row>
        <table:table-row table:style-name="ro1">
          <table:table-cell office:value-type="string" calcext:value-type="string">
            <text:p>شمسی</text:p>
          </table:table-cell>
          <table:table-cell office:value-type="string" calcext:value-type="string">
            <text:p>Şemsi</text:p>
          </table:table-cell>
          <table:table-cell table:formula="of:=ABJAD([.$A1192];1;1)" office:value-type="float" office:value="410" calcext:value-type="float">
            <text:p>410</text:p>
          </table:table-cell>
          <table:table-cell table:formula="of:=IF([.$C1192]=ABJAD([.$A1192];7;1);&quot;aynısı&quot;;ABJAD([.$A1192];7;1))" office:value-type="float" office:value="1350" calcext:value-type="float">
            <text:p>1350</text:p>
          </table:table-cell>
          <table:table-cell table:number-columns-repeated="1020"/>
        </table:table-row>
        <table:table-row table:style-name="ro1">
          <table:table-cell office:value-type="string" calcext:value-type="string">
            <text:p>شنجان</text:p>
          </table:table-cell>
          <table:table-cell office:value-type="string" calcext:value-type="string">
            <text:p>Şencan</text:p>
          </table:table-cell>
          <table:table-cell table:formula="of:=ABJAD([.$A1193];1;1)" office:value-type="float" office:value="404" calcext:value-type="float">
            <text:p>404</text:p>
          </table:table-cell>
          <table:table-cell table:formula="of:=IF([.$C1193]=ABJAD([.$A1193];7;1);&quot;aynısı&quot;;ABJAD([.$A1193];7;1))" office:value-type="float" office:value="1104" calcext:value-type="float">
            <text:p>1104</text:p>
          </table:table-cell>
          <table:table-cell table:number-columns-repeated="1020"/>
        </table:table-row>
        <table:table-row table:style-name="ro1">
          <table:table-cell office:value-type="string" calcext:value-type="string">
            <text:p>شن دوغان</text:p>
          </table:table-cell>
          <table:table-cell office:value-type="string" calcext:value-type="string">
            <text:p>Şendoğan</text:p>
          </table:table-cell>
          <table:table-cell table:formula="of:=ABJAD([.$A1194];1;1)" office:value-type="float" office:value="1411" calcext:value-type="float">
            <text:p>1411</text:p>
          </table:table-cell>
          <table:table-cell table:formula="of:=IF([.$C1194]=ABJAD([.$A1194];7;1);&quot;aynısı&quot;;ABJAD([.$A1194];7;1))" office:value-type="float" office:value="2011" calcext:value-type="float">
            <text:p>2011</text:p>
          </table:table-cell>
          <table:table-cell table:number-columns-repeated="1020"/>
        </table:table-row>
        <table:table-row table:style-name="ro1">
          <table:table-cell office:value-type="string" calcext:value-type="string">
            <text:p>شن أر</text:p>
          </table:table-cell>
          <table:table-cell office:value-type="string" calcext:value-type="string">
            <text:p>Şener</text:p>
          </table:table-cell>
          <table:table-cell table:formula="of:=ABJAD([.$A1195];1;1)" office:value-type="float" office:value="551" calcext:value-type="float">
            <text:p>551</text:p>
          </table:table-cell>
          <table:table-cell table:formula="of:=IF([.$C1195]=ABJAD([.$A1195];7;1);&quot;aynısı&quot;;ABJAD([.$A1195];7;1))" office:value-type="float" office:value="1251" calcext:value-type="float">
            <text:p>1251</text:p>
          </table:table-cell>
          <table:table-cell table:number-columns-repeated="1020"/>
        </table:table-row>
        <table:table-row table:style-name="ro1">
          <table:table-cell office:value-type="string" calcext:value-type="string">
            <text:p>شنيز</text:p>
          </table:table-cell>
          <table:table-cell office:value-type="string" calcext:value-type="string">
            <text:p>Şeniz</text:p>
          </table:table-cell>
          <table:table-cell table:formula="of:=ABJAD([.$A1196];1;1)" office:value-type="float" office:value="367" calcext:value-type="float">
            <text:p>367</text:p>
          </table:table-cell>
          <table:table-cell table:formula="of:=IF([.$C1196]=ABJAD([.$A1196];7;1);&quot;aynısı&quot;;ABJAD([.$A1196];7;1))" office:value-type="float" office:value="1067" calcext:value-type="float">
            <text:p>1067</text:p>
          </table:table-cell>
          <table:table-cell table:number-columns-repeated="1020"/>
        </table:table-row>
        <table:table-row table:style-name="ro1">
          <table:table-cell office:value-type="string" calcext:value-type="string">
            <text:p>شن نور</text:p>
          </table:table-cell>
          <table:table-cell office:value-type="string" calcext:value-type="string">
            <text:p>Şennur</text:p>
          </table:table-cell>
          <table:table-cell table:formula="of:=ABJAD([.$A1197];1;1)" office:value-type="float" office:value="606" calcext:value-type="float">
            <text:p>606</text:p>
          </table:table-cell>
          <table:table-cell table:formula="of:=IF([.$C1197]=ABJAD([.$A1197];7;1);&quot;aynısı&quot;;ABJAD([.$A1197];7;1))" office:value-type="float" office:value="1306" calcext:value-type="float">
            <text:p>1306</text:p>
          </table:table-cell>
          <table:table-cell table:number-columns-repeated="1020"/>
        </table:table-row>
        <table:table-row table:style-name="ro1">
          <table:table-cell office:value-type="string" calcext:value-type="string">
            <text:p>شنول</text:p>
          </table:table-cell>
          <table:table-cell office:value-type="string" calcext:value-type="string">
            <text:p>Şenol</text:p>
          </table:table-cell>
          <table:table-cell table:formula="of:=ABJAD([.$A1198];1;1)" office:value-type="float" office:value="386" calcext:value-type="float">
            <text:p>386</text:p>
          </table:table-cell>
          <table:table-cell table:formula="of:=IF([.$C1198]=ABJAD([.$A1198];7;1);&quot;aynısı&quot;;ABJAD([.$A1198];7;1))" office:value-type="float" office:value="1086" calcext:value-type="float">
            <text:p>1086</text:p>
          </table:table-cell>
          <table:table-cell table:number-columns-repeated="1020"/>
        </table:table-row>
        <table:table-row table:style-name="ro1">
          <table:table-cell office:value-type="string" calcext:value-type="string">
            <text:p>شنتورك</text:p>
          </table:table-cell>
          <table:table-cell office:value-type="string" calcext:value-type="string">
            <text:p>Şentürk</text:p>
          </table:table-cell>
          <table:table-cell table:formula="of:=ABJAD([.$A1199];1;1)" office:value-type="float" office:value="976" calcext:value-type="float">
            <text:p>976</text:p>
          </table:table-cell>
          <table:table-cell table:formula="of:=IF([.$C1199]=ABJAD([.$A1199];7;1);&quot;aynısı&quot;;ABJAD([.$A1199];7;1))" office:value-type="float" office:value="1676" calcext:value-type="float">
            <text:p>1676</text:p>
          </table:table-cell>
          <table:table-cell table:number-columns-repeated="1020"/>
        </table:table-row>
        <table:table-row table:style-name="ro1">
          <table:table-cell office:value-type="string" calcext:value-type="string">
            <text:p>شَرف‌الدین</text:p>
          </table:table-cell>
          <table:table-cell office:value-type="string" calcext:value-type="string">
            <text:p>Şerafettin</text:p>
          </table:table-cell>
          <table:table-cell table:formula="of:=ABJAD([.$A1200];1;1)" office:value-type="float" office:value="675" calcext:value-type="float">
            <text:p>675</text:p>
          </table:table-cell>
          <table:table-cell table:formula="of:=IF([.$C1200]=ABJAD([.$A1200];7;1);&quot;aynısı&quot;;ABJAD([.$A1200];7;1))" office:value-type="float" office:value="1375" calcext:value-type="float">
            <text:p>1375</text:p>
          </table:table-cell>
          <table:table-cell table:number-columns-repeated="1020"/>
        </table:table-row>
        <table:table-row table:style-name="ro1">
          <table:table-cell office:value-type="string" calcext:value-type="string">
            <text:p>شرف</text:p>
          </table:table-cell>
          <table:table-cell office:value-type="string" calcext:value-type="string">
            <text:p>Şeref</text:p>
          </table:table-cell>
          <table:table-cell table:formula="of:=ABJAD([.$A1201];1;1)" office:value-type="float" office:value="580" calcext:value-type="float">
            <text:p>580</text:p>
          </table:table-cell>
          <table:table-cell table:formula="of:=IF([.$C1201]=ABJAD([.$A1201];7;1);&quot;aynısı&quot;;ABJAD([.$A1201];7;1))" office:value-type="float" office:value="1280" calcext:value-type="float">
            <text:p>1280</text:p>
          </table:table-cell>
          <table:table-cell table:number-columns-repeated="1020"/>
        </table:table-row>
        <table:table-row table:style-name="ro1">
          <table:table-cell office:value-type="string" calcext:value-type="string">
            <text:p>شريف</text:p>
          </table:table-cell>
          <table:table-cell office:value-type="string" calcext:value-type="string">
            <text:p>Şerif</text:p>
          </table:table-cell>
          <table:table-cell table:formula="of:=ABJAD([.$A1202];1;1)" office:value-type="float" office:value="590" calcext:value-type="float">
            <text:p>590</text:p>
          </table:table-cell>
          <table:table-cell table:formula="of:=IF([.$C1202]=ABJAD([.$A1202];7;1);&quot;aynısı&quot;;ABJAD([.$A1202];7;1))" office:value-type="float" office:value="1290" calcext:value-type="float">
            <text:p>1290</text:p>
          </table:table-cell>
          <table:table-cell table:number-columns-repeated="1020"/>
        </table:table-row>
        <table:table-row table:style-name="ro1">
          <table:table-cell office:value-type="string" calcext:value-type="string">
            <text:p>شريفة</text:p>
          </table:table-cell>
          <table:table-cell office:value-type="string" calcext:value-type="string">
            <text:p>Şerife</text:p>
          </table:table-cell>
          <table:table-cell table:formula="of:=ABJAD([.$A1203];1;1)" office:value-type="float" office:value="595" calcext:value-type="float">
            <text:p>595</text:p>
          </table:table-cell>
          <table:table-cell table:formula="of:=IF([.$C1203]=ABJAD([.$A1203];7;1);&quot;aynısı&quot;;ABJAD([.$A1203];7;1))" office:value-type="float" office:value="1295" calcext:value-type="float">
            <text:p>1295</text:p>
          </table:table-cell>
          <table:table-cell table:number-columns-repeated="1020"/>
        </table:table-row>
        <table:table-row table:style-name="ro1">
          <table:table-cell office:value-type="string" calcext:value-type="string">
            <text:p>شوكت</text:p>
          </table:table-cell>
          <table:table-cell office:value-type="string" calcext:value-type="string">
            <text:p>Şevket</text:p>
          </table:table-cell>
          <table:table-cell table:formula="of:=ABJAD([.$A1204];1;1)" office:value-type="float" office:value="726" calcext:value-type="float">
            <text:p>726</text:p>
          </table:table-cell>
          <table:table-cell table:formula="of:=IF([.$C1204]=ABJAD([.$A1204];7;1);&quot;aynısı&quot;;ABJAD([.$A1204];7;1))" office:value-type="float" office:value="1426" calcext:value-type="float">
            <text:p>1426</text:p>
          </table:table-cell>
          <table:table-cell table:number-columns-repeated="1020"/>
        </table:table-row>
        <table:table-row table:style-name="ro1">
          <table:table-cell office:value-type="string" calcext:value-type="string">
            <text:p>شوقي</text:p>
          </table:table-cell>
          <table:table-cell office:value-type="string" calcext:value-type="string">
            <text:p>Şevki</text:p>
          </table:table-cell>
          <table:table-cell table:formula="of:=ABJAD([.$A1205];1;1)" office:value-type="float" office:value="416" calcext:value-type="float">
            <text:p>416</text:p>
          </table:table-cell>
          <table:table-cell table:formula="of:=IF([.$C1205]=ABJAD([.$A1205];7;1);&quot;aynısı&quot;;ABJAD([.$A1205];7;1))" office:value-type="float" office:value="1116" calcext:value-type="float">
            <text:p>1116</text:p>
          </table:table-cell>
          <table:table-cell table:number-columns-repeated="1020"/>
        </table:table-row>
        <table:table-row table:style-name="ro1">
          <table:table-cell office:value-type="string" calcext:value-type="string">
            <text:p>شوال</text:p>
          </table:table-cell>
          <table:table-cell office:value-type="string" calcext:value-type="string">
            <text:p>Şevval</text:p>
          </table:table-cell>
          <table:table-cell table:formula="of:=ABJAD([.$A1206];1;1)" office:value-type="float" office:value="337" calcext:value-type="float">
            <text:p>337</text:p>
          </table:table-cell>
          <table:table-cell table:formula="of:=IF([.$C1206]=ABJAD([.$A1206];7;1);&quot;aynısı&quot;;ABJAD([.$A1206];7;1))" office:value-type="float" office:value="1037" calcext:value-type="float">
            <text:p>1037</text:p>
          </table:table-cell>
          <table:table-cell table:number-columns-repeated="1020"/>
        </table:table-row>
        <table:table-row table:style-name="ro1">
          <table:table-cell office:value-type="string" calcext:value-type="string">
            <text:p>شيدا</text:p>
          </table:table-cell>
          <table:table-cell office:value-type="string" calcext:value-type="string">
            <text:p>Şeyda</text:p>
          </table:table-cell>
          <table:table-cell table:formula="of:=ABJAD([.$A1207];1;1)" office:value-type="float" office:value="315" calcext:value-type="float">
            <text:p>315</text:p>
          </table:table-cell>
          <table:table-cell table:formula="of:=IF([.$C1207]=ABJAD([.$A1207];7;1);&quot;aynısı&quot;;ABJAD([.$A1207];7;1))" office:value-type="float" office:value="1015" calcext:value-type="float">
            <text:p>1015</text:p>
          </table:table-cell>
          <table:table-cell table:number-columns-repeated="1020"/>
        </table:table-row>
        <table:table-row table:style-name="ro1">
          <table:table-cell office:value-type="string" calcext:value-type="string">
            <text:p>شيماء</text:p>
          </table:table-cell>
          <table:table-cell office:value-type="string" calcext:value-type="string">
            <text:p>Şeyma</text:p>
          </table:table-cell>
          <table:table-cell table:formula="of:=ABJAD([.$A1208];1;1)" office:value-type="float" office:value="352" calcext:value-type="float">
            <text:p>352</text:p>
          </table:table-cell>
          <table:table-cell table:formula="of:=IF([.$C1208]=ABJAD([.$A1208];7;1);&quot;aynısı&quot;;ABJAD([.$A1208];7;1))" office:value-type="float" office:value="1052" calcext:value-type="float">
            <text:p>1052</text:p>
          </table:table-cell>
          <table:table-cell table:number-columns-repeated="1020"/>
        </table:table-row>
        <table:table-row table:style-name="ro1">
          <table:table-cell office:value-type="string" calcext:value-type="string">
            <text:p>شناسى</text:p>
          </table:table-cell>
          <table:table-cell office:value-type="string" calcext:value-type="string">
            <text:p>Şinasi</text:p>
          </table:table-cell>
          <table:table-cell table:formula="of:=ABJAD([.$A1209];1;1)" office:value-type="float" office:value="412" calcext:value-type="float">
            <text:p>412</text:p>
          </table:table-cell>
          <table:table-cell table:formula="of:=IF([.$C1209]=ABJAD([.$A1209];7;1);&quot;aynısı&quot;;ABJAD([.$A1209];7;1))" office:value-type="float" office:value="1352" calcext:value-type="float">
            <text:p>1352</text:p>
          </table:table-cell>
          <table:table-cell table:number-columns-repeated="1020"/>
        </table:table-row>
        <table:table-row table:style-name="ro1">
          <table:table-cell office:value-type="string" calcext:value-type="string">
            <text:p>شيرين</text:p>
          </table:table-cell>
          <table:table-cell office:value-type="string" calcext:value-type="string">
            <text:p>Şirin</text:p>
          </table:table-cell>
          <table:table-cell table:formula="of:=ABJAD([.$A1210];1;1)" office:value-type="float" office:value="570" calcext:value-type="float">
            <text:p>570</text:p>
          </table:table-cell>
          <table:table-cell table:formula="of:=IF([.$C1210]=ABJAD([.$A1210];7;1);&quot;aynısı&quot;;ABJAD([.$A1210];7;1))" office:value-type="float" office:value="1270" calcext:value-type="float">
            <text:p>1270</text:p>
          </table:table-cell>
          <table:table-cell table:number-columns-repeated="1020"/>
        </table:table-row>
        <table:table-row table:style-name="ro1">
          <table:table-cell office:value-type="string" calcext:value-type="string">
            <text:p>شهرت</text:p>
          </table:table-cell>
          <table:table-cell office:value-type="string" calcext:value-type="string">
            <text:p>Şöhret</text:p>
          </table:table-cell>
          <table:table-cell table:formula="of:=ABJAD([.$A1211];1;1)" office:value-type="float" office:value="905" calcext:value-type="float">
            <text:p>905</text:p>
          </table:table-cell>
          <table:table-cell table:formula="of:=IF([.$C1211]=ABJAD([.$A1211];7;1);&quot;aynısı&quot;;ABJAD([.$A1211];7;1))" office:value-type="float" office:value="1605" calcext:value-type="float">
            <text:p>1605</text:p>
          </table:table-cell>
          <table:table-cell table:number-columns-repeated="1020"/>
        </table:table-row>
        <table:table-row table:style-name="ro1">
          <table:table-cell office:value-type="string" calcext:value-type="string">
            <text:p>شُعَیب</text:p>
          </table:table-cell>
          <table:table-cell office:value-type="string" calcext:value-type="string">
            <text:p>Şuayip</text:p>
          </table:table-cell>
          <table:table-cell table:formula="of:=ABJAD([.$A1212];1;1)" office:value-type="float" office:value="382" calcext:value-type="float">
            <text:p>382</text:p>
          </table:table-cell>
          <table:table-cell table:formula="of:=IF([.$C1212]=ABJAD([.$A1212];7;1);&quot;aynısı&quot;;ABJAD([.$A1212];7;1))" office:value-type="float" office:value="1082" calcext:value-type="float">
            <text:p>1082</text:p>
          </table:table-cell>
          <table:table-cell table:number-columns-repeated="1020"/>
        </table:table-row>
        <table:table-row table:style-name="ro1">
          <table:table-cell office:value-type="string" calcext:value-type="string">
            <text:p>شكران</text:p>
          </table:table-cell>
          <table:table-cell office:value-type="string" calcext:value-type="string">
            <text:p>Şükran</text:p>
          </table:table-cell>
          <table:table-cell table:formula="of:=ABJAD([.$A1213];1;1)" office:value-type="float" office:value="571" calcext:value-type="float">
            <text:p>571</text:p>
          </table:table-cell>
          <table:table-cell table:formula="of:=IF([.$C1213]=ABJAD([.$A1213];7;1);&quot;aynısı&quot;;ABJAD([.$A1213];7;1))" office:value-type="float" office:value="1271" calcext:value-type="float">
            <text:p>1271</text:p>
          </table:table-cell>
          <table:table-cell table:number-columns-repeated="1020"/>
        </table:table-row>
        <table:table-row table:style-name="ro1">
          <table:table-cell office:value-type="string" calcext:value-type="string">
            <text:p>شكريه</text:p>
          </table:table-cell>
          <table:table-cell office:value-type="string" calcext:value-type="string">
            <text:p>Şükriye</text:p>
          </table:table-cell>
          <table:table-cell table:formula="of:=ABJAD([.$A1214];1;1)" office:value-type="float" office:value="535" calcext:value-type="float">
            <text:p>535</text:p>
          </table:table-cell>
          <table:table-cell table:formula="of:=IF([.$C1214]=ABJAD([.$A1214];7;1);&quot;aynısı&quot;;ABJAD([.$A1214];7;1))" office:value-type="float" office:value="1235" calcext:value-type="float">
            <text:p>1235</text:p>
          </table:table-cell>
          <table:table-cell table:number-columns-repeated="1020"/>
        </table:table-row>
        <table:table-row table:style-name="ro1">
          <table:table-cell office:value-type="string" calcext:value-type="string">
            <text:p>شكرى</text:p>
          </table:table-cell>
          <table:table-cell office:value-type="string" calcext:value-type="string">
            <text:p>Şükrü</text:p>
          </table:table-cell>
          <table:table-cell table:formula="of:=ABJAD([.$A1215];1;1)" office:value-type="float" office:value="521" calcext:value-type="float">
            <text:p>521</text:p>
          </table:table-cell>
          <table:table-cell table:formula="of:=IF([.$C1215]=ABJAD([.$A1215];7;1);&quot;aynısı&quot;;ABJAD([.$A1215];7;1))" office:value-type="float" office:value="1221" calcext:value-type="float">
            <text:p>1221</text:p>
          </table:table-cell>
          <table:table-cell table:number-columns-repeated="1020"/>
        </table:table-row>
        <table:table-row table:style-name="ro1">
          <table:table-cell office:value-type="string" calcext:value-type="string">
            <text:p>تاج الدّين</text:p>
          </table:table-cell>
          <table:table-cell office:value-type="string" calcext:value-type="string">
            <text:p>Tacettin</text:p>
          </table:table-cell>
          <table:table-cell table:formula="of:=ABJAD([.$A1216];1;1)" office:value-type="float" office:value="499" calcext:value-type="float">
            <text:p>499</text:p>
          </table:table-cell>
          <table:table-cell table:formula="of:=IF([.$C1216]=ABJAD([.$A1216];7;1);&quot;aynısı&quot;;ABJAD([.$A1216];7;1))" office:value-type="string" office:string-value="aynısı" calcext:value-type="string">
            <text:p>aynısı</text:p>
          </table:table-cell>
          <table:table-cell table:number-columns-repeated="1020"/>
        </table:table-row>
        <table:table-row table:style-name="ro1">
          <table:table-cell office:value-type="string" calcext:value-type="string">
            <text:p>طاها</text:p>
          </table:table-cell>
          <table:table-cell office:value-type="string" calcext:value-type="string">
            <text:p>Taha</text:p>
          </table:table-cell>
          <table:table-cell table:formula="of:=ABJAD([.$A1217];1;1)" office:value-type="float" office:value="16" calcext:value-type="float">
            <text:p>16</text:p>
          </table:table-cell>
          <table:table-cell table:formula="of:=IF([.$C1217]=ABJAD([.$A1217];7;1);&quot;aynısı&quot;;ABJAD([.$A1217];7;1))" office:value-type="string" office:string-value="aynısı" calcext:value-type="string">
            <text:p>aynısı</text:p>
          </table:table-cell>
          <table:table-cell table:number-columns-repeated="1020"/>
        </table:table-row>
        <table:table-row table:style-name="ro1">
          <table:table-cell office:value-type="string" calcext:value-type="string">
            <text:p>طاهر</text:p>
          </table:table-cell>
          <table:table-cell office:value-type="string" calcext:value-type="string">
            <text:p>Tahir</text:p>
          </table:table-cell>
          <table:table-cell table:formula="of:=ABJAD([.$A1218];1;1)" office:value-type="float" office:value="215" calcext:value-type="float">
            <text:p>215</text:p>
          </table:table-cell>
          <table:table-cell table:formula="of:=IF([.$C1218]=ABJAD([.$A1218];7;1);&quot;aynısı&quot;;ABJAD([.$A1218];7;1))" office:value-type="string" office:string-value="aynısı" calcext:value-type="string">
            <text:p>aynısı</text:p>
          </table:table-cell>
          <table:table-cell table:number-columns-repeated="1020"/>
        </table:table-row>
        <table:table-row table:style-name="ro1">
          <table:table-cell office:value-type="string" calcext:value-type="string">
            <text:p>طاهره</text:p>
          </table:table-cell>
          <table:table-cell office:value-type="string" calcext:value-type="string">
            <text:p>Tahire</text:p>
          </table:table-cell>
          <table:table-cell table:formula="of:=ABJAD([.$A1219];1;1)" office:value-type="float" office:value="220" calcext:value-type="float">
            <text:p>220</text:p>
          </table:table-cell>
          <table:table-cell table:formula="of:=IF([.$C1219]=ABJAD([.$A1219];7;1);&quot;aynısı&quot;;ABJAD([.$A1219];7;1))" office:value-type="string" office:string-value="aynısı" calcext:value-type="string">
            <text:p>aynısı</text:p>
          </table:table-cell>
          <table:table-cell table:number-columns-repeated="1020"/>
        </table:table-row>
        <table:table-row table:style-name="ro1">
          <table:table-cell office:value-type="string" calcext:value-type="string">
            <text:p>تحسين</text:p>
          </table:table-cell>
          <table:table-cell office:value-type="string" calcext:value-type="string">
            <text:p>Tahsin</text:p>
          </table:table-cell>
          <table:table-cell table:formula="of:=ABJAD([.$A1220];1;1)" office:value-type="float" office:value="528" calcext:value-type="float">
            <text:p>528</text:p>
          </table:table-cell>
          <table:table-cell table:formula="of:=IF([.$C1220]=ABJAD([.$A1220];7;1);&quot;aynısı&quot;;ABJAD([.$A1220];7;1))" office:value-type="float" office:value="768" calcext:value-type="float">
            <text:p>768</text:p>
          </table:table-cell>
          <table:table-cell table:number-columns-repeated="1020"/>
        </table:table-row>
        <table:table-row table:style-name="ro1">
          <table:table-cell office:value-type="string" calcext:value-type="string">
            <text:p>طلعت</text:p>
          </table:table-cell>
          <table:table-cell office:value-type="string" calcext:value-type="string">
            <text:p>Talat</text:p>
          </table:table-cell>
          <table:table-cell table:formula="of:=ABJAD([.$A1221];1;1)" office:value-type="float" office:value="509" calcext:value-type="float">
            <text:p>509</text:p>
          </table:table-cell>
          <table:table-cell table:formula="of:=IF([.$C1221]=ABJAD([.$A1221];7;1);&quot;aynısı&quot;;ABJAD([.$A1221];7;1))" office:value-type="string" office:string-value="aynısı" calcext:value-type="string">
            <text:p>aynısı</text:p>
          </table:table-cell>
          <table:table-cell table:number-columns-repeated="1020"/>
        </table:table-row>
        <table:table-row table:style-name="ro1">
          <table:table-cell office:value-type="string" calcext:value-type="string">
            <text:p>طلحه</text:p>
          </table:table-cell>
          <table:table-cell office:value-type="string" calcext:value-type="string">
            <text:p>Talha</text:p>
          </table:table-cell>
          <table:table-cell table:formula="of:=ABJAD([.$A1222];1;1)" office:value-type="float" office:value="52" calcext:value-type="float">
            <text:p>52</text:p>
          </table:table-cell>
          <table:table-cell table:formula="of:=IF([.$C1222]=ABJAD([.$A1222];7;1);&quot;aynısı&quot;;ABJAD([.$A1222];7;1))" office:value-type="string" office:string-value="aynısı" calcext:value-type="string">
            <text:p>aynısı</text:p>
          </table:table-cell>
          <table:table-cell table:number-columns-repeated="1020"/>
        </table:table-row>
        <table:table-row table:style-name="ro1">
          <table:table-cell office:value-type="string" calcext:value-type="string">
            <text:p>طالعه</text:p>
          </table:table-cell>
          <table:table-cell office:value-type="string" calcext:value-type="string">
            <text:p>Talia</text:p>
          </table:table-cell>
          <table:table-cell table:formula="of:=ABJAD([.$A1223];1;1)" office:value-type="float" office:value="115" calcext:value-type="float">
            <text:p>115</text:p>
          </table:table-cell>
          <table:table-cell table:formula="of:=IF([.$C1223]=ABJAD([.$A1223];7;1);&quot;aynısı&quot;;ABJAD([.$A1223];7;1))" office:value-type="string" office:string-value="aynısı" calcext:value-type="string">
            <text:p>aynısı</text:p>
          </table:table-cell>
          <table:table-cell table:number-columns-repeated="1020"/>
        </table:table-row>
        <table:table-row table:style-name="ro1">
          <table:table-cell office:value-type="string" calcext:value-type="string">
            <text:p>طالب</text:p>
          </table:table-cell>
          <table:table-cell office:value-type="string" calcext:value-type="string">
            <text:p>Talip</text:p>
          </table:table-cell>
          <table:table-cell table:formula="of:=ABJAD([.$A1224];1;1)" office:value-type="float" office:value="42" calcext:value-type="float">
            <text:p>42</text:p>
          </table:table-cell>
          <table:table-cell table:formula="of:=IF([.$C1224]=ABJAD([.$A1224];7;1);&quot;aynısı&quot;;ABJAD([.$A1224];7;1))" office:value-type="string" office:string-value="aynısı" calcext:value-type="string">
            <text:p>aynısı</text:p>
          </table:table-cell>
          <table:table-cell table:number-columns-repeated="1020"/>
        </table:table-row>
        <table:table-row table:style-name="ro1">
          <table:table-cell office:value-type="string" calcext:value-type="string">
            <text:p>تاڭر</text:p>
          </table:table-cell>
          <table:table-cell office:value-type="string" calcext:value-type="string">
            <text:p>Taner</text:p>
          </table:table-cell>
          <table:table-cell table:formula="of:=ABJAD([.$A1225];1;1)" office:value-type="float" office:value="651" calcext:value-type="float">
            <text:p>651</text:p>
          </table:table-cell>
          <table:table-cell table:formula="of:=IF([.$C1225]=ABJAD([.$A1225];7;1);&quot;aynısı&quot;;ABJAD([.$A1225];7;1))" office:value-type="string" office:string-value="aynısı" calcext:value-type="string">
            <text:p>aynısı</text:p>
          </table:table-cell>
          <table:table-cell table:number-columns-repeated="1020"/>
        </table:table-row>
        <table:table-row table:style-name="ro1">
          <table:table-cell office:value-type="string" calcext:value-type="string">
            <text:p>تانیش</text:p>
          </table:table-cell>
          <table:table-cell office:value-type="string" calcext:value-type="string">
            <text:p>Tanış</text:p>
          </table:table-cell>
          <table:table-cell table:formula="of:=ABJAD([.$A1226];1;1)" office:value-type="float" office:value="761" calcext:value-type="float">
            <text:p>761</text:p>
          </table:table-cell>
          <table:table-cell table:formula="of:=IF([.$C1226]=ABJAD([.$A1226];7;1);&quot;aynısı&quot;;ABJAD([.$A1226];7;1))" office:value-type="float" office:value="1461" calcext:value-type="float">
            <text:p>1461</text:p>
          </table:table-cell>
          <table:table-cell table:number-columns-repeated="1020"/>
        </table:table-row>
        <table:table-row table:style-name="ro1">
          <table:table-cell office:value-type="string" calcext:value-type="string">
            <text:p>طنین</text:p>
          </table:table-cell>
          <table:table-cell office:value-type="string" calcext:value-type="string">
            <text:p>Tanin</text:p>
          </table:table-cell>
          <table:table-cell table:formula="of:=ABJAD([.$A1227];1;1)" office:value-type="float" office:value="119" calcext:value-type="float">
            <text:p>119</text:p>
          </table:table-cell>
          <table:table-cell table:formula="of:=IF([.$C1227]=ABJAD([.$A1227];7;1);&quot;aynısı&quot;;ABJAD([.$A1227];7;1))" office:value-type="string" office:string-value="aynısı" calcext:value-type="string">
            <text:p>aynısı</text:p>
          </table:table-cell>
          <table:table-cell table:number-columns-repeated="1020"/>
        </table:table-row>
        <table:table-row table:style-name="ro1">
          <table:table-cell office:value-type="string" calcext:value-type="string">
            <text:p>تانسل</text:p>
          </table:table-cell>
          <table:table-cell office:value-type="string" calcext:value-type="string">
            <text:p>Tansel</text:p>
          </table:table-cell>
          <table:table-cell table:formula="of:=ABJAD([.$A1228];1;1)" office:value-type="float" office:value="541" calcext:value-type="float">
            <text:p>541</text:p>
          </table:table-cell>
          <table:table-cell table:formula="of:=IF([.$C1228]=ABJAD([.$A1228];7;1);&quot;aynısı&quot;;ABJAD([.$A1228];7;1))" office:value-type="float" office:value="781" calcext:value-type="float">
            <text:p>781</text:p>
          </table:table-cell>
          <table:table-cell table:number-columns-repeated="1020"/>
        </table:table-row>
        <table:table-row table:style-name="ro1">
          <table:table-cell office:value-type="string" calcext:value-type="string">
            <text:p>طاڭصو</text:p>
          </table:table-cell>
          <table:table-cell office:value-type="string" calcext:value-type="string">
            <text:p>Tansu</text:p>
          </table:table-cell>
          <table:table-cell table:formula="of:=ABJAD([.$A1229];1;1)" office:value-type="float" office:value="156" calcext:value-type="float">
            <text:p>156</text:p>
          </table:table-cell>
          <table:table-cell table:formula="of:=IF([.$C1229]=ABJAD([.$A1229];7;1);&quot;aynısı&quot;;ABJAD([.$A1229];7;1))" office:value-type="float" office:value="126" calcext:value-type="float">
            <text:p>126</text:p>
          </table:table-cell>
          <table:table-cell table:number-columns-repeated="1020"/>
        </table:table-row>
        <table:table-row table:style-name="ro1">
          <table:table-cell office:value-type="string" calcext:value-type="string">
            <text:p>تَرخان</text:p>
          </table:table-cell>
          <table:table-cell office:value-type="string" calcext:value-type="string">
            <text:p>Tarhan</text:p>
          </table:table-cell>
          <table:table-cell table:formula="of:=ABJAD([.$A1230];1;1)" office:value-type="float" office:value="1251" calcext:value-type="float">
            <text:p>1251</text:p>
          </table:table-cell>
          <table:table-cell table:formula="of:=IF([.$C1230]=ABJAD([.$A1230];7;1);&quot;aynısı&quot;;ABJAD([.$A1230];7;1))" office:value-type="string" office:string-value="aynısı" calcext:value-type="string">
            <text:p>aynısı</text:p>
          </table:table-cell>
          <table:table-cell table:number-columns-repeated="1020"/>
        </table:table-row>
        <table:table-row table:style-name="ro1">
          <table:table-cell office:value-type="string" calcext:value-type="string">
            <text:p>تارقان</text:p>
          </table:table-cell>
          <table:table-cell office:value-type="string" calcext:value-type="string">
            <text:p>Tarkan</text:p>
          </table:table-cell>
          <table:table-cell table:formula="of:=ABJAD([.$A1231];1;1)" office:value-type="float" office:value="752" calcext:value-type="float">
            <text:p>752</text:p>
          </table:table-cell>
          <table:table-cell table:formula="of:=IF([.$C1231]=ABJAD([.$A1231];7;1);&quot;aynısı&quot;;ABJAD([.$A1231];7;1))" office:value-type="string" office:string-value="aynısı" calcext:value-type="string">
            <text:p>aynısı</text:p>
          </table:table-cell>
          <table:table-cell table:number-columns-repeated="1020"/>
        </table:table-row>
        <table:table-row table:style-name="ro1">
          <table:table-cell office:value-type="string" calcext:value-type="string">
            <text:p>طيفون</text:p>
          </table:table-cell>
          <table:table-cell office:value-type="string" calcext:value-type="string">
            <text:p>Tayfun</text:p>
          </table:table-cell>
          <table:table-cell table:formula="of:=ABJAD([.$A1232];1;1)" office:value-type="float" office:value="155" calcext:value-type="float">
            <text:p>155</text:p>
          </table:table-cell>
          <table:table-cell table:formula="of:=IF([.$C1232]=ABJAD([.$A1232];7;1);&quot;aynısı&quot;;ABJAD([.$A1232];7;1))" office:value-type="string" office:string-value="aynısı" calcext:value-type="string">
            <text:p>aynısı</text:p>
          </table:table-cell>
          <table:table-cell table:number-columns-repeated="1020"/>
        </table:table-row>
        <table:table-row table:style-name="ro1">
          <table:table-cell office:value-type="string" calcext:value-type="string">
            <text:p>تایلان</text:p>
          </table:table-cell>
          <table:table-cell office:value-type="string" calcext:value-type="string">
            <text:p>Taylan</text:p>
          </table:table-cell>
          <table:table-cell table:formula="of:=ABJAD([.$A1233];1;1)" office:value-type="float" office:value="492" calcext:value-type="float">
            <text:p>492</text:p>
          </table:table-cell>
          <table:table-cell table:formula="of:=IF([.$C1233]=ABJAD([.$A1233];7;1);&quot;aynısı&quot;;ABJAD([.$A1233];7;1))" office:value-type="string" office:string-value="aynısı" calcext:value-type="string">
            <text:p>aynısı</text:p>
          </table:table-cell>
          <table:table-cell table:number-columns-repeated="1020"/>
        </table:table-row>
        <table:table-row table:style-name="ro1">
          <table:table-cell office:value-type="string" calcext:value-type="string">
            <text:p>تایماز</text:p>
          </table:table-cell>
          <table:table-cell office:value-type="string" calcext:value-type="string">
            <text:p>Taymaz</text:p>
          </table:table-cell>
          <table:table-cell table:formula="of:=ABJAD([.$A1234];1;1)" office:value-type="float" office:value="459" calcext:value-type="float">
            <text:p>459</text:p>
          </table:table-cell>
          <table:table-cell table:formula="of:=IF([.$C1234]=ABJAD([.$A1234];7;1);&quot;aynısı&quot;;ABJAD([.$A1234];7;1))" office:value-type="string" office:string-value="aynısı" calcext:value-type="string">
            <text:p>aynısı</text:p>
          </table:table-cell>
          <table:table-cell table:number-columns-repeated="1020"/>
        </table:table-row>
        <table:table-row table:style-name="ro1">
          <table:table-cell office:value-type="string" calcext:value-type="string">
            <text:p>طيّب</text:p>
          </table:table-cell>
          <table:table-cell office:value-type="string" calcext:value-type="string">
            <text:p>Tayyib</text:p>
          </table:table-cell>
          <table:table-cell table:formula="of:=ABJAD([.$A1235];1;1)" office:value-type="float" office:value="21" calcext:value-type="float">
            <text:p>21</text:p>
          </table:table-cell>
          <table:table-cell table:formula="of:=IF([.$C1235]=ABJAD([.$A1235];7;1);&quot;aynısı&quot;;ABJAD([.$A1235];7;1))" office:value-type="string" office:string-value="aynısı" calcext:value-type="string">
            <text:p>aynısı</text:p>
          </table:table-cell>
          <table:table-cell table:number-columns-repeated="1020"/>
        </table:table-row>
        <table:table-row table:style-name="ro1">
          <table:table-cell office:value-type="string" calcext:value-type="string">
            <text:p>طَیبه</text:p>
          </table:table-cell>
          <table:table-cell office:value-type="string" calcext:value-type="string">
            <text:p>Tayyibe</text:p>
          </table:table-cell>
          <table:table-cell table:formula="of:=ABJAD([.$A1236];1;1)" office:value-type="float" office:value="26" calcext:value-type="float">
            <text:p>26</text:p>
          </table:table-cell>
          <table:table-cell table:formula="of:=IF([.$C1236]=ABJAD([.$A1236];7;1);&quot;aynısı&quot;;ABJAD([.$A1236];7;1))" office:value-type="string" office:string-value="aynısı" calcext:value-type="string">
            <text:p>aynısı</text:p>
          </table:table-cell>
          <table:table-cell table:number-columns-repeated="1020"/>
        </table:table-row>
        <table:table-row table:style-name="ro1">
          <table:table-cell office:value-type="string" calcext:value-type="string">
            <text:p>طيّب</text:p>
          </table:table-cell>
          <table:table-cell office:value-type="string" calcext:value-type="string">
            <text:p>Tayyip</text:p>
          </table:table-cell>
          <table:table-cell table:formula="of:=ABJAD([.$A1237];1;1)" office:value-type="float" office:value="21" calcext:value-type="float">
            <text:p>21</text:p>
          </table:table-cell>
          <table:table-cell table:formula="of:=IF([.$C1237]=ABJAD([.$A1237];7;1);&quot;aynısı&quot;;ABJAD([.$A1237];7;1))" office:value-type="string" office:string-value="aynısı" calcext:value-type="string">
            <text:p>aynısı</text:p>
          </table:table-cell>
          <table:table-cell table:number-columns-repeated="1020"/>
        </table:table-row>
        <table:table-row table:style-name="ro1">
          <table:table-cell office:value-type="string" calcext:value-type="string">
            <text:p>تازه كل</text:p>
          </table:table-cell>
          <table:table-cell office:value-type="string" calcext:value-type="string">
            <text:p>Tazegül</text:p>
          </table:table-cell>
          <table:table-cell table:formula="of:=ABJAD([.$A1238];1;1)" office:value-type="float" office:value="463" calcext:value-type="float">
            <text:p>463</text:p>
          </table:table-cell>
          <table:table-cell table:formula="of:=IF([.$C1238]=ABJAD([.$A1238];7;1);&quot;aynısı&quot;;ABJAD([.$A1238];7;1))" office:value-type="string" office:string-value="aynısı" calcext:value-type="string">
            <text:p>aynısı</text:p>
          </table:table-cell>
          <table:table-cell table:number-columns-repeated="1020"/>
        </table:table-row>
        <table:table-row table:style-name="ro1">
          <table:table-cell office:value-type="string" calcext:value-type="string">
            <text:p>تبسم</text:p>
          </table:table-cell>
          <table:table-cell office:value-type="string" calcext:value-type="string">
            <text:p>Tebessüm</text:p>
          </table:table-cell>
          <table:table-cell table:formula="of:=ABJAD([.$A1239];1;1)" office:value-type="float" office:value="502" calcext:value-type="float">
            <text:p>502</text:p>
          </table:table-cell>
          <table:table-cell table:formula="of:=IF([.$C1239]=ABJAD([.$A1239];7;1);&quot;aynısı&quot;;ABJAD([.$A1239];7;1))" office:value-type="float" office:value="742" calcext:value-type="float">
            <text:p>742</text:p>
          </table:table-cell>
          <table:table-cell table:number-columns-repeated="1020"/>
        </table:table-row>
        <table:table-row table:style-name="ro1">
          <table:table-cell office:value-type="string" calcext:value-type="string">
            <text:p>تَجلی</text:p>
          </table:table-cell>
          <table:table-cell office:value-type="string" calcext:value-type="string">
            <text:p>Tecelli</text:p>
          </table:table-cell>
          <table:table-cell table:formula="of:=ABJAD([.$A1240];1;1)" office:value-type="float" office:value="443" calcext:value-type="float">
            <text:p>443</text:p>
          </table:table-cell>
          <table:table-cell table:formula="of:=IF([.$C1240]=ABJAD([.$A1240];7;1);&quot;aynısı&quot;;ABJAD([.$A1240];7;1))" office:value-type="string" office:string-value="aynısı" calcext:value-type="string">
            <text:p>aynısı</text:p>
          </table:table-cell>
          <table:table-cell table:number-columns-repeated="1020"/>
        </table:table-row>
        <table:table-row table:style-name="ro1">
          <table:table-cell office:value-type="string" calcext:value-type="string">
            <text:p>تكين</text:p>
          </table:table-cell>
          <table:table-cell office:value-type="string" calcext:value-type="string">
            <text:p>Tekin</text:p>
          </table:table-cell>
          <table:table-cell table:formula="of:=ABJAD([.$A1241];1;1)" office:value-type="float" office:value="480" calcext:value-type="float">
            <text:p>480</text:p>
          </table:table-cell>
          <table:table-cell table:formula="of:=IF([.$C1241]=ABJAD([.$A1241];7;1);&quot;aynısı&quot;;ABJAD([.$A1241];7;1))" office:value-type="string" office:string-value="aynısı" calcext:value-type="string">
            <text:p>aynısı</text:p>
          </table:table-cell>
          <table:table-cell table:number-columns-repeated="1020"/>
        </table:table-row>
        <table:table-row table:style-name="ro1">
          <table:table-cell office:value-type="string" calcext:value-type="string">
            <text:p>تمل</text:p>
          </table:table-cell>
          <table:table-cell office:value-type="string" calcext:value-type="string">
            <text:p>Temel</text:p>
          </table:table-cell>
          <table:table-cell table:formula="of:=ABJAD([.$A1242];1;1)" office:value-type="float" office:value="470" calcext:value-type="float">
            <text:p>470</text:p>
          </table:table-cell>
          <table:table-cell table:formula="of:=IF([.$C1242]=ABJAD([.$A1242];7;1);&quot;aynısı&quot;;ABJAD([.$A1242];7;1))" office:value-type="string" office:string-value="aynısı" calcext:value-type="string">
            <text:p>aynısı</text:p>
          </table:table-cell>
          <table:table-cell table:number-columns-repeated="1020"/>
        </table:table-row>
        <table:table-row table:style-name="ro1">
          <table:table-cell office:value-type="string" calcext:value-type="string">
            <text:p>تمرن</text:p>
          </table:table-cell>
          <table:table-cell office:value-type="string" calcext:value-type="string">
            <text:p>Temren</text:p>
          </table:table-cell>
          <table:table-cell table:formula="of:=ABJAD([.$A1243];1;1)" office:value-type="float" office:value="690" calcext:value-type="float">
            <text:p>690</text:p>
          </table:table-cell>
          <table:table-cell table:formula="of:=IF([.$C1243]=ABJAD([.$A1243];7;1);&quot;aynısı&quot;;ABJAD([.$A1243];7;1))" office:value-type="string" office:string-value="aynısı" calcext:value-type="string">
            <text:p>aynısı</text:p>
          </table:table-cell>
          <table:table-cell table:number-columns-repeated="1020"/>
        </table:table-row>
        <table:table-row table:style-name="ro1">
          <table:table-cell office:value-type="string" calcext:value-type="string">
            <text:p>تنآى</text:p>
          </table:table-cell>
          <table:table-cell office:value-type="string" calcext:value-type="string">
            <text:p>Tenay</text:p>
          </table:table-cell>
          <table:table-cell table:formula="of:=ABJAD([.$A1244];1;1)" office:value-type="float" office:value="452" calcext:value-type="float">
            <text:p>452</text:p>
          </table:table-cell>
          <table:table-cell table:formula="of:=IF([.$C1244]=ABJAD([.$A1244];7;1);&quot;aynısı&quot;;ABJAD([.$A1244];7;1))" office:value-type="string" office:string-value="aynısı" calcext:value-type="string">
            <text:p>aynısı</text:p>
          </table:table-cell>
          <table:table-cell table:number-columns-repeated="1020"/>
        </table:table-row>
        <table:table-row table:style-name="ro1">
          <table:table-cell office:value-type="string" calcext:value-type="string">
            <text:p>تنزيلة</text:p>
          </table:table-cell>
          <table:table-cell office:value-type="string" calcext:value-type="string">
            <text:p>Tenzile</text:p>
          </table:table-cell>
          <table:table-cell table:formula="of:=ABJAD([.$A1245];1;1)" office:value-type="float" office:value="502" calcext:value-type="float">
            <text:p>502</text:p>
          </table:table-cell>
          <table:table-cell table:formula="of:=IF([.$C1245]=ABJAD([.$A1245];7;1);&quot;aynısı&quot;;ABJAD([.$A1245];7;1))" office:value-type="string" office:string-value="aynısı" calcext:value-type="string">
            <text:p>aynısı</text:p>
          </table:table-cell>
          <table:table-cell table:number-columns-repeated="1020"/>
        </table:table-row>
        <table:table-row table:style-name="ro1">
          <table:table-cell office:value-type="string" calcext:value-type="string">
            <text:p>تءومان</text:p>
          </table:table-cell>
          <table:table-cell office:value-type="string" calcext:value-type="string">
            <text:p>Teoman</text:p>
          </table:table-cell>
          <table:table-cell table:formula="of:=ABJAD([.$A1246];1;1)" office:value-type="float" office:value="498" calcext:value-type="float">
            <text:p>498</text:p>
          </table:table-cell>
          <table:table-cell table:formula="of:=IF([.$C1246]=ABJAD([.$A1246];7;1);&quot;aynısı&quot;;ABJAD([.$A1246];7;1))" office:value-type="string" office:string-value="aynısı" calcext:value-type="string">
            <text:p>aynısı</text:p>
          </table:table-cell>
          <table:table-cell table:number-columns-repeated="1020"/>
        </table:table-row>
        <table:table-row table:style-name="ro1">
          <table:table-cell office:value-type="string" calcext:value-type="string">
            <text:p>توفيق</text:p>
          </table:table-cell>
          <table:table-cell office:value-type="string" calcext:value-type="string">
            <text:p>Tevfik</text:p>
          </table:table-cell>
          <table:table-cell table:formula="of:=ABJAD([.$A1247];1;1)" office:value-type="float" office:value="596" calcext:value-type="float">
            <text:p>596</text:p>
          </table:table-cell>
          <table:table-cell table:formula="of:=IF([.$C1247]=ABJAD([.$A1247];7;1);&quot;aynısı&quot;;ABJAD([.$A1247];7;1))" office:value-type="string" office:string-value="aynısı" calcext:value-type="string">
            <text:p>aynısı</text:p>
          </table:table-cell>
          <table:table-cell table:number-columns-repeated="1020"/>
        </table:table-row>
        <table:table-row table:style-name="ro1">
          <table:table-cell office:value-type="string" calcext:value-type="string">
            <text:p>توحيده</text:p>
          </table:table-cell>
          <table:table-cell office:value-type="string" calcext:value-type="string">
            <text:p>Tevhide</text:p>
          </table:table-cell>
          <table:table-cell table:formula="of:=ABJAD([.$A1248];1;1)" office:value-type="float" office:value="433" calcext:value-type="float">
            <text:p>433</text:p>
          </table:table-cell>
          <table:table-cell table:formula="of:=IF([.$C1248]=ABJAD([.$A1248];7;1);&quot;aynısı&quot;;ABJAD([.$A1248];7;1))" office:value-type="string" office:string-value="aynısı" calcext:value-type="string">
            <text:p>aynısı</text:p>
          </table:table-cell>
          <table:table-cell table:number-columns-repeated="1020"/>
        </table:table-row>
        <table:table-row table:style-name="ro1">
          <table:table-cell office:value-type="string" calcext:value-type="string">
            <text:p>تيموچين</text:p>
          </table:table-cell>
          <table:table-cell office:value-type="string" calcext:value-type="string">
            <text:p>Timuçin</text:p>
          </table:table-cell>
          <table:table-cell table:formula="of:=ABJAD([.$A1249];1;1)" office:value-type="float" office:value="519" calcext:value-type="float">
            <text:p>519</text:p>
          </table:table-cell>
          <table:table-cell table:formula="of:=IF([.$C1249]=ABJAD([.$A1249];7;1);&quot;aynısı&quot;;ABJAD([.$A1249];7;1))" office:value-type="string" office:string-value="aynısı" calcext:value-type="string">
            <text:p>aynısı</text:p>
          </table:table-cell>
          <table:table-cell table:number-columns-repeated="1020"/>
        </table:table-row>
        <table:table-row table:style-name="ro1">
          <table:table-cell office:value-type="string" calcext:value-type="string">
            <text:p>تيمور</text:p>
          </table:table-cell>
          <table:table-cell office:value-type="string" calcext:value-type="string">
            <text:p>Timur</text:p>
          </table:table-cell>
          <table:table-cell table:formula="of:=ABJAD([.$A1250];1;1)" office:value-type="float" office:value="656" calcext:value-type="float">
            <text:p>656</text:p>
          </table:table-cell>
          <table:table-cell table:formula="of:=IF([.$C1250]=ABJAD([.$A1250];7;1);&quot;aynısı&quot;;ABJAD([.$A1250];7;1))" office:value-type="string" office:string-value="aynısı" calcext:value-type="string">
            <text:p>aynısı</text:p>
          </table:table-cell>
          <table:table-cell table:number-columns-repeated="1020"/>
        </table:table-row>
        <table:table-row table:style-name="ro1">
          <table:table-cell office:value-type="string" calcext:value-type="string">
            <text:p>تيمورخان</text:p>
          </table:table-cell>
          <table:table-cell office:value-type="string" calcext:value-type="string">
            <text:p>Timurhan</text:p>
          </table:table-cell>
          <table:table-cell table:formula="of:=ABJAD([.$A1251];1;1)" office:value-type="float" office:value="1307" calcext:value-type="float">
            <text:p>1307</text:p>
          </table:table-cell>
          <table:table-cell table:formula="of:=IF([.$C1251]=ABJAD([.$A1251];7;1);&quot;aynısı&quot;;ABJAD([.$A1251];7;1))" office:value-type="string" office:string-value="aynısı" calcext:value-type="string">
            <text:p>aynısı</text:p>
          </table:table-cell>
          <table:table-cell table:number-columns-repeated="1020"/>
        </table:table-row>
        <table:table-row table:style-name="ro1">
          <table:table-cell office:value-type="string" calcext:value-type="string">
            <text:p>طولقا</text:p>
          </table:table-cell>
          <table:table-cell office:value-type="string" calcext:value-type="string">
            <text:p>Tolga</text:p>
          </table:table-cell>
          <table:table-cell table:formula="of:=ABJAD([.$A1252];1;1)" office:value-type="float" office:value="146" calcext:value-type="float">
            <text:p>146</text:p>
          </table:table-cell>
          <table:table-cell table:formula="of:=IF([.$C1252]=ABJAD([.$A1252];7;1);&quot;aynısı&quot;;ABJAD([.$A1252];7;1))" office:value-type="string" office:string-value="aynısı" calcext:value-type="string">
            <text:p>aynısı</text:p>
          </table:table-cell>
          <table:table-cell table:number-columns-repeated="1020"/>
        </table:table-row>
        <table:table-row table:style-name="ro1">
          <table:table-cell office:value-type="string" calcext:value-type="string">
            <text:p>طوپراق</text:p>
          </table:table-cell>
          <table:table-cell office:value-type="string" calcext:value-type="string">
            <text:p>Toprak</text:p>
          </table:table-cell>
          <table:table-cell table:formula="of:=ABJAD([.$A1253];1;1)" office:value-type="float" office:value="318" calcext:value-type="float">
            <text:p>318</text:p>
          </table:table-cell>
          <table:table-cell table:formula="of:=IF([.$C1253]=ABJAD([.$A1253];7;1);&quot;aynısı&quot;;ABJAD([.$A1253];7;1))" office:value-type="string" office:string-value="aynısı" calcext:value-type="string">
            <text:p>aynısı</text:p>
          </table:table-cell>
          <table:table-cell table:number-columns-repeated="1020"/>
        </table:table-row>
        <table:table-row table:style-name="ro1">
          <table:table-cell office:value-type="string" calcext:value-type="string">
            <text:p>طوبى</text:p>
          </table:table-cell>
          <table:table-cell office:value-type="string" calcext:value-type="string">
            <text:p>Tuba</text:p>
          </table:table-cell>
          <table:table-cell table:formula="of:=ABJAD([.$A1254];1;1)" office:value-type="float" office:value="18" calcext:value-type="float">
            <text:p>18</text:p>
          </table:table-cell>
          <table:table-cell table:formula="of:=IF([.$C1254]=ABJAD([.$A1254];7;1);&quot;aynısı&quot;;ABJAD([.$A1254];7;1))" office:value-type="string" office:string-value="aynısı" calcext:value-type="string">
            <text:p>aynısı</text:p>
          </table:table-cell>
          <table:table-cell table:number-columns-repeated="1020"/>
        </table:table-row>
        <table:table-row table:style-name="ro1">
          <table:table-cell office:value-type="string" calcext:value-type="string">
            <text:p>طوفان</text:p>
          </table:table-cell>
          <table:table-cell office:value-type="string" calcext:value-type="string">
            <text:p>Tufan</text:p>
          </table:table-cell>
          <table:table-cell table:formula="of:=ABJAD([.$A1255];1;1)" office:value-type="float" office:value="146" calcext:value-type="float">
            <text:p>146</text:p>
          </table:table-cell>
          <table:table-cell table:formula="of:=IF([.$C1255]=ABJAD([.$A1255];7;1);&quot;aynısı&quot;;ABJAD([.$A1255];7;1))" office:value-type="string" office:string-value="aynısı" calcext:value-type="string">
            <text:p>aynısı</text:p>
          </table:table-cell>
          <table:table-cell table:number-columns-repeated="1020"/>
        </table:table-row>
        <table:table-row table:style-name="ro1">
          <table:table-cell office:value-type="string" calcext:value-type="string">
            <text:p>طوغچه</text:p>
          </table:table-cell>
          <table:table-cell office:value-type="string" calcext:value-type="string">
            <text:p>Tuğçe</text:p>
          </table:table-cell>
          <table:table-cell table:formula="of:=ABJAD([.$A1256];1;1)" office:value-type="float" office:value="1023" calcext:value-type="float">
            <text:p>1023</text:p>
          </table:table-cell>
          <table:table-cell table:formula="of:=IF([.$C1256]=ABJAD([.$A1256];7;1);&quot;aynısı&quot;;ABJAD([.$A1256];7;1))" office:value-type="float" office:value="923" calcext:value-type="float">
            <text:p>923</text:p>
          </table:table-cell>
          <table:table-cell table:number-columns-repeated="1020"/>
        </table:table-row>
        <table:table-row table:style-name="ro1">
          <table:table-cell office:value-type="string" calcext:value-type="string">
            <text:p>طغرا</text:p>
          </table:table-cell>
          <table:table-cell office:value-type="string" calcext:value-type="string">
            <text:p>Tuğra</text:p>
          </table:table-cell>
          <table:table-cell table:formula="of:=ABJAD([.$A1257];1;1)" office:value-type="float" office:value="1210" calcext:value-type="float">
            <text:p>1210</text:p>
          </table:table-cell>
          <table:table-cell table:formula="of:=IF([.$C1257]=ABJAD([.$A1257];7;1);&quot;aynısı&quot;;ABJAD([.$A1257];7;1))" office:value-type="float" office:value="1110" calcext:value-type="float">
            <text:p>1110</text:p>
          </table:table-cell>
          <table:table-cell table:number-columns-repeated="1020"/>
        </table:table-row>
        <table:table-row table:style-name="ro1">
          <table:table-cell office:value-type="string" calcext:value-type="string">
            <text:p>طوغرول</text:p>
          </table:table-cell>
          <table:table-cell office:value-type="string" calcext:value-type="string">
            <text:p>Tuğrul</text:p>
          </table:table-cell>
          <table:table-cell table:formula="of:=ABJAD([.$A1258];1;1)" office:value-type="float" office:value="1251" calcext:value-type="float">
            <text:p>1251</text:p>
          </table:table-cell>
          <table:table-cell table:formula="of:=IF([.$C1258]=ABJAD([.$A1258];7;1);&quot;aynısı&quot;;ABJAD([.$A1258];7;1))" office:value-type="float" office:value="1151" calcext:value-type="float">
            <text:p>1151</text:p>
          </table:table-cell>
          <table:table-cell table:number-columns-repeated="1020"/>
        </table:table-row>
        <table:table-row table:style-name="ro1">
          <table:table-cell office:value-type="string" calcext:value-type="string">
            <text:p>طونه</text:p>
          </table:table-cell>
          <table:table-cell office:value-type="string" calcext:value-type="string">
            <text:p>Tuna</text:p>
          </table:table-cell>
          <table:table-cell table:formula="of:=ABJAD([.$A1259];1;1)" office:value-type="float" office:value="70" calcext:value-type="float">
            <text:p>70</text:p>
          </table:table-cell>
          <table:table-cell table:formula="of:=IF([.$C1259]=ABJAD([.$A1259];7;1);&quot;aynısı&quot;;ABJAD([.$A1259];7;1))" office:value-type="string" office:string-value="aynısı" calcext:value-type="string">
            <text:p>aynısı</text:p>
          </table:table-cell>
          <table:table-cell table:number-columns-repeated="1020"/>
        </table:table-row>
        <table:table-row table:style-name="ro1">
          <table:table-cell office:value-type="string" calcext:value-type="string">
            <text:p>تونجاى</text:p>
          </table:table-cell>
          <table:table-cell office:value-type="string" calcext:value-type="string">
            <text:p>Tuncay</text:p>
          </table:table-cell>
          <table:table-cell table:formula="of:=ABJAD([.$A1260];1;1)" office:value-type="float" office:value="461" calcext:value-type="float">
            <text:p>461</text:p>
          </table:table-cell>
          <table:table-cell table:formula="of:=IF([.$C1260]=ABJAD([.$A1260];7;1);&quot;aynısı&quot;;ABJAD([.$A1260];7;1))" office:value-type="string" office:string-value="aynısı" calcext:value-type="string">
            <text:p>aynısı</text:p>
          </table:table-cell>
          <table:table-cell table:number-columns-repeated="1020"/>
        </table:table-row>
        <table:table-row table:style-name="ro1">
          <table:table-cell office:value-type="string" calcext:value-type="string">
            <text:p>تونجر</text:p>
          </table:table-cell>
          <table:table-cell office:value-type="string" calcext:value-type="string">
            <text:p>Tuncer</text:p>
          </table:table-cell>
          <table:table-cell table:formula="of:=ABJAD([.$A1261];1;1)" office:value-type="float" office:value="659" calcext:value-type="float">
            <text:p>659</text:p>
          </table:table-cell>
          <table:table-cell table:formula="of:=IF([.$C1261]=ABJAD([.$A1261];7;1);&quot;aynısı&quot;;ABJAD([.$A1261];7;1))" office:value-type="string" office:string-value="aynısı" calcext:value-type="string">
            <text:p>aynısı</text:p>
          </table:table-cell>
          <table:table-cell table:number-columns-repeated="1020"/>
        </table:table-row>
        <table:table-row table:style-name="ro1">
          <table:table-cell office:value-type="string" calcext:value-type="string">
            <text:p>طوراچ</text:p>
          </table:table-cell>
          <table:table-cell office:value-type="string" calcext:value-type="string">
            <text:p>Turaç</text:p>
          </table:table-cell>
          <table:table-cell table:formula="of:=ABJAD([.$A1262];1;1)" office:value-type="float" office:value="219" calcext:value-type="float">
            <text:p>219</text:p>
          </table:table-cell>
          <table:table-cell table:formula="of:=IF([.$C1262]=ABJAD([.$A1262];7;1);&quot;aynısı&quot;;ABJAD([.$A1262];7;1))" office:value-type="string" office:string-value="aynısı" calcext:value-type="string">
            <text:p>aynısı</text:p>
          </table:table-cell>
          <table:table-cell table:number-columns-repeated="1020"/>
        </table:table-row>
        <table:table-row table:style-name="ro1">
          <table:table-cell office:value-type="string" calcext:value-type="string">
            <text:p>تورال</text:p>
          </table:table-cell>
          <table:table-cell office:value-type="string" calcext:value-type="string">
            <text:p>Tural</text:p>
          </table:table-cell>
          <table:table-cell table:formula="of:=ABJAD([.$A1263];1;1)" office:value-type="float" office:value="637" calcext:value-type="float">
            <text:p>637</text:p>
          </table:table-cell>
          <table:table-cell table:formula="of:=IF([.$C1263]=ABJAD([.$A1263];7;1);&quot;aynısı&quot;;ABJAD([.$A1263];7;1))" office:value-type="string" office:string-value="aynısı" calcext:value-type="string">
            <text:p>aynısı</text:p>
          </table:table-cell>
          <table:table-cell table:number-columns-repeated="1020"/>
        </table:table-row>
        <table:table-row table:style-name="ro1">
          <table:table-cell office:value-type="string" calcext:value-type="string">
            <text:p>توران</text:p>
          </table:table-cell>
          <table:table-cell office:value-type="string" calcext:value-type="string">
            <text:p>Turan</text:p>
          </table:table-cell>
          <table:table-cell table:formula="of:=ABJAD([.$A1264];1;1)" office:value-type="float" office:value="657" calcext:value-type="float">
            <text:p>657</text:p>
          </table:table-cell>
          <table:table-cell table:formula="of:=IF([.$C1264]=ABJAD([.$A1264];7;1);&quot;aynısı&quot;;ABJAD([.$A1264];7;1))" office:value-type="string" office:string-value="aynısı" calcext:value-type="string">
            <text:p>aynısı</text:p>
          </table:table-cell>
          <table:table-cell table:number-columns-repeated="1020"/>
        </table:table-row>
        <table:table-row table:style-name="ro1">
          <table:table-cell office:value-type="string" calcext:value-type="string">
            <text:p>طورغاى</text:p>
          </table:table-cell>
          <table:table-cell office:value-type="string" calcext:value-type="string">
            <text:p>Turgay</text:p>
          </table:table-cell>
          <table:table-cell table:formula="of:=ABJAD([.$A1265];1;1)" office:value-type="float" office:value="1217" calcext:value-type="float">
            <text:p>1217</text:p>
          </table:table-cell>
          <table:table-cell table:formula="of:=IF([.$C1265]=ABJAD([.$A1265];7;1);&quot;aynısı&quot;;ABJAD([.$A1265];7;1))" office:value-type="float" office:value="1117" calcext:value-type="float">
            <text:p>1117</text:p>
          </table:table-cell>
          <table:table-cell table:number-columns-repeated="1020"/>
        </table:table-row>
        <table:table-row table:style-name="ro1">
          <table:table-cell office:value-type="string" calcext:value-type="string">
            <text:p>طورغود</text:p>
          </table:table-cell>
          <table:table-cell office:value-type="string" calcext:value-type="string">
            <text:p>Turgut</text:p>
          </table:table-cell>
          <table:table-cell table:formula="of:=ABJAD([.$A1266];1;1)" office:value-type="float" office:value="1225" calcext:value-type="float">
            <text:p>1225</text:p>
          </table:table-cell>
          <table:table-cell table:formula="of:=IF([.$C1266]=ABJAD([.$A1266];7;1);&quot;aynısı&quot;;ABJAD([.$A1266];7;1))" office:value-type="float" office:value="1125" calcext:value-type="float">
            <text:p>1125</text:p>
          </table:table-cell>
          <table:table-cell table:number-columns-repeated="1020"/>
        </table:table-row>
        <table:table-row table:style-name="ro1">
          <table:table-cell office:value-type="string" calcext:value-type="string">
            <text:p>طورخان</text:p>
          </table:table-cell>
          <table:table-cell office:value-type="string" calcext:value-type="string">
            <text:p>Turhan</text:p>
          </table:table-cell>
          <table:table-cell table:formula="of:=ABJAD([.$A1267];1;1)" office:value-type="float" office:value="866" calcext:value-type="float">
            <text:p>866</text:p>
          </table:table-cell>
          <table:table-cell table:formula="of:=IF([.$C1267]=ABJAD([.$A1267];7;1);&quot;aynısı&quot;;ABJAD([.$A1267];7;1))" office:value-type="string" office:string-value="aynısı" calcext:value-type="string">
            <text:p>aynısı</text:p>
          </table:table-cell>
          <table:table-cell table:number-columns-repeated="1020"/>
        </table:table-row>
        <table:table-row table:style-name="ro1">
          <table:table-cell office:value-type="string" calcext:value-type="string">
            <text:p>تولاى</text:p>
          </table:table-cell>
          <table:table-cell office:value-type="string" calcext:value-type="string">
            <text:p>Tülay</text:p>
          </table:table-cell>
          <table:table-cell table:formula="of:=ABJAD([.$A1268];1;1)" office:value-type="float" office:value="438" calcext:value-type="float">
            <text:p>438</text:p>
          </table:table-cell>
          <table:table-cell table:formula="of:=IF([.$C1268]=ABJAD([.$A1268];7;1);&quot;aynısı&quot;;ABJAD([.$A1268];7;1))" office:value-type="string" office:string-value="aynısı" calcext:value-type="string">
            <text:p>aynısı</text:p>
          </table:table-cell>
          <table:table-cell table:number-columns-repeated="1020"/>
        </table:table-row>
        <table:table-row table:style-name="ro1">
          <table:table-cell office:value-type="string" calcext:value-type="string">
            <text:p>تولين</text:p>
          </table:table-cell>
          <table:table-cell office:value-type="string" calcext:value-type="string">
            <text:p>Tülin</text:p>
          </table:table-cell>
          <table:table-cell table:formula="of:=ABJAD([.$A1269];1;1)" office:value-type="float" office:value="496" calcext:value-type="float">
            <text:p>496</text:p>
          </table:table-cell>
          <table:table-cell table:formula="of:=IF([.$C1269]=ABJAD([.$A1269];7;1);&quot;aynısı&quot;;ABJAD([.$A1269];7;1))" office:value-type="string" office:string-value="aynısı" calcext:value-type="string">
            <text:p>aynısı</text:p>
          </table:table-cell>
          <table:table-cell table:number-columns-repeated="1020"/>
        </table:table-row>
        <table:table-row table:style-name="ro1">
          <table:table-cell office:value-type="string" calcext:value-type="string">
            <text:p>توركان</text:p>
          </table:table-cell>
          <table:table-cell office:value-type="string" calcext:value-type="string">
            <text:p>Türkan</text:p>
          </table:table-cell>
          <table:table-cell table:formula="of:=ABJAD([.$A1270];1;1)" office:value-type="float" office:value="677" calcext:value-type="float">
            <text:p>677</text:p>
          </table:table-cell>
          <table:table-cell table:formula="of:=IF([.$C1270]=ABJAD([.$A1270];7;1);&quot;aynısı&quot;;ABJAD([.$A1270];7;1))" office:value-type="string" office:string-value="aynısı" calcext:value-type="string">
            <text:p>aynısı</text:p>
          </table:table-cell>
          <table:table-cell table:number-columns-repeated="1020"/>
        </table:table-row>
        <table:table-row table:style-name="ro1">
          <table:table-cell office:value-type="string" calcext:value-type="string">
            <text:p>عُبیدالله</text:p>
          </table:table-cell>
          <table:table-cell office:value-type="string" calcext:value-type="string">
            <text:p>Ubeydullah</text:p>
          </table:table-cell>
          <table:table-cell table:formula="of:=ABJAD([.$A1271];1;1)" office:value-type="float" office:value="152" calcext:value-type="float">
            <text:p>152</text:p>
          </table:table-cell>
          <table:table-cell table:formula="of:=IF([.$C1271]=ABJAD([.$A1271];7;1);&quot;aynısı&quot;;ABJAD([.$A1271];7;1))" office:value-type="string" office:string-value="aynısı" calcext:value-type="string">
            <text:p>aynısı</text:p>
          </table:table-cell>
          <table:table-cell table:number-columns-repeated="1020"/>
        </table:table-row>
        <table:table-row table:style-name="ro1">
          <table:table-cell office:value-type="string" calcext:value-type="string">
            <text:p>افق</text:p>
          </table:table-cell>
          <table:table-cell office:value-type="string" calcext:value-type="string">
            <text:p>Ufuk</text:p>
          </table:table-cell>
          <table:table-cell table:formula="of:=ABJAD([.$A1272];1;1)" office:value-type="float" office:value="181" calcext:value-type="float">
            <text:p>181</text:p>
          </table:table-cell>
          <table:table-cell table:formula="of:=IF([.$C1272]=ABJAD([.$A1272];7;1);&quot;aynısı&quot;;ABJAD([.$A1272];7;1))" office:value-type="string" office:string-value="aynısı" calcext:value-type="string">
            <text:p>aynısı</text:p>
          </table:table-cell>
          <table:table-cell table:number-columns-repeated="1020"/>
        </table:table-row>
        <table:table-row table:style-name="ro1">
          <table:table-cell office:value-type="string" calcext:value-type="string">
            <text:p>اوغور</text:p>
          </table:table-cell>
          <table:table-cell office:value-type="string" calcext:value-type="string">
            <text:p>Uğur</text:p>
          </table:table-cell>
          <table:table-cell table:formula="of:=ABJAD([.$A1273];1;1)" office:value-type="float" office:value="1213" calcext:value-type="float">
            <text:p>1213</text:p>
          </table:table-cell>
          <table:table-cell table:formula="of:=IF([.$C1273]=ABJAD([.$A1273];7;1);&quot;aynısı&quot;;ABJAD([.$A1273];7;1))" office:value-type="float" office:value="1113" calcext:value-type="float">
            <text:p>1113</text:p>
          </table:table-cell>
          <table:table-cell table:number-columns-repeated="1020"/>
        </table:table-row>
        <table:table-row table:style-name="ro1">
          <table:table-cell office:value-type="string" calcext:value-type="string">
            <text:p>اولاش</text:p>
          </table:table-cell>
          <table:table-cell office:value-type="string" calcext:value-type="string">
            <text:p>Ulaş</text:p>
          </table:table-cell>
          <table:table-cell table:formula="of:=ABJAD([.$A1274];1;1)" office:value-type="float" office:value="338" calcext:value-type="float">
            <text:p>338</text:p>
          </table:table-cell>
          <table:table-cell table:formula="of:=IF([.$C1274]=ABJAD([.$A1274];7;1);&quot;aynısı&quot;;ABJAD([.$A1274];7;1))" office:value-type="float" office:value="1038" calcext:value-type="float">
            <text:p>1038</text:p>
          </table:table-cell>
          <table:table-cell table:number-columns-repeated="1020"/>
        </table:table-row>
        <table:table-row table:style-name="ro1">
          <table:table-cell office:value-type="string" calcext:value-type="string">
            <text:p>علويه</text:p>
          </table:table-cell>
          <table:table-cell office:value-type="string" calcext:value-type="string">
            <text:p>Ulviye</text:p>
          </table:table-cell>
          <table:table-cell table:formula="of:=ABJAD([.$A1275];1;1)" office:value-type="float" office:value="121" calcext:value-type="float">
            <text:p>121</text:p>
          </table:table-cell>
          <table:table-cell table:formula="of:=IF([.$C1275]=ABJAD([.$A1275];7;1);&quot;aynısı&quot;;ABJAD([.$A1275];7;1))" office:value-type="string" office:string-value="aynısı" calcext:value-type="string">
            <text:p>aynısı</text:p>
          </table:table-cell>
          <table:table-cell table:number-columns-repeated="1020"/>
        </table:table-row>
        <table:table-row table:style-name="ro1">
          <table:table-cell office:value-type="string" calcext:value-type="string">
            <text:p>اوماى</text:p>
          </table:table-cell>
          <table:table-cell office:value-type="string" calcext:value-type="string">
            <text:p>Umay</text:p>
          </table:table-cell>
          <table:table-cell table:formula="of:=ABJAD([.$A1276];1;1)" office:value-type="float" office:value="49" calcext:value-type="float">
            <text:p>49</text:p>
          </table:table-cell>
          <table:table-cell table:formula="of:=IF([.$C1276]=ABJAD([.$A1276];7;1);&quot;aynısı&quot;;ABJAD([.$A1276];7;1))" office:value-type="string" office:string-value="aynısı" calcext:value-type="string">
            <text:p>aynısı</text:p>
          </table:table-cell>
          <table:table-cell table:number-columns-repeated="1020"/>
        </table:table-row>
        <table:table-row table:style-name="ro1">
          <table:table-cell office:value-type="string" calcext:value-type="string">
            <text:p>اوموت</text:p>
          </table:table-cell>
          <table:table-cell office:value-type="string" calcext:value-type="string">
            <text:p>Umut</text:p>
          </table:table-cell>
          <table:table-cell table:formula="of:=ABJAD([.$A1277];1;1)" office:value-type="float" office:value="453" calcext:value-type="float">
            <text:p>453</text:p>
          </table:table-cell>
          <table:table-cell table:formula="of:=IF([.$C1277]=ABJAD([.$A1277];7;1);&quot;aynısı&quot;;ABJAD([.$A1277];7;1))" office:value-type="string" office:string-value="aynısı" calcext:value-type="string">
            <text:p>aynısı</text:p>
          </table:table-cell>
          <table:table-cell table:number-columns-repeated="1020"/>
        </table:table-row>
        <table:table-row table:style-name="ro1">
          <table:table-cell office:value-type="string" calcext:value-type="string">
            <text:p>اوزل</text:p>
          </table:table-cell>
          <table:table-cell office:value-type="string" calcext:value-type="string">
            <text:p>Uzel</text:p>
          </table:table-cell>
          <table:table-cell table:formula="of:=ABJAD([.$A1278];1;1)" office:value-type="float" office:value="44" calcext:value-type="float">
            <text:p>44</text:p>
          </table:table-cell>
          <table:table-cell table:formula="of:=IF([.$C1278]=ABJAD([.$A1278];7;1);&quot;aynısı&quot;;ABJAD([.$A1278];7;1))" office:value-type="string" office:string-value="aynısı" calcext:value-type="string">
            <text:p>aynısı</text:p>
          </table:table-cell>
          <table:table-cell table:number-columns-repeated="1020"/>
        </table:table-row>
        <table:table-row table:style-name="ro1">
          <table:table-cell office:value-type="string" calcext:value-type="string">
            <text:p>الفت</text:p>
          </table:table-cell>
          <table:table-cell office:value-type="string" calcext:value-type="string">
            <text:p>Ülfet</text:p>
          </table:table-cell>
          <table:table-cell table:formula="of:=ABJAD([.$A1279];1;1)" office:value-type="float" office:value="511" calcext:value-type="float">
            <text:p>511</text:p>
          </table:table-cell>
          <table:table-cell table:formula="of:=IF([.$C1279]=ABJAD([.$A1279];7;1);&quot;aynısı&quot;;ABJAD([.$A1279];7;1))" office:value-type="string" office:string-value="aynısı" calcext:value-type="string">
            <text:p>aynısı</text:p>
          </table:table-cell>
          <table:table-cell table:number-columns-repeated="1020"/>
        </table:table-row>
        <table:table-row table:style-name="ro1">
          <table:table-cell office:value-type="string" calcext:value-type="string">
            <text:p>اولكن</text:p>
          </table:table-cell>
          <table:table-cell office:value-type="string" calcext:value-type="string">
            <text:p>Ülgen</text:p>
          </table:table-cell>
          <table:table-cell table:formula="of:=ABJAD([.$A1280];1;1)" office:value-type="float" office:value="107" calcext:value-type="float">
            <text:p>107</text:p>
          </table:table-cell>
          <table:table-cell table:formula="of:=IF([.$C1280]=ABJAD([.$A1280];7;1);&quot;aynısı&quot;;ABJAD([.$A1280];7;1))" office:value-type="string" office:string-value="aynısı" calcext:value-type="string">
            <text:p>aynısı</text:p>
          </table:table-cell>
          <table:table-cell table:number-columns-repeated="1020"/>
        </table:table-row>
        <table:table-row table:style-name="ro1">
          <table:table-cell office:value-type="string" calcext:value-type="string">
            <text:p>اولكو</text:p>
          </table:table-cell>
          <table:table-cell office:value-type="string" calcext:value-type="string">
            <text:p>Ülkü</text:p>
          </table:table-cell>
          <table:table-cell table:formula="of:=ABJAD([.$A1281];1;1)" office:value-type="float" office:value="63" calcext:value-type="float">
            <text:p>63</text:p>
          </table:table-cell>
          <table:table-cell table:formula="of:=IF([.$C1281]=ABJAD([.$A1281];7;1);&quot;aynısı&quot;;ABJAD([.$A1281];7;1))" office:value-type="string" office:string-value="aynısı" calcext:value-type="string">
            <text:p>aynısı</text:p>
          </table:table-cell>
          <table:table-cell table:number-columns-repeated="1020"/>
        </table:table-row>
        <table:table-row table:style-name="ro1">
          <table:table-cell office:value-type="string" calcext:value-type="string">
            <text:p>اميد</text:p>
          </table:table-cell>
          <table:table-cell office:value-type="string" calcext:value-type="string">
            <text:p>Ümit</text:p>
          </table:table-cell>
          <table:table-cell table:formula="of:=ABJAD([.$A1282];1;1)" office:value-type="float" office:value="55" calcext:value-type="float">
            <text:p>55</text:p>
          </table:table-cell>
          <table:table-cell table:formula="of:=IF([.$C1282]=ABJAD([.$A1282];7;1);&quot;aynısı&quot;;ABJAD([.$A1282];7;1))" office:value-type="string" office:string-value="aynısı" calcext:value-type="string">
            <text:p>aynısı</text:p>
          </table:table-cell>
          <table:table-cell table:number-columns-repeated="1020"/>
        </table:table-row>
        <table:table-row table:style-name="ro1">
          <table:table-cell office:value-type="string" calcext:value-type="string">
            <text:p>أمّية</text:p>
          </table:table-cell>
          <table:table-cell office:value-type="string" calcext:value-type="string">
            <text:p>Ümmiye</text:p>
          </table:table-cell>
          <table:table-cell table:formula="of:=ABJAD([.$A1283];1;1)" office:value-type="float" office:value="56" calcext:value-type="float">
            <text:p>56</text:p>
          </table:table-cell>
          <table:table-cell table:formula="of:=IF([.$C1283]=ABJAD([.$A1283];7;1);&quot;aynısı&quot;;ABJAD([.$A1283];7;1))" office:value-type="string" office:string-value="aynısı" calcext:value-type="string">
            <text:p>aynısı</text:p>
          </table:table-cell>
          <table:table-cell table:number-columns-repeated="1020"/>
        </table:table-row>
        <table:table-row table:style-name="ro1">
          <table:table-cell office:value-type="string" calcext:value-type="string">
            <text:p>امّ خان</text:p>
          </table:table-cell>
          <table:table-cell office:value-type="string" calcext:value-type="string">
            <text:p>Ümmühan</text:p>
          </table:table-cell>
          <table:table-cell table:formula="of:=ABJAD([.$A1284];1;1)" office:value-type="float" office:value="692" calcext:value-type="float">
            <text:p>692</text:p>
          </table:table-cell>
          <table:table-cell table:formula="of:=IF([.$C1284]=ABJAD([.$A1284];7;1);&quot;aynısı&quot;;ABJAD([.$A1284];7;1))" office:value-type="string" office:string-value="aynısı" calcext:value-type="string">
            <text:p>aynısı</text:p>
          </table:table-cell>
          <table:table-cell table:number-columns-repeated="1020"/>
        </table:table-row>
        <table:table-row table:style-name="ro1">
          <table:table-cell office:value-type="string" calcext:value-type="string">
            <text:p>اونال</text:p>
          </table:table-cell>
          <table:table-cell office:value-type="string" calcext:value-type="string">
            <text:p>Ünal</text:p>
          </table:table-cell>
          <table:table-cell table:formula="of:=ABJAD([.$A1285];1;1)" office:value-type="float" office:value="88" calcext:value-type="float">
            <text:p>88</text:p>
          </table:table-cell>
          <table:table-cell table:formula="of:=IF([.$C1285]=ABJAD([.$A1285];7;1);&quot;aynısı&quot;;ABJAD([.$A1285];7;1))" office:value-type="string" office:string-value="aynısı" calcext:value-type="string">
            <text:p>aynısı</text:p>
          </table:table-cell>
          <table:table-cell table:number-columns-repeated="1020"/>
        </table:table-row>
        <table:table-row table:style-name="ro1">
          <table:table-cell office:value-type="string" calcext:value-type="string">
            <text:p>انزيله</text:p>
          </table:table-cell>
          <table:table-cell office:value-type="string" calcext:value-type="string">
            <text:p>Ünzile</text:p>
          </table:table-cell>
          <table:table-cell table:formula="of:=ABJAD([.$A1286];1;1)" office:value-type="float" office:value="103" calcext:value-type="float">
            <text:p>103</text:p>
          </table:table-cell>
          <table:table-cell table:formula="of:=IF([.$C1286]=ABJAD([.$A1286];7;1);&quot;aynısı&quot;;ABJAD([.$A1286];7;1))" office:value-type="string" office:string-value="aynısı" calcext:value-type="string">
            <text:p>aynısı</text:p>
          </table:table-cell>
          <table:table-cell table:number-columns-repeated="1020"/>
        </table:table-row>
        <table:table-row table:style-name="ro1">
          <table:table-cell office:value-type="string" calcext:value-type="string">
            <text:p>اویس</text:p>
          </table:table-cell>
          <table:table-cell office:value-type="string" calcext:value-type="string">
            <text:p>Üveys</text:p>
          </table:table-cell>
          <table:table-cell table:formula="of:=ABJAD([.$A1287];1;1)" office:value-type="float" office:value="77" calcext:value-type="float">
            <text:p>77</text:p>
          </table:table-cell>
          <table:table-cell table:formula="of:=IF([.$C1287]=ABJAD([.$A1287];7;1);&quot;aynısı&quot;;ABJAD([.$A1287];7;1))" office:value-type="float" office:value="317" calcext:value-type="float">
            <text:p>317</text:p>
          </table:table-cell>
          <table:table-cell table:number-columns-repeated="1020"/>
        </table:table-row>
        <table:table-row table:style-name="ro1">
          <table:table-cell office:value-type="string" calcext:value-type="string">
            <text:p>عزير</text:p>
          </table:table-cell>
          <table:table-cell office:value-type="string" calcext:value-type="string">
            <text:p>Üzeyir</text:p>
          </table:table-cell>
          <table:table-cell table:formula="of:=ABJAD([.$A1288];1;1)" office:value-type="float" office:value="287" calcext:value-type="float">
            <text:p>287</text:p>
          </table:table-cell>
          <table:table-cell table:formula="of:=IF([.$C1288]=ABJAD([.$A1288];7;1);&quot;aynısı&quot;;ABJAD([.$A1288];7;1))" office:value-type="string" office:string-value="aynısı" calcext:value-type="string">
            <text:p>aynısı</text:p>
          </table:table-cell>
          <table:table-cell table:number-columns-repeated="1020"/>
        </table:table-row>
        <table:table-row table:style-name="ro1">
          <table:table-cell office:value-type="string" calcext:value-type="string">
            <text:p>واحده</text:p>
          </table:table-cell>
          <table:table-cell office:value-type="string" calcext:value-type="string">
            <text:p>Vacide</text:p>
          </table:table-cell>
          <table:table-cell table:formula="of:=ABJAD([.$A1289];1;1)" office:value-type="float" office:value="24" calcext:value-type="float">
            <text:p>24</text:p>
          </table:table-cell>
          <table:table-cell table:formula="of:=IF([.$C1289]=ABJAD([.$A1289];7;1);&quot;aynısı&quot;;ABJAD([.$A1289];7;1))" office:value-type="string" office:string-value="aynısı" calcext:value-type="string">
            <text:p>aynısı</text:p>
          </table:table-cell>
          <table:table-cell table:number-columns-repeated="1020"/>
        </table:table-row>
        <table:table-row table:style-name="ro1">
          <table:table-cell office:value-type="string" calcext:value-type="string">
            <text:p>وَهَب</text:p>
          </table:table-cell>
          <table:table-cell office:value-type="string" calcext:value-type="string">
            <text:p>Vahap</text:p>
          </table:table-cell>
          <table:table-cell table:formula="of:=ABJAD([.$A1290];1;1)" office:value-type="float" office:value="13" calcext:value-type="float">
            <text:p>13</text:p>
          </table:table-cell>
          <table:table-cell table:formula="of:=IF([.$C1290]=ABJAD([.$A1290];7;1);&quot;aynısı&quot;;ABJAD([.$A1290];7;1))" office:value-type="string" office:string-value="aynısı" calcext:value-type="string">
            <text:p>aynısı</text:p>
          </table:table-cell>
          <table:table-cell table:number-columns-repeated="1020"/>
        </table:table-row>
        <table:table-row table:style-name="ro1">
          <table:table-cell office:value-type="string" calcext:value-type="string">
            <text:p>وحيد الدين</text:p>
          </table:table-cell>
          <table:table-cell office:value-type="string" calcext:value-type="string">
            <text:p>Vahdettin</text:p>
          </table:table-cell>
          <table:table-cell table:formula="of:=ABJAD([.$A1291];1;1)" office:value-type="float" office:value="123" calcext:value-type="float">
            <text:p>123</text:p>
          </table:table-cell>
          <table:table-cell table:formula="of:=IF([.$C1291]=ABJAD([.$A1291];7;1);&quot;aynısı&quot;;ABJAD([.$A1291];7;1))" office:value-type="string" office:string-value="aynısı" calcext:value-type="string">
            <text:p>aynısı</text:p>
          </table:table-cell>
          <table:table-cell table:number-columns-repeated="1020"/>
        </table:table-row>
        <table:table-row table:style-name="ro1">
          <table:table-cell office:value-type="string" calcext:value-type="string">
            <text:p>واحد</text:p>
          </table:table-cell>
          <table:table-cell office:value-type="string" calcext:value-type="string">
            <text:p>Vahid</text:p>
          </table:table-cell>
          <table:table-cell table:formula="of:=ABJAD([.$A1292];1;1)" office:value-type="float" office:value="19" calcext:value-type="float">
            <text:p>19</text:p>
          </table:table-cell>
          <table:table-cell table:formula="of:=IF([.$C1292]=ABJAD([.$A1292];7;1);&quot;aynısı&quot;;ABJAD([.$A1292];7;1))" office:value-type="string" office:string-value="aynısı" calcext:value-type="string">
            <text:p>aynısı</text:p>
          </table:table-cell>
          <table:table-cell table:number-columns-repeated="1020"/>
        </table:table-row>
        <table:table-row table:style-name="ro1">
          <table:table-cell office:value-type="string" calcext:value-type="string">
            <text:p>واحده</text:p>
          </table:table-cell>
          <table:table-cell office:value-type="string" calcext:value-type="string">
            <text:p>Vahide</text:p>
          </table:table-cell>
          <table:table-cell table:formula="of:=ABJAD([.$A1293];1;1)" office:value-type="float" office:value="24" calcext:value-type="float">
            <text:p>24</text:p>
          </table:table-cell>
          <table:table-cell table:formula="of:=IF([.$C1293]=ABJAD([.$A1293];7;1);&quot;aynısı&quot;;ABJAD([.$A1293];7;1))" office:value-type="string" office:string-value="aynısı" calcext:value-type="string">
            <text:p>aynısı</text:p>
          </table:table-cell>
          <table:table-cell table:number-columns-repeated="1020"/>
        </table:table-row>
        <table:table-row table:style-name="ro1">
          <table:table-cell office:value-type="string" calcext:value-type="string">
            <text:p>واهِب</text:p>
          </table:table-cell>
          <table:table-cell office:value-type="string" calcext:value-type="string">
            <text:p>Vahip</text:p>
          </table:table-cell>
          <table:table-cell table:formula="of:=ABJAD([.$A1294];1;1)" office:value-type="float" office:value="14" calcext:value-type="float">
            <text:p>14</text:p>
          </table:table-cell>
          <table:table-cell table:formula="of:=IF([.$C1294]=ABJAD([.$A1294];7;1);&quot;aynısı&quot;;ABJAD([.$A1294];7;1))" office:value-type="string" office:string-value="aynısı" calcext:value-type="string">
            <text:p>aynısı</text:p>
          </table:table-cell>
          <table:table-cell table:number-columns-repeated="1020"/>
        </table:table-row>
        <table:table-row table:style-name="ro1">
          <table:table-cell office:value-type="string" calcext:value-type="string">
            <text:p>واحد</text:p>
          </table:table-cell>
          <table:table-cell office:value-type="string" calcext:value-type="string">
            <text:p>Vahit</text:p>
          </table:table-cell>
          <table:table-cell table:formula="of:=ABJAD([.$A1295];1;1)" office:value-type="float" office:value="19" calcext:value-type="float">
            <text:p>19</text:p>
          </table:table-cell>
          <table:table-cell table:formula="of:=IF([.$C1295]=ABJAD([.$A1295];7;1);&quot;aynısı&quot;;ABJAD([.$A1295];7;1))" office:value-type="string" office:string-value="aynısı" calcext:value-type="string">
            <text:p>aynısı</text:p>
          </table:table-cell>
          <table:table-cell table:number-columns-repeated="1020"/>
        </table:table-row>
        <table:table-row table:style-name="ro1">
          <table:table-cell office:value-type="string" calcext:value-type="string">
            <text:p>وصفي</text:p>
          </table:table-cell>
          <table:table-cell office:value-type="string" calcext:value-type="string">
            <text:p>Vasfi</text:p>
          </table:table-cell>
          <table:table-cell table:formula="of:=ABJAD([.$A1296];1;1)" office:value-type="float" office:value="186" calcext:value-type="float">
            <text:p>186</text:p>
          </table:table-cell>
          <table:table-cell table:formula="of:=IF([.$C1296]=ABJAD([.$A1296];7;1);&quot;aynısı&quot;;ABJAD([.$A1296];7;1))" office:value-type="float" office:value="156" calcext:value-type="float">
            <text:p>156</text:p>
          </table:table-cell>
          <table:table-cell table:number-columns-repeated="1020"/>
        </table:table-row>
        <table:table-row table:style-name="ro1">
          <table:table-cell office:value-type="string" calcext:value-type="string">
            <text:p>وصفيه</text:p>
          </table:table-cell>
          <table:table-cell office:value-type="string" calcext:value-type="string">
            <text:p>Vasfiye</text:p>
          </table:table-cell>
          <table:table-cell table:formula="of:=ABJAD([.$A1297];1;1)" office:value-type="float" office:value="191" calcext:value-type="float">
            <text:p>191</text:p>
          </table:table-cell>
          <table:table-cell table:formula="of:=IF([.$C1297]=ABJAD([.$A1297];7;1);&quot;aynısı&quot;;ABJAD([.$A1297];7;1))" office:value-type="float" office:value="161" calcext:value-type="float">
            <text:p>161</text:p>
          </table:table-cell>
          <table:table-cell table:number-columns-repeated="1020"/>
        </table:table-row>
        <table:table-row table:style-name="ro1">
          <table:table-cell office:value-type="string" calcext:value-type="string">
            <text:p>وطن</text:p>
          </table:table-cell>
          <table:table-cell office:value-type="string" calcext:value-type="string">
            <text:p>Vatan</text:p>
          </table:table-cell>
          <table:table-cell table:formula="of:=ABJAD([.$A1298];1;1)" office:value-type="float" office:value="65" calcext:value-type="float">
            <text:p>65</text:p>
          </table:table-cell>
          <table:table-cell table:formula="of:=IF([.$C1298]=ABJAD([.$A1298];7;1);&quot;aynısı&quot;;ABJAD([.$A1298];7;1))" office:value-type="string" office:string-value="aynısı" calcext:value-type="string">
            <text:p>aynısı</text:p>
          </table:table-cell>
          <table:table-cell table:number-columns-repeated="1020"/>
        </table:table-row>
        <table:table-row table:style-name="ro1">
          <table:table-cell office:value-type="string" calcext:value-type="string">
            <text:p>وَجیهه</text:p>
          </table:table-cell>
          <table:table-cell office:value-type="string" calcext:value-type="string">
            <text:p>Vecihe</text:p>
          </table:table-cell>
          <table:table-cell table:formula="of:=ABJAD([.$A1299];1;1)" office:value-type="float" office:value="29" calcext:value-type="float">
            <text:p>29</text:p>
          </table:table-cell>
          <table:table-cell table:formula="of:=IF([.$C1299]=ABJAD([.$A1299];7;1);&quot;aynısı&quot;;ABJAD([.$A1299];7;1))" office:value-type="string" office:string-value="aynısı" calcext:value-type="string">
            <text:p>aynısı</text:p>
          </table:table-cell>
          <table:table-cell table:number-columns-repeated="1020"/>
        </table:table-row>
        <table:table-row table:style-name="ro1">
          <table:table-cell office:value-type="string" calcext:value-type="string">
            <text:p>وداد</text:p>
          </table:table-cell>
          <table:table-cell office:value-type="string" calcext:value-type="string">
            <text:p>Vedat</text:p>
          </table:table-cell>
          <table:table-cell table:formula="of:=ABJAD([.$A1300];1;1)" office:value-type="float" office:value="15" calcext:value-type="float">
            <text:p>15</text:p>
          </table:table-cell>
          <table:table-cell table:formula="of:=IF([.$C1300]=ABJAD([.$A1300];7;1);&quot;aynısı&quot;;ABJAD([.$A1300];7;1))" office:value-type="string" office:string-value="aynısı" calcext:value-type="string">
            <text:p>aynısı</text:p>
          </table:table-cell>
          <table:table-cell table:number-columns-repeated="1020"/>
        </table:table-row>
        <table:table-row table:style-name="ro1">
          <table:table-cell office:value-type="string" calcext:value-type="string">
            <text:p>وَفا</text:p>
          </table:table-cell>
          <table:table-cell office:value-type="string" calcext:value-type="string">
            <text:p>Vefa</text:p>
          </table:table-cell>
          <table:table-cell table:formula="of:=ABJAD([.$A1301];1;1)" office:value-type="float" office:value="87" calcext:value-type="float">
            <text:p>87</text:p>
          </table:table-cell>
          <table:table-cell table:formula="of:=IF([.$C1301]=ABJAD([.$A1301];7;1);&quot;aynısı&quot;;ABJAD([.$A1301];7;1))" office:value-type="string" office:string-value="aynısı" calcext:value-type="string">
            <text:p>aynısı</text:p>
          </table:table-cell>
          <table:table-cell table:number-columns-repeated="1020"/>
        </table:table-row>
        <table:table-row table:style-name="ro1">
          <table:table-cell office:value-type="string" calcext:value-type="string">
            <text:p>وهبي</text:p>
          </table:table-cell>
          <table:table-cell office:value-type="string" calcext:value-type="string">
            <text:p>Vehbi</text:p>
          </table:table-cell>
          <table:table-cell table:formula="of:=ABJAD([.$A1302];1;1)" office:value-type="float" office:value="23" calcext:value-type="float">
            <text:p>23</text:p>
          </table:table-cell>
          <table:table-cell table:formula="of:=IF([.$C1302]=ABJAD([.$A1302];7;1);&quot;aynısı&quot;;ABJAD([.$A1302];7;1))" office:value-type="string" office:string-value="aynısı" calcext:value-type="string">
            <text:p>aynısı</text:p>
          </table:table-cell>
          <table:table-cell table:number-columns-repeated="1020"/>
        </table:table-row>
        <table:table-row table:style-name="ro1">
          <table:table-cell office:value-type="string" calcext:value-type="string">
            <text:p>ولى</text:p>
          </table:table-cell>
          <table:table-cell office:value-type="string" calcext:value-type="string">
            <text:p>Veli</text:p>
          </table:table-cell>
          <table:table-cell table:formula="of:=ABJAD([.$A1303];1;1)" office:value-type="float" office:value="37" calcext:value-type="float">
            <text:p>37</text:p>
          </table:table-cell>
          <table:table-cell table:formula="of:=IF([.$C1303]=ABJAD([.$A1303];7;1);&quot;aynısı&quot;;ABJAD([.$A1303];7;1))" office:value-type="string" office:string-value="aynısı" calcext:value-type="string">
            <text:p>aynısı</text:p>
          </table:table-cell>
          <table:table-cell table:number-columns-repeated="1020"/>
        </table:table-row>
        <table:table-row table:style-name="ro1">
          <table:table-cell office:value-type="string" calcext:value-type="string">
            <text:p>وليد</text:p>
          </table:table-cell>
          <table:table-cell office:value-type="string" calcext:value-type="string">
            <text:p>Velit</text:p>
          </table:table-cell>
          <table:table-cell table:formula="of:=ABJAD([.$A1304];1;1)" office:value-type="float" office:value="50" calcext:value-type="float">
            <text:p>50</text:p>
          </table:table-cell>
          <table:table-cell table:formula="of:=IF([.$C1304]=ABJAD([.$A1304];7;1);&quot;aynısı&quot;;ABJAD([.$A1304];7;1))" office:value-type="string" office:string-value="aynısı" calcext:value-type="string">
            <text:p>aynısı</text:p>
          </table:table-cell>
          <table:table-cell table:number-columns-repeated="1020"/>
        </table:table-row>
        <table:table-row table:style-name="ro1">
          <table:table-cell office:value-type="string" calcext:value-type="string">
            <text:p>ولی‌الله</text:p>
          </table:table-cell>
          <table:table-cell office:value-type="string" calcext:value-type="string">
            <text:p>Veliyullah</text:p>
          </table:table-cell>
          <table:table-cell table:formula="of:=ABJAD([.$A1305];1;1)" office:value-type="float" office:value="112" calcext:value-type="float">
            <text:p>112</text:p>
          </table:table-cell>
          <table:table-cell table:formula="of:=IF([.$C1305]=ABJAD([.$A1305];7;1);&quot;aynısı&quot;;ABJAD([.$A1305];7;1))" office:value-type="string" office:string-value="aynısı" calcext:value-type="string">
            <text:p>aynısı</text:p>
          </table:table-cell>
          <table:table-cell table:number-columns-repeated="1020"/>
        </table:table-row>
        <table:table-row table:style-name="ro1">
          <table:table-cell office:value-type="string" calcext:value-type="string">
            <text:p>ورع</text:p>
          </table:table-cell>
          <table:table-cell office:value-type="string" calcext:value-type="string">
            <text:p>Vera</text:p>
          </table:table-cell>
          <table:table-cell table:formula="of:=ABJAD([.$A1306];1;1)" office:value-type="float" office:value="276" calcext:value-type="float">
            <text:p>276</text:p>
          </table:table-cell>
          <table:table-cell table:formula="of:=IF([.$C1306]=ABJAD([.$A1306];7;1);&quot;aynısı&quot;;ABJAD([.$A1306];7;1))" office:value-type="string" office:string-value="aynısı" calcext:value-type="string">
            <text:p>aynısı</text:p>
          </table:table-cell>
          <table:table-cell table:number-columns-repeated="1020"/>
        </table:table-row>
        <table:table-row table:style-name="ro1">
          <table:table-cell office:value-type="string" calcext:value-type="string">
            <text:p>وردة</text:p>
          </table:table-cell>
          <table:table-cell office:value-type="string" calcext:value-type="string">
            <text:p>Verda</text:p>
          </table:table-cell>
          <table:table-cell table:formula="of:=ABJAD([.$A1307];1;1)" office:value-type="float" office:value="215" calcext:value-type="float">
            <text:p>215</text:p>
          </table:table-cell>
          <table:table-cell table:formula="of:=IF([.$C1307]=ABJAD([.$A1307];7;1);&quot;aynısı&quot;;ABJAD([.$A1307];7;1))" office:value-type="string" office:string-value="aynısı" calcext:value-type="string">
            <text:p>aynısı</text:p>
          </table:table-cell>
          <table:table-cell table:number-columns-repeated="1020"/>
        </table:table-row>
        <table:table-row table:style-name="ro1">
          <table:table-cell office:value-type="string" calcext:value-type="string">
            <text:p>وسيله</text:p>
          </table:table-cell>
          <table:table-cell office:value-type="string" calcext:value-type="string">
            <text:p>Vesile</text:p>
          </table:table-cell>
          <table:table-cell table:formula="of:=ABJAD([.$A1308];1;1)" office:value-type="float" office:value="111" calcext:value-type="float">
            <text:p>111</text:p>
          </table:table-cell>
          <table:table-cell table:formula="of:=IF([.$C1308]=ABJAD([.$A1308];7;1);&quot;aynısı&quot;;ABJAD([.$A1308];7;1))" office:value-type="float" office:value="351" calcext:value-type="float">
            <text:p>351</text:p>
          </table:table-cell>
          <table:table-cell table:number-columns-repeated="1020"/>
        </table:table-row>
        <table:table-row table:style-name="ro1">
          <table:table-cell office:value-type="string" calcext:value-type="string">
            <text:p>ويسل</text:p>
          </table:table-cell>
          <table:table-cell office:value-type="string" calcext:value-type="string">
            <text:p>Veysel</text:p>
          </table:table-cell>
          <table:table-cell table:formula="of:=ABJAD([.$A1309];1;1)" office:value-type="float" office:value="106" calcext:value-type="float">
            <text:p>106</text:p>
          </table:table-cell>
          <table:table-cell table:formula="of:=IF([.$C1309]=ABJAD([.$A1309];7;1);&quot;aynısı&quot;;ABJAD([.$A1309];7;1))" office:value-type="float" office:value="346" calcext:value-type="float">
            <text:p>346</text:p>
          </table:table-cell>
          <table:table-cell table:number-columns-repeated="1020"/>
        </table:table-row>
        <table:table-row table:style-name="ro1">
          <table:table-cell office:value-type="string" calcext:value-type="string">
            <text:p>ويسى</text:p>
          </table:table-cell>
          <table:table-cell office:value-type="string" calcext:value-type="string">
            <text:p>Veysi</text:p>
          </table:table-cell>
          <table:table-cell table:formula="of:=ABJAD([.$A1310];1;1)" office:value-type="float" office:value="77" calcext:value-type="float">
            <text:p>77</text:p>
          </table:table-cell>
          <table:table-cell table:formula="of:=IF([.$C1310]=ABJAD([.$A1310];7;1);&quot;aynısı&quot;;ABJAD([.$A1310];7;1))" office:value-type="float" office:value="317" calcext:value-type="float">
            <text:p>317</text:p>
          </table:table-cell>
          <table:table-cell table:number-columns-repeated="1020"/>
        </table:table-row>
        <table:table-row table:style-name="ro1">
          <table:table-cell office:value-type="string" calcext:value-type="string">
            <text:p>ولدان</text:p>
          </table:table-cell>
          <table:table-cell office:value-type="string" calcext:value-type="string">
            <text:p>Vildan</text:p>
          </table:table-cell>
          <table:table-cell table:formula="of:=ABJAD([.$A1311];1;1)" office:value-type="float" office:value="91" calcext:value-type="float">
            <text:p>91</text:p>
          </table:table-cell>
          <table:table-cell table:formula="of:=IF([.$C1311]=ABJAD([.$A1311];7;1);&quot;aynısı&quot;;ABJAD([.$A1311];7;1))" office:value-type="string" office:string-value="aynısı" calcext:value-type="string">
            <text:p>aynısı</text:p>
          </table:table-cell>
          <table:table-cell table:number-columns-repeated="1020"/>
        </table:table-row>
        <table:table-row table:style-name="ro1">
          <table:table-cell office:value-type="string" calcext:value-type="string">
            <text:p>وِسام</text:p>
          </table:table-cell>
          <table:table-cell office:value-type="string" calcext:value-type="string">
            <text:p>Visam</text:p>
          </table:table-cell>
          <table:table-cell table:formula="of:=ABJAD([.$A1312];1;1)" office:value-type="float" office:value="107" calcext:value-type="float">
            <text:p>107</text:p>
          </table:table-cell>
          <table:table-cell table:formula="of:=IF([.$C1312]=ABJAD([.$A1312];7;1);&quot;aynısı&quot;;ABJAD([.$A1312];7;1))" office:value-type="float" office:value="347" calcext:value-type="float">
            <text:p>347</text:p>
          </table:table-cell>
          <table:table-cell table:number-columns-repeated="1020"/>
        </table:table-row>
        <table:table-row table:style-name="ro1">
          <table:table-cell office:value-type="string" calcext:value-type="string">
            <text:p>ولقان</text:p>
          </table:table-cell>
          <table:table-cell office:value-type="string" calcext:value-type="string">
            <text:p>Volkan</text:p>
          </table:table-cell>
          <table:table-cell table:formula="of:=ABJAD([.$A1313];1;1)" office:value-type="float" office:value="187" calcext:value-type="float">
            <text:p>187</text:p>
          </table:table-cell>
          <table:table-cell table:formula="of:=IF([.$C1313]=ABJAD([.$A1313];7;1);&quot;aynısı&quot;;ABJAD([.$A1313];7;1))" office:value-type="string" office:string-value="aynısı" calcext:value-type="string">
            <text:p>aynısı</text:p>
          </table:table-cell>
          <table:table-cell table:number-columns-repeated="1020"/>
        </table:table-row>
        <table:table-row table:style-name="ro1">
          <table:table-cell office:value-type="string" calcext:value-type="string">
            <text:p>وصلت</text:p>
          </table:table-cell>
          <table:table-cell office:value-type="string" calcext:value-type="string">
            <text:p>Vuslat</text:p>
          </table:table-cell>
          <table:table-cell table:formula="of:=ABJAD([.$A1314];1;1)" office:value-type="float" office:value="526" calcext:value-type="float">
            <text:p>526</text:p>
          </table:table-cell>
          <table:table-cell table:formula="of:=IF([.$C1314]=ABJAD([.$A1314];7;1);&quot;aynısı&quot;;ABJAD([.$A1314];7;1))" office:value-type="float" office:value="496" calcext:value-type="float">
            <text:p>496</text:p>
          </table:table-cell>
          <table:table-cell table:number-columns-repeated="1020"/>
        </table:table-row>
        <table:table-row table:style-name="ro1">
          <table:table-cell office:value-type="string" calcext:value-type="string">
            <text:p>يادكار</text:p>
          </table:table-cell>
          <table:table-cell office:value-type="string" calcext:value-type="string">
            <text:p>Yadigar</text:p>
          </table:table-cell>
          <table:table-cell table:formula="of:=ABJAD([.$A1315];1;1)" office:value-type="float" office:value="236" calcext:value-type="float">
            <text:p>236</text:p>
          </table:table-cell>
          <table:table-cell table:formula="of:=IF([.$C1315]=ABJAD([.$A1315];7;1);&quot;aynısı&quot;;ABJAD([.$A1315];7;1))" office:value-type="string" office:string-value="aynısı" calcext:value-type="string">
            <text:p>aynısı</text:p>
          </table:table-cell>
          <table:table-cell table:number-columns-repeated="1020"/>
        </table:table-row>
        <table:table-row table:style-name="ro1">
          <table:table-cell office:value-type="string" calcext:value-type="string">
            <text:p>ياغمور</text:p>
          </table:table-cell>
          <table:table-cell office:value-type="string" calcext:value-type="string">
            <text:p>Yağmur</text:p>
          </table:table-cell>
          <table:table-cell table:formula="of:=ABJAD([.$A1316];1;1)" office:value-type="float" office:value="1257" calcext:value-type="float">
            <text:p>1257</text:p>
          </table:table-cell>
          <table:table-cell table:formula="of:=IF([.$C1316]=ABJAD([.$A1316];7;1);&quot;aynısı&quot;;ABJAD([.$A1316];7;1))" office:value-type="float" office:value="1157" calcext:value-type="float">
            <text:p>1157</text:p>
          </table:table-cell>
          <table:table-cell table:number-columns-repeated="1020"/>
        </table:table-row>
        <table:table-row table:style-name="ro1">
          <table:table-cell office:value-type="string" calcext:value-type="string">
            <text:p>يحيى</text:p>
          </table:table-cell>
          <table:table-cell office:value-type="string" calcext:value-type="string">
            <text:p>Yahya</text:p>
          </table:table-cell>
          <table:table-cell table:formula="of:=ABJAD([.$A1317];1;1)" office:value-type="float" office:value="29" calcext:value-type="float">
            <text:p>29</text:p>
          </table:table-cell>
          <table:table-cell table:formula="of:=IF([.$C1317]=ABJAD([.$A1317];7;1);&quot;aynısı&quot;;ABJAD([.$A1317];7;1))" office:value-type="string" office:string-value="aynısı" calcext:value-type="string">
            <text:p>aynısı</text:p>
          </table:table-cell>
          <table:table-cell table:number-columns-repeated="1020"/>
        </table:table-row>
        <table:table-row table:style-name="ro1">
          <table:table-cell office:value-type="string" calcext:value-type="string">
            <text:p>يعقوب</text:p>
          </table:table-cell>
          <table:table-cell office:value-type="string" calcext:value-type="string">
            <text:p>Yakup</text:p>
          </table:table-cell>
          <table:table-cell table:formula="of:=ABJAD([.$A1318];1;1)" office:value-type="float" office:value="188" calcext:value-type="float">
            <text:p>188</text:p>
          </table:table-cell>
          <table:table-cell table:formula="of:=IF([.$C1318]=ABJAD([.$A1318];7;1);&quot;aynısı&quot;;ABJAD([.$A1318];7;1))" office:value-type="string" office:string-value="aynısı" calcext:value-type="string">
            <text:p>aynısı</text:p>
          </table:table-cell>
          <table:table-cell table:number-columns-repeated="1020"/>
        </table:table-row>
        <table:table-row table:style-name="ro1">
          <table:table-cell office:value-type="string" calcext:value-type="string">
            <text:p>یاقوت</text:p>
          </table:table-cell>
          <table:table-cell office:value-type="string" calcext:value-type="string">
            <text:p>Yakut</text:p>
          </table:table-cell>
          <table:table-cell table:formula="of:=ABJAD([.$A1319];1;1)" office:value-type="float" office:value="517" calcext:value-type="float">
            <text:p>517</text:p>
          </table:table-cell>
          <table:table-cell table:formula="of:=IF([.$C1319]=ABJAD([.$A1319];7;1);&quot;aynısı&quot;;ABJAD([.$A1319];7;1))" office:value-type="string" office:string-value="aynısı" calcext:value-type="string">
            <text:p>aynısı</text:p>
          </table:table-cell>
          <table:table-cell table:number-columns-repeated="1020"/>
        </table:table-row>
        <table:table-row table:style-name="ro1">
          <table:table-cell office:value-type="string" calcext:value-type="string">
            <text:p>يامن</text:p>
          </table:table-cell>
          <table:table-cell office:value-type="string" calcext:value-type="string">
            <text:p>Yaman</text:p>
          </table:table-cell>
          <table:table-cell table:formula="of:=ABJAD([.$A1320];1;1)" office:value-type="float" office:value="101" calcext:value-type="float">
            <text:p>101</text:p>
          </table:table-cell>
          <table:table-cell table:formula="of:=IF([.$C1320]=ABJAD([.$A1320];7;1);&quot;aynısı&quot;;ABJAD([.$A1320];7;1))" office:value-type="string" office:string-value="aynısı" calcext:value-type="string">
            <text:p>aynısı</text:p>
          </table:table-cell>
          <table:table-cell table:number-columns-repeated="1020"/>
        </table:table-row>
        <table:table-row table:style-name="ro1">
          <table:table-cell office:value-type="string" calcext:value-type="string">
            <text:p>یانار</text:p>
          </table:table-cell>
          <table:table-cell office:value-type="string" calcext:value-type="string">
            <text:p>Yanar</text:p>
          </table:table-cell>
          <table:table-cell table:formula="of:=ABJAD([.$A1321];1;1)" office:value-type="float" office:value="262" calcext:value-type="float">
            <text:p>262</text:p>
          </table:table-cell>
          <table:table-cell table:formula="of:=IF([.$C1321]=ABJAD([.$A1321];7;1);&quot;aynısı&quot;;ABJAD([.$A1321];7;1))" office:value-type="string" office:string-value="aynısı" calcext:value-type="string">
            <text:p>aynısı</text:p>
          </table:table-cell>
          <table:table-cell table:number-columns-repeated="1020"/>
        </table:table-row>
        <table:table-row table:style-name="ro1">
          <table:table-cell office:value-type="string" calcext:value-type="string">
            <text:p>ياپراق</text:p>
          </table:table-cell>
          <table:table-cell office:value-type="string" calcext:value-type="string">
            <text:p>Yaprak</text:p>
          </table:table-cell>
          <table:table-cell table:formula="of:=ABJAD([.$A1322];1;1)" office:value-type="float" office:value="314" calcext:value-type="float">
            <text:p>314</text:p>
          </table:table-cell>
          <table:table-cell table:formula="of:=IF([.$C1322]=ABJAD([.$A1322];7;1);&quot;aynısı&quot;;ABJAD([.$A1322];7;1))" office:value-type="string" office:string-value="aynısı" calcext:value-type="string">
            <text:p>aynısı</text:p>
          </table:table-cell>
          <table:table-cell table:number-columns-repeated="1020"/>
        </table:table-row>
        <table:table-row table:style-name="ro1">
          <table:table-cell office:value-type="string" calcext:value-type="string">
            <text:p>يارن</text:p>
          </table:table-cell>
          <table:table-cell office:value-type="string" calcext:value-type="string">
            <text:p>Yaren</text:p>
          </table:table-cell>
          <table:table-cell table:formula="of:=ABJAD([.$A1323];1;1)" office:value-type="float" office:value="261" calcext:value-type="float">
            <text:p>261</text:p>
          </table:table-cell>
          <table:table-cell table:formula="of:=IF([.$C1323]=ABJAD([.$A1323];7;1);&quot;aynısı&quot;;ABJAD([.$A1323];7;1))" office:value-type="string" office:string-value="aynısı" calcext:value-type="string">
            <text:p>aynısı</text:p>
          </table:table-cell>
          <table:table-cell table:number-columns-repeated="1020"/>
        </table:table-row>
        <table:table-row table:style-name="ro1">
          <table:table-cell office:value-type="string" calcext:value-type="string">
            <text:p>ياسمين</text:p>
          </table:table-cell>
          <table:table-cell office:value-type="string" calcext:value-type="string">
            <text:p>Yasemin</text:p>
          </table:table-cell>
          <table:table-cell table:formula="of:=ABJAD([.$A1324];1;1)" office:value-type="float" office:value="171" calcext:value-type="float">
            <text:p>171</text:p>
          </table:table-cell>
          <table:table-cell table:formula="of:=IF([.$C1324]=ABJAD([.$A1324];7;1);&quot;aynısı&quot;;ABJAD([.$A1324];7;1))" office:value-type="float" office:value="411" calcext:value-type="float">
            <text:p>411</text:p>
          </table:table-cell>
          <table:table-cell table:number-columns-repeated="1020"/>
        </table:table-row>
        <table:table-row table:style-name="ro1">
          <table:table-cell office:value-type="string" calcext:value-type="string">
            <text:p>ياسر</text:p>
          </table:table-cell>
          <table:table-cell office:value-type="string" calcext:value-type="string">
            <text:p>Yaser</text:p>
          </table:table-cell>
          <table:table-cell table:formula="of:=ABJAD([.$A1325];1;1)" office:value-type="float" office:value="271" calcext:value-type="float">
            <text:p>271</text:p>
          </table:table-cell>
          <table:table-cell table:formula="of:=IF([.$C1325]=ABJAD([.$A1325];7;1);&quot;aynısı&quot;;ABJAD([.$A1325];7;1))" office:value-type="float" office:value="511" calcext:value-type="float">
            <text:p>511</text:p>
          </table:table-cell>
          <table:table-cell table:number-columns-repeated="1020"/>
        </table:table-row>
        <table:table-row table:style-name="ro1">
          <table:table-cell office:value-type="string" calcext:value-type="string">
            <text:p>ياسين</text:p>
          </table:table-cell>
          <table:table-cell office:value-type="string" calcext:value-type="string">
            <text:p>Yasin</text:p>
          </table:table-cell>
          <table:table-cell table:formula="of:=ABJAD([.$A1326];1;1)" office:value-type="float" office:value="131" calcext:value-type="float">
            <text:p>131</text:p>
          </table:table-cell>
          <table:table-cell table:formula="of:=IF([.$C1326]=ABJAD([.$A1326];7;1);&quot;aynısı&quot;;ABJAD([.$A1326];7;1))" office:value-type="float" office:value="371" calcext:value-type="float">
            <text:p>371</text:p>
          </table:table-cell>
          <table:table-cell table:number-columns-repeated="1020"/>
        </table:table-row>
        <table:table-row table:style-name="ro1">
          <table:table-cell office:value-type="string" calcext:value-type="string">
            <text:p>ياشار</text:p>
          </table:table-cell>
          <table:table-cell office:value-type="string" calcext:value-type="string">
            <text:p>Yaşar</text:p>
          </table:table-cell>
          <table:table-cell table:formula="of:=ABJAD([.$A1327];1;1)" office:value-type="float" office:value="512" calcext:value-type="float">
            <text:p>512</text:p>
          </table:table-cell>
          <table:table-cell table:formula="of:=IF([.$C1327]=ABJAD([.$A1327];7;1);&quot;aynısı&quot;;ABJAD([.$A1327];7;1))" office:value-type="float" office:value="1212" calcext:value-type="float">
            <text:p>1212</text:p>
          </table:table-cell>
          <table:table-cell table:number-columns-repeated="1020"/>
        </table:table-row>
        <table:table-row table:style-name="ro1">
          <table:table-cell office:value-type="string" calcext:value-type="string">
            <text:p>یاشیل</text:p>
          </table:table-cell>
          <table:table-cell office:value-type="string" calcext:value-type="string">
            <text:p>Yaşil</text:p>
          </table:table-cell>
          <table:table-cell table:formula="of:=ABJAD([.$A1328];1;1)" office:value-type="float" office:value="351" calcext:value-type="float">
            <text:p>351</text:p>
          </table:table-cell>
          <table:table-cell table:formula="of:=IF([.$C1328]=ABJAD([.$A1328];7;1);&quot;aynısı&quot;;ABJAD([.$A1328];7;1))" office:value-type="float" office:value="1051" calcext:value-type="float">
            <text:p>1051</text:p>
          </table:table-cell>
          <table:table-cell table:number-columns-repeated="1020"/>
        </table:table-row>
        <table:table-row table:style-name="ro1">
          <table:table-cell office:value-type="string" calcext:value-type="string">
            <text:p>یاور</text:p>
          </table:table-cell>
          <table:table-cell office:value-type="string" calcext:value-type="string">
            <text:p>Yaver</text:p>
          </table:table-cell>
          <table:table-cell table:formula="of:=ABJAD([.$A1329];1;1)" office:value-type="float" office:value="217" calcext:value-type="float">
            <text:p>217</text:p>
          </table:table-cell>
          <table:table-cell table:formula="of:=IF([.$C1329]=ABJAD([.$A1329];7;1);&quot;aynısı&quot;;ABJAD([.$A1329];7;1))" office:value-type="string" office:string-value="aynısı" calcext:value-type="string">
            <text:p>aynısı</text:p>
          </table:table-cell>
          <table:table-cell table:number-columns-repeated="1020"/>
        </table:table-row>
        <table:table-row table:style-name="ro1">
          <table:table-cell office:value-type="string" calcext:value-type="string">
            <text:p>ياووز</text:p>
          </table:table-cell>
          <table:table-cell office:value-type="string" calcext:value-type="string">
            <text:p>Yavuz</text:p>
          </table:table-cell>
          <table:table-cell table:formula="of:=ABJAD([.$A1330];1;1)" office:value-type="float" office:value="30" calcext:value-type="float">
            <text:p>30</text:p>
          </table:table-cell>
          <table:table-cell table:formula="of:=IF([.$C1330]=ABJAD([.$A1330];7;1);&quot;aynısı&quot;;ABJAD([.$A1330];7;1))" office:value-type="string" office:string-value="aynısı" calcext:value-type="string">
            <text:p>aynısı</text:p>
          </table:table-cell>
          <table:table-cell table:number-columns-repeated="1020"/>
        </table:table-row>
        <table:table-row table:style-name="ro1">
          <table:table-cell office:value-type="string" calcext:value-type="string">
            <text:p>ياي</text:p>
          </table:table-cell>
          <table:table-cell office:value-type="string" calcext:value-type="string">
            <text:p>Yay</text:p>
          </table:table-cell>
          <table:table-cell table:formula="of:=ABJAD([.$A1331];1;1)" office:value-type="float" office:value="21" calcext:value-type="float">
            <text:p>21</text:p>
          </table:table-cell>
          <table:table-cell table:formula="of:=IF([.$C1331]=ABJAD([.$A1331];7;1);&quot;aynısı&quot;;ABJAD([.$A1331];7;1))" office:value-type="string" office:string-value="aynısı" calcext:value-type="string">
            <text:p>aynısı</text:p>
          </table:table-cell>
          <table:table-cell table:number-columns-repeated="1020"/>
        </table:table-row>
        <table:table-row table:style-name="ro1">
          <table:table-cell office:value-type="string" calcext:value-type="string">
            <text:p>یگانه</text:p>
          </table:table-cell>
          <table:table-cell office:value-type="string" calcext:value-type="string">
            <text:p>Yegane</text:p>
          </table:table-cell>
          <table:table-cell table:formula="of:=ABJAD([.$A1332];1;1)" office:value-type="float" office:value="86" calcext:value-type="float">
            <text:p>86</text:p>
          </table:table-cell>
          <table:table-cell table:formula="of:=IF([.$C1332]=ABJAD([.$A1332];7;1);&quot;aynısı&quot;;ABJAD([.$A1332];7;1))" office:value-type="string" office:string-value="aynısı" calcext:value-type="string">
            <text:p>aynısı</text:p>
          </table:table-cell>
          <table:table-cell table:number-columns-repeated="1020"/>
        </table:table-row>
        <table:table-row table:style-name="ro1">
          <table:table-cell office:value-type="string" calcext:value-type="string">
            <text:p>يكتا</text:p>
          </table:table-cell>
          <table:table-cell office:value-type="string" calcext:value-type="string">
            <text:p>Yekta</text:p>
          </table:table-cell>
          <table:table-cell table:formula="of:=ABJAD([.$A1333];1;1)" office:value-type="float" office:value="431" calcext:value-type="float">
            <text:p>431</text:p>
          </table:table-cell>
          <table:table-cell table:formula="of:=IF([.$C1333]=ABJAD([.$A1333];7;1);&quot;aynısı&quot;;ABJAD([.$A1333];7;1))" office:value-type="string" office:string-value="aynısı" calcext:value-type="string">
            <text:p>aynısı</text:p>
          </table:table-cell>
          <table:table-cell table:number-columns-repeated="1020"/>
        </table:table-row>
        <table:table-row table:style-name="ro1">
          <table:table-cell office:value-type="string" calcext:value-type="string">
            <text:p>يلدا</text:p>
          </table:table-cell>
          <table:table-cell office:value-type="string" calcext:value-type="string">
            <text:p>Yelda</text:p>
          </table:table-cell>
          <table:table-cell table:formula="of:=ABJAD([.$A1334];1;1)" office:value-type="float" office:value="45" calcext:value-type="float">
            <text:p>45</text:p>
          </table:table-cell>
          <table:table-cell table:formula="of:=IF([.$C1334]=ABJAD([.$A1334];7;1);&quot;aynısı&quot;;ABJAD([.$A1334];7;1))" office:value-type="string" office:string-value="aynısı" calcext:value-type="string">
            <text:p>aynısı</text:p>
          </table:table-cell>
          <table:table-cell table:number-columns-repeated="1020"/>
        </table:table-row>
        <table:table-row table:style-name="ro1">
          <table:table-cell office:value-type="string" calcext:value-type="string">
            <text:p>يليز</text:p>
          </table:table-cell>
          <table:table-cell office:value-type="string" calcext:value-type="string">
            <text:p>Yeliz</text:p>
          </table:table-cell>
          <table:table-cell table:formula="of:=ABJAD([.$A1335];1;1)" office:value-type="float" office:value="57" calcext:value-type="float">
            <text:p>57</text:p>
          </table:table-cell>
          <table:table-cell table:formula="of:=IF([.$C1335]=ABJAD([.$A1335];7;1);&quot;aynısı&quot;;ABJAD([.$A1335];7;1))" office:value-type="string" office:string-value="aynısı" calcext:value-type="string">
            <text:p>aynısı</text:p>
          </table:table-cell>
          <table:table-cell table:number-columns-repeated="1020"/>
        </table:table-row>
        <table:table-row table:style-name="ro1">
          <table:table-cell office:value-type="string" calcext:value-type="string">
            <text:p>یَنال</text:p>
          </table:table-cell>
          <table:table-cell office:value-type="string" calcext:value-type="string">
            <text:p>Yenal</text:p>
          </table:table-cell>
          <table:table-cell table:formula="of:=ABJAD([.$A1336];1;1)" office:value-type="float" office:value="91" calcext:value-type="float">
            <text:p>91</text:p>
          </table:table-cell>
          <table:table-cell table:formula="of:=IF([.$C1336]=ABJAD([.$A1336];7;1);&quot;aynısı&quot;;ABJAD([.$A1336];7;1))" office:value-type="string" office:string-value="aynısı" calcext:value-type="string">
            <text:p>aynısı</text:p>
          </table:table-cell>
          <table:table-cell table:number-columns-repeated="1020"/>
        </table:table-row>
        <table:table-row table:style-name="ro1">
          <table:table-cell office:value-type="string" calcext:value-type="string">
            <text:p>يشيم</text:p>
          </table:table-cell>
          <table:table-cell office:value-type="string" calcext:value-type="string">
            <text:p>Yeşim</text:p>
          </table:table-cell>
          <table:table-cell table:formula="of:=ABJAD([.$A1337];1;1)" office:value-type="float" office:value="360" calcext:value-type="float">
            <text:p>360</text:p>
          </table:table-cell>
          <table:table-cell table:formula="of:=IF([.$C1337]=ABJAD([.$A1337];7;1);&quot;aynısı&quot;;ABJAD([.$A1337];7;1))" office:value-type="float" office:value="1060" calcext:value-type="float">
            <text:p>1060</text:p>
          </table:table-cell>
          <table:table-cell table:number-columns-repeated="1020"/>
        </table:table-row>
        <table:table-row table:style-name="ro1">
          <table:table-cell office:value-type="string" calcext:value-type="string">
            <text:p>يتر</text:p>
          </table:table-cell>
          <table:table-cell office:value-type="string" calcext:value-type="string">
            <text:p>Yeter</text:p>
          </table:table-cell>
          <table:table-cell table:formula="of:=ABJAD([.$A1338];1;1)" office:value-type="float" office:value="610" calcext:value-type="float">
            <text:p>610</text:p>
          </table:table-cell>
          <table:table-cell table:formula="of:=IF([.$C1338]=ABJAD([.$A1338];7;1);&quot;aynısı&quot;;ABJAD([.$A1338];7;1))" office:value-type="string" office:string-value="aynısı" calcext:value-type="string">
            <text:p>aynısı</text:p>
          </table:table-cell>
          <table:table-cell table:number-columns-repeated="1020"/>
        </table:table-row>
        <table:table-row table:style-name="ro1">
          <table:table-cell office:value-type="string" calcext:value-type="string">
            <text:p>یَزدان</text:p>
          </table:table-cell>
          <table:table-cell office:value-type="string" calcext:value-type="string">
            <text:p>Yezdan</text:p>
          </table:table-cell>
          <table:table-cell table:formula="of:=ABJAD([.$A1339];1;1)" office:value-type="float" office:value="72" calcext:value-type="float">
            <text:p>72</text:p>
          </table:table-cell>
          <table:table-cell table:formula="of:=IF([.$C1339]=ABJAD([.$A1339];7;1);&quot;aynısı&quot;;ABJAD([.$A1339];7;1))" office:value-type="string" office:string-value="aynısı" calcext:value-type="string">
            <text:p>aynısı</text:p>
          </table:table-cell>
          <table:table-cell table:number-columns-repeated="1020"/>
        </table:table-row>
        <table:table-row table:style-name="ro1">
          <table:table-cell office:value-type="string" calcext:value-type="string">
            <text:p>ييكيت</text:p>
          </table:table-cell>
          <table:table-cell office:value-type="string" calcext:value-type="string">
            <text:p>Yiğit</text:p>
          </table:table-cell>
          <table:table-cell table:formula="of:=ABJAD([.$A1340];1;1)" office:value-type="float" office:value="450" calcext:value-type="float">
            <text:p>450</text:p>
          </table:table-cell>
          <table:table-cell table:formula="of:=IF([.$C1340]=ABJAD([.$A1340];7;1);&quot;aynısı&quot;;ABJAD([.$A1340];7;1))" office:value-type="string" office:string-value="aynısı" calcext:value-type="string">
            <text:p>aynısı</text:p>
          </table:table-cell>
          <table:table-cell table:number-columns-repeated="1020"/>
        </table:table-row>
        <table:table-row table:style-name="ro1">
          <table:table-cell office:value-type="string" calcext:value-type="string">
            <text:p>يونجا</text:p>
          </table:table-cell>
          <table:table-cell office:value-type="string" calcext:value-type="string">
            <text:p>Yonca</text:p>
          </table:table-cell>
          <table:table-cell table:formula="of:=ABJAD([.$A1341];1;1)" office:value-type="float" office:value="70" calcext:value-type="float">
            <text:p>70</text:p>
          </table:table-cell>
          <table:table-cell table:formula="of:=IF([.$C1341]=ABJAD([.$A1341];7;1);&quot;aynısı&quot;;ABJAD([.$A1341];7;1))" office:value-type="string" office:string-value="aynısı" calcext:value-type="string">
            <text:p>aynısı</text:p>
          </table:table-cell>
          <table:table-cell table:number-columns-repeated="1020"/>
        </table:table-row>
        <table:table-row table:style-name="ro1">
          <table:table-cell office:value-type="string" calcext:value-type="string">
            <text:p>يونس</text:p>
          </table:table-cell>
          <table:table-cell office:value-type="string" calcext:value-type="string">
            <text:p>Yunus</text:p>
          </table:table-cell>
          <table:table-cell table:formula="of:=ABJAD([.$A1342];1;1)" office:value-type="float" office:value="126" calcext:value-type="float">
            <text:p>126</text:p>
          </table:table-cell>
          <table:table-cell table:formula="of:=IF([.$C1342]=ABJAD([.$A1342];7;1);&quot;aynısı&quot;;ABJAD([.$A1342];7;1))" office:value-type="float" office:value="366" calcext:value-type="float">
            <text:p>366</text:p>
          </table:table-cell>
          <table:table-cell table:number-columns-repeated="1020"/>
        </table:table-row>
        <table:table-row table:style-name="ro1">
          <table:table-cell office:value-type="string" calcext:value-type="string">
            <text:p>يورده ار</text:p>
          </table:table-cell>
          <table:table-cell office:value-type="string" calcext:value-type="string">
            <text:p>Yurdaer</text:p>
          </table:table-cell>
          <table:table-cell table:formula="of:=ABJAD([.$A1343];1;1)" office:value-type="float" office:value="426" calcext:value-type="float">
            <text:p>426</text:p>
          </table:table-cell>
          <table:table-cell table:formula="of:=IF([.$C1343]=ABJAD([.$A1343];7;1);&quot;aynısı&quot;;ABJAD([.$A1343];7;1))" office:value-type="string" office:string-value="aynısı" calcext:value-type="string">
            <text:p>aynısı</text:p>
          </table:table-cell>
          <table:table-cell table:number-columns-repeated="1020"/>
        </table:table-row>
        <table:table-row table:style-name="ro1">
          <table:table-cell office:value-type="string" calcext:value-type="string">
            <text:p>يوسف</text:p>
          </table:table-cell>
          <table:table-cell office:value-type="string" calcext:value-type="string">
            <text:p>Yusuf</text:p>
          </table:table-cell>
          <table:table-cell table:formula="of:=ABJAD([.$A1344];1;1)" office:value-type="float" office:value="156" calcext:value-type="float">
            <text:p>156</text:p>
          </table:table-cell>
          <table:table-cell table:formula="of:=IF([.$C1344]=ABJAD([.$A1344];7;1);&quot;aynısı&quot;;ABJAD([.$A1344];7;1))" office:value-type="float" office:value="396" calcext:value-type="float">
            <text:p>396</text:p>
          </table:table-cell>
          <table:table-cell table:number-columns-repeated="1020"/>
        </table:table-row>
        <table:table-row table:style-name="ro1">
          <table:table-cell office:value-type="string" calcext:value-type="string">
            <text:p>يوشع</text:p>
          </table:table-cell>
          <table:table-cell office:value-type="string" calcext:value-type="string">
            <text:p>Yuşa</text:p>
          </table:table-cell>
          <table:table-cell table:formula="of:=ABJAD([.$A1345];1;1)" office:value-type="float" office:value="386" calcext:value-type="float">
            <text:p>386</text:p>
          </table:table-cell>
          <table:table-cell table:formula="of:=IF([.$C1345]=ABJAD([.$A1345];7;1);&quot;aynısı&quot;;ABJAD([.$A1345];7;1))" office:value-type="float" office:value="1086" calcext:value-type="float">
            <text:p>1086</text:p>
          </table:table-cell>
          <table:table-cell table:number-columns-repeated="1020"/>
        </table:table-row>
        <table:table-row table:style-name="ro1">
          <table:table-cell office:value-type="string" calcext:value-type="string">
            <text:p>يوجل</text:p>
          </table:table-cell>
          <table:table-cell office:value-type="string" calcext:value-type="string">
            <text:p>Yücel</text:p>
          </table:table-cell>
          <table:table-cell table:formula="of:=ABJAD([.$A1346];1;1)" office:value-type="float" office:value="49" calcext:value-type="float">
            <text:p>49</text:p>
          </table:table-cell>
          <table:table-cell table:formula="of:=IF([.$C1346]=ABJAD([.$A1346];7;1);&quot;aynısı&quot;;ABJAD([.$A1346];7;1))" office:value-type="string" office:string-value="aynısı" calcext:value-type="string">
            <text:p>aynısı</text:p>
          </table:table-cell>
          <table:table-cell table:number-columns-repeated="1020"/>
        </table:table-row>
        <table:table-row table:style-name="ro1">
          <table:table-cell office:value-type="string" calcext:value-type="string">
            <text:p>يوكسل</text:p>
          </table:table-cell>
          <table:table-cell office:value-type="string" calcext:value-type="string">
            <text:p>Yüksel</text:p>
          </table:table-cell>
          <table:table-cell table:formula="of:=ABJAD([.$A1347];1;1)" office:value-type="float" office:value="126" calcext:value-type="float">
            <text:p>126</text:p>
          </table:table-cell>
          <table:table-cell table:formula="of:=IF([.$C1347]=ABJAD([.$A1347];7;1);&quot;aynısı&quot;;ABJAD([.$A1347];7;1))" office:value-type="float" office:value="366" calcext:value-type="float">
            <text:p>366</text:p>
          </table:table-cell>
          <table:table-cell table:number-columns-repeated="1020"/>
        </table:table-row>
        <table:table-row table:style-name="ro1">
          <table:table-cell office:value-type="string" calcext:value-type="string">
            <text:p>ظافر</text:p>
          </table:table-cell>
          <table:table-cell office:value-type="string" calcext:value-type="string">
            <text:p>Zafer</text:p>
          </table:table-cell>
          <table:table-cell table:formula="of:=ABJAD([.$A1348];1;1)" office:value-type="float" office:value="1181" calcext:value-type="float">
            <text:p>1181</text:p>
          </table:table-cell>
          <table:table-cell table:formula="of:=IF([.$C1348]=ABJAD([.$A1348];7;1);&quot;aynısı&quot;;ABJAD([.$A1348];7;1))" office:value-type="float" office:value="1081" calcext:value-type="float">
            <text:p>1081</text:p>
          </table:table-cell>
          <table:table-cell table:number-columns-repeated="1020"/>
        </table:table-row>
        <table:table-row table:style-name="ro1">
          <table:table-cell office:value-type="string" calcext:value-type="string">
            <text:p>زاهده</text:p>
          </table:table-cell>
          <table:table-cell office:value-type="string" calcext:value-type="string">
            <text:p>Zahide</text:p>
          </table:table-cell>
          <table:table-cell table:formula="of:=ABJAD([.$A1349];1;1)" office:value-type="float" office:value="22" calcext:value-type="float">
            <text:p>22</text:p>
          </table:table-cell>
          <table:table-cell table:formula="of:=IF([.$C1349]=ABJAD([.$A1349];7;1);&quot;aynısı&quot;;ABJAD([.$A1349];7;1))" office:value-type="string" office:string-value="aynısı" calcext:value-type="string">
            <text:p>aynısı</text:p>
          </table:table-cell>
          <table:table-cell table:number-columns-repeated="1020"/>
        </table:table-row>
        <table:table-row table:style-name="ro1">
          <table:table-cell office:value-type="string" calcext:value-type="string">
            <text:p>ظاهر</text:p>
          </table:table-cell>
          <table:table-cell office:value-type="string" calcext:value-type="string">
            <text:p>Zahir</text:p>
          </table:table-cell>
          <table:table-cell table:formula="of:=ABJAD([.$A1350];1;1)" office:value-type="float" office:value="1106" calcext:value-type="float">
            <text:p>1106</text:p>
          </table:table-cell>
          <table:table-cell table:formula="of:=IF([.$C1350]=ABJAD([.$A1350];7;1);&quot;aynısı&quot;;ABJAD([.$A1350];7;1))" office:value-type="float" office:value="1006" calcext:value-type="float">
            <text:p>1006</text:p>
          </table:table-cell>
          <table:table-cell table:number-columns-repeated="1020"/>
        </table:table-row>
        <table:table-row table:style-name="ro1">
          <table:table-cell office:value-type="string" calcext:value-type="string">
            <text:p>زاهد</text:p>
          </table:table-cell>
          <table:table-cell office:value-type="string" calcext:value-type="string">
            <text:p>Zahit</text:p>
          </table:table-cell>
          <table:table-cell table:formula="of:=ABJAD([.$A1351];1;1)" office:value-type="float" office:value="17" calcext:value-type="float">
            <text:p>17</text:p>
          </table:table-cell>
          <table:table-cell table:formula="of:=IF([.$C1351]=ABJAD([.$A1351];7;1);&quot;aynısı&quot;;ABJAD([.$A1351];7;1))" office:value-type="string" office:string-value="aynısı" calcext:value-type="string">
            <text:p>aynısı</text:p>
          </table:table-cell>
          <table:table-cell table:number-columns-repeated="1020"/>
        </table:table-row>
        <table:table-row table:style-name="ro1">
          <table:table-cell office:value-type="string" calcext:value-type="string">
            <text:p>ذاکر</text:p>
          </table:table-cell>
          <table:table-cell office:value-type="string" calcext:value-type="string">
            <text:p>Zakir</text:p>
          </table:table-cell>
          <table:table-cell table:formula="of:=ABJAD([.$A1352];1;1)" office:value-type="float" office:value="921" calcext:value-type="float">
            <text:p>921</text:p>
          </table:table-cell>
          <table:table-cell table:formula="of:=IF([.$C1352]=ABJAD([.$A1352];7;1);&quot;aynısı&quot;;ABJAD([.$A1352];7;1))" office:value-type="string" office:string-value="aynısı" calcext:value-type="string">
            <text:p>aynısı</text:p>
          </table:table-cell>
          <table:table-cell table:number-columns-repeated="1020"/>
        </table:table-row>
        <table:table-row table:style-name="ro1">
          <table:table-cell office:value-type="string" calcext:value-type="string">
            <text:p>ظريف</text:p>
          </table:table-cell>
          <table:table-cell office:value-type="string" calcext:value-type="string">
            <text:p>Zarif</text:p>
          </table:table-cell>
          <table:table-cell table:formula="of:=ABJAD([.$A1353];1;1)" office:value-type="float" office:value="1190" calcext:value-type="float">
            <text:p>1190</text:p>
          </table:table-cell>
          <table:table-cell table:formula="of:=IF([.$C1353]=ABJAD([.$A1353];7;1);&quot;aynısı&quot;;ABJAD([.$A1353];7;1))" office:value-type="float" office:value="1090" calcext:value-type="float">
            <text:p>1090</text:p>
          </table:table-cell>
          <table:table-cell table:number-columns-repeated="1020"/>
        </table:table-row>
        <table:table-row table:style-name="ro1">
          <table:table-cell office:value-type="string" calcext:value-type="string">
            <text:p>ظريفه</text:p>
          </table:table-cell>
          <table:table-cell office:value-type="string" calcext:value-type="string">
            <text:p>Zarife</text:p>
          </table:table-cell>
          <table:table-cell table:formula="of:=ABJAD([.$A1354];1;1)" office:value-type="float" office:value="1195" calcext:value-type="float">
            <text:p>1195</text:p>
          </table:table-cell>
          <table:table-cell table:formula="of:=IF([.$C1354]=ABJAD([.$A1354];7;1);&quot;aynısı&quot;;ABJAD([.$A1354];7;1))" office:value-type="float" office:value="1095" calcext:value-type="float">
            <text:p>1095</text:p>
          </table:table-cell>
          <table:table-cell table:number-columns-repeated="1020"/>
        </table:table-row>
        <table:table-row table:style-name="ro1">
          <table:table-cell office:value-type="string" calcext:value-type="string">
            <text:p>زهرة</text:p>
          </table:table-cell>
          <table:table-cell office:value-type="string" calcext:value-type="string">
            <text:p>Zehra</text:p>
          </table:table-cell>
          <table:table-cell table:formula="of:=ABJAD([.$A1355];1;1)" office:value-type="float" office:value="217" calcext:value-type="float">
            <text:p>217</text:p>
          </table:table-cell>
          <table:table-cell table:formula="of:=IF([.$C1355]=ABJAD([.$A1355];7;1);&quot;aynısı&quot;;ABJAD([.$A1355];7;1))" office:value-type="string" office:string-value="aynısı" calcext:value-type="string">
            <text:p>aynısı</text:p>
          </table:table-cell>
          <table:table-cell table:number-columns-repeated="1020"/>
        </table:table-row>
        <table:table-row table:style-name="ro1">
          <table:table-cell office:value-type="string" calcext:value-type="string">
            <text:p>زكريا</text:p>
          </table:table-cell>
          <table:table-cell office:value-type="string" calcext:value-type="string">
            <text:p>Zekeriya</text:p>
          </table:table-cell>
          <table:table-cell table:formula="of:=ABJAD([.$A1356];1;1)" office:value-type="float" office:value="238" calcext:value-type="float">
            <text:p>238</text:p>
          </table:table-cell>
          <table:table-cell table:formula="of:=IF([.$C1356]=ABJAD([.$A1356];7;1);&quot;aynısı&quot;;ABJAD([.$A1356];7;1))" office:value-type="string" office:string-value="aynısı" calcext:value-type="string">
            <text:p>aynısı</text:p>
          </table:table-cell>
          <table:table-cell table:number-columns-repeated="1020"/>
        </table:table-row>
        <table:table-row table:style-name="ro1">
          <table:table-cell office:value-type="string" calcext:value-type="string">
            <text:p>ذكي</text:p>
          </table:table-cell>
          <table:table-cell office:value-type="string" calcext:value-type="string">
            <text:p>Zeki</text:p>
          </table:table-cell>
          <table:table-cell table:formula="of:=ABJAD([.$A1357];1;1)" office:value-type="float" office:value="730" calcext:value-type="float">
            <text:p>730</text:p>
          </table:table-cell>
          <table:table-cell table:formula="of:=IF([.$C1357]=ABJAD([.$A1357];7;1);&quot;aynısı&quot;;ABJAD([.$A1357];7;1))" office:value-type="string" office:string-value="aynısı" calcext:value-type="string">
            <text:p>aynısı</text:p>
          </table:table-cell>
          <table:table-cell table:number-columns-repeated="1020"/>
        </table:table-row>
        <table:table-row table:style-name="ro1">
          <table:table-cell office:value-type="string" calcext:value-type="string">
            <text:p>زكية</text:p>
          </table:table-cell>
          <table:table-cell office:value-type="string" calcext:value-type="string">
            <text:p>Zekiye</text:p>
          </table:table-cell>
          <table:table-cell table:formula="of:=ABJAD([.$A1358];1;1)" office:value-type="float" office:value="42" calcext:value-type="float">
            <text:p>42</text:p>
          </table:table-cell>
          <table:table-cell table:formula="of:=IF([.$C1358]=ABJAD([.$A1358];7;1);&quot;aynısı&quot;;ABJAD([.$A1358];7;1))" office:value-type="string" office:string-value="aynısı" calcext:value-type="string">
            <text:p>aynısı</text:p>
          </table:table-cell>
          <table:table-cell table:number-columns-repeated="1020"/>
        </table:table-row>
        <table:table-row table:style-name="ro1">
          <table:table-cell office:value-type="string" calcext:value-type="string">
            <text:p>زليخة</text:p>
          </table:table-cell>
          <table:table-cell office:value-type="string" calcext:value-type="string">
            <text:p>Zeliha</text:p>
          </table:table-cell>
          <table:table-cell table:formula="of:=ABJAD([.$A1359];1;1)" office:value-type="float" office:value="652" calcext:value-type="float">
            <text:p>652</text:p>
          </table:table-cell>
          <table:table-cell table:formula="of:=IF([.$C1359]=ABJAD([.$A1359];7;1);&quot;aynısı&quot;;ABJAD([.$A1359];7;1))" office:value-type="string" office:string-value="aynısı" calcext:value-type="string">
            <text:p>aynısı</text:p>
          </table:table-cell>
          <table:table-cell table:number-columns-repeated="1020"/>
        </table:table-row>
        <table:table-row table:style-name="ro1">
          <table:table-cell office:value-type="string" calcext:value-type="string">
            <text:p>زمزم</text:p>
          </table:table-cell>
          <table:table-cell office:value-type="string" calcext:value-type="string">
            <text:p>Zemzem</text:p>
          </table:table-cell>
          <table:table-cell table:formula="of:=ABJAD([.$A1360];1;1)" office:value-type="float" office:value="94" calcext:value-type="float">
            <text:p>94</text:p>
          </table:table-cell>
          <table:table-cell table:formula="of:=IF([.$C1360]=ABJAD([.$A1360];7;1);&quot;aynısı&quot;;ABJAD([.$A1360];7;1))" office:value-type="string" office:string-value="aynısı" calcext:value-type="string">
            <text:p>aynısı</text:p>
          </table:table-cell>
          <table:table-cell table:number-columns-repeated="1020"/>
        </table:table-row>
        <table:table-row table:style-name="ro1">
          <table:table-cell office:value-type="string" calcext:value-type="string">
            <text:p>زرّين</text:p>
          </table:table-cell>
          <table:table-cell office:value-type="string" calcext:value-type="string">
            <text:p>Zerrin</text:p>
          </table:table-cell>
          <table:table-cell table:formula="of:=ABJAD([.$A1361];1;1)" office:value-type="float" office:value="267" calcext:value-type="float">
            <text:p>267</text:p>
          </table:table-cell>
          <table:table-cell table:formula="of:=IF([.$C1361]=ABJAD([.$A1361];7;1);&quot;aynısı&quot;;ABJAD([.$A1361];7;1))" office:value-type="string" office:string-value="aynısı" calcext:value-type="string">
            <text:p>aynısı</text:p>
          </table:table-cell>
          <table:table-cell table:number-columns-repeated="1020"/>
        </table:table-row>
        <table:table-row table:style-name="ro1">
          <table:table-cell office:value-type="string" calcext:value-type="string">
            <text:p>زينب</text:p>
          </table:table-cell>
          <table:table-cell office:value-type="string" calcext:value-type="string">
            <text:p>Zeyneb</text:p>
          </table:table-cell>
          <table:table-cell table:formula="of:=ABJAD([.$A1362];1;1)" office:value-type="float" office:value="69" calcext:value-type="float">
            <text:p>69</text:p>
          </table:table-cell>
          <table:table-cell table:formula="of:=IF([.$C1362]=ABJAD([.$A1362];7;1);&quot;aynısı&quot;;ABJAD([.$A1362];7;1))" office:value-type="string" office:string-value="aynısı" calcext:value-type="string">
            <text:p>aynısı</text:p>
          </table:table-cell>
          <table:table-cell table:number-columns-repeated="1020"/>
        </table:table-row>
        <table:table-row table:style-name="ro1">
          <table:table-cell office:value-type="string" calcext:value-type="string">
            <text:p>زينل</text:p>
          </table:table-cell>
          <table:table-cell office:value-type="string" calcext:value-type="string">
            <text:p>Zeynel</text:p>
          </table:table-cell>
          <table:table-cell table:formula="of:=ABJAD([.$A1363];1;1)" office:value-type="float" office:value="97" calcext:value-type="float">
            <text:p>97</text:p>
          </table:table-cell>
          <table:table-cell table:formula="of:=IF([.$C1363]=ABJAD([.$A1363];7;1);&quot;aynısı&quot;;ABJAD([.$A1363];7;1))" office:value-type="string" office:string-value="aynısı" calcext:value-type="string">
            <text:p>aynısı</text:p>
          </table:table-cell>
          <table:table-cell table:number-columns-repeated="1020"/>
        </table:table-row>
        <table:table-row table:style-name="ro1">
          <table:table-cell office:value-type="string" calcext:value-type="string">
            <text:p>زينل عابدين</text:p>
          </table:table-cell>
          <table:table-cell office:value-type="string" calcext:value-type="string">
            <text:p>Zeynelabidin</text:p>
          </table:table-cell>
          <table:table-cell table:formula="of:=ABJAD([.$A1364];1;1)" office:value-type="float" office:value="234" calcext:value-type="float">
            <text:p>234</text:p>
          </table:table-cell>
          <table:table-cell table:formula="of:=IF([.$C1364]=ABJAD([.$A1364];7;1);&quot;aynısı&quot;;ABJAD([.$A1364];7;1))" office:value-type="string" office:string-value="aynısı" calcext:value-type="string">
            <text:p>aynısı</text:p>
          </table:table-cell>
          <table:table-cell table:number-columns-repeated="1020"/>
        </table:table-row>
        <table:table-row table:style-name="ro1">
          <table:table-cell office:value-type="string" calcext:value-type="string">
            <text:p>زينب</text:p>
          </table:table-cell>
          <table:table-cell office:value-type="string" calcext:value-type="string">
            <text:p>Zeynep</text:p>
          </table:table-cell>
          <table:table-cell table:formula="of:=ABJAD([.$A1365];1;1)" office:value-type="float" office:value="69" calcext:value-type="float">
            <text:p>69</text:p>
          </table:table-cell>
          <table:table-cell table:formula="of:=IF([.$C1365]=ABJAD([.$A1365];7;1);&quot;aynısı&quot;;ABJAD([.$A1365];7;1))" office:value-type="string" office:string-value="aynısı" calcext:value-type="string">
            <text:p>aynısı</text:p>
          </table:table-cell>
          <table:table-cell table:number-columns-repeated="1020"/>
        </table:table-row>
        <table:table-row table:style-name="ro1">
          <table:table-cell office:value-type="string" calcext:value-type="string">
            <text:p>زين الله</text:p>
          </table:table-cell>
          <table:table-cell office:value-type="string" calcext:value-type="string">
            <text:p>Zeynullah</text:p>
          </table:table-cell>
          <table:table-cell table:formula="of:=ABJAD([.$A1366];1;1)" office:value-type="float" office:value="133" calcext:value-type="float">
            <text:p>133</text:p>
          </table:table-cell>
          <table:table-cell table:formula="of:=IF([.$C1366]=ABJAD([.$A1366];7;1);&quot;aynısı&quot;;ABJAD([.$A1366];7;1))" office:value-type="string" office:string-value="aynısı" calcext:value-type="string">
            <text:p>aynısı</text:p>
          </table:table-cell>
          <table:table-cell table:number-columns-repeated="1020"/>
        </table:table-row>
        <table:table-row table:style-name="ro1">
          <table:table-cell office:value-type="string" calcext:value-type="string">
            <text:p>زینت</text:p>
          </table:table-cell>
          <table:table-cell office:value-type="string" calcext:value-type="string">
            <text:p>Zinet</text:p>
          </table:table-cell>
          <table:table-cell table:formula="of:=ABJAD([.$A1367];1;1)" office:value-type="float" office:value="467" calcext:value-type="float">
            <text:p>467</text:p>
          </table:table-cell>
          <table:table-cell table:formula="of:=IF([.$C1367]=ABJAD([.$A1367];7;1);&quot;aynısı&quot;;ABJAD([.$A1367];7;1))" office:value-type="string" office:string-value="aynısı" calcext:value-type="string">
            <text:p>aynısı</text:p>
          </table:table-cell>
          <table:table-cell table:number-columns-repeated="1020"/>
        </table:table-row>
        <table:table-row table:style-name="ro1">
          <table:table-cell office:value-type="string" calcext:value-type="string">
            <text:p>زیور</text:p>
          </table:table-cell>
          <table:table-cell office:value-type="string" calcext:value-type="string">
            <text:p>Ziver</text:p>
          </table:table-cell>
          <table:table-cell table:formula="of:=ABJAD([.$A1368];1;1)" office:value-type="float" office:value="223" calcext:value-type="float">
            <text:p>223</text:p>
          </table:table-cell>
          <table:table-cell table:formula="of:=IF([.$C1368]=ABJAD([.$A1368];7;1);&quot;aynısı&quot;;ABJAD([.$A1368];7;1))" office:value-type="string" office:string-value="aynısı" calcext:value-type="string">
            <text:p>aynısı</text:p>
          </table:table-cell>
          <table:table-cell table:number-columns-repeated="1020"/>
        </table:table-row>
        <table:table-row table:style-name="ro1">
          <table:table-cell office:value-type="string" calcext:value-type="string">
            <text:p>ضياء</text:p>
          </table:table-cell>
          <table:table-cell office:value-type="string" calcext:value-type="string">
            <text:p>Ziya</text:p>
          </table:table-cell>
          <table:table-cell table:formula="of:=ABJAD([.$A1369];1;1)" office:value-type="float" office:value="812" calcext:value-type="float">
            <text:p>812</text:p>
          </table:table-cell>
          <table:table-cell table:formula="of:=IF([.$C1369]=ABJAD([.$A1369];7;1);&quot;aynısı&quot;;ABJAD([.$A1369];7;1))" office:value-type="float" office:value="102" calcext:value-type="float">
            <text:p>102</text:p>
          </table:table-cell>
          <table:table-cell table:number-columns-repeated="1020"/>
        </table:table-row>
        <table:table-row table:style-name="ro1">
          <table:table-cell office:value-type="string" calcext:value-type="string">
            <text:p>زياد</text:p>
          </table:table-cell>
          <table:table-cell office:value-type="string" calcext:value-type="string">
            <text:p>Ziyad</text:p>
          </table:table-cell>
          <table:table-cell table:formula="of:=ABJAD([.$A1370];1;1)" office:value-type="float" office:value="22" calcext:value-type="float">
            <text:p>22</text:p>
          </table:table-cell>
          <table:table-cell table:formula="of:=IF([.$C1370]=ABJAD([.$A1370];7;1);&quot;aynısı&quot;;ABJAD([.$A1370];7;1))" office:value-type="string" office:string-value="aynısı" calcext:value-type="string">
            <text:p>aynısı</text:p>
          </table:table-cell>
          <table:table-cell table:number-columns-repeated="1020"/>
        </table:table-row>
        <table:table-row table:style-name="ro1">
          <table:table-cell office:value-type="string" calcext:value-type="string">
            <text:p>زُحَل</text:p>
          </table:table-cell>
          <table:table-cell office:value-type="string" calcext:value-type="string">
            <text:p>Zuhal</text:p>
          </table:table-cell>
          <table:table-cell table:formula="of:=ABJAD([.$A1371];1;1)" office:value-type="float" office:value="45" calcext:value-type="float">
            <text:p>45</text:p>
          </table:table-cell>
          <table:table-cell table:formula="of:=IF([.$C1371]=ABJAD([.$A1371];7;1);&quot;aynısı&quot;;ABJAD([.$A1371];7;1))" office:value-type="string" office:string-value="aynısı" calcext:value-type="string">
            <text:p>aynısı</text:p>
          </table:table-cell>
          <table:table-cell table:number-columns-repeated="1020"/>
        </table:table-row>
        <table:table-row table:style-name="ro1">
          <table:table-cell office:value-type="string" calcext:value-type="string">
            <text:p>زبيده</text:p>
          </table:table-cell>
          <table:table-cell office:value-type="string" calcext:value-type="string">
            <text:p>Zübeyde</text:p>
          </table:table-cell>
          <table:table-cell table:formula="of:=ABJAD([.$A1372];1;1)" office:value-type="float" office:value="28" calcext:value-type="float">
            <text:p>28</text:p>
          </table:table-cell>
          <table:table-cell table:formula="of:=IF([.$C1372]=ABJAD([.$A1372];7;1);&quot;aynısı&quot;;ABJAD([.$A1372];7;1))" office:value-type="string" office:string-value="aynısı" calcext:value-type="string">
            <text:p>aynısı</text:p>
          </table:table-cell>
          <table:table-cell table:number-columns-repeated="1020"/>
        </table:table-row>
        <table:table-row table:style-name="ro1">
          <table:table-cell office:value-type="string" calcext:value-type="string">
            <text:p>زبير</text:p>
          </table:table-cell>
          <table:table-cell office:value-type="string" calcext:value-type="string">
            <text:p>Zübeyir</text:p>
          </table:table-cell>
          <table:table-cell table:formula="of:=ABJAD([.$A1373];1;1)" office:value-type="float" office:value="219" calcext:value-type="float">
            <text:p>219</text:p>
          </table:table-cell>
          <table:table-cell table:formula="of:=IF([.$C1373]=ABJAD([.$A1373];7;1);&quot;aynısı&quot;;ABJAD([.$A1373];7;1))" office:value-type="string" office:string-value="aynısı" calcext:value-type="string">
            <text:p>aynısı</text:p>
          </table:table-cell>
          <table:table-cell table:number-columns-repeated="1020"/>
        </table:table-row>
        <table:table-row table:style-name="ro1">
          <table:table-cell office:value-type="string" calcext:value-type="string">
            <text:p>زُبیر</text:p>
          </table:table-cell>
          <table:table-cell office:value-type="string" calcext:value-type="string">
            <text:p>Zübeyr</text:p>
          </table:table-cell>
          <table:table-cell table:formula="of:=ABJAD([.$A1374];1;1)" office:value-type="float" office:value="219" calcext:value-type="float">
            <text:p>219</text:p>
          </table:table-cell>
          <table:table-cell table:formula="of:=IF([.$C1374]=ABJAD([.$A1374];7;1);&quot;aynısı&quot;;ABJAD([.$A1374];7;1))" office:value-type="string" office:string-value="aynısı" calcext:value-type="string">
            <text:p>aynısı</text:p>
          </table:table-cell>
          <table:table-cell table:number-columns-repeated="1020"/>
        </table:table-row>
        <table:table-row table:style-name="ro1">
          <table:table-cell office:value-type="string" calcext:value-type="string">
            <text:p>زهرة</text:p>
          </table:table-cell>
          <table:table-cell office:value-type="string" calcext:value-type="string">
            <text:p>Zühre</text:p>
          </table:table-cell>
          <table:table-cell table:formula="of:=ABJAD([.$A1375];1;1)" office:value-type="float" office:value="217" calcext:value-type="float">
            <text:p>217</text:p>
          </table:table-cell>
          <table:table-cell table:formula="of:=IF([.$C1375]=ABJAD([.$A1375];7;1);&quot;aynısı&quot;;ABJAD([.$A1375];7;1))" office:value-type="string" office:string-value="aynısı" calcext:value-type="string">
            <text:p>aynısı</text:p>
          </table:table-cell>
          <table:table-cell table:number-columns-repeated="1020"/>
        </table:table-row>
        <table:table-row table:style-name="ro1">
          <table:table-cell office:value-type="string" calcext:value-type="string">
            <text:p>زلال</text:p>
          </table:table-cell>
          <table:table-cell office:value-type="string" calcext:value-type="string">
            <text:p>Zülal</text:p>
          </table:table-cell>
          <table:table-cell table:formula="of:=ABJAD([.$A1376];1;1)" office:value-type="float" office:value="68" calcext:value-type="float">
            <text:p>68</text:p>
          </table:table-cell>
          <table:table-cell table:formula="of:=IF([.$C1376]=ABJAD([.$A1376];7;1);&quot;aynısı&quot;;ABJAD([.$A1376];7;1))" office:value-type="string" office:string-value="aynısı" calcext:value-type="string">
            <text:p>aynısı</text:p>
          </table:table-cell>
          <table:table-cell table:number-columns-repeated="1020"/>
        </table:table-row>
        <table:table-row table:style-name="ro1">
          <table:table-cell office:value-type="string" calcext:value-type="string">
            <text:p>زليخى</text:p>
          </table:table-cell>
          <table:table-cell office:value-type="string" calcext:value-type="string">
            <text:p>Züleyha</text:p>
          </table:table-cell>
          <table:table-cell table:formula="of:=ABJAD([.$A1377];1;1)" office:value-type="float" office:value="648" calcext:value-type="float">
            <text:p>648</text:p>
          </table:table-cell>
          <table:table-cell table:formula="of:=IF([.$C1377]=ABJAD([.$A1377];7;1);&quot;aynısı&quot;;ABJAD([.$A1377];7;1))" office:value-type="string" office:string-value="aynısı" calcext:value-type="string">
            <text:p>aynısı</text:p>
          </table:table-cell>
          <table:table-cell table:number-columns-repeated="1020"/>
        </table:table-row>
        <table:table-row table:style-name="ro1">
          <table:table-cell office:value-type="string" calcext:value-type="string">
            <text:p>زلفيقار</text:p>
          </table:table-cell>
          <table:table-cell office:value-type="string" calcext:value-type="string">
            <text:p>Zülfikar</text:p>
          </table:table-cell>
          <table:table-cell table:formula="of:=ABJAD([.$A1378];1;1)" office:value-type="float" office:value="428" calcext:value-type="float">
            <text:p>428</text:p>
          </table:table-cell>
          <table:table-cell table:formula="of:=IF([.$C1378]=ABJAD([.$A1378];7;1);&quot;aynısı&quot;;ABJAD([.$A1378];7;1))" office:value-type="string" office:string-value="aynısı" calcext:value-type="string">
            <text:p>aynısı</text:p>
          </table:table-cell>
          <table:table-cell table:number-columns-repeated="1020"/>
        </table:table-row>
        <table:table-row table:style-name="ro1">
          <table:table-cell office:value-type="string" calcext:value-type="string">
            <text:p>زمرا</text:p>
          </table:table-cell>
          <table:table-cell office:value-type="string" calcext:value-type="string">
            <text:p>Zümra</text:p>
          </table:table-cell>
          <table:table-cell table:formula="of:=ABJAD([.$A1379];1;1)" office:value-type="float" office:value="248" calcext:value-type="float">
            <text:p>248</text:p>
          </table:table-cell>
          <table:table-cell table:formula="of:=IF([.$C1379]=ABJAD([.$A1379];7;1);&quot;aynısı&quot;;ABJAD([.$A1379];7;1))" office:value-type="string" office:string-value="aynısı" calcext:value-type="string">
            <text:p>aynısı</text:p>
          </table:table-cell>
          <table:table-cell table:number-columns-repeated="1020"/>
        </table:table-row>
        <table:table-row table:style-name="ro1">
          <table:table-cell office:value-type="string" calcext:value-type="string">
            <text:p>زمرد</text:p>
          </table:table-cell>
          <table:table-cell office:value-type="string" calcext:value-type="string">
            <text:p>Zümrüt</text:p>
          </table:table-cell>
          <table:table-cell table:formula="of:=ABJAD([.$A1380];1;1)" office:value-type="float" office:value="251" calcext:value-type="float">
            <text:p>251</text:p>
          </table:table-cell>
          <table:table-cell table:formula="of:=IF([.$C1380]=ABJAD([.$A1380];7;1);&quot;aynısı&quot;;ABJAD([.$A1380];7;1))" office:value-type="string" office:string-value="aynısı" calcext:value-type="string">
            <text:p>aynısı</text:p>
          </table:table-cell>
          <table:table-cell table:number-columns-repeated="1020"/>
        </table:table-row>
        <table:table-row table:style-name="ro1" table:number-rows-repeated="104719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isimler2023.A2:isimler2023.D138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tr" fo:country="TR" style:font-name-asian="Noto Sans U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8">00.00.0000</text:date>, <text:time style:data-style-name="N2" text:time-value="15:15:12.667554418">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8T15:37:02.747371032</dc:date>
    <meta:editing-duration>PT12M24S</meta:editing-duration>
    <meta:editing-cycles>4</meta:editing-cycles>
    <meta:generator>LibreOffice/7.0.4.2$Linux_X86_64 LibreOffice_project/00$Build-2</meta:generator>
    <meta:document-statistic meta:table-count="1" meta:cell-count="5520"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پ"
            Select Case tablo
            Case 1, 4, 7, 10 : S = 2
            Case 12, 15 : S = 9
            Case 0, 6, 11 : S = CDbl(ASGAR(choosen, tablo + 1))
            Case 2, 8, 13 : S = CDbl(ABJAD("با", tablo - 1, 1))
            Case 3, 9, 14 : S = CDbl(BASTET(choosen, 1, -1 - (tablo - 2), 1, "ARABIC"))
            Case 5 : S = 1
            Case Else : err = 1
            End Select
        Case "ج", "ﭺ", "چ"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ژ"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ې"
            Select Case tablo
            Case 1, 4, 7, 10 : S = 10
            Case 12, 15 : S = 6
            Case 0, 6, 11 : S = CDbl(ASGAR(choosen, tablo + 1))
            Case 2, 8, 13 : S = CDbl(ABJAD("يا", tablo - 1, 1))
            Case 3, 9, 14 : S = CDbl(BASTET(choosen, 1, -1 - (tablo - 2), 1, "ARABIC"))
            Case 5 : S = 1
            Case Else : err = 1
            End Select
        Case "ك", "ﮒ", "ک", "گ"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ڭ"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 Chr(8204) : space = space + 1
            Case Chr(10)
            Case Chr(13)
            Case "َ", "ِ", "ً", "ٍ", "ُ", "ْ", "ٌ", "ـ" : hrk = hrk + 1
            Case Else : nitem = nitem + " Chr(" + ASC(choosen) + ") "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